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61"/>
    <style:style style:name="ce6" style:family="table-cell" style:parent-style-name="Default" style:data-style-name="N100"/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99"/>
    <style:style style:name="ce3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sage" table:style-name="ta1">
        <table:table-column table:style-name="co1" table:default-cell-style-name="ce1"/>
        <table:table-row table:style-name="ro1">
          <table:table-cell office:value-type="string" calcext:value-type="string">
            <text:p>1.- Paste output file in “Raw Data” page as tab separated values</text:p>
          </table:table-cell>
        </table:table-row>
        <table:table-row table:style-name="ro2">
          <table:table-cell office:value-type="string" calcext:value-type="string">
            <text:p>2.- Update values for pivot table in “Analysis” page (right click on table &gt; refresh)</text:p>
          </table:table-cell>
        </table:table-row>
      </table:table>
      <table:table table:name="Raw Data" table:style-name="ta1">
        <table:table-column table:style-name="co2" table:number-columns-repeated="15" table:default-cell-style-name="Default"/>
        <table:table-row table:style-name="ro3">
          <table:table-cell office:value-type="string" calcext:value-type="string">
            <text:p>time_stamp</text:p>
          </table:table-cell>
          <table:table-cell office:value-type="string" calcext:value-type="string">
            <text:p>px_state</text:p>
          </table:table-cell>
          <table:table-cell office:value-type="string" calcext:value-type="string">
            <text:p>py_state</text:p>
          </table:table-cell>
          <table:table-cell office:value-type="string" calcext:value-type="string">
            <text:p>v_state</text:p>
          </table:table-cell>
          <table:table-cell office:value-type="string" calcext:value-type="string">
            <text:p>yaw_angle_state</text:p>
          </table:table-cell>
          <table:table-cell office:value-type="string" calcext:value-type="string">
            <text:p>yaw_rate_state</text:p>
          </table:table-cell>
          <table:table-cell office:value-type="string" calcext:value-type="string">
            <text:p>sensor_type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px_measured</text:p>
          </table:table-cell>
          <table:table-cell office:value-type="string" calcext:value-type="string">
            <text:p>py_measured</text:p>
          </table:table-cell>
          <table:table-cell office:value-type="string" calcext:value-type="string">
            <text:p>px_ground_truth</text:p>
          </table:table-cell>
          <table:table-cell office:value-type="string" calcext:value-type="string">
            <text:p>py_ground_truth</text:p>
          </table:table-cell>
          <table:table-cell office:value-type="string" calcext:value-type="string">
            <text:p>vx_ground_truth</text:p>
          </table:table-cell>
          <table:table-cell office:value-type="string" calcext:value-type="string">
            <text:p>vy_ground_truth</text:p>
          </table:table-cell>
          <table:table-cell office:value-type="string" calcext:value-type="string">
            <text:p>Vel</text:p>
          </table:table-cell>
        </table:table-row>
        <table:table-row table:style-name="ro3">
          <table:table-cell office:value-type="float" office:value="1477010443000000" calcext:value-type="float">
            <text:p>1477010443000000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dar</text:p>
          </table:table-cell>
          <table:table-cell table:style-name="ce3" office:value-type="string" calcext:value-type="string">
            <text:p>1.03951e-320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" calcext:value-type="float">
            <text:p>0</text:p>
          </table:table-cell>
          <table:table-cell table:formula="of:=SQRT([.M2]*[.M2] +[.N2]*[.N2])" office:value-type="float" office:value="5.19994" calcext:value-type="float">
            <text:p>5.19994</text:p>
          </table:table-cell>
        </table:table-row>
        <table:table-row table:style-name="ro3">
          <table:table-cell office:value-type="float" office:value="1477010443050000" calcext:value-type="float">
            <text:p>1477010443050000</text:p>
          </table:table-cell>
          <table:table-cell office:value-type="float" office:value="0.643265" calcext:value-type="float">
            <text:p>0.643265</text:p>
          </table:table-cell>
          <table:table-cell office:value-type="float" office:value="0.603323" calcext:value-type="float">
            <text:p>0.603323</text:p>
          </table:table-cell>
          <table:table-cell office:value-type="float" office:value="3.42961" calcext:value-type="float">
            <text:p>3.42961</text:p>
          </table:table-cell>
          <table:table-cell table:style-name="ce2" office:value-type="float" office:value="-4.33993E-019" calcext:value-type="float">
            <text:p>-4.34E-19</text:p>
          </table:table-cell>
          <table:table-cell table:style-name="ce2" office:value-type="float" office:value="-4.59681E-018" calcext:value-type="float">
            <text:p>-4.60E-18</text:p>
          </table:table-cell>
          <table:table-cell office:value-type="string" calcext:value-type="string">
            <text:p>radar</text:p>
          </table:table-cell>
          <table:table-cell office:value-type="float" office:value="176.886" calcext:value-type="float">
            <text:p>176.886</text:p>
          </table:table-cell>
          <table:table-cell office:value-type="float" office:value="0.862916" calcext:value-type="float">
            <text:p>0.862916</text:p>
          </table:table-cell>
          <table:table-cell office:value-type="float" office:value="0.534212" calcext:value-type="float">
            <text:p>0.534212</text:p>
          </table:table-cell>
          <table:table-cell office:value-type="float" office:value="0.859997" calcext:value-type="float">
            <text:p>0.859997</text:p>
          </table:table-cell>
          <table:table-cell office:value-type="float" office:value="0.600045" calcext:value-type="float">
            <text:p>0.600045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0.00179686" calcext:value-type="float">
            <text:p>0.00179686</text:p>
          </table:table-cell>
          <table:table-cell table:formula="of:=SQRT([.M3]*[.M3] +[.N3]*[.N3])" office:value-type="float" office:value="5.1997503104674" calcext:value-type="float">
            <text:p>5.1997503105</text:p>
          </table:table-cell>
        </table:table-row>
        <table:table-row table:style-name="ro3">
          <table:table-cell office:value-type="float" office:value="1477010443100000" calcext:value-type="float">
            <text:p>1477010443100000</text:p>
          </table:table-cell>
          <table:table-cell office:value-type="float" office:value="1.08137" calcext:value-type="float">
            <text:p>1.08137</text:p>
          </table:table-cell>
          <table:table-cell office:value-type="float" office:value="0.541263" calcext:value-type="float">
            <text:p>0.541263</text:p>
          </table:table-cell>
          <table:table-cell office:value-type="float" office:value="3.45921" calcext:value-type="float">
            <text:p>3.45921</text:p>
          </table:table-cell>
          <table:table-cell office:value-type="float" office:value="-0.0439398" calcext:value-type="float">
            <text:p>-0.0439398</text:p>
          </table:table-cell>
          <table:table-cell office:value-type="float" office:value="-0.00342864" calcext:value-type="float">
            <text:p>-0.00342864</text:p>
          </table:table-cell>
          <table:table-cell office:value-type="string" calcext:value-type="string">
            <text:p>lidar</text:p>
          </table:table-cell>
          <table:table-cell office:value-type="float" office:value="1.83761" calcext:value-type="float">
            <text:p>1.83761</text:p>
          </table:table-cell>
          <table:table-cell office:value-type="float" office:value="1.17385" calcext:value-type="float">
            <text:p>1.17385</text:p>
          </table:table-cell>
          <table:table-cell office:value-type="float" office:value="0.481073" calcext:value-type="float">
            <text:p>0.481073</text:p>
          </table:table-cell>
          <table:table-cell office:value-type="float" office:value="1.11998" calcext:value-type="float">
            <text:p>1.11998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5.19943" calcext:value-type="float">
            <text:p>5.19943</text:p>
          </table:table-cell>
          <table:table-cell office:value-type="float" office:value="0.00538996" calcext:value-type="float">
            <text:p>0.00538996</text:p>
          </table:table-cell>
          <table:table-cell table:formula="of:=SQRT([.M4]*[.M4] +[.N4]*[.N4])" office:value-type="float" office:value="5.19943279373518" calcext:value-type="float">
            <text:p>5.1994327937</text:p>
          </table:table-cell>
        </table:table-row>
        <table:table-row table:style-name="ro3">
          <table:table-cell office:value-type="float" office:value="1477010443150000" calcext:value-type="float">
            <text:p>1477010443150000</text:p>
          </table:table-cell>
          <table:table-cell office:value-type="float" office:value="1.25103" calcext:value-type="float">
            <text:p>1.25103</text:p>
          </table:table-cell>
          <table:table-cell office:value-type="float" office:value="0.515115" calcext:value-type="float">
            <text:p>0.515115</text:p>
          </table:table-cell>
          <table:table-cell office:value-type="float" office:value="3.92612" calcext:value-type="float">
            <text:p>3.92612</text:p>
          </table:table-cell>
          <table:table-cell office:value-type="float" office:value="0.385818" calcext:value-type="float">
            <text:p>0.385818</text:p>
          </table:table-cell>
          <table:table-cell office:value-type="float" office:value="0.0706959" calcext:value-type="float">
            <text:p>0.0706959</text:p>
          </table:table-cell>
          <table:table-cell office:value-type="string" calcext:value-type="string">
            <text:p>radar</text:p>
          </table:table-cell>
          <table:table-cell office:value-type="float" office:value="7.02541" calcext:value-type="float">
            <text:p>7.02541</text:p>
          </table:table-cell>
          <table:table-cell office:value-type="float" office:value="0.969149" calcext:value-type="float">
            <text:p>0.969149</text:p>
          </table:table-cell>
          <table:table-cell office:value-type="float" office:value="0.397513" calcext:value-type="float">
            <text:p>0.397513</text:p>
          </table:table-cell>
          <table:table-cell office:value-type="float" office:value="1.37996" calcext:value-type="float">
            <text:p>1.37996</text:p>
          </table:table-cell>
          <table:table-cell office:value-type="float" office:value="0.600629" calcext:value-type="float">
            <text:p>0.600629</text:p>
          </table:table-cell>
          <table:table-cell office:value-type="float" office:value="5.19898" calcext:value-type="float">
            <text:p>5.19898</text:p>
          </table:table-cell>
          <table:table-cell office:value-type="float" office:value="0.0107781" calcext:value-type="float">
            <text:p>0.0107781</text:p>
          </table:table-cell>
          <table:table-cell table:formula="of:=SQRT([.M5]*[.M5] +[.N5]*[.N5])" office:value-type="float" office:value="5.19899117212557" calcext:value-type="float">
            <text:p>5.1989911721</text:p>
          </table:table-cell>
        </table:table-row>
        <table:table-row table:style-name="ro3">
          <table:table-cell office:value-type="float" office:value="1477010443200000" calcext:value-type="float">
            <text:p>1477010443200000</text:p>
          </table:table-cell>
          <table:table-cell office:value-type="float" office:value="1.51553" calcext:value-type="float">
            <text:p>1.51553</text:p>
          </table:table-cell>
          <table:table-cell office:value-type="float" office:value="0.614697" calcext:value-type="float">
            <text:p>0.614697</text:p>
          </table:table-cell>
          <table:table-cell office:value-type="float" office:value="3.97716" calcext:value-type="float">
            <text:p>3.97716</text:p>
          </table:table-cell>
          <table:table-cell office:value-type="float" office:value="0.363736" calcext:value-type="float">
            <text:p>0.363736</text:p>
          </table:table-cell>
          <table:table-cell office:value-type="float" office:value="0.0644845" calcext:value-type="float">
            <text:p>0.0644845</text:p>
          </table:table-cell>
          <table:table-cell office:value-type="string" calcext:value-type="string">
            <text:p>lidar</text:p>
          </table:table-cell>
          <table:table-cell office:value-type="float" office:value="1.34625" calcext:value-type="float">
            <text:p>1.34625</text:p>
          </table:table-cell>
          <table:table-cell office:value-type="float" office:value="1.65063" calcext:value-type="float">
            <text:p>1.65063</text:p>
          </table:table-cell>
          <table:table-cell office:value-type="float" office:value="0.62469" calcext:value-type="float">
            <text:p>0.62469</text:p>
          </table:table-cell>
          <table:table-cell office:value-type="float" office:value="1.6399" calcext:value-type="float">
            <text:p>1.6399</text:p>
          </table:table-cell>
          <table:table-cell office:value-type="float" office:value="0.601347" calcext:value-type="float">
            <text:p>0.601347</text:p>
          </table:table-cell>
          <table:table-cell office:value-type="float" office:value="5.19839" calcext:value-type="float">
            <text:p>5.19839</text:p>
          </table:table-cell>
          <table:table-cell office:value-type="float" office:value="0.0179597" calcext:value-type="float">
            <text:p>0.0179597</text:p>
          </table:table-cell>
          <table:table-cell table:formula="of:=SQRT([.M6]*[.M6] +[.N6]*[.N6])" office:value-type="float" office:value="5.19842102401528" calcext:value-type="float">
            <text:p>5.198421024</text:p>
          </table:table-cell>
        </table:table-row>
        <table:table-row table:style-name="ro3">
          <table:table-cell office:value-type="float" office:value="1477010443250000" calcext:value-type="float">
            <text:p>1477010443250000</text:p>
          </table:table-cell>
          <table:table-cell office:value-type="float" office:value="1.78644" calcext:value-type="float">
            <text:p>1.78644</text:p>
          </table:table-cell>
          <table:table-cell office:value-type="float" office:value="0.573813" calcext:value-type="float">
            <text:p>0.573813</text:p>
          </table:table-cell>
          <table:table-cell office:value-type="float" office:value="4.66021" calcext:value-type="float">
            <text:p>4.66021</text:p>
          </table:table-cell>
          <table:table-cell office:value-type="float" office:value="0.0540442" calcext:value-type="float">
            <text:p>0.0540442</text:p>
          </table:table-cell>
          <table:table-cell office:value-type="float" office:value="0.0033464" calcext:value-type="float">
            <text:p>0.0033464</text:p>
          </table:table-cell>
          <table:table-cell office:value-type="string" calcext:value-type="string">
            <text:p>radar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.62331" calcext:value-type="float">
            <text:p>1.62331</text:p>
          </table:table-cell>
          <table:table-cell office:value-type="float" office:value="0.499091" calcext:value-type="float">
            <text:p>0.499091</text:p>
          </table:table-cell>
          <table:table-cell office:value-type="float" office:value="1.89982" calcext:value-type="float">
            <text:p>1.89982</text:p>
          </table:table-cell>
          <table:table-cell office:value-type="float" office:value="0.60247" calcext:value-type="float">
            <text:p>0.60247</text:p>
          </table:table-cell>
          <table:table-cell office:value-type="float" office:value="5.19766" calcext:value-type="float">
            <text:p>5.19766</text:p>
          </table:table-cell>
          <table:table-cell office:value-type="float" office:value="0.0269323" calcext:value-type="float">
            <text:p>0.0269323</text:p>
          </table:table-cell>
          <table:table-cell table:formula="of:=SQRT([.M7]*[.M7] +[.N7]*[.N7])" office:value-type="float" office:value="5.19772977600638" calcext:value-type="float">
            <text:p>5.197729776</text:p>
          </table:table-cell>
        </table:table-row>
        <table:table-row table:style-name="ro3">
          <table:table-cell office:value-type="float" office:value="1477010443300000" calcext:value-type="float">
            <text:p>1477010443300000</text:p>
          </table:table-cell>
          <table:table-cell office:value-type="float" office:value="2.06568" calcext:value-type="float">
            <text:p>2.06568</text:p>
          </table:table-cell>
          <table:table-cell office:value-type="float" office:value="0.605441" calcext:value-type="float">
            <text:p>0.605441</text:p>
          </table:table-cell>
          <table:table-cell office:value-type="float" office:value="4.69187" calcext:value-type="float">
            <text:p>4.69187</text:p>
          </table:table-cell>
          <table:table-cell office:value-type="float" office:value="0.0537393" calcext:value-type="float">
            <text:p>0.0537393</text:p>
          </table:table-cell>
          <table:table-cell office:value-type="float" office:value="0.00700944" calcext:value-type="float">
            <text:p>0.00700944</text:p>
          </table:table-cell>
          <table:table-cell office:value-type="string" calcext:value-type="string">
            <text:p>lidar</text:p>
          </table:table-cell>
          <table:table-cell office:value-type="float" office:value="1.0604" calcext:value-type="float">
            <text:p>1.0604</text:p>
          </table:table-cell>
          <table:table-cell office:value-type="float" office:value="2.18882" calcext:value-type="float">
            <text:p>2.18882</text:p>
          </table:table-cell>
          <table:table-cell office:value-type="float" office:value="0.648739" calcext:value-type="float">
            <text:p>0.648739</text:p>
          </table:table-cell>
          <table:table-cell office:value-type="float" office:value="2.1597" calcext:value-type="float">
            <text:p>2.1597</text:p>
          </table:table-cell>
          <table:table-cell office:value-type="float" office:value="0.604086" calcext:value-type="float">
            <text:p>0.604086</text:p>
          </table:table-cell>
          <table:table-cell office:value-type="float" office:value="5.19678" calcext:value-type="float">
            <text:p>5.19678</text:p>
          </table:table-cell>
          <table:table-cell office:value-type="float" office:value="0.0376932" calcext:value-type="float">
            <text:p>0.0376932</text:p>
          </table:table-cell>
          <table:table-cell table:formula="of:=SQRT([.M8]*[.M8] +[.N8]*[.N8])" office:value-type="float" office:value="5.19691669605414" calcext:value-type="float">
            <text:p>5.1969166961</text:p>
          </table:table-cell>
        </table:table-row>
        <table:table-row table:style-name="ro3">
          <table:table-cell office:value-type="float" office:value="1477010443350000" calcext:value-type="float">
            <text:p>1477010443350000</text:p>
          </table:table-cell>
          <table:table-cell office:value-type="float" office:value="2.28827" calcext:value-type="float">
            <text:p>2.28827</text:p>
          </table:table-cell>
          <table:table-cell office:value-type="float" office:value="0.638659" calcext:value-type="float">
            <text:p>0.638659</text:p>
          </table:table-cell>
          <table:table-cell office:value-type="float" office:value="4.79924" calcext:value-type="float">
            <text:p>4.79924</text:p>
          </table:table-cell>
          <table:table-cell office:value-type="float" office:value="0.0978477" calcext:value-type="float">
            <text:p>0.0978477</text:p>
          </table:table-cell>
          <table:table-cell office:value-type="float" office:value="0.086118" calcext:value-type="float">
            <text:p>0.086118</text:p>
          </table:table-cell>
          <table:table-cell office:value-type="string" calcext:value-type="string">
            <text:p>radar</text:p>
          </table:table-cell>
          <table:table-cell office:value-type="float" office:value="3.09084" calcext:value-type="float">
            <text:p>3.09084</text:p>
          </table:table-cell>
          <table:table-cell office:value-type="float" office:value="1.96701" calcext:value-type="float">
            <text:p>1.96701</text:p>
          </table:table-cell>
          <table:table-cell office:value-type="float" office:value="0.557117" calcext:value-type="float">
            <text:p>0.557117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3" calcext:value-type="float">
            <text:p>5.19573</text:p>
          </table:table-cell>
          <table:table-cell office:value-type="float" office:value="0.0502389" calcext:value-type="float">
            <text:p>0.0502389</text:p>
          </table:table-cell>
          <table:table-cell table:formula="of:=SQRT([.M9]*[.M9] +[.N9]*[.N9])" office:value-type="float" office:value="5.19597288098901" calcext:value-type="float">
            <text:p>5.195972881</text:p>
          </table:table-cell>
        </table:table-row>
        <table:table-row table:style-name="ro3">
          <table:table-cell office:value-type="float" office:value="1477010443400000" calcext:value-type="float">
            <text:p>1477010443400000</text:p>
          </table:table-cell>
          <table:table-cell office:value-type="float" office:value="2.55497" calcext:value-type="float">
            <text:p>2.55497</text:p>
          </table:table-cell>
          <table:table-cell office:value-type="float" office:value="0.664003" calcext:value-type="float">
            <text:p>0.664003</text:p>
          </table:table-cell>
          <table:table-cell office:value-type="float" office:value="4.82649" calcext:value-type="float">
            <text:p>4.82649</text:p>
          </table:table-cell>
          <table:table-cell office:value-type="float" office:value="0.0931404" calcext:value-type="float">
            <text:p>0.0931404</text:p>
          </table:table-cell>
          <table:table-cell office:value-type="float" office:value="0.081368" calcext:value-type="float">
            <text:p>0.081368</text:p>
          </table:table-cell>
          <table:table-cell office:value-type="string" calcext:value-type="string">
            <text:p>lidar</text:p>
          </table:table-cell>
          <table:table-cell office:value-type="float" office:value="0.576562" calcext:value-type="float">
            <text:p>0.576562</text:p>
          </table:table-cell>
          <table:table-cell office:value-type="float" office:value="2.65526" calcext:value-type="float">
            <text:p>2.65526</text:p>
          </table:table-cell>
          <table:table-cell office:value-type="float" office:value="0.66598" calcext:value-type="float">
            <text:p>0.66598</text:p>
          </table:table-cell>
          <table:table-cell office:value-type="float" office:value="2.67932" calcext:value-type="float">
            <text:p>2.67932</text:p>
          </table:table-cell>
          <table:table-cell office:value-type="float" office:value="0.609155" calcext:value-type="float">
            <text:p>0.609155</text:p>
          </table:table-cell>
          <table:table-cell office:value-type="float" office:value="5.1945" calcext:value-type="float">
            <text:p>5.1945</text:p>
          </table:table-cell>
          <table:table-cell office:value-type="float" office:value="0.0645654" calcext:value-type="float">
            <text:p>0.0645654</text:p>
          </table:table-cell>
          <table:table-cell table:formula="of:=SQRT([.M10]*[.M10] +[.N10]*[.N10])" office:value-type="float" office:value="5.19490124457406" calcext:value-type="float">
            <text:p>5.1949012446</text:p>
          </table:table-cell>
        </table:table-row>
        <table:table-row table:style-name="ro3">
          <table:table-cell office:value-type="float" office:value="1477010443450000" calcext:value-type="float">
            <text:p>1477010443450000</text:p>
          </table:table-cell>
          <table:table-cell office:value-type="float" office:value="2.82616" calcext:value-type="float">
            <text:p>2.82616</text:p>
          </table:table-cell>
          <table:table-cell office:value-type="float" office:value="0.660218" calcext:value-type="float">
            <text:p>0.660218</text:p>
          </table:table-cell>
          <table:table-cell office:value-type="float" office:value="4.94317" calcext:value-type="float">
            <text:p>4.94317</text:p>
          </table:table-cell>
          <table:table-cell office:value-type="float" office:value="0.0710684" calcext:value-type="float">
            <text:p>0.0710684</text:p>
          </table:table-cell>
          <table:table-cell office:value-type="float" office:value="0.0823108" calcext:value-type="float">
            <text:p>0.0823108</text:p>
          </table:table-cell>
          <table:table-cell office:value-type="string" calcext:value-type="string">
            <text:p>radar</text:p>
          </table:table-cell>
          <table:table-cell office:value-type="float" office:value="1.96456" calcext:value-type="float">
            <text:p>1.96456</text:p>
          </table:table-cell>
          <table:table-cell office:value-type="float" office:value="2.92034" calcext:value-type="float">
            <text:p>2.92034</text:p>
          </table:table-cell>
          <table:table-cell office:value-type="float" office:value="0.645898" calcext:value-type="float">
            <text:p>0.645898</text:p>
          </table:table-cell>
          <table:table-cell office:value-type="float" office:value="2.93904" calcext:value-type="float">
            <text:p>2.93904</text:p>
          </table:table-cell>
          <table:table-cell office:value-type="float" office:value="0.612786" calcext:value-type="float">
            <text:p>0.612786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" calcext:value-type="float">
            <text:p>0.080668</text:p>
          </table:table-cell>
          <table:table-cell table:formula="of:=SQRT([.M11]*[.M11] +[.N11]*[.N11])" office:value-type="float" office:value="5.19371649922519" calcext:value-type="float">
            <text:p>5.1937164992</text:p>
          </table:table-cell>
        </table:table-row>
        <table:table-row table:style-name="ro3">
          <table:table-cell office:value-type="float" office:value="1477010443500000" calcext:value-type="float">
            <text:p>1477010443500000</text:p>
          </table:table-cell>
          <table:table-cell office:value-type="float" office:value="3.06024" calcext:value-type="float">
            <text:p>3.06024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4.93278" calcext:value-type="float">
            <text:p>4.93278</text:p>
          </table:table-cell>
          <table:table-cell office:value-type="float" office:value="0.0698053" calcext:value-type="float">
            <text:p>0.0698053</text:p>
          </table:table-cell>
          <table:table-cell office:value-type="float" office:value="0.0692915" calcext:value-type="float">
            <text:p>0.0692915</text:p>
          </table:table-cell>
          <table:table-cell office:value-type="string" calcext:value-type="string">
            <text:p>lidar</text:p>
          </table:table-cell>
          <table:table-cell office:value-type="float" office:value="0.186283" calcext:value-type="float">
            <text:p>0.186283</text:p>
          </table:table-cell>
          <table:table-cell office:value-type="float" office:value="3.01222" calcext:value-type="float">
            <text:p>3.01222</text:p>
          </table:table-cell>
          <table:table-cell office:value-type="float" office:value="0.637046" calcext:value-type="float">
            <text:p>0.637046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7" calcext:value-type="float">
            <text:p>0.617267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5" calcext:value-type="float">
            <text:p>0.0985415</text:p>
          </table:table-cell>
          <table:table-cell table:formula="of:=SQRT([.M12]*[.M12] +[.N12]*[.N12])" office:value-type="float" office:value="5.19240514483628" calcext:value-type="float">
            <text:p>5.1924051448</text:p>
          </table:table-cell>
        </table:table-row>
        <table:table-row table:style-name="ro3">
          <table:table-cell office:value-type="float" office:value="1477010443550000" calcext:value-type="float">
            <text:p>1477010443550000</text:p>
          </table:table-cell>
          <table:table-cell office:value-type="float" office:value="3.34838" calcext:value-type="float">
            <text:p>3.34838</text:p>
          </table:table-cell>
          <table:table-cell office:value-type="float" office:value="0.593877" calcext:value-type="float">
            <text:p>0.593877</text:p>
          </table:table-cell>
          <table:table-cell office:value-type="float" office:value="5.02347" calcext:value-type="float">
            <text:p>5.02347</text:p>
          </table:table-cell>
          <table:table-cell office:value-type="float" office:value="-0.0160805" calcext:value-type="float">
            <text:p>-0.0160805</text:p>
          </table:table-cell>
          <table:table-cell office:value-type="float" office:value="-0.0864327" calcext:value-type="float">
            <text:p>-0.0864327</text:p>
          </table:table-cell>
          <table:table-cell office:value-type="string" calcext:value-type="string">
            <text:p>radar</text:p>
          </table:table-cell>
          <table:table-cell office:value-type="float" office:value="4.2979" calcext:value-type="float">
            <text:p>4.2979</text:p>
          </table:table-cell>
          <table:table-cell office:value-type="float" office:value="3.56096" calcext:value-type="float">
            <text:p>3.56096</text:p>
          </table:table-cell>
          <table:table-cell office:value-type="float" office:value="0.485311" calcext:value-type="float">
            <text:p>0.485311</text:p>
          </table:table-cell>
          <table:table-cell office:value-type="float" office:value="3.45825" calcext:value-type="float">
            <text:p>3.45825</text:p>
          </table:table-cell>
          <table:table-cell office:value-type="float" office:value="0.622685" calcext:value-type="float">
            <text:p>0.622685</text:p>
          </table:table-cell>
          <table:table-cell office:value-type="float" office:value="5.18963" calcext:value-type="float">
            <text:p>5.18963</text:p>
          </table:table-cell>
          <table:table-cell office:value-type="float" office:value="0.11818" calcext:value-type="float">
            <text:p>0.11818</text:p>
          </table:table-cell>
          <table:table-cell table:formula="of:=SQRT([.M13]*[.M13] +[.N13]*[.N13])" office:value-type="float" office:value="5.19097544294904" calcext:value-type="float">
            <text:p>5.1909754429</text:p>
          </table:table-cell>
        </table:table-row>
        <table:table-row table:style-name="ro3">
          <table:table-cell office:value-type="float" office:value="1477010443600000" calcext:value-type="float">
            <text:p>1477010443600000</text:p>
          </table:table-cell>
          <table:table-cell office:value-type="float" office:value="3.65298" calcext:value-type="float">
            <text:p>3.65298</text:p>
          </table:table-cell>
          <table:table-cell office:value-type="float" office:value="0.520071" calcext:value-type="float">
            <text:p>0.520071</text:p>
          </table:table-cell>
          <table:table-cell office:value-type="float" office:value="5.08433" calcext:value-type="float">
            <text:p>5.08433</text:p>
          </table:table-cell>
          <table:table-cell office:value-type="float" office:value="-0.0940463" calcext:value-type="float">
            <text:p>-0.0940463</text:p>
          </table:table-cell>
          <table:table-cell office:value-type="float" office:value="-0.232909" calcext:value-type="float">
            <text:p>-0.232909</text:p>
          </table:table-cell>
          <table:table-cell office:value-type="string" calcext:value-type="string">
            <text:p>lidar</text:p>
          </table:table-cell>
          <table:table-cell office:value-type="float" office:value="5.72551" calcext:value-type="float">
            <text:p>5.72551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3.71772" calcext:value-type="float">
            <text:p>3.71772</text:p>
          </table:table-cell>
          <table:table-cell office:value-type="float" office:value="0.62913" calcext:value-type="float">
            <text:p>0.62913</text:p>
          </table:table-cell>
          <table:table-cell office:value-type="float" office:value="5.18754" calcext:value-type="float">
            <text:p>5.18754</text:p>
          </table:table-cell>
          <table:table-cell office:value-type="float" office:value="0.139576" calcext:value-type="float">
            <text:p>0.139576</text:p>
          </table:table-cell>
          <table:table-cell table:formula="of:=SQRT([.M14]*[.M14] +[.N14]*[.N14])" office:value-type="float" office:value="5.18941737687151" calcext:value-type="float">
            <text:p>5.1894173769</text:p>
          </table:table-cell>
        </table:table-row>
        <table:table-row table:style-name="ro3">
          <table:table-cell office:value-type="float" office:value="1477010443650000" calcext:value-type="float">
            <text:p>1477010443650000</text:p>
          </table:table-cell>
          <table:table-cell office:value-type="float" office:value="3.93105" calcext:value-type="float">
            <text:p>3.93105</text:p>
          </table:table-cell>
          <table:table-cell office:value-type="float" office:value="0.571799" calcext:value-type="float">
            <text:p>0.571799</text:p>
          </table:table-cell>
          <table:table-cell office:value-type="float" office:value="5.15216" calcext:value-type="float">
            <text:p>5.15216</text:p>
          </table:table-cell>
          <table:table-cell office:value-type="float" office:value="-0.0212712" calcext:value-type="float">
            <text:p>-0.0212712</text:p>
          </table:table-cell>
          <table:table-cell office:value-type="float" office:value="-0.00935048" calcext:value-type="float">
            <text:p>-0.00935048</text:p>
          </table:table-cell>
          <table:table-cell office:value-type="string" calcext:value-type="string">
            <text:p>radar</text:p>
          </table:table-cell>
          <table:table-cell office:value-type="float" office:value="3.87726" calcext:value-type="float">
            <text:p>3.87726</text:p>
          </table:table-cell>
          <table:table-cell office:value-type="float" office:value="4.19786" calcext:value-type="float">
            <text:p>4.19786</text:p>
          </table:table-cell>
          <table:table-cell office:value-type="float" office:value="0.698311" calcext:value-type="float">
            <text:p>0.698311</text:p>
          </table:table-cell>
          <table:table-cell office:value-type="float" office:value="3.97708" calcext:value-type="float">
            <text:p>3.97708</text:p>
          </table:table-cell>
          <table:table-cell office:value-type="float" office:value="0.636689" calcext:value-type="float">
            <text:p>0.636689</text:p>
          </table:table-cell>
          <table:table-cell office:value-type="float" office:value="5.18519" calcext:value-type="float">
            <text:p>5.18519</text:p>
          </table:table-cell>
          <table:table-cell office:value-type="float" office:value="0.162724" calcext:value-type="float">
            <text:p>0.162724</text:p>
          </table:table-cell>
          <table:table-cell table:formula="of:=SQRT([.M15]*[.M15] +[.N15]*[.N15])" office:value-type="float" office:value="5.18774271107155" calcext:value-type="float">
            <text:p>5.1877427111</text:p>
          </table:table-cell>
        </table:table-row>
        <table:table-row table:style-name="ro3">
          <table:table-cell office:value-type="float" office:value="1477010443700000" calcext:value-type="float">
            <text:p>1477010443700000</text:p>
          </table:table-cell>
          <table:table-cell office:value-type="float" office:value="4.2075" calcext:value-type="float">
            <text:p>4.2075</text:p>
          </table:table-cell>
          <table:table-cell office:value-type="float" office:value="0.568535" calcext:value-type="float">
            <text:p>0.568535</text:p>
          </table:table-cell>
          <table:table-cell office:value-type="float" office:value="5.17319" calcext:value-type="float">
            <text:p>5.17319</text:p>
          </table:table-cell>
          <table:table-cell office:value-type="float" office:value="-0.0213362" calcext:value-type="float">
            <text:p>-0.0213362</text:p>
          </table:table-cell>
          <table:table-cell office:value-type="float" office:value="-0.00379118" calcext:value-type="float">
            <text:p>-0.00379118</text:p>
          </table:table-cell>
          <table:table-cell office:value-type="string" calcext:value-type="string">
            <text:p>lidar</text:p>
          </table:table-cell>
          <table:table-cell office:value-type="float" office:value="0.556975" calcext:value-type="float">
            <text:p>0.556975</text:p>
          </table:table-cell>
          <table:table-cell office:value-type="float" office:value="4.30935" calcext:value-type="float">
            <text:p>4.30935</text:p>
          </table:table-cell>
          <table:table-cell office:value-type="float" office:value="0.578564" calcext:value-type="float">
            <text:p>0.578564</text:p>
          </table:table-cell>
          <table:table-cell office:value-type="float" office:value="4.23632" calcext:value-type="float">
            <text:p>4.23632</text:p>
          </table:table-cell>
          <table:table-cell office:value-type="float" office:value="0.645449" calcext:value-type="float">
            <text:p>0.645449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 table:formula="of:=SQRT([.M16]*[.M16] +[.N16]*[.N16])" office:value-type="float" office:value="5.18595479797077" calcext:value-type="float">
            <text:p>5.185954798</text:p>
          </table:table-cell>
        </table:table-row>
        <table:table-row table:style-name="ro3">
          <table:table-cell office:value-type="float" office:value="1477010443750000" calcext:value-type="float">
            <text:p>1477010443750000</text:p>
          </table:table-cell>
          <table:table-cell office:value-type="float" office:value="4.46912" calcext:value-type="float">
            <text:p>4.46912</text:p>
          </table:table-cell>
          <table:table-cell office:value-type="float" office:value="0.599882" calcext:value-type="float">
            <text:p>0.599882</text:p>
          </table:table-cell>
          <table:table-cell office:value-type="float" office:value="5.17488" calcext:value-type="float">
            <text:p>5.17488</text:p>
          </table:table-cell>
          <table:table-cell office:value-type="float" office:value="0.0109571" calcext:value-type="float">
            <text:p>0.0109571</text:p>
          </table:table-cell>
          <table:table-cell office:value-type="float" office:value="0.0674701" calcext:value-type="float">
            <text:p>0.0674701</text:p>
          </table:table-cell>
          <table:table-cell office:value-type="string" calcext:value-type="string">
            <text:p>radar</text:p>
          </table:table-cell>
          <table:table-cell office:value-type="float" office:value="0.674114" calcext:value-type="float">
            <text:p>0.674114</text:p>
          </table:table-cell>
          <table:table-cell office:value-type="float" office:value="4.61908" calcext:value-type="float">
            <text:p>4.61908</text:p>
          </table:table-cell>
          <table:table-cell office:value-type="float" office:value="0.68951" calcext:value-type="float">
            <text:p>0.68951</text:p>
          </table:table-cell>
          <table:table-cell office:value-type="float" office:value="4.49542" calcext:value-type="float">
            <text:p>4.49542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5.17962" calcext:value-type="float">
            <text:p>5.17962</text:p>
          </table:table-cell>
          <table:table-cell office:value-type="float" office:value="0.214238" calcext:value-type="float">
            <text:p>0.214238</text:p>
          </table:table-cell>
          <table:table-cell table:formula="of:=SQRT([.M17]*[.M17] +[.N17]*[.N17])" office:value-type="float" office:value="5.18404873289633" calcext:value-type="float">
            <text:p>5.1840487329</text:p>
          </table:table-cell>
        </table:table-row>
        <table:table-row table:style-name="ro3">
          <table:table-cell office:value-type="float" office:value="1477010443800000" calcext:value-type="float">
            <text:p>1477010443800000</text:p>
          </table:table-cell>
          <table:table-cell office:value-type="float" office:value="4.66503" calcext:value-type="float">
            <text:p>4.66503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5.10119" calcext:value-type="float">
            <text:p>5.10119</text:p>
          </table:table-cell>
          <table:table-cell office:value-type="float" office:value="0.0981036" calcext:value-type="float">
            <text:p>0.0981036</text:p>
          </table:table-cell>
          <table:table-cell office:value-type="float" office:value="0.234313" calcext:value-type="float">
            <text:p>0.234313</text:p>
          </table:table-cell>
          <table:table-cell office:value-type="string" calcext:value-type="string">
            <text:p>lidar</text:p>
          </table:table-cell>
          <table:table-cell office:value-type="float" office:value="7.89084" calcext:value-type="float">
            <text:p>7.89084</text:p>
          </table:table-cell>
          <table:table-cell office:value-type="float" office:value="4.35143" calcext:value-type="float">
            <text:p>4.35143</text:p>
          </table:table-cell>
          <table:table-cell office:value-type="float" office:value="0.899174" calcext:value-type="float">
            <text:p>0.899174</text:p>
          </table:table-cell>
          <table:table-cell office:value-type="float" office:value="4.75437" calcext:value-type="float">
            <text:p>4.75437</text:p>
          </table:table-cell>
          <table:table-cell office:value-type="float" office:value="0.666921" calcext:value-type="float">
            <text:p>0.666921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7" calcext:value-type="float">
            <text:p>0.242587</text:p>
          </table:table-cell>
          <table:table-cell table:formula="of:=SQRT([.M18]*[.M18] +[.N18]*[.N18])" office:value-type="float" office:value="5.18202125122707" calcext:value-type="float">
            <text:p>5.1820212512</text:p>
          </table:table-cell>
        </table:table-row>
        <table:table-row table:style-name="ro3">
          <table:table-cell office:value-type="float" office:value="1477010443850000" calcext:value-type="float">
            <text:p>1477010443850000</text:p>
          </table:table-cell>
          <table:table-cell office:value-type="float" office:value="4.92153" calcext:value-type="float">
            <text:p>4.92153</text:p>
          </table:table-cell>
          <table:table-cell office:value-type="float" office:value="0.695052" calcext:value-type="float">
            <text:p>0.695052</text:p>
          </table:table-cell>
          <table:table-cell office:value-type="float" office:value="5.08876" calcext:value-type="float">
            <text:p>5.08876</text:p>
          </table:table-cell>
          <table:table-cell office:value-type="float" office:value="0.0850034" calcext:value-type="float">
            <text:p>0.0850034</text:p>
          </table:table-cell>
          <table:table-cell office:value-type="float" office:value="0.184295" calcext:value-type="float">
            <text:p>0.184295</text:p>
          </table:table-cell>
          <table:table-cell office:value-type="string" calcext:value-type="string">
            <text:p>radar</text:p>
          </table:table-cell>
          <table:table-cell office:value-type="float" office:value="1.82194" calcext:value-type="float">
            <text:p>1.82194</text:p>
          </table:table-cell>
          <table:table-cell office:value-type="float" office:value="5.20901" calcext:value-type="float">
            <text:p>5.20901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5.01315" calcext:value-type="float">
            <text:p>5.01315</text:p>
          </table:table-cell>
          <table:table-cell office:value-type="float" office:value="0.679804" calcext:value-type="float">
            <text:p>0.67980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9" calcext:value-type="float">
            <text:p>0.272649</text:p>
          </table:table-cell>
          <table:table-cell table:formula="of:=SQRT([.M19]*[.M19] +[.N19]*[.N19])" office:value-type="float" office:value="5.17988057460797" calcext:value-type="float">
            <text:p>5.1798805746</text:p>
          </table:table-cell>
        </table:table-row>
        <table:table-row table:style-name="ro3">
          <table:table-cell office:value-type="float" office:value="1477010443900000" calcext:value-type="float">
            <text:p>1477010443900000</text:p>
          </table:table-cell>
          <table:table-cell office:value-type="float" office:value="5.22701" calcext:value-type="float">
            <text:p>5.22701</text:p>
          </table:table-cell>
          <table:table-cell office:value-type="float" office:value="0.690061" calcext:value-type="float">
            <text:p>0.690061</text:p>
          </table:table-cell>
          <table:table-cell office:value-type="float" office:value="5.1447" calcext:value-type="float">
            <text:p>5.1447</text:p>
          </table:table-cell>
          <table:table-cell office:value-type="float" office:value="0.0689081" calcext:value-type="float">
            <text:p>0.0689081</text:p>
          </table:table-cell>
          <table:table-cell office:value-type="float" office:value="0.138488" calcext:value-type="float">
            <text:p>0.138488</text:p>
          </table:table-cell>
          <table:table-cell office:value-type="string" calcext:value-type="string">
            <text:p>lidar</text:p>
          </table:table-cell>
          <table:table-cell office:value-type="float" office:value="4.60584" calcext:value-type="float">
            <text:p>4.60584</text:p>
          </table:table-cell>
          <table:table-cell office:value-type="float" office:value="5.51894" calcext:value-type="float">
            <text:p>5.51894</text:p>
          </table:table-cell>
          <table:table-cell office:value-type="float" office:value="0.648233" calcext:value-type="float">
            <text:p>0.648233</text:p>
          </table:table-cell>
          <table:table-cell office:value-type="float" office:value="5.27175" calcext:value-type="float">
            <text:p>5.27175</text:p>
          </table:table-cell>
          <table:table-cell office:value-type="float" office:value="0.694234" calcext:value-type="float">
            <text:p>0.694234</text:p>
          </table:table-cell>
          <table:table-cell office:value-type="float" office:value="5.16867" calcext:value-type="float">
            <text:p>5.16867</text:p>
          </table:table-cell>
          <table:table-cell office:value-type="float" office:value="0.304413" calcext:value-type="float">
            <text:p>0.304413</text:p>
          </table:table-cell>
          <table:table-cell table:formula="of:=SQRT([.M20]*[.M20] +[.N20]*[.N20])" office:value-type="float" office:value="5.17762656469825" calcext:value-type="float">
            <text:p>5.1776265647</text:p>
          </table:table-cell>
        </table:table-row>
        <table:table-row table:style-name="ro3">
          <table:table-cell office:value-type="float" office:value="1477010443950000" calcext:value-type="float">
            <text:p>1477010443950000</text:p>
          </table:table-cell>
          <table:table-cell office:value-type="float" office:value="5.48522" calcext:value-type="float">
            <text:p>5.48522</text:p>
          </table:table-cell>
          <table:table-cell office:value-type="float" office:value="0.698929" calcext:value-type="float">
            <text:p>0.698929</text:p>
          </table:table-cell>
          <table:table-cell office:value-type="float" office:value="5.16521" calcext:value-type="float">
            <text:p>5.16521</text:p>
          </table:table-cell>
          <table:table-cell office:value-type="float" office:value="0.0698816" calcext:value-type="float">
            <text:p>0.0698816</text:p>
          </table:table-cell>
          <table:table-cell office:value-type="float" office:value="0.128804" calcext:value-type="float">
            <text:p>0.128804</text:p>
          </table:table-cell>
          <table:table-cell office:value-type="string" calcext:value-type="string">
            <text:p>radar</text:p>
          </table:table-cell>
          <table:table-cell office:value-type="float" office:value="1.7519" calcext:value-type="float">
            <text:p>1.7519</text:p>
          </table:table-cell>
          <table:table-cell office:value-type="float" office:value="5.22834" calcext:value-type="float">
            <text:p>5.22834</text:p>
          </table:table-cell>
          <table:table-cell office:value-type="float" office:value="0.639362" calcext:value-type="float">
            <text:p>0.639362</text:p>
          </table:table-cell>
          <table:table-cell office:value-type="float" office:value="5.53013" calcext:value-type="float">
            <text:p>5.53013</text:p>
          </table:table-cell>
          <table:table-cell office:value-type="float" office:value="0.710295" calcext:value-type="float">
            <text:p>0.710295</text:p>
          </table:table-cell>
          <table:table-cell office:value-type="float" office:value="5.16422" calcext:value-type="float">
            <text:p>5.16422</text:p>
          </table:table-cell>
          <table:table-cell office:value-type="float" office:value="0.337868" calcext:value-type="float">
            <text:p>0.337868</text:p>
          </table:table-cell>
          <table:table-cell table:formula="of:=SQRT([.M21]*[.M21] +[.N21]*[.N21])" office:value-type="float" office:value="5.17526066916672" calcext:value-type="float">
            <text:p>5.1752606692</text:p>
          </table:table-cell>
        </table:table-row>
        <table:table-row table:style-name="ro3">
          <table:table-cell office:value-type="float" office:value="1477010444000000" calcext:value-type="float">
            <text:p>1477010444000000</text:p>
          </table:table-cell>
          <table:table-cell office:value-type="float" office:value="5.78295" calcext:value-type="float">
            <text:p>5.78295</text:p>
          </table:table-cell>
          <table:table-cell office:value-type="float" office:value="0.709884" calcext:value-type="float">
            <text:p>0.709884</text:p>
          </table:table-cell>
          <table:table-cell office:value-type="float" office:value="5.2074" calcext:value-type="float">
            <text:p>5.2074</text:p>
          </table:table-cell>
          <table:table-cell office:value-type="float" office:value="0.0682491" calcext:value-type="float">
            <text:p>0.0682491</text:p>
          </table:table-cell>
          <table:table-cell office:value-type="float" office:value="0.115559" calcext:value-type="float">
            <text:p>0.115559</text:p>
          </table:table-cell>
          <table:table-cell office:value-type="string" calcext:value-type="string">
            <text:p>lidar</text:p>
          </table:table-cell>
          <table:table-cell office:value-type="float" office:value="2.97794" calcext:value-type="float">
            <text:p>2.97794</text:p>
          </table:table-cell>
          <table:table-cell office:value-type="float" office:value="6.022" calcext:value-type="float">
            <text:p>6.022</text:p>
          </table:table-cell>
          <table:table-cell office:value-type="float" office:value="0.708619" calcext:value-type="float">
            <text:p>0.708619</text:p>
          </table:table-cell>
          <table:table-cell office:value-type="float" office:value="5.78828" calcext:value-type="float">
            <text:p>5.78828</text:p>
          </table:table-cell>
          <table:table-cell office:value-type="float" office:value="0.728072" calcext:value-type="float">
            <text:p>0.728072</text:p>
          </table:table-cell>
          <table:table-cell office:value-type="float" office:value="5.15932" calcext:value-type="float">
            <text:p>5.15932</text:p>
          </table:table-cell>
          <table:table-cell office:value-type="float" office:value="0.372999" calcext:value-type="float">
            <text:p>0.372999</text:p>
          </table:table-cell>
          <table:table-cell table:formula="of:=SQRT([.M22]*[.M22] +[.N22]*[.N22])" office:value-type="float" office:value="5.17278562443883" calcext:value-type="float">
            <text:p>5.1727856244</text:p>
          </table:table-cell>
        </table:table-row>
        <table:table-row table:style-name="ro3">
          <table:table-cell office:value-type="float" office:value="1477010444050000" calcext:value-type="float">
            <text:p>1477010444050000</text:p>
          </table:table-cell>
          <table:table-cell office:value-type="float" office:value="6.03265" calcext:value-type="float">
            <text:p>6.03265</text:p>
          </table:table-cell>
          <table:table-cell office:value-type="float" office:value="0.636302" calcext:value-type="float">
            <text:p>0.636302</text:p>
          </table:table-cell>
          <table:table-cell office:value-type="float" office:value="5.18072" calcext:value-type="float">
            <text:p>5.18072</text:p>
          </table:table-cell>
          <table:table-cell office:value-type="float" office:value="0.00486191" calcext:value-type="float">
            <text:p>0.00486191</text:p>
          </table:table-cell>
          <table:table-cell office:value-type="float" office:value="-0.0134769" calcext:value-type="float">
            <text:p>-0.0134769</text:p>
          </table:table-cell>
          <table:table-cell office:value-type="string" calcext:value-type="string">
            <text:p>radar</text:p>
          </table:table-cell>
          <table:table-cell office:value-type="float" office:value="3.86626" calcext:value-type="float">
            <text:p>3.86626</text:p>
          </table:table-cell>
          <table:table-cell office:value-type="float" office:value="5.89392" calcext:value-type="float">
            <text:p>5.89392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6.04618" calcext:value-type="float">
            <text:p>6.04618</text:p>
          </table:table-cell>
          <table:table-cell office:value-type="float" office:value="0.747647" calcext:value-type="float">
            <text:p>0.747647</text:p>
          </table:table-cell>
          <table:table-cell office:value-type="float" office:value="5.15393" calcext:value-type="float">
            <text:p>5.15393</text:p>
          </table:table-cell>
          <table:table-cell office:value-type="float" office:value="0.409793" calcext:value-type="float">
            <text:p>0.409793</text:p>
          </table:table-cell>
          <table:table-cell table:formula="of:=SQRT([.M23]*[.M23] +[.N23]*[.N23])" office:value-type="float" office:value="5.1701958132888" calcext:value-type="float">
            <text:p>5.1701958133</text:p>
          </table:table-cell>
        </table:table-row>
        <table:table-row table:style-name="ro3">
          <table:table-cell office:value-type="float" office:value="1477010444100000" calcext:value-type="float">
            <text:p>1477010444100000</text:p>
          </table:table-cell>
          <table:table-cell office:value-type="float" office:value="6.29345" calcext:value-type="float">
            <text:p>6.29345</text:p>
          </table:table-cell>
          <table:table-cell office:value-type="float" office:value="0.747279" calcext:value-type="float">
            <text:p>0.747279</text:p>
          </table:table-cell>
          <table:table-cell office:value-type="float" office:value="5.18555" calcext:value-type="float">
            <text:p>5.18555</text:p>
          </table:table-cell>
          <table:table-cell office:value-type="float" office:value="0.0831995" calcext:value-type="float">
            <text:p>0.0831995</text:p>
          </table:table-cell>
          <table:table-cell office:value-type="float" office:value="0.128524" calcext:value-type="float">
            <text:p>0.128524</text:p>
          </table:table-cell>
          <table:table-cell office:value-type="string" calcext:value-type="string">
            <text:p>lidar</text:p>
          </table:table-cell>
          <table:table-cell office:value-type="float" office:value="2.90223" calcext:value-type="float">
            <text:p>2.90223</text:p>
          </table:table-cell>
          <table:table-cell office:value-type="float" office:value="6.34249" calcext:value-type="float">
            <text:p>6.34249</text:p>
          </table:table-cell>
          <table:table-cell office:value-type="float" office:value="0.948833" calcext:value-type="float">
            <text:p>0.948833</text:p>
          </table:table-cell>
          <table:table-cell office:value-type="float" office:value="6.30379" calcext:value-type="float">
            <text:p>6.30379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5.14803" calcext:value-type="float">
            <text:p>5.14803</text:p>
          </table:table-cell>
          <table:table-cell office:value-type="float" office:value="0.448233" calcext:value-type="float">
            <text:p>0.448233</text:p>
          </table:table-cell>
          <table:table-cell table:formula="of:=SQRT([.M24]*[.M24] +[.N24]*[.N24])" office:value-type="float" office:value="5.16750672018808" calcext:value-type="float">
            <text:p>5.1675067202</text:p>
          </table:table-cell>
        </table:table-row>
        <table:table-row table:style-name="ro3">
          <table:table-cell office:value-type="float" office:value="1477010444150000" calcext:value-type="float">
            <text:p>1477010444150000</text:p>
          </table:table-cell>
          <table:table-cell office:value-type="float" office:value="6.54677" calcext:value-type="float">
            <text:p>6.54677</text:p>
          </table:table-cell>
          <table:table-cell office:value-type="float" office:value="0.782159" calcext:value-type="float">
            <text:p>0.782159</text:p>
          </table:table-cell>
          <table:table-cell office:value-type="float" office:value="5.1744" calcext:value-type="float">
            <text:p>5.1744</text:p>
          </table:table-cell>
          <table:table-cell office:value-type="float" office:value="0.0982667" calcext:value-type="float">
            <text:p>0.0982667</text:p>
          </table:table-cell>
          <table:table-cell office:value-type="float" office:value="0.143237" calcext:value-type="float">
            <text:p>0.143237</text:p>
          </table:table-cell>
          <table:table-cell office:value-type="string" calcext:value-type="string">
            <text:p>radar</text:p>
          </table:table-cell>
          <table:table-cell office:value-type="float" office:value="0.407256" calcext:value-type="float">
            <text:p>0.407256</text:p>
          </table:table-cell>
          <table:table-cell office:value-type="float" office:value="6.62134" calcext:value-type="float">
            <text:p>6.62134</text:p>
          </table:table-cell>
          <table:table-cell office:value-type="float" office:value="0.836138" calcext:value-type="float">
            <text:p>0.836138</text:p>
          </table:table-cell>
          <table:table-cell office:value-type="float" office:value="6.5611" calcext:value-type="float">
            <text:p>6.5611</text:p>
          </table:table-cell>
          <table:table-cell office:value-type="float" office:value="0.792523" calcext:value-type="float">
            <text:p>0.792523</text:p>
          </table:table-cell>
          <table:table-cell office:value-type="float" office:value="5.14157" calcext:value-type="float">
            <text:p>5.14157</text:p>
          </table:table-cell>
          <table:table-cell office:value-type="float" office:value="0.488305" calcext:value-type="float">
            <text:p>0.488305</text:p>
          </table:table-cell>
          <table:table-cell table:formula="of:=SQRT([.M25]*[.M25] +[.N25]*[.N25])" office:value-type="float" office:value="5.16470559063389" calcext:value-type="float">
            <text:p>5.1647055906</text:p>
          </table:table-cell>
        </table:table-row>
        <table:table-row table:style-name="ro3">
          <table:table-cell office:value-type="float" office:value="1477010444200000" calcext:value-type="float">
            <text:p>1477010444200000</text:p>
          </table:table-cell>
          <table:table-cell office:value-type="float" office:value="6.80201" calcext:value-type="float">
            <text:p>6.80201</text:p>
          </table:table-cell>
          <table:table-cell office:value-type="float" office:value="0.77461" calcext:value-type="float">
            <text:p>0.77461</text:p>
          </table:table-cell>
          <table:table-cell office:value-type="float" office:value="5.1718" calcext:value-type="float">
            <text:p>5.1718</text:p>
          </table:table-cell>
          <table:table-cell office:value-type="float" office:value="0.0822671" calcext:value-type="float">
            <text:p>0.0822671</text:p>
          </table:table-cell>
          <table:table-cell office:value-type="float" office:value="0.102872" calcext:value-type="float">
            <text:p>0.102872</text:p>
          </table:table-cell>
          <table:table-cell office:value-type="string" calcext:value-type="string">
            <text:p>lidar</text:p>
          </table:table-cell>
          <table:table-cell office:value-type="float" office:value="0.27253" calcext:value-type="float">
            <text:p>0.27253</text:p>
          </table:table-cell>
          <table:table-cell office:value-type="float" office:value="6.78214" calcext:value-type="float">
            <text:p>6.78214</text:p>
          </table:table-cell>
          <table:table-cell office:value-type="float" office:value="0.714036" calcext:value-type="float">
            <text:p>0.714036</text:p>
          </table:table-cell>
          <table:table-cell office:value-type="float" office:value="6.81808" calcext:value-type="float">
            <text:p>6.81808</text:p>
          </table:table-cell>
          <table:table-cell office:value-type="float" office:value="0.817988" calcext:value-type="float">
            <text:p>0.817988</text:p>
          </table:table-cell>
          <table:table-cell office:value-type="float" office:value="5.13452" calcext:value-type="float">
            <text:p>5.13452</text:p>
          </table:table-cell>
          <table:table-cell office:value-type="float" office:value="0.52999" calcext:value-type="float">
            <text:p>0.52999</text:p>
          </table:table-cell>
          <table:table-cell table:formula="of:=SQRT([.M26]*[.M26] +[.N26]*[.N26])" office:value-type="float" office:value="5.16180056089927" calcext:value-type="float">
            <text:p>5.1618005609</text:p>
          </table:table-cell>
        </table:table-row>
        <table:table-row table:style-name="ro3">
          <table:table-cell office:value-type="float" office:value="1477010444250000" calcext:value-type="float">
            <text:p>1477010444250000</text:p>
          </table:table-cell>
          <table:table-cell office:value-type="float" office:value="7.05287" calcext:value-type="float">
            <text:p>7.05287</text:p>
          </table:table-cell>
          <table:table-cell office:value-type="float" office:value="0.756839" calcext:value-type="float">
            <text:p>0.756839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0.0595041" calcext:value-type="float">
            <text:p>0.0595041</text:p>
          </table:table-cell>
          <table:table-cell office:value-type="float" office:value="0.0524192" calcext:value-type="float">
            <text:p>0.0524192</text:p>
          </table:table-cell>
          <table:table-cell office:value-type="string" calcext:value-type="string">
            <text:p>radar</text:p>
          </table:table-cell>
          <table:table-cell office:value-type="float" office:value="3.80533" calcext:value-type="float">
            <text:p>3.80533</text:p>
          </table:table-cell>
          <table:table-cell office:value-type="float" office:value="7.29121" calcext:value-type="float">
            <text:p>7.29121</text:p>
          </table:table-cell>
          <table:table-cell office:value-type="float" office:value="0.630741" calcext:value-type="float">
            <text:p>0.630741</text:p>
          </table:table-cell>
          <table:table-cell office:value-type="float" office:value="7.07469" calcext:value-type="float">
            <text:p>7.07469</text:p>
          </table:table-cell>
          <table:table-cell office:value-type="float" office:value="0.845578" calcext:value-type="float">
            <text:p>0.845578</text:p>
          </table:table-cell>
          <table:table-cell office:value-type="float" office:value="5.12685" calcext:value-type="float">
            <text:p>5.12685</text:p>
          </table:table-cell>
          <table:table-cell office:value-type="float" office:value="0.573269" calcext:value-type="float">
            <text:p>0.573269</text:p>
          </table:table-cell>
          <table:table-cell table:formula="of:=SQRT([.M27]*[.M27] +[.N27]*[.N27])" office:value-type="float" office:value="5.15880104955221" calcext:value-type="float">
            <text:p>5.1588010496</text:p>
          </table:table-cell>
        </table:table-row>
        <table:table-row table:style-name="ro3">
          <table:table-cell office:value-type="float" office:value="1477010444300000" calcext:value-type="float">
            <text:p>1477010444300000</text:p>
          </table:table-cell>
          <table:table-cell office:value-type="float" office:value="7.2818" calcext:value-type="float">
            <text:p>7.2818</text:p>
          </table:table-cell>
          <table:table-cell office:value-type="float" office:value="0.843395" calcext:value-type="float">
            <text:p>0.843395</text:p>
          </table:table-cell>
          <table:table-cell office:value-type="float" office:value="5.12035" calcext:value-type="float">
            <text:p>5.12035</text:p>
          </table:table-cell>
          <table:table-cell office:value-type="float" office:value="0.110749" calcext:value-type="float">
            <text:p>0.110749</text:p>
          </table:table-cell>
          <table:table-cell office:value-type="float" office:value="0.135647" calcext:value-type="float">
            <text:p>0.135647</text:p>
          </table:table-cell>
          <table:table-cell office:value-type="string" calcext:value-type="string">
            <text:p>lidar</text:p>
          </table:table-cell>
          <table:table-cell office:value-type="float" office:value="2.03454" calcext:value-type="float">
            <text:p>2.03454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0.957217" calcext:value-type="float">
            <text:p>0.957217</text:p>
          </table:table-cell>
          <table:table-cell office:value-type="float" office:value="7.3309" calcext:value-type="float">
            <text:p>7.3309</text:p>
          </table:table-cell>
          <table:table-cell office:value-type="float" office:value="0.875373" calcext:value-type="float">
            <text:p>0.875373</text:p>
          </table:table-cell>
          <table:table-cell office:value-type="float" office:value="5.11851" calcext:value-type="float">
            <text:p>5.11851</text:p>
          </table:table-cell>
          <table:table-cell office:value-type="float" office:value="0.618123" calcext:value-type="float">
            <text:p>0.618123</text:p>
          </table:table-cell>
          <table:table-cell table:formula="of:=SQRT([.M28]*[.M28] +[.N28]*[.N28])" office:value-type="float" office:value="5.15569788323841" calcext:value-type="float">
            <text:p>5.1556978832</text:p>
          </table:table-cell>
        </table:table-row>
        <table:table-row table:style-name="ro3">
          <table:table-cell office:value-type="float" office:value="1477010444350000" calcext:value-type="float">
            <text:p>1477010444350000</text:p>
          </table:table-cell>
          <table:table-cell office:value-type="float" office:value="7.56739" calcext:value-type="float">
            <text:p>7.56739</text:p>
          </table:table-cell>
          <table:table-cell office:value-type="float" office:value="0.855934" calcext:value-type="float">
            <text:p>0.855934</text:p>
          </table:table-cell>
          <table:table-cell office:value-type="float" office:value="5.16366" calcext:value-type="float">
            <text:p>5.16366</text:p>
          </table:table-cell>
          <table:table-cell office:value-type="float" office:value="0.104803" calcext:value-type="float">
            <text:p>0.104803</text:p>
          </table:table-cell>
          <table:table-cell office:value-type="float" office:value="0.113386" calcext:value-type="float">
            <text:p>0.113386</text:p>
          </table:table-cell>
          <table:table-cell office:value-type="string" calcext:value-type="string">
            <text:p>radar</text:p>
          </table:table-cell>
          <table:table-cell office:value-type="float" office:value="4.47322" calcext:value-type="float">
            <text:p>4.47322</text:p>
          </table:table-cell>
          <table:table-cell office:value-type="float" office:value="8.08349" calcext:value-type="float">
            <text:p>8.08349</text:p>
          </table:table-cell>
          <table:table-cell office:value-type="float" office:value="0.819605" calcext:value-type="float">
            <text:p>0.819605</text:p>
          </table:table-cell>
          <table:table-cell office:value-type="float" office:value="7.58668" calcext:value-type="float">
            <text:p>7.58668</text:p>
          </table:table-cell>
          <table:table-cell office:value-type="float" office:value="0.907449" calcext:value-type="float">
            <text:p>0.907449</text:p>
          </table:table-cell>
          <table:table-cell office:value-type="float" office:value="5.10946" calcext:value-type="float">
            <text:p>5.10946</text:p>
          </table:table-cell>
          <table:table-cell office:value-type="float" office:value="0.664531" calcext:value-type="float">
            <text:p>0.664531</text:p>
          </table:table-cell>
          <table:table-cell table:formula="of:=SQRT([.M29]*[.M29] +[.N29]*[.N29])" office:value-type="float" office:value="5.15249288612425" calcext:value-type="float">
            <text:p>5.1524928861</text:p>
          </table:table-cell>
        </table:table-row>
        <table:table-row table:style-name="ro3">
          <table:table-cell office:value-type="float" office:value="1477010444400000" calcext:value-type="float">
            <text:p>1477010444400000</text:p>
          </table:table-cell>
          <table:table-cell office:value-type="float" office:value="7.82438" calcext:value-type="float">
            <text:p>7.82438</text:p>
          </table:table-cell>
          <table:table-cell office:value-type="float" office:value="0.822957" calcext:value-type="float">
            <text:p>0.822957</text:p>
          </table:table-cell>
          <table:table-cell office:value-type="float" office:value="5.16066" calcext:value-type="float">
            <text:p>5.16066</text:p>
          </table:table-cell>
          <table:table-cell office:value-type="float" office:value="0.0707526" calcext:value-type="float">
            <text:p>0.0707526</text:p>
          </table:table-cell>
          <table:table-cell office:value-type="float" office:value="0.0458841" calcext:value-type="float">
            <text:p>0.0458841</text:p>
          </table:table-cell>
          <table:table-cell office:value-type="string" calcext:value-type="string">
            <text:p>lidar</text:p>
          </table:table-cell>
          <table:table-cell office:value-type="float" office:value="0.773952" calcext:value-type="float">
            <text:p>0.773952</text:p>
          </table:table-cell>
          <table:table-cell office:value-type="float" office:value="7.80533" calcext:value-type="float">
            <text:p>7.80533</text:p>
          </table:table-cell>
          <table:table-cell office:value-type="float" office:value="0.719126" calcext:value-type="float">
            <text:p>0.719126</text:p>
          </table:table-cell>
          <table:table-cell office:value-type="float" office:value="7.84199" calcext:value-type="float">
            <text:p>7.84199</text:p>
          </table:table-cell>
          <table:table-cell office:value-type="float" office:value="0.941886" calcext:value-type="float">
            <text:p>0.941886</text:p>
          </table:table-cell>
          <table:table-cell office:value-type="float" office:value="5.09966" calcext:value-type="float">
            <text:p>5.09966</text:p>
          </table:table-cell>
          <table:table-cell office:value-type="float" office:value="0.712469" calcext:value-type="float">
            <text:p>0.712469</text:p>
          </table:table-cell>
          <table:table-cell table:formula="of:=SQRT([.M30]*[.M30] +[.N30]*[.N30])" office:value-type="float" office:value="5.1491886925574" calcext:value-type="float">
            <text:p>5.1491886926</text:p>
          </table:table-cell>
        </table:table-row>
        <table:table-row table:style-name="ro3">
          <table:table-cell office:value-type="float" office:value="1477010444450000" calcext:value-type="float">
            <text:p>1477010444450000</text:p>
          </table:table-cell>
          <table:table-cell office:value-type="float" office:value="8.07969" calcext:value-type="float">
            <text:p>8.07969</text:p>
          </table:table-cell>
          <table:table-cell office:value-type="float" office:value="0.840504" calcext:value-type="float">
            <text:p>0.840504</text:p>
          </table:table-cell>
          <table:table-cell office:value-type="float" office:value="5.14461" calcext:value-type="float">
            <text:p>5.14461</text:p>
          </table:table-cell>
          <table:table-cell office:value-type="float" office:value="0.0710077" calcext:value-type="float">
            <text:p>0.0710077</text:p>
          </table:table-cell>
          <table:table-cell office:value-type="float" office:value="0.0397536" calcext:value-type="float">
            <text:p>0.0397536</text:p>
          </table:table-cell>
          <table:table-cell office:value-type="string" calcext:value-type="string">
            <text:p>radar</text:p>
          </table:table-cell>
          <table:table-cell office:value-type="float" office:value="2.83229" calcext:value-type="float">
            <text:p>2.83229</text:p>
          </table:table-cell>
          <table:table-cell office:value-type="float" office:value="8.40453" calcext:value-type="float">
            <text:p>8.40453</text:p>
          </table:table-cell>
          <table:table-cell office:value-type="float" office:value="0.884557" calcext:value-type="float">
            <text:p>0.884557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978759" calcext:value-type="float">
            <text:p>0.978759</text:p>
          </table:table-cell>
          <table:table-cell office:value-type="float" office:value="5.08907" calcext:value-type="float">
            <text:p>5.08907</text:p>
          </table:table-cell>
          <table:table-cell office:value-type="float" office:value="0.761915" calcext:value-type="float">
            <text:p>0.761915</text:p>
          </table:table-cell>
          <table:table-cell table:formula="of:=SQRT([.M31]*[.M31] +[.N31]*[.N31])" office:value-type="float" office:value="5.14578934004541" calcext:value-type="float">
            <text:p>5.14578934</text:p>
          </table:table-cell>
        </table:table-row>
        <table:table-row table:style-name="ro3">
          <table:table-cell office:value-type="float" office:value="1477010444500000" calcext:value-type="float">
            <text:p>1477010444500000</text:p>
          </table:table-cell>
          <table:table-cell office:value-type="float" office:value="8.32421" calcext:value-type="float">
            <text:p>8.32421</text:p>
          </table:table-cell>
          <table:table-cell office:value-type="float" office:value="0.853826" calcext:value-type="float">
            <text:p>0.853826</text:p>
          </table:table-cell>
          <table:table-cell office:value-type="float" office:value="5.1339" calcext:value-type="float">
            <text:p>5.1339</text:p>
          </table:table-cell>
          <table:table-cell office:value-type="float" office:value="0.0702832" calcext:value-type="float">
            <text:p>0.0702832</text:p>
          </table:table-cell>
          <table:table-cell office:value-type="float" office:value="0.0352183" calcext:value-type="float">
            <text:p>0.0352183</text:p>
          </table:table-cell>
          <table:table-cell office:value-type="string" calcext:value-type="string">
            <text:p>lidar</text:p>
          </table:table-cell>
          <table:table-cell office:value-type="float" office:value="0.307272" calcext:value-type="float">
            <text:p>0.307272</text:p>
          </table:table-cell>
          <table:table-cell office:value-type="float" office:value="8.24796" calcext:value-type="float">
            <text:p>8.24796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8.35106" calcext:value-type="float">
            <text:p>8.35106</text:p>
          </table:table-cell>
          <table:table-cell office:value-type="float" office:value="1.01814" calcext:value-type="float">
            <text:p>1.01814</text:p>
          </table:table-cell>
          <table:table-cell office:value-type="float" office:value="5.07766" calcext:value-type="float">
            <text:p>5.07766</text:p>
          </table:table-cell>
          <table:table-cell office:value-type="float" office:value="0.812843" calcext:value-type="float">
            <text:p>0.812843</text:p>
          </table:table-cell>
          <table:table-cell table:formula="of:=SQRT([.M32]*[.M32] +[.N32]*[.N32])" office:value-type="float" office:value="5.14230928846652" calcext:value-type="float">
            <text:p>5.1423092885</text:p>
          </table:table-cell>
        </table:table-row>
        <table:table-row table:style-name="ro3">
          <table:table-cell office:value-type="float" office:value="1477010444550000" calcext:value-type="float">
            <text:p>1477010444550000</text:p>
          </table:table-cell>
          <table:table-cell office:value-type="float" office:value="8.58394" calcext:value-type="float">
            <text:p>8.58394</text:p>
          </table:table-cell>
          <table:table-cell office:value-type="float" office:value="0.959311" calcext:value-type="float">
            <text:p>0.959311</text:p>
          </table:table-cell>
          <table:table-cell office:value-type="float" office:value="5.16027" calcext:value-type="float">
            <text:p>5.16027</text:p>
          </table:table-cell>
          <table:table-cell office:value-type="float" office:value="0.130164" calcext:value-type="float">
            <text:p>0.130164</text:p>
          </table:table-cell>
          <table:table-cell office:value-type="float" office:value="0.137032" calcext:value-type="float">
            <text:p>0.137032</text:p>
          </table:table-cell>
          <table:table-cell office:value-type="string" calcext:value-type="string">
            <text:p>radar</text:p>
          </table:table-cell>
          <table:table-cell office:value-type="float" office:value="6.08521" calcext:value-type="float">
            <text:p>6.08521</text:p>
          </table:table-cell>
          <table:table-cell office:value-type="float" office:value="8.45858" calcext:value-type="float">
            <text:p>8.45858</text:p>
          </table:table-cell>
          <table:table-cell office:value-type="float" office:value="1.41118" calcext:value-type="float">
            <text:p>1.41118</text:p>
          </table:table-cell>
          <table:table-cell office:value-type="float" office:value="8.60472" calcext:value-type="float">
            <text:p>8.60472</text:p>
          </table:table-cell>
          <table:table-cell office:value-type="float" office:value="1.06011" calcext:value-type="float">
            <text:p>1.06011</text:p>
          </table:table-cell>
          <table:table-cell office:value-type="float" office:value="5.06537" calcext:value-type="float">
            <text:p>5.06537</text:p>
          </table:table-cell>
          <table:table-cell office:value-type="float" office:value="0.865226" calcext:value-type="float">
            <text:p>0.865226</text:p>
          </table:table-cell>
          <table:table-cell table:formula="of:=SQRT([.M33]*[.M33] +[.N33]*[.N33])" office:value-type="float" office:value="5.1387342087304" calcext:value-type="float">
            <text:p>5.1387342087</text:p>
          </table:table-cell>
        </table:table-row>
        <table:table-row table:style-name="ro3">
          <table:table-cell office:value-type="float" office:value="1477010444600000" calcext:value-type="float">
            <text:p>1477010444600000</text:p>
          </table:table-cell>
          <table:table-cell office:value-type="float" office:value="8.82527" calcext:value-type="float">
            <text:p>8.82527</text:p>
          </table:table-cell>
          <table:table-cell office:value-type="float" office:value="1.01695" calcext:value-type="float">
            <text:p>1.01695</text:p>
          </table:table-cell>
          <table:table-cell office:value-type="float" office:value="5.14965" calcext:value-type="float">
            <text:p>5.14965</text:p>
          </table:table-cell>
          <table:table-cell office:value-type="float" office:value="0.152917" calcext:value-type="float">
            <text:p>0.152917</text:p>
          </table:table-cell>
          <table:table-cell office:value-type="float" office:value="0.164109" calcext:value-type="float">
            <text:p>0.164109</text:p>
          </table:table-cell>
          <table:table-cell office:value-type="string" calcext:value-type="string">
            <text:p>lidar</text:p>
          </table:table-cell>
          <table:table-cell office:value-type="float" office:value="0.402894" calcext:value-type="float">
            <text:p>0.402894</text:p>
          </table:table-cell>
          <table:table-cell office:value-type="float" office:value="8.74615" calcext:value-type="float">
            <text:p>8.74615</text:p>
          </table:table-cell>
          <table:table-cell office:value-type="float" office:value="1.04858" calcext:value-type="float">
            <text:p>1.04858</text:p>
          </table:table-cell>
          <table:table-cell office:value-type="float" office:value="8.85775" calcext:value-type="float">
            <text:p>8.85775</text:p>
          </table:table-cell>
          <table:table-cell office:value-type="float" office:value="1.10473" calcext:value-type="float">
            <text:p>1.10473</text:p>
          </table:table-cell>
          <table:table-cell office:value-type="float" office:value="5.05216" calcext:value-type="float">
            <text:p>5.05216</text:p>
          </table:table-cell>
          <table:table-cell office:value-type="float" office:value="0.919037" calcext:value-type="float">
            <text:p>0.919037</text:p>
          </table:table-cell>
          <table:table-cell table:formula="of:=SQRT([.M34]*[.M34] +[.N34]*[.N34])" office:value-type="float" office:value="5.13507056163486" calcext:value-type="float">
            <text:p>5.1350705616</text:p>
          </table:table-cell>
        </table:table-row>
        <table:table-row table:style-name="ro3">
          <table:table-cell office:value-type="float" office:value="1477010444650000" calcext:value-type="float">
            <text:p>1477010444650000</text:p>
          </table:table-cell>
          <table:table-cell office:value-type="float" office:value="9.10865" calcext:value-type="float">
            <text:p>9.10865</text:p>
          </table:table-cell>
          <table:table-cell office:value-type="float" office:value="1.0585" calcext:value-type="float">
            <text:p>1.0585</text:p>
          </table:table-cell>
          <table:table-cell office:value-type="float" office:value="5.18044" calcext:value-type="float">
            <text:p>5.18044</text:p>
          </table:table-cell>
          <table:table-cell office:value-type="float" office:value="0.15936" calcext:value-type="float">
            <text:p>0.15936</text:p>
          </table:table-cell>
          <table:table-cell office:value-type="float" office:value="0.159419" calcext:value-type="float">
            <text:p>0.159419</text:p>
          </table:table-cell>
          <table:table-cell office:value-type="string" calcext:value-type="string">
            <text:p>radar</text:p>
          </table:table-cell>
          <table:table-cell office:value-type="float" office:value="7.04907" calcext:value-type="float">
            <text:p>7.04907</text:p>
          </table:table-cell>
          <table:table-cell office:value-type="float" office:value="9.8809" calcext:value-type="float">
            <text:p>9.8809</text:p>
          </table:table-cell>
          <table:table-cell office:value-type="float" office:value="1.1419" calcext:value-type="float">
            <text:p>1.1419</text:p>
          </table:table-cell>
          <table:table-cell office:value-type="float" office:value="9.1101" calcext:value-type="float">
            <text:p>9.1101</text:p>
          </table:table-cell>
          <table:table-cell office:value-type="float" office:value="1.15208" calcext:value-type="float">
            <text:p>1.15208</text:p>
          </table:table-cell>
          <table:table-cell office:value-type="float" office:value="5.03798" calcext:value-type="float">
            <text:p>5.03798</text:p>
          </table:table-cell>
          <table:table-cell office:value-type="float" office:value="0.974245" calcext:value-type="float">
            <text:p>0.974245</text:p>
          </table:table-cell>
          <table:table-cell table:formula="of:=SQRT([.M35]*[.M35] +[.N35]*[.N35])" office:value-type="float" office:value="5.1313152115637" calcext:value-type="float">
            <text:p>5.1313152116</text:p>
          </table:table-cell>
        </table:table-row>
        <table:table-row table:style-name="ro3">
          <table:table-cell office:value-type="float" office:value="1477010444700000" calcext:value-type="float">
            <text:p>1477010444700000</text:p>
          </table:table-cell>
          <table:table-cell office:value-type="float" office:value="9.35089" calcext:value-type="float">
            <text:p>9.35089</text:p>
          </table:table-cell>
          <table:table-cell office:value-type="float" office:value="1.0838" calcext:value-type="float">
            <text:p>1.0838</text:p>
          </table:table-cell>
          <table:table-cell office:value-type="float" office:value="5.16757" calcext:value-type="float">
            <text:p>5.16757</text:p>
          </table:table-cell>
          <table:table-cell office:value-type="float" office:value="0.157691" calcext:value-type="float">
            <text:p>0.157691</text:p>
          </table:table-cell>
          <table:table-cell office:value-type="float" office:value="0.14367" calcext:value-type="float">
            <text:p>0.14367</text:p>
          </table:table-cell>
          <table:table-cell office:value-type="string" calcext:value-type="string">
            <text:p>lidar</text:p>
          </table:table-cell>
          <table:table-cell office:value-type="float" office:value="0.533401" calcext:value-type="float">
            <text:p>0.533401</text:p>
          </table:table-cell>
          <table:table-cell office:value-type="float" office:value="9.25579" calcext:value-type="float">
            <text:p>9.25579</text:p>
          </table:table-cell>
          <table:table-cell office:value-type="float" office:value="1.04913" calcext:value-type="float">
            <text:p>1.04913</text:p>
          </table:table-cell>
          <table:table-cell office:value-type="float" office:value="9.36172" calcext:value-type="float">
            <text:p>9.36172</text:p>
          </table:table-cell>
          <table:table-cell office:value-type="float" office:value="1.20223" calcext:value-type="float">
            <text:p>1.20223</text:p>
          </table:table-cell>
          <table:table-cell office:value-type="float" office:value="5.0228" calcext:value-type="float">
            <text:p>5.0228</text:p>
          </table:table-cell>
          <table:table-cell office:value-type="float" office:value="1.03082" calcext:value-type="float">
            <text:p>1.03082</text:p>
          </table:table-cell>
          <table:table-cell table:formula="of:=SQRT([.M36]*[.M36] +[.N36]*[.N36])" office:value-type="float" office:value="5.1274857105993" calcext:value-type="float">
            <text:p>5.1274857106</text:p>
          </table:table-cell>
        </table:table-row>
        <table:table-row table:style-name="ro3">
          <table:table-cell office:value-type="float" office:value="1477010444750000" calcext:value-type="float">
            <text:p>1477010444750000</text:p>
          </table:table-cell>
          <table:table-cell office:value-type="float" office:value="9.62287" calcext:value-type="float">
            <text:p>9.62287</text:p>
          </table:table-cell>
          <table:table-cell office:value-type="float" office:value="1.16572" calcext:value-type="float">
            <text:p>1.16572</text:p>
          </table:table-cell>
          <table:table-cell office:value-type="float" office:value="5.19357" calcext:value-type="float">
            <text:p>5.19357</text:p>
          </table:table-cell>
          <table:table-cell office:value-type="float" office:value="0.188545" calcext:value-type="float">
            <text:p>0.188545</text:p>
          </table:table-cell>
          <table:table-cell office:value-type="float" office:value="0.181514" calcext:value-type="float">
            <text:p>0.181514</text:p>
          </table:table-cell>
          <table:table-cell office:value-type="string" calcext:value-type="string">
            <text:p>radar</text:p>
          </table:table-cell>
          <table:table-cell office:value-type="float" office:value="4.50421" calcext:value-type="float">
            <text:p>4.50421</text:p>
          </table:table-cell>
          <table:table-cell office:value-type="float" office:value="10.1016" calcext:value-type="float">
            <text:p>10.1016</text:p>
          </table:table-cell>
          <table:table-cell office:value-type="float" office:value="1.52474" calcext:value-type="float">
            <text:p>1.52474</text:p>
          </table:table-cell>
          <table:table-cell office:value-type="float" office:value="9.61255" calcext:value-type="float">
            <text:p>9.61255</text:p>
          </table:table-cell>
          <table:table-cell office:value-type="float" office:value="1.25524" calcext:value-type="float">
            <text:p>1.25524</text:p>
          </table:table-cell>
          <table:table-cell office:value-type="float" office:value="5.00656" calcext:value-type="float">
            <text:p>5.00656</text:p>
          </table:table-cell>
          <table:table-cell office:value-type="float" office:value="1.08873" calcext:value-type="float">
            <text:p>1.08873</text:p>
          </table:table-cell>
          <table:table-cell table:formula="of:=SQRT([.M37]*[.M37] +[.N37]*[.N37])" office:value-type="float" office:value="5.12357063447944" calcext:value-type="float">
            <text:p>5.1235706345</text:p>
          </table:table-cell>
        </table:table-row>
        <table:table-row table:style-name="ro3">
          <table:table-cell office:value-type="float" office:value="1477010444800000" calcext:value-type="float">
            <text:p>1477010444800000</text:p>
          </table:table-cell>
          <table:table-cell office:value-type="float" office:value="9.89056" calcext:value-type="float">
            <text:p>9.89056</text:p>
          </table:table-cell>
          <table:table-cell office:value-type="float" office:value="1.30013" calcext:value-type="float">
            <text:p>1.30013</text:p>
          </table:table-cell>
          <table:table-cell office:value-type="float" office:value="5.21662" calcext:value-type="float">
            <text:p>5.21662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268259" calcext:value-type="float">
            <text:p>0.268259</text:p>
          </table:table-cell>
          <table:table-cell office:value-type="string" calcext:value-type="string">
            <text:p>lidar</text:p>
          </table:table-cell>
          <table:table-cell office:value-type="float" office:value="2.69886" calcext:value-type="float">
            <text:p>2.69886</text:p>
          </table:table-cell>
          <table:table-cell office:value-type="float" office:value="10.0484" calcext:value-type="float">
            <text:p>10.0484</text:p>
          </table:table-cell>
          <table:table-cell office:value-type="float" office:value="1.44598" calcext:value-type="float">
            <text:p>1.44598</text:p>
          </table:table-cell>
          <table:table-cell office:value-type="float" office:value="9.86254" calcext:value-type="float">
            <text:p>9.86254</text:p>
          </table:table-cell>
          <table:table-cell office:value-type="float" office:value="1.31118" calcext:value-type="float">
            <text:p>1.31118</text:p>
          </table:table-cell>
          <table:table-cell office:value-type="float" office:value="4.98922" calcext:value-type="float">
            <text:p>4.98922</text:p>
          </table:table-cell>
          <table:table-cell office:value-type="float" office:value="1.14794" calcext:value-type="float">
            <text:p>1.14794</text:p>
          </table:table-cell>
          <table:table-cell table:formula="of:=SQRT([.M38]*[.M38] +[.N38]*[.N38])" office:value-type="float" office:value="5.11957834709071" calcext:value-type="float">
            <text:p>5.1195783471</text:p>
          </table:table-cell>
        </table:table-row>
        <table:table-row table:style-name="ro3">
          <table:table-cell office:value-type="float" office:value="1477010444850000" calcext:value-type="float">
            <text:p>1477010444850000</text:p>
          </table:table-cell>
          <table:table-cell office:value-type="float" office:value="10.1395" calcext:value-type="float">
            <text:p>10.1395</text:p>
          </table:table-cell>
          <table:table-cell office:value-type="float" office:value="1.41363" calcext:value-type="float">
            <text:p>1.41363</text:p>
          </table:table-cell>
          <table:table-cell office:value-type="float" office:value="5.2105" calcext:value-type="float">
            <text:p>5.2105</text:p>
          </table:table-cell>
          <table:table-cell office:value-type="float" office:value="0.29886" calcext:value-type="float">
            <text:p>0.29886</text:p>
          </table:table-cell>
          <table:table-cell office:value-type="float" office:value="0.336561" calcext:value-type="float">
            <text:p>0.336561</text:p>
          </table:table-cell>
          <table:table-cell office:value-type="string" calcext:value-type="string">
            <text:p>radar</text:p>
          </table:table-cell>
          <table:table-cell office:value-type="float" office:value="4.18009" calcext:value-type="float">
            <text:p>4.18009</text:p>
          </table:table-cell>
          <table:table-cell office:value-type="float" office:value="10.5377" calcext:value-type="float">
            <text:p>10.5377</text:p>
          </table:table-cell>
          <table:table-cell office:value-type="float" office:value="1.72555" calcext:value-type="float">
            <text:p>1.72555</text:p>
          </table:table-cell>
          <table:table-cell office:value-type="float" office:value="10.1117" calcext:value-type="float">
            <text:p>10.1117</text:p>
          </table:table-cell>
          <table:table-cell office:value-type="float" office:value="1.37011" calcext:value-type="float">
            <text:p>1.37011</text:p>
          </table:table-cell>
          <table:table-cell office:value-type="float" office:value="4.97074" calcext:value-type="float">
            <text:p>4.97074</text:p>
          </table:table-cell>
          <table:table-cell office:value-type="float" office:value="1.20841" calcext:value-type="float">
            <text:p>1.20841</text:p>
          </table:table-cell>
          <table:table-cell table:formula="of:=SQRT([.M39]*[.M39] +[.N39]*[.N39])" office:value-type="float" office:value="5.11551667729663" calcext:value-type="float">
            <text:p>5.1155166773</text:p>
          </table:table-cell>
        </table:table-row>
        <table:table-row table:style-name="ro3">
          <table:table-cell office:value-type="float" office:value="1477010444900000" calcext:value-type="float">
            <text:p>1477010444900000</text:p>
          </table:table-cell>
          <table:table-cell office:value-type="float" office:value="10.3703" calcext:value-type="float">
            <text:p>10.3703</text:p>
          </table:table-cell>
          <table:table-cell office:value-type="float" office:value="1.4857" calcext:value-type="float">
            <text:p>1.4857</text:p>
          </table:table-cell>
          <table:table-cell office:value-type="float" office:value="5.19492" calcext:value-type="float">
            <text:p>5.19492</text:p>
          </table:table-cell>
          <table:table-cell office:value-type="float" office:value="0.313933" calcext:value-type="float">
            <text:p>0.313933</text:p>
          </table:table-cell>
          <table:table-cell office:value-type="float" office:value="0.335025" calcext:value-type="float">
            <text:p>0.335025</text:p>
          </table:table-cell>
          <table:table-cell office:value-type="string" calcext:value-type="string">
            <text:p>lidar</text:p>
          </table:table-cell>
          <table:table-cell office:value-type="float" office:value="0.779878" calcext:value-type="float">
            <text:p>0.779878</text:p>
          </table:table-cell>
          <table:table-cell office:value-type="float" office:value="10.2492" calcext:value-type="float">
            <text:p>10.2492</text:p>
          </table:table-cell>
          <table:table-cell office:value-type="float" office:value="1.45907" calcext:value-type="float">
            <text:p>1.45907</text:p>
          </table:table-cell>
          <table:table-cell office:value-type="float" office:value="10.3598" calcext:value-type="float">
            <text:p>10.3598</text:p>
          </table:table-cell>
          <table:table-cell office:value-type="float" office:value="1.4321" calcext:value-type="float">
            <text:p>1.4321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701" calcext:value-type="float">
            <text:p>1.2701</text:p>
          </table:table-cell>
          <table:table-cell table:formula="of:=SQRT([.M40]*[.M40] +[.N40]*[.N40])" office:value-type="float" office:value="5.11137448575234" calcext:value-type="float">
            <text:p>5.1113744858</text:p>
          </table:table-cell>
        </table:table-row>
        <table:table-row table:style-name="ro3">
          <table:table-cell office:value-type="float" office:value="1477010444950000" calcext:value-type="float">
            <text:p>1477010444950000</text:p>
          </table:table-cell>
          <table:table-cell office:value-type="float" office:value="10.6041" calcext:value-type="float">
            <text:p>10.6041</text:p>
          </table:table-cell>
          <table:table-cell office:value-type="float" office:value="1.6033" calcext:value-type="float">
            <text:p>1.6033</text:p>
          </table:table-cell>
          <table:table-cell office:value-type="float" office:value="5.17666" calcext:value-type="float">
            <text:p>5.17666</text:p>
          </table:table-cell>
          <table:table-cell office:value-type="float" office:value="0.36507" calcext:value-type="float">
            <text:p>0.36507</text:p>
          </table:table-cell>
          <table:table-cell office:value-type="float" office:value="0.411474" calcext:value-type="float">
            <text:p>0.411474</text:p>
          </table:table-cell>
          <table:table-cell office:value-type="string" calcext:value-type="string">
            <text:p>radar</text:p>
          </table:table-cell>
          <table:table-cell office:value-type="float" office:value="3.93868" calcext:value-type="float">
            <text:p>3.93868</text:p>
          </table:table-cell>
          <table:table-cell office:value-type="float" office:value="10.9084" calcext:value-type="float">
            <text:p>10.9084</text:p>
          </table:table-cell>
          <table:table-cell office:value-type="float" office:value="1.70343" calcext:value-type="float">
            <text:p>1.70343</text:p>
          </table:table-cell>
          <table:table-cell office:value-type="float" office:value="10.6069" calcext:value-type="float">
            <text:p>10.6069</text:p>
          </table:table-cell>
          <table:table-cell office:value-type="float" office:value="1.49721" calcext:value-type="float">
            <text:p>1.49721</text:p>
          </table:table-cell>
          <table:table-cell office:value-type="float" office:value="4.93014" calcext:value-type="float">
            <text:p>4.93014</text:p>
          </table:table-cell>
          <table:table-cell office:value-type="float" office:value="1.33298" calcext:value-type="float">
            <text:p>1.33298</text:p>
          </table:table-cell>
          <table:table-cell table:formula="of:=SQRT([.M41]*[.M41] +[.N41]*[.N41])" office:value-type="float" office:value="5.10716321454484" calcext:value-type="float">
            <text:p>5.1071632145</text:p>
          </table:table-cell>
        </table:table-row>
        <table:table-row table:style-name="ro3">
          <table:table-cell office:value-type="float" office:value="1477010445000000" calcext:value-type="float">
            <text:p>1477010445000000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1.60944" calcext:value-type="float">
            <text:p>1.60944</text:p>
          </table:table-cell>
          <table:table-cell office:value-type="float" office:value="5.15493" calcext:value-type="float">
            <text:p>5.15493</text:p>
          </table:table-cell>
          <table:table-cell office:value-type="float" office:value="0.332369" calcext:value-type="float">
            <text:p>0.332369</text:p>
          </table:table-cell>
          <table:table-cell office:value-type="float" office:value="0.326357" calcext:value-type="float">
            <text:p>0.326357</text:p>
          </table:table-cell>
          <table:table-cell office:value-type="string" calcext:value-type="string">
            <text:p>lidar</text:p>
          </table:table-cell>
          <table:table-cell office:value-type="float" office:value="2.27013" calcext:value-type="float">
            <text:p>2.27013</text:p>
          </table:table-cell>
          <table:table-cell office:value-type="float" office:value="10.7313" calcext:value-type="float">
            <text:p>10.7313</text:p>
          </table:table-cell>
          <table:table-cell office:value-type="float" office:value="1.45265" calcext:value-type="float">
            <text:p>1.45265</text:p>
          </table:table-cell>
          <table:table-cell office:value-type="float" office:value="10.853" calcext:value-type="float">
            <text:p>10.853</text:p>
          </table:table-cell>
          <table:table-cell office:value-type="float" office:value="1.56549" calcext:value-type="float">
            <text:p>1.56549</text:p>
          </table:table-cell>
          <table:table-cell office:value-type="float" office:value="4.90794" calcext:value-type="float">
            <text:p>4.90794</text:p>
          </table:table-cell>
          <table:table-cell office:value-type="float" office:value="1.39701" calcext:value-type="float">
            <text:p>1.39701</text:p>
          </table:table-cell>
          <table:table-cell table:formula="of:=SQRT([.M42]*[.M42] +[.N42]*[.N42])" office:value-type="float" office:value="5.10289251147817" calcext:value-type="float">
            <text:p>5.1028925115</text:p>
          </table:table-cell>
        </table:table-row>
        <table:table-row table:style-name="ro3">
          <table:table-cell office:value-type="float" office:value="1477010445050000" calcext:value-type="float">
            <text:p>1477010445050000</text:p>
          </table:table-cell>
          <table:table-cell office:value-type="float" office:value="11.107" calcext:value-type="float">
            <text:p>11.107</text:p>
          </table:table-cell>
          <table:table-cell office:value-type="float" office:value="1.66028" calcext:value-type="float">
            <text:p>1.66028</text:p>
          </table:table-cell>
          <table:table-cell office:value-type="float" office:value="5.16651" calcext:value-type="float">
            <text:p>5.16651</text:p>
          </table:table-cell>
          <table:table-cell office:value-type="float" office:value="0.321749" calcext:value-type="float">
            <text:p>0.321749</text:p>
          </table:table-cell>
          <table:table-cell office:value-type="float" office:value="0.277492" calcext:value-type="float">
            <text:p>0.277492</text:p>
          </table:table-cell>
          <table:table-cell office:value-type="string" calcext:value-type="string">
            <text:p>radar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11.4783" calcext:value-type="float">
            <text:p>11.4783</text:p>
          </table:table-cell>
          <table:table-cell office:value-type="float" office:value="1.42876" calcext:value-type="float">
            <text:p>1.42876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1.637" calcext:value-type="float">
            <text:p>1.637</text:p>
          </table:table-cell>
          <table:table-cell office:value-type="float" office:value="4.8844" calcext:value-type="float">
            <text:p>4.8844</text:p>
          </table:table-cell>
          <table:table-cell office:value-type="float" office:value="1.46213" calcext:value-type="float">
            <text:p>1.46213</text:p>
          </table:table-cell>
          <table:table-cell table:formula="of:=SQRT([.M43]*[.M43] +[.N43]*[.N43])" office:value-type="float" office:value="5.09854758699966" calcext:value-type="float">
            <text:p>5.098547587</text:p>
          </table:table-cell>
        </table:table-row>
        <table:table-row table:style-name="ro3">
          <table:table-cell office:value-type="float" office:value="1477010445100000" calcext:value-type="float">
            <text:p>1477010445100000</text:p>
          </table:table-cell>
          <table:table-cell office:value-type="float" office:value="11.3913" calcext:value-type="float">
            <text:p>11.3913</text:p>
          </table:table-cell>
          <table:table-cell office:value-type="float" office:value="1.67855" calcext:value-type="float">
            <text:p>1.67855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289446" calcext:value-type="float">
            <text:p>0.289446</text:p>
          </table:table-cell>
          <table:table-cell office:value-type="float" office:value="0.200312" calcext:value-type="float">
            <text:p>0.200312</text:p>
          </table:table-cell>
          <table:table-cell office:value-type="string" calcext:value-type="string">
            <text:p>lidar</text:p>
          </table:table-cell>
          <table:table-cell office:value-type="float" office:value="2.42155" calcext:value-type="float">
            <text:p>2.42155</text:p>
          </table:table-cell>
          <table:table-cell office:value-type="float" office:value="11.587" calcext:value-type="float">
            <text:p>11.587</text:p>
          </table:table-cell>
          <table:table-cell office:value-type="float" office:value="1.61462" calcext:value-type="float">
            <text:p>1.61462</text:p>
          </table:table-cell>
          <table:table-cell office:value-type="float" office:value="11.3416" calcext:value-type="float">
            <text:p>11.3416</text:p>
          </table:table-cell>
          <table:table-cell office:value-type="float" office:value="1.71179" calcext:value-type="float">
            <text:p>1.71179</text:p>
          </table:table-cell>
          <table:table-cell office:value-type="float" office:value="4.85948" calcext:value-type="float">
            <text:p>4.85948</text:p>
          </table:table-cell>
          <table:table-cell office:value-type="float" office:value="1.52832" calcext:value-type="float">
            <text:p>1.52832</text:p>
          </table:table-cell>
          <table:table-cell table:formula="of:=SQRT([.M44]*[.M44] +[.N44]*[.N44])" office:value-type="float" office:value="5.09414447113546" calcext:value-type="float">
            <text:p>5.0941444711</text:p>
          </table:table-cell>
        </table:table-row>
        <table:table-row table:style-name="ro3">
          <table:table-cell office:value-type="float" office:value="1477010445150000" calcext:value-type="float">
            <text:p>1477010445150000</text:p>
          </table:table-cell>
          <table:table-cell office:value-type="float" office:value="11.6271" calcext:value-type="float">
            <text:p>11.6271</text:p>
          </table:table-cell>
          <table:table-cell office:value-type="float" office:value="1.74545" calcext:value-type="float">
            <text:p>1.74545</text:p>
          </table:table-cell>
          <table:table-cell office:value-type="float" office:value="5.16362" calcext:value-type="float">
            <text:p>5.16362</text:p>
          </table:table-cell>
          <table:table-cell office:value-type="float" office:value="0.300389" calcext:value-type="float">
            <text:p>0.300389</text:p>
          </table:table-cell>
          <table:table-cell office:value-type="float" office:value="0.209843" calcext:value-type="float">
            <text:p>0.209843</text:p>
          </table:table-cell>
          <table:table-cell office:value-type="string" calcext:value-type="string">
            <text:p>radar</text:p>
          </table:table-cell>
          <table:table-cell office:value-type="float" office:value="1.24532" calcext:value-type="float">
            <text:p>1.24532</text:p>
          </table:table-cell>
          <table:table-cell office:value-type="float" office:value="11.4763" calcext:value-type="float">
            <text:p>11.4763</text:p>
          </table:table-cell>
          <table:table-cell office:value-type="float" office:value="1.53917" calcext:value-type="float">
            <text:p>1.53917</text:p>
          </table:table-cell>
          <table:table-cell office:value-type="float" office:value="11.584" calcext:value-type="float">
            <text:p>11.584</text:p>
          </table:table-cell>
          <table:table-cell office:value-type="float" office:value="1.78992" calcext:value-type="float">
            <text:p>1.78992</text:p>
          </table:table-cell>
          <table:table-cell office:value-type="float" office:value="4.83313" calcext:value-type="float">
            <text:p>4.83313</text:p>
          </table:table-cell>
          <table:table-cell office:value-type="float" office:value="1.59551" calcext:value-type="float">
            <text:p>1.59551</text:p>
          </table:table-cell>
          <table:table-cell table:formula="of:=SQRT([.M45]*[.M45] +[.N45]*[.N45])" office:value-type="float" office:value="5.08967560429935" calcext:value-type="float">
            <text:p>5.0896756043</text:p>
          </table:table-cell>
        </table:table-row>
        <table:table-row table:style-name="ro3">
          <table:table-cell office:value-type="float" office:value="1477010445200000" calcext:value-type="float">
            <text:p>1477010445200000</text:p>
          </table:table-cell>
          <table:table-cell office:value-type="float" office:value="11.8647" calcext:value-type="float">
            <text:p>11.8647</text:p>
          </table:table-cell>
          <table:table-cell office:value-type="float" office:value="1.79921" calcext:value-type="float">
            <text:p>1.79921</text:p>
          </table:table-cell>
          <table:table-cell office:value-type="float" office:value="5.15038" calcext:value-type="float">
            <text:p>5.15038</text:p>
          </table:table-cell>
          <table:table-cell office:value-type="float" office:value="0.298199" calcext:value-type="float">
            <text:p>0.298199</text:p>
          </table:table-cell>
          <table:table-cell office:value-type="float" office:value="0.190017" calcext:value-type="float">
            <text:p>0.190017</text:p>
          </table:table-cell>
          <table:table-cell office:value-type="string" calcext:value-type="string">
            <text:p>lidar</text:p>
          </table:table-cell>
          <table:table-cell office:value-type="float" office:value="0.539848" calcext:value-type="float">
            <text:p>0.539848</text:p>
          </table:table-cell>
          <table:table-cell office:value-type="float" office:value="11.7788" calcext:value-type="float">
            <text:p>11.7788</text:p>
          </table:table-cell>
          <table:table-cell office:value-type="float" office:value="1.74591" calcext:value-type="float">
            <text:p>1.74591</text:p>
          </table:table-cell>
          <table:table-cell office:value-type="float" office:value="11.8251" calcext:value-type="float">
            <text:p>11.8251</text:p>
          </table:table-cell>
          <table:table-cell office:value-type="float" office:value="1.87144" calcext:value-type="float">
            <text:p>1.87144</text:p>
          </table:table-cell>
          <table:table-cell office:value-type="float" office:value="4.80531" calcext:value-type="float">
            <text:p>4.80531</text:p>
          </table:table-cell>
          <table:table-cell office:value-type="float" office:value="1.66366" calcext:value-type="float">
            <text:p>1.66366</text:p>
          </table:table-cell>
          <table:table-cell table:formula="of:=SQRT([.M46]*[.M46] +[.N46]*[.N46])" office:value-type="float" office:value="5.08515179632821" calcext:value-type="float">
            <text:p>5.0851517963</text:p>
          </table:table-cell>
        </table:table-row>
        <table:table-row table:style-name="ro3">
          <table:table-cell office:value-type="float" office:value="1477010445250000" calcext:value-type="float">
            <text:p>1477010445250000</text:p>
          </table:table-cell>
          <table:table-cell office:value-type="float" office:value="12.1146" calcext:value-type="float">
            <text:p>12.1146</text:p>
          </table:table-cell>
          <table:table-cell office:value-type="float" office:value="1.89025" calcext:value-type="float">
            <text:p>1.89025</text:p>
          </table:table-cell>
          <table:table-cell office:value-type="float" office:value="5.16498" calcext:value-type="float">
            <text:p>5.16498</text:p>
          </table:table-cell>
          <table:table-cell office:value-type="float" office:value="0.312021" calcext:value-type="float">
            <text:p>0.312021</text:p>
          </table:table-cell>
          <table:table-cell office:value-type="float" office:value="0.190079" calcext:value-type="float">
            <text:p>0.190079</text:p>
          </table:table-cell>
          <table:table-cell office:value-type="string" calcext:value-type="string">
            <text:p>radar</text:p>
          </table:table-cell>
          <table:table-cell office:value-type="float" office:value="0.977191" calcext:value-type="float">
            <text:p>0.977191</text:p>
          </table:table-cell>
          <table:table-cell office:value-type="float" office:value="12.136" calcext:value-type="float">
            <text:p>12.136</text:p>
          </table:table-cell>
          <table:table-cell office:value-type="float" office:value="2.14937" calcext:value-type="float">
            <text:p>2.14937</text:p>
          </table:table-cell>
          <table:table-cell office:value-type="float" office:value="12.0647" calcext:value-type="float">
            <text:p>12.0647</text:p>
          </table:table-cell>
          <table:table-cell office:value-type="float" office:value="1.95639" calcext:value-type="float">
            <text:p>1.95639</text:p>
          </table:table-cell>
          <table:table-cell office:value-type="float" office:value="4.77598" calcext:value-type="float">
            <text:p>4.77598</text:p>
          </table:table-cell>
          <table:table-cell office:value-type="float" office:value="1.73273" calcext:value-type="float">
            <text:p>1.73273</text:p>
          </table:table-cell>
          <table:table-cell table:formula="of:=SQRT([.M47]*[.M47] +[.N47]*[.N47])" office:value-type="float" office:value="5.08058443619433" calcext:value-type="float">
            <text:p>5.0805844362</text:p>
          </table:table-cell>
        </table:table-row>
        <table:table-row table:style-name="ro3">
          <table:table-cell office:value-type="float" office:value="1477010445300000" calcext:value-type="float">
            <text:p>1477010445300000</text:p>
          </table:table-cell>
          <table:table-cell office:value-type="float" office:value="12.3671" calcext:value-type="float">
            <text:p>12.3671</text:p>
          </table:table-cell>
          <table:table-cell office:value-type="float" office:value="1.89954" calcext:value-type="float">
            <text:p>1.89954</text:p>
          </table:table-cell>
          <table:table-cell office:value-type="float" office:value="5.15028" calcext:value-type="float">
            <text:p>5.15028</text:p>
          </table:table-cell>
          <table:table-cell office:value-type="float" office:value="0.277887" calcext:value-type="float">
            <text:p>0.277887</text:p>
          </table:table-cell>
          <table:table-cell office:value-type="float" office:value="0.119576" calcext:value-type="float">
            <text:p>0.119576</text:p>
          </table:table-cell>
          <table:table-cell office:value-type="string" calcext:value-type="string">
            <text:p>lidar</text:p>
          </table:table-cell>
          <table:table-cell office:value-type="float" office:value="1.03582" calcext:value-type="float">
            <text:p>1.03582</text:p>
          </table:table-cell>
          <table:table-cell office:value-type="float" office:value="12.3226" calcext:value-type="float">
            <text:p>12.3226</text:p>
          </table:table-cell>
          <table:table-cell office:value-type="float" office:value="1.78353" calcext:value-type="float">
            <text:p>1.78353</text:p>
          </table:table-cell>
          <table:table-cell office:value-type="float" office:value="12.3029" calcext:value-type="float">
            <text:p>12.3029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4.74508" calcext:value-type="float">
            <text:p>4.74508</text:p>
          </table:table-cell>
          <table:table-cell office:value-type="float" office:value="1.80265" calcext:value-type="float">
            <text:p>1.80265</text:p>
          </table:table-cell>
          <table:table-cell table:formula="of:=SQRT([.M48]*[.M48] +[.N48]*[.N48])" office:value-type="float" office:value="5.07595618863087" calcext:value-type="float">
            <text:p>5.0759561886</text:p>
          </table:table-cell>
        </table:table-row>
        <table:table-row table:style-name="ro3">
          <table:table-cell office:value-type="float" office:value="1477010445350000" calcext:value-type="float">
            <text:p>1477010445350000</text:p>
          </table:table-cell>
          <table:table-cell office:value-type="float" office:value="12.6215" calcext:value-type="float">
            <text:p>12.6215</text:p>
          </table:table-cell>
          <table:table-cell office:value-type="float" office:value="1.95098" calcext:value-type="float">
            <text:p>1.95098</text:p>
          </table:table-cell>
          <table:table-cell office:value-type="float" office:value="5.15777" calcext:value-type="float">
            <text:p>5.15777</text:p>
          </table:table-cell>
          <table:table-cell office:value-type="float" office:value="0.267347" calcext:value-type="float">
            <text:p>0.267347</text:p>
          </table:table-cell>
          <table:table-cell office:value-type="float" office:value="0.0860688" calcext:value-type="float">
            <text:p>0.0860688</text:p>
          </table:table-cell>
          <table:table-cell office:value-type="string" calcext:value-type="string">
            <text:p>radar</text:p>
          </table:table-cell>
          <table:table-cell office:value-type="float" office:value="0.829689" calcext:value-type="float">
            <text:p>0.829689</text:p>
          </table:table-cell>
          <table:table-cell office:value-type="float" office:value="12.5457" calcext:value-type="float">
            <text:p>12.5457</text:p>
          </table:table-cell>
          <table:table-cell office:value-type="float" office:value="1.77728" calcext:value-type="float">
            <text:p>1.77728</text:p>
          </table:table-cell>
          <table:table-cell office:value-type="float" office:value="12.5394" calcext:value-type="float">
            <text:p>12.5394</text:p>
          </table:table-cell>
          <table:table-cell office:value-type="float" office:value="2.13677" calcext:value-type="float">
            <text:p>2.13677</text:p>
          </table:table-cell>
          <table:table-cell office:value-type="float" office:value="4.71257" calcext:value-type="float">
            <text:p>4.71257</text:p>
          </table:table-cell>
          <table:table-cell office:value-type="float" office:value="1.87338" calcext:value-type="float">
            <text:p>1.87338</text:p>
          </table:table-cell>
          <table:table-cell table:formula="of:=SQRT([.M49]*[.M49] +[.N49]*[.N49])" office:value-type="float" office:value="5.07127879625051" calcext:value-type="float">
            <text:p>5.0712787963</text:p>
          </table:table-cell>
        </table:table-row>
        <table:table-row table:style-name="ro3">
          <table:table-cell office:value-type="float" office:value="1477010445400000" calcext:value-type="float">
            <text:p>1477010445400000</text:p>
          </table:table-cell>
          <table:table-cell office:value-type="float" office:value="12.8208" calcext:value-type="float">
            <text:p>12.8208</text:p>
          </table:table-cell>
          <table:table-cell office:value-type="float" office:value="2.10077" calcext:value-type="float">
            <text:p>2.10077</text:p>
          </table:table-cell>
          <table:table-cell office:value-type="float" office:value="5.14159" calcext:value-type="float">
            <text:p>5.14159</text:p>
          </table:table-cell>
          <table:table-cell office:value-type="float" office:value="0.328706" calcext:value-type="float">
            <text:p>0.328706</text:p>
          </table:table-cell>
          <table:table-cell office:value-type="float" office:value="0.179504" calcext:value-type="float">
            <text:p>0.179504</text:p>
          </table:table-cell>
          <table:table-cell office:value-type="string" calcext:value-type="string">
            <text:p>lidar</text:p>
          </table:table-cell>
          <table:table-cell office:value-type="float" office:value="3.32242" calcext:value-type="float">
            <text:p>3.32242</text:p>
          </table:table-cell>
          <table:table-cell office:value-type="float" office:value="12.5924" calcext:value-type="float">
            <text:p>12.5924</text:p>
          </table:table-cell>
          <table:table-cell office:value-type="float" office:value="2.17509" calcext:value-type="float">
            <text:p>2.17509</text:p>
          </table:table-cell>
          <table:table-cell office:value-type="float" office:value="12.7743" calcext:value-type="float">
            <text:p>12.7743</text:p>
          </table:table-cell>
          <table:table-cell office:value-type="float" office:value="2.23227" calcext:value-type="float">
            <text:p>2.23227</text:p>
          </table:table-cell>
          <table:table-cell office:value-type="float" office:value="4.67842" calcext:value-type="float">
            <text:p>4.67842</text:p>
          </table:table-cell>
          <table:table-cell office:value-type="float" office:value="1.94485" calcext:value-type="float">
            <text:p>1.94485</text:p>
          </table:table-cell>
          <table:table-cell table:formula="of:=SQRT([.M50]*[.M50] +[.N50]*[.N50])" office:value-type="float" office:value="5.06656246570592" calcext:value-type="float">
            <text:p>5.0665624657</text:p>
          </table:table-cell>
        </table:table-row>
        <table:table-row table:style-name="ro3">
          <table:table-cell office:value-type="float" office:value="1477010445450000" calcext:value-type="float">
            <text:p>1477010445450000</text:p>
          </table:table-cell>
          <table:table-cell office:value-type="float" office:value="13.0784" calcext:value-type="float">
            <text:p>13.0784</text:p>
          </table:table-cell>
          <table:table-cell office:value-type="float" office:value="2.19924" calcext:value-type="float">
            <text:p>2.19924</text:p>
          </table:table-cell>
          <table:table-cell office:value-type="float" office:value="5.17097" calcext:value-type="float">
            <text:p>5.17097</text:p>
          </table:table-cell>
          <table:table-cell office:value-type="float" office:value="0.335473" calcext:value-type="float">
            <text:p>0.335473</text:p>
          </table:table-cell>
          <table:table-cell office:value-type="float" office:value="0.160161" calcext:value-type="float">
            <text:p>0.160161</text:p>
          </table:table-cell>
          <table:table-cell office:value-type="string" calcext:value-type="string">
            <text:p>radar</text:p>
          </table:table-cell>
          <table:table-cell office:value-type="float" office:value="3.39906" calcext:value-type="float">
            <text:p>3.39906</text:p>
          </table:table-cell>
          <table:table-cell office:value-type="float" office:value="13.2198" calcext:value-type="float">
            <text:p>13.2198</text:p>
          </table:table-cell>
          <table:table-cell office:value-type="float" office:value="2.6644" calcext:value-type="float">
            <text:p>2.6644</text:p>
          </table:table-cell>
          <table:table-cell office:value-type="float" office:value="13.0075" calcext:value-type="float">
            <text:p>13.0075</text:p>
          </table:table-cell>
          <table:table-cell office:value-type="float" office:value="2.33137" calcext:value-type="float">
            <text:p>2.33137</text:p>
          </table:table-cell>
          <table:table-cell office:value-type="float" office:value="4.64258" calcext:value-type="float">
            <text:p>4.64258</text:p>
          </table:table-cell>
          <table:table-cell office:value-type="float" office:value="2.01701" calcext:value-type="float">
            <text:p>2.01701</text:p>
          </table:table-cell>
          <table:table-cell table:formula="of:=SQRT([.M51]*[.M51] +[.N51]*[.N51])" office:value-type="float" office:value="5.06180584342189" calcext:value-type="float">
            <text:p>5.0618058434</text:p>
          </table:table-cell>
        </table:table-row>
        <table:table-row table:style-name="ro3">
          <table:table-cell office:value-type="float" office:value="1477010445500000" calcext:value-type="float">
            <text:p>1477010445500000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2.35072" calcext:value-type="float">
            <text:p>2.35072</text:p>
          </table:table-cell>
          <table:table-cell office:value-type="float" office:value="5.15733" calcext:value-type="float">
            <text:p>5.15733</text:p>
          </table:table-cell>
          <table:table-cell office:value-type="float" office:value="0.389906" calcext:value-type="float">
            <text:p>0.389906</text:p>
          </table:table-cell>
          <table:table-cell office:value-type="float" office:value="0.236003" calcext:value-type="float">
            <text:p>0.236003</text:p>
          </table:table-cell>
          <table:table-cell office:value-type="string" calcext:value-type="string">
            <text:p>lidar</text:p>
          </table:table-cell>
          <table:table-cell office:value-type="float" office:value="2.30993" calcext:value-type="float">
            <text:p>2.30993</text:p>
          </table:table-cell>
          <table:table-cell office:value-type="float" office:value="13.0875" calcext:value-type="float">
            <text:p>13.0875</text:p>
          </table:table-cell>
          <table:table-cell office:value-type="float" office:value="2.40708" calcext:value-type="float">
            <text:p>2.40708</text:p>
          </table:table-cell>
          <table:table-cell office:value-type="float" office:value="13.2388" calcext:value-type="float">
            <text:p>13.2388</text:p>
          </table:table-cell>
          <table:table-cell office:value-type="float" office:value="2.43409" calcext:value-type="float">
            <text:p>2.43409</text:p>
          </table:table-cell>
          <table:table-cell office:value-type="float" office:value="4.605" calcext:value-type="float">
            <text:p>4.605</text:p>
          </table:table-cell>
          <table:table-cell office:value-type="float" office:value="2.08981" calcext:value-type="float">
            <text:p>2.08981</text:p>
          </table:table-cell>
          <table:table-cell table:formula="of:=SQRT([.M52]*[.M52] +[.N52]*[.N52])" office:value-type="float" office:value="5.05700809136193" calcext:value-type="float">
            <text:p>5.0570080914</text:p>
          </table:table-cell>
        </table:table-row>
        <table:table-row table:style-name="ro3">
          <table:table-cell office:value-type="float" office:value="1477010445550000" calcext:value-type="float">
            <text:p>1477010445550000</text:p>
          </table:table-cell>
          <table:table-cell office:value-type="float" office:value="13.4618" calcext:value-type="float">
            <text:p>13.4618</text:p>
          </table:table-cell>
          <table:table-cell office:value-type="float" office:value="2.53522" calcext:value-type="float">
            <text:p>2.53522</text:p>
          </table:table-cell>
          <table:table-cell office:value-type="float" office:value="5.12561" calcext:value-type="float">
            <text:p>5.12561</text:p>
          </table:table-cell>
          <table:table-cell office:value-type="float" office:value="0.475739" calcext:value-type="float">
            <text:p>0.475739</text:p>
          </table:table-cell>
          <table:table-cell office:value-type="float" office:value="0.380031" calcext:value-type="float">
            <text:p>0.380031</text:p>
          </table:table-cell>
          <table:table-cell office:value-type="string" calcext:value-type="string">
            <text:p>radar</text:p>
          </table:table-cell>
          <table:table-cell office:value-type="float" office:value="10.3829" calcext:value-type="float">
            <text:p>10.3829</text:p>
          </table:table-cell>
          <table:table-cell office:value-type="float" office:value="12.7087" calcext:value-type="float">
            <text:p>12.7087</text:p>
          </table:table-cell>
          <table:table-cell office:value-type="float" office:value="3.12439" calcext:value-type="float">
            <text:p>3.12439</text:p>
          </table:table-cell>
          <table:table-cell office:value-type="float" office:value="13.4682" calcext:value-type="float">
            <text:p>13.4682</text:p>
          </table:table-cell>
          <table:table-cell office:value-type="float" office:value="2.54047" calcext:value-type="float">
            <text:p>2.54047</text:p>
          </table:table-cell>
          <table:table-cell office:value-type="float" office:value="4.56565" calcext:value-type="float">
            <text:p>4.56565</text:p>
          </table:table-cell>
          <table:table-cell office:value-type="float" office:value="2.16317" calcext:value-type="float">
            <text:p>2.16317</text:p>
          </table:table-cell>
          <table:table-cell table:formula="of:=SQRT([.M53]*[.M53] +[.N53]*[.N53])" office:value-type="float" office:value="5.05217422219385" calcext:value-type="float">
            <text:p>5.0521742222</text:p>
          </table:table-cell>
        </table:table-row>
        <table:table-row table:style-name="ro3">
          <table:table-cell office:value-type="float" office:value="1477010445600000" calcext:value-type="float">
            <text:p>1477010445600000</text:p>
          </table:table-cell>
          <table:table-cell office:value-type="float" office:value="13.7111" calcext:value-type="float">
            <text:p>13.7111</text:p>
          </table:table-cell>
          <table:table-cell office:value-type="float" office:value="2.63082" calcext:value-type="float">
            <text:p>2.63082</text:p>
          </table:table-cell>
          <table:table-cell office:value-type="float" office:value="5.13656" calcext:value-type="float">
            <text:p>5.13656</text:p>
          </table:table-cell>
          <table:table-cell office:value-type="float" office:value="0.475963" calcext:value-type="float">
            <text:p>0.475963</text:p>
          </table:table-cell>
          <table:table-cell office:value-type="float" office:value="0.348723" calcext:value-type="float">
            <text:p>0.348723</text:p>
          </table:table-cell>
          <table:table-cell office:value-type="string" calcext:value-type="string">
            <text:p>lidar</text:p>
          </table:table-cell>
          <table:table-cell office:value-type="float" office:value="0.831702" calcext:value-type="float">
            <text:p>0.831702</text:p>
          </table:table-cell>
          <table:table-cell office:value-type="float" office:value="13.836" calcext:value-type="float">
            <text:p>13.836</text:p>
          </table:table-cell>
          <table:table-cell office:value-type="float" office:value="2.62479" calcext:value-type="float">
            <text:p>2.62479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2.65053" calcext:value-type="float">
            <text:p>2.65053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2.23703" calcext:value-type="float">
            <text:p>2.23703</text:p>
          </table:table-cell>
          <table:table-cell table:formula="of:=SQRT([.M54]*[.M54] +[.N54]*[.N54])" office:value-type="float" office:value="5.04729853399816" calcext:value-type="float">
            <text:p>5.047298534</text:p>
          </table:table-cell>
        </table:table-row>
        <table:table-row table:style-name="ro3">
          <table:table-cell office:value-type="float" office:value="1477010445650000" calcext:value-type="float">
            <text:p>1477010445650000</text:p>
          </table:table-cell>
          <table:table-cell office:value-type="float" office:value="13.9294" calcext:value-type="float">
            <text:p>13.9294</text:p>
          </table:table-cell>
          <table:table-cell office:value-type="float" office:value="2.75724" calcext:value-type="float">
            <text:p>2.75724</text:p>
          </table:table-cell>
          <table:table-cell office:value-type="float" office:value="5.13059" calcext:value-type="float">
            <text:p>5.13059</text:p>
          </table:table-cell>
          <table:table-cell office:value-type="float" office:value="0.502271" calcext:value-type="float">
            <text:p>0.502271</text:p>
          </table:table-cell>
          <table:table-cell office:value-type="float" office:value="0.3685" calcext:value-type="float">
            <text:p>0.3685</text:p>
          </table:table-cell>
          <table:table-cell office:value-type="string" calcext:value-type="string">
            <text:p>radar</text:p>
          </table:table-cell>
          <table:table-cell office:value-type="float" office:value="0.188286" calcext:value-type="float">
            <text:p>0.188286</text:p>
          </table:table-cell>
          <table:table-cell office:value-type="float" office:value="13.8302" calcext:value-type="float">
            <text:p>13.8302</text:p>
          </table:table-cell>
          <table:table-cell office:value-type="float" office:value="2.73893" calcext:value-type="float">
            <text:p>2.73893</text:p>
          </table:table-cell>
          <table:table-cell office:value-type="float" office:value="13.9208" calcext:value-type="float">
            <text:p>13.9208</text:p>
          </table:table-cell>
          <table:table-cell office:value-type="float" office:value="2.7643" calcext:value-type="float">
            <text:p>2.7643</text:p>
          </table:table-cell>
          <table:table-cell office:value-type="float" office:value="4.48147" calcext:value-type="float">
            <text:p>4.48147</text:p>
          </table:table-cell>
          <table:table-cell office:value-type="float" office:value="2.31134" calcext:value-type="float">
            <text:p>2.31134</text:p>
          </table:table-cell>
          <table:table-cell table:formula="of:=SQRT([.M55]*[.M55] +[.N55]*[.N55])" office:value-type="float" office:value="5.04240676230111" calcext:value-type="float">
            <text:p>5.0424067623</text:p>
          </table:table-cell>
        </table:table-row>
        <table:table-row table:style-name="ro3">
          <table:table-cell office:value-type="float" office:value="1477010445700000" calcext:value-type="float">
            <text:p>1477010445700000</text:p>
          </table:table-cell>
          <table:table-cell office:value-type="float" office:value="14.1557" calcext:value-type="float">
            <text:p>14.1557</text:p>
          </table:table-cell>
          <table:table-cell office:value-type="float" office:value="2.89951" calcext:value-type="float">
            <text:p>2.89951</text:p>
          </table:table-cell>
          <table:table-cell office:value-type="float" office:value="5.13994" calcext:value-type="float">
            <text:p>5.13994</text:p>
          </table:table-cell>
          <table:table-cell office:value-type="float" office:value="0.52912" calcext:value-type="float">
            <text:p>0.52912</text:p>
          </table:table-cell>
          <table:table-cell office:value-type="float" office:value="0.380604" calcext:value-type="float">
            <text:p>0.380604</text:p>
          </table:table-cell>
          <table:table-cell office:value-type="string" calcext:value-type="string">
            <text:p>lidar</text:p>
          </table:table-cell>
          <table:table-cell office:value-type="float" office:value="0.254768" calcext:value-type="float">
            <text:p>0.254768</text:p>
          </table:table-cell>
          <table:table-cell office:value-type="float" office:value="14.2106" calcext:value-type="float">
            <text:p>14.2106</text:p>
          </table:table-cell>
          <table:table-cell office:value-type="float" office:value="2.94205" calcext:value-type="float">
            <text:p>2.94205</text:p>
          </table:table-cell>
          <table:table-cell office:value-type="float" office:value="14.1439" calcext:value-type="float">
            <text:p>14.1439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4.43656" calcext:value-type="float">
            <text:p>4.43656</text:p>
          </table:table-cell>
          <table:table-cell office:value-type="float" office:value="2.38601" calcext:value-type="float">
            <text:p>2.38601</text:p>
          </table:table-cell>
          <table:table-cell table:formula="of:=SQRT([.M56]*[.M56] +[.N56]*[.N56])" office:value-type="float" office:value="5.03747043204226" calcext:value-type="float">
            <text:p>5.037470432</text:p>
          </table:table-cell>
        </table:table-row>
        <table:table-row table:style-name="ro3">
          <table:table-cell office:value-type="float" office:value="1477010445750000" calcext:value-type="float">
            <text:p>1477010445750000</text:p>
          </table:table-cell>
          <table:table-cell office:value-type="float" office:value="14.4059" calcext:value-type="float">
            <text:p>14.4059</text:p>
          </table:table-cell>
          <table:table-cell office:value-type="float" office:value="2.99061" calcext:value-type="float">
            <text:p>2.99061</text:p>
          </table:table-cell>
          <table:table-cell office:value-type="float" office:value="5.15562" calcext:value-type="float">
            <text:p>5.15562</text:p>
          </table:table-cell>
          <table:table-cell office:value-type="float" office:value="0.503551" calcext:value-type="float">
            <text:p>0.503551</text:p>
          </table:table-cell>
          <table:table-cell office:value-type="float" office:value="0.282803" calcext:value-type="float">
            <text:p>0.282803</text:p>
          </table:table-cell>
          <table:table-cell office:value-type="string" calcext:value-type="string">
            <text:p>radar</text:p>
          </table:table-cell>
          <table:table-cell office:value-type="float" office:value="1.76886" calcext:value-type="float">
            <text:p>1.76886</text:p>
          </table:table-cell>
          <table:table-cell office:value-type="float" office:value="14.5568" calcext:value-type="float">
            <text:p>14.5568</text:p>
          </table:table-cell>
          <table:table-cell office:value-type="float" office:value="2.87021" calcext:value-type="float">
            <text:p>2.87021</text:p>
          </table:table-cell>
          <table:table-cell office:value-type="float" office:value="14.3646" calcext:value-type="float">
            <text:p>14.3646</text:p>
          </table:table-cell>
          <table:table-cell office:value-type="float" office:value="3.00303" calcext:value-type="float">
            <text:p>3.00303</text:p>
          </table:table-cell>
          <table:table-cell office:value-type="float" office:value="4.38974" calcext:value-type="float">
            <text:p>4.38974</text:p>
          </table:table-cell>
          <table:table-cell office:value-type="float" office:value="2.46099" calcext:value-type="float">
            <text:p>2.46099</text:p>
          </table:table-cell>
          <table:table-cell table:formula="of:=SQRT([.M57]*[.M57] +[.N57]*[.N57])" office:value-type="float" office:value="5.03252312937556" calcext:value-type="float">
            <text:p>5.0325231294</text:p>
          </table:table-cell>
        </table:table-row>
        <table:table-row table:style-name="ro3">
          <table:table-cell office:value-type="float" office:value="1477010445800000" calcext:value-type="float">
            <text:p>1477010445800000</text:p>
          </table:table-cell>
          <table:table-cell office:value-type="float" office:value="14.6233" calcext:value-type="float">
            <text:p>14.6233</text:p>
          </table:table-cell>
          <table:table-cell office:value-type="float" office:value="3.0568" calcext:value-type="float">
            <text:p>3.0568</text:p>
          </table:table-cell>
          <table:table-cell office:value-type="float" office:value="5.12494" calcext:value-type="float">
            <text:p>5.12494</text:p>
          </table:table-cell>
          <table:table-cell office:value-type="float" office:value="0.488616" calcext:value-type="float">
            <text:p>0.488616</text:p>
          </table:table-cell>
          <table:table-cell office:value-type="float" office:value="0.241508" calcext:value-type="float">
            <text:p>0.241508</text:p>
          </table:table-cell>
          <table:table-cell office:value-type="string" calcext:value-type="string">
            <text:p>lidar</text:p>
          </table:table-cell>
          <table:table-cell office:value-type="float" office:value="2.59803" calcext:value-type="float">
            <text:p>2.59803</text:p>
          </table:table-cell>
          <table:table-cell office:value-type="float" office:value="14.4616" calcext:value-type="float">
            <text:p>14.4616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14.583" calcext:value-type="float">
            <text:p>14.583</text:p>
          </table:table-cell>
          <table:table-cell office:value-type="float" office:value="3.12802" calcext:value-type="float">
            <text:p>3.12802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2.5362" calcext:value-type="float">
            <text:p>2.5362</text:p>
          </table:table-cell>
          <table:table-cell table:formula="of:=SQRT([.M58]*[.M58] +[.N58]*[.N58])" office:value-type="float" office:value="5.02755715839214" calcext:value-type="float">
            <text:p>5.0275571584</text:p>
          </table:table-cell>
        </table:table-row>
        <table:table-row table:style-name="ro3">
          <table:table-cell office:value-type="float" office:value="1477010445850000" calcext:value-type="float">
            <text:p>1477010445850000</text:p>
          </table:table-cell>
          <table:table-cell office:value-type="float" office:value="14.8493" calcext:value-type="float">
            <text:p>14.8493</text:p>
          </table:table-cell>
          <table:table-cell office:value-type="float" office:value="3.20199" calcext:value-type="float">
            <text:p>3.20199</text:p>
          </table:table-cell>
          <table:table-cell office:value-type="float" office:value="5.14305" calcext:value-type="float">
            <text:p>5.14305</text:p>
          </table:table-cell>
          <table:table-cell office:value-type="float" office:value="0.504262" calcext:value-type="float">
            <text:p>0.504262</text:p>
          </table:table-cell>
          <table:table-cell office:value-type="float" office:value="0.22985" calcext:value-type="float">
            <text:p>0.22985</text:p>
          </table:table-cell>
          <table:table-cell office:value-type="string" calcext:value-type="string">
            <text:p>radar</text:p>
          </table:table-cell>
          <table:table-cell office:value-type="float" office:value="3.71412" calcext:value-type="float">
            <text:p>3.71412</text:p>
          </table:table-cell>
          <table:table-cell office:value-type="float" office:value="14.6754" calcext:value-type="float">
            <text:p>14.6754</text:p>
          </table:table-cell>
          <table:table-cell office:value-type="float" office:value="3.96041" calcext:value-type="float">
            <text:p>3.96041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3.25679" calcext:value-type="float">
            <text:p>3.25679</text:p>
          </table:table-cell>
          <table:table-cell office:value-type="float" office:value="4.29021" calcext:value-type="float">
            <text:p>4.29021</text:p>
          </table:table-cell>
          <table:table-cell office:value-type="float" office:value="2.61157" calcext:value-type="float">
            <text:p>2.61157</text:p>
          </table:table-cell>
          <table:table-cell table:formula="of:=SQRT([.M59]*[.M59] +[.N59]*[.N59])" office:value-type="float" office:value="5.02256903476697" calcext:value-type="float">
            <text:p>5.0225690348</text:p>
          </table:table-cell>
        </table:table-row>
        <table:table-row table:style-name="ro3">
          <table:table-cell office:value-type="float" office:value="1477010445900000" calcext:value-type="float">
            <text:p>1477010445900000</text:p>
          </table:table-cell>
          <table:table-cell office:value-type="float" office:value="15.049" calcext:value-type="float">
            <text:p>15.049</text:p>
          </table:table-cell>
          <table:table-cell office:value-type="float" office:value="3.3951" calcext:value-type="float">
            <text:p>3.3951</text:p>
          </table:table-cell>
          <table:table-cell office:value-type="float" office:value="5.15545" calcext:value-type="float">
            <text:p>5.15545</text:p>
          </table:table-cell>
          <table:table-cell office:value-type="float" office:value="0.557749" calcext:value-type="float">
            <text:p>0.557749</text:p>
          </table:table-cell>
          <table:table-cell office:value-type="float" office:value="0.294467" calcext:value-type="float">
            <text:p>0.294467</text:p>
          </table:table-cell>
          <table:table-cell office:value-type="string" calcext:value-type="string">
            <text:p>lidar</text:p>
          </table:table-cell>
          <table:table-cell office:value-type="float" office:value="0.938287" calcext:value-type="float">
            <text:p>0.938287</text:p>
          </table:table-cell>
          <table:table-cell office:value-type="float" office:value="15.0261" calcext:value-type="float">
            <text:p>15.0261</text:p>
          </table:table-cell>
          <table:table-cell office:value-type="float" office:value="3.5067" calcext:value-type="float">
            <text:p>3.5067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3.38932" calcext:value-type="float">
            <text:p>3.38932</text:p>
          </table:table-cell>
          <table:table-cell office:value-type="float" office:value="4.23744" calcext:value-type="float">
            <text:p>4.23744</text:p>
          </table:table-cell>
          <table:table-cell office:value-type="float" office:value="2.68703" calcext:value-type="float">
            <text:p>2.68703</text:p>
          </table:table-cell>
          <table:table-cell table:formula="of:=SQRT([.M60]*[.M60] +[.N60]*[.N60])" office:value-type="float" office:value="5.01757192021201" calcext:value-type="float">
            <text:p>5.0175719202</text:p>
          </table:table-cell>
        </table:table-row>
        <table:table-row table:style-name="ro3">
          <table:table-cell office:value-type="float" office:value="1477010445950000" calcext:value-type="float">
            <text:p>1477010445950000</text:p>
          </table:table-cell>
          <table:table-cell office:value-type="float" office:value="15.2559" calcext:value-type="float">
            <text:p>15.2559</text:p>
          </table:table-cell>
          <table:table-cell office:value-type="float" office:value="3.56839" calcext:value-type="float">
            <text:p>3.56839</text:p>
          </table:table-cell>
          <table:table-cell office:value-type="float" office:value="5.16098" calcext:value-type="float">
            <text:p>5.16098</text:p>
          </table:table-cell>
          <table:table-cell office:value-type="float" office:value="0.599927" calcext:value-type="float">
            <text:p>0.599927</text:p>
          </table:table-cell>
          <table:table-cell office:value-type="float" office:value="0.348149" calcext:value-type="float">
            <text:p>0.348149</text:p>
          </table:table-cell>
          <table:table-cell office:value-type="string" calcext:value-type="string">
            <text:p>radar</text:p>
          </table:table-cell>
          <table:table-cell office:value-type="float" office:value="2.30176" calcext:value-type="float">
            <text:p>2.30176</text:p>
          </table:table-cell>
          <table:table-cell office:value-type="float" office:value="15.3685" calcext:value-type="float">
            <text:p>15.3685</text:p>
          </table:table-cell>
          <table:table-cell office:value-type="float" office:value="4.14761" calcext:value-type="float">
            <text:p>4.14761</text:p>
          </table:table-cell>
          <table:table-cell office:value-type="float" office:value="15.2228" calcext:value-type="float">
            <text:p>15.2228</text:p>
          </table:table-cell>
          <table:table-cell office:value-type="float" office:value="3.52563" calcext:value-type="float">
            <text:p>3.52563</text:p>
          </table:table-cell>
          <table:table-cell office:value-type="float" office:value="4.18263" calcext:value-type="float">
            <text:p>4.18263</text:p>
          </table:table-cell>
          <table:table-cell office:value-type="float" office:value="2.76249" calcext:value-type="float">
            <text:p>2.76249</text:p>
          </table:table-cell>
          <table:table-cell table:formula="of:=SQRT([.M61]*[.M61] +[.N61]*[.N61])" office:value-type="float" office:value="5.01255869960642" calcext:value-type="float">
            <text:p>5.0125586996</text:p>
          </table:table-cell>
        </table:table-row>
        <table:table-row table:style-name="ro3">
          <table:table-cell office:value-type="float" office:value="1477010446000000" calcext:value-type="float">
            <text:p>1477010446000000</text:p>
          </table:table-cell>
          <table:table-cell office:value-type="float" office:value="15.4649" calcext:value-type="float">
            <text:p>15.4649</text:p>
          </table:table-cell>
          <table:table-cell office:value-type="float" office:value="3.74907" calcext:value-type="float">
            <text:p>3.74907</text:p>
          </table:table-cell>
          <table:table-cell office:value-type="float" office:value="5.17575" calcext:value-type="float">
            <text:p>5.17575</text:p>
          </table:table-cell>
          <table:table-cell office:value-type="float" office:value="0.634636" calcext:value-type="float">
            <text:p>0.634636</text:p>
          </table:table-cell>
          <table:table-cell office:value-type="float" office:value="0.373333" calcext:value-type="float">
            <text:p>0.373333</text:p>
          </table:table-cell>
          <table:table-cell office:value-type="string" calcext:value-type="string">
            <text:p>lidar</text:p>
          </table:table-cell>
          <table:table-cell office:value-type="float" office:value="0.553913" calcext:value-type="float">
            <text:p>0.553913</text:p>
          </table:table-cell>
          <table:table-cell office:value-type="float" office:value="15.5236" calcext:value-type="float">
            <text:p>15.5236</text:p>
          </table:table-cell>
          <table:table-cell office:value-type="float" office:value="3.82936" calcext:value-type="float">
            <text:p>3.82936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3.66572" calcext:value-type="float">
            <text:p>3.66572</text:p>
          </table:table-cell>
          <table:table-cell office:value-type="float" office:value="4.12575" calcext:value-type="float">
            <text:p>4.12575</text:p>
          </table:table-cell>
          <table:table-cell office:value-type="float" office:value="2.83789" calcext:value-type="float">
            <text:p>2.83789</text:p>
          </table:table-cell>
          <table:table-cell table:formula="of:=SQRT([.M62]*[.M62] +[.N62]*[.N62])" office:value-type="float" office:value="5.0075375899338" calcext:value-type="float">
            <text:p>5.0075375899</text:p>
          </table:table-cell>
        </table:table-row>
        <table:table-row table:style-name="ro3">
          <table:table-cell office:value-type="float" office:value="1477010446050000" calcext:value-type="float">
            <text:p>1477010446050000</text:p>
          </table:table-cell>
          <table:table-cell office:value-type="float" office:value="15.6798" calcext:value-type="float">
            <text:p>15.6798</text:p>
          </table:table-cell>
          <table:table-cell office:value-type="float" office:value="3.88085" calcext:value-type="float">
            <text:p>3.88085</text:p>
          </table:table-cell>
          <table:table-cell office:value-type="float" office:value="5.171" calcext:value-type="float">
            <text:p>5.171</text:p>
          </table:table-cell>
          <table:table-cell office:value-type="float" office:value="0.637474" calcext:value-type="float">
            <text:p>0.637474</text:p>
          </table:table-cell>
          <table:table-cell office:value-type="float" office:value="0.346063" calcext:value-type="float">
            <text:p>0.346063</text:p>
          </table:table-cell>
          <table:table-cell office:value-type="string" calcext:value-type="string">
            <text:p>radar</text:p>
          </table:table-cell>
          <table:table-cell office:value-type="float" office:value="1.04496" calcext:value-type="float">
            <text:p>1.04496</text:p>
          </table:table-cell>
          <table:table-cell office:value-type="float" office:value="15.7234" calcext:value-type="float">
            <text:p>15.7234</text:p>
          </table:table-cell>
          <table:table-cell office:value-type="float" office:value="3.4105" calcext:value-type="float">
            <text:p>3.4105</text:p>
          </table:table-cell>
          <table:table-cell office:value-type="float" office:value="15.6355" calcext:value-type="float">
            <text:p>15.6355</text:p>
          </table:table-cell>
          <table:table-cell office:value-type="float" office:value="3.80957" calcext:value-type="float">
            <text:p>3.80957</text:p>
          </table:table-cell>
          <table:table-cell office:value-type="float" office:value="4.06678" calcext:value-type="float">
            <text:p>4.06678</text:p>
          </table:table-cell>
          <table:table-cell office:value-type="float" office:value="2.91315" calcext:value-type="float">
            <text:p>2.91315</text:p>
          </table:table-cell>
          <table:table-cell table:formula="of:=SQRT([.M63]*[.M63] +[.N63]*[.N63])" office:value-type="float" office:value="5.00251361726283" calcext:value-type="float">
            <text:p>5.0025136173</text:p>
          </table:table-cell>
        </table:table-row>
        <table:table-row table:style-name="ro3">
          <table:table-cell office:value-type="float" office:value="1477010446100000" calcext:value-type="float">
            <text:p>1477010446100000</text:p>
          </table:table-cell>
          <table:table-cell office:value-type="float" office:value="15.9041" calcext:value-type="float">
            <text:p>15.9041</text:p>
          </table:table-cell>
          <table:table-cell office:value-type="float" office:value="4.01553" calcext:value-type="float">
            <text:p>4.01553</text:p>
          </table:table-cell>
          <table:table-cell office:value-type="float" office:value="5.17347" calcext:value-type="float">
            <text:p>5.17347</text:p>
          </table:table-cell>
          <table:table-cell office:value-type="float" office:value="0.639031" calcext:value-type="float">
            <text:p>0.639031</text:p>
          </table:table-cell>
          <table:table-cell office:value-type="float" office:value="0.321502" calcext:value-type="float">
            <text:p>0.321502</text:p>
          </table:table-cell>
          <table:table-cell office:value-type="string" calcext:value-type="string">
            <text:p>lidar</text:p>
          </table:table-cell>
          <table:table-cell office:value-type="float" office:value="0.322335" calcext:value-type="float">
            <text:p>0.322335</text:p>
          </table:table-cell>
          <table:table-cell office:value-type="float" office:value="15.9774" calcext:value-type="float">
            <text:p>15.9774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15.8375" calcext:value-type="float">
            <text:p>15.8375</text:p>
          </table:table-cell>
          <table:table-cell office:value-type="float" office:value="3.95719" calcext:value-type="float">
            <text:p>3.95719</text:p>
          </table:table-cell>
          <table:table-cell office:value-type="float" office:value="4.00571" calcext:value-type="float">
            <text:p>4.00571</text:p>
          </table:table-cell>
          <table:table-cell office:value-type="float" office:value="2.98817" calcext:value-type="float">
            <text:p>2.98817</text:p>
          </table:table-cell>
          <table:table-cell table:formula="of:=SQRT([.M64]*[.M64] +[.N64]*[.N64])" office:value-type="float" office:value="4.9974866235939" calcext:value-type="float">
            <text:p>4.9974866236</text:p>
          </table:table-cell>
        </table:table-row>
        <table:table-row table:style-name="ro3">
          <table:table-cell office:value-type="float" office:value="1477010446150000" calcext:value-type="float">
            <text:p>1477010446150000</text:p>
          </table:table-cell>
          <table:table-cell office:value-type="float" office:value="16.0968" calcext:value-type="float">
            <text:p>16.0968</text:p>
          </table:table-cell>
          <table:table-cell office:value-type="float" office:value="4.19184" calcext:value-type="float">
            <text:p>4.19184</text:p>
          </table:table-cell>
          <table:table-cell office:value-type="float" office:value="5.16904" calcext:value-type="float">
            <text:p>5.16904</text:p>
          </table:table-cell>
          <table:table-cell office:value-type="float" office:value="0.68328" calcext:value-type="float">
            <text:p>0.68328</text:p>
          </table:table-cell>
          <table:table-cell office:value-type="float" office:value="0.391519" calcext:value-type="float">
            <text:p>0.391519</text:p>
          </table:table-cell>
          <table:table-cell office:value-type="string" calcext:value-type="string">
            <text:p>radar</text:p>
          </table:table-cell>
          <table:table-cell office:value-type="float" office:value="1.66621" calcext:value-type="float">
            <text:p>1.66621</text:p>
          </table:table-cell>
          <table:table-cell office:value-type="float" office:value="16.3376" calcext:value-type="float">
            <text:p>16.3376</text:p>
          </table:table-cell>
          <table:table-cell office:value-type="float" office:value="4.21632" calcext:value-type="float">
            <text:p>4.21632</text:p>
          </table:table-cell>
          <table:table-cell office:value-type="float" office:value="16.0363" calcext:value-type="float">
            <text:p>16.0363</text:p>
          </table:table-cell>
          <table:table-cell office:value-type="float" office:value="4.10854" calcext:value-type="float">
            <text:p>4.10854</text:p>
          </table:table-cell>
          <table:table-cell office:value-type="float" office:value="3.94251" calcext:value-type="float">
            <text:p>3.94251</text:p>
          </table:table-cell>
          <table:table-cell office:value-type="float" office:value="3.0629" calcext:value-type="float">
            <text:p>3.0629</text:p>
          </table:table-cell>
          <table:table-cell table:formula="of:=SQRT([.M65]*[.M65] +[.N65]*[.N65])" office:value-type="float" office:value="4.99246847862858" calcext:value-type="float">
            <text:p>4.9924684786</text:p>
          </table:table-cell>
        </table:table-row>
        <table:table-row table:style-name="ro3">
          <table:table-cell office:value-type="float" office:value="1477010446200000" calcext:value-type="float">
            <text:p>1477010446200000</text:p>
          </table:table-cell>
          <table:table-cell office:value-type="float" office:value="16.2922" calcext:value-type="float">
            <text:p>16.2922</text:p>
          </table:table-cell>
          <table:table-cell office:value-type="float" office:value="4.38092" calcext:value-type="float">
            <text:p>4.38092</text:p>
          </table:table-cell>
          <table:table-cell office:value-type="float" office:value="5.18062" calcext:value-type="float">
            <text:p>5.18062</text:p>
          </table:table-cell>
          <table:table-cell office:value-type="float" office:value="0.714779" calcext:value-type="float">
            <text:p>0.714779</text:p>
          </table:table-cell>
          <table:table-cell office:value-type="float" office:value="0.408203" calcext:value-type="float">
            <text:p>0.408203</text:p>
          </table:table-cell>
          <table:table-cell office:value-type="string" calcext:value-type="string">
            <text:p>lidar</text:p>
          </table:table-cell>
          <table:table-cell office:value-type="float" office:value="0.314881" calcext:value-type="float">
            <text:p>0.314881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4.44499" calcext:value-type="float">
            <text:p>4.44499</text:p>
          </table:table-cell>
          <table:table-cell office:value-type="float" office:value="16.2319" calcext:value-type="float">
            <text:p>16.2319</text:p>
          </table:table-cell>
          <table:table-cell office:value-type="float" office:value="4.26363" calcext:value-type="float">
            <text:p>4.26363</text:p>
          </table:table-cell>
          <table:table-cell office:value-type="float" office:value="3.87716" calcext:value-type="float">
            <text:p>3.87716</text:p>
          </table:table-cell>
          <table:table-cell office:value-type="float" office:value="3.13723" calcext:value-type="float">
            <text:p>3.13723</text:p>
          </table:table-cell>
          <table:table-cell table:formula="of:=SQRT([.M66]*[.M66] +[.N66]*[.N66])" office:value-type="float" office:value="4.9874424045296" calcext:value-type="float">
            <text:p>4.9874424045</text:p>
          </table:table-cell>
        </table:table-row>
        <table:table-row table:style-name="ro3">
          <table:table-cell office:value-type="float" office:value="1477010446250000" calcext:value-type="float">
            <text:p>1477010446250000</text:p>
          </table:table-cell>
          <table:table-cell office:value-type="float" office:value="16.5039" calcext:value-type="float">
            <text:p>16.5039</text:p>
          </table:table-cell>
          <table:table-cell office:value-type="float" office:value="4.53877" calcext:value-type="float">
            <text:p>4.53877</text:p>
          </table:table-cell>
          <table:table-cell office:value-type="float" office:value="5.18681" calcext:value-type="float">
            <text:p>5.18681</text:p>
          </table:table-cell>
          <table:table-cell office:value-type="float" office:value="0.718194" calcext:value-type="float">
            <text:p>0.718194</text:p>
          </table:table-cell>
          <table:table-cell office:value-type="float" office:value="0.372878" calcext:value-type="float">
            <text:p>0.372878</text:p>
          </table:table-cell>
          <table:table-cell office:value-type="string" calcext:value-type="string">
            <text:p>radar</text:p>
          </table:table-cell>
          <table:table-cell office:value-type="float" office:value="0.773438" calcext:value-type="float">
            <text:p>0.773438</text:p>
          </table:table-cell>
          <table:table-cell office:value-type="float" office:value="16.7586" calcext:value-type="float">
            <text:p>16.7586</text:p>
          </table:table-cell>
          <table:table-cell office:value-type="float" office:value="4.48231" calcext:value-type="float">
            <text:p>4.48231</text:p>
          </table:table-cell>
          <table:table-cell office:value-type="float" office:value="16.4242" calcext:value-type="float">
            <text:p>16.4242</text:p>
          </table:table-cell>
          <table:table-cell office:value-type="float" office:value="4.42242" calcext:value-type="float">
            <text:p>4.42242</text:p>
          </table:table-cell>
          <table:table-cell office:value-type="float" office:value="3.80966" calcext:value-type="float">
            <text:p>3.80966</text:p>
          </table:table-cell>
          <table:table-cell office:value-type="float" office:value="3.21109" calcext:value-type="float">
            <text:p>3.21109</text:p>
          </table:table-cell>
          <table:table-cell table:formula="of:=SQRT([.M67]*[.M67] +[.N67]*[.N67])" office:value-type="float" office:value="4.98242995973852" calcext:value-type="float">
            <text:p>4.9824299597</text:p>
          </table:table-cell>
        </table:table-row>
        <table:table-row table:style-name="ro3">
          <table:table-cell office:value-type="float" office:value="1477010446300000" calcext:value-type="float">
            <text:p>1477010446300000</text:p>
          </table:table-cell>
          <table:table-cell office:value-type="float" office:value="16.6846" calcext:value-type="float">
            <text:p>16.6846</text:p>
          </table:table-cell>
          <table:table-cell office:value-type="float" office:value="4.7089" calcext:value-type="float">
            <text:p>4.7089</text:p>
          </table:table-cell>
          <table:table-cell office:value-type="float" office:value="5.17749" calcext:value-type="float">
            <text:p>5.17749</text:p>
          </table:table-cell>
          <table:table-cell office:value-type="float" office:value="0.74045" calcext:value-type="float">
            <text:p>0.74045</text:p>
          </table:table-cell>
          <table:table-cell office:value-type="float" office:value="0.379697" calcext:value-type="float">
            <text:p>0.379697</text:p>
          </table:table-cell>
          <table:table-cell office:value-type="string" calcext:value-type="string">
            <text:p>lidar</text:p>
          </table:table-cell>
          <table:table-cell office:value-type="float" office:value="0.392673" calcext:value-type="float">
            <text:p>0.392673</text:p>
          </table:table-cell>
          <table:table-cell office:value-type="float" office:value="16.6039" calcext:value-type="float">
            <text:p>16.6039</text:p>
          </table:table-cell>
          <table:table-cell office:value-type="float" office:value="4.67344" calcext:value-type="float">
            <text:p>4.67344</text:p>
          </table:table-cell>
          <table:table-cell office:value-type="float" office:value="16.613" calcext:value-type="float">
            <text:p>16.613</text:p>
          </table:table-cell>
          <table:table-cell office:value-type="float" office:value="4.5849" calcext:value-type="float">
            <text:p>4.5849</text:p>
          </table:table-cell>
          <table:table-cell office:value-type="float" office:value="3.74" calcext:value-type="float">
            <text:p>3.74</text:p>
          </table:table-cell>
          <table:table-cell office:value-type="float" office:value="3.28438" calcext:value-type="float">
            <text:p>3.28438</text:p>
          </table:table-cell>
          <table:table-cell table:formula="of:=SQRT([.M68]*[.M68] +[.N68]*[.N68])" office:value-type="float" office:value="4.97742423190951" calcext:value-type="float">
            <text:p>4.9774242319</text:p>
          </table:table-cell>
        </table:table-row>
        <table:table-row table:style-name="ro3">
          <table:table-cell office:value-type="float" office:value="1477010446350000" calcext:value-type="float">
            <text:p>1477010446350000</text:p>
          </table:table-cell>
          <table:table-cell office:value-type="float" office:value="16.8276" calcext:value-type="float">
            <text:p>16.8276</text:p>
          </table:table-cell>
          <table:table-cell office:value-type="float" office:value="4.93428" calcext:value-type="float">
            <text:p>4.93428</text:p>
          </table:table-cell>
          <table:table-cell office:value-type="float" office:value="5.16733" calcext:value-type="float">
            <text:p>5.16733</text:p>
          </table:table-cell>
          <table:table-cell office:value-type="float" office:value="0.827638" calcext:value-type="float">
            <text:p>0.827638</text:p>
          </table:table-cell>
          <table:table-cell office:value-type="float" office:value="0.542878" calcext:value-type="float">
            <text:p>0.542878</text:p>
          </table:table-cell>
          <table:table-cell office:value-type="string" calcext:value-type="string">
            <text:p>radar</text:p>
          </table:table-cell>
          <table:table-cell office:value-type="float" office:value="4.1057" calcext:value-type="float">
            <text:p>4.1057</text:p>
          </table:table-cell>
          <table:table-cell office:value-type="float" office:value="16.9236" calcext:value-type="float">
            <text:p>16.9236</text:p>
          </table:table-cell>
          <table:table-cell office:value-type="float" office:value="5.10119" calcext:value-type="float">
            <text:p>5.10119</text:p>
          </table:table-cell>
          <table:table-cell office:value-type="float" office:value="16.7983" calcext:value-type="float">
            <text:p>16.7983</text:p>
          </table:table-cell>
          <table:table-cell office:value-type="float" office:value="4.75103" calcext:value-type="float">
            <text:p>4.75103</text:p>
          </table:table-cell>
          <table:table-cell office:value-type="float" office:value="3.66817" calcext:value-type="float">
            <text:p>3.66817</text:p>
          </table:table-cell>
          <table:table-cell office:value-type="float" office:value="3.35704" calcext:value-type="float">
            <text:p>3.35704</text:p>
          </table:table-cell>
          <table:table-cell table:formula="of:=SQRT([.M69]*[.M69] +[.N69]*[.N69])" office:value-type="float" office:value="4.97244293184949" calcext:value-type="float">
            <text:p>4.9724429318</text:p>
          </table:table-cell>
        </table:table-row>
        <table:table-row table:style-name="ro3">
          <table:table-cell office:value-type="float" office:value="1477010446400000" calcext:value-type="float">
            <text:p>1477010446400000</text:p>
          </table:table-cell>
          <table:table-cell office:value-type="float" office:value="16.99" calcext:value-type="float">
            <text:p>16.99</text:p>
          </table:table-cell>
          <table:table-cell office:value-type="float" office:value="5.15119" calcext:value-type="float">
            <text:p>5.15119</text:p>
          </table:table-cell>
          <table:table-cell office:value-type="float" office:value="5.17691" calcext:value-type="float">
            <text:p>5.17691</text:p>
          </table:table-cell>
          <table:table-cell office:value-type="float" office:value="0.868069" calcext:value-type="float">
            <text:p>0.868069</text:p>
          </table:table-cell>
          <table:table-cell office:value-type="float" office:value="0.561343" calcext:value-type="float">
            <text:p>0.561343</text:p>
          </table:table-cell>
          <table:table-cell office:value-type="string" calcext:value-type="string">
            <text:p>lidar</text:p>
          </table:table-cell>
          <table:table-cell office:value-type="float" office:value="0.223814" calcext:value-type="float">
            <text:p>0.223814</text:p>
          </table:table-cell>
          <table:table-cell office:value-type="float" office:value="16.9955" calcext:value-type="float">
            <text:p>16.9955</text:p>
          </table:table-cell>
          <table:table-cell office:value-type="float" office:value="5.21099" calcext:value-type="float">
            <text:p>5.21099</text:p>
          </table:table-cell>
          <table:table-cell office:value-type="float" office:value="16.9799" calcext:value-type="float">
            <text:p>16.9799</text:p>
          </table:table-cell>
          <table:table-cell office:value-type="float" office:value="4.92077" calcext:value-type="float">
            <text:p>4.92077</text:p>
          </table:table-cell>
          <table:table-cell office:value-type="float" office:value="3.59416" calcext:value-type="float">
            <text:p>3.59416</text:p>
          </table:table-cell>
          <table:table-cell office:value-type="float" office:value="3.42897" calcext:value-type="float">
            <text:p>3.42897</text:p>
          </table:table-cell>
          <table:table-cell table:formula="of:=SQRT([.M70]*[.M70] +[.N70]*[.N70])" office:value-type="float" office:value="4.96747635792059" calcext:value-type="float">
            <text:p>4.9674763579</text:p>
          </table:table-cell>
        </table:table-row>
        <table:table-row table:style-name="ro3">
          <table:table-cell office:value-type="float" office:value="1477010446450000" calcext:value-type="float">
            <text:p>1477010446450000</text:p>
          </table:table-cell>
          <table:table-cell office:value-type="float" office:value="17.1591" calcext:value-type="float">
            <text:p>17.1591</text:p>
          </table:table-cell>
          <table:table-cell office:value-type="float" office:value="5.33484" calcext:value-type="float">
            <text:p>5.33484</text:p>
          </table:table-cell>
          <table:table-cell office:value-type="float" office:value="5.16933" calcext:value-type="float">
            <text:p>5.16933</text:p>
          </table:table-cell>
          <table:table-cell office:value-type="float" office:value="0.891392" calcext:value-type="float">
            <text:p>0.891392</text:p>
          </table:table-cell>
          <table:table-cell office:value-type="float" office:value="0.561675" calcext:value-type="float">
            <text:p>0.561675</text:p>
          </table:table-cell>
          <table:table-cell office:value-type="string" calcext:value-type="string">
            <text:p>radar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17.3421" calcext:value-type="float">
            <text:p>17.3421</text:p>
          </table:table-cell>
          <table:table-cell office:value-type="float" office:value="4.64623" calcext:value-type="float">
            <text:p>4.64623</text:p>
          </table:table-cell>
          <table:table-cell office:value-type="float" office:value="17.1579" calcext:value-type="float">
            <text:p>17.1579</text:p>
          </table:table-cell>
          <table:table-cell office:value-type="float" office:value="5.09409" calcext:value-type="float">
            <text:p>5.09409</text:p>
          </table:table-cell>
          <table:table-cell office:value-type="float" office:value="3.51797" calcext:value-type="float">
            <text:p>3.51797</text:p>
          </table:table-cell>
          <table:table-cell office:value-type="float" office:value="3.50008" calcext:value-type="float">
            <text:p>3.50008</text:p>
          </table:table-cell>
          <table:table-cell table:formula="of:=SQRT([.M71]*[.M71] +[.N71]*[.N71])" office:value-type="float" office:value="4.96252686917663" calcext:value-type="float">
            <text:p>4.9625268692</text:p>
          </table:table-cell>
        </table:table-row>
        <table:table-row table:style-name="ro3">
          <table:table-cell office:value-type="float" office:value="1477010446500000" calcext:value-type="float">
            <text:p>1477010446500000</text:p>
          </table:table-cell>
          <table:table-cell office:value-type="float" office:value="17.3229" calcext:value-type="float">
            <text:p>17.3229</text:p>
          </table:table-cell>
          <table:table-cell office:value-type="float" office:value="5.51331" calcext:value-type="float">
            <text:p>5.51331</text:p>
          </table:table-cell>
          <table:table-cell office:value-type="float" office:value="5.15587" calcext:value-type="float">
            <text:p>5.15587</text:p>
          </table:table-cell>
          <table:table-cell office:value-type="float" office:value="0.909153" calcext:value-type="float">
            <text:p>0.909153</text:p>
          </table:table-cell>
          <table:table-cell office:value-type="float" office:value="0.549213" calcext:value-type="float">
            <text:p>0.549213</text:p>
          </table:table-cell>
          <table:table-cell office:value-type="string" calcext:value-type="string">
            <text:p>lidar</text:p>
          </table:table-cell>
          <table:table-cell office:value-type="float" office:value="0.397264" calcext:value-type="float">
            <text:p>0.397264</text:p>
          </table:table-cell>
          <table:table-cell office:value-type="float" office:value="17.2894" calcext:value-type="float">
            <text:p>17.2894</text:p>
          </table:table-cell>
          <table:table-cell office:value-type="float" office:value="5.43542" calcext:value-type="float">
            <text:p>5.43542</text:p>
          </table:table-cell>
          <table:table-cell office:value-type="float" office:value="17.3319" calcext:value-type="float">
            <text:p>17.3319</text:p>
          </table:table-cell>
          <table:table-cell office:value-type="float" office:value="5.27094" calcext:value-type="float">
            <text:p>5.27094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7028" calcext:value-type="float">
            <text:p>3.57028</text:p>
          </table:table-cell>
          <table:table-cell table:formula="of:=SQRT([.M72]*[.M72] +[.N72]*[.N72])" office:value-type="float" office:value="4.95759492479973" calcext:value-type="float">
            <text:p>4.9575949248</text:p>
          </table:table-cell>
        </table:table-row>
        <table:table-row table:style-name="ro3">
          <table:table-cell office:value-type="float" office:value="1477010446550000" calcext:value-type="float">
            <text:p>1477010446550000</text:p>
          </table:table-cell>
          <table:table-cell office:value-type="float" office:value="17.4759" calcext:value-type="float">
            <text:p>17.4759</text:p>
          </table:table-cell>
          <table:table-cell office:value-type="float" office:value="5.70336" calcext:value-type="float">
            <text:p>5.70336</text:p>
          </table:table-cell>
          <table:table-cell office:value-type="float" office:value="5.14338" calcext:value-type="float">
            <text:p>5.14338</text:p>
          </table:table-cell>
          <table:table-cell office:value-type="float" office:value="0.939492" calcext:value-type="float">
            <text:p>0.939492</text:p>
          </table:table-cell>
          <table:table-cell office:value-type="float" office:value="0.569789" calcext:value-type="float">
            <text:p>0.569789</text:p>
          </table:table-cell>
          <table:table-cell office:value-type="string" calcext:value-type="string">
            <text:p>radar</text:p>
          </table:table-cell>
          <table:table-cell office:value-type="float" office:value="3.41954" calcext:value-type="float">
            <text:p>3.41954</text:p>
          </table:table-cell>
          <table:table-cell office:value-type="float" office:value="17.6463" calcext:value-type="float">
            <text:p>17.6463</text:p>
          </table:table-cell>
          <table:table-cell office:value-type="float" office:value="4.74597" calcext:value-type="float">
            <text:p>4.74597</text:p>
          </table:table-cell>
          <table:table-cell office:value-type="float" office:value="17.5019" calcext:value-type="float">
            <text:p>17.5019</text:p>
          </table:table-cell>
          <table:table-cell office:value-type="float" office:value="5.45128" calcext:value-type="float">
            <text:p>5.45128</text:p>
          </table:table-cell>
          <table:table-cell office:value-type="float" office:value="3.35907" calcext:value-type="float">
            <text:p>3.35907</text:p>
          </table:table-cell>
          <table:table-cell office:value-type="float" office:value="3.63949" calcext:value-type="float">
            <text:p>3.63949</text:p>
          </table:table-cell>
          <table:table-cell table:formula="of:=SQRT([.M73]*[.M73] +[.N73]*[.N73])" office:value-type="float" office:value="4.95270014487047" calcext:value-type="float">
            <text:p>4.9527001449</text:p>
          </table:table-cell>
        </table:table-row>
        <table:table-row table:style-name="ro3">
          <table:table-cell office:value-type="float" office:value="1477010446600000" calcext:value-type="float">
            <text:p>1477010446600000</text:p>
          </table:table-cell>
          <table:table-cell office:value-type="float" office:value="17.6813" calcext:value-type="float">
            <text:p>17.6813</text:p>
          </table:table-cell>
          <table:table-cell office:value-type="float" office:value="5.82581" calcext:value-type="float">
            <text:p>5.82581</text:p>
          </table:table-cell>
          <table:table-cell office:value-type="float" office:value="5.11383" calcext:value-type="float">
            <text:p>5.11383</text:p>
          </table:table-cell>
          <table:table-cell office:value-type="float" office:value="0.917679" calcext:value-type="float">
            <text:p>0.917679</text:p>
          </table:table-cell>
          <table:table-cell office:value-type="float" office:value="0.503404" calcext:value-type="float">
            <text:p>0.503404</text:p>
          </table:table-cell>
          <table:table-cell office:value-type="string" calcext:value-type="string">
            <text:p>lidar</text:p>
          </table:table-cell>
          <table:table-cell office:value-type="float" office:value="3.31653" calcext:value-type="float">
            <text:p>3.31653</text:p>
          </table:table-cell>
          <table:table-cell office:value-type="float" office:value="17.7853" calcext:value-type="float">
            <text:p>17.7853</text:p>
          </table:table-cell>
          <table:table-cell office:value-type="float" office:value="5.62476" calcext:value-type="float">
            <text:p>5.62476</text:p>
          </table:table-cell>
          <table:table-cell office:value-type="float" office:value="17.6679" calcext:value-type="float">
            <text:p>17.6679</text:p>
          </table:table-cell>
          <table:table-cell office:value-type="float" office:value="5.63506" calcext:value-type="float">
            <text:p>5.63506</text:p>
          </table:table-cell>
          <table:table-cell office:value-type="float" office:value="3.27637" calcext:value-type="float">
            <text:p>3.27637</text:p>
          </table:table-cell>
          <table:table-cell office:value-type="float" office:value="3.70762" calcext:value-type="float">
            <text:p>3.70762</text:p>
          </table:table-cell>
          <table:table-cell table:formula="of:=SQRT([.M74]*[.M74] +[.N74]*[.N74])" office:value-type="float" office:value="4.94783249931725" calcext:value-type="float">
            <text:p>4.9478324993</text:p>
          </table:table-cell>
        </table:table-row>
        <table:table-row table:style-name="ro3">
          <table:table-cell office:value-type="float" office:value="1477010446650000" calcext:value-type="float">
            <text:p>1477010446650000</text:p>
          </table:table-cell>
          <table:table-cell office:value-type="float" office:value="17.8145" calcext:value-type="float">
            <text:p>17.8145</text:p>
          </table:table-cell>
          <table:table-cell office:value-type="float" office:value="6.04544" calcext:value-type="float">
            <text:p>6.04544</text:p>
          </table:table-cell>
          <table:table-cell office:value-type="float" office:value="5.11185" calcext:value-type="float">
            <text:p>5.11185</text:p>
          </table:table-cell>
          <table:table-cell office:value-type="float" office:value="0.970718" calcext:value-type="float">
            <text:p>0.970718</text:p>
          </table:table-cell>
          <table:table-cell office:value-type="float" office:value="0.575064" calcext:value-type="float">
            <text:p>0.575064</text:p>
          </table:table-cell>
          <table:table-cell office:value-type="string" calcext:value-type="string">
            <text:p>radar</text:p>
          </table:table-cell>
          <table:table-cell office:value-type="float" office:value="0.845522" calcext:value-type="float">
            <text:p>0.845522</text:p>
          </table:table-cell>
          <table:table-cell office:value-type="float" office:value="17.9216" calcext:value-type="float">
            <text:p>17.9216</text:p>
          </table:table-cell>
          <table:table-cell office:value-type="float" office:value="6.07151" calcext:value-type="float">
            <text:p>6.07151</text:p>
          </table:table-cell>
          <table:table-cell office:value-type="float" office:value="17.8297" calcext:value-type="float">
            <text:p>17.8297</text:p>
          </table:table-cell>
          <table:table-cell office:value-type="float" office:value="5.82221" calcext:value-type="float">
            <text:p>5.82221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3.77458" calcext:value-type="float">
            <text:p>3.77458</text:p>
          </table:table-cell>
          <table:table-cell table:formula="of:=SQRT([.M75]*[.M75] +[.N75]*[.N75])" office:value-type="float" office:value="4.9429940579066" calcext:value-type="float">
            <text:p>4.9429940579</text:p>
          </table:table-cell>
        </table:table-row>
        <table:table-row table:style-name="ro3">
          <table:table-cell office:value-type="float" office:value="1477010446700000" calcext:value-type="float">
            <text:p>1477010446700000</text:p>
          </table:table-cell>
          <table:table-cell office:value-type="float" office:value="17.9962" calcext:value-type="float">
            <text:p>17.9962</text:p>
          </table:table-cell>
          <table:table-cell office:value-type="float" office:value="6.22139" calcext:value-type="float">
            <text:p>6.22139</text:p>
          </table:table-cell>
          <table:table-cell office:value-type="float" office:value="5.10596" calcext:value-type="float">
            <text:p>5.10596</text:p>
          </table:table-cell>
          <table:table-cell office:value-type="float" office:value="0.971838" calcext:value-type="float">
            <text:p>0.971838</text:p>
          </table:table-cell>
          <table:table-cell office:value-type="float" office:value="0.536283" calcext:value-type="float">
            <text:p>0.536283</text:p>
          </table:table-cell>
          <table:table-cell office:value-type="string" calcext:value-type="string">
            <text:p>lidar</text:p>
          </table:table-cell>
          <table:table-cell office:value-type="float" office:value="1.18987" calcext:value-type="float">
            <text:p>1.18987</text:p>
          </table:table-cell>
          <table:table-cell office:value-type="float" office:value="18.1263" calcext:value-type="float">
            <text:p>18.1263</text:p>
          </table:table-cell>
          <table:table-cell office:value-type="float" office:value="6.16985" calcext:value-type="float">
            <text:p>6.16985</text:p>
          </table:table-cell>
          <table:table-cell office:value-type="float" office:value="17.9872" calcext:value-type="float">
            <text:p>17.9872</text:p>
          </table:table-cell>
          <table:table-cell office:value-type="float" office:value="6.01269" calcext:value-type="float">
            <text:p>6.01269</text:p>
          </table:table-cell>
          <table:table-cell office:value-type="float" office:value="3.10453" calcext:value-type="float">
            <text:p>3.10453</text:p>
          </table:table-cell>
          <table:table-cell office:value-type="float" office:value="3.84027" calcext:value-type="float">
            <text:p>3.84027</text:p>
          </table:table-cell>
          <table:table-cell table:formula="of:=SQRT([.M76]*[.M76] +[.N76]*[.N76])" office:value-type="float" office:value="4.93819604651334" calcext:value-type="float">
            <text:p>4.9381960465</text:p>
          </table:table-cell>
        </table:table-row>
        <table:table-row table:style-name="ro3">
          <table:table-cell office:value-type="float" office:value="1477010446750000" calcext:value-type="float">
            <text:p>1477010446750000</text:p>
          </table:table-cell>
          <table:table-cell office:value-type="float" office:value="18.1411" calcext:value-type="float">
            <text:p>18.1411</text:p>
          </table:table-cell>
          <table:table-cell office:value-type="float" office:value="6.4377" calcext:value-type="float">
            <text:p>6.4377</text:p>
          </table:table-cell>
          <table:table-cell office:value-type="float" office:value="5.11132" calcext:value-type="float">
            <text:p>5.11132</text:p>
          </table:table-cell>
          <table:table-cell office:value-type="float" office:value="0.995474" calcext:value-type="float">
            <text:p>0.995474</text:p>
          </table:table-cell>
          <table:table-cell office:value-type="float" office:value="0.525636" calcext:value-type="float">
            <text:p>0.525636</text:p>
          </table:table-cell>
          <table:table-cell office:value-type="string" calcext:value-type="string">
            <text:p>radar</text:p>
          </table:table-cell>
          <table:table-cell office:value-type="float" office:value="0.487329" calcext:value-type="float">
            <text:p>0.487329</text:p>
          </table:table-cell>
          <table:table-cell office:value-type="float" office:value="18.1245" calcext:value-type="float">
            <text:p>18.1245</text:p>
          </table:table-cell>
          <table:table-cell office:value-type="float" office:value="6.79027" calcext:value-type="float">
            <text:p>6.79027</text:p>
          </table:table-cell>
          <table:table-cell office:value-type="float" office:value="18.1402" calcext:value-type="float">
            <text:p>18.1402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3.01542" calcext:value-type="float">
            <text:p>3.01542</text:p>
          </table:table-cell>
          <table:table-cell office:value-type="float" office:value="3.90462" calcext:value-type="float">
            <text:p>3.90462</text:p>
          </table:table-cell>
          <table:table-cell table:formula="of:=SQRT([.M77]*[.M77] +[.N77]*[.N77])" office:value-type="float" office:value="4.93343846833018" calcext:value-type="float">
            <text:p>4.9334384683</text:p>
          </table:table-cell>
        </table:table-row>
        <table:table-row table:style-name="ro3">
          <table:table-cell office:value-type="float" office:value="1477010446800000" calcext:value-type="float">
            <text:p>1477010446800000</text:p>
          </table:table-cell>
          <table:table-cell office:value-type="float" office:value="18.2646" calcext:value-type="float">
            <text:p>18.2646</text:p>
          </table:table-cell>
          <table:table-cell office:value-type="float" office:value="6.66071" calcext:value-type="float">
            <text:p>6.66071</text:p>
          </table:table-cell>
          <table:table-cell office:value-type="float" office:value="5.11076" calcext:value-type="float">
            <text:p>5.11076</text:p>
          </table:table-cell>
          <table:table-cell office:value-type="float" office:value="1.02892" calcext:value-type="float">
            <text:p>1.02892</text:p>
          </table:table-cell>
          <table:table-cell office:value-type="float" office:value="0.535973" calcext:value-type="float">
            <text:p>0.535973</text:p>
          </table:table-cell>
          <table:table-cell office:value-type="string" calcext:value-type="string">
            <text:p>lidar</text:p>
          </table:table-cell>
          <table:table-cell office:value-type="float" office:value="0.130064" calcext:value-type="float">
            <text:p>0.130064</text:p>
          </table:table-cell>
          <table:table-cell office:value-type="float" office:value="18.2164" calcext:value-type="float">
            <text:p>18.2164</text:p>
          </table:table-cell>
          <table:table-cell office:value-type="float" office:value="6.66138" calcext:value-type="float">
            <text:p>6.66138</text:p>
          </table:table-cell>
          <table:table-cell office:value-type="float" office:value="18.2888" calcext:value-type="float">
            <text:p>18.2888</text:p>
          </table:table-cell>
          <table:table-cell office:value-type="float" office:value="6.40332" calcext:value-type="float">
            <text:p>6.40332</text:p>
          </table:table-cell>
          <table:table-cell office:value-type="float" office:value="2.92421" calcext:value-type="float">
            <text:p>2.92421</text:p>
          </table:table-cell>
          <table:table-cell office:value-type="float" office:value="3.96753" calcext:value-type="float">
            <text:p>3.96753</text:p>
          </table:table-cell>
          <table:table-cell table:formula="of:=SQRT([.M78]*[.M78] +[.N78]*[.N78])" office:value-type="float" office:value="4.92872178409372" calcext:value-type="float">
            <text:p>4.9287217841</text:p>
          </table:table-cell>
        </table:table-row>
        <table:table-row table:style-name="ro3">
          <table:table-cell office:value-type="float" office:value="1477010446850000" calcext:value-type="float">
            <text:p>1477010446850000</text:p>
          </table:table-cell>
          <table:table-cell office:value-type="float" office:value="18.3916" calcext:value-type="float">
            <text:p>18.3916</text:p>
          </table:table-cell>
          <table:table-cell office:value-type="float" office:value="6.88456" calcext:value-type="float">
            <text:p>6.88456</text:p>
          </table:table-cell>
          <table:table-cell office:value-type="float" office:value="5.1126" calcext:value-type="float">
            <text:p>5.1126</text:p>
          </table:table-cell>
          <table:table-cell office:value-type="float" office:value="1.05906" calcext:value-type="float">
            <text:p>1.05906</text:p>
          </table:table-cell>
          <table:table-cell office:value-type="float" office:value="0.543994" calcext:value-type="float">
            <text:p>0.543994</text:p>
          </table:table-cell>
          <table:table-cell office:value-type="string" calcext:value-type="string">
            <text:p>radar</text:p>
          </table:table-cell>
          <table:table-cell office:value-type="float" office:value="0.0918294" calcext:value-type="float">
            <text:p>0.0918294</text:p>
          </table:table-cell>
          <table:table-cell office:value-type="float" office:value="18.4022" calcext:value-type="float">
            <text:p>18.4022</text:p>
          </table:table-cell>
          <table:table-cell office:value-type="float" office:value="7.02231" calcext:value-type="float">
            <text:p>7.02231</text:p>
          </table:table-cell>
          <table:table-cell office:value-type="float" office:value="18.4328" calcext:value-type="float">
            <text:p>18.4328</text:p>
          </table:table-cell>
          <table:table-cell office:value-type="float" office:value="6.60333" calcext:value-type="float">
            <text:p>6.60333</text:p>
          </table:table-cell>
          <table:table-cell office:value-type="float" office:value="2.83093" calcext:value-type="float">
            <text:p>2.83093</text:p>
          </table:table-cell>
          <table:table-cell office:value-type="float" office:value="4.0289" calcext:value-type="float">
            <text:p>4.0289</text:p>
          </table:table-cell>
          <table:table-cell table:formula="of:=SQRT([.M79]*[.M79] +[.N79]*[.N79])" office:value-type="float" office:value="4.92404304153609" calcext:value-type="float">
            <text:p>4.9240430415</text:p>
          </table:table-cell>
        </table:table-row>
        <table:table-row table:style-name="ro3">
          <table:table-cell office:value-type="float" office:value="1477010446900000" calcext:value-type="float">
            <text:p>1477010446900000</text:p>
          </table:table-cell>
          <table:table-cell office:value-type="float" office:value="18.5487" calcext:value-type="float">
            <text:p>18.5487</text:p>
          </table:table-cell>
          <table:table-cell office:value-type="float" office:value="7.02969" calcext:value-type="float">
            <text:p>7.02969</text:p>
          </table:table-cell>
          <table:table-cell office:value-type="float" office:value="5.06698" calcext:value-type="float">
            <text:p>5.06698</text:p>
          </table:table-cell>
          <table:table-cell office:value-type="float" office:value="1.05152" calcext:value-type="float">
            <text:p>1.05152</text:p>
          </table:table-cell>
          <table:table-cell office:value-type="float" office:value="0.50232" calcext:value-type="float">
            <text:p>0.50232</text:p>
          </table:table-cell>
          <table:table-cell office:value-type="string" calcext:value-type="string">
            <text:p>lidar</text:p>
          </table:table-cell>
          <table:table-cell office:value-type="float" office:value="4.16825" calcext:value-type="float">
            <text:p>4.16825</text:p>
          </table:table-cell>
          <table:table-cell office:value-type="float" office:value="18.5422" calcext:value-type="float">
            <text:p>18.5422</text:p>
          </table:table-cell>
          <table:table-cell office:value-type="float" office:value="6.76013" calcext:value-type="float">
            <text:p>6.76013</text:p>
          </table:table-cell>
          <table:table-cell office:value-type="float" office:value="18.572" calcext:value-type="float">
            <text:p>18.572</text:p>
          </table:table-cell>
          <table:table-cell office:value-type="float" office:value="6.80638" calcext:value-type="float">
            <text:p>6.80638</text:p>
          </table:table-cell>
          <table:table-cell office:value-type="float" office:value="2.7356" calcext:value-type="float">
            <text:p>2.7356</text:p>
          </table:table-cell>
          <table:table-cell office:value-type="float" office:value="4.08867" calcext:value-type="float">
            <text:p>4.08867</text:p>
          </table:table-cell>
          <table:table-cell table:formula="of:=SQRT([.M80]*[.M80] +[.N80]*[.N80])" office:value-type="float" office:value="4.91942371918703" calcext:value-type="float">
            <text:p>4.9194237192</text:p>
          </table:table-cell>
        </table:table-row>
        <table:table-row table:style-name="ro3">
          <table:table-cell office:value-type="float" office:value="1477010446950000" calcext:value-type="float">
            <text:p>1477010446950000</text:p>
          </table:table-cell>
          <table:table-cell office:value-type="float" office:value="18.6976" calcext:value-type="float">
            <text:p>18.6976</text:p>
          </table:table-cell>
          <table:table-cell office:value-type="float" office:value="7.23935" calcext:value-type="float">
            <text:p>7.23935</text:p>
          </table:table-cell>
          <table:table-cell office:value-type="float" office:value="5.0709" calcext:value-type="float">
            <text:p>5.0709</text:p>
          </table:table-cell>
          <table:table-cell office:value-type="float" office:value="1.0487" calcext:value-type="float">
            <text:p>1.0487</text:p>
          </table:table-cell>
          <table:table-cell office:value-type="float" office:value="0.433256" calcext:value-type="float">
            <text:p>0.433256</text:p>
          </table:table-cell>
          <table:table-cell office:value-type="string" calcext:value-type="string">
            <text:p>radar</text:p>
          </table:table-cell>
          <table:table-cell office:value-type="float" office:value="0.665858" calcext:value-type="float">
            <text:p>0.665858</text:p>
          </table:table-cell>
          <table:table-cell office:value-type="float" office:value="18.8089" calcext:value-type="float">
            <text:p>18.8089</text:p>
          </table:table-cell>
          <table:table-cell office:value-type="float" office:value="7.24388" calcext:value-type="float">
            <text:p>7.24388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7.01237" calcext:value-type="float">
            <text:p>7.01237</text:p>
          </table:table-cell>
          <table:table-cell office:value-type="float" office:value="2.63825" calcext:value-type="float">
            <text:p>2.63825</text:p>
          </table:table-cell>
          <table:table-cell office:value-type="float" office:value="4.14672" calcext:value-type="float">
            <text:p>4.14672</text:p>
          </table:table-cell>
          <table:table-cell table:formula="of:=SQRT([.M81]*[.M81] +[.N81]*[.N81])" office:value-type="float" office:value="4.91483975536334" calcext:value-type="float">
            <text:p>4.9148397554</text:p>
          </table:table-cell>
        </table:table-row>
        <table:table-row table:style-name="ro3">
          <table:table-cell office:value-type="float" office:value="1477010447000000" calcext:value-type="float">
            <text:p>1477010447000000</text:p>
          </table:table-cell>
          <table:table-cell office:value-type="float" office:value="18.9079" calcext:value-type="float">
            <text:p>18.9079</text:p>
          </table:table-cell>
          <table:table-cell office:value-type="float" office:value="7.37437" calcext:value-type="float">
            <text:p>7.37437</text:p>
          </table:table-cell>
          <table:table-cell office:value-type="float" office:value="5.03891" calcext:value-type="float">
            <text:p>5.03891</text:p>
          </table:table-cell>
          <table:table-cell office:value-type="float" office:value="1.01318" calcext:value-type="float">
            <text:p>1.01318</text:p>
          </table:table-cell>
          <table:table-cell office:value-type="float" office:value="0.357347" calcext:value-type="float">
            <text:p>0.357347</text:p>
          </table:table-cell>
          <table:table-cell office:value-type="string" calcext:value-type="string">
            <text:p>lidar</text:p>
          </table:table-cell>
          <table:table-cell office:value-type="float" office:value="5.73585" calcext:value-type="float">
            <text:p>5.73585</text:p>
          </table:table-cell>
          <table:table-cell office:value-type="float" office:value="19.1441" calcext:value-type="float">
            <text:p>19.1441</text:p>
          </table:table-cell>
          <table:table-cell office:value-type="float" office:value="7.18344" calcext:value-type="float">
            <text:p>7.18344</text:p>
          </table:table-cell>
          <table:table-cell office:value-type="float" office:value="18.8359" calcext:value-type="float">
            <text:p>18.8359</text:p>
          </table:table-cell>
          <table:table-cell office:value-type="float" office:value="7.22122" calcext:value-type="float">
            <text:p>7.22122</text:p>
          </table:table-cell>
          <table:table-cell office:value-type="float" office:value="2.53893" calcext:value-type="float">
            <text:p>2.53893</text:p>
          </table:table-cell>
          <table:table-cell office:value-type="float" office:value="4.20299" calcext:value-type="float">
            <text:p>4.20299</text:p>
          </table:table-cell>
          <table:table-cell table:formula="of:=SQRT([.M82]*[.M82] +[.N82]*[.N82])" office:value-type="float" office:value="4.91032488589095" calcext:value-type="float">
            <text:p>4.9103248859</text:p>
          </table:table-cell>
        </table:table-row>
        <table:table-row table:style-name="ro3">
          <table:table-cell office:value-type="float" office:value="1477010447050000" calcext:value-type="float">
            <text:p>1477010447050000</text:p>
          </table:table-cell>
          <table:table-cell office:value-type="float" office:value="18.9816" calcext:value-type="float">
            <text:p>18.9816</text:p>
          </table:table-cell>
          <table:table-cell office:value-type="float" office:value="7.60591" calcext:value-type="float">
            <text:p>7.60591</text:p>
          </table:table-cell>
          <table:table-cell office:value-type="float" office:value="5.02387" calcext:value-type="float">
            <text:p>5.02387</text:p>
          </table:table-cell>
          <table:table-cell office:value-type="float" office:value="1.08402" calcext:value-type="float">
            <text:p>1.08402</text:p>
          </table:table-cell>
          <table:table-cell office:value-type="float" office:value="0.485042" calcext:value-type="float">
            <text:p>0.485042</text:p>
          </table:table-cell>
          <table:table-cell office:value-type="string" calcext:value-type="string">
            <text:p>radar</text:p>
          </table:table-cell>
          <table:table-cell office:value-type="float" office:value="4.56367" calcext:value-type="float">
            <text:p>4.56367</text:p>
          </table:table-cell>
          <table:table-cell office:value-type="float" office:value="18.5479" calcext:value-type="float">
            <text:p>18.5479</text:p>
          </table:table-cell>
          <table:table-cell office:value-type="float" office:value="7.4012" calcext:value-type="float">
            <text:p>7.4012</text:p>
          </table:table-cell>
          <table:table-cell office:value-type="float" office:value="18.9604" calcext:value-type="float">
            <text:p>18.9604</text:p>
          </table:table-cell>
          <table:table-cell office:value-type="float" office:value="7.43283" calcext:value-type="float">
            <text:p>7.43283</text:p>
          </table:table-cell>
          <table:table-cell office:value-type="float" office:value="2.43767" calcext:value-type="float">
            <text:p>2.43767</text:p>
          </table:table-cell>
          <table:table-cell office:value-type="float" office:value="4.25737" calcext:value-type="float">
            <text:p>4.25737</text:p>
          </table:table-cell>
          <table:table-cell table:formula="of:=SQRT([.M83]*[.M83] +[.N83]*[.N83])" office:value-type="float" office:value="4.90585714690104" calcext:value-type="float">
            <text:p>4.9058571469</text:p>
          </table:table-cell>
        </table:table-row>
        <table:table-row table:style-name="ro3">
          <table:table-cell office:value-type="float" office:value="1477010447100000" calcext:value-type="float">
            <text:p>1477010447100000</text:p>
          </table:table-cell>
          <table:table-cell office:value-type="float" office:value="19.0762" calcext:value-type="float">
            <text:p>19.0762</text:p>
          </table:table-cell>
          <table:table-cell office:value-type="float" office:value="7.84423" calcext:value-type="float">
            <text:p>7.84423</text:p>
          </table:table-cell>
          <table:table-cell office:value-type="float" office:value="5.0283" calcext:value-type="float">
            <text:p>5.0283</text:p>
          </table:table-cell>
          <table:table-cell office:value-type="float" office:value="1.12052" calcext:value-type="float">
            <text:p>1.12052</text:p>
          </table:table-cell>
          <table:table-cell office:value-type="float" office:value="0.50218" calcext:value-type="float">
            <text:p>0.50218</text:p>
          </table:table-cell>
          <table:table-cell office:value-type="string" calcext:value-type="string">
            <text:p>lidar</text:p>
          </table:table-cell>
          <table:table-cell office:value-type="float" office:value="0.272335" calcext:value-type="float">
            <text:p>0.272335</text:p>
          </table:table-cell>
          <table:table-cell office:value-type="float" office:value="19.0138" calcext:value-type="float">
            <text:p>19.0138</text:p>
          </table:table-cell>
          <table:table-cell office:value-type="float" office:value="7.8688" calcext:value-type="float">
            <text:p>7.8688</text:p>
          </table:table-cell>
          <table:table-cell office:value-type="float" office:value="19.0798" calcext:value-type="float">
            <text:p>19.0798</text:p>
          </table:table-cell>
          <table:table-cell office:value-type="float" office:value="7.64712" calcext:value-type="float">
            <text:p>7.64712</text:p>
          </table:table-cell>
          <table:table-cell office:value-type="float" office:value="2.3345" calcext:value-type="float">
            <text:p>2.3345</text:p>
          </table:table-cell>
          <table:table-cell office:value-type="float" office:value="4.3098" calcext:value-type="float">
            <text:p>4.3098</text:p>
          </table:table-cell>
          <table:table-cell table:formula="of:=SQRT([.M84]*[.M84] +[.N84]*[.N84])" office:value-type="float" office:value="4.90145552769787" calcext:value-type="float">
            <text:p>4.9014555277</text:p>
          </table:table-cell>
        </table:table-row>
        <table:table-row table:style-name="ro3">
          <table:table-cell office:value-type="float" office:value="1477010447150000" calcext:value-type="float">
            <text:p>1477010447150000</text:p>
          </table:table-cell>
          <table:table-cell office:value-type="float" office:value="19.1938" calcext:value-type="float">
            <text:p>19.1938</text:p>
          </table:table-cell>
          <table:table-cell office:value-type="float" office:value="8.06148" calcext:value-type="float">
            <text:p>8.06148</text:p>
          </table:table-cell>
          <table:table-cell office:value-type="float" office:value="5.02514" calcext:value-type="float">
            <text:p>5.02514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0.472215" calcext:value-type="float">
            <text:p>0.472215</text:p>
          </table:table-cell>
          <table:table-cell office:value-type="string" calcext:value-type="string">
            <text:p>radar</text:p>
          </table:table-cell>
          <table:table-cell office:value-type="float" office:value="0.524452" calcext:value-type="float">
            <text:p>0.524452</text:p>
          </table:table-cell>
          <table:table-cell office:value-type="float" office:value="19.3089" calcext:value-type="float">
            <text:p>19.3089</text:p>
          </table:table-cell>
          <table:table-cell office:value-type="float" office:value="7.67375" calcext:value-type="float">
            <text:p>7.67375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7.86397" calcext:value-type="float">
            <text:p>7.86397</text:p>
          </table:table-cell>
          <table:table-cell office:value-type="float" office:value="2.22949" calcext:value-type="float">
            <text:p>2.22949</text:p>
          </table:table-cell>
          <table:table-cell office:value-type="float" office:value="4.36017" calcext:value-type="float">
            <text:p>4.36017</text:p>
          </table:table-cell>
          <table:table-cell table:formula="of:=SQRT([.M85]*[.M85] +[.N85]*[.N85])" office:value-type="float" office:value="4.89711221935949" calcext:value-type="float">
            <text:p>4.8971122194</text:p>
          </table:table-cell>
        </table:table-row>
        <table:table-row table:style-name="ro3">
          <table:table-cell office:value-type="float" office:value="1477010447200000" calcext:value-type="float">
            <text:p>1477010447200000</text:p>
          </table:table-cell>
          <table:table-cell office:value-type="float" office:value="19.2769" calcext:value-type="float">
            <text:p>19.2769</text:p>
          </table:table-cell>
          <table:table-cell office:value-type="float" office:value="8.27019" calcext:value-type="float">
            <text:p>8.27019</text:p>
          </table:table-cell>
          <table:table-cell office:value-type="float" office:value="5.00129" calcext:value-type="float">
            <text:p>5.00129</text:p>
          </table:table-cell>
          <table:table-cell office:value-type="float" office:value="1.16092" calcext:value-type="float">
            <text:p>1.16092</text:p>
          </table:table-cell>
          <table:table-cell office:value-type="float" office:value="0.481773" calcext:value-type="float">
            <text:p>0.481773</text:p>
          </table:table-cell>
          <table:table-cell office:value-type="string" calcext:value-type="string">
            <text:p>lidar</text:p>
          </table:table-cell>
          <table:table-cell office:value-type="float" office:value="2.0824" calcext:value-type="float">
            <text:p>2.0824</text:p>
          </table:table-cell>
          <table:table-cell office:value-type="float" office:value="19.132" calcext:value-type="float">
            <text:p>19.132</text:p>
          </table:table-cell>
          <table:table-cell office:value-type="float" office:value="8.12845" calcext:value-type="float">
            <text:p>8.12845</text:p>
          </table:table-cell>
          <table:table-cell office:value-type="float" office:value="19.3028" calcext:value-type="float">
            <text:p>19.3028</text:p>
          </table:table-cell>
          <table:table-cell office:value-type="float" office:value="8.08329" calcext:value-type="float">
            <text:p>8.08329</text:p>
          </table:table-cell>
          <table:table-cell office:value-type="float" office:value="2.12266" calcext:value-type="float">
            <text:p>2.12266</text:p>
          </table:table-cell>
          <table:table-cell office:value-type="float" office:value="4.40842" calcext:value-type="float">
            <text:p>4.40842</text:p>
          </table:table-cell>
          <table:table-cell table:formula="of:=SQRT([.M86]*[.M86] +[.N86]*[.N86])" office:value-type="float" office:value="4.8928368429777" calcext:value-type="float">
            <text:p>4.892836843</text:p>
          </table:table-cell>
        </table:table-row>
        <table:table-row table:style-name="ro3">
          <table:table-cell office:value-type="float" office:value="1477010447250000" calcext:value-type="float">
            <text:p>1477010447250000</text:p>
          </table:table-cell>
          <table:table-cell office:value-type="float" office:value="19.373" calcext:value-type="float">
            <text:p>19.373</text:p>
          </table:table-cell>
          <table:table-cell office:value-type="float" office:value="8.49077" calcext:value-type="float">
            <text:p>8.49077</text:p>
          </table:table-cell>
          <table:table-cell office:value-type="float" office:value="4.99463" calcext:value-type="float">
            <text:p>4.99463</text:p>
          </table:table-cell>
          <table:table-cell office:value-type="float" office:value="1.17134" calcext:value-type="float">
            <text:p>1.17134</text:p>
          </table:table-cell>
          <table:table-cell office:value-type="float" office:value="0.438607" calcext:value-type="float">
            <text:p>0.438607</text:p>
          </table:table-cell>
          <table:table-cell office:value-type="string" calcext:value-type="string">
            <text:p>radar</text:p>
          </table:table-cell>
          <table:table-cell office:value-type="float" office:value="2.65175" calcext:value-type="float">
            <text:p>2.65175</text:p>
          </table:table-cell>
          <table:table-cell office:value-type="float" office:value="19.0239" calcext:value-type="float">
            <text:p>19.0239</text:p>
          </table:table-cell>
          <table:table-cell office:value-type="float" office:value="8.17194" calcext:value-type="float">
            <text:p>8.17194</text:p>
          </table:table-cell>
          <table:table-cell office:value-type="float" office:value="19.4062" calcext:value-type="float">
            <text:p>19.4062</text:p>
          </table:table-cell>
          <table:table-cell office:value-type="float" office:value="8.30497" calcext:value-type="float">
            <text:p>8.30497</text:p>
          </table:table-cell>
          <table:table-cell office:value-type="float" office:value="2.01409" calcext:value-type="float">
            <text:p>2.01409</text:p>
          </table:table-cell>
          <table:table-cell office:value-type="float" office:value="4.45445" calcext:value-type="float">
            <text:p>4.45445</text:p>
          </table:table-cell>
          <table:table-cell table:formula="of:=SQRT([.M87]*[.M87] +[.N87]*[.N87])" office:value-type="float" office:value="4.88862795992904" calcext:value-type="float">
            <text:p>4.8886279599</text:p>
          </table:table-cell>
        </table:table-row>
        <table:table-row table:style-name="ro3">
          <table:table-cell office:value-type="float" office:value="1477010447300000" calcext:value-type="float">
            <text:p>1477010447300000</text:p>
          </table:table-cell>
          <table:table-cell office:value-type="float" office:value="19.4746" calcext:value-type="float">
            <text:p>19.4746</text:p>
          </table:table-cell>
          <table:table-cell office:value-type="float" office:value="8.64903" calcext:value-type="float">
            <text:p>8.64903</text:p>
          </table:table-cell>
          <table:table-cell office:value-type="float" office:value="4.93623" calcext:value-type="float">
            <text:p>4.93623</text:p>
          </table:table-cell>
          <table:table-cell office:value-type="float" office:value="1.17594" calcext:value-type="float">
            <text:p>1.17594</text:p>
          </table:table-cell>
          <table:table-cell office:value-type="float" office:value="0.422139" calcext:value-type="float">
            <text:p>0.422139</text:p>
          </table:table-cell>
          <table:table-cell office:value-type="string" calcext:value-type="string">
            <text:p>lidar</text:p>
          </table:table-cell>
          <table:table-cell office:value-type="float" office:value="6.97044" calcext:value-type="float">
            <text:p>6.97044</text:p>
          </table:table-cell>
          <table:table-cell office:value-type="float" office:value="19.347" calcext:value-type="float">
            <text:p>19.347</text:p>
          </table:table-cell>
          <table:table-cell office:value-type="float" office:value="8.30741" calcext:value-type="float">
            <text:p>8.30741</text:p>
          </table:table-cell>
          <table:table-cell office:value-type="float" office:value="19.5042" calcext:value-type="float">
            <text:p>19.5042</text:p>
          </table:table-cell>
          <table:table-cell office:value-type="float" office:value="8.5289" calcext:value-type="float">
            <text:p>8.5289</text:p>
          </table:table-cell>
          <table:table-cell office:value-type="float" office:value="1.90381" calcext:value-type="float">
            <text:p>1.90381</text:p>
          </table:table-cell>
          <table:table-cell office:value-type="float" office:value="4.49819" calcext:value-type="float">
            <text:p>4.49819</text:p>
          </table:table-cell>
          <table:table-cell table:formula="of:=SQRT([.M88]*[.M88] +[.N88]*[.N88])" office:value-type="float" office:value="4.88448623625863" calcext:value-type="float">
            <text:p>4.8844862363</text:p>
          </table:table-cell>
        </table:table-row>
        <table:table-row table:style-name="ro3">
          <table:table-cell office:value-type="float" office:value="1477010447350000" calcext:value-type="float">
            <text:p>1477010447350000</text:p>
          </table:table-cell>
          <table:table-cell office:value-type="float" office:value="19.556" calcext:value-type="float">
            <text:p>19.556</text:p>
          </table:table-cell>
          <table:table-cell office:value-type="float" office:value="8.87476" calcext:value-type="float">
            <text:p>8.87476</text:p>
          </table:table-cell>
          <table:table-cell office:value-type="float" office:value="4.92924" calcext:value-type="float">
            <text:p>4.92924</text:p>
          </table:table-cell>
          <table:table-cell office:value-type="float" office:value="1.20957" calcext:value-type="float">
            <text:p>1.20957</text:p>
          </table:table-cell>
          <table:table-cell office:value-type="float" office:value="0.457708" calcext:value-type="float">
            <text:p>0.457708</text:p>
          </table:table-cell>
          <table:table-cell office:value-type="string" calcext:value-type="string">
            <text:p>radar</text:p>
          </table:table-cell>
          <table:table-cell office:value-type="float" office:value="0.933258" calcext:value-type="float">
            <text:p>0.933258</text:p>
          </table:table-cell>
          <table:table-cell office:value-type="float" office:value="19.6843" calcext:value-type="float">
            <text:p>19.6843</text:p>
          </table:table-cell>
          <table:table-cell office:value-type="float" office:value="8.35902" calcext:value-type="float">
            <text:p>8.35902</text:p>
          </table:table-cell>
          <table:table-cell office:value-type="float" office:value="19.5966" calcext:value-type="float">
            <text:p>19.5966</text:p>
          </table:table-cell>
          <table:table-cell office:value-type="float" office:value="8.75494" calcext:value-type="float">
            <text:p>8.75494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6" calcext:value-type="float">
            <text:p>4.53956</text:p>
          </table:table-cell>
          <table:table-cell table:formula="of:=SQRT([.M89]*[.M89] +[.N89]*[.N89])" office:value-type="float" office:value="4.88042115022874" calcext:value-type="float">
            <text:p>4.8804211502</text:p>
          </table:table-cell>
        </table:table-row>
        <table:table-row table:style-name="ro3">
          <table:table-cell office:value-type="float" office:value="1477010447400000" calcext:value-type="float">
            <text:p>1477010447400000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9.03775" calcext:value-type="float">
            <text:p>9.03775</text:p>
          </table:table-cell>
          <table:table-cell office:value-type="float" office:value="4.8995" calcext:value-type="float">
            <text:p>4.8995</text:p>
          </table:table-cell>
          <table:table-cell office:value-type="float" office:value="1.18027" calcext:value-type="float">
            <text:p>1.18027</text:p>
          </table:table-cell>
          <table:table-cell office:value-type="float" office:value="0.38908" calcext:value-type="float">
            <text:p>0.38908</text:p>
          </table:table-cell>
          <table:table-cell office:value-type="string" calcext:value-type="string">
            <text:p>lidar</text:p>
          </table:table-cell>
          <table:table-cell office:value-type="float" office:value="5.82398" calcext:value-type="float">
            <text:p>5.82398</text:p>
          </table:table-cell>
          <table:table-cell office:value-type="float" office:value="20.0039" calcext:value-type="float">
            <text:p>20.0039</text:p>
          </table:table-cell>
          <table:table-cell office:value-type="float" office:value="8.8906" calcext:value-type="float">
            <text:p>8.8906</text:p>
          </table:table-cell>
          <table:table-cell office:value-type="float" office:value="19.6835" calcext:value-type="float">
            <text:p>19.6835</text:p>
          </table:table-cell>
          <table:table-cell office:value-type="float" office:value="8.983" calcext:value-type="float">
            <text:p>8.983</text:p>
          </table:table-cell>
          <table:table-cell office:value-type="float" office:value="1.67841" calcext:value-type="float">
            <text:p>1.67841</text:p>
          </table:table-cell>
          <table:table-cell office:value-type="float" office:value="4.57848" calcext:value-type="float">
            <text:p>4.57848</text:p>
          </table:table-cell>
          <table:table-cell table:formula="of:=SQRT([.M90]*[.M90] +[.N90]*[.N90])" office:value-type="float" office:value="4.87642689256181" calcext:value-type="float">
            <text:p>4.8764268926</text:p>
          </table:table-cell>
        </table:table-row>
        <table:table-row table:style-name="ro3">
          <table:table-cell office:value-type="float" office:value="1477010447450000" calcext:value-type="float">
            <text:p>1477010447450000</text:p>
          </table:table-cell>
          <table:table-cell office:value-type="float" office:value="19.791" calcext:value-type="float">
            <text:p>19.791</text:p>
          </table:table-cell>
          <table:table-cell office:value-type="float" office:value="9.27574" calcext:value-type="float">
            <text:p>9.27574</text:p>
          </table:table-cell>
          <table:table-cell office:value-type="float" office:value="4.89703" calcext:value-type="float">
            <text:p>4.89703</text:p>
          </table:table-cell>
          <table:table-cell office:value-type="float" office:value="1.23195" calcext:value-type="float">
            <text:p>1.23195</text:p>
          </table:table-cell>
          <table:table-cell office:value-type="float" office:value="0.469158" calcext:value-type="float">
            <text:p>0.469158</text:p>
          </table:table-cell>
          <table:table-cell office:value-type="string" calcext:value-type="string">
            <text:p>radar</text:p>
          </table:table-cell>
          <table:table-cell office:value-type="float" office:value="0.976083" calcext:value-type="float">
            <text:p>0.976083</text:p>
          </table:table-cell>
          <table:table-cell office:value-type="float" office:value="19.6061" calcext:value-type="float">
            <text:p>19.6061</text:p>
          </table:table-cell>
          <table:table-cell office:value-type="float" office:value="9.48659" calcext:value-type="float">
            <text:p>9.48659</text:p>
          </table:table-cell>
          <table:table-cell office:value-type="float" office:value="19.7645" calcext:value-type="float">
            <text:p>19.7645</text:p>
          </table:table-cell>
          <table:table-cell office:value-type="float" office:value="9.21294" calcext:value-type="float">
            <text:p>9.21294</text:p>
          </table:table-cell>
          <table:table-cell office:value-type="float" office:value="1.56341" calcext:value-type="float">
            <text:p>1.56341</text:p>
          </table:table-cell>
          <table:table-cell office:value-type="float" office:value="4.61488" calcext:value-type="float">
            <text:p>4.61488</text:p>
          </table:table-cell>
          <table:table-cell table:formula="of:=SQRT([.M91]*[.M91] +[.N91]*[.N91])" office:value-type="float" office:value="4.87251149229019" calcext:value-type="float">
            <text:p>4.8725114923</text:p>
          </table:table-cell>
        </table:table-row>
        <table:table-row table:style-name="ro3">
          <table:table-cell office:value-type="float" office:value="1477010447500000" calcext:value-type="float">
            <text:p>1477010447500000</text:p>
          </table:table-cell>
          <table:table-cell office:value-type="float" office:value="19.9325" calcext:value-type="float">
            <text:p>19.9325</text:p>
          </table:table-cell>
          <table:table-cell office:value-type="float" office:value="9.47744" calcext:value-type="float">
            <text:p>9.47744</text:p>
          </table:table-cell>
          <table:table-cell office:value-type="float" office:value="4.88961" calcext:value-type="float">
            <text:p>4.88961</text:p>
          </table:table-cell>
          <table:table-cell office:value-type="float" office:value="1.22204" calcext:value-type="float">
            <text:p>1.22204</text:p>
          </table:table-cell>
          <table:table-cell office:value-type="float" office:value="0.423339" calcext:value-type="float">
            <text:p>0.423339</text:p>
          </table:table-cell>
          <table:table-cell office:value-type="string" calcext:value-type="string">
            <text:p>lidar</text:p>
          </table:table-cell>
          <table:table-cell office:value-type="float" office:value="2.91647" calcext:value-type="float">
            <text:p>2.91647</text:p>
          </table:table-cell>
          <table:table-cell office:value-type="float" office:value="20.1574" calcext:value-type="float">
            <text:p>20.1574</text:p>
          </table:table-cell>
          <table:table-cell office:value-type="float" office:value="9.45949" calcext:value-type="float">
            <text:p>9.45949</text:p>
          </table:table-cell>
          <table:table-cell office:value-type="float" office:value="19.8398" calcext:value-type="float">
            <text:p>19.8398</text:p>
          </table:table-cell>
          <table:table-cell office:value-type="float" office:value="9.44463" calcext:value-type="float">
            <text:p>9.44463</text:p>
          </table:table-cell>
          <table:table-cell office:value-type="float" office:value="1.44697" calcext:value-type="float">
            <text:p>1.44697</text:p>
          </table:table-cell>
          <table:table-cell office:value-type="float" office:value="4.64869" calcext:value-type="float">
            <text:p>4.64869</text:p>
          </table:table-cell>
          <table:table-cell table:formula="of:=SQRT([.M92]*[.M92] +[.N92]*[.N92])" office:value-type="float" office:value="4.86867958454857" calcext:value-type="float">
            <text:p>4.8686795845</text:p>
          </table:table-cell>
        </table:table-row>
        <table:table-row table:style-name="ro3">
          <table:table-cell office:value-type="float" office:value="1477010447550000" calcext:value-type="float">
            <text:p>1477010447550000</text:p>
          </table:table-cell>
          <table:table-cell office:value-type="float" office:value="19.9621" calcext:value-type="float">
            <text:p>19.9621</text:p>
          </table:table-cell>
          <table:table-cell office:value-type="float" office:value="9.72003" calcext:value-type="float">
            <text:p>9.72003</text:p>
          </table:table-cell>
          <table:table-cell office:value-type="float" office:value="4.88258" calcext:value-type="float">
            <text:p>4.88258</text:p>
          </table:table-cell>
          <table:table-cell office:value-type="float" office:value="1.29334" calcext:value-type="float">
            <text:p>1.29334</text:p>
          </table:table-cell>
          <table:table-cell office:value-type="float" office:value="0.545851" calcext:value-type="float">
            <text:p>0.545851</text:p>
          </table:table-cell>
          <table:table-cell office:value-type="string" calcext:value-type="string">
            <text:p>radar</text:p>
          </table:table-cell>
          <table:table-cell office:value-type="float" office:value="2.6428" calcext:value-type="float">
            <text:p>2.6428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9.76606" calcext:value-type="float">
            <text:p>9.76606</text:p>
          </table:table-cell>
          <table:table-cell office:value-type="float" office:value="19.9093" calcext:value-type="float">
            <text:p>19.9093</text:p>
          </table:table-cell>
          <table:table-cell office:value-type="float" office:value="9.67795" calcext:value-type="float">
            <text:p>9.67795</text:p>
          </table:table-cell>
          <table:table-cell office:value-type="float" office:value="1.32916" calcext:value-type="float">
            <text:p>1.32916</text:p>
          </table:table-cell>
          <table:table-cell office:value-type="float" office:value="4.67984" calcext:value-type="float">
            <text:p>4.67984</text:p>
          </table:table-cell>
          <table:table-cell table:formula="of:=SQRT([.M93]*[.M93] +[.N93]*[.N93])" office:value-type="float" office:value="4.86493255155711" calcext:value-type="float">
            <text:p>4.8649325516</text:p>
          </table:table-cell>
        </table:table-row>
        <table:table-row table:style-name="ro3">
          <table:table-cell office:value-type="float" office:value="1477010447600000" calcext:value-type="float">
            <text:p>1477010447600000</text:p>
          </table:table-cell>
          <table:table-cell office:value-type="float" office:value="20.0563" calcext:value-type="float">
            <text:p>20.0563</text:p>
          </table:table-cell>
          <table:table-cell office:value-type="float" office:value="9.93761" calcext:value-type="float">
            <text:p>9.93761</text:p>
          </table:table-cell>
          <table:table-cell office:value-type="float" office:value="4.87515" calcext:value-type="float">
            <text:p>4.87515</text:p>
          </table:table-cell>
          <table:table-cell office:value-type="float" office:value="1.30393" calcext:value-type="float">
            <text:p>1.30393</text:p>
          </table:table-cell>
          <table:table-cell office:value-type="float" office:value="0.523453" calcext:value-type="float">
            <text:p>0.523453</text:p>
          </table:table-cell>
          <table:table-cell office:value-type="string" calcext:value-type="string">
            <text:p>lidar</text:p>
          </table:table-cell>
          <table:table-cell office:value-type="float" office:value="0.651123" calcext:value-type="float">
            <text:p>0.651123</text:p>
          </table:table-cell>
          <table:table-cell office:value-type="float" office:value="20.1573" calcext:value-type="float">
            <text:p>20.1573</text:p>
          </table:table-cell>
          <table:table-cell office:value-type="float" office:value="9.90876" calcext:value-type="float">
            <text:p>9.90876</text:p>
          </table:table-cell>
          <table:table-cell office:value-type="float" office:value="19.9728" calcext:value-type="float">
            <text:p>19.9728</text:p>
          </table:table-cell>
          <table:table-cell office:value-type="float" office:value="9.91275" calcext:value-type="float">
            <text:p>9.91275</text:p>
          </table:table-cell>
          <table:table-cell office:value-type="float" office:value="1.21005" calcext:value-type="float">
            <text:p>1.21005</text:p>
          </table:table-cell>
          <table:table-cell office:value-type="float" office:value="4.70826" calcext:value-type="float">
            <text:p>4.70826</text:p>
          </table:table-cell>
          <table:table-cell table:formula="of:=SQRT([.M94]*[.M94] +[.N94]*[.N94])" office:value-type="float" office:value="4.86126868524051" calcext:value-type="float">
            <text:p>4.8612686852</text:p>
          </table:table-cell>
        </table:table-row>
        <table:table-row table:style-name="ro3">
          <table:table-cell office:value-type="float" office:value="1477010447650000" calcext:value-type="float">
            <text:p>1477010447650000</text:p>
          </table:table-cell>
          <table:table-cell office:value-type="float" office:value="20.1144" calcext:value-type="float">
            <text:p>20.1144</text:p>
          </table:table-cell>
          <table:table-cell office:value-type="float" office:value="10.1854" calcext:value-type="float">
            <text:p>10.1854</text:p>
          </table:table-cell>
          <table:table-cell office:value-type="float" office:value="4.88627" calcext:value-type="float">
            <text:p>4.88627</text:p>
          </table:table-cell>
          <table:table-cell office:value-type="float" office:value="1.32031" calcext:value-type="float">
            <text:p>1.32031</text:p>
          </table:table-cell>
          <table:table-cell office:value-type="float" office:value="0.48147" calcext:value-type="float">
            <text:p>0.48147</text:p>
          </table:table-cell>
          <table:table-cell office:value-type="string" calcext:value-type="string">
            <text:p>radar</text:p>
          </table:table-cell>
          <table:table-cell office:value-type="float" office:value="6.57261" calcext:value-type="float">
            <text:p>6.57261</text:p>
          </table:table-cell>
          <table:table-cell office:value-type="float" office:value="19.1911" calcext:value-type="float">
            <text:p>19.1911</text:p>
          </table:table-cell>
          <table:table-cell office:value-type="float" office:value="11.5493" calcext:value-type="float">
            <text:p>11.5493</text:p>
          </table:table-cell>
          <table:table-cell office:value-type="float" office:value="20.0303" calcext:value-type="float">
            <text:p>20.0303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.08972" calcext:value-type="float">
            <text:p>1.08972</text:p>
          </table:table-cell>
          <table:table-cell office:value-type="float" office:value="4.73389" calcext:value-type="float">
            <text:p>4.73389</text:p>
          </table:table-cell>
          <table:table-cell table:formula="of:=SQRT([.M95]*[.M95] +[.N95]*[.N95])" office:value-type="float" office:value="4.85769535999325" calcext:value-type="float">
            <text:p>4.85769536</text:p>
          </table:table-cell>
        </table:table-row>
        <table:table-row table:style-name="ro3">
          <table:table-cell office:value-type="float" office:value="1477010447700000" calcext:value-type="float">
            <text:p>1477010447700000</text:p>
          </table:table-cell>
          <table:table-cell office:value-type="float" office:value="20.1677" calcext:value-type="float">
            <text:p>20.1677</text:p>
          </table:table-cell>
          <table:table-cell office:value-type="float" office:value="10.4311" calcext:value-type="float">
            <text:p>10.4311</text:p>
          </table:table-cell>
          <table:table-cell office:value-type="float" office:value="4.89288" calcext:value-type="float">
            <text:p>4.89288</text:p>
          </table:table-cell>
          <table:table-cell office:value-type="float" office:value="1.34743" calcext:value-type="float">
            <text:p>1.34743</text:p>
          </table:table-cell>
          <table:table-cell office:value-type="float" office:value="0.484772" calcext:value-type="float">
            <text:p>0.484772</text:p>
          </table:table-cell>
          <table:table-cell office:value-type="string" calcext:value-type="string">
            <text:p>lidar</text:p>
          </table:table-cell>
          <table:table-cell office:value-type="float" office:value="0.077944" calcext:value-type="float">
            <text:p>0.077944</text:p>
          </table:table-cell>
          <table:table-cell office:value-type="float" office:value="20.166" calcext:value-type="float">
            <text:p>20.166</text:p>
          </table:table-cell>
          <table:table-cell office:value-type="float" office:value="10.4687" calcext:value-type="float">
            <text:p>10.4687</text:p>
          </table:table-cell>
          <table:table-cell office:value-type="float" office:value="20.0818" calcext:value-type="float">
            <text:p>20.0818</text:p>
          </table:table-cell>
          <table:table-cell office:value-type="float" office:value="10.3863" calcext:value-type="float">
            <text:p>10.3863</text:p>
          </table:table-cell>
          <table:table-cell office:value-type="float" office:value="0.968259" calcext:value-type="float">
            <text:p>0.968259</text:p>
          </table:table-cell>
          <table:table-cell office:value-type="float" office:value="4.75666" calcext:value-type="float">
            <text:p>4.75666</text:p>
          </table:table-cell>
          <table:table-cell table:formula="of:=SQRT([.M96]*[.M96] +[.N96]*[.N96])" office:value-type="float" office:value="4.85420846757543" calcext:value-type="float">
            <text:p>4.8542084676</text:p>
          </table:table-cell>
        </table:table-row>
        <table:table-row table:style-name="ro3">
          <table:table-cell office:value-type="float" office:value="1477010447750000" calcext:value-type="float">
            <text:p>1477010447750000</text:p>
          </table:table-cell>
          <table:table-cell office:value-type="float" office:value="20.1748" calcext:value-type="float">
            <text:p>20.1748</text:p>
          </table:table-cell>
          <table:table-cell office:value-type="float" office:value="10.6767" calcext:value-type="float">
            <text:p>10.6767</text:p>
          </table:table-cell>
          <table:table-cell office:value-type="float" office:value="4.88843" calcext:value-type="float">
            <text:p>4.88843</text:p>
          </table:table-cell>
          <table:table-cell office:value-type="float" office:value="1.40908" calcext:value-type="float">
            <text:p>1.40908</text:p>
          </table:table-cell>
          <table:table-cell office:value-type="float" office:value="0.571225" calcext:value-type="float">
            <text:p>0.571225</text:p>
          </table:table-cell>
          <table:table-cell office:value-type="string" calcext:value-type="string">
            <text:p>radar</text:p>
          </table:table-cell>
          <table:table-cell office:value-type="float" office:value="2.61083" calcext:value-type="float">
            <text:p>2.61083</text:p>
          </table:table-cell>
          <table:table-cell office:value-type="float" office:value="19.6775" calcext:value-type="float">
            <text:p>19.6775</text:p>
          </table:table-cell>
          <table:table-cell office:value-type="float" office:value="10.803" calcext:value-type="float">
            <text:p>10.803</text:p>
          </table:table-cell>
          <table:table-cell office:value-type="float" office:value="20.1271" calcext:value-type="float">
            <text:p>20.1271</text:p>
          </table:table-cell>
          <table:table-cell office:value-type="float" office:value="10.6247" calcext:value-type="float">
            <text:p>10.6247</text:p>
          </table:table-cell>
          <table:table-cell office:value-type="float" office:value="0.845742" calcext:value-type="float">
            <text:p>0.845742</text:p>
          </table:table-cell>
          <table:table-cell office:value-type="float" office:value="4.77652" calcext:value-type="float">
            <text:p>4.77652</text:p>
          </table:table-cell>
          <table:table-cell table:formula="of:=SQRT([.M97]*[.M97] +[.N97]*[.N97])" office:value-type="float" office:value="4.85081671896228" calcext:value-type="float">
            <text:p>4.850816719</text:p>
          </table:table-cell>
        </table:table-row>
        <table:table-row table:style-name="ro3">
          <table:table-cell office:value-type="float" office:value="1477010447800000" calcext:value-type="float">
            <text:p>1477010447800000</text:p>
          </table:table-cell>
          <table:table-cell office:value-type="float" office:value="20.2385" calcext:value-type="float">
            <text:p>20.2385</text:p>
          </table:table-cell>
          <table:table-cell office:value-type="float" office:value="10.9244" calcext:value-type="float">
            <text:p>10.9244</text:p>
          </table:table-cell>
          <table:table-cell office:value-type="float" office:value="4.89921" calcext:value-type="float">
            <text:p>4.89921</text:p>
          </table:table-cell>
          <table:table-cell office:value-type="float" office:value="1.42567" calcext:value-type="float">
            <text:p>1.42567</text:p>
          </table:table-cell>
          <table:table-cell office:value-type="float" office:value="0.553619" calcext:value-type="float">
            <text:p>0.553619</text:p>
          </table:table-cell>
          <table:table-cell office:value-type="string" calcext:value-type="string">
            <text:p>lidar</text:p>
          </table:table-cell>
          <table:table-cell office:value-type="float" office:value="1.30161" calcext:value-type="float">
            <text:p>1.30161</text:p>
          </table:table-cell>
          <table:table-cell office:value-type="float" office:value="20.371" calcext:value-type="float">
            <text:p>20.371</text:p>
          </table:table-cell>
          <table:table-cell office:value-type="float" office:value="11.0109" calcext:value-type="float">
            <text:p>11.0109</text:p>
          </table:table-cell>
          <table:table-cell office:value-type="float" office:value="20.1663" calcext:value-type="float">
            <text:p>20.1663</text:p>
          </table:table-cell>
          <table:table-cell office:value-type="float" office:value="10.864" calcext:value-type="float">
            <text:p>10.864</text:p>
          </table:table-cell>
          <table:table-cell office:value-type="float" office:value="0.722256" calcext:value-type="float">
            <text:p>0.722256</text:p>
          </table:table-cell>
          <table:table-cell office:value-type="float" office:value="4.7934" calcext:value-type="float">
            <text:p>4.7934</text:p>
          </table:table-cell>
          <table:table-cell table:formula="of:=SQRT([.M98]*[.M98] +[.N98]*[.N98])" office:value-type="float" office:value="4.84750835889285" calcext:value-type="float">
            <text:p>4.8475083589</text:p>
          </table:table-cell>
        </table:table-row>
        <table:table-row table:style-name="ro3">
          <table:table-cell office:value-type="float" office:value="1477010447850000" calcext:value-type="float">
            <text:p>1477010447850000</text:p>
          </table:table-cell>
          <table:table-cell office:value-type="float" office:value="20.2684" calcext:value-type="float">
            <text:p>20.2684</text:p>
          </table:table-cell>
          <table:table-cell office:value-type="float" office:value="11.1767" calcext:value-type="float">
            <text:p>11.1767</text:p>
          </table:table-cell>
          <table:table-cell office:value-type="float" office:value="4.90795" calcext:value-type="float">
            <text:p>4.90795</text:p>
          </table:table-cell>
          <table:table-cell office:value-type="float" office:value="1.44426" calcext:value-type="float">
            <text:p>1.44426</text:p>
          </table:table-cell>
          <table:table-cell office:value-type="float" office:value="0.516421" calcext:value-type="float">
            <text:p>0.516421</text:p>
          </table:table-cell>
          <table:table-cell office:value-type="string" calcext:value-type="string">
            <text:p>radar</text:p>
          </table:table-cell>
          <table:table-cell office:value-type="float" office:value="4.6952" calcext:value-type="float">
            <text:p>4.6952</text:p>
          </table:table-cell>
          <table:table-cell office:value-type="float" office:value="19.4335" calcext:value-type="float">
            <text:p>19.4335</text:p>
          </table:table-cell>
          <table:table-cell office:value-type="float" office:value="12.3402" calcext:value-type="float">
            <text:p>12.3402</text:p>
          </table:table-cell>
          <table:table-cell office:value-type="float" office:value="20.1993" calcext:value-type="float">
            <text:p>20.199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0.597892" calcext:value-type="float">
            <text:p>0.597892</text:p>
          </table:table-cell>
          <table:table-cell office:value-type="float" office:value="4.80727" calcext:value-type="float">
            <text:p>4.80727</text:p>
          </table:table-cell>
          <table:table-cell table:formula="of:=SQRT([.M99]*[.M99] +[.N99]*[.N99])" office:value-type="float" office:value="4.84430796879843" calcext:value-type="float">
            <text:p>4.8443079688</text:p>
          </table:table-cell>
        </table:table-row>
        <table:table-row table:style-name="ro3">
          <table:table-cell office:value-type="float" office:value="1477010447900000" calcext:value-type="float">
            <text:p>1477010447900000</text:p>
          </table:table-cell>
          <table:table-cell office:value-type="float" office:value="20.3044" calcext:value-type="float">
            <text:p>20.3044</text:p>
          </table:table-cell>
          <table:table-cell office:value-type="float" office:value="11.4071" calcext:value-type="float">
            <text:p>11.4071</text:p>
          </table:table-cell>
          <table:table-cell office:value-type="float" office:value="4.89748" calcext:value-type="float">
            <text:p>4.8974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0.511949" calcext:value-type="float">
            <text:p>0.511949</text:p>
          </table:table-cell>
          <table:table-cell office:value-type="string" calcext:value-type="string">
            <text:p>lidar</text:p>
          </table:table-cell>
          <table:table-cell office:value-type="float" office:value="0.198371" calcext:value-type="float">
            <text:p>0.198371</text:p>
          </table:table-cell>
          <table:table-cell office:value-type="float" office:value="20.3164" calcext:value-type="float">
            <text:p>20.3164</text:p>
          </table:table-cell>
          <table:table-cell office:value-type="float" office:value="11.3483" calcext:value-type="float">
            <text:p>11.3483</text:p>
          </table:table-cell>
          <table:table-cell office:value-type="float" office:value="20.2261" calcext:value-type="float">
            <text:p>20.2261</text:p>
          </table:table-cell>
          <table:table-cell office:value-type="float" office:value="11.3449" calcext:value-type="float">
            <text:p>11.3449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4.81807" calcext:value-type="float">
            <text:p>4.81807</text:p>
          </table:table-cell>
          <table:table-cell table:formula="of:=SQRT([.M100]*[.M100] +[.N100]*[.N100])" office:value-type="float" office:value="4.84120643451031" calcext:value-type="float">
            <text:p>4.8412064345</text:p>
          </table:table-cell>
        </table:table-row>
        <table:table-row table:style-name="ro3">
          <table:table-cell office:value-type="float" office:value="1477010447950000" calcext:value-type="float">
            <text:p>1477010447950000</text:p>
          </table:table-cell>
          <table:table-cell office:value-type="float" office:value="20.2411" calcext:value-type="float">
            <text:p>20.2411</text:p>
          </table:table-cell>
          <table:table-cell office:value-type="float" office:value="11.6603" calcext:value-type="float">
            <text:p>11.6603</text:p>
          </table:table-cell>
          <table:table-cell office:value-type="float" office:value="4.89477" calcext:value-type="float">
            <text:p>4.89477</text:p>
          </table:table-cell>
          <table:table-cell office:value-type="float" office:value="1.56657" calcext:value-type="float">
            <text:p>1.56657</text:p>
          </table:table-cell>
          <table:table-cell office:value-type="float" office:value="0.692186" calcext:value-type="float">
            <text:p>0.692186</text:p>
          </table:table-cell>
          <table:table-cell office:value-type="string" calcext:value-type="string">
            <text:p>radar</text:p>
          </table:table-cell>
          <table:table-cell office:value-type="float" office:value="9.37594" calcext:value-type="float">
            <text:p>9.37594</text:p>
          </table:table-cell>
          <table:table-cell office:value-type="float" office:value="19.2063" calcext:value-type="float">
            <text:p>19.2063</text:p>
          </table:table-cell>
          <table:table-cell office:value-type="float" office:value="12.2418" calcext:value-type="float">
            <text:p>12.2418</text:p>
          </table:table-cell>
          <table:table-cell office:value-type="float" office:value="20.2466" calcext:value-type="float">
            <text:p>20.2466</text:p>
          </table:table-cell>
          <table:table-cell office:value-type="float" office:value="11.5861" calcext:value-type="float">
            <text:p>11.5861</text:p>
          </table:table-cell>
          <table:table-cell office:value-type="float" office:value="0.346889" calcext:value-type="float">
            <text:p>0.346889</text:p>
          </table:table-cell>
          <table:table-cell office:value-type="float" office:value="4.82575" calcext:value-type="float">
            <text:p>4.82575</text:p>
          </table:table-cell>
          <table:table-cell table:formula="of:=SQRT([.M101]*[.M101] +[.N101]*[.N101])" office:value-type="float" office:value="4.83820163292323" calcext:value-type="float">
            <text:p>4.8382016329</text:p>
          </table:table-cell>
        </table:table-row>
        <table:table-row table:style-name="ro3">
          <table:table-cell office:value-type="float" office:value="1477010448000000" calcext:value-type="float">
            <text:p>1477010448000000</text:p>
          </table:table-cell>
          <table:table-cell office:value-type="float" office:value="20.3141" calcext:value-type="float">
            <text:p>20.3141</text:p>
          </table:table-cell>
          <table:table-cell office:value-type="float" office:value="11.892" calcext:value-type="float">
            <text:p>11.892</text:p>
          </table:table-cell>
          <table:table-cell office:value-type="float" office:value="4.89089" calcext:value-type="float">
            <text:p>4.89089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0.647704" calcext:value-type="float">
            <text:p>0.647704</text:p>
          </table:table-cell>
          <table:table-cell office:value-type="string" calcext:value-type="string">
            <text:p>lidar</text:p>
          </table:table-cell>
          <table:table-cell office:value-type="float" office:value="5.09863" calcext:value-type="float">
            <text:p>5.09863</text:p>
          </table:table-cell>
          <table:table-cell office:value-type="float" office:value="20.6141" calcext:value-type="float">
            <text:p>20.6141</text:p>
          </table:table-cell>
          <table:table-cell office:value-type="float" office:value="11.9422" calcext:value-type="float">
            <text:p>11.9422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11.8275" calcext:value-type="float">
            <text:p>11.8275</text:p>
          </table:table-cell>
          <table:table-cell office:value-type="float" office:value="0.220439" calcext:value-type="float">
            <text:p>0.220439</text:p>
          </table:table-cell>
          <table:table-cell office:value-type="float" office:value="4.83027" calcext:value-type="float">
            <text:p>4.83027</text:p>
          </table:table-cell>
          <table:table-cell table:formula="of:=SQRT([.M102]*[.M102] +[.N102]*[.N102])" office:value-type="float" office:value="4.83529747023087" calcext:value-type="float">
            <text:p>4.8352974702</text:p>
          </table:table-cell>
        </table:table-row>
        <table:table-row table:style-name="ro3">
          <table:table-cell office:value-type="float" office:value="1477010448050000" calcext:value-type="float">
            <text:p>1477010448050000</text:p>
          </table:table-cell>
          <table:table-cell office:value-type="float" office:value="20.3446" calcext:value-type="float">
            <text:p>20.3446</text:p>
          </table:table-cell>
          <table:table-cell office:value-type="float" office:value="12.13" calcext:value-type="float">
            <text:p>12.13</text:p>
          </table:table-cell>
          <table:table-cell office:value-type="float" office:value="4.88589" calcext:value-type="float">
            <text:p>4.88589</text:p>
          </table:table-cell>
          <table:table-cell office:value-type="float" office:value="1.54659" calcext:value-type="float">
            <text:p>1.54659</text:p>
          </table:table-cell>
          <table:table-cell office:value-type="float" office:value="0.495906" calcext:value-type="float">
            <text:p>0.495906</text:p>
          </table:table-cell>
          <table:table-cell office:value-type="string" calcext:value-type="string">
            <text:p>radar</text:p>
          </table:table-cell>
          <table:table-cell office:value-type="float" office:value="4.5669" calcext:value-type="float">
            <text:p>4.5669</text:p>
          </table:table-cell>
          <table:table-cell office:value-type="float" office:value="19.966" calcext:value-type="float">
            <text:p>19.966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20.2687" calcext:value-type="float">
            <text:p>20.2687</text:p>
          </table:table-cell>
          <table:table-cell office:value-type="float" office:value="12.0692" calcext:value-type="float">
            <text:p>12.0692</text:p>
          </table:table-cell>
          <table:table-cell office:value-type="float" office:value="0.093487" calcext:value-type="float">
            <text:p>0.093487</text:p>
          </table:table-cell>
          <table:table-cell office:value-type="float" office:value="4.83159" calcext:value-type="float">
            <text:p>4.83159</text:p>
          </table:table-cell>
          <table:table-cell table:formula="of:=SQRT([.M103]*[.M103] +[.N103]*[.N103])" office:value-type="float" office:value="4.83249436081089" calcext:value-type="float">
            <text:p>4.8324943608</text:p>
          </table:table-cell>
        </table:table-row>
        <table:table-row table:style-name="ro3">
          <table:table-cell office:value-type="float" office:value="1477010448100000" calcext:value-type="float">
            <text:p>1477010448100000</text:p>
          </table:table-cell>
          <table:table-cell office:value-type="float" office:value="20.3377" calcext:value-type="float">
            <text:p>20.3377</text:p>
          </table:table-cell>
          <table:table-cell office:value-type="float" office:value="12.3942" calcext:value-type="float">
            <text:p>12.3942</text:p>
          </table:table-cell>
          <table:table-cell office:value-type="float" office:value="4.90353" calcext:value-type="float">
            <text:p>4.90353</text:p>
          </table:table-cell>
          <table:table-cell office:value-type="float" office:value="1.57594" calcext:value-type="float">
            <text:p>1.57594</text:p>
          </table:table-cell>
          <table:table-cell office:value-type="float" office:value="0.49875" calcext:value-type="float">
            <text:p>0.49875</text:p>
          </table:table-cell>
          <table:table-cell office:value-type="string" calcext:value-type="string">
            <text:p>lidar</text:p>
          </table:table-cell>
          <table:table-cell office:value-type="float" office:value="0.569098" calcext:value-type="float">
            <text:p>0.569098</text:p>
          </table:table-cell>
          <table:table-cell office:value-type="float" office:value="20.3263" calcext:value-type="float">
            <text:p>20.3263</text:p>
          </table:table-cell>
          <table:table-cell office:value-type="float" office:value="12.4966" calcext:value-type="float">
            <text:p>12.4966</text:p>
          </table:table-cell>
          <table:table-cell office:value-type="float" office:value="20.2701" calcext:value-type="float">
            <text:p>20.2701</text:p>
          </table:table-cell>
          <table:table-cell office:value-type="float" office:value="12.3108" calcext:value-type="float">
            <text:p>12.3108</text:p>
          </table:table-cell>
          <table:table-cell office:value-type="float" office:value="-0.0338694" calcext:value-type="float">
            <text:p>-0.0338694</text:p>
          </table:table-cell>
          <table:table-cell office:value-type="float" office:value="4.82968" calcext:value-type="float">
            <text:p>4.82968</text:p>
          </table:table-cell>
          <table:table-cell table:formula="of:=SQRT([.M104]*[.M104] +[.N104]*[.N104])" office:value-type="float" office:value="4.82979875757328" calcext:value-type="float">
            <text:p>4.8297987576</text:p>
          </table:table-cell>
        </table:table-row>
        <table:table-row table:style-name="ro3">
          <table:table-cell office:value-type="float" office:value="1477010448150000" calcext:value-type="float">
            <text:p>1477010448150000</text:p>
          </table:table-cell>
          <table:table-cell office:value-type="float" office:value="20.2832" calcext:value-type="float">
            <text:p>20.2832</text:p>
          </table:table-cell>
          <table:table-cell office:value-type="float" office:value="12.6348" calcext:value-type="float">
            <text:p>12.6348</text:p>
          </table:table-cell>
          <table:table-cell office:value-type="float" office:value="4.89871" calcext:value-type="float">
            <text:p>4.89871</text:p>
          </table:table-cell>
          <table:table-cell office:value-type="float" office:value="1.65006" calcext:value-type="float">
            <text:p>1.65006</text:p>
          </table:table-cell>
          <table:table-cell office:value-type="float" office:value="0.625182" calcext:value-type="float">
            <text:p>0.625182</text:p>
          </table:table-cell>
          <table:table-cell office:value-type="string" calcext:value-type="string">
            <text:p>radar</text:p>
          </table:table-cell>
          <table:table-cell office:value-type="float" office:value="2.75367" calcext:value-type="float">
            <text:p>2.75367</text:p>
          </table:table-cell>
          <table:table-cell office:value-type="float" office:value="20.0192" calcext:value-type="float">
            <text:p>20.0192</text:p>
          </table:table-cell>
          <table:table-cell office:value-type="float" office:value="12.4823" calcext:value-type="float">
            <text:p>12.4823</text:p>
          </table:table-cell>
          <table:table-cell office:value-type="float" office:value="20.2652" calcext:value-type="float">
            <text:p>20.2652</text:p>
          </table:table-cell>
          <table:table-cell office:value-type="float" office:value="12.5522" calcext:value-type="float">
            <text:p>12.5522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" calcext:value-type="float">
            <text:p>4.82451</text:p>
          </table:table-cell>
          <table:table-cell table:formula="of:=SQRT([.M105]*[.M105] +[.N105]*[.N105])" office:value-type="float" office:value="4.82721331183334" calcext:value-type="float">
            <text:p>4.8272133118</text:p>
          </table:table-cell>
        </table:table-row>
        <table:table-row table:style-name="ro3">
          <table:table-cell office:value-type="float" office:value="1477010448200000" calcext:value-type="float">
            <text:p>1477010448200000</text:p>
          </table:table-cell>
          <table:table-cell office:value-type="float" office:value="20.308" calcext:value-type="float">
            <text:p>20.308</text:p>
          </table:table-cell>
          <table:table-cell office:value-type="float" office:value="12.871" calcext:value-type="float">
            <text:p>12.871</text:p>
          </table:table-cell>
          <table:table-cell office:value-type="float" office:value="4.89262" calcext:value-type="float">
            <text:p>4.89262</text:p>
          </table:table-cell>
          <table:table-cell office:value-type="float" office:value="1.66057" calcext:value-type="float">
            <text:p>1.66057</text:p>
          </table:table-cell>
          <table:table-cell office:value-type="float" office:value="0.599588" calcext:value-type="float">
            <text:p>0.599588</text:p>
          </table:table-cell>
          <table:table-cell office:value-type="string" calcext:value-type="string">
            <text:p>lidar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20.498" calcext:value-type="float">
            <text:p>20.498</text:p>
          </table:table-cell>
          <table:table-cell office:value-type="float" office:value="12.8924" calcext:value-type="float">
            <text:p>12.8924</text:p>
          </table:table-cell>
          <table:table-cell office:value-type="float" office:value="20.254" calcext:value-type="float">
            <text:p>20.254</text:p>
          </table:table-cell>
          <table:table-cell office:value-type="float" office:value="12.7933" calcext:value-type="float">
            <text:p>12.7933</text:p>
          </table:table-cell>
          <table:table-cell office:value-type="float" office:value="-0.28939" calcext:value-type="float">
            <text:p>-0.28939</text:p>
          </table:table-cell>
          <table:table-cell office:value-type="float" office:value="4.81605" calcext:value-type="float">
            <text:p>4.81605</text:p>
          </table:table-cell>
          <table:table-cell table:formula="of:=SQRT([.M106]*[.M106] +[.N106]*[.N106])" office:value-type="float" office:value="4.82473669484667" calcext:value-type="float">
            <text:p>4.8247366948</text:p>
          </table:table-cell>
        </table:table-row>
        <table:table-row table:style-name="ro3">
          <table:table-cell office:value-type="float" office:value="1477010448250000" calcext:value-type="float">
            <text:p>1477010448250000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13.1077" calcext:value-type="float">
            <text:p>13.1077</text:p>
          </table:table-cell>
          <table:table-cell office:value-type="float" office:value="4.88675" calcext:value-type="float">
            <text:p>4.88675</text:p>
          </table:table-cell>
          <table:table-cell office:value-type="float" office:value="1.68493" calcext:value-type="float">
            <text:p>1.68493</text:p>
          </table:table-cell>
          <table:table-cell office:value-type="float" office:value="0.59195" calcext:value-type="float">
            <text:p>0.59195</text:p>
          </table:table-cell>
          <table:table-cell office:value-type="string" calcext:value-type="string">
            <text:p>radar</text:p>
          </table:table-cell>
          <table:table-cell office:value-type="float" office:value="2.20079" calcext:value-type="float">
            <text:p>2.20079</text:p>
          </table:table-cell>
          <table:table-cell office:value-type="float" office:value="20.9151" calcext:value-type="float">
            <text:p>20.9151</text:p>
          </table:table-cell>
          <table:table-cell office:value-type="float" office:value="12.2555" calcext:value-type="float">
            <text:p>12.2555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13.0339" calcext:value-type="float">
            <text:p>13.0339</text:p>
          </table:table-cell>
          <table:table-cell office:value-type="float" office:value="-0.417348" calcext:value-type="float">
            <text:p>-0.417348</text:p>
          </table:table-cell>
          <table:table-cell office:value-type="float" office:value="4.80428" calcext:value-type="float">
            <text:p>4.80428</text:p>
          </table:table-cell>
          <table:table-cell table:formula="of:=SQRT([.M107]*[.M107] +[.N107]*[.N107])" office:value-type="float" office:value="4.82237344795112" calcext:value-type="float">
            <text:p>4.822373448</text:p>
          </table:table-cell>
        </table:table-row>
        <table:table-row table:style-name="ro3">
          <table:table-cell office:value-type="float" office:value="1477010448300000" calcext:value-type="float">
            <text:p>1477010448300000</text:p>
          </table:table-cell>
          <table:table-cell office:value-type="float" office:value="20.2553" calcext:value-type="float">
            <text:p>20.2553</text:p>
          </table:table-cell>
          <table:table-cell office:value-type="float" office:value="13.3248" calcext:value-type="float">
            <text:p>13.3248</text:p>
          </table:table-cell>
          <table:table-cell office:value-type="float" office:value="4.86455" calcext:value-type="float">
            <text:p>4.86455</text:p>
          </table:table-cell>
          <table:table-cell office:value-type="float" office:value="1.71853" calcext:value-type="float">
            <text:p>1.71853</text:p>
          </table:table-cell>
          <table:table-cell office:value-type="float" office:value="0.600661" calcext:value-type="float">
            <text:p>0.600661</text:p>
          </table:table-cell>
          <table:table-cell office:value-type="string" calcext:value-type="string">
            <text:p>lidar</text:p>
          </table:table-cell>
          <table:table-cell office:value-type="float" office:value="1.44052" calcext:value-type="float">
            <text:p>1.44052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20.2122" calcext:value-type="float">
            <text:p>20.2122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-0.545298" calcext:value-type="float">
            <text:p>-0.545298</text:p>
          </table:table-cell>
          <table:table-cell office:value-type="float" office:value="4.78918" calcext:value-type="float">
            <text:p>4.78918</text:p>
          </table:table-cell>
          <table:table-cell table:formula="of:=SQRT([.M108]*[.M108] +[.N108]*[.N108])" office:value-type="float" office:value="4.82012395911184" calcext:value-type="float">
            <text:p>4.8201239591</text:p>
          </table:table-cell>
        </table:table-row>
        <table:table-row table:style-name="ro3">
          <table:table-cell office:value-type="float" office:value="1477010448350000" calcext:value-type="float">
            <text:p>1477010448350000</text:p>
          </table:table-cell>
          <table:table-cell office:value-type="float" office:value="20.2163" calcext:value-type="float">
            <text:p>20.2163</text:p>
          </table:table-cell>
          <table:table-cell office:value-type="float" office:value="13.5628" calcext:value-type="float">
            <text:p>13.5628</text:p>
          </table:table-cell>
          <table:table-cell office:value-type="float" office:value="4.86205" calcext:value-type="float">
            <text:p>4.86205</text:p>
          </table:table-cell>
          <table:table-cell office:value-type="float" office:value="1.73666" calcext:value-type="float">
            <text:p>1.73666</text:p>
          </table:table-cell>
          <table:table-cell office:value-type="float" office:value="0.558259" calcext:value-type="float">
            <text:p>0.558259</text:p>
          </table:table-cell>
          <table:table-cell office:value-type="string" calcext:value-type="string">
            <text:p>radar</text:p>
          </table:table-cell>
          <table:table-cell office:value-type="float" office:value="1.47232" calcext:value-type="float">
            <text:p>1.47232</text:p>
          </table:table-cell>
          <table:table-cell office:value-type="float" office:value="19.858" calcext:value-type="float">
            <text:p>19.858</text:p>
          </table:table-cell>
          <table:table-cell office:value-type="float" office:value="13.5236" calcext:value-type="float">
            <text:p>13.5236</text:p>
          </table:table-cell>
          <table:table-cell office:value-type="float" office:value="20.1818" calcext:value-type="float">
            <text:p>20.1818</text:p>
          </table:table-cell>
          <table:table-cell office:value-type="float" office:value="13.5129" calcext:value-type="float">
            <text:p>13.5129</text:p>
          </table:table-cell>
          <table:table-cell office:value-type="float" office:value="-0.673135" calcext:value-type="float">
            <text:p>-0.673135</text:p>
          </table:table-cell>
          <table:table-cell office:value-type="float" office:value="4.77072" calcext:value-type="float">
            <text:p>4.77072</text:p>
          </table:table-cell>
          <table:table-cell table:formula="of:=SQRT([.M109]*[.M109] +[.N109]*[.N109])" office:value-type="float" office:value="4.81797468306186" calcext:value-type="float">
            <text:p>4.8179746831</text:p>
          </table:table-cell>
        </table:table-row>
        <table:table-row table:style-name="ro3">
          <table:table-cell office:value-type="float" office:value="1477010448400000" calcext:value-type="float">
            <text:p>1477010448400000</text:p>
          </table:table-cell>
          <table:table-cell office:value-type="float" office:value="20.2005" calcext:value-type="float">
            <text:p>20.2005</text:p>
          </table:table-cell>
          <table:table-cell office:value-type="float" office:value="13.8102" calcext:value-type="float">
            <text:p>13.8102</text:p>
          </table:table-cell>
          <table:table-cell office:value-type="float" office:value="4.86745" calcext:value-type="float">
            <text:p>4.86745</text:p>
          </table:table-cell>
          <table:table-cell office:value-type="float" office:value="1.75255" calcext:value-type="float">
            <text:p>1.75255</text:p>
          </table:table-cell>
          <table:table-cell office:value-type="float" office:value="0.542251" calcext:value-type="float">
            <text:p>0.542251</text:p>
          </table:table-cell>
          <table:table-cell office:value-type="string" calcext:value-type="string">
            <text:p>lidar</text:p>
          </table:table-cell>
          <table:table-cell office:value-type="float" office:value="1.14651" calcext:value-type="float">
            <text:p>1.14651</text:p>
          </table:table-cell>
          <table:table-cell office:value-type="float" office:value="20.3245" calcext:value-type="float">
            <text:p>20.3245</text:p>
          </table:table-cell>
          <table:table-cell office:value-type="float" office:value="13.8896" calcext:value-type="float">
            <text:p>13.8896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13.7509" calcext:value-type="float">
            <text:p>13.7509</text:p>
          </table:table-cell>
          <table:table-cell office:value-type="float" office:value="-0.800753" calcext:value-type="float">
            <text:p>-0.800753</text:p>
          </table:table-cell>
          <table:table-cell office:value-type="float" office:value="4.74892" calcext:value-type="float">
            <text:p>4.74892</text:p>
          </table:table-cell>
          <table:table-cell table:formula="of:=SQRT([.M110]*[.M110] +[.N110]*[.N110])" office:value-type="float" office:value="4.81595748874603" calcext:value-type="float">
            <text:p>4.8159574887</text:p>
          </table:table-cell>
        </table:table-row>
        <table:table-row table:style-name="ro3">
          <table:table-cell office:value-type="float" office:value="1477010448450000" calcext:value-type="float">
            <text:p>1477010448450000</text:p>
          </table:table-cell>
          <table:table-cell office:value-type="float" office:value="20.1416" calcext:value-type="float">
            <text:p>20.1416</text:p>
          </table:table-cell>
          <table:table-cell office:value-type="float" office:value="14.0413" calcext:value-type="float">
            <text:p>14.0413</text:p>
          </table:table-cell>
          <table:table-cell office:value-type="float" office:value="4.86273" calcext:value-type="float">
            <text:p>4.86273</text:p>
          </table:table-cell>
          <table:table-cell office:value-type="float" office:value="1.79301" calcext:value-type="float">
            <text:p>1.79301</text:p>
          </table:table-cell>
          <table:table-cell office:value-type="float" office:value="0.578573" calcext:value-type="float">
            <text:p>0.578573</text:p>
          </table:table-cell>
          <table:table-cell office:value-type="string" calcext:value-type="string">
            <text:p>radar</text:p>
          </table:table-cell>
          <table:table-cell office:value-type="float" office:value="0.846439" calcext:value-type="float">
            <text:p>0.846439</text:p>
          </table:table-cell>
          <table:table-cell office:value-type="float" office:value="20.3387" calcext:value-type="float">
            <text:p>20.3387</text:p>
          </table:table-cell>
          <table:table-cell office:value-type="float" office:value="13.5307" calcext:value-type="float">
            <text:p>13.5307</text:p>
          </table:table-cell>
          <table:table-cell office:value-type="float" office:value="20.1017" calcext:value-type="float">
            <text:p>20.1017</text:p>
          </table:table-cell>
          <table:table-cell office:value-type="float" office:value="13.9878" calcext:value-type="float">
            <text:p>13.9878</text:p>
          </table:table-cell>
          <table:table-cell office:value-type="float" office:value="-0.928043" calcext:value-type="float">
            <text:p>-0.928043</text:p>
          </table:table-cell>
          <table:table-cell office:value-type="float" office:value="4.72374" calcext:value-type="float">
            <text:p>4.72374</text:p>
          </table:table-cell>
          <table:table-cell table:formula="of:=SQRT([.M111]*[.M111] +[.N111]*[.N111])" office:value-type="float" office:value="4.8140402363762" calcext:value-type="float">
            <text:p>4.8140402364</text:p>
          </table:table-cell>
        </table:table-row>
        <table:table-row table:style-name="ro3">
          <table:table-cell office:value-type="float" office:value="1477010448500000" calcext:value-type="float">
            <text:p>1477010448500000</text:p>
          </table:table-cell>
          <table:table-cell office:value-type="float" office:value="20.0903" calcext:value-type="float">
            <text:p>20.0903</text:p>
          </table:table-cell>
          <table:table-cell office:value-type="float" office:value="14.2852" calcext:value-type="float">
            <text:p>14.2852</text:p>
          </table:table-cell>
          <table:table-cell office:value-type="float" office:value="4.869" calcext:value-type="float">
            <text:p>4.869</text:p>
          </table:table-cell>
          <table:table-cell office:value-type="float" office:value="1.81899" calcext:value-type="float">
            <text:p>1.81899</text:p>
          </table:table-cell>
          <table:table-cell office:value-type="float" office:value="0.573891" calcext:value-type="float">
            <text:p>0.573891</text:p>
          </table:table-cell>
          <table:table-cell office:value-type="string" calcext:value-type="string">
            <text:p>lidar</text:p>
          </table:table-cell>
          <table:table-cell office:value-type="float" office:value="0.188553" calcext:value-type="float">
            <text:p>0.188553</text:p>
          </table:table-cell>
          <table:table-cell office:value-type="float" office:value="20.1216" calcext:value-type="float">
            <text:p>20.1216</text:p>
          </table:table-cell>
          <table:table-cell office:value-type="float" office:value="14.337" calcext:value-type="float">
            <text:p>14.337</text:p>
          </table:table-cell>
          <table:table-cell office:value-type="float" office:value="20.0521" calcext:value-type="float">
            <text:p>20.0521</text:p>
          </table:table-cell>
          <table:table-cell office:value-type="float" office:value="14.2233" calcext:value-type="float">
            <text:p>14.2233</text:p>
          </table:table-cell>
          <table:table-cell office:value-type="float" office:value="-1.0549" calcext:value-type="float">
            <text:p>-1.0549</text:p>
          </table:table-cell>
          <table:table-cell office:value-type="float" office:value="4.69521" calcext:value-type="float">
            <text:p>4.69521</text:p>
          </table:table-cell>
          <table:table-cell table:formula="of:=SQRT([.M112]*[.M112] +[.N112]*[.N112])" office:value-type="float" office:value="4.8122563267245" calcext:value-type="float">
            <text:p>4.8122563267</text:p>
          </table:table-cell>
        </table:table-row>
        <table:table-row table:style-name="ro3">
          <table:table-cell office:value-type="float" office:value="1477010448550000" calcext:value-type="float">
            <text:p>1477010448550000</text:p>
          </table:table-cell>
          <table:table-cell office:value-type="float" office:value="20.0177" calcext:value-type="float">
            <text:p>20.0177</text:p>
          </table:table-cell>
          <table:table-cell office:value-type="float" office:value="14.5159" calcext:value-type="float">
            <text:p>14.5159</text:p>
          </table:table-cell>
          <table:table-cell office:value-type="float" office:value="4.86628" calcext:value-type="float">
            <text:p>4.86628</text:p>
          </table:table-cell>
          <table:table-cell office:value-type="float" office:value="1.84736" calcext:value-type="float">
            <text:p>1.84736</text:p>
          </table:table-cell>
          <table:table-cell office:value-type="float" office:value="0.56293" calcext:value-type="float">
            <text:p>0.56293</text:p>
          </table:table-cell>
          <table:table-cell office:value-type="string" calcext:value-type="string">
            <text:p>radar</text:p>
          </table:table-cell>
          <table:table-cell office:value-type="float" office:value="1.43346" calcext:value-type="float">
            <text:p>1.43346</text:p>
          </table:table-cell>
          <table:table-cell office:value-type="float" office:value="19.6717" calcext:value-type="float">
            <text:p>19.6717</text:p>
          </table:table-cell>
          <table:table-cell office:value-type="float" office:value="14.4038" calcext:value-type="float">
            <text:p>14.4038</text:p>
          </table:table-cell>
          <table:table-cell office:value-type="float" office:value="19.9962" calcext:value-type="float">
            <text:p>19.9962</text:p>
          </table:table-cell>
          <table:table-cell office:value-type="float" office:value="14.4573" calcext:value-type="float">
            <text:p>14.4573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1" calcext:value-type="float">
            <text:p>4.66331</text:p>
          </table:table-cell>
          <table:table-cell table:formula="of:=SQRT([.M113]*[.M113] +[.N113]*[.N113])" office:value-type="float" office:value="4.81058387518605" calcext:value-type="float">
            <text:p>4.8105838752</text:p>
          </table:table-cell>
        </table:table-row>
        <table:table-row table:style-name="ro3">
          <table:table-cell office:value-type="float" office:value="1477010448600000" calcext:value-type="float">
            <text:p>1477010448600000</text:p>
          </table:table-cell>
          <table:table-cell office:value-type="float" office:value="19.9147" calcext:value-type="float">
            <text:p>19.9147</text:p>
          </table:table-cell>
          <table:table-cell office:value-type="float" office:value="14.7561" calcext:value-type="float">
            <text:p>14.7561</text:p>
          </table:table-cell>
          <table:table-cell office:value-type="float" office:value="4.87845" calcext:value-type="float">
            <text:p>4.87845</text:p>
          </table:table-cell>
          <table:table-cell office:value-type="float" office:value="1.88831" calcext:value-type="float">
            <text:p>1.88831</text:p>
          </table:table-cell>
          <table:table-cell office:value-type="float" office:value="0.577191" calcext:value-type="float">
            <text:p>0.577191</text:p>
          </table:table-cell>
          <table:table-cell office:value-type="string" calcext:value-type="string">
            <text:p>lidar</text:p>
          </table:table-cell>
          <table:table-cell office:value-type="float" office:value="1.01094" calcext:value-type="float">
            <text:p>1.01094</text:p>
          </table:table-cell>
          <table:table-cell office:value-type="float" office:value="19.781" calcext:value-type="float">
            <text:p>19.781</text:p>
          </table:table-cell>
          <table:table-cell office:value-type="float" office:value="14.773" calcext:value-type="float">
            <text:p>14.773</text:p>
          </table:table-cell>
          <table:table-cell office:value-type="float" office:value="19.934" calcext:value-type="float">
            <text:p>19.934</text:p>
          </table:table-cell>
          <table:table-cell office:value-type="float" office:value="14.6897" calcext:value-type="float">
            <text:p>14.6897</text:p>
          </table:table-cell>
          <table:table-cell office:value-type="float" office:value="-1.30687" calcext:value-type="float">
            <text:p>-1.30687</text:p>
          </table:table-cell>
          <table:table-cell office:value-type="float" office:value="4.62805" calcext:value-type="float">
            <text:p>4.62805</text:p>
          </table:table-cell>
          <table:table-cell table:formula="of:=SQRT([.M114]*[.M114] +[.N114]*[.N114])" office:value-type="float" office:value="4.80902859207554" calcext:value-type="float">
            <text:p>4.8090285921</text:p>
          </table:table-cell>
        </table:table-row>
        <table:table-row table:style-name="ro3">
          <table:table-cell office:value-type="float" office:value="1477010448650000" calcext:value-type="float">
            <text:p>1477010448650000</text:p>
          </table:table-cell>
          <table:table-cell office:value-type="float" office:value="19.8466" calcext:value-type="float">
            <text:p>19.8466</text:p>
          </table:table-cell>
          <table:table-cell office:value-type="float" office:value="14.98" calcext:value-type="float">
            <text:p>14.98</text:p>
          </table:table-cell>
          <table:table-cell office:value-type="float" office:value="4.86877" calcext:value-type="float">
            <text:p>4.86877</text:p>
          </table:table-cell>
          <table:table-cell office:value-type="float" office:value="1.89688" calcext:value-type="float">
            <text:p>1.89688</text:p>
          </table:table-cell>
          <table:table-cell office:value-type="float" office:value="0.514006" calcext:value-type="float">
            <text:p>0.514006</text:p>
          </table:table-cell>
          <table:table-cell office:value-type="string" calcext:value-type="string">
            <text:p>radar</text:p>
          </table:table-cell>
          <table:table-cell office:value-type="float" office:value="3.49789" calcext:value-type="float">
            <text:p>3.49789</text:p>
          </table:table-cell>
          <table:table-cell office:value-type="float" office:value="20.1149" calcext:value-type="float">
            <text:p>20.1149</text:p>
          </table:table-cell>
          <table:table-cell office:value-type="float" office:value="14.0165" calcext:value-type="float">
            <text:p>14.0165</text:p>
          </table:table-cell>
          <table:table-cell office:value-type="float" office:value="19.8655" calcext:value-type="float">
            <text:p>19.8655</text:p>
          </table:table-cell>
          <table:table-cell office:value-type="float" office:value="14.9202" calcext:value-type="float">
            <text:p>14.9202</text:p>
          </table:table-cell>
          <table:table-cell office:value-type="float" office:value="-1.43177" calcext:value-type="float">
            <text:p>-1.43177</text:p>
          </table:table-cell>
          <table:table-cell office:value-type="float" office:value="4.58944" calcext:value-type="float">
            <text:p>4.58944</text:p>
          </table:table-cell>
          <table:table-cell table:formula="of:=SQRT([.M115]*[.M115] +[.N115]*[.N115])" office:value-type="float" office:value="4.80759033680076" calcext:value-type="float">
            <text:p>4.8075903368</text:p>
          </table:table-cell>
        </table:table-row>
        <table:table-row table:style-name="ro3">
          <table:table-cell office:value-type="float" office:value="1477010448700000" calcext:value-type="float">
            <text:p>1477010448700000</text:p>
          </table:table-cell>
          <table:table-cell office:value-type="float" office:value="19.8152" calcext:value-type="float">
            <text:p>19.8152</text:p>
          </table:table-cell>
          <table:table-cell office:value-type="float" office:value="15.2039" calcext:value-type="float">
            <text:p>15.2039</text:p>
          </table:table-cell>
          <table:table-cell office:value-type="float" office:value="4.85342" calcext:value-type="float">
            <text:p>4.85342</text:p>
          </table:table-cell>
          <table:table-cell office:value-type="float" office:value="1.90368" calcext:value-type="float">
            <text:p>1.90368</text:p>
          </table:table-cell>
          <table:table-cell office:value-type="float" office:value="0.492767" calcext:value-type="float">
            <text:p>0.492767</text:p>
          </table:table-cell>
          <table:table-cell office:value-type="string" calcext:value-type="string">
            <text:p>lidar</text:p>
          </table:table-cell>
          <table:table-cell office:value-type="float" office:value="2.33119" calcext:value-type="float">
            <text:p>2.33119</text:p>
          </table:table-cell>
          <table:table-cell office:value-type="float" office:value="20.0208" calcext:value-type="float">
            <text:p>20.0208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9.7908" calcext:value-type="float">
            <text:p>19.7908</text:p>
          </table:table-cell>
          <table:table-cell office:value-type="float" office:value="15.1486" calcext:value-type="float">
            <text:p>15.1486</text:p>
          </table:table-cell>
          <table:table-cell office:value-type="float" office:value="-1.55581" calcext:value-type="float">
            <text:p>-1.55581</text:p>
          </table:table-cell>
          <table:table-cell office:value-type="float" office:value="4.54751" calcext:value-type="float">
            <text:p>4.54751</text:p>
          </table:table-cell>
          <table:table-cell table:formula="of:=SQRT([.M116]*[.M116] +[.N116]*[.N116])" office:value-type="float" office:value="4.80628671181818" calcext:value-type="float">
            <text:p>4.8062867118</text:p>
          </table:table-cell>
        </table:table-row>
        <table:table-row table:style-name="ro3">
          <table:table-cell office:value-type="float" office:value="1477010448750000" calcext:value-type="float">
            <text:p>1477010448750000</text:p>
          </table:table-cell>
          <table:table-cell office:value-type="float" office:value="19.6779" calcext:value-type="float">
            <text:p>19.6779</text:p>
          </table:table-cell>
          <table:table-cell office:value-type="float" office:value="15.4115" calcext:value-type="float">
            <text:p>15.4115</text:p>
          </table:table-cell>
          <table:table-cell office:value-type="float" office:value="4.85347" calcext:value-type="float">
            <text:p>4.85347</text:p>
          </table:table-cell>
          <table:table-cell office:value-type="float" office:value="2.0092" calcext:value-type="float">
            <text:p>2.0092</text:p>
          </table:table-cell>
          <table:table-cell office:value-type="float" office:value="0.729632" calcext:value-type="float">
            <text:p>0.729632</text:p>
          </table:table-cell>
          <table:table-cell office:value-type="string" calcext:value-type="string">
            <text:p>radar</text:p>
          </table:table-cell>
          <table:table-cell office:value-type="float" office:value="7.17258" calcext:value-type="float">
            <text:p>7.17258</text:p>
          </table:table-cell>
          <table:table-cell office:value-type="float" office:value="20.0157" calcext:value-type="float">
            <text:p>20.0157</text:p>
          </table:table-cell>
          <table:table-cell office:value-type="float" office:value="15.3443" calcext:value-type="float">
            <text:p>15.3443</text:p>
          </table:table-cell>
          <table:table-cell office:value-type="float" office:value="19.7099" calcext:value-type="float">
            <text:p>19.7099</text:p>
          </table:table-cell>
          <table:table-cell office:value-type="float" office:value="15.3749" calcext:value-type="float">
            <text:p>15.3749</text:p>
          </table:table-cell>
          <table:table-cell office:value-type="float" office:value="-1.67887" calcext:value-type="float">
            <text:p>-1.67887</text:p>
          </table:table-cell>
          <table:table-cell office:value-type="float" office:value="4.50226" calcext:value-type="float">
            <text:p>4.50226</text:p>
          </table:table-cell>
          <table:table-cell table:formula="of:=SQRT([.M117]*[.M117] +[.N117]*[.N117])" office:value-type="float" office:value="4.80509620970278" calcext:value-type="float">
            <text:p>4.8050962097</text:p>
          </table:table-cell>
        </table:table-row>
        <table:table-row table:style-name="ro3">
          <table:table-cell office:value-type="float" office:value="1477010448800000" calcext:value-type="float">
            <text:p>1477010448800000</text:p>
          </table:table-cell>
          <table:table-cell office:value-type="float" office:value="19.6379" calcext:value-type="float">
            <text:p>19.6379</text:p>
          </table:table-cell>
          <table:table-cell office:value-type="float" office:value="15.6128" calcext:value-type="float">
            <text:p>15.6128</text:p>
          </table:table-cell>
          <table:table-cell office:value-type="float" office:value="4.82183" calcext:value-type="float">
            <text:p>4.82183</text:p>
          </table:table-cell>
          <table:table-cell office:value-type="float" office:value="2.02201" calcext:value-type="float">
            <text:p>2.02201</text:p>
          </table:table-cell>
          <table:table-cell office:value-type="float" office:value="0.70463" calcext:value-type="float">
            <text:p>0.70463</text:p>
          </table:table-cell>
          <table:table-cell office:value-type="string" calcext:value-type="string">
            <text:p>lidar</text:p>
          </table:table-cell>
          <table:table-cell office:value-type="float" office:value="4.38022" calcext:value-type="float">
            <text:p>4.38022</text:p>
          </table:table-cell>
          <table:table-cell office:value-type="float" office:value="19.9131" calcext:value-type="float">
            <text:p>19.9131</text:p>
          </table:table-cell>
          <table:table-cell office:value-type="float" office:value="15.554" calcext:value-type="float">
            <text:p>15.554</text:p>
          </table:table-cell>
          <table:table-cell office:value-type="float" office:value="19.6229" calcext:value-type="float">
            <text:p>19.6229</text:p>
          </table:table-cell>
          <table:table-cell office:value-type="float" office:value="15.5989" calcext:value-type="float">
            <text:p>15.5989</text:p>
          </table:table-cell>
          <table:table-cell office:value-type="float" office:value="-1.80085" calcext:value-type="float">
            <text:p>-1.80085</text:p>
          </table:table-cell>
          <table:table-cell office:value-type="float" office:value="4.45372" calcext:value-type="float">
            <text:p>4.45372</text:p>
          </table:table-cell>
          <table:table-cell table:formula="of:=SQRT([.M118]*[.M118] +[.N118]*[.N118])" office:value-type="float" office:value="4.80402774356061" calcext:value-type="float">
            <text:p>4.8040277436</text:p>
          </table:table-cell>
        </table:table-row>
        <table:table-row table:style-name="ro3">
          <table:table-cell office:value-type="float" office:value="1477010448850000" calcext:value-type="float">
            <text:p>1477010448850000</text:p>
          </table:table-cell>
          <table:table-cell office:value-type="float" office:value="19.5422" calcext:value-type="float">
            <text:p>19.5422</text:p>
          </table:table-cell>
          <table:table-cell office:value-type="float" office:value="15.8258" calcext:value-type="float">
            <text:p>15.8258</text:p>
          </table:table-cell>
          <table:table-cell office:value-type="float" office:value="4.81465" calcext:value-type="float">
            <text:p>4.81465</text:p>
          </table:table-cell>
          <table:table-cell office:value-type="float" office:value="2.04013" calcext:value-type="float">
            <text:p>2.04013</text:p>
          </table:table-cell>
          <table:table-cell office:value-type="float" office:value="0.654693" calcext:value-type="float">
            <text:p>0.654693</text:p>
          </table:table-cell>
          <table:table-cell office:value-type="string" calcext:value-type="string">
            <text:p>radar</text:p>
          </table:table-cell>
          <table:table-cell office:value-type="float" office:value="1.74184" calcext:value-type="float">
            <text:p>1.74184</text:p>
          </table:table-cell>
          <table:table-cell office:value-type="float" office:value="19.9388" calcext:value-type="float">
            <text:p>19.9388</text:p>
          </table:table-cell>
          <table:table-cell office:value-type="float" office:value="15.0864" calcext:value-type="float">
            <text:p>15.0864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5.8203" calcext:value-type="float">
            <text:p>15.8203</text:p>
          </table:table-cell>
          <table:table-cell office:value-type="float" office:value="-1.92164" calcext:value-type="float">
            <text:p>-1.92164</text:p>
          </table:table-cell>
          <table:table-cell office:value-type="float" office:value="4.40193" calcext:value-type="float">
            <text:p>4.40193</text:p>
          </table:table-cell>
          <table:table-cell table:formula="of:=SQRT([.M119]*[.M119] +[.N119]*[.N119])" office:value-type="float" office:value="4.80309150594698" calcext:value-type="float">
            <text:p>4.8030915059</text:p>
          </table:table-cell>
        </table:table-row>
        <table:table-row table:style-name="ro3">
          <table:table-cell office:value-type="float" office:value="1477010448900000" calcext:value-type="float">
            <text:p>1477010448900000</text:p>
          </table:table-cell>
          <table:table-cell office:value-type="float" office:value="19.4387" calcext:value-type="float">
            <text:p>19.4387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4.80789" calcext:value-type="float">
            <text:p>4.80789</text:p>
          </table:table-cell>
          <table:table-cell office:value-type="float" office:value="2.07035" calcext:value-type="float">
            <text:p>2.07035</text:p>
          </table:table-cell>
          <table:table-cell office:value-type="float" office:value="0.652645" calcext:value-type="float">
            <text:p>0.652645</text:p>
          </table:table-cell>
          <table:table-cell office:value-type="string" calcext:value-type="string">
            <text:p>lidar</text:p>
          </table:table-cell>
          <table:table-cell office:value-type="float" office:value="0.102557" calcext:value-type="float">
            <text:p>0.102557</text:p>
          </table:table-cell>
          <table:table-cell office:value-type="float" office:value="19.4748" calcext:value-type="float">
            <text:p>19.4748</text:p>
          </table:table-cell>
          <table:table-cell office:value-type="float" office:value="16.0098" calcext:value-type="float">
            <text:p>16.0098</text:p>
          </table:table-cell>
          <table:table-cell office:value-type="float" office:value="19.4307" calcext:value-type="float">
            <text:p>19.4307</text:p>
          </table:table-cell>
          <table:table-cell office:value-type="float" office:value="16.039" calcext:value-type="float">
            <text:p>16.039</text:p>
          </table:table-cell>
          <table:table-cell office:value-type="float" office:value="-2.04114" calcext:value-type="float">
            <text:p>-2.04114</text:p>
          </table:table-cell>
          <table:table-cell office:value-type="float" office:value="4.3469" calcext:value-type="float">
            <text:p>4.3469</text:p>
          </table:table-cell>
          <table:table-cell table:formula="of:=SQRT([.M120]*[.M120] +[.N120]*[.N120])" office:value-type="float" office:value="4.80226947490455" calcext:value-type="float">
            <text:p>4.8022694749</text:p>
          </table:table-cell>
        </table:table-row>
        <table:table-row table:style-name="ro3">
          <table:table-cell office:value-type="float" office:value="1477010448950000" calcext:value-type="float">
            <text:p>1477010448950000</text:p>
          </table:table-cell>
          <table:table-cell office:value-type="float" office:value="19.3359" calcext:value-type="float">
            <text:p>19.3359</text:p>
          </table:table-cell>
          <table:table-cell office:value-type="float" office:value="16.2485" calcext:value-type="float">
            <text:p>16.2485</text:p>
          </table:table-cell>
          <table:table-cell office:value-type="float" office:value="4.80398" calcext:value-type="float">
            <text:p>4.80398</text:p>
          </table:table-cell>
          <table:table-cell office:value-type="float" office:value="2.07156" calcext:value-type="float">
            <text:p>2.07156</text:p>
          </table:table-cell>
          <table:table-cell office:value-type="float" office:value="0.554703" calcext:value-type="float">
            <text:p>0.554703</text:p>
          </table:table-cell>
          <table:table-cell office:value-type="string" calcext:value-type="string">
            <text:p>radar</text:p>
          </table:table-cell>
          <table:table-cell office:value-type="float" office:value="2.16574" calcext:value-type="float">
            <text:p>2.16574</text:p>
          </table:table-cell>
          <table:table-cell office:value-type="float" office:value="19.1556" calcext:value-type="float">
            <text:p>19.1556</text:p>
          </table:table-cell>
          <table:table-cell office:value-type="float" office:value="16.0022" calcext:value-type="float">
            <text:p>16.0022</text:p>
          </table:table-cell>
          <table:table-cell office:value-type="float" office:value="19.3257" calcext:value-type="float">
            <text:p>19.3257</text:p>
          </table:table-cell>
          <table:table-cell office:value-type="float" office:value="16.2549" calcext:value-type="float">
            <text:p>16.2549</text:p>
          </table:table-cell>
          <table:table-cell office:value-type="float" office:value="-2.15925" calcext:value-type="float">
            <text:p>-2.15925</text:p>
          </table:table-cell>
          <table:table-cell office:value-type="float" office:value="4.28868" calcext:value-type="float">
            <text:p>4.28868</text:p>
          </table:table-cell>
          <table:table-cell table:formula="of:=SQRT([.M121]*[.M121] +[.N121]*[.N121])" office:value-type="float" office:value="4.80157648120906" calcext:value-type="float">
            <text:p>4.8015764812</text:p>
          </table:table-cell>
        </table:table-row>
        <table:table-row table:style-name="ro3">
          <table:table-cell office:value-type="float" office:value="1477010449000000" calcext:value-type="float">
            <text:p>1477010449000000</text:p>
          </table:table-cell>
          <table:table-cell office:value-type="float" office:value="19.2233" calcext:value-type="float">
            <text:p>19.2233</text:p>
          </table:table-cell>
          <table:table-cell office:value-type="float" office:value="16.43" calcext:value-type="float">
            <text:p>16.43</text:p>
          </table:table-cell>
          <table:table-cell office:value-type="float" office:value="4.77893" calcext:value-type="float">
            <text:p>4.77893</text:p>
          </table:table-cell>
          <table:table-cell office:value-type="float" office:value="2.10227" calcext:value-type="float">
            <text:p>2.10227</text:p>
          </table:table-cell>
          <table:table-cell office:value-type="float" office:value="0.562245" calcext:value-type="float">
            <text:p>0.562245</text:p>
          </table:table-cell>
          <table:table-cell office:value-type="string" calcext:value-type="string">
            <text:p>lidar</text:p>
          </table:table-cell>
          <table:table-cell office:value-type="float" office:value="1.31751" calcext:value-type="float">
            <text:p>1.31751</text:p>
          </table:table-cell>
          <table:table-cell office:value-type="float" office:value="19.238" calcext:value-type="float">
            <text:p>19.238</text:p>
          </table:table-cell>
          <table:table-cell office:value-type="float" office:value="16.2719" calcext:value-type="float">
            <text:p>16.2719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16.4679" calcext:value-type="float">
            <text:p>16.4679</text:p>
          </table:table-cell>
          <table:table-cell office:value-type="float" office:value="-2.27586" calcext:value-type="float">
            <text:p>-2.27586</text:p>
          </table:table-cell>
          <table:table-cell office:value-type="float" office:value="4.22731" calcext:value-type="float">
            <text:p>4.22731</text:p>
          </table:table-cell>
          <table:table-cell table:formula="of:=SQRT([.M122]*[.M122] +[.N122]*[.N122])" office:value-type="float" office:value="4.80100912055997" calcext:value-type="float">
            <text:p>4.8010091206</text:p>
          </table:table-cell>
        </table:table-row>
        <table:table-row table:style-name="ro3">
          <table:table-cell office:value-type="float" office:value="1477010449050000" calcext:value-type="float">
            <text:p>1477010449050000</text:p>
          </table:table-cell>
          <table:table-cell office:value-type="float" office:value="19.1009" calcext:value-type="float">
            <text:p>19.1009</text:p>
          </table:table-cell>
          <table:table-cell office:value-type="float" office:value="16.6312" calcext:value-type="float">
            <text:p>16.6312</text:p>
          </table:table-cell>
          <table:table-cell office:value-type="float" office:value="4.77625" calcext:value-type="float">
            <text:p>4.77625</text:p>
          </table:table-cell>
          <table:table-cell office:value-type="float" office:value="2.13177" calcext:value-type="float">
            <text:p>2.13177</text:p>
          </table:table-cell>
          <table:table-cell office:value-type="float" office:value="0.567688" calcext:value-type="float">
            <text:p>0.567688</text:p>
          </table:table-cell>
          <table:table-cell office:value-type="string" calcext:value-type="string">
            <text:p>radar</text:p>
          </table:table-cell>
          <table:table-cell office:value-type="float" office:value="0.357202" calcext:value-type="float">
            <text:p>0.357202</text:p>
          </table:table-cell>
          <table:table-cell office:value-type="float" office:value="19.4007" calcext:value-type="float">
            <text:p>19.4007</text:p>
          </table:table-cell>
          <table:table-cell office:value-type="float" office:value="16.2962" calcext:value-type="float">
            <text:p>16.2962</text:p>
          </table:table-cell>
          <table:table-cell office:value-type="float" office:value="19.0981" calcext:value-type="float">
            <text:p>19.0981</text:p>
          </table:table-cell>
          <table:table-cell office:value-type="float" office:value="16.6777" calcext:value-type="float">
            <text:p>16.6777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4" calcext:value-type="float">
            <text:p>4.16284</text:p>
          </table:table-cell>
          <table:table-cell table:formula="of:=SQRT([.M123]*[.M123] +[.N123]*[.N123])" office:value-type="float" office:value="4.80057248903711" calcext:value-type="float">
            <text:p>4.800572489</text:p>
          </table:table-cell>
        </table:table-row>
        <table:table-row table:style-name="ro3">
          <table:table-cell office:value-type="float" office:value="1477010449100000" calcext:value-type="float">
            <text:p>1477010449100000</text:p>
          </table:table-cell>
          <table:table-cell office:value-type="float" office:value="18.9768" calcext:value-type="float">
            <text:p>18.9768</text:p>
          </table:table-cell>
          <table:table-cell office:value-type="float" office:value="16.8322" calcext:value-type="float">
            <text:p>16.8322</text:p>
          </table:table-cell>
          <table:table-cell office:value-type="float" office:value="4.77471" calcext:value-type="float">
            <text:p>4.77471</text:p>
          </table:table-cell>
          <table:table-cell office:value-type="float" office:value="2.15795" calcext:value-type="float">
            <text:p>2.15795</text:p>
          </table:table-cell>
          <table:table-cell office:value-type="float" office:value="0.565165" calcext:value-type="float">
            <text:p>0.565165</text:p>
          </table:table-cell>
          <table:table-cell office:value-type="string" calcext:value-type="string">
            <text:p>lidar</text:p>
          </table:table-cell>
          <table:table-cell office:value-type="float" office:value="0.0390755" calcext:value-type="float">
            <text:p>0.0390755</text:p>
          </table:table-cell>
          <table:table-cell office:value-type="float" office:value="19.0029" calcext:value-type="float">
            <text:p>19.0029</text:p>
          </table:table-cell>
          <table:table-cell office:value-type="float" office:value="16.8387" calcext:value-type="float">
            <text:p>16.8387</text:p>
          </table:table-cell>
          <table:table-cell office:value-type="float" office:value="18.9757" calcext:value-type="float">
            <text:p>18.9757</text:p>
          </table:table-cell>
          <table:table-cell office:value-type="float" office:value="16.8841" calcext:value-type="float">
            <text:p>16.8841</text:p>
          </table:table-cell>
          <table:table-cell office:value-type="float" office:value="-2.50418" calcext:value-type="float">
            <text:p>-2.50418</text:p>
          </table:table-cell>
          <table:table-cell office:value-type="float" office:value="4.0953" calcext:value-type="float">
            <text:p>4.0953</text:p>
          </table:table-cell>
          <table:table-cell table:formula="of:=SQRT([.M124]*[.M124] +[.N124]*[.N124])" office:value-type="float" office:value="4.80024994790896" calcext:value-type="float">
            <text:p>4.8002499479</text:p>
          </table:table-cell>
        </table:table-row>
        <table:table-row table:style-name="ro3">
          <table:table-cell office:value-type="float" office:value="1477010449150000" calcext:value-type="float">
            <text:p>1477010449150000</text:p>
          </table:table-cell>
          <table:table-cell office:value-type="float" office:value="18.8195" calcext:value-type="float">
            <text:p>18.8195</text:p>
          </table:table-cell>
          <table:table-cell office:value-type="float" office:value="17.0198" calcext:value-type="float">
            <text:p>17.0198</text:p>
          </table:table-cell>
          <table:table-cell office:value-type="float" office:value="4.7822" calcext:value-type="float">
            <text:p>4.7822</text:p>
          </table:table-cell>
          <table:table-cell office:value-type="float" office:value="2.23337" calcext:value-type="float">
            <text:p>2.23337</text:p>
          </table:table-cell>
          <table:table-cell office:value-type="float" office:value="0.713311" calcext:value-type="float">
            <text:p>0.713311</text:p>
          </table:table-cell>
          <table:table-cell office:value-type="string" calcext:value-type="string">
            <text:p>radar</text:p>
          </table:table-cell>
          <table:table-cell office:value-type="float" office:value="5.73712" calcext:value-type="float">
            <text:p>5.73712</text:p>
          </table:table-cell>
          <table:table-cell office:value-type="float" office:value="18.8373" calcext:value-type="float">
            <text:p>18.8373</text:p>
          </table:table-cell>
          <table:table-cell office:value-type="float" office:value="17.7112" calcext:value-type="float">
            <text:p>17.7112</text:p>
          </table:table-cell>
          <table:table-cell office:value-type="float" office:value="18.8477" calcext:value-type="float">
            <text:p>18.8477</text:p>
          </table:table-cell>
          <table:table-cell office:value-type="float" office:value="17.0872" calcext:value-type="float">
            <text:p>17.0872</text:p>
          </table:table-cell>
          <table:table-cell office:value-type="float" office:value="-2.61571" calcext:value-type="float">
            <text:p>-2.61571</text:p>
          </table:table-cell>
          <table:table-cell office:value-type="float" office:value="4.02476" calcext:value-type="float">
            <text:p>4.02476</text:p>
          </table:table-cell>
          <table:table-cell table:formula="of:=SQRT([.M125]*[.M125] +[.N125]*[.N125])" office:value-type="float" office:value="4.80006581847583" calcext:value-type="float">
            <text:p>4.8000658185</text:p>
          </table:table-cell>
        </table:table-row>
        <table:table-row table:style-name="ro3">
          <table:table-cell office:value-type="float" office:value="1477010449200000" calcext:value-type="float">
            <text:p>1477010449200000</text:p>
          </table:table-cell>
          <table:table-cell office:value-type="float" office:value="18.6585" calcext:value-type="float">
            <text:p>18.6585</text:p>
          </table:table-cell>
          <table:table-cell office:value-type="float" office:value="17.2322" calcext:value-type="float">
            <text:p>17.2322</text:p>
          </table:table-cell>
          <table:table-cell office:value-type="float" office:value="4.80841" calcext:value-type="float">
            <text:p>4.80841</text:p>
          </table:table-cell>
          <table:table-cell office:value-type="float" office:value="2.26682" calcext:value-type="float">
            <text:p>2.26682</text:p>
          </table:table-cell>
          <table:table-cell office:value-type="float" office:value="0.706739" calcext:value-type="float">
            <text:p>0.706739</text:p>
          </table:table-cell>
          <table:table-cell office:value-type="string" calcext:value-type="string">
            <text:p>lidar</text:p>
          </table:table-cell>
          <table:table-cell office:value-type="float" office:value="1.29795" calcext:value-type="float">
            <text:p>1.29795</text:p>
          </table:table-cell>
          <table:table-cell office:value-type="float" office:value="18.6148" calcext:value-type="float">
            <text:p>18.6148</text:p>
          </table:table-cell>
          <table:table-cell office:value-type="float" office:value="17.3832" calcext:value-type="float">
            <text:p>17.3832</text:p>
          </table:table-cell>
          <table:table-cell office:value-type="float" office:value="18.7142" calcext:value-type="float">
            <text:p>18.7142</text:p>
          </table:table-cell>
          <table:table-cell office:value-type="float" office:value="17.2866" calcext:value-type="float">
            <text:p>17.2866</text:p>
          </table:table-cell>
          <table:table-cell office:value-type="float" office:value="-2.72534" calcext:value-type="float">
            <text:p>-2.72534</text:p>
          </table:table-cell>
          <table:table-cell office:value-type="float" office:value="3.95127" calcext:value-type="float">
            <text:p>3.95127</text:p>
          </table:table-cell>
          <table:table-cell table:formula="of:=SQRT([.M126]*[.M126] +[.N126]*[.N126])" office:value-type="float" office:value="4.80000132588523" calcext:value-type="float">
            <text:p>4.8000013259</text:p>
          </table:table-cell>
        </table:table-row>
        <table:table-row table:style-name="ro3">
          <table:table-cell office:value-type="float" office:value="1477010449250000" calcext:value-type="float">
            <text:p>1477010449250000</text:p>
          </table:table-cell>
          <table:table-cell office:value-type="float" office:value="18.5537" calcext:value-type="float">
            <text:p>18.5537</text:p>
          </table:table-cell>
          <table:table-cell office:value-type="float" office:value="17.4471" calcext:value-type="float">
            <text:p>17.4471</text:p>
          </table:table-cell>
          <table:table-cell office:value-type="float" office:value="4.79969" calcext:value-type="float">
            <text:p>4.79969</text:p>
          </table:table-cell>
          <table:table-cell office:value-type="float" office:value="2.22196" calcext:value-type="float">
            <text:p>2.22196</text:p>
          </table:table-cell>
          <table:table-cell office:value-type="float" office:value="0.475588" calcext:value-type="float">
            <text:p>0.475588</text:p>
          </table:table-cell>
          <table:table-cell office:value-type="string" calcext:value-type="string">
            <text:p>radar</text:p>
          </table:table-cell>
          <table:table-cell office:value-type="float" office:value="6.42426" calcext:value-type="float">
            <text:p>6.42426</text:p>
          </table:table-cell>
          <table:table-cell office:value-type="float" office:value="18.8177" calcext:value-type="float">
            <text:p>18.8177</text:p>
          </table:table-cell>
          <table:table-cell office:value-type="float" office:value="17.0316" calcext:value-type="float">
            <text:p>17.0316</text:p>
          </table:table-cell>
          <table:table-cell office:value-type="float" office:value="18.5752" calcext:value-type="float">
            <text:p>18.5752</text:p>
          </table:table-cell>
          <table:table-cell office:value-type="float" office:value="17.4822" calcext:value-type="float">
            <text:p>17.4822</text:p>
          </table:table-cell>
          <table:table-cell office:value-type="float" office:value="-2.83299" calcext:value-type="float">
            <text:p>-2.83299</text:p>
          </table:table-cell>
          <table:table-cell office:value-type="float" office:value="3.87489" calcext:value-type="float">
            <text:p>3.87489</text:p>
          </table:table-cell>
          <table:table-cell table:formula="of:=SQRT([.M127]*[.M127] +[.N127]*[.N127])" office:value-type="float" office:value="4.800063005024" calcext:value-type="float">
            <text:p>4.800063005</text:p>
          </table:table-cell>
        </table:table-row>
        <table:table-row table:style-name="ro3">
          <table:table-cell office:value-type="float" office:value="1477010449300000" calcext:value-type="float">
            <text:p>1477010449300000</text:p>
          </table:table-cell>
          <table:table-cell office:value-type="float" office:value="18.3529" calcext:value-type="float">
            <text:p>18.3529</text:p>
          </table:table-cell>
          <table:table-cell office:value-type="float" office:value="17.6246" calcext:value-type="float">
            <text:p>17.6246</text:p>
          </table:table-cell>
          <table:table-cell office:value-type="float" office:value="4.81587" calcext:value-type="float">
            <text:p>4.81587</text:p>
          </table:table-cell>
          <table:table-cell office:value-type="float" office:value="2.26581" calcext:value-type="float">
            <text:p>2.26581</text:p>
          </table:table-cell>
          <table:table-cell office:value-type="float" office:value="0.498036" calcext:value-type="float">
            <text:p>0.498036</text:p>
          </table:table-cell>
          <table:table-cell office:value-type="string" calcext:value-type="string">
            <text:p>lidar</text:p>
          </table:table-cell>
          <table:table-cell office:value-type="float" office:value="3.64939" calcext:value-type="float">
            <text:p>3.64939</text:p>
          </table:table-cell>
          <table:table-cell office:value-type="float" office:value="18.1023" calcext:value-type="float">
            <text:p>18.1023</text:p>
          </table:table-cell>
          <table:table-cell office:value-type="float" office:value="17.5529" calcext:value-type="float">
            <text:p>17.5529</text:p>
          </table:table-cell>
          <table:table-cell office:value-type="float" office:value="18.4309" calcext:value-type="float">
            <text:p>18.4309</text:p>
          </table:table-cell>
          <table:table-cell office:value-type="float" office:value="17.674" calcext:value-type="float">
            <text:p>17.674</text:p>
          </table:table-cell>
          <table:table-cell office:value-type="float" office:value="-2.93858" calcext:value-type="float">
            <text:p>-2.93858</text:p>
          </table:table-cell>
          <table:table-cell office:value-type="float" office:value="3.79568" calcext:value-type="float">
            <text:p>3.79568</text:p>
          </table:table-cell>
          <table:table-cell table:formula="of:=SQRT([.M128]*[.M128] +[.N128]*[.N128])" office:value-type="float" office:value="4.80025406398453" calcext:value-type="float">
            <text:p>4.800254064</text:p>
          </table:table-cell>
        </table:table-row>
        <table:table-row table:style-name="ro3">
          <table:table-cell office:value-type="float" office:value="1477010449350000" calcext:value-type="float">
            <text:p>1477010449350000</text:p>
          </table:table-cell>
          <table:table-cell office:value-type="float" office:value="18.2135" calcext:value-type="float">
            <text:p>18.2135</text:p>
          </table:table-cell>
          <table:table-cell office:value-type="float" office:value="17.8188" calcext:value-type="float">
            <text:p>17.8188</text:p>
          </table:table-cell>
          <table:table-cell office:value-type="float" office:value="4.8125" calcext:value-type="float">
            <text:p>4.8125</text:p>
          </table:table-cell>
          <table:table-cell office:value-type="float" office:value="2.25853" calcext:value-type="float">
            <text:p>2.25853</text:p>
          </table:table-cell>
          <table:table-cell office:value-type="float" office:value="0.400477" calcext:value-type="float">
            <text:p>0.400477</text:p>
          </table:table-cell>
          <table:table-cell office:value-type="string" calcext:value-type="string">
            <text:p>radar</text:p>
          </table:table-cell>
          <table:table-cell office:value-type="float" office:value="1.64579" calcext:value-type="float">
            <text:p>1.64579</text:p>
          </table:table-cell>
          <table:table-cell office:value-type="float" office:value="18.2749" calcext:value-type="float">
            <text:p>18.2749</text:p>
          </table:table-cell>
          <table:table-cell office:value-type="float" office:value="17.4877" calcext:value-type="float">
            <text:p>17.4877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7.8617" calcext:value-type="float">
            <text:p>17.8617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2" calcext:value-type="float">
            <text:p>3.71372</text:p>
          </table:table-cell>
          <table:table-cell table:formula="of:=SQRT([.M129]*[.M129] +[.N129]*[.N129])" office:value-type="float" office:value="4.80057082422497" calcext:value-type="float">
            <text:p>4.8005708242</text:p>
          </table:table-cell>
        </table:table-row>
        <table:table-row table:style-name="ro3">
          <table:table-cell office:value-type="float" office:value="1477010449400000" calcext:value-type="float">
            <text:p>1477010449400000</text:p>
          </table:table-cell>
          <table:table-cell office:value-type="float" office:value="18.0852" calcext:value-type="float">
            <text:p>18.0852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4.80401" calcext:value-type="float">
            <text:p>4.80401</text:p>
          </table:table-cell>
          <table:table-cell office:value-type="float" office:value="2.26876" calcext:value-type="float">
            <text:p>2.26876</text:p>
          </table:table-cell>
          <table:table-cell office:value-type="float" office:value="0.389425" calcext:value-type="float">
            <text:p>0.389425</text:p>
          </table:table-cell>
          <table:table-cell office:value-type="string" calcext:value-type="string">
            <text:p>lidar</text:p>
          </table:table-cell>
          <table:table-cell office:value-type="float" office:value="0.900074" calcext:value-type="float">
            <text:p>0.900074</text:p>
          </table:table-cell>
          <table:table-cell office:value-type="float" office:value="18.2094" calcext:value-type="float">
            <text:p>18.2094</text:p>
          </table:table-cell>
          <table:table-cell office:value-type="float" office:value="18.0461" calcext:value-type="float">
            <text:p>18.0461</text:p>
          </table:table-cell>
          <table:table-cell office:value-type="float" office:value="18.1268" calcext:value-type="float">
            <text:p>18.1268</text:p>
          </table:table-cell>
          <table:table-cell office:value-type="float" office:value="18.0453" calcext:value-type="float">
            <text:p>18.0453</text:p>
          </table:table-cell>
          <table:table-cell office:value-type="float" office:value="-3.14318" calcext:value-type="float">
            <text:p>-3.14318</text:p>
          </table:table-cell>
          <table:table-cell office:value-type="float" office:value="3.62906" calcext:value-type="float">
            <text:p>3.62906</text:p>
          </table:table-cell>
          <table:table-cell table:formula="of:=SQRT([.M130]*[.M130] +[.N130]*[.N130])" office:value-type="float" office:value="4.80100583169819" calcext:value-type="float">
            <text:p>4.8010058317</text:p>
          </table:table-cell>
        </table:table-row>
        <table:table-row table:style-name="ro3">
          <table:table-cell office:value-type="float" office:value="1477010449450000" calcext:value-type="float">
            <text:p>1477010449450000</text:p>
          </table:table-cell>
          <table:table-cell office:value-type="float" office:value="17.9045" calcext:value-type="float">
            <text:p>17.9045</text:p>
          </table:table-cell>
          <table:table-cell office:value-type="float" office:value="18.1625" calcext:value-type="float">
            <text:p>18.1625</text:p>
          </table:table-cell>
          <table:table-cell office:value-type="float" office:value="4.79828" calcext:value-type="float">
            <text:p>4.79828</text:p>
          </table:table-cell>
          <table:table-cell office:value-type="float" office:value="2.32863" calcext:value-type="float">
            <text:p>2.32863</text:p>
          </table:table-cell>
          <table:table-cell office:value-type="float" office:value="0.501584" calcext:value-type="float">
            <text:p>0.501584</text:p>
          </table:table-cell>
          <table:table-cell office:value-type="string" calcext:value-type="string">
            <text:p>radar</text:p>
          </table:table-cell>
          <table:table-cell office:value-type="float" office:value="2.73215" calcext:value-type="float">
            <text:p>2.73215</text:p>
          </table:table-cell>
          <table:table-cell office:value-type="float" office:value="18.3021" calcext:value-type="float">
            <text:p>18.3021</text:p>
          </table:table-cell>
          <table:table-cell office:value-type="float" office:value="17.498" calcext:value-type="float">
            <text:p>17.498</text:p>
          </table:table-cell>
          <table:table-cell office:value-type="float" office:value="17.9671" calcext:value-type="float">
            <text:p>17.9671</text:p>
          </table:table-cell>
          <table:table-cell office:value-type="float" office:value="18.2246" calcext:value-type="float">
            <text:p>18.2246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8" calcext:value-type="float">
            <text:p>3.5418</text:p>
          </table:table-cell>
          <table:table-cell table:formula="of:=SQRT([.M131]*[.M131] +[.N131]*[.N131])" office:value-type="float" office:value="4.80158001095473" calcext:value-type="float">
            <text:p>4.801580011</text:p>
          </table:table-cell>
        </table:table-row>
        <table:table-row table:style-name="ro3">
          <table:table-cell office:value-type="float" office:value="1477010449500000" calcext:value-type="float">
            <text:p>1477010449500000</text:p>
          </table:table-cell>
          <table:table-cell office:value-type="float" office:value="17.7662" calcext:value-type="float">
            <text:p>17.7662</text:p>
          </table:table-cell>
          <table:table-cell office:value-type="float" office:value="18.3165" calcext:value-type="float">
            <text:p>18.3165</text:p>
          </table:table-cell>
          <table:table-cell office:value-type="float" office:value="4.7693" calcext:value-type="float">
            <text:p>4.7693</text:p>
          </table:table-cell>
          <table:table-cell office:value-type="float" office:value="2.34946" calcext:value-type="float">
            <text:p>2.34946</text:p>
          </table:table-cell>
          <table:table-cell office:value-type="float" office:value="0.499332" calcext:value-type="float">
            <text:p>0.499332</text:p>
          </table:table-cell>
          <table:table-cell office:value-type="string" calcext:value-type="string">
            <text:p>lidar</text:p>
          </table:table-cell>
          <table:table-cell office:value-type="float" office:value="1.49701" calcext:value-type="float">
            <text:p>1.49701</text:p>
          </table:table-cell>
          <table:table-cell office:value-type="float" office:value="17.9018" calcext:value-type="float">
            <text:p>17.9018</text:p>
          </table:table-cell>
          <table:table-cell office:value-type="float" office:value="18.2183" calcext:value-type="float">
            <text:p>18.2183</text:p>
          </table:table-cell>
          <table:table-cell office:value-type="float" office:value="17.8026" calcext:value-type="float">
            <text:p>17.8026</text:p>
          </table:table-cell>
          <table:table-cell office:value-type="float" office:value="18.3994" calcext:value-type="float">
            <text:p>18.3994</text:p>
          </table:table-cell>
          <table:table-cell office:value-type="float" office:value="-3.3385" calcext:value-type="float">
            <text:p>-3.3385</text:p>
          </table:table-cell>
          <table:table-cell office:value-type="float" office:value="3.45199" calcext:value-type="float">
            <text:p>3.45199</text:p>
          </table:table-cell>
          <table:table-cell table:formula="of:=SQRT([.M132]*[.M132] +[.N132]*[.N132])" office:value-type="float" office:value="4.80227208830362" calcext:value-type="float">
            <text:p>4.8022720883</text:p>
          </table:table-cell>
        </table:table-row>
        <table:table-row table:style-name="ro3">
          <table:table-cell office:value-type="float" office:value="1477010449550000" calcext:value-type="float">
            <text:p>1477010449550000</text:p>
          </table:table-cell>
          <table:table-cell office:value-type="float" office:value="17.6275" calcext:value-type="float">
            <text:p>17.6275</text:p>
          </table:table-cell>
          <table:table-cell office:value-type="float" office:value="18.5019" calcext:value-type="float">
            <text:p>18.5019</text:p>
          </table:table-cell>
          <table:table-cell office:value-type="float" office:value="4.76453" calcext:value-type="float">
            <text:p>4.76453</text:p>
          </table:table-cell>
          <table:table-cell office:value-type="float" office:value="2.35502" calcext:value-type="float">
            <text:p>2.35502</text:p>
          </table:table-cell>
          <table:table-cell office:value-type="float" office:value="0.463214" calcext:value-type="float">
            <text:p>0.463214</text:p>
          </table:table-cell>
          <table:table-cell office:value-type="string" calcext:value-type="string">
            <text:p>radar</text:p>
          </table:table-cell>
          <table:table-cell office:value-type="float" office:value="6.509" calcext:value-type="float">
            <text:p>6.509</text:p>
          </table:table-cell>
          <table:table-cell office:value-type="float" office:value="18.8558" calcext:value-type="float">
            <text:p>18.8558</text:p>
          </table:table-cell>
          <table:table-cell office:value-type="float" office:value="18.1364" calcext:value-type="float">
            <text:p>18.1364</text:p>
          </table:table-cell>
          <table:table-cell office:value-type="float" office:value="17.6334" calcext:value-type="float">
            <text:p>17.6334</text:p>
          </table:table-cell>
          <table:table-cell office:value-type="float" office:value="18.5697" calcext:value-type="float">
            <text:p>18.5697</text:p>
          </table:table-cell>
          <table:table-cell office:value-type="float" office:value="-3.43247" calcext:value-type="float">
            <text:p>-3.43247</text:p>
          </table:table-cell>
          <table:table-cell office:value-type="float" office:value="3.35973" calcext:value-type="float">
            <text:p>3.35973</text:p>
          </table:table-cell>
          <table:table-cell table:formula="of:=SQRT([.M133]*[.M133] +[.N133]*[.N133])" office:value-type="float" office:value="4.80308608852683" calcext:value-type="float">
            <text:p>4.8030860885</text:p>
          </table:table-cell>
        </table:table-row>
        <table:table-row table:style-name="ro3">
          <table:table-cell office:value-type="float" office:value="1477010449600000" calcext:value-type="float">
            <text:p>1477010449600000</text:p>
          </table:table-cell>
          <table:table-cell office:value-type="float" office:value="17.4449" calcext:value-type="float">
            <text:p>17.4449</text:p>
          </table:table-cell>
          <table:table-cell office:value-type="float" office:value="18.674" calcext:value-type="float">
            <text:p>18.674</text:p>
          </table:table-cell>
          <table:table-cell office:value-type="float" office:value="4.77573" calcext:value-type="float">
            <text:p>4.77573</text:p>
          </table:table-cell>
          <table:table-cell office:value-type="float" office:value="2.38043" calcext:value-type="float">
            <text:p>2.38043</text:p>
          </table:table-cell>
          <table:table-cell office:value-type="float" office:value="0.46487" calcext:value-type="float">
            <text:p>0.46487</text:p>
          </table:table-cell>
          <table:table-cell office:value-type="string" calcext:value-type="string">
            <text:p>lidar</text:p>
          </table:table-cell>
          <table:table-cell office:value-type="float" office:value="0.242968" calcext:value-type="float">
            <text:p>0.242968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8.7039" calcext:value-type="float">
            <text:p>18.7039</text:p>
          </table:table-cell>
          <table:table-cell office:value-type="float" office:value="17.4595" calcext:value-type="float">
            <text:p>17.4595</text:p>
          </table:table-cell>
          <table:table-cell office:value-type="float" office:value="18.7353" calcext:value-type="float">
            <text:p>18.7353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3.26509" calcext:value-type="float">
            <text:p>3.26509</text:p>
          </table:table-cell>
          <table:table-cell table:formula="of:=SQRT([.M134]*[.M134] +[.N134]*[.N134])" office:value-type="float" office:value="4.80402788481707" calcext:value-type="float">
            <text:p>4.8040278848</text:p>
          </table:table-cell>
        </table:table-row>
        <table:table-row table:style-name="ro3">
          <table:table-cell office:value-type="float" office:value="1477010449650000" calcext:value-type="float">
            <text:p>1477010449650000</text:p>
          </table:table-cell>
          <table:table-cell office:value-type="float" office:value="17.2591" calcext:value-type="float">
            <text:p>17.2591</text:p>
          </table:table-cell>
          <table:table-cell office:value-type="float" office:value="18.8164" calcext:value-type="float">
            <text:p>18.8164</text:p>
          </table:table-cell>
          <table:table-cell office:value-type="float" office:value="4.76997" calcext:value-type="float">
            <text:p>4.76997</text:p>
          </table:table-cell>
          <table:table-cell office:value-type="float" office:value="2.42547" calcext:value-type="float">
            <text:p>2.42547</text:p>
          </table:table-cell>
          <table:table-cell office:value-type="float" office:value="0.523772" calcext:value-type="float">
            <text:p>0.523772</text:p>
          </table:table-cell>
          <table:table-cell office:value-type="string" calcext:value-type="string">
            <text:p>radar</text:p>
          </table:table-cell>
          <table:table-cell office:value-type="float" office:value="2.06129" calcext:value-type="float">
            <text:p>2.06129</text:p>
          </table:table-cell>
          <table:table-cell office:value-type="float" office:value="17.7945" calcext:value-type="float">
            <text:p>17.7945</text:p>
          </table:table-cell>
          <table:table-cell office:value-type="float" office:value="18.0801" calcext:value-type="float">
            <text:p>18.0801</text:p>
          </table:table-cell>
          <table:table-cell office:value-type="float" office:value="17.281" calcext:value-type="float">
            <text:p>17.281</text:p>
          </table:table-cell>
          <table:table-cell office:value-type="float" office:value="18.8962" calcext:value-type="float">
            <text:p>18.8962</text:p>
          </table:table-cell>
          <table:table-cell office:value-type="float" office:value="-3.61271" calcext:value-type="float">
            <text:p>-3.61271</text:p>
          </table:table-cell>
          <table:table-cell office:value-type="float" office:value="3.16817" calcext:value-type="float">
            <text:p>3.16817</text:p>
          </table:table-cell>
          <table:table-cell table:formula="of:=SQRT([.M135]*[.M135] +[.N135]*[.N135])" office:value-type="float" office:value="4.80509882239689" calcext:value-type="float">
            <text:p>4.8050988224</text:p>
          </table:table-cell>
        </table:table-row>
        <table:table-row table:style-name="ro3">
          <table:table-cell office:value-type="float" office:value="1477010449700000" calcext:value-type="float">
            <text:p>1477010449700000</text:p>
          </table:table-cell>
          <table:table-cell office:value-type="float" office:value="17.0941" calcext:value-type="float">
            <text:p>17.0941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4.75059" calcext:value-type="float">
            <text:p>4.75059</text:p>
          </table:table-cell>
          <table:table-cell office:value-type="float" office:value="2.45054" calcext:value-type="float">
            <text:p>2.45054</text:p>
          </table:table-cell>
          <table:table-cell office:value-type="float" office:value="0.52438" calcext:value-type="float">
            <text:p>0.52438</text:p>
          </table:table-cell>
          <table:table-cell office:value-type="string" calcext:value-type="string">
            <text:p>lidar</text:p>
          </table:table-cell>
          <table:table-cell office:value-type="float" office:value="0.626169" calcext:value-type="float">
            <text:p>0.626169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8.8863" calcext:value-type="float">
            <text:p>18.8863</text:p>
          </table:table-cell>
          <table:table-cell office:value-type="float" office:value="17.0983" calcext:value-type="float">
            <text:p>17.0983</text:p>
          </table:table-cell>
          <table:table-cell office:value-type="float" office:value="19.0521" calcext:value-type="float">
            <text:p>19.0521</text:p>
          </table:table-cell>
          <table:table-cell office:value-type="float" office:value="-3.69883" calcext:value-type="float">
            <text:p>-3.69883</text:p>
          </table:table-cell>
          <table:table-cell office:value-type="float" office:value="3.06904" calcext:value-type="float">
            <text:p>3.06904</text:p>
          </table:table-cell>
          <table:table-cell table:formula="of:=SQRT([.M136]*[.M136] +[.N136]*[.N136])" office:value-type="float" office:value="4.80628233570397" calcext:value-type="float">
            <text:p>4.8062823357</text:p>
          </table:table-cell>
        </table:table-row>
        <table:table-row table:style-name="ro3">
          <table:table-cell office:value-type="float" office:value="1477010449750000" calcext:value-type="float">
            <text:p>1477010449750000</text:p>
          </table:table-cell>
          <table:table-cell office:value-type="float" office:value="16.9261" calcext:value-type="float">
            <text:p>16.9261</text:p>
          </table:table-cell>
          <table:table-cell office:value-type="float" office:value="19.1278" calcext:value-type="float">
            <text:p>19.1278</text:p>
          </table:table-cell>
          <table:table-cell office:value-type="float" office:value="4.75407" calcext:value-type="float">
            <text:p>4.75407</text:p>
          </table:table-cell>
          <table:table-cell office:value-type="float" office:value="2.46017" calcext:value-type="float">
            <text:p>2.46017</text:p>
          </table:table-cell>
          <table:table-cell office:value-type="float" office:value="0.490217" calcext:value-type="float">
            <text:p>0.490217</text:p>
          </table:table-cell>
          <table:table-cell office:value-type="string" calcext:value-type="string">
            <text:p>radar</text:p>
          </table:table-cell>
          <table:table-cell office:value-type="float" office:value="2.83413" calcext:value-type="float">
            <text:p>2.83413</text:p>
          </table:table-cell>
          <table:table-cell office:value-type="float" office:value="16.9398" calcext:value-type="float">
            <text:p>16.9398</text:p>
          </table:table-cell>
          <table:table-cell office:value-type="float" office:value="19.7311" calcext:value-type="float">
            <text:p>19.7311</text:p>
          </table:table-cell>
          <table:table-cell office:value-type="float" office:value="16.9113" calcext:value-type="float">
            <text:p>16.9113</text:p>
          </table:table-cell>
          <table:table-cell office:value-type="float" office:value="19.203" calcext:value-type="float">
            <text:p>19.203</text:p>
          </table:table-cell>
          <table:table-cell office:value-type="float" office:value="-3.78221" calcext:value-type="float">
            <text:p>-3.78221</text:p>
          </table:table-cell>
          <table:table-cell office:value-type="float" office:value="2.9678" calcext:value-type="float">
            <text:p>2.9678</text:p>
          </table:table-cell>
          <table:table-cell table:formula="of:=SQRT([.M137]*[.M137] +[.N137]*[.N137])" office:value-type="float" office:value="4.80759288252448" calcext:value-type="float">
            <text:p>4.8075928825</text:p>
          </table:table-cell>
        </table:table-row>
        <table:table-row table:style-name="ro3">
          <table:table-cell office:value-type="float" office:value="1477010449800000" calcext:value-type="float">
            <text:p>1477010449800000</text:p>
          </table:table-cell>
          <table:table-cell office:value-type="float" office:value="16.7121" calcext:value-type="float">
            <text:p>16.7121</text:p>
          </table:table-cell>
          <table:table-cell office:value-type="float" office:value="19.2399" calcext:value-type="float">
            <text:p>19.2399</text:p>
          </table:table-cell>
          <table:table-cell office:value-type="float" office:value="4.74793" calcext:value-type="float">
            <text:p>4.74793</text:p>
          </table:table-cell>
          <table:table-cell office:value-type="float" office:value="2.50271" calcext:value-type="float">
            <text:p>2.50271</text:p>
          </table:table-cell>
          <table:table-cell office:value-type="float" office:value="0.5134" calcext:value-type="float">
            <text:p>0.5134</text:p>
          </table:table-cell>
          <table:table-cell office:value-type="string" calcext:value-type="string">
            <text:p>lidar</text:p>
          </table:table-cell>
          <table:table-cell office:value-type="float" office:value="2.89032" calcext:value-type="float">
            <text:p>2.89032</text:p>
          </table:table-cell>
          <table:table-cell office:value-type="float" office:value="16.5734" calcext:value-type="float">
            <text:p>16.5734</text:p>
          </table:table-cell>
          <table:table-cell office:value-type="float" office:value="19.052" calcext:value-type="float">
            <text:p>19.052</text:p>
          </table:table-cell>
          <table:table-cell office:value-type="float" office:value="16.7201" calcext:value-type="float">
            <text:p>16.7201</text:p>
          </table:table-cell>
          <table:table-cell office:value-type="float" office:value="19.3488" calcext:value-type="float">
            <text:p>19.3488</text:p>
          </table:table-cell>
          <table:table-cell office:value-type="float" office:value="-3.86278" calcext:value-type="float">
            <text:p>-3.86278</text:p>
          </table:table-cell>
          <table:table-cell office:value-type="float" office:value="2.86455" calcext:value-type="float">
            <text:p>2.86455</text:p>
          </table:table-cell>
          <table:table-cell table:formula="of:=SQRT([.M138]*[.M138] +[.N138]*[.N138])" office:value-type="float" office:value="4.80902443650477" calcext:value-type="float">
            <text:p>4.8090244365</text:p>
          </table:table-cell>
        </table:table-row>
        <table:table-row table:style-name="ro3">
          <table:table-cell office:value-type="float" office:value="1477010449850000" calcext:value-type="float">
            <text:p>1477010449850000</text:p>
          </table:table-cell>
          <table:table-cell office:value-type="float" office:value="16.5234" calcext:value-type="float">
            <text:p>16.5234</text:p>
          </table:table-cell>
          <table:table-cell office:value-type="float" office:value="19.3905" calcext:value-type="float">
            <text:p>19.3905</text:p>
          </table:table-cell>
          <table:table-cell office:value-type="float" office:value="4.75456" calcext:value-type="float">
            <text:p>4.75456</text:p>
          </table:table-cell>
          <table:table-cell office:value-type="float" office:value="2.53026" calcext:value-type="float">
            <text:p>2.53026</text:p>
          </table:table-cell>
          <table:table-cell office:value-type="float" office:value="0.530553" calcext:value-type="float">
            <text:p>0.530553</text:p>
          </table:table-cell>
          <table:table-cell office:value-type="string" calcext:value-type="string">
            <text:p>radar</text:p>
          </table:table-cell>
          <table:table-cell office:value-type="float" office:value="3.12342" calcext:value-type="float">
            <text:p>3.12342</text:p>
          </table:table-cell>
          <table:table-cell office:value-type="float" office:value="16.1674" calcext:value-type="float">
            <text:p>16.1674</text:p>
          </table:table-cell>
          <table:table-cell office:value-type="float" office:value="20.2201" calcext:value-type="float">
            <text:p>20.2201</text:p>
          </table:table-cell>
          <table:table-cell office:value-type="float" office:value="16.5251" calcext:value-type="float">
            <text:p>16.5251</text:p>
          </table:table-cell>
          <table:table-cell office:value-type="float" office:value="19.4894" calcext:value-type="float">
            <text:p>19.4894</text:p>
          </table:table-cell>
          <table:table-cell office:value-type="float" office:value="-3.9405" calcext:value-type="float">
            <text:p>-3.9405</text:p>
          </table:table-cell>
          <table:table-cell office:value-type="float" office:value="2.75938" calcext:value-type="float">
            <text:p>2.75938</text:p>
          </table:table-cell>
          <table:table-cell table:formula="of:=SQRT([.M139]*[.M139] +[.N139]*[.N139])" office:value-type="float" office:value="4.81058398059945" calcext:value-type="float">
            <text:p>4.8105839806</text:p>
          </table:table-cell>
        </table:table-row>
        <table:table-row table:style-name="ro3">
          <table:table-cell office:value-type="float" office:value="1477010449900000" calcext:value-type="float">
            <text:p>1477010449900000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19.5391" calcext:value-type="float">
            <text:p>19.5391</text:p>
          </table:table-cell>
          <table:table-cell office:value-type="float" office:value="4.77438" calcext:value-type="float">
            <text:p>4.77438</text:p>
          </table:table-cell>
          <table:table-cell office:value-type="float" office:value="2.55609" calcext:value-type="float">
            <text:p>2.55609</text:p>
          </table:table-cell>
          <table:table-cell office:value-type="float" office:value="0.527418" calcext:value-type="float">
            <text:p>0.527418</text:p>
          </table:table-cell>
          <table:table-cell office:value-type="string" calcext:value-type="string">
            <text:p>lidar</text:p>
          </table:table-cell>
          <table:table-cell office:value-type="float" office:value="0.644897" calcext:value-type="float">
            <text:p>0.644897</text:p>
          </table:table-cell>
          <table:table-cell office:value-type="float" office:value="16.2338" calcext:value-type="float">
            <text:p>16.2338</text:p>
          </table:table-cell>
          <table:table-cell office:value-type="float" office:value="19.6171" calcext:value-type="float">
            <text:p>19.6171</text:p>
          </table:table-cell>
          <table:table-cell office:value-type="float" office:value="16.3262" calcext:value-type="float">
            <text:p>16.3262</text:p>
          </table:table-cell>
          <table:table-cell office:value-type="float" office:value="19.6246" calcext:value-type="float">
            <text:p>19.6246</text:p>
          </table:table-cell>
          <table:table-cell office:value-type="float" office:value="-4.01531" calcext:value-type="float">
            <text:p>-4.01531</text:p>
          </table:table-cell>
          <table:table-cell office:value-type="float" office:value="2.65237" calcext:value-type="float">
            <text:p>2.65237</text:p>
          </table:table-cell>
          <table:table-cell table:formula="of:=SQRT([.M140]*[.M140] +[.N140]*[.N140])" office:value-type="float" office:value="4.81225321580234" calcext:value-type="float">
            <text:p>4.8122532158</text:p>
          </table:table-cell>
        </table:table-row>
        <table:table-row table:style-name="ro3">
          <table:table-cell office:value-type="float" office:value="1477010449950000" calcext:value-type="float">
            <text:p>1477010449950000</text:p>
          </table:table-cell>
          <table:table-cell office:value-type="float" office:value="16.0855" calcext:value-type="float">
            <text:p>16.0855</text:p>
          </table:table-cell>
          <table:table-cell office:value-type="float" office:value="19.6231" calcext:value-type="float">
            <text:p>19.6231</text:p>
          </table:table-cell>
          <table:table-cell office:value-type="float" office:value="4.76611" calcext:value-type="float">
            <text:p>4.76611</text:p>
          </table:table-cell>
          <table:table-cell office:value-type="float" office:value="2.61623" calcext:value-type="float">
            <text:p>2.61623</text:p>
          </table:table-cell>
          <table:table-cell office:value-type="float" office:value="0.601045" calcext:value-type="float">
            <text:p>0.601045</text:p>
          </table:table-cell>
          <table:table-cell office:value-type="string" calcext:value-type="string">
            <text:p>radar</text:p>
          </table:table-cell>
          <table:table-cell office:value-type="float" office:value="10.1263" calcext:value-type="float">
            <text:p>10.1263</text:p>
          </table:table-cell>
          <table:table-cell office:value-type="float" office:value="16.4366" calcext:value-type="float">
            <text:p>16.4366</text:p>
          </table:table-cell>
          <table:table-cell office:value-type="float" office:value="18.2742" calcext:value-type="float">
            <text:p>18.2742</text:p>
          </table:table-cell>
          <table:table-cell office:value-type="float" office:value="16.1237" calcext:value-type="float">
            <text:p>16.1237</text:p>
          </table:table-cell>
          <table:table-cell office:value-type="float" office:value="19.7545" calcext:value-type="float">
            <text:p>19.7545</text:p>
          </table:table-cell>
          <table:table-cell office:value-type="float" office:value="-4.08716" calcext:value-type="float">
            <text:p>-4.08716</text:p>
          </table:table-cell>
          <table:table-cell office:value-type="float" office:value="2.54364" calcext:value-type="float">
            <text:p>2.54364</text:p>
          </table:table-cell>
          <table:table-cell table:formula="of:=SQRT([.M141]*[.M141] +[.N141]*[.N141])" office:value-type="float" office:value="4.81404002010785" calcext:value-type="float">
            <text:p>4.8140400201</text:p>
          </table:table-cell>
        </table:table-row>
        <table:table-row table:style-name="ro3">
          <table:table-cell office:value-type="float" office:value="1477010450000000" calcext:value-type="float">
            <text:p>1477010450000000</text:p>
          </table:table-cell>
          <table:table-cell office:value-type="float" office:value="15.8852" calcext:value-type="float">
            <text:p>15.8852</text:p>
          </table:table-cell>
          <table:table-cell office:value-type="float" office:value="19.7606" calcext:value-type="float">
            <text:p>19.7606</text:p>
          </table:table-cell>
          <table:table-cell office:value-type="float" office:value="4.77385" calcext:value-type="float">
            <text:p>4.77385</text:p>
          </table:table-cell>
          <table:table-cell office:value-type="float" office:value="2.63755" calcext:value-type="float">
            <text:p>2.63755</text:p>
          </table:table-cell>
          <table:table-cell office:value-type="float" office:value="0.589218" calcext:value-type="float">
            <text:p>0.589218</text:p>
          </table:table-cell>
          <table:table-cell office:value-type="string" calcext:value-type="string">
            <text:p>lidar</text:p>
          </table:table-cell>
          <table:table-cell office:value-type="float" office:value="0.718373" calcext:value-type="float">
            <text:p>0.718373</text:p>
          </table:table-cell>
          <table:table-cell office:value-type="float" office:value="15.9243" calcext:value-type="float">
            <text:p>15.9243</text:p>
          </table:table-cell>
          <table:table-cell office:value-type="float" office:value="19.8703" calcext:value-type="float">
            <text:p>19.8703</text:p>
          </table:table-cell>
          <table:table-cell office:value-type="float" office:value="15.9176" calcext:value-type="float">
            <text:p>15.9176</text:p>
          </table:table-cell>
          <table:table-cell office:value-type="float" office:value="19.8789" calcext:value-type="float">
            <text:p>19.8789</text:p>
          </table:table-cell>
          <table:table-cell office:value-type="float" office:value="-4.15602" calcext:value-type="float">
            <text:p>-4.15602</text:p>
          </table:table-cell>
          <table:table-cell office:value-type="float" office:value="2.43329" calcext:value-type="float">
            <text:p>2.43329</text:p>
          </table:table-cell>
          <table:table-cell table:formula="of:=SQRT([.M142]*[.M142] +[.N142]*[.N142])" office:value-type="float" office:value="4.81595291344299" calcext:value-type="float">
            <text:p>4.8159529134</text:p>
          </table:table-cell>
        </table:table-row>
        <table:table-row table:style-name="ro3">
          <table:table-cell office:value-type="float" office:value="1477010450050000" calcext:value-type="float">
            <text:p>1477010450050000</text:p>
          </table:table-cell>
          <table:table-cell office:value-type="float" office:value="15.6928" calcext:value-type="float">
            <text:p>15.6928</text:p>
          </table:table-cell>
          <table:table-cell office:value-type="float" office:value="19.891" calcext:value-type="float">
            <text:p>19.891</text:p>
          </table:table-cell>
          <table:table-cell office:value-type="float" office:value="4.76504" calcext:value-type="float">
            <text:p>4.76504</text:p>
          </table:table-cell>
          <table:table-cell office:value-type="float" office:value="2.62806" calcext:value-type="float">
            <text:p>2.62806</text:p>
          </table:table-cell>
          <table:table-cell office:value-type="float" office:value="0.472517" calcext:value-type="float">
            <text:p>0.472517</text:p>
          </table:table-cell>
          <table:table-cell office:value-type="string" calcext:value-type="string">
            <text:p>radar</text:p>
          </table:table-cell>
          <table:table-cell office:value-type="float" office:value="3.25729" calcext:value-type="float">
            <text:p>3.25729</text:p>
          </table:table-cell>
          <table:table-cell office:value-type="float" office:value="16.2328" calcext:value-type="float">
            <text:p>16.2328</text:p>
          </table:table-cell>
          <table:table-cell office:value-type="float" office:value="19.2166" calcext:value-type="float">
            <text:p>19.2166</text:p>
          </table:table-cell>
          <table:table-cell office:value-type="float" office:value="15.7082" calcext:value-type="float">
            <text:p>15.7082</text:p>
          </table:table-cell>
          <table:table-cell office:value-type="float" office:value="19.9978" calcext:value-type="float">
            <text:p>19.9978</text:p>
          </table:table-cell>
          <table:table-cell office:value-type="float" office:value="-4.22185" calcext:value-type="float">
            <text:p>-4.22185</text:p>
          </table:table-cell>
          <table:table-cell office:value-type="float" office:value="2.32141" calcext:value-type="float">
            <text:p>2.32141</text:p>
          </table:table-cell>
          <table:table-cell table:formula="of:=SQRT([.M143]*[.M143] +[.N143]*[.N143])" office:value-type="float" office:value="4.81798316835997" calcext:value-type="float">
            <text:p>4.8179831684</text:p>
          </table:table-cell>
        </table:table-row>
        <table:table-row table:style-name="ro3">
          <table:table-cell office:value-type="float" office:value="1477010450100000" calcext:value-type="float">
            <text:p>1477010450100000</text:p>
          </table:table-cell>
          <table:table-cell office:value-type="float" office:value="15.4757" calcext:value-type="float">
            <text:p>15.4757</text:p>
          </table:table-cell>
          <table:table-cell office:value-type="float" office:value="20.0349" calcext:value-type="float">
            <text:p>20.0349</text:p>
          </table:table-cell>
          <table:table-cell office:value-type="float" office:value="4.78807" calcext:value-type="float">
            <text:p>4.78807</text:p>
          </table:table-cell>
          <table:table-cell office:value-type="float" office:value="2.64336" calcext:value-type="float">
            <text:p>2.64336</text:p>
          </table:table-cell>
          <table:table-cell office:value-type="float" office:value="0.459238" calcext:value-type="float">
            <text:p>0.459238</text:p>
          </table:table-cell>
          <table:table-cell office:value-type="string" calcext:value-type="string">
            <text:p>lidar</text:p>
          </table:table-cell>
          <table:table-cell office:value-type="float" office:value="1.2733" calcext:value-type="float">
            <text:p>1.2733</text:p>
          </table:table-cell>
          <table:table-cell office:value-type="float" office:value="15.4332" calcext:value-type="float">
            <text:p>15.4332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15.4956" calcext:value-type="float">
            <text:p>15.4956</text:p>
          </table:table-cell>
          <table:table-cell office:value-type="float" office:value="20.111" calcext:value-type="float">
            <text:p>20.111</text:p>
          </table:table-cell>
          <table:table-cell office:value-type="float" office:value="-4.28461" calcext:value-type="float">
            <text:p>-4.28461</text:p>
          </table:table-cell>
          <table:table-cell office:value-type="float" office:value="2.2081" calcext:value-type="float">
            <text:p>2.2081</text:p>
          </table:table-cell>
          <table:table-cell table:formula="of:=SQRT([.M144]*[.M144] +[.N144]*[.N144])" office:value-type="float" office:value="4.82012328287358" calcext:value-type="float">
            <text:p>4.8201232829</text:p>
          </table:table-cell>
        </table:table-row>
        <table:table-row table:style-name="ro3">
          <table:table-cell office:value-type="float" office:value="1477010450150000" calcext:value-type="float">
            <text:p>1477010450150000</text:p>
          </table:table-cell>
          <table:table-cell office:value-type="float" office:value="15.2699" calcext:value-type="float">
            <text:p>15.2699</text:p>
          </table:table-cell>
          <table:table-cell office:value-type="float" office:value="20.172" calcext:value-type="float">
            <text:p>20.172</text:p>
          </table:table-cell>
          <table:table-cell office:value-type="float" office:value="4.79749" calcext:value-type="float">
            <text:p>4.79749</text:p>
          </table:table-cell>
          <table:table-cell office:value-type="float" office:value="2.65323" calcext:value-type="float">
            <text:p>2.65323</text:p>
          </table:table-cell>
          <table:table-cell office:value-type="float" office:value="0.434465" calcext:value-type="float">
            <text:p>0.434465</text:p>
          </table:table-cell>
          <table:table-cell office:value-type="string" calcext:value-type="string">
            <text:p>radar</text:p>
          </table:table-cell>
          <table:table-cell office:value-type="float" office:value="5.58317" calcext:value-type="float">
            <text:p>5.58317</text:p>
          </table:table-cell>
          <table:table-cell office:value-type="float" office:value="14.3677" calcext:value-type="float">
            <text:p>14.3677</text:p>
          </table:table-cell>
          <table:table-cell office:value-type="float" office:value="21.3406" calcext:value-type="float">
            <text:p>21.3406</text:p>
          </table:table-cell>
          <table:table-cell office:value-type="float" office:value="15.2799" calcext:value-type="float">
            <text:p>15.2799</text:p>
          </table:table-cell>
          <table:table-cell office:value-type="float" office:value="20.2185" calcext:value-type="float">
            <text:p>20.2185</text:p>
          </table:table-cell>
          <table:table-cell office:value-type="float" office:value="-4.34427" calcext:value-type="float">
            <text:p>-4.34427</text:p>
          </table:table-cell>
          <table:table-cell office:value-type="float" office:value="2.09347" calcext:value-type="float">
            <text:p>2.09347</text:p>
          </table:table-cell>
          <table:table-cell table:formula="of:=SQRT([.M145]*[.M145] +[.N145]*[.N145])" office:value-type="float" office:value="4.82237477533632" calcext:value-type="float">
            <text:p>4.8223747753</text:p>
          </table:table-cell>
        </table:table-row>
        <table:table-row table:style-name="ro3">
          <table:table-cell office:value-type="float" office:value="1477010450200000" calcext:value-type="float">
            <text:p>1477010450200000</text:p>
          </table:table-cell>
          <table:table-cell office:value-type="float" office:value="15.0796" calcext:value-type="float">
            <text:p>15.0796</text:p>
          </table:table-cell>
          <table:table-cell office:value-type="float" office:value="20.3079" calcext:value-type="float">
            <text:p>20.3079</text:p>
          </table:table-cell>
          <table:table-cell office:value-type="float" office:value="4.79471" calcext:value-type="float">
            <text:p>4.79471</text:p>
          </table:table-cell>
          <table:table-cell office:value-type="float" office:value="2.66126" calcext:value-type="float">
            <text:p>2.66126</text:p>
          </table:table-cell>
          <table:table-cell office:value-type="float" office:value="0.417659" calcext:value-type="float">
            <text:p>0.417659</text:p>
          </table:table-cell>
          <table:table-cell office:value-type="string" calcext:value-type="string">
            <text:p>lidar</text:p>
          </table:table-cell>
          <table:table-cell office:value-type="float" office:value="1.69237" calcext:value-type="float">
            <text:p>1.69237</text:p>
          </table:table-cell>
          <table:table-cell office:value-type="float" office:value="15.2016" calcext:value-type="float">
            <text:p>15.2016</text:p>
          </table:table-cell>
          <table:table-cell office:value-type="float" office:value="20.4385" calcext:value-type="float">
            <text:p>20.4385</text:p>
          </table:table-cell>
          <table:table-cell office:value-type="float" office:value="15.0613" calcext:value-type="float">
            <text:p>15.0613</text:p>
          </table:table-cell>
          <table:table-cell office:value-type="float" office:value="20.3203" calcext:value-type="float">
            <text:p>20.3203</text:p>
          </table:table-cell>
          <table:table-cell office:value-type="float" office:value="-4.4008" calcext:value-type="float">
            <text:p>-4.4008</text:p>
          </table:table-cell>
          <table:table-cell office:value-type="float" office:value="1.97763" calcext:value-type="float">
            <text:p>1.97763</text:p>
          </table:table-cell>
          <table:table-cell table:formula="of:=SQRT([.M146]*[.M146] +[.N146]*[.N146])" office:value-type="float" office:value="4.82473429909876" calcext:value-type="float">
            <text:p>4.8247342991</text:p>
          </table:table-cell>
        </table:table-row>
        <table:table-row table:style-name="ro3">
          <table:table-cell office:value-type="float" office:value="1477010450250000" calcext:value-type="float">
            <text:p>1477010450250000</text:p>
          </table:table-cell>
          <table:table-cell office:value-type="float" office:value="14.8499" calcext:value-type="float">
            <text:p>14.8499</text:p>
          </table:table-cell>
          <table:table-cell office:value-type="float" office:value="20.387" calcext:value-type="float">
            <text:p>20.387</text:p>
          </table:table-cell>
          <table:table-cell office:value-type="float" office:value="4.79381" calcext:value-type="float">
            <text:p>4.79381</text:p>
          </table:table-cell>
          <table:table-cell office:value-type="float" office:value="2.70809" calcext:value-type="float">
            <text:p>2.70809</text:p>
          </table:table-cell>
          <table:table-cell office:value-type="float" office:value="0.479565" calcext:value-type="float">
            <text:p>0.479565</text:p>
          </table:table-cell>
          <table:table-cell office:value-type="string" calcext:value-type="string">
            <text:p>radar</text:p>
          </table:table-cell>
          <table:table-cell office:value-type="float" office:value="2.3419" calcext:value-type="float">
            <text:p>2.3419</text:p>
          </table:table-cell>
          <table:table-cell office:value-type="float" office:value="14.7476" calcext:value-type="float">
            <text:p>14.7476</text:p>
          </table:table-cell>
          <table:table-cell office:value-type="float" office:value="19.9571" calcext:value-type="float">
            <text:p>19.9571</text:p>
          </table:table-cell>
          <table:table-cell office:value-type="float" office:value="14.84" calcext:value-type="float">
            <text:p>14.84</text:p>
          </table:table-cell>
          <table:table-cell office:value-type="float" office:value="20.4162" calcext:value-type="float">
            <text:p>20.4162</text:p>
          </table:table-cell>
          <table:table-cell office:value-type="float" office:value="-4.4542" calcext:value-type="float">
            <text:p>-4.4542</text:p>
          </table:table-cell>
          <table:table-cell office:value-type="float" office:value="1.86068" calcext:value-type="float">
            <text:p>1.86068</text:p>
          </table:table-cell>
          <table:table-cell table:formula="of:=SQRT([.M147]*[.M147] +[.N147]*[.N147])" office:value-type="float" office:value="4.82721738710823" calcext:value-type="float">
            <text:p>4.8272173871</text:p>
          </table:table-cell>
        </table:table-row>
        <table:table-row table:style-name="ro3">
          <table:table-cell office:value-type="float" office:value="1477010450300000" calcext:value-type="float">
            <text:p>1477010450300000</text:p>
          </table:table-cell>
          <table:table-cell office:value-type="float" office:value="14.6366" calcext:value-type="float">
            <text:p>14.6366</text:p>
          </table:table-cell>
          <table:table-cell office:value-type="float" office:value="20.5056" calcext:value-type="float">
            <text:p>20.5056</text:p>
          </table:table-cell>
          <table:table-cell office:value-type="float" office:value="4.80049" calcext:value-type="float">
            <text:p>4.80049</text:p>
          </table:table-cell>
          <table:table-cell office:value-type="float" office:value="2.72372" calcext:value-type="float">
            <text:p>2.72372</text:p>
          </table:table-cell>
          <table:table-cell office:value-type="float" office:value="0.468578" calcext:value-type="float">
            <text:p>0.468578</text:p>
          </table:table-cell>
          <table:table-cell office:value-type="string" calcext:value-type="string">
            <text:p>lidar</text:p>
          </table:table-cell>
          <table:table-cell office:value-type="float" office:value="0.614442" calcext:value-type="float">
            <text:p>0.614442</text:p>
          </table:table-cell>
          <table:table-cell office:value-type="float" office:value="14.6665" calcext:value-type="float">
            <text:p>14.6665</text:p>
          </table:table-cell>
          <table:table-cell office:value-type="float" office:value="20.6088" calcext:value-type="float">
            <text:p>20.6088</text:p>
          </table:table-cell>
          <table:table-cell office:value-type="float" office:value="14.6161" calcext:value-type="float">
            <text:p>14.6161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-4.50443" calcext:value-type="float">
            <text:p>-4.50443</text:p>
          </table:table-cell>
          <table:table-cell office:value-type="float" office:value="1.74272" calcext:value-type="float">
            <text:p>1.74272</text:p>
          </table:table-cell>
          <table:table-cell table:formula="of:=SQRT([.M148]*[.M148] +[.N148]*[.N148])" office:value-type="float" office:value="4.82979943924176" calcext:value-type="float">
            <text:p>4.8297994392</text:p>
          </table:table-cell>
        </table:table-row>
        <table:table-row table:style-name="ro3">
          <table:table-cell office:value-type="float" office:value="1477010450350000" calcext:value-type="float">
            <text:p>1477010450350000</text:p>
          </table:table-cell>
          <table:table-cell office:value-type="float" office:value="14.4051" calcext:value-type="float">
            <text:p>14.4051</text:p>
          </table:table-cell>
          <table:table-cell office:value-type="float" office:value="20.5877" calcext:value-type="float">
            <text:p>20.5877</text:p>
          </table:table-cell>
          <table:table-cell office:value-type="float" office:value="4.8063" calcext:value-type="float">
            <text:p>4.8063</text:p>
          </table:table-cell>
          <table:table-cell office:value-type="float" office:value="2.76919" calcext:value-type="float">
            <text:p>2.76919</text:p>
          </table:table-cell>
          <table:table-cell office:value-type="float" office:value="0.532647" calcext:value-type="float">
            <text:p>0.532647</text:p>
          </table:table-cell>
          <table:table-cell office:value-type="string" calcext:value-type="string">
            <text:p>radar</text:p>
          </table:table-cell>
          <table:table-cell office:value-type="float" office:value="1.35488" calcext:value-type="float">
            <text:p>1.35488</text:p>
          </table:table-cell>
          <table:table-cell office:value-type="float" office:value="13.841" calcext:value-type="float">
            <text:p>13.841</text:p>
          </table:table-cell>
          <table:table-cell office:value-type="float" office:value="21.0031" calcext:value-type="float">
            <text:p>21.0031</text:p>
          </table:table-cell>
          <table:table-cell office:value-type="float" office:value="14.3897" calcext:value-type="float">
            <text:p>14.3897</text:p>
          </table:table-cell>
          <table:table-cell office:value-type="float" office:value="20.5904" calcext:value-type="float">
            <text:p>20.5904</text:p>
          </table:table-cell>
          <table:table-cell office:value-type="float" office:value="-4.55149" calcext:value-type="float">
            <text:p>-4.55149</text:p>
          </table:table-cell>
          <table:table-cell office:value-type="float" office:value="1.62386" calcext:value-type="float">
            <text:p>1.62386</text:p>
          </table:table-cell>
          <table:table-cell table:formula="of:=SQRT([.M149]*[.M149] +[.N149]*[.N149])" office:value-type="float" office:value="4.83249237140629" calcext:value-type="float">
            <text:p>4.8324923714</text:p>
          </table:table-cell>
        </table:table-row>
        <table:table-row table:style-name="ro3">
          <table:table-cell office:value-type="float" office:value="1477010450400000" calcext:value-type="float">
            <text:p>1477010450400000</text:p>
          </table:table-cell>
          <table:table-cell office:value-type="float" office:value="14.1606" calcext:value-type="float">
            <text:p>14.1606</text:p>
          </table:table-cell>
          <table:table-cell office:value-type="float" office:value="20.6591" calcext:value-type="float">
            <text:p>20.6591</text:p>
          </table:table-cell>
          <table:table-cell office:value-type="float" office:value="4.81563" calcext:value-type="float">
            <text:p>4.81563</text:p>
          </table:table-cell>
          <table:table-cell office:value-type="float" office:value="2.80407" calcext:value-type="float">
            <text:p>2.80407</text:p>
          </table:table-cell>
          <table:table-cell office:value-type="float" office:value="0.542051" calcext:value-type="float">
            <text:p>0.542051</text:p>
          </table:table-cell>
          <table:table-cell office:value-type="string" calcext:value-type="string">
            <text:p>lidar</text:p>
          </table:table-cell>
          <table:table-cell office:value-type="float" office:value="0.854905" calcext:value-type="float">
            <text:p>0.854905</text:p>
          </table:table-cell>
          <table:table-cell office:value-type="float" office:value="14.0521" calcext:value-type="float">
            <text:p>14.0521</text:p>
          </table:table-cell>
          <table:table-cell office:value-type="float" office:value="20.5924" calcext:value-type="float">
            <text:p>20.5924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20.6686" calcext:value-type="float">
            <text:p>20.6686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1.50421" calcext:value-type="float">
            <text:p>1.50421</text:p>
          </table:table-cell>
          <table:table-cell table:formula="of:=SQRT([.M150]*[.M150] +[.N150]*[.N150])" office:value-type="float" office:value="4.83529452681013" calcext:value-type="float">
            <text:p>4.8352945268</text:p>
          </table:table-cell>
        </table:table-row>
        <table:table-row table:style-name="ro3">
          <table:table-cell office:value-type="float" office:value="1477010450450000" calcext:value-type="float">
            <text:p>1477010450450000</text:p>
          </table:table-cell>
          <table:table-cell office:value-type="float" office:value="13.9283" calcext:value-type="float">
            <text:p>13.9283</text:p>
          </table:table-cell>
          <table:table-cell office:value-type="float" office:value="20.7278" calcext:value-type="float">
            <text:p>20.7278</text:p>
          </table:table-cell>
          <table:table-cell office:value-type="float" office:value="4.81778" calcext:value-type="float">
            <text:p>4.81778</text:p>
          </table:table-cell>
          <table:table-cell office:value-type="float" office:value="2.84438" calcext:value-type="float">
            <text:p>2.84438</text:p>
          </table:table-cell>
          <table:table-cell office:value-type="float" office:value="0.58144" calcext:value-type="float">
            <text:p>0.58144</text:p>
          </table:table-cell>
          <table:table-cell office:value-type="string" calcext:value-type="string">
            <text:p>radar</text:p>
          </table:table-cell>
          <table:table-cell office:value-type="float" office:value="0.260431" calcext:value-type="float">
            <text:p>0.260431</text:p>
          </table:table-cell>
          <table:table-cell office:value-type="float" office:value="13.8232" calcext:value-type="float">
            <text:p>13.8232</text:p>
          </table:table-cell>
          <table:table-cell office:value-type="float" office:value="20.859" calcext:value-type="float">
            <text:p>20.859</text:p>
          </table:table-cell>
          <table:table-cell office:value-type="float" office:value="13.9304" calcext:value-type="float">
            <text:p>13.9304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-4.63606" calcext:value-type="float">
            <text:p>-4.63606</text:p>
          </table:table-cell>
          <table:table-cell office:value-type="float" office:value="1.38386" calcext:value-type="float">
            <text:p>1.38386</text:p>
          </table:table-cell>
          <table:table-cell table:formula="of:=SQRT([.M151]*[.M151] +[.N151]*[.N151])" office:value-type="float" office:value="4.83819396295767" calcext:value-type="float">
            <text:p>4.838193963</text:p>
          </table:table-cell>
        </table:table-row>
        <table:table-row table:style-name="ro3">
          <table:table-cell office:value-type="float" office:value="1477010450500000" calcext:value-type="float">
            <text:p>1477010450500000</text:p>
          </table:table-cell>
          <table:table-cell office:value-type="float" office:value="13.6623" calcext:value-type="float">
            <text:p>13.6623</text:p>
          </table:table-cell>
          <table:table-cell office:value-type="float" office:value="20.7843" calcext:value-type="float">
            <text:p>20.7843</text:p>
          </table:table-cell>
          <table:table-cell office:value-type="float" office:value="4.84146" calcext:value-type="float">
            <text:p>4.84146</text:p>
          </table:table-cell>
          <table:table-cell office:value-type="float" office:value="2.88289" calcext:value-type="float">
            <text:p>2.88289</text:p>
          </table:table-cell>
          <table:table-cell office:value-type="float" office:value="0.590703" calcext:value-type="float">
            <text:p>0.590703</text:p>
          </table:table-cell>
          <table:table-cell office:value-type="string" calcext:value-type="string">
            <text:p>lidar</text:p>
          </table:table-cell>
          <table:table-cell office:value-type="float" office:value="2.14896" calcext:value-type="float">
            <text:p>2.14896</text:p>
          </table:table-cell>
          <table:table-cell office:value-type="float" office:value="13.4686" calcext:value-type="float">
            <text:p>13.4686</text:p>
          </table:table-cell>
          <table:table-cell office:value-type="float" office:value="20.7253" calcext:value-type="float">
            <text:p>20.7253</text:p>
          </table:table-cell>
          <table:table-cell office:value-type="float" office:value="13.6977" calcext:value-type="float">
            <text:p>13.6977</text:p>
          </table:table-cell>
          <table:table-cell office:value-type="float" office:value="20.807" calcext:value-type="float">
            <text:p>20.807</text:p>
          </table:table-cell>
          <table:table-cell office:value-type="float" office:value="-4.67357" calcext:value-type="float">
            <text:p>-4.67357</text:p>
          </table:table-cell>
          <table:table-cell office:value-type="float" office:value="1.26294" calcext:value-type="float">
            <text:p>1.26294</text:p>
          </table:table-cell>
          <table:table-cell table:formula="of:=SQRT([.M152]*[.M152] +[.N152]*[.N152])" office:value-type="float" office:value="4.84120584033565" calcext:value-type="float">
            <text:p>4.8412058403</text:p>
          </table:table-cell>
        </table:table-row>
        <table:table-row table:style-name="ro3">
          <table:table-cell office:value-type="float" office:value="1477010450550000" calcext:value-type="float">
            <text:p>1477010450550000</text:p>
          </table:table-cell>
          <table:table-cell office:value-type="float" office:value="13.42" calcext:value-type="float">
            <text:p>13.42</text:p>
          </table:table-cell>
          <table:table-cell office:value-type="float" office:value="20.8119" calcext:value-type="float">
            <text:p>20.8119</text:p>
          </table:table-cell>
          <table:table-cell office:value-type="float" office:value="4.84079" calcext:value-type="float">
            <text:p>4.84079</text:p>
          </table:table-cell>
          <table:table-cell office:value-type="float" office:value="2.94673" calcext:value-type="float">
            <text:p>2.94673</text:p>
          </table:table-cell>
          <table:table-cell office:value-type="float" office:value="0.685339" calcext:value-type="float">
            <text:p>0.685339</text:p>
          </table:table-cell>
          <table:table-cell office:value-type="string" calcext:value-type="string">
            <text:p>radar</text:p>
          </table:table-cell>
          <table:table-cell office:value-type="float" office:value="1.65916" calcext:value-type="float">
            <text:p>1.65916</text:p>
          </table:table-cell>
          <table:table-cell office:value-type="float" office:value="13.8263" calcext:value-type="float">
            <text:p>13.8263</text:p>
          </table:table-cell>
          <table:table-cell office:value-type="float" office:value="20.4261" calcext:value-type="float">
            <text:p>20.4261</text:p>
          </table:table-cell>
          <table:table-cell office:value-type="float" office:value="13.4632" calcext:value-type="float">
            <text:p>13.4632</text:p>
          </table:table-cell>
          <table:table-cell office:value-type="float" office:value="20.8671" calcext:value-type="float">
            <text:p>20.8671</text:p>
          </table:table-cell>
          <table:table-cell office:value-type="float" office:value="-4.70789" calcext:value-type="float">
            <text:p>-4.70789</text:p>
          </table:table-cell>
          <table:table-cell office:value-type="float" office:value="1.14153" calcext:value-type="float">
            <text:p>1.14153</text:p>
          </table:table-cell>
          <table:table-cell table:formula="of:=SQRT([.M153]*[.M153] +[.N153]*[.N153])" office:value-type="float" office:value="4.84430789618084" calcext:value-type="float">
            <text:p>4.8443078962</text:p>
          </table:table-cell>
        </table:table-row>
        <table:table-row table:style-name="ro3">
          <table:table-cell office:value-type="float" office:value="1477010450600000" calcext:value-type="float">
            <text:p>1477010450600000</text:p>
          </table:table-cell>
          <table:table-cell office:value-type="float" office:value="13.1708" calcext:value-type="float">
            <text:p>13.1708</text:p>
          </table:table-cell>
          <table:table-cell office:value-type="float" office:value="20.8509" calcext:value-type="float">
            <text:p>20.8509</text:p>
          </table:table-cell>
          <table:table-cell office:value-type="float" office:value="4.84867" calcext:value-type="float">
            <text:p>4.84867</text:p>
          </table:table-cell>
          <table:table-cell office:value-type="float" office:value="2.98388" calcext:value-type="float">
            <text:p>2.98388</text:p>
          </table:table-cell>
          <table:table-cell office:value-type="float" office:value="0.687942" calcext:value-type="float">
            <text:p>0.687942</text:p>
          </table:table-cell>
          <table:table-cell office:value-type="string" calcext:value-type="string">
            <text:p>lidar</text:p>
          </table:table-cell>
          <table:table-cell office:value-type="float" office:value="0.235426" calcext:value-type="float">
            <text:p>0.235426</text:p>
          </table:table-cell>
          <table:table-cell office:value-type="float" office:value="13.1072" calcext:value-type="float">
            <text:p>13.1072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13.2271" calcext:value-type="float">
            <text:p>13.2271</text:p>
          </table:table-cell>
          <table:table-cell office:value-type="float" office:value="20.9211" calcext:value-type="float">
            <text:p>20.9211</text:p>
          </table:table-cell>
          <table:table-cell office:value-type="float" office:value="-4.73904" calcext:value-type="float">
            <text:p>-4.73904</text:p>
          </table:table-cell>
          <table:table-cell office:value-type="float" office:value="1.01975" calcext:value-type="float">
            <text:p>1.01975</text:p>
          </table:table-cell>
          <table:table-cell table:formula="of:=SQRT([.M154]*[.M154] +[.N154]*[.N154])" office:value-type="float" office:value="4.8475138147405" calcext:value-type="float">
            <text:p>4.8475138147</text:p>
          </table:table-cell>
        </table:table-row>
        <table:table-row table:style-name="ro3">
          <table:table-cell office:value-type="float" office:value="1477010450650000" calcext:value-type="float">
            <text:p>1477010450650000</text:p>
          </table:table-cell>
          <table:table-cell office:value-type="float" office:value="12.9426" calcext:value-type="float">
            <text:p>12.9426</text:p>
          </table:table-cell>
          <table:table-cell office:value-type="float" office:value="20.911" calcext:value-type="float">
            <text:p>20.911</text:p>
          </table:table-cell>
          <table:table-cell office:value-type="float" office:value="4.84525" calcext:value-type="float">
            <text:p>4.84525</text:p>
          </table:table-cell>
          <table:table-cell office:value-type="float" office:value="2.99685" calcext:value-type="float">
            <text:p>2.99685</text:p>
          </table:table-cell>
          <table:table-cell office:value-type="float" office:value="0.638254" calcext:value-type="float">
            <text:p>0.638254</text:p>
          </table:table-cell>
          <table:table-cell office:value-type="string" calcext:value-type="string">
            <text:p>radar</text:p>
          </table:table-cell>
          <table:table-cell office:value-type="float" office:value="1.96207" calcext:value-type="float">
            <text:p>1.96207</text:p>
          </table:table-cell>
          <table:table-cell office:value-type="float" office:value="13.2669" calcext:value-type="float">
            <text:p>13.2669</text:p>
          </table:table-cell>
          <table:table-cell office:value-type="float" office:value="21.1579" calcext:value-type="float">
            <text:p>21.1579</text:p>
          </table:table-cell>
          <table:table-cell office:value-type="float" office:value="12.9895" calcext:value-type="float">
            <text:p>12.9895</text:p>
          </table:table-cell>
          <table:table-cell office:value-type="float" office:value="20.969" calcext:value-type="float">
            <text:p>20.969</text:p>
          </table:table-cell>
          <table:table-cell office:value-type="float" office:value="-4.76702" calcext:value-type="float">
            <text:p>-4.76702</text:p>
          </table:table-cell>
          <table:table-cell office:value-type="float" office:value="0.897694" calcext:value-type="float">
            <text:p>0.897694</text:p>
          </table:table-cell>
          <table:table-cell table:formula="of:=SQRT([.M155]*[.M155] +[.N155]*[.N155])" office:value-type="float" office:value="4.85080758204611" calcext:value-type="float">
            <text:p>4.850807582</text:p>
          </table:table-cell>
        </table:table-row>
        <table:table-row table:style-name="ro3">
          <table:table-cell office:value-type="float" office:value="1477010450700000" calcext:value-type="float">
            <text:p>1477010450700000</text:p>
          </table:table-cell>
          <table:table-cell office:value-type="float" office:value="12.727" calcext:value-type="float">
            <text:p>12.727</text:p>
          </table:table-cell>
          <table:table-cell office:value-type="float" office:value="20.961" calcext:value-type="float">
            <text:p>20.961</text:p>
          </table:table-cell>
          <table:table-cell office:value-type="float" office:value="4.83083" calcext:value-type="float">
            <text:p>4.83083</text:p>
          </table:table-cell>
          <table:table-cell office:value-type="float" office:value="3.01879" calcext:value-type="float">
            <text:p>3.01879</text:p>
          </table:table-cell>
          <table:table-cell office:value-type="float" office:value="0.627567" calcext:value-type="float">
            <text:p>0.627567</text:p>
          </table:table-cell>
          <table:table-cell office:value-type="string" calcext:value-type="string">
            <text:p>lidar</text:p>
          </table:table-cell>
          <table:table-cell office:value-type="float" office:value="1.61485" calcext:value-type="float">
            <text:p>1.61485</text:p>
          </table:table-cell>
          <table:table-cell office:value-type="float" office:value="12.8729" calcext:value-type="float">
            <text:p>12.8729</text:p>
          </table:table-cell>
          <table:table-cell office:value-type="float" office:value="21.0592" calcext:value-type="float">
            <text:p>21.0592</text:p>
          </table:table-cell>
          <table:table-cell office:value-type="float" office:value="12.7506" calcext:value-type="float">
            <text:p>12.7506</text:p>
          </table:table-cell>
          <table:table-cell office:value-type="float" office:value="21.0108" calcext:value-type="float">
            <text:p>21.0108</text:p>
          </table:table-cell>
          <table:table-cell office:value-type="float" office:value="-4.79186" calcext:value-type="float">
            <text:p>-4.79186</text:p>
          </table:table-cell>
          <table:table-cell office:value-type="float" office:value="0.775469" calcext:value-type="float">
            <text:p>0.775469</text:p>
          </table:table-cell>
          <table:table-cell table:formula="of:=SQRT([.M156]*[.M156] +[.N156]*[.N156])" office:value-type="float" office:value="4.85420172938466" calcext:value-type="float">
            <text:p>4.8542017294</text:p>
          </table:table-cell>
        </table:table-row>
        <table:table-row table:style-name="ro3">
          <table:table-cell office:value-type="float" office:value="1477010450750000" calcext:value-type="float">
            <text:p>1477010450750000</text:p>
          </table:table-cell>
          <table:table-cell office:value-type="float" office:value="12.4824" calcext:value-type="float">
            <text:p>12.4824</text:p>
          </table:table-cell>
          <table:table-cell office:value-type="float" office:value="20.9999" calcext:value-type="float">
            <text:p>20.9999</text:p>
          </table:table-cell>
          <table:table-cell office:value-type="float" office:value="4.83837" calcext:value-type="float">
            <text:p>4.83837</text:p>
          </table:table-cell>
          <table:table-cell office:value-type="float" office:value="3.04297" calcext:value-type="float">
            <text:p>3.04297</text:p>
          </table:table-cell>
          <table:table-cell office:value-type="float" office:value="0.612165" calcext:value-type="float">
            <text:p>0.612165</text:p>
          </table:table-cell>
          <table:table-cell office:value-type="string" calcext:value-type="string">
            <text:p>radar</text:p>
          </table:table-cell>
          <table:table-cell office:value-type="float" office:value="2.72685" calcext:value-type="float">
            <text:p>2.72685</text:p>
          </table:table-cell>
          <table:table-cell office:value-type="float" office:value="11.5171" calcext:value-type="float">
            <text:p>11.5171</text:p>
          </table:table-cell>
          <table:table-cell office:value-type="float" office:value="21.6724" calcext:value-type="float">
            <text:p>21.6724</text:p>
          </table:table-cell>
          <table:table-cell office:value-type="float" office:value="12.5106" calcext:value-type="float">
            <text:p>12.5106</text:p>
          </table:table-cell>
          <table:table-cell office:value-type="float" office:value="21.0465" calcext:value-type="float">
            <text:p>21.0465</text:p>
          </table:table-cell>
          <table:table-cell office:value-type="float" office:value="-4.81358" calcext:value-type="float">
            <text:p>-4.81358</text:p>
          </table:table-cell>
          <table:table-cell office:value-type="float" office:value="0.653175" calcext:value-type="float">
            <text:p>0.653175</text:p>
          </table:table-cell>
          <table:table-cell table:formula="of:=SQRT([.M157]*[.M157] +[.N157]*[.N157])" office:value-type="float" office:value="4.85769389700761" calcext:value-type="float">
            <text:p>4.857693897</text:p>
          </table:table-cell>
        </table:table-row>
        <table:table-row table:style-name="ro3">
          <table:table-cell office:value-type="float" office:value="1477010450800000" calcext:value-type="float">
            <text:p>1477010450800000</text:p>
          </table:table-cell>
          <table:table-cell office:value-type="float" office:value="12.2349" calcext:value-type="float">
            <text:p>12.2349</text:p>
          </table:table-cell>
          <table:table-cell office:value-type="float" office:value="21.0368" calcext:value-type="float">
            <text:p>21.0368</text:p>
          </table:table-cell>
          <table:table-cell office:value-type="float" office:value="4.84909" calcext:value-type="float">
            <text:p>4.84909</text:p>
          </table:table-cell>
          <table:table-cell office:value-type="float" office:value="3.067" calcext:value-type="float">
            <text:p>3.067</text:p>
          </table:table-cell>
          <table:table-cell office:value-type="float" office:value="0.602121" calcext:value-type="float">
            <text:p>0.602121</text:p>
          </table:table-cell>
          <table:table-cell office:value-type="string" calcext:value-type="string">
            <text:p>lidar</text:p>
          </table:table-cell>
          <table:table-cell office:value-type="float" office:value="0.337759" calcext:value-type="float">
            <text:p>0.337759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 office:value-type="float" office:value="12.2695" calcext:value-type="float">
            <text:p>12.2695</text:p>
          </table:table-cell>
          <table:table-cell office:value-type="float" office:value="21.0761" calcext:value-type="float">
            <text:p>21.0761</text:p>
          </table:table-cell>
          <table:table-cell office:value-type="float" office:value="-4.83219" calcext:value-type="float">
            <text:p>-4.83219</text:p>
          </table:table-cell>
          <table:table-cell office:value-type="float" office:value="0.530912" calcext:value-type="float">
            <text:p>0.530912</text:p>
          </table:table-cell>
          <table:table-cell table:formula="of:=SQRT([.M158]*[.M158] +[.N158]*[.N158])" office:value-type="float" office:value="4.86126812136957" calcext:value-type="float">
            <text:p>4.8612681214</text:p>
          </table:table-cell>
        </table:table-row>
        <table:table-row table:style-name="ro3">
          <table:table-cell office:value-type="float" office:value="1477010450850000" calcext:value-type="float">
            <text:p>1477010450850000</text:p>
          </table:table-cell>
          <table:table-cell office:value-type="float" office:value="11.9986" calcext:value-type="float">
            <text:p>11.9986</text:p>
          </table:table-cell>
          <table:table-cell office:value-type="float" office:value="21.0566" calcext:value-type="float">
            <text:p>21.0566</text:p>
          </table:table-cell>
          <table:table-cell office:value-type="float" office:value="4.84659" calcext:value-type="float">
            <text:p>4.84659</text:p>
          </table:table-cell>
          <table:table-cell office:value-type="float" office:value="3.09707" calcext:value-type="float">
            <text:p>3.09707</text:p>
          </table:table-cell>
          <table:table-cell office:value-type="float" office:value="0.608467" calcext:value-type="float">
            <text:p>0.608467</text:p>
          </table:table-cell>
          <table:table-cell office:value-type="string" calcext:value-type="string">
            <text:p>radar</text:p>
          </table:table-cell>
          <table:table-cell office:value-type="float" office:value="0.839062" calcext:value-type="float">
            <text:p>0.839062</text:p>
          </table:table-cell>
          <table:table-cell office:value-type="float" office:value="12.3859" calcext:value-type="float">
            <text:p>12.3859</text:p>
          </table:table-cell>
          <table:table-cell office:value-type="float" office:value="21.1066" calcext:value-type="float">
            <text:p>21.1066</text:p>
          </table:table-cell>
          <table:table-cell office:value-type="float" office:value="12.0276" calcext:value-type="float">
            <text:p>12.0276</text:p>
          </table:table-cell>
          <table:table-cell office:value-type="float" office:value="21.0996" calcext:value-type="float">
            <text:p>21.0996</text:p>
          </table:table-cell>
          <table:table-cell office:value-type="float" office:value="-4.84773" calcext:value-type="float">
            <text:p>-4.84773</text:p>
          </table:table-cell>
          <table:table-cell office:value-type="float" office:value="0.408778" calcext:value-type="float">
            <text:p>0.408778</text:p>
          </table:table-cell>
          <table:table-cell table:formula="of:=SQRT([.M159]*[.M159] +[.N159]*[.N159])" office:value-type="float" office:value="4.86493428590603" calcext:value-type="float">
            <text:p>4.8649342859</text:p>
          </table:table-cell>
        </table:table-row>
        <table:table-row table:style-name="ro3">
          <table:table-cell office:value-type="float" office:value="1477010450900000" calcext:value-type="float">
            <text:p>1477010450900000</text:p>
          </table:table-cell>
          <table:table-cell office:value-type="float" office:value="11.749" calcext:value-type="float">
            <text:p>11.749</text:p>
          </table:table-cell>
          <table:table-cell office:value-type="float" office:value="21.0287" calcext:value-type="float">
            <text:p>21.0287</text:p>
          </table:table-cell>
          <table:table-cell office:value-type="float" office:value="4.8449" calcext:value-type="float">
            <text:p>4.8449</text:p>
          </table:table-cell>
          <table:table-cell office:value-type="float" office:value="3.14268" calcext:value-type="float">
            <text:p>3.14268</text:p>
          </table:table-cell>
          <table:table-cell office:value-type="float" office:value="0.628348" calcext:value-type="float">
            <text:p>0.628348</text:p>
          </table:table-cell>
          <table:table-cell office:value-type="string" calcext:value-type="string">
            <text:p>lidar</text:p>
          </table:table-cell>
          <table:table-cell office:value-type="float" office:value="1.6694" calcext:value-type="float">
            <text:p>1.6694</text:p>
          </table:table-cell>
          <table:table-cell office:value-type="float" office:value="11.6814" calcext:value-type="float">
            <text:p>11.6814</text:p>
          </table:table-cell>
          <table:table-cell office:value-type="float" office:value="20.8651" calcext:value-type="float">
            <text:p>20.8651</text:p>
          </table:table-cell>
          <table:table-cell office:value-type="float" office:value="11.785" calcext:value-type="float">
            <text:p>11.785</text:p>
          </table:table-cell>
          <table:table-cell office:value-type="float" office:value="21.117" calcext:value-type="float">
            <text:p>21.117</text:p>
          </table:table-cell>
          <table:table-cell office:value-type="float" office:value="-4.86022" calcext:value-type="float">
            <text:p>-4.86022</text:p>
          </table:table-cell>
          <table:table-cell office:value-type="float" office:value="0.286869" calcext:value-type="float">
            <text:p>0.286869</text:p>
          </table:table-cell>
          <table:table-cell table:formula="of:=SQRT([.M160]*[.M160] +[.N160]*[.N160])" office:value-type="float" office:value="4.86867869873963" calcext:value-type="float">
            <text:p>4.8686786987</text:p>
          </table:table-cell>
        </table:table-row>
        <table:table-row table:style-name="ro3">
          <table:table-cell office:value-type="float" office:value="1477010450950000" calcext:value-type="float">
            <text:p>1477010450950000</text:p>
          </table:table-cell>
          <table:table-cell office:value-type="float" office:value="11.5045" calcext:value-type="float">
            <text:p>11.5045</text:p>
          </table:table-cell>
          <table:table-cell office:value-type="float" office:value="21.0154" calcext:value-type="float">
            <text:p>21.0154</text:p>
          </table:table-cell>
          <table:table-cell office:value-type="float" office:value="4.84403" calcext:value-type="float">
            <text:p>4.84403</text:p>
          </table:table-cell>
          <table:table-cell office:value-type="float" office:value="3.17496" calcext:value-type="float">
            <text:p>3.17496</text:p>
          </table:table-cell>
          <table:table-cell office:value-type="float" office:value="0.621983" calcext:value-type="float">
            <text:p>0.621983</text:p>
          </table:table-cell>
          <table:table-cell office:value-type="string" calcext:value-type="string">
            <text:p>radar</text:p>
          </table:table-cell>
          <table:table-cell office:value-type="float" office:value="1.03888" calcext:value-type="float">
            <text:p>1.03888</text:p>
          </table:table-cell>
          <table:table-cell office:value-type="float" office:value="11.5265" calcext:value-type="float">
            <text:p>11.5265</text:p>
          </table:table-cell>
          <table:table-cell office:value-type="float" office:value="20.6748" calcext:value-type="float">
            <text:p>20.6748</text:p>
          </table:table-cell>
          <table:table-cell office:value-type="float" office:value="11.5418" calcext:value-type="float">
            <text:p>11.5418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-4.86971" calcext:value-type="float">
            <text:p>-4.86971</text:p>
          </table:table-cell>
          <table:table-cell office:value-type="float" office:value="0.165281" calcext:value-type="float">
            <text:p>0.165281</text:p>
          </table:table-cell>
          <table:table-cell table:formula="of:=SQRT([.M161]*[.M161] +[.N161]*[.N161])" office:value-type="float" office:value="4.87251406289002" calcext:value-type="float">
            <text:p>4.8725140629</text:p>
          </table:table-cell>
        </table:table-row>
        <table:table-row table:style-name="ro3">
          <table:table-cell office:value-type="float" office:value="1477010451000000" calcext:value-type="float">
            <text:p>1477010451000000</text:p>
          </table:table-cell>
          <table:table-cell office:value-type="float" office:value="11.2765" calcext:value-type="float">
            <text:p>11.2765</text:p>
          </table:table-cell>
          <table:table-cell office:value-type="float" office:value="21.0134" calcext:value-type="float">
            <text:p>21.0134</text:p>
          </table:table-cell>
          <table:table-cell office:value-type="float" office:value="4.83362" calcext:value-type="float">
            <text:p>4.83362</text:p>
          </table:table-cell>
          <table:table-cell office:value-type="float" office:value="3.20156" calcext:value-type="float">
            <text:p>3.20156</text:p>
          </table:table-cell>
          <table:table-cell office:value-type="float" office:value="0.617518" calcext:value-type="float">
            <text:p>0.617518</text:p>
          </table:table-cell>
          <table:table-cell office:value-type="string" calcext:value-type="string">
            <text:p>lidar</text:p>
          </table:table-cell>
          <table:table-cell office:value-type="float" office:value="0.545793" calcext:value-type="float">
            <text:p>0.545793</text:p>
          </table:table-cell>
          <table:table-cell office:value-type="float" office:value="11.363" calcext:value-type="float">
            <text:p>11.363</text:p>
          </table:table-cell>
          <table:table-cell office:value-type="float" office:value="21.0688" calcext:value-type="float">
            <text:p>21.0688</text:p>
          </table:table-cell>
          <table:table-cell office:value-type="float" office:value="11.2982" calcext:value-type="float">
            <text:p>11.2982</text:p>
          </table:table-cell>
          <table:table-cell office:value-type="float" office:value="21.1335" calcext:value-type="float">
            <text:p>21.1335</text:p>
          </table:table-cell>
          <table:table-cell office:value-type="float" office:value="-4.87623" calcext:value-type="float">
            <text:p>-4.87623</text:p>
          </table:table-cell>
          <table:table-cell office:value-type="float" office:value="0.0441057" calcext:value-type="float">
            <text:p>0.0441057</text:p>
          </table:table-cell>
          <table:table-cell table:formula="of:=SQRT([.M162]*[.M162] +[.N162]*[.N162])" office:value-type="float" office:value="4.87642946485156" calcext:value-type="float">
            <text:p>4.8764294649</text:p>
          </table:table-cell>
        </table:table-row>
        <table:table-row table:style-name="ro3">
          <table:table-cell office:value-type="float" office:value="1477010451050000" calcext:value-type="float">
            <text:p>1477010451050000</text:p>
          </table:table-cell>
          <table:table-cell office:value-type="float" office:value="11.0267" calcext:value-type="float">
            <text:p>11.0267</text:p>
          </table:table-cell>
          <table:table-cell office:value-type="float" office:value="20.9738" calcext:value-type="float">
            <text:p>20.9738</text:p>
          </table:table-cell>
          <table:table-cell office:value-type="float" office:value="4.83752" calcext:value-type="float">
            <text:p>4.83752</text:p>
          </table:table-cell>
          <table:table-cell office:value-type="float" office:value="3.23963" calcext:value-type="float">
            <text:p>3.23963</text:p>
          </table:table-cell>
          <table:table-cell office:value-type="float" office:value="0.621047" calcext:value-type="float">
            <text:p>0.621047</text:p>
          </table:table-cell>
          <table:table-cell office:value-type="string" calcext:value-type="string">
            <text:p>radar</text:p>
          </table:table-cell>
          <table:table-cell office:value-type="float" office:value="4.09455" calcext:value-type="float">
            <text:p>4.09455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20.5567" calcext:value-type="float">
            <text:p>20.5567</text:p>
          </table:table-cell>
          <table:table-cell office:value-type="float" office:value="11.0544" calcext:value-type="float">
            <text:p>11.0544</text:p>
          </table:table-cell>
          <table:table-cell office:value-type="float" office:value="21.1327" calcext:value-type="float">
            <text:p>21.1327</text:p>
          </table:table-cell>
          <table:table-cell office:value-type="float" office:value="-4.87982" calcext:value-type="float">
            <text:p>-4.87982</text:p>
          </table:table-cell>
          <table:table-cell office:value-type="float" office:value="-0.076565" calcext:value-type="float">
            <text:p>-0.076565</text:p>
          </table:table-cell>
          <table:table-cell table:formula="of:=SQRT([.M163]*[.M163] +[.N163]*[.N163])" office:value-type="float" office:value="4.88042062035897" calcext:value-type="float">
            <text:p>4.8804206204</text:p>
          </table:table-cell>
        </table:table-row>
        <table:table-row table:style-name="ro3">
          <table:table-cell office:value-type="float" office:value="1477010451100000" calcext:value-type="float">
            <text:p>1477010451100000</text:p>
          </table:table-cell>
          <table:table-cell office:value-type="float" office:value="10.803" calcext:value-type="float">
            <text:p>10.803</text:p>
          </table:table-cell>
          <table:table-cell office:value-type="float" office:value="20.94" calcext:value-type="float">
            <text:p>20.94</text:p>
          </table:table-cell>
          <table:table-cell office:value-type="float" office:value="4.82184" calcext:value-type="float">
            <text:p>4.82184</text:p>
          </table:table-cell>
          <table:table-cell office:value-type="float" office:value="3.27366" calcext:value-type="float">
            <text:p>3.27366</text:p>
          </table:table-cell>
          <table:table-cell office:value-type="float" office:value="0.627105" calcext:value-type="float">
            <text:p>0.627105</text:p>
          </table:table-cell>
          <table:table-cell office:value-type="string" calcext:value-type="string">
            <text:p>lidar</text:p>
          </table:table-cell>
          <table:table-cell office:value-type="float" office:value="0.413109" calcext:value-type="float">
            <text:p>0.413109</text:p>
          </table:table-cell>
          <table:table-cell office:value-type="float" office:value="10.8903" calcext:value-type="float">
            <text:p>10.8903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8105" calcext:value-type="float">
            <text:p>10.8105</text:p>
          </table:table-cell>
          <table:table-cell office:value-type="float" office:value="21.1259" calcext:value-type="float">
            <text:p>21.1259</text:p>
          </table:table-cell>
          <table:table-cell office:value-type="float" office:value="-4.88053" calcext:value-type="float">
            <text:p>-4.88053</text:p>
          </table:table-cell>
          <table:table-cell office:value-type="float" office:value="-0.196643" calcext:value-type="float">
            <text:p>-0.196643</text:p>
          </table:table-cell>
          <table:table-cell table:formula="of:=SQRT([.M164]*[.M164] +[.N164]*[.N164])" office:value-type="float" office:value="4.88448989663701" calcext:value-type="float">
            <text:p>4.8844898966</text:p>
          </table:table-cell>
        </table:table-row>
        <table:table-row table:style-name="ro3">
          <table:table-cell office:value-type="float" office:value="1477010451150000" calcext:value-type="float">
            <text:p>1477010451150000</text:p>
          </table:table-cell>
          <table:table-cell office:value-type="float" office:value="10.5522" calcext:value-type="float">
            <text:p>10.5522</text:p>
          </table:table-cell>
          <table:table-cell office:value-type="float" office:value="20.945" calcext:value-type="float">
            <text:p>20.945</text:p>
          </table:table-cell>
          <table:table-cell office:value-type="float" office:value="4.82581" calcext:value-type="float">
            <text:p>4.82581</text:p>
          </table:table-cell>
          <table:table-cell office:value-type="float" office:value="3.25809" calcext:value-type="float">
            <text:p>3.25809</text:p>
          </table:table-cell>
          <table:table-cell office:value-type="float" office:value="0.498238" calcext:value-type="float">
            <text:p>0.498238</text:p>
          </table:table-cell>
          <table:table-cell office:value-type="string" calcext:value-type="string">
            <text:p>radar</text:p>
          </table:table-cell>
          <table:table-cell office:value-type="float" office:value="5.69797" calcext:value-type="float">
            <text:p>5.69797</text:p>
          </table:table-cell>
          <table:table-cell office:value-type="float" office:value="9.30535" calcext:value-type="float">
            <text:p>9.30535</text:p>
          </table:table-cell>
          <table:table-cell office:value-type="float" office:value="21.3896" calcext:value-type="float">
            <text:p>21.3896</text:p>
          </table:table-cell>
          <table:table-cell office:value-type="float" office:value="10.5666" calcext:value-type="float">
            <text:p>10.5666</text:p>
          </table:table-cell>
          <table:table-cell office:value-type="float" office:value="21.1131" calcext:value-type="float">
            <text:p>21.1131</text:p>
          </table:table-cell>
          <table:table-cell office:value-type="float" office:value="-4.8784" calcext:value-type="float">
            <text:p>-4.8784</text:p>
          </table:table-cell>
          <table:table-cell office:value-type="float" office:value="-0.31604" calcext:value-type="float">
            <text:p>-0.31604</text:p>
          </table:table-cell>
          <table:table-cell table:formula="of:=SQRT([.M165]*[.M165] +[.N165]*[.N165])" office:value-type="float" office:value="4.88862637574196" calcext:value-type="float">
            <text:p>4.8886263757</text:p>
          </table:table-cell>
        </table:table-row>
        <table:table-row table:style-name="ro3">
          <table:table-cell office:value-type="float" office:value="1477010451200000" calcext:value-type="float">
            <text:p>1477010451200000</text:p>
          </table:table-cell>
          <table:table-cell office:value-type="float" office:value="10.2847" calcext:value-type="float">
            <text:p>10.2847</text:p>
          </table:table-cell>
          <table:table-cell office:value-type="float" office:value="20.974" calcext:value-type="float">
            <text:p>20.974</text:p>
          </table:table-cell>
          <table:table-cell office:value-type="float" office:value="4.85684" calcext:value-type="float">
            <text:p>4.85684</text:p>
          </table:table-cell>
          <table:table-cell office:value-type="float" office:value="3.25533" calcext:value-type="float">
            <text:p>3.25533</text:p>
          </table:table-cell>
          <table:table-cell office:value-type="float" office:value="0.457055" calcext:value-type="float">
            <text:p>0.457055</text:p>
          </table:table-cell>
          <table:table-cell office:value-type="string" calcext:value-type="string">
            <text:p>lidar</text:p>
          </table:table-cell>
          <table:table-cell office:value-type="float" office:value="3.60781" calcext:value-type="float">
            <text:p>3.60781</text:p>
          </table:table-cell>
          <table:table-cell office:value-type="float" office:value="10.189" calcext:value-type="float">
            <text:p>10.189</text:p>
          </table:table-cell>
          <table:table-cell office:value-type="float" office:value="21.209" calcext:value-type="float">
            <text:p>21.209</text:p>
          </table:table-cell>
          <table:table-cell office:value-type="float" office:value="10.3229" calcext:value-type="float">
            <text:p>10.3229</text:p>
          </table:table-cell>
          <table:table-cell office:value-type="float" office:value="21.0943" calcext:value-type="float">
            <text:p>21.0943</text:p>
          </table:table-cell>
          <table:table-cell office:value-type="float" office:value="-4.87349" calcext:value-type="float">
            <text:p>-4.87349</text:p>
          </table:table-cell>
          <table:table-cell office:value-type="float" office:value="-0.434674" calcext:value-type="float">
            <text:p>-0.434674</text:p>
          </table:table-cell>
          <table:table-cell table:formula="of:=SQRT([.M166]*[.M166] +[.N166]*[.N166])" office:value-type="float" office:value="4.89283621904269" calcext:value-type="float">
            <text:p>4.892836219</text:p>
          </table:table-cell>
        </table:table-row>
        <table:table-row table:style-name="ro3">
          <table:table-cell office:value-type="float" office:value="1477010451250000" calcext:value-type="float">
            <text:p>1477010451250000</text:p>
          </table:table-cell>
          <table:table-cell office:value-type="float" office:value="10.0455" calcext:value-type="float">
            <text:p>10.0455</text:p>
          </table:table-cell>
          <table:table-cell office:value-type="float" office:value="20.9543" calcext:value-type="float">
            <text:p>20.9543</text:p>
          </table:table-cell>
          <table:table-cell office:value-type="float" office:value="4.85709" calcext:value-type="float">
            <text:p>4.85709</text:p>
          </table:table-cell>
          <table:table-cell office:value-type="float" office:value="3.27578" calcext:value-type="float">
            <text:p>3.27578</text:p>
          </table:table-cell>
          <table:table-cell office:value-type="float" office:value="0.459047" calcext:value-type="float">
            <text:p>0.459047</text:p>
          </table:table-cell>
          <table:table-cell office:value-type="string" calcext:value-type="string">
            <text:p>radar</text:p>
          </table:table-cell>
          <table:table-cell office:value-type="float" office:value="0.985996" calcext:value-type="float">
            <text:p>0.985996</text:p>
          </table:table-cell>
          <table:table-cell office:value-type="float" office:value="9.97958" calcext:value-type="float">
            <text:p>9.97958</text:p>
          </table:table-cell>
          <table:table-cell office:value-type="float" office:value="21.2932" calcext:value-type="float">
            <text:p>21.2932</text:p>
          </table:table-cell>
          <table:table-cell office:value-type="float" office:value="10.0795" calcext:value-type="float">
            <text:p>10.0795</text:p>
          </table:table-cell>
          <table:table-cell office:value-type="float" office:value="21.0697" calcext:value-type="float">
            <text:p>21.0697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3" calcext:value-type="float">
            <text:p>-0.552463</text:p>
          </table:table-cell>
          <table:table-cell table:formula="of:=SQRT([.M167]*[.M167] +[.N167]*[.N167])" office:value-type="float" office:value="4.89711257669956" calcext:value-type="float">
            <text:p>4.8971125767</text:p>
          </table:table-cell>
        </table:table-row>
        <table:table-row table:style-name="ro3">
          <table:table-cell office:value-type="float" office:value="1477010451300000" calcext:value-type="float">
            <text:p>1477010451300000</text:p>
          </table:table-cell>
          <table:table-cell office:value-type="float" office:value="9.8333" calcext:value-type="float">
            <text:p>9.8333</text:p>
          </table:table-cell>
          <table:table-cell office:value-type="float" office:value="20.9243" calcext:value-type="float">
            <text:p>20.9243</text:p>
          </table:table-cell>
          <table:table-cell office:value-type="float" office:value="4.83189" calcext:value-type="float">
            <text:p>4.83189</text:p>
          </table:table-cell>
          <table:table-cell office:value-type="float" office:value="3.2977" calcext:value-type="float">
            <text:p>3.2977</text:p>
          </table:table-cell>
          <table:table-cell office:value-type="float" office:value="0.46018" calcext:value-type="float">
            <text:p>0.46018</text:p>
          </table:table-cell>
          <table:table-cell office:value-type="string" calcext:value-type="string">
            <text:p>lidar</text:p>
          </table:table-cell>
          <table:table-cell office:value-type="float" office:value="1.53197" calcext:value-type="float">
            <text:p>1.53197</text:p>
          </table:table-cell>
          <table:table-cell office:value-type="float" office:value="9.99634" calcext:value-type="float">
            <text:p>9.99634</text:p>
          </table:table-cell>
          <table:table-cell office:value-type="float" office:value="20.9797" calcext:value-type="float">
            <text:p>20.9797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21.0391" calcext:value-type="float">
            <text:p>21.0391</text:p>
          </table:table-cell>
          <table:table-cell office:value-type="float" office:value="-4.85554" calcext:value-type="float">
            <text:p>-4.85554</text:p>
          </table:table-cell>
          <table:table-cell office:value-type="float" office:value="-0.669327" calcext:value-type="float">
            <text:p>-0.669327</text:p>
          </table:table-cell>
          <table:table-cell table:formula="of:=SQRT([.M168]*[.M168] +[.N168]*[.N168])" office:value-type="float" office:value="4.9014556332307" calcext:value-type="float">
            <text:p>4.9014556332</text:p>
          </table:table-cell>
        </table:table-row>
        <table:table-row table:style-name="ro3">
          <table:table-cell office:value-type="float" office:value="1477010451350000" calcext:value-type="float">
            <text:p>1477010451350000</text:p>
          </table:table-cell>
          <table:table-cell office:value-type="float" office:value="9.59025" calcext:value-type="float">
            <text:p>9.59025</text:p>
          </table:table-cell>
          <table:table-cell office:value-type="float" office:value="20.9208" calcext:value-type="float">
            <text:p>20.9208</text:p>
          </table:table-cell>
          <table:table-cell office:value-type="float" office:value="4.82955" calcext:value-type="float">
            <text:p>4.82955</text:p>
          </table:table-cell>
          <table:table-cell office:value-type="float" office:value="3.28159" calcext:value-type="float">
            <text:p>3.28159</text:p>
          </table:table-cell>
          <table:table-cell office:value-type="float" office:value="0.357438" calcext:value-type="float">
            <text:p>0.357438</text:p>
          </table:table-cell>
          <table:table-cell office:value-type="string" calcext:value-type="string">
            <text:p>radar</text:p>
          </table:table-cell>
          <table:table-cell office:value-type="float" office:value="1.43669" calcext:value-type="float">
            <text:p>1.43669</text:p>
          </table:table-cell>
          <table:table-cell office:value-type="float" office:value="9.38223" calcext:value-type="float">
            <text:p>9.38223</text:p>
          </table:table-cell>
          <table:table-cell office:value-type="float" office:value="21.111" calcext:value-type="float">
            <text:p>21.111</text:p>
          </table:table-cell>
          <table:table-cell office:value-type="float" office:value="9.59422" calcext:value-type="float">
            <text:p>9.59422</text:p>
          </table:table-cell>
          <table:table-cell office:value-type="float" office:value="21.0028" calcext:value-type="float">
            <text:p>21.0028</text:p>
          </table:table-cell>
          <table:table-cell office:value-type="float" office:value="-4.84262" calcext:value-type="float">
            <text:p>-4.84262</text:p>
          </table:table-cell>
          <table:table-cell office:value-type="float" office:value="-0.785189" calcext:value-type="float">
            <text:p>-0.785189</text:p>
          </table:table-cell>
          <table:table-cell table:formula="of:=SQRT([.M169]*[.M169] +[.N169]*[.N169])" office:value-type="float" office:value="4.90586284257122" calcext:value-type="float">
            <text:p>4.9058628426</text:p>
          </table:table-cell>
        </table:table-row>
        <table:table-row table:style-name="ro3">
          <table:table-cell office:value-type="float" office:value="1477010451400000" calcext:value-type="float">
            <text:p>1477010451400000</text:p>
          </table:table-cell>
          <table:table-cell office:value-type="float" office:value="9.38164" calcext:value-type="float">
            <text:p>9.38164</text:p>
          </table:table-cell>
          <table:table-cell office:value-type="float" office:value="20.8767" calcext:value-type="float">
            <text:p>20.8767</text:p>
          </table:table-cell>
          <table:table-cell office:value-type="float" office:value="4.80197" calcext:value-type="float">
            <text:p>4.80197</text:p>
          </table:table-cell>
          <table:table-cell office:value-type="float" office:value="3.30465" calcext:value-type="float">
            <text:p>3.30465</text:p>
          </table:table-cell>
          <table:table-cell office:value-type="float" office:value="0.366429" calcext:value-type="float">
            <text:p>0.366429</text:p>
          </table:table-cell>
          <table:table-cell office:value-type="string" calcext:value-type="string">
            <text:p>lidar</text:p>
          </table:table-cell>
          <table:table-cell office:value-type="float" office:value="1.31314" calcext:value-type="float">
            <text:p>1.31314</text:p>
          </table:table-cell>
          <table:table-cell office:value-type="float" office:value="9.53921" calcext:value-type="float">
            <text:p>9.53921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9.35258" calcext:value-type="float">
            <text:p>9.35258</text:p>
          </table:table-cell>
          <table:table-cell office:value-type="float" office:value="20.9607" calcext:value-type="float">
            <text:p>20.9607</text:p>
          </table:table-cell>
          <table:table-cell office:value-type="float" office:value="-4.82714" calcext:value-type="float">
            <text:p>-4.82714</text:p>
          </table:table-cell>
          <table:table-cell office:value-type="float" office:value="-0.899977" calcext:value-type="float">
            <text:p>-0.899977</text:p>
          </table:table-cell>
          <table:table-cell table:formula="of:=SQRT([.M170]*[.M170] +[.N170]*[.N170])" office:value-type="float" office:value="4.91031966170523" calcext:value-type="float">
            <text:p>4.9103196617</text:p>
          </table:table-cell>
        </table:table-row>
        <table:table-row table:style-name="ro3">
          <table:table-cell office:value-type="float" office:value="1477010451450000" calcext:value-type="float">
            <text:p>1477010451450000</text:p>
          </table:table-cell>
          <table:table-cell office:value-type="float" office:value="9.15307" calcext:value-type="float">
            <text:p>9.15307</text:p>
          </table:table-cell>
          <table:table-cell office:value-type="float" office:value="20.8344" calcext:value-type="float">
            <text:p>20.8344</text:p>
          </table:table-cell>
          <table:table-cell office:value-type="float" office:value="4.79811" calcext:value-type="float">
            <text:p>4.79811</text:p>
          </table:table-cell>
          <table:table-cell office:value-type="float" office:value="3.3338" calcext:value-type="float">
            <text:p>3.3338</text:p>
          </table:table-cell>
          <table:table-cell office:value-type="float" office:value="0.403255" calcext:value-type="float">
            <text:p>0.403255</text:p>
          </table:table-cell>
          <table:table-cell office:value-type="string" calcext:value-type="string">
            <text:p>radar</text:p>
          </table:table-cell>
          <table:table-cell office:value-type="float" office:value="1.6975" calcext:value-type="float">
            <text:p>1.6975</text:p>
          </table:table-cell>
          <table:table-cell office:value-type="float" office:value="9.63392" calcext:value-type="float">
            <text:p>9.63392</text:p>
          </table:table-cell>
          <table:table-cell office:value-type="float" office:value="20.9724" calcext:value-type="float">
            <text:p>20.9724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20.9128" calcext:value-type="float">
            <text:p>20.9128</text:p>
          </table:table-cell>
          <table:table-cell office:value-type="float" office:value="-4.80919" calcext:value-type="float">
            <text:p>-4.80919</text:p>
          </table:table-cell>
          <table:table-cell office:value-type="float" office:value="-1.01362" calcext:value-type="float">
            <text:p>-1.01362</text:p>
          </table:table-cell>
          <table:table-cell table:formula="of:=SQRT([.M171]*[.M171] +[.N171]*[.N171])" office:value-type="float" office:value="4.91484831510597" calcext:value-type="float">
            <text:p>4.9148483151</text:p>
          </table:table-cell>
        </table:table-row>
        <table:table-row table:style-name="ro3">
          <table:table-cell office:value-type="float" office:value="1477010451500000" calcext:value-type="float">
            <text:p>1477010451500000</text:p>
          </table:table-cell>
          <table:table-cell office:value-type="float" office:value="8.88274" calcext:value-type="float">
            <text:p>8.88274</text:p>
          </table:table-cell>
          <table:table-cell office:value-type="float" office:value="20.8008" calcext:value-type="float">
            <text:p>20.8008</text:p>
          </table:table-cell>
          <table:table-cell office:value-type="float" office:value="4.83064" calcext:value-type="float">
            <text:p>4.83064</text:p>
          </table:table-cell>
          <table:table-cell office:value-type="float" office:value="3.34545" calcext:value-type="float">
            <text:p>3.34545</text:p>
          </table:table-cell>
          <table:table-cell office:value-type="float" office:value="0.390013" calcext:value-type="float">
            <text:p>0.390013</text:p>
          </table:table-cell>
          <table:table-cell office:value-type="string" calcext:value-type="string">
            <text:p>lidar</text:p>
          </table:table-cell>
          <table:table-cell office:value-type="float" office:value="1.74852" calcext:value-type="float">
            <text:p>1.74852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20.8221" calcext:value-type="float">
            <text:p>20.8221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20.8594" calcext:value-type="float">
            <text:p>20.8594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-1.12605" calcext:value-type="float">
            <text:p>-1.12605</text:p>
          </table:table-cell>
          <table:table-cell table:formula="of:=SQRT([.M172]*[.M172] +[.N172]*[.N172])" office:value-type="float" office:value="4.91941966278544" calcext:value-type="float">
            <text:p>4.9194196628</text:p>
          </table:table-cell>
        </table:table-row>
        <table:table-row table:style-name="ro3">
          <table:table-cell office:value-type="float" office:value="1477010451550000" calcext:value-type="float">
            <text:p>1477010451550000</text:p>
          </table:table-cell>
          <table:table-cell office:value-type="float" office:value="8.66071" calcext:value-type="float">
            <text:p>8.66071</text:p>
          </table:table-cell>
          <table:table-cell office:value-type="float" office:value="20.7198" calcext:value-type="float">
            <text:p>20.7198</text:p>
          </table:table-cell>
          <table:table-cell office:value-type="float" office:value="4.82237" calcext:value-type="float">
            <text:p>4.82237</text:p>
          </table:table-cell>
          <table:table-cell office:value-type="float" office:value="3.38959" calcext:value-type="float">
            <text:p>3.38959</text:p>
          </table:table-cell>
          <table:table-cell office:value-type="float" office:value="0.44665" calcext:value-type="float">
            <text:p>0.44665</text:p>
          </table:table-cell>
          <table:table-cell office:value-type="string" calcext:value-type="string">
            <text:p>radar</text:p>
          </table:table-cell>
          <table:table-cell office:value-type="float" office:value="4.81413" calcext:value-type="float">
            <text:p>4.81413</text:p>
          </table:table-cell>
          <table:table-cell office:value-type="float" office:value="9.84634" calcext:value-type="float">
            <text:p>9.84634</text:p>
          </table:table-cell>
          <table:table-cell office:value-type="float" office:value="20.009" calcext:value-type="float">
            <text:p>20.009</text:p>
          </table:table-cell>
          <table:table-cell office:value-type="float" office:value="8.63315" calcext:value-type="float">
            <text:p>8.63315</text:p>
          </table:table-cell>
          <table:table-cell office:value-type="float" office:value="20.8003" calcext:value-type="float">
            <text:p>20.8003</text:p>
          </table:table-cell>
          <table:table-cell office:value-type="float" office:value="-4.76608" calcext:value-type="float">
            <text:p>-4.76608</text:p>
          </table:table-cell>
          <table:table-cell office:value-type="float" office:value="-1.2372" calcext:value-type="float">
            <text:p>-1.2372</text:p>
          </table:table-cell>
          <table:table-cell table:formula="of:=SQRT([.M173]*[.M173] +[.N173]*[.N173])" office:value-type="float" office:value="4.92404126773934" calcext:value-type="float">
            <text:p>4.9240412677</text:p>
          </table:table-cell>
        </table:table-row>
        <table:table-row table:style-name="ro3">
          <table:table-cell office:value-type="float" office:value="1477010451600000" calcext:value-type="float">
            <text:p>1477010451600000</text:p>
          </table:table-cell>
          <table:table-cell office:value-type="float" office:value="8.40136" calcext:value-type="float">
            <text:p>8.40136</text:p>
          </table:table-cell>
          <table:table-cell office:value-type="float" office:value="20.6334" calcext:value-type="float">
            <text:p>20.6334</text:p>
          </table:table-cell>
          <table:table-cell office:value-type="float" office:value="4.84803" calcext:value-type="float">
            <text:p>4.84803</text:p>
          </table:table-cell>
          <table:table-cell office:value-type="float" office:value="3.4206" calcext:value-type="float">
            <text:p>3.4206</text:p>
          </table:table-cell>
          <table:table-cell office:value-type="float" office:value="0.456282" calcext:value-type="float">
            <text:p>0.456282</text:p>
          </table:table-cell>
          <table:table-cell office:value-type="string" calcext:value-type="string">
            <text:p>lidar</text:p>
          </table:table-cell>
          <table:table-cell office:value-type="float" office:value="2.78629" calcext:value-type="float">
            <text:p>2.78629</text:p>
          </table:table-cell>
          <table:table-cell office:value-type="float" office:value="8.22277" calcext:value-type="float">
            <text:p>8.22277</text:p>
          </table:table-cell>
          <table:table-cell office:value-type="float" office:value="20.4839" calcext:value-type="float">
            <text:p>20.4839</text:p>
          </table:table-cell>
          <table:table-cell office:value-type="float" office:value="8.39557" calcext:value-type="float">
            <text:p>8.39557</text:p>
          </table:table-cell>
          <table:table-cell office:value-type="float" office:value="20.7358" calcext:value-type="float">
            <text:p>20.7358</text:p>
          </table:table-cell>
          <table:table-cell office:value-type="float" office:value="-4.74108" calcext:value-type="float">
            <text:p>-4.74108</text:p>
          </table:table-cell>
          <table:table-cell office:value-type="float" office:value="-1.34701" calcext:value-type="float">
            <text:p>-1.34701</text:p>
          </table:table-cell>
          <table:table-cell table:formula="of:=SQRT([.M174]*[.M174] +[.N174]*[.N174])" office:value-type="float" office:value="4.92871945909888" calcext:value-type="float">
            <text:p>4.9287194591</text:p>
          </table:table-cell>
        </table:table-row>
        <table:table-row table:style-name="ro3">
          <table:table-cell office:value-type="float" office:value="1477010451650000" calcext:value-type="float">
            <text:p>1477010451650000</text:p>
          </table:table-cell>
          <table:table-cell office:value-type="float" office:value="8.17298" calcext:value-type="float">
            <text:p>8.17298</text:p>
          </table:table-cell>
          <table:table-cell office:value-type="float" office:value="20.5511" calcext:value-type="float">
            <text:p>20.5511</text:p>
          </table:table-cell>
          <table:table-cell office:value-type="float" office:value="4.84882" calcext:value-type="float">
            <text:p>4.84882</text:p>
          </table:table-cell>
          <table:table-cell office:value-type="float" office:value="3.45836" calcext:value-type="float">
            <text:p>3.45836</text:p>
          </table:table-cell>
          <table:table-cell office:value-type="float" office:value="0.495997" calcext:value-type="float">
            <text:p>0.495997</text:p>
          </table:table-cell>
          <table:table-cell office:value-type="string" calcext:value-type="string">
            <text:p>radar</text:p>
          </table:table-cell>
          <table:table-cell office:value-type="float" office:value="0.230141" calcext:value-type="float">
            <text:p>0.230141</text:p>
          </table:table-cell>
          <table:table-cell office:value-type="float" office:value="8.29647" calcext:value-type="float">
            <text:p>8.29647</text:p>
          </table:table-cell>
          <table:table-cell office:value-type="float" office:value="20.4978" calcext:value-type="float">
            <text:p>20.4978</text:p>
          </table:table-cell>
          <table:table-cell office:value-type="float" office:value="8.1593" calcext:value-type="float">
            <text:p>8.1593</text:p>
          </table:table-cell>
          <table:table-cell office:value-type="float" office:value="20.6657" calcext:value-type="float">
            <text:p>20.6657</text:p>
          </table:table-cell>
          <table:table-cell office:value-type="float" office:value="-4.71387" calcext:value-type="float">
            <text:p>-4.71387</text:p>
          </table:table-cell>
          <table:table-cell office:value-type="float" office:value="-1.45542" calcext:value-type="float">
            <text:p>-1.45542</text:p>
          </table:table-cell>
          <table:table-cell table:formula="of:=SQRT([.M175]*[.M175] +[.N175]*[.N175])" office:value-type="float" office:value="4.93343873513192" calcext:value-type="float">
            <text:p>4.9334387351</text:p>
          </table:table-cell>
        </table:table-row>
        <table:table-row table:style-name="ro3">
          <table:table-cell office:value-type="float" office:value="1477010451700000" calcext:value-type="float">
            <text:p>1477010451700000</text:p>
          </table:table-cell>
          <table:table-cell office:value-type="float" office:value="7.93523" calcext:value-type="float">
            <text:p>7.93523</text:p>
          </table:table-cell>
          <table:table-cell office:value-type="float" office:value="20.471" calcext:value-type="float">
            <text:p>20.471</text:p>
          </table:table-cell>
          <table:table-cell office:value-type="float" office:value="4.85688" calcext:value-type="float">
            <text:p>4.85688</text:p>
          </table:table-cell>
          <table:table-cell office:value-type="float" office:value="3.48309" calcext:value-type="float">
            <text:p>3.48309</text:p>
          </table:table-cell>
          <table:table-cell office:value-type="float" office:value="0.495225" calcext:value-type="float">
            <text:p>0.495225</text:p>
          </table:table-cell>
          <table:table-cell office:value-type="string" calcext:value-type="string">
            <text:p>lidar</text:p>
          </table:table-cell>
          <table:table-cell office:value-type="float" office:value="0.147976" calcext:value-type="float">
            <text:p>0.147976</text:p>
          </table:table-cell>
          <table:table-cell office:value-type="float" office:value="7.88599" calcext:value-type="float">
            <text:p>7.88599</text:p>
          </table:table-cell>
          <table:table-cell office:value-type="float" office:value="20.45" calcext:value-type="float">
            <text:p>20.45</text:p>
          </table:table-cell>
          <table:table-cell office:value-type="float" office:value="7.92445" calcext:value-type="float">
            <text:p>7.92445</text:p>
          </table:table-cell>
          <table:table-cell office:value-type="float" office:value="20.5903" calcext:value-type="float">
            <text:p>20.5903</text:p>
          </table:table-cell>
          <table:table-cell office:value-type="float" office:value="-4.68453" calcext:value-type="float">
            <text:p>-4.68453</text:p>
          </table:table-cell>
          <table:table-cell office:value-type="float" office:value="-1.56237" calcext:value-type="float">
            <text:p>-1.56237</text:p>
          </table:table-cell>
          <table:table-cell table:formula="of:=SQRT([.M176]*[.M176] +[.N176]*[.N176])" office:value-type="float" office:value="4.93820021240533" calcext:value-type="float">
            <text:p>4.9382002124</text:p>
          </table:table-cell>
        </table:table-row>
        <table:table-row table:style-name="ro3">
          <table:table-cell office:value-type="float" office:value="1477010451750000" calcext:value-type="float">
            <text:p>1477010451750000</text:p>
          </table:table-cell>
          <table:table-cell office:value-type="float" office:value="7.71939" calcext:value-type="float">
            <text:p>7.71939</text:p>
          </table:table-cell>
          <table:table-cell office:value-type="float" office:value="20.3823" calcext:value-type="float">
            <text:p>20.3823</text:p>
          </table:table-cell>
          <table:table-cell office:value-type="float" office:value="4.85319" calcext:value-type="float">
            <text:p>4.85319</text:p>
          </table:table-cell>
          <table:table-cell office:value-type="float" office:value="3.52812" calcext:value-type="float">
            <text:p>3.52812</text:p>
          </table:table-cell>
          <table:table-cell office:value-type="float" office:value="0.560223" calcext:value-type="float">
            <text:p>0.560223</text:p>
          </table:table-cell>
          <table:table-cell office:value-type="string" calcext:value-type="string">
            <text:p>radar</text:p>
          </table:table-cell>
          <table:table-cell office:value-type="float" office:value="3.51033" calcext:value-type="float">
            <text:p>3.51033</text:p>
          </table:table-cell>
          <table:table-cell office:value-type="float" office:value="8.29081" calcext:value-type="float">
            <text:p>8.29081</text:p>
          </table:table-cell>
          <table:table-cell office:value-type="float" office:value="20.6565" calcext:value-type="float">
            <text:p>20.6565</text:p>
          </table:table-cell>
          <table:table-cell office:value-type="float" office:value="7.69111" calcext:value-type="float">
            <text:p>7.69111</text:p>
          </table:table-cell>
          <table:table-cell office:value-type="float" office:value="20.5096" calcext:value-type="float">
            <text:p>20.5096</text:p>
          </table:table-cell>
          <table:table-cell office:value-type="float" office:value="-4.65313" calcext:value-type="float">
            <text:p>-4.65313</text:p>
          </table:table-cell>
          <table:table-cell office:value-type="float" office:value="-1.66781" calcext:value-type="float">
            <text:p>-1.66781</text:p>
          </table:table-cell>
          <table:table-cell table:formula="of:=SQRT([.M177]*[.M177] +[.N177]*[.N177])" office:value-type="float" office:value="4.94299595316444" calcext:value-type="float">
            <text:p>4.9429959532</text:p>
          </table:table-cell>
        </table:table-row>
        <table:table-row table:style-name="ro3">
          <table:table-cell office:value-type="float" office:value="1477010451800000" calcext:value-type="float">
            <text:p>1477010451800000</text:p>
          </table:table-cell>
          <table:table-cell office:value-type="float" office:value="7.43798" calcext:value-type="float">
            <text:p>7.43798</text:p>
          </table:table-cell>
          <table:table-cell office:value-type="float" office:value="20.3215" calcext:value-type="float">
            <text:p>20.3215</text:p>
          </table:table-cell>
          <table:table-cell office:value-type="float" office:value="4.90151" calcext:value-type="float">
            <text:p>4.90151</text:p>
          </table:table-cell>
          <table:table-cell office:value-type="float" office:value="3.53364" calcext:value-type="float">
            <text:p>3.53364</text:p>
          </table:table-cell>
          <table:table-cell office:value-type="float" office:value="0.524848" calcext:value-type="float">
            <text:p>0.524848</text:p>
          </table:table-cell>
          <table:table-cell office:value-type="string" calcext:value-type="string">
            <text:p>lidar</text:p>
          </table:table-cell>
          <table:table-cell office:value-type="float" office:value="3.94444" calcext:value-type="float">
            <text:p>3.94444</text:p>
          </table:table-cell>
          <table:table-cell office:value-type="float" office:value="7.18029" calcext:value-type="float">
            <text:p>7.18029</text:p>
          </table:table-cell>
          <table:table-cell office:value-type="float" office:value="20.392" calcext:value-type="float">
            <text:p>20.392</text:p>
          </table:table-cell>
          <table:table-cell office:value-type="float" office:value="7.45939" calcext:value-type="float">
            <text:p>7.45939</text:p>
          </table:table-cell>
          <table:table-cell office:value-type="float" office:value="20.4237" calcext:value-type="float">
            <text:p>20.4237</text:p>
          </table:table-cell>
          <table:table-cell office:value-type="float" office:value="-4.61975" calcext:value-type="float">
            <text:p>-4.61975</text:p>
          </table:table-cell>
          <table:table-cell office:value-type="float" office:value="-1.7717" calcext:value-type="float">
            <text:p>-1.7717</text:p>
          </table:table-cell>
          <table:table-cell table:formula="of:=SQRT([.M178]*[.M178] +[.N178]*[.N178])" office:value-type="float" office:value="4.94782891301831" calcext:value-type="float">
            <text:p>4.947828913</text:p>
          </table:table-cell>
        </table:table-row>
        <table:table-row table:style-name="ro3">
          <table:table-cell office:value-type="float" office:value="1477010451850000" calcext:value-type="float">
            <text:p>1477010451850000</text:p>
          </table:table-cell>
          <table:table-cell office:value-type="float" office:value="7.21073" calcext:value-type="float">
            <text:p>7.21073</text:p>
          </table:table-cell>
          <table:table-cell office:value-type="float" office:value="20.2233" calcext:value-type="float">
            <text:p>20.2233</text:p>
          </table:table-cell>
          <table:table-cell office:value-type="float" office:value="4.90276" calcext:value-type="float">
            <text:p>4.90276</text:p>
          </table:table-cell>
          <table:table-cell office:value-type="float" office:value="3.5574" calcext:value-type="float">
            <text:p>3.5574</text:p>
          </table:table-cell>
          <table:table-cell office:value-type="float" office:value="0.514986" calcext:value-type="float">
            <text:p>0.514986</text:p>
          </table:table-cell>
          <table:table-cell office:value-type="string" calcext:value-type="string">
            <text:p>radar</text:p>
          </table:table-cell>
          <table:table-cell office:value-type="float" office:value="0.248903" calcext:value-type="float">
            <text:p>0.248903</text:p>
          </table:table-cell>
          <table:table-cell office:value-type="float" office:value="7.09214" calcext:value-type="float">
            <text:p>7.09214</text:p>
          </table:table-cell>
          <table:table-cell office:value-type="float" office:value="20.1196" calcext:value-type="float">
            <text:p>20.1196</text:p>
          </table:table-cell>
          <table:table-cell office:value-type="float" office:value="7.22939" calcext:value-type="float">
            <text:p>7.22939</text:p>
          </table:table-cell>
          <table:table-cell office:value-type="float" office:value="20.3326" calcext:value-type="float">
            <text:p>20.3326</text:p>
          </table:table-cell>
          <table:table-cell office:value-type="float" office:value="-4.58448" calcext:value-type="float">
            <text:p>-4.58448</text:p>
          </table:table-cell>
          <table:table-cell office:value-type="float" office:value="-1.87399" calcext:value-type="float">
            <text:p>-1.87399</text:p>
          </table:table-cell>
          <table:table-cell table:formula="of:=SQRT([.M179]*[.M179] +[.N179]*[.N179])" office:value-type="float" office:value="4.95270586553452" calcext:value-type="float">
            <text:p>4.9527058655</text:p>
          </table:table-cell>
        </table:table-row>
        <table:table-row table:style-name="ro3">
          <table:table-cell office:value-type="float" office:value="1477010451900000" calcext:value-type="float">
            <text:p>1477010451900000</text:p>
          </table:table-cell>
          <table:table-cell office:value-type="float" office:value="6.95478" calcext:value-type="float">
            <text:p>6.95478</text:p>
          </table:table-cell>
          <table:table-cell office:value-type="float" office:value="20.142" calcext:value-type="float">
            <text:p>20.142</text:p>
          </table:table-cell>
          <table:table-cell office:value-type="float" office:value="4.92898" calcext:value-type="float">
            <text:p>4.92898</text:p>
          </table:table-cell>
          <table:table-cell office:value-type="float" office:value="3.5689" calcext:value-type="float">
            <text:p>3.5689</text:p>
          </table:table-cell>
          <table:table-cell office:value-type="float" office:value="0.492694" calcext:value-type="float">
            <text:p>0.492694</text:p>
          </table:table-cell>
          <table:table-cell office:value-type="string" calcext:value-type="string">
            <text:p>lidar</text:p>
          </table:table-cell>
          <table:table-cell office:value-type="float" office:value="1.19483" calcext:value-type="float">
            <text:p>1.19483</text:p>
          </table:table-cell>
          <table:table-cell office:value-type="float" office:value="6.81542" calcext:value-type="float">
            <text:p>6.81542</text:p>
          </table:table-cell>
          <table:table-cell office:value-type="float" office:value="20.1859" calcext:value-type="float">
            <text:p>20.1859</text:p>
          </table:table-cell>
          <table:table-cell office:value-type="float" office:value="7.00119" calcext:value-type="float">
            <text:p>7.00119</text:p>
          </table:table-cell>
          <table:table-cell office:value-type="float" office:value="20.2364" calcext:value-type="float">
            <text:p>20.2364</text:p>
          </table:table-cell>
          <table:table-cell office:value-type="float" office:value="-4.54738" calcext:value-type="float">
            <text:p>-4.54738</text:p>
          </table:table-cell>
          <table:table-cell office:value-type="float" office:value="-1.97462" calcext:value-type="float">
            <text:p>-1.97462</text:p>
          </table:table-cell>
          <table:table-cell table:formula="of:=SQRT([.M180]*[.M180] +[.N180]*[.N180])" office:value-type="float" office:value="4.95759911739544" calcext:value-type="float">
            <text:p>4.9575991174</text:p>
          </table:table-cell>
        </table:table-row>
        <table:table-row table:style-name="ro3">
          <table:table-cell office:value-type="float" office:value="1477010451950000" calcext:value-type="float">
            <text:p>1477010451950000</text:p>
          </table:table-cell>
          <table:table-cell office:value-type="float" office:value="6.73136" calcext:value-type="float">
            <text:p>6.73136</text:p>
          </table:table-cell>
          <table:table-cell office:value-type="float" office:value="20.0495" calcext:value-type="float">
            <text:p>20.0495</text:p>
          </table:table-cell>
          <table:table-cell office:value-type="float" office:value="4.92536" calcext:value-type="float">
            <text:p>4.92536</text:p>
          </table:table-cell>
          <table:table-cell office:value-type="float" office:value="3.58367" calcext:value-type="float">
            <text:p>3.58367</text:p>
          </table:table-cell>
          <table:table-cell office:value-type="float" office:value="0.469929" calcext:value-type="float">
            <text:p>0.469929</text:p>
          </table:table-cell>
          <table:table-cell office:value-type="string" calcext:value-type="string">
            <text:p>radar</text:p>
          </table:table-cell>
          <table:table-cell office:value-type="float" office:value="0.351726" calcext:value-type="float">
            <text:p>0.351726</text:p>
          </table:table-cell>
          <table:table-cell office:value-type="float" office:value="6.89359" calcext:value-type="float">
            <text:p>6.89359</text:p>
          </table:table-cell>
          <table:table-cell office:value-type="float" office:value="20.1536" calcext:value-type="float">
            <text:p>20.1536</text:p>
          </table:table-cell>
          <table:table-cell office:value-type="float" office:value="6.7749" calcext:value-type="float">
            <text:p>6.7749</text:p>
          </table:table-cell>
          <table:table-cell office:value-type="float" office:value="20.1352" calcext:value-type="float">
            <text:p>20.1352</text:p>
          </table:table-cell>
          <table:table-cell office:value-type="float" office:value="-4.50854" calcext:value-type="float">
            <text:p>-4.50854</text:p>
          </table:table-cell>
          <table:table-cell office:value-type="float" office:value="-2.07357" calcext:value-type="float">
            <text:p>-2.07357</text:p>
          </table:table-cell>
          <table:table-cell table:formula="of:=SQRT([.M181]*[.M181] +[.N181]*[.N181])" office:value-type="float" office:value="4.96252208826319" calcext:value-type="float">
            <text:p>4.9625220883</text:p>
          </table:table-cell>
        </table:table-row>
        <table:table-row table:style-name="ro3">
          <table:table-cell office:value-type="float" office:value="1477010452000000" calcext:value-type="float">
            <text:p>1477010452000000</text:p>
          </table:table-cell>
          <table:table-cell office:value-type="float" office:value="6.48484" calcext:value-type="float">
            <text:p>6.48484</text:p>
          </table:table-cell>
          <table:table-cell office:value-type="float" office:value="19.9613" calcext:value-type="float">
            <text:p>19.9613</text:p>
          </table:table-cell>
          <table:table-cell office:value-type="float" office:value="4.94368" calcext:value-type="float">
            <text:p>4.94368</text:p>
          </table:table-cell>
          <table:table-cell office:value-type="float" office:value="3.59409" calcext:value-type="float">
            <text:p>3.59409</text:p>
          </table:table-cell>
          <table:table-cell office:value-type="float" office:value="0.450172" calcext:value-type="float">
            <text:p>0.450172</text:p>
          </table:table-cell>
          <table:table-cell office:value-type="string" calcext:value-type="string">
            <text:p>lidar</text:p>
          </table:table-cell>
          <table:table-cell office:value-type="float" office:value="0.682778" calcext:value-type="float">
            <text:p>0.682778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6.55059" calcext:value-type="float">
            <text:p>6.55059</text:p>
          </table:table-cell>
          <table:table-cell office:value-type="float" office:value="20.0292" calcext:value-type="float">
            <text:p>20.0292</text:p>
          </table:table-cell>
          <table:table-cell office:value-type="float" office:value="-4.46805" calcext:value-type="float">
            <text:p>-4.46805</text:p>
          </table:table-cell>
          <table:table-cell office:value-type="float" office:value="-2.17079" calcext:value-type="float">
            <text:p>-2.17079</text:p>
          </table:table-cell>
          <table:table-cell table:formula="of:=SQRT([.M182]*[.M182] +[.N182]*[.N182])" office:value-type="float" office:value="4.96747420995822" calcext:value-type="float">
            <text:p>4.96747421</text:p>
          </table:table-cell>
        </table:table-row>
        <table:table-row table:style-name="ro3">
          <table:table-cell office:value-type="float" office:value="1477010452050000" calcext:value-type="float">
            <text:p>1477010452050000</text:p>
          </table:table-cell>
          <table:table-cell office:value-type="float" office:value="6.26876" calcext:value-type="float">
            <text:p>6.26876</text:p>
          </table:table-cell>
          <table:table-cell office:value-type="float" office:value="19.866" calcext:value-type="float">
            <text:p>19.866</text:p>
          </table:table-cell>
          <table:table-cell office:value-type="float" office:value="4.93702" calcext:value-type="float">
            <text:p>4.93702</text:p>
          </table:table-cell>
          <table:table-cell office:value-type="float" office:value="3.61359" calcext:value-type="float">
            <text:p>3.61359</text:p>
          </table:table-cell>
          <table:table-cell office:value-type="float" office:value="0.452372" calcext:value-type="float">
            <text:p>0.452372</text:p>
          </table:table-cell>
          <table:table-cell office:value-type="string" calcext:value-type="string">
            <text:p>radar</text:p>
          </table:table-cell>
          <table:table-cell office:value-type="float" office:value="2.60713" calcext:value-type="float">
            <text:p>2.60713</text:p>
          </table:table-cell>
          <table:table-cell office:value-type="float" office:value="6.67637" calcext:value-type="float">
            <text:p>6.67637</text:p>
          </table:table-cell>
          <table:table-cell office:value-type="float" office:value="20.2142" calcext:value-type="float">
            <text:p>20.2142</text:p>
          </table:table-cell>
          <table:table-cell office:value-type="float" office:value="6.32834" calcext:value-type="float">
            <text:p>6.32834</text:p>
          </table:table-cell>
          <table:table-cell office:value-type="float" office:value="19.9183" calcext:value-type="float">
            <text:p>19.9183</text:p>
          </table:table-cell>
          <table:table-cell office:value-type="float" office:value="-4.42598" calcext:value-type="float">
            <text:p>-4.42598</text:p>
          </table:table-cell>
          <table:table-cell office:value-type="float" office:value="-2.26625" calcext:value-type="float">
            <text:p>-2.26625</text:p>
          </table:table-cell>
          <table:table-cell table:formula="of:=SQRT([.M183]*[.M183] +[.N183]*[.N183])" office:value-type="float" office:value="4.97244286270843" calcext:value-type="float">
            <text:p>4.9724428627</text:p>
          </table:table-cell>
        </table:table-row>
        <table:table-row table:style-name="ro3">
          <table:table-cell office:value-type="float" office:value="1477010452100000" calcext:value-type="float">
            <text:p>1477010452100000</text:p>
          </table:table-cell>
          <table:table-cell office:value-type="float" office:value="6.01149" calcext:value-type="float">
            <text:p>6.01149</text:p>
          </table:table-cell>
          <table:table-cell office:value-type="float" office:value="19.7763" calcext:value-type="float">
            <text:p>19.7763</text:p>
          </table:table-cell>
          <table:table-cell office:value-type="float" office:value="4.96498" calcext:value-type="float">
            <text:p>4.96498</text:p>
          </table:table-cell>
          <table:table-cell office:value-type="float" office:value="3.61808" calcext:value-type="float">
            <text:p>3.61808</text:p>
          </table:table-cell>
          <table:table-cell office:value-type="float" office:value="0.425141" calcext:value-type="float">
            <text:p>0.425141</text:p>
          </table:table-cell>
          <table:table-cell office:value-type="string" calcext:value-type="string">
            <text:p>lidar</text:p>
          </table:table-cell>
          <table:table-cell office:value-type="float" office:value="1.45514" calcext:value-type="float">
            <text:p>1.45514</text:p>
          </table:table-cell>
          <table:table-cell office:value-type="float" office:value="5.86119" calcext:value-type="float">
            <text:p>5.86119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19.8027" calcext:value-type="float">
            <text:p>19.8027</text:p>
          </table:table-cell>
          <table:table-cell office:value-type="float" office:value="-4.38241" calcext:value-type="float">
            <text:p>-4.38241</text:p>
          </table:table-cell>
          <table:table-cell office:value-type="float" office:value="-2.35993" calcext:value-type="float">
            <text:p>-2.35993</text:p>
          </table:table-cell>
          <table:table-cell table:formula="of:=SQRT([.M184]*[.M184] +[.N184]*[.N184])" office:value-type="float" office:value="4.97742775065596" calcext:value-type="float">
            <text:p>4.9774277507</text:p>
          </table:table-cell>
        </table:table-row>
        <table:table-row table:style-name="ro3">
          <table:table-cell office:value-type="float" office:value="1477010452150000" calcext:value-type="float">
            <text:p>1477010452150000</text:p>
          </table:table-cell>
          <table:table-cell office:value-type="float" office:value="5.79946" calcext:value-type="float">
            <text:p>5.79946</text:p>
          </table:table-cell>
          <table:table-cell office:value-type="float" office:value="19.6243" calcext:value-type="float">
            <text:p>19.6243</text:p>
          </table:table-cell>
          <table:table-cell office:value-type="float" office:value="4.97661" calcext:value-type="float">
            <text:p>4.97661</text:p>
          </table:table-cell>
          <table:table-cell office:value-type="float" office:value="3.67584" calcext:value-type="float">
            <text:p>3.67584</text:p>
          </table:table-cell>
          <table:table-cell office:value-type="float" office:value="0.516935" calcext:value-type="float">
            <text:p>0.516935</text:p>
          </table:table-cell>
          <table:table-cell office:value-type="string" calcext:value-type="string">
            <text:p>radar</text:p>
          </table:table-cell>
          <table:table-cell office:value-type="float" office:value="2.33674" calcext:value-type="float">
            <text:p>2.33674</text:p>
          </table:table-cell>
          <table:table-cell office:value-type="float" office:value="5.28178" calcext:value-type="float">
            <text:p>5.28178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5.89034" calcext:value-type="float">
            <text:p>5.89034</text:p>
          </table:table-cell>
          <table:table-cell office:value-type="float" office:value="19.6824" calcext:value-type="float">
            <text:p>19.6824</text:p>
          </table:table-cell>
          <table:table-cell office:value-type="float" office:value="-4.33744" calcext:value-type="float">
            <text:p>-4.33744</text:p>
          </table:table-cell>
          <table:table-cell office:value-type="float" office:value="-2.45178" calcext:value-type="float">
            <text:p>-2.45178</text:p>
          </table:table-cell>
          <table:table-cell table:formula="of:=SQRT([.M185]*[.M185] +[.N185]*[.N185])" office:value-type="float" office:value="4.98243022249183" calcext:value-type="float">
            <text:p>4.9824302225</text:p>
          </table:table-cell>
        </table:table-row>
        <table:table-row table:style-name="ro3">
          <table:table-cell office:value-type="float" office:value="1477010452200000" calcext:value-type="float">
            <text:p>1477010452200000</text:p>
          </table:table-cell>
          <table:table-cell office:value-type="float" office:value="5.60218" calcext:value-type="float">
            <text:p>5.60218</text:p>
          </table:table-cell>
          <table:table-cell office:value-type="float" office:value="19.5038" calcext:value-type="float">
            <text:p>19.5038</text:p>
          </table:table-cell>
          <table:table-cell office:value-type="float" office:value="4.96108" calcext:value-type="float">
            <text:p>4.96108</text:p>
          </table:table-cell>
          <table:table-cell office:value-type="float" office:value="3.70119" calcext:value-type="float">
            <text:p>3.70119</text:p>
          </table:table-cell>
          <table:table-cell office:value-type="float" office:value="0.517579" calcext:value-type="float">
            <text:p>0.517579</text:p>
          </table:table-cell>
          <table:table-cell office:value-type="string" calcext:value-type="string">
            <text:p>lidar</text:p>
          </table:table-cell>
          <table:table-cell office:value-type="float" office:value="0.665031" calcext:value-type="float">
            <text:p>0.665031</text:p>
          </table:table-cell>
          <table:table-cell office:value-type="float" office:value="5.69089" calcext:value-type="float">
            <text:p>5.69089</text:p>
          </table:table-cell>
          <table:table-cell office:value-type="float" office:value="19.5755" calcext:value-type="float">
            <text:p>19.5755</text:p>
          </table:table-cell>
          <table:table-cell office:value-type="float" office:value="5.67472" calcext:value-type="float">
            <text:p>5.67472</text:p>
          </table:table-cell>
          <table:table-cell office:value-type="float" office:value="19.5577" calcext:value-type="float">
            <text:p>19.5577</text:p>
          </table:table-cell>
          <table:table-cell office:value-type="float" office:value="-4.29114" calcext:value-type="float">
            <text:p>-4.29114</text:p>
          </table:table-cell>
          <table:table-cell office:value-type="float" office:value="-2.5418" calcext:value-type="float">
            <text:p>-2.5418</text:p>
          </table:table-cell>
          <table:table-cell table:formula="of:=SQRT([.M186]*[.M186] +[.N186]*[.N186])" office:value-type="float" office:value="4.9874472167232" calcext:value-type="float">
            <text:p>4.9874472167</text:p>
          </table:table-cell>
        </table:table-row>
        <table:table-row table:style-name="ro3">
          <table:table-cell office:value-type="float" office:value="1477010452250000" calcext:value-type="float">
            <text:p>1477010452250000</text:p>
          </table:table-cell>
          <table:table-cell office:value-type="float" office:value="5.40517" calcext:value-type="float">
            <text:p>5.40517</text:p>
          </table:table-cell>
          <table:table-cell office:value-type="float" office:value="19.3525" calcext:value-type="float">
            <text:p>19.3525</text:p>
          </table:table-cell>
          <table:table-cell office:value-type="float" office:value="4.95799" calcext:value-type="float">
            <text:p>4.95799</text:p>
          </table:table-cell>
          <table:table-cell office:value-type="float" office:value="3.73923" calcext:value-type="float">
            <text:p>3.73923</text:p>
          </table:table-cell>
          <table:table-cell office:value-type="float" office:value="0.539955" calcext:value-type="float">
            <text:p>0.539955</text:p>
          </table:table-cell>
          <table:table-cell office:value-type="string" calcext:value-type="string">
            <text:p>radar</text:p>
          </table:table-cell>
          <table:table-cell office:value-type="float" office:value="1.59311" calcext:value-type="float">
            <text:p>1.59311</text:p>
          </table:table-cell>
          <table:table-cell office:value-type="float" office:value="5.9506" calcext:value-type="float">
            <text:p>5.9506</text:p>
          </table:table-cell>
          <table:table-cell office:value-type="float" office:value="18.9859" calcext:value-type="float">
            <text:p>18.9859</text:p>
          </table:table-cell>
          <table:table-cell office:value-type="float" office:value="5.46145" calcext:value-type="float">
            <text:p>5.46145</text:p>
          </table:table-cell>
          <table:table-cell office:value-type="float" office:value="19.4284" calcext:value-type="float">
            <text:p>19.4284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5" calcext:value-type="float">
            <text:p>-2.62995</text:p>
          </table:table-cell>
          <table:table-cell table:formula="of:=SQRT([.M187]*[.M187] +[.N187]*[.N187])" office:value-type="float" office:value="4.99246362937178" calcext:value-type="float">
            <text:p>4.9924636294</text:p>
          </table:table-cell>
        </table:table-row>
        <table:table-row table:style-name="ro3">
          <table:table-cell office:value-type="float" office:value="1477010452300000" calcext:value-type="float">
            <text:p>1477010452300000</text:p>
          </table:table-cell>
          <table:table-cell office:value-type="float" office:value="5.18263" calcext:value-type="float">
            <text:p>5.18263</text:p>
          </table:table-cell>
          <table:table-cell office:value-type="float" office:value="19.2534" calcext:value-type="float">
            <text:p>19.2534</text:p>
          </table:table-cell>
          <table:table-cell office:value-type="float" office:value="4.96052" calcext:value-type="float">
            <text:p>4.96052</text:p>
          </table:table-cell>
          <table:table-cell office:value-type="float" office:value="3.74394" calcext:value-type="float">
            <text:p>3.74394</text:p>
          </table:table-cell>
          <table:table-cell office:value-type="float" office:value="0.508812" calcext:value-type="float">
            <text:p>0.508812</text:p>
          </table:table-cell>
          <table:table-cell office:value-type="string" calcext:value-type="string">
            <text:p>lidar</text:p>
          </table:table-cell>
          <table:table-cell office:value-type="float" office:value="1.91548" calcext:value-type="float">
            <text:p>1.91548</text:p>
          </table:table-cell>
          <table:table-cell office:value-type="float" office:value="5.17021" calcext:value-type="float">
            <text:p>5.17021</text:p>
          </table:table-cell>
          <table:table-cell office:value-type="float" office:value="19.4397" calcext:value-type="float">
            <text:p>19.4397</text:p>
          </table:table-cell>
          <table:table-cell office:value-type="float" office:value="5.25059" calcext:value-type="float">
            <text:p>5.25059</text:p>
          </table:table-cell>
          <table:table-cell office:value-type="float" office:value="19.2948" calcext:value-type="float">
            <text:p>19.2948</text:p>
          </table:table-cell>
          <table:table-cell office:value-type="float" office:value="-4.19488" calcext:value-type="float">
            <text:p>-4.19488</text:p>
          </table:table-cell>
          <table:table-cell office:value-type="float" office:value="-2.71622" calcext:value-type="float">
            <text:p>-2.71622</text:p>
          </table:table-cell>
          <table:table-cell table:formula="of:=SQRT([.M188]*[.M188] +[.N188]*[.N188])" office:value-type="float" office:value="4.99748629841043" calcext:value-type="float">
            <text:p>4.9974862984</text:p>
          </table:table-cell>
        </table:table-row>
        <table:table-row table:style-name="ro3">
          <table:table-cell office:value-type="float" office:value="1477010452350000" calcext:value-type="float">
            <text:p>1477010452350000</text:p>
          </table:table-cell>
          <table:table-cell office:value-type="float" office:value="4.97903" calcext:value-type="float">
            <text:p>4.97903</text:p>
          </table:table-cell>
          <table:table-cell office:value-type="float" office:value="19.1437" calcext:value-type="float">
            <text:p>19.1437</text:p>
          </table:table-cell>
          <table:table-cell office:value-type="float" office:value="4.94241" calcext:value-type="float">
            <text:p>4.94241</text:p>
          </table:table-cell>
          <table:table-cell office:value-type="float" office:value="3.73948" calcext:value-type="float">
            <text:p>3.73948</text:p>
          </table:table-cell>
          <table:table-cell office:value-type="float" office:value="0.434711" calcext:value-type="float">
            <text:p>0.434711</text:p>
          </table:table-cell>
          <table:table-cell office:value-type="string" calcext:value-type="string">
            <text:p>radar</text:p>
          </table:table-cell>
          <table:table-cell office:value-type="float" office:value="4.40386" calcext:value-type="float">
            <text:p>4.40386</text:p>
          </table:table-cell>
          <table:table-cell office:value-type="float" office:value="5.87397" calcext:value-type="float">
            <text:p>5.87397</text:p>
          </table:table-cell>
          <table:table-cell office:value-type="float" office:value="19.301" calcext:value-type="float">
            <text:p>19.301</text:p>
          </table:table-cell>
          <table:table-cell office:value-type="float" office:value="5.04219" calcext:value-type="float">
            <text:p>5.04219</text:p>
          </table:table-cell>
          <table:table-cell office:value-type="float" office:value="19.157" calcext:value-type="float">
            <text:p>19.157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9" calcext:value-type="float">
            <text:p>-2.80059</text:p>
          </table:table-cell>
          <table:table-cell table:formula="of:=SQRT([.M189]*[.M189] +[.N189]*[.N189])" office:value-type="float" office:value="5.00251520318529" calcext:value-type="float">
            <text:p>5.0025152032</text:p>
          </table:table-cell>
        </table:table-row>
        <table:table-row table:style-name="ro3">
          <table:table-cell office:value-type="float" office:value="1477010452400000" calcext:value-type="float">
            <text:p>1477010452400000</text:p>
          </table:table-cell>
          <table:table-cell office:value-type="float" office:value="4.80092" calcext:value-type="float">
            <text:p>4.80092</text:p>
          </table:table-cell>
          <table:table-cell office:value-type="float" office:value="18.9919" calcext:value-type="float">
            <text:p>18.9919</text:p>
          </table:table-cell>
          <table:table-cell office:value-type="float" office:value="4.92609" calcext:value-type="float">
            <text:p>4.92609</text:p>
          </table:table-cell>
          <table:table-cell office:value-type="float" office:value="3.77191" calcext:value-type="float">
            <text:p>3.77191</text:p>
          </table:table-cell>
          <table:table-cell office:value-type="float" office:value="0.451327" calcext:value-type="float">
            <text:p>0.451327</text:p>
          </table:table-cell>
          <table:table-cell office:value-type="string" calcext:value-type="string">
            <text:p>lidar</text:p>
          </table:table-cell>
          <table:table-cell office:value-type="float" office:value="0.47165" calcext:value-type="float">
            <text:p>0.47165</text:p>
          </table:table-cell>
          <table:table-cell office:value-type="float" office:value="4.89149" calcext:value-type="float">
            <text:p>4.89149</text:p>
          </table:table-cell>
          <table:table-cell office:value-type="float" office:value="18.982" calcext:value-type="float">
            <text:p>18.982</text:p>
          </table:table-cell>
          <table:table-cell office:value-type="float" office:value="4.8363" calcext:value-type="float">
            <text:p>4.8363</text:p>
          </table:table-cell>
          <table:table-cell office:value-type="float" office:value="19.015" calcext:value-type="float">
            <text:p>19.015</text:p>
          </table:table-cell>
          <table:table-cell office:value-type="float" office:value="-4.09432" calcext:value-type="float">
            <text:p>-4.09432</text:p>
          </table:table-cell>
          <table:table-cell office:value-type="float" office:value="-2.88305" calcext:value-type="float">
            <text:p>-2.88305</text:p>
          </table:table-cell>
          <table:table-cell table:formula="of:=SQRT([.M190]*[.M190] +[.N190]*[.N190])" office:value-type="float" office:value="5.00753767483581" calcext:value-type="float">
            <text:p>5.0075376748</text:p>
          </table:table-cell>
        </table:table-row>
        <table:table-row table:style-name="ro3">
          <table:table-cell office:value-type="float" office:value="1477010452450000" calcext:value-type="float">
            <text:p>1477010452450000</text:p>
          </table:table-cell>
          <table:table-cell office:value-type="float" office:value="4.60057" calcext:value-type="float">
            <text:p>4.60057</text:p>
          </table:table-cell>
          <table:table-cell office:value-type="float" office:value="18.8404" calcext:value-type="float">
            <text:p>18.8404</text:p>
          </table:table-cell>
          <table:table-cell office:value-type="float" office:value="4.93486" calcext:value-type="float">
            <text:p>4.93486</text:p>
          </table:table-cell>
          <table:table-cell office:value-type="float" office:value="3.80451" calcext:value-type="float">
            <text:p>3.80451</text:p>
          </table:table-cell>
          <table:table-cell office:value-type="float" office:value="0.483905" calcext:value-type="float">
            <text:p>0.483905</text:p>
          </table:table-cell>
          <table:table-cell office:value-type="string" calcext:value-type="string">
            <text:p>radar</text:p>
          </table:table-cell>
          <table:table-cell office:value-type="float" office:value="1.49756" calcext:value-type="float">
            <text:p>1.49756</text:p>
          </table:table-cell>
          <table:table-cell office:value-type="float" office:value="3.98679" calcext:value-type="float">
            <text:p>3.98679</text:p>
          </table:table-cell>
          <table:table-cell office:value-type="float" office:value="19.0452" calcext:value-type="float">
            <text:p>19.0452</text:p>
          </table:table-cell>
          <table:table-cell office:value-type="float" office:value="4.63297" calcext:value-type="float">
            <text:p>4.63297</text:p>
          </table:table-cell>
          <table:table-cell office:value-type="float" office:value="18.8689" calcext:value-type="float">
            <text:p>18.8689</text:p>
          </table:table-cell>
          <table:table-cell office:value-type="float" office:value="-4.04263" calcext:value-type="float">
            <text:p>-4.04263</text:p>
          </table:table-cell>
          <table:table-cell office:value-type="float" office:value="-2.96359" calcext:value-type="float">
            <text:p>-2.96359</text:p>
          </table:table-cell>
          <table:table-cell table:formula="of:=SQRT([.M191]*[.M191] +[.N191]*[.N191])" office:value-type="float" office:value="5.01255653384578" calcext:value-type="float">
            <text:p>5.0125565338</text:p>
          </table:table-cell>
        </table:table-row>
        <table:table-row table:style-name="ro3">
          <table:table-cell office:value-type="float" office:value="1477010452500000" calcext:value-type="float">
            <text:p>1477010452500000</text:p>
          </table:table-cell>
          <table:table-cell office:value-type="float" office:value="4.41129" calcext:value-type="float">
            <text:p>4.41129</text:p>
          </table:table-cell>
          <table:table-cell office:value-type="float" office:value="18.7085" calcext:value-type="float">
            <text:p>18.7085</text:p>
          </table:table-cell>
          <table:table-cell office:value-type="float" office:value="4.92344" calcext:value-type="float">
            <text:p>4.92344</text:p>
          </table:table-cell>
          <table:table-cell office:value-type="float" office:value="3.82073" calcext:value-type="float">
            <text:p>3.82073</text:p>
          </table:table-cell>
          <table:table-cell office:value-type="float" office:value="0.473657" calcext:value-type="float">
            <text:p>0.473657</text:p>
          </table:table-cell>
          <table:table-cell office:value-type="string" calcext:value-type="string">
            <text:p>lidar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4.4685" calcext:value-type="float">
            <text:p>4.4685</text:p>
          </table:table-cell>
          <table:table-cell office:value-type="float" office:value="18.834" calcext:value-type="float">
            <text:p>18.834</text:p>
          </table:table-cell>
          <table:table-cell office:value-type="float" office:value="4.43224" calcext:value-type="float">
            <text:p>4.43224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-3.99012" calcext:value-type="float">
            <text:p>-3.99012</text:p>
          </table:table-cell>
          <table:table-cell office:value-type="float" office:value="-3.0422" calcext:value-type="float">
            <text:p>-3.0422</text:p>
          </table:table-cell>
          <table:table-cell table:formula="of:=SQRT([.M192]*[.M192] +[.N192]*[.N192])" office:value-type="float" office:value="5.01757296453176" calcext:value-type="float">
            <text:p>5.0175729645</text:p>
          </table:table-cell>
        </table:table-row>
        <table:table-row table:style-name="ro3">
          <table:table-cell office:value-type="float" office:value="1477010452550000" calcext:value-type="float">
            <text:p>1477010452550000</text:p>
          </table:table-cell>
          <table:table-cell office:value-type="float" office:value="4.21696" calcext:value-type="float">
            <text:p>4.21696</text:p>
          </table:table-cell>
          <table:table-cell office:value-type="float" office:value="18.5691" calcext:value-type="float">
            <text:p>18.5691</text:p>
          </table:table-cell>
          <table:table-cell office:value-type="float" office:value="4.9127" calcext:value-type="float">
            <text:p>4.9127</text:p>
          </table:table-cell>
          <table:table-cell office:value-type="float" office:value="3.82087" calcext:value-type="float">
            <text:p>3.82087</text:p>
          </table:table-cell>
          <table:table-cell office:value-type="float" office:value="0.409528" calcext:value-type="float">
            <text:p>0.409528</text:p>
          </table:table-cell>
          <table:table-cell office:value-type="string" calcext:value-type="string">
            <text:p>radar</text:p>
          </table:table-cell>
          <table:table-cell office:value-type="float" office:value="1.3832" calcext:value-type="float">
            <text:p>1.3832</text:p>
          </table:table-cell>
          <table:table-cell office:value-type="float" office:value="4.69245" calcext:value-type="float">
            <text:p>4.69245</text:p>
          </table:table-cell>
          <table:table-cell office:value-type="float" office:value="18.4634" calcext:value-type="float">
            <text:p>18.4634</text:p>
          </table:table-cell>
          <table:table-cell office:value-type="float" office:value="4.23416" calcext:value-type="float">
            <text:p>4.23416</text:p>
          </table:table-cell>
          <table:table-cell office:value-type="float" office:value="18.5648" calcext:value-type="float">
            <text:p>18.5648</text:p>
          </table:table-cell>
          <table:table-cell office:value-type="float" office:value="-3.93685" calcext:value-type="float">
            <text:p>-3.93685</text:p>
          </table:table-cell>
          <table:table-cell office:value-type="float" office:value="-3.11888" calcext:value-type="float">
            <text:p>-3.11888</text:p>
          </table:table-cell>
          <table:table-cell table:formula="of:=SQRT([.M193]*[.M193] +[.N193]*[.N193])" office:value-type="float" office:value="5.02256910125685" calcext:value-type="float">
            <text:p>5.0225691013</text:p>
          </table:table-cell>
        </table:table-row>
        <table:table-row table:style-name="ro3">
          <table:table-cell office:value-type="float" office:value="1477010452600000" calcext:value-type="float">
            <text:p>1477010452600000</text:p>
          </table:table-cell>
          <table:table-cell office:value-type="float" office:value="4.07343" calcext:value-type="float">
            <text:p>4.07343</text:p>
          </table:table-cell>
          <table:table-cell office:value-type="float" office:value="18.4095" calcext:value-type="float">
            <text:p>18.4095</text:p>
          </table:table-cell>
          <table:table-cell office:value-type="float" office:value="4.87784" calcext:value-type="float">
            <text:p>4.87784</text:p>
          </table:table-cell>
          <table:table-cell office:value-type="float" office:value="3.85651" calcext:value-type="float">
            <text:p>3.85651</text:p>
          </table:table-cell>
          <table:table-cell office:value-type="float" office:value="0.434296" calcext:value-type="float">
            <text:p>0.434296</text:p>
          </table:table-cell>
          <table:table-cell office:value-type="string" calcext:value-type="string">
            <text:p>lidar</text:p>
          </table:table-cell>
          <table:table-cell office:value-type="float" office:value="2.19168" calcext:value-type="float">
            <text:p>2.19168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18.481" calcext:value-type="float">
            <text:p>18.481</text:p>
          </table:table-cell>
          <table:table-cell office:value-type="float" office:value="4.03876" calcext:value-type="float">
            <text:p>4.03876</text:p>
          </table:table-cell>
          <table:table-cell office:value-type="float" office:value="18.4071" calcext:value-type="float">
            <text:p>18.4071</text:p>
          </table:table-cell>
          <table:table-cell office:value-type="float" office:value="-3.88293" calcext:value-type="float">
            <text:p>-3.88293</text:p>
          </table:table-cell>
          <table:table-cell office:value-type="float" office:value="-3.19362" calcext:value-type="float">
            <text:p>-3.19362</text:p>
          </table:table-cell>
          <table:table-cell table:formula="of:=SQRT([.M194]*[.M194] +[.N194]*[.N194])" office:value-type="float" office:value="5.02755945656538" calcext:value-type="float">
            <text:p>5.0275594566</text:p>
          </table:table-cell>
        </table:table-row>
        <table:table-row table:style-name="ro3">
          <table:table-cell office:value-type="float" office:value="1477010452650000" calcext:value-type="float">
            <text:p>1477010452650000</text:p>
          </table:table-cell>
          <table:table-cell office:value-type="float" office:value="3.90623" calcext:value-type="float">
            <text:p>3.90623</text:p>
          </table:table-cell>
          <table:table-cell office:value-type="float" office:value="18.2317" calcext:value-type="float">
            <text:p>18.2317</text:p>
          </table:table-cell>
          <table:table-cell office:value-type="float" office:value="4.88925" calcext:value-type="float">
            <text:p>4.88925</text:p>
          </table:table-cell>
          <table:table-cell office:value-type="float" office:value="3.92085" calcext:value-type="float">
            <text:p>3.92085</text:p>
          </table:table-cell>
          <table:table-cell office:value-type="float" office:value="0.559015" calcext:value-type="float">
            <text:p>0.559015</text:p>
          </table:table-cell>
          <table:table-cell office:value-type="string" calcext:value-type="string">
            <text:p>radar</text:p>
          </table:table-cell>
          <table:table-cell office:value-type="float" office:value="6.70146" calcext:value-type="float">
            <text:p>6.70146</text:p>
          </table:table-cell>
          <table:table-cell office:value-type="float" office:value="3.42434" calcext:value-type="float">
            <text:p>3.42434</text:p>
          </table:table-cell>
          <table:table-cell office:value-type="float" office:value="18.8357" calcext:value-type="float">
            <text:p>18.8357</text:p>
          </table:table-cell>
          <table:table-cell office:value-type="float" office:value="3.84606" calcext:value-type="float">
            <text:p>3.84606</text:p>
          </table:table-cell>
          <table:table-cell office:value-type="float" office:value="18.2457" calcext:value-type="float">
            <text:p>18.2457</text:p>
          </table:table-cell>
          <table:table-cell office:value-type="float" office:value="-3.82841" calcext:value-type="float">
            <text:p>-3.82841</text:p>
          </table:table-cell>
          <table:table-cell office:value-type="float" office:value="-3.26644" calcext:value-type="float">
            <text:p>-3.26644</text:p>
          </table:table-cell>
          <table:table-cell table:formula="of:=SQRT([.M195]*[.M195] +[.N195]*[.N195])" office:value-type="float" office:value="5.03252952318215" calcext:value-type="float">
            <text:p>5.0325295232</text:p>
          </table:table-cell>
        </table:table-row>
        <table:table-row table:style-name="ro3">
          <table:table-cell office:value-type="float" office:value="1477010452700000" calcext:value-type="float">
            <text:p>1477010452700000</text:p>
          </table:table-cell>
          <table:table-cell office:value-type="float" office:value="3.66657" calcext:value-type="float">
            <text:p>3.66657</text:p>
          </table:table-cell>
          <table:table-cell office:value-type="float" office:value="18.095" calcext:value-type="float">
            <text:p>18.095</text:p>
          </table:table-cell>
          <table:table-cell office:value-type="float" office:value="4.92457" calcext:value-type="float">
            <text:p>4.92457</text:p>
          </table:table-cell>
          <table:table-cell office:value-type="float" office:value="3.91222" calcext:value-type="float">
            <text:p>3.91222</text:p>
          </table:table-cell>
          <table:table-cell office:value-type="float" office:value="0.503009" calcext:value-type="float">
            <text:p>0.503009</text:p>
          </table:table-cell>
          <table:table-cell office:value-type="string" calcext:value-type="string">
            <text:p>lidar</text:p>
          </table:table-cell>
          <table:table-cell office:value-type="float" office:value="2.89099" calcext:value-type="float">
            <text:p>2.89099</text:p>
          </table:table-cell>
          <table:table-cell office:value-type="float" office:value="3.45919" calcext:value-type="float">
            <text:p>3.45919</text:p>
          </table:table-cell>
          <table:table-cell office:value-type="float" office:value="18.167" calcext:value-type="float">
            <text:p>18.167</text:p>
          </table:table-cell>
          <table:table-cell office:value-type="float" office:value="3.65611" calcext:value-type="float">
            <text:p>3.65611</text:p>
          </table:table-cell>
          <table:table-cell office:value-type="float" office:value="18.0807" calcext:value-type="float">
            <text:p>18.0807</text:p>
          </table:table-cell>
          <table:table-cell office:value-type="float" office:value="-3.77339" calcext:value-type="float">
            <text:p>-3.77339</text:p>
          </table:table-cell>
          <table:table-cell office:value-type="float" office:value="-3.33732" calcext:value-type="float">
            <text:p>-3.33732</text:p>
          </table:table-cell>
          <table:table-cell table:formula="of:=SQRT([.M196]*[.M196] +[.N196]*[.N196])" office:value-type="float" office:value="5.03747723314955" calcext:value-type="float">
            <text:p>5.0374772331</text:p>
          </table:table-cell>
        </table:table-row>
        <table:table-row table:style-name="ro3">
          <table:table-cell office:value-type="float" office:value="1477010452750000" calcext:value-type="float">
            <text:p>1477010452750000</text:p>
          </table:table-cell>
          <table:table-cell office:value-type="float" office:value="3.48871" calcext:value-type="float">
            <text:p>3.48871</text:p>
          </table:table-cell>
          <table:table-cell office:value-type="float" office:value="17.9458" calcext:value-type="float">
            <text:p>17.9458</text:p>
          </table:table-cell>
          <table:table-cell office:value-type="float" office:value="4.90569" calcext:value-type="float">
            <text:p>4.90569</text:p>
          </table:table-cell>
          <table:table-cell office:value-type="float" office:value="3.90862" calcext:value-type="float">
            <text:p>3.90862</text:p>
          </table:table-cell>
          <table:table-cell office:value-type="float" office:value="0.426408" calcext:value-type="float">
            <text:p>0.426408</text:p>
          </table:table-cell>
          <table:table-cell office:value-type="string" calcext:value-type="string">
            <text:p>radar</text:p>
          </table:table-cell>
          <table:table-cell office:value-type="float" office:value="3.41721" calcext:value-type="float">
            <text:p>3.41721</text:p>
          </table:table-cell>
          <table:table-cell office:value-type="float" office:value="4.3011" calcext:value-type="float">
            <text:p>4.3011</text:p>
          </table:table-cell>
          <table:table-cell office:value-type="float" office:value="17.9267" calcext:value-type="float">
            <text:p>17.9267</text:p>
          </table:table-cell>
          <table:table-cell office:value-type="float" office:value="3.46891" calcext:value-type="float">
            <text:p>3.46891</text:p>
          </table:table-cell>
          <table:table-cell office:value-type="float" office:value="17.9122" calcext:value-type="float">
            <text:p>17.9122</text:p>
          </table:table-cell>
          <table:table-cell office:value-type="float" office:value="-3.71795" calcext:value-type="float">
            <text:p>-3.71795</text:p>
          </table:table-cell>
          <table:table-cell office:value-type="float" office:value="-3.40627" calcext:value-type="float">
            <text:p>-3.40627</text:p>
          </table:table-cell>
          <table:table-cell table:formula="of:=SQRT([.M197]*[.M197] +[.N197]*[.N197])" office:value-type="float" office:value="5.04240295051873" calcext:value-type="float">
            <text:p>5.0424029505</text:p>
          </table:table-cell>
        </table:table-row>
        <table:table-row table:style-name="ro3">
          <table:table-cell office:value-type="float" office:value="1477010452800000" calcext:value-type="float">
            <text:p>1477010452800000</text:p>
          </table:table-cell>
          <table:table-cell office:value-type="float" office:value="3.27254" calcext:value-type="float">
            <text:p>3.27254</text:p>
          </table:table-cell>
          <table:table-cell office:value-type="float" office:value="17.783" calcext:value-type="float">
            <text:p>17.783</text:p>
          </table:table-cell>
          <table:table-cell office:value-type="float" office:value="4.93248" calcext:value-type="float">
            <text:p>4.93248</text:p>
          </table:table-cell>
          <table:table-cell office:value-type="float" office:value="3.91208" calcext:value-type="float">
            <text:p>3.91208</text:p>
          </table:table-cell>
          <table:table-cell office:value-type="float" office:value="0.39793" calcext:value-type="float">
            <text:p>0.39793</text:p>
          </table:table-cell>
          <table:table-cell office:value-type="string" calcext:value-type="string">
            <text:p>lidar</text:p>
          </table:table-cell>
          <table:table-cell office:value-type="float" office:value="1.27414" calcext:value-type="float">
            <text:p>1.27414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17.7493" calcext:value-type="float">
            <text:p>17.7493</text:p>
          </table:table-cell>
          <table:table-cell office:value-type="float" office:value="3.28449" calcext:value-type="float">
            <text:p>3.28449</text:p>
          </table:table-cell>
          <table:table-cell office:value-type="float" office:value="17.7402" calcext:value-type="float">
            <text:p>17.7402</text:p>
          </table:table-cell>
          <table:table-cell office:value-type="float" office:value="-3.66215" calcext:value-type="float">
            <text:p>-3.66215</text:p>
          </table:table-cell>
          <table:table-cell office:value-type="float" office:value="-3.47331" calcext:value-type="float">
            <text:p>-3.47331</text:p>
          </table:table-cell>
          <table:table-cell table:formula="of:=SQRT([.M198]*[.M198] +[.N198]*[.N198])" office:value-type="float" office:value="5.04729878039729" calcext:value-type="float">
            <text:p>5.0472987804</text:p>
          </table:table-cell>
        </table:table-row>
        <table:table-row table:style-name="ro3">
          <table:table-cell office:value-type="float" office:value="1477010452850000" calcext:value-type="float">
            <text:p>1477010452850000</text:p>
          </table:table-cell>
          <table:table-cell office:value-type="float" office:value="3.10765" calcext:value-type="float">
            <text:p>3.10765</text:p>
          </table:table-cell>
          <table:table-cell office:value-type="float" office:value="17.5961" calcext:value-type="float">
            <text:p>17.5961</text:p>
          </table:table-cell>
          <table:table-cell office:value-type="float" office:value="4.94234" calcext:value-type="float">
            <text:p>4.94234</text:p>
          </table:table-cell>
          <table:table-cell office:value-type="float" office:value="3.96112" calcext:value-type="float">
            <text:p>3.96112</text:p>
          </table:table-cell>
          <table:table-cell office:value-type="float" office:value="0.480095" calcext:value-type="float">
            <text:p>0.480095</text:p>
          </table:table-cell>
          <table:table-cell office:value-type="string" calcext:value-type="string">
            <text:p>radar</text:p>
          </table:table-cell>
          <table:table-cell office:value-type="float" office:value="2.50073" calcext:value-type="float">
            <text:p>2.50073</text:p>
          </table:table-cell>
          <table:table-cell office:value-type="float" office:value="2.65664" calcext:value-type="float">
            <text:p>2.65664</text:p>
          </table:table-cell>
          <table:table-cell office:value-type="float" office:value="17.888" calcext:value-type="float">
            <text:p>17.888</text:p>
          </table:table-cell>
          <table:table-cell office:value-type="float" office:value="3.10287" calcext:value-type="float">
            <text:p>3.10287</text:p>
          </table:table-cell>
          <table:table-cell office:value-type="float" office:value="17.565" calcext:value-type="float">
            <text:p>17.565</text:p>
          </table:table-cell>
          <table:table-cell office:value-type="float" office:value="-3.60609" calcext:value-type="float">
            <text:p>-3.60609</text:p>
          </table:table-cell>
          <table:table-cell office:value-type="float" office:value="-3.53844" calcext:value-type="float">
            <text:p>-3.53844</text:p>
          </table:table-cell>
          <table:table-cell table:formula="of:=SQRT([.M199]*[.M199] +[.N199]*[.N199])" office:value-type="float" office:value="5.05217207958122" calcext:value-type="float">
            <text:p>5.0521720796</text:p>
          </table:table-cell>
        </table:table-row>
        <table:table-row table:style-name="ro3">
          <table:table-cell office:value-type="float" office:value="1477010452900000" calcext:value-type="float">
            <text:p>1477010452900000</text:p>
          </table:table-cell>
          <table:table-cell office:value-type="float" office:value="2.91458" calcext:value-type="float">
            <text:p>2.91458</text:p>
          </table:table-cell>
          <table:table-cell office:value-type="float" office:value="17.48" calcext:value-type="float">
            <text:p>17.48</text:p>
          </table:table-cell>
          <table:table-cell office:value-type="float" office:value="4.92666" calcext:value-type="float">
            <text:p>4.92666</text:p>
          </table:table-cell>
          <table:table-cell office:value-type="float" office:value="3.95136" calcext:value-type="float">
            <text:p>3.95136</text:p>
          </table:table-cell>
          <table:table-cell office:value-type="float" office:value="0.433022" calcext:value-type="float">
            <text:p>0.433022</text:p>
          </table:table-cell>
          <table:table-cell office:value-type="string" calcext:value-type="string">
            <text:p>lidar</text:p>
          </table:table-cell>
          <table:table-cell office:value-type="float" office:value="5.98828" calcext:value-type="float">
            <text:p>5.98828</text:p>
          </table:table-cell>
          <table:table-cell office:value-type="float" office:value="2.9449" calcext:value-type="float">
            <text:p>2.9449</text:p>
          </table:table-cell>
          <table:table-cell office:value-type="float" office:value="17.8154" calcext:value-type="float">
            <text:p>17.8154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3866" calcext:value-type="float">
            <text:p>17.3866</text:p>
          </table:table-cell>
          <table:table-cell office:value-type="float" office:value="-3.54982" calcext:value-type="float">
            <text:p>-3.54982</text:p>
          </table:table-cell>
          <table:table-cell office:value-type="float" office:value="-3.60167" calcext:value-type="float">
            <text:p>-3.60167</text:p>
          </table:table-cell>
          <table:table-cell table:formula="of:=SQRT([.M200]*[.M200] +[.N200]*[.N200])" office:value-type="float" office:value="5.05699998233142" calcext:value-type="float">
            <text:p>5.0569999823</text:p>
          </table:table-cell>
        </table:table-row>
        <table:table-row table:style-name="ro3">
          <table:table-cell office:value-type="float" office:value="1477010452950000" calcext:value-type="float">
            <text:p>1477010452950000</text:p>
          </table:table-cell>
          <table:table-cell office:value-type="float" office:value="2.78882" calcext:value-type="float">
            <text:p>2.78882</text:p>
          </table:table-cell>
          <table:table-cell office:value-type="float" office:value="17.2586" calcext:value-type="float">
            <text:p>17.2586</text:p>
          </table:table-cell>
          <table:table-cell office:value-type="float" office:value="4.93188" calcext:value-type="float">
            <text:p>4.93188</text:p>
          </table:table-cell>
          <table:table-cell office:value-type="float" office:value="4.02817" calcext:value-type="float">
            <text:p>4.02817</text:p>
          </table:table-cell>
          <table:table-cell office:value-type="float" office:value="0.561422" calcext:value-type="float">
            <text:p>0.561422</text:p>
          </table:table-cell>
          <table:table-cell office:value-type="string" calcext:value-type="string">
            <text:p>radar</text:p>
          </table:table-cell>
          <table:table-cell office:value-type="float" office:value="2.96002" calcext:value-type="float">
            <text:p>2.96002</text:p>
          </table:table-cell>
          <table:table-cell office:value-type="float" office:value="3.26647" calcext:value-type="float">
            <text:p>3.26647</text:p>
          </table:table-cell>
          <table:table-cell office:value-type="float" office:value="17.0897" calcext:value-type="float">
            <text:p>17.0897</text:p>
          </table:table-cell>
          <table:table-cell office:value-type="float" office:value="2.74805" calcext:value-type="float">
            <text:p>2.74805</text:p>
          </table:table-cell>
          <table:table-cell office:value-type="float" office:value="17.2051" calcext:value-type="float">
            <text:p>17.2051</text:p>
          </table:table-cell>
          <table:table-cell office:value-type="float" office:value="-3.49344" calcext:value-type="float">
            <text:p>-3.49344</text:p>
          </table:table-cell>
          <table:table-cell office:value-type="float" office:value="-3.66302" calcext:value-type="float">
            <text:p>-3.66302</text:p>
          </table:table-cell>
          <table:table-cell table:formula="of:=SQRT([.M201]*[.M201] +[.N201]*[.N201])" office:value-type="float" office:value="5.06180190781899" calcext:value-type="float">
            <text:p>5.0618019078</text:p>
          </table:table-cell>
        </table:table-row>
        <table:table-row table:style-name="ro3">
          <table:table-cell office:value-type="float" office:value="1477010453000000" calcext:value-type="float">
            <text:p>1477010453000000</text:p>
          </table:table-cell>
          <table:table-cell office:value-type="float" office:value="2.61478" calcext:value-type="float">
            <text:p>2.61478</text:p>
          </table:table-cell>
          <table:table-cell office:value-type="float" office:value="17.0745" calcext:value-type="float">
            <text:p>17.0745</text:p>
          </table:table-cell>
          <table:table-cell office:value-type="float" office:value="4.94191" calcext:value-type="float">
            <text:p>4.94191</text:p>
          </table:table-cell>
          <table:table-cell office:value-type="float" office:value="4.04524" calcext:value-type="float">
            <text:p>4.04524</text:p>
          </table:table-cell>
          <table:table-cell office:value-type="float" office:value="0.544726" calcext:value-type="float">
            <text:p>0.544726</text:p>
          </table:table-cell>
          <table:table-cell office:value-type="string" calcext:value-type="string">
            <text:p>lidar</text:p>
          </table:table-cell>
          <table:table-cell office:value-type="float" office:value="0.230297" calcext:value-type="float">
            <text:p>0.230297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17.0853" calcext:value-type="float">
            <text:p>17.0853</text:p>
          </table:table-cell>
          <table:table-cell office:value-type="float" office:value="2.57486" calcext:value-type="float">
            <text:p>2.57486</text:p>
          </table:table-cell>
          <table:table-cell office:value-type="float" office:value="17.0205" calcext:value-type="float">
            <text:p>17.0205</text:p>
          </table:table-cell>
          <table:table-cell office:value-type="float" office:value="-3.437" calcext:value-type="float">
            <text:p>-3.437</text:p>
          </table:table-cell>
          <table:table-cell office:value-type="float" office:value="-3.72251" calcext:value-type="float">
            <text:p>-3.72251</text:p>
          </table:table-cell>
          <table:table-cell table:formula="of:=SQRT([.M202]*[.M202] +[.N202]*[.N202])" office:value-type="float" office:value="5.06656192107626" calcext:value-type="float">
            <text:p>5.0665619211</text:p>
          </table:table-cell>
        </table:table-row>
        <table:table-row table:style-name="ro3">
          <table:table-cell office:value-type="float" office:value="1477010453050000" calcext:value-type="float">
            <text:p>1477010453050000</text:p>
          </table:table-cell>
          <table:table-cell office:value-type="float" office:value="2.43917" calcext:value-type="float">
            <text:p>2.43917</text:p>
          </table:table-cell>
          <table:table-cell office:value-type="float" office:value="16.9095" calcext:value-type="float">
            <text:p>16.9095</text:p>
          </table:table-cell>
          <table:table-cell office:value-type="float" office:value="4.92694" calcext:value-type="float">
            <text:p>4.92694</text:p>
          </table:table-cell>
          <table:table-cell office:value-type="float" office:value="4.02753" calcext:value-type="float">
            <text:p>4.02753</text:p>
          </table:table-cell>
          <table:table-cell office:value-type="float" office:value="0.432341" calcext:value-type="float">
            <text:p>0.432341</text:p>
          </table:table-cell>
          <table:table-cell office:value-type="string" calcext:value-type="string">
            <text:p>radar</text:p>
          </table:table-cell>
          <table:table-cell office:value-type="float" office:value="2.25175" calcext:value-type="float">
            <text:p>2.25175</text:p>
          </table:table-cell>
          <table:table-cell office:value-type="float" office:value="2.55039" calcext:value-type="float">
            <text:p>2.55039</text:p>
          </table:table-cell>
          <table:table-cell office:value-type="float" office:value="16.8884" calcext:value-type="float">
            <text:p>16.8884</text:p>
          </table:table-cell>
          <table:table-cell office:value-type="float" office:value="2.4045" calcext:value-type="float">
            <text:p>2.4045</text:p>
          </table:table-cell>
          <table:table-cell office:value-type="float" office:value="16.833" calcext:value-type="float">
            <text:p>16.833</text:p>
          </table:table-cell>
          <table:table-cell office:value-type="float" office:value="-3.38059" calcext:value-type="float">
            <text:p>-3.38059</text:p>
          </table:table-cell>
          <table:table-cell office:value-type="float" office:value="-3.78014" calcext:value-type="float">
            <text:p>-3.78014</text:p>
          </table:table-cell>
          <table:table-cell table:formula="of:=SQRT([.M203]*[.M203] +[.N203]*[.N203])" office:value-type="float" office:value="5.07127668025518" calcext:value-type="float">
            <text:p>5.0712766803</text:p>
          </table:table-cell>
        </table:table-row>
        <table:table-row table:style-name="ro3">
          <table:table-cell office:value-type="float" office:value="1477010453100000" calcext:value-type="float">
            <text:p>1477010453100000</text:p>
          </table:table-cell>
          <table:table-cell office:value-type="float" office:value="2.2694" calcext:value-type="float">
            <text:p>2.2694</text:p>
          </table:table-cell>
          <table:table-cell office:value-type="float" office:value="16.7382" calcext:value-type="float">
            <text:p>16.7382</text:p>
          </table:table-cell>
          <table:table-cell office:value-type="float" office:value="4.92562" calcext:value-type="float">
            <text:p>4.92562</text:p>
          </table:table-cell>
          <table:table-cell office:value-type="float" office:value="4.03543" calcext:value-type="float">
            <text:p>4.03543</text:p>
          </table:table-cell>
          <table:table-cell office:value-type="float" office:value="0.412178" calcext:value-type="float">
            <text:p>0.412178</text:p>
          </table:table-cell>
          <table:table-cell office:value-type="string" calcext:value-type="string">
            <text:p>lidar</text:p>
          </table:table-cell>
          <table:table-cell office:value-type="float" office:value="0.51316" calcext:value-type="float">
            <text:p>0.51316</text:p>
          </table:table-cell>
          <table:table-cell office:value-type="float" office:value="2.25371" calcext:value-type="float">
            <text:p>2.25371</text:p>
          </table:table-cell>
          <table:table-cell office:value-type="float" office:value="16.8334" calcext:value-type="float">
            <text:p>16.8334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16.6427" calcext:value-type="float">
            <text:p>16.6427</text:p>
          </table:table-cell>
          <table:table-cell office:value-type="float" office:value="-3.32428" calcext:value-type="float">
            <text:p>-3.32428</text:p>
          </table:table-cell>
          <table:table-cell office:value-type="float" office:value="-3.83595" calcext:value-type="float">
            <text:p>-3.83595</text:p>
          </table:table-cell>
          <table:table-cell table:formula="of:=SQRT([.M204]*[.M204] +[.N204]*[.N204])" office:value-type="float" office:value="5.07595802985998" calcext:value-type="float">
            <text:p>5.0759580299</text:p>
          </table:table-cell>
        </table:table-row>
        <table:table-row table:style-name="ro3">
          <table:table-cell office:value-type="float" office:value="1477010453150000" calcext:value-type="float">
            <text:p>1477010453150000</text:p>
          </table:table-cell>
          <table:table-cell office:value-type="float" office:value="2.09195" calcext:value-type="float">
            <text:p>2.09195</text:p>
          </table:table-cell>
          <table:table-cell office:value-type="float" office:value="16.5462" calcext:value-type="float">
            <text:p>16.5462</text:p>
          </table:table-cell>
          <table:table-cell office:value-type="float" office:value="4.93387" calcext:value-type="float">
            <text:p>4.93387</text:p>
          </table:table-cell>
          <table:table-cell office:value-type="float" office:value="4.03049" calcext:value-type="float">
            <text:p>4.03049</text:p>
          </table:table-cell>
          <table:table-cell office:value-type="float" office:value="0.344943" calcext:value-type="float">
            <text:p>0.344943</text:p>
          </table:table-cell>
          <table:table-cell office:value-type="string" calcext:value-type="string">
            <text:p>radar</text:p>
          </table:table-cell>
          <table:table-cell office:value-type="float" office:value="5.01695" calcext:value-type="float">
            <text:p>5.01695</text:p>
          </table:table-cell>
          <table:table-cell office:value-type="float" office:value="1.57735" calcext:value-type="float">
            <text:p>1.57735</text:p>
          </table:table-cell>
          <table:table-cell office:value-type="float" office:value="16.0489" calcext:value-type="float">
            <text:p>16.0489</text:p>
          </table:table-cell>
          <table:table-cell office:value-type="float" office:value="2.07221" calcext:value-type="float">
            <text:p>2.07221</text:p>
          </table:table-cell>
          <table:table-cell office:value-type="float" office:value="16.4497" calcext:value-type="float">
            <text:p>16.4497</text:p>
          </table:table-cell>
          <table:table-cell office:value-type="float" office:value="-3.26812" calcext:value-type="float">
            <text:p>-3.26812</text:p>
          </table:table-cell>
          <table:table-cell office:value-type="float" office:value="-3.88995" calcext:value-type="float">
            <text:p>-3.88995</text:p>
          </table:table-cell>
          <table:table-cell table:formula="of:=SQRT([.M205]*[.M205] +[.N205]*[.N205])" office:value-type="float" office:value="5.08058257849432" calcext:value-type="float">
            <text:p>5.0805825785</text:p>
          </table:table-cell>
        </table:table-row>
        <table:table-row table:style-name="ro3">
          <table:table-cell office:value-type="float" office:value="1477010453200000" calcext:value-type="float">
            <text:p>1477010453200000</text:p>
          </table:table-cell>
          <table:table-cell office:value-type="float" office:value="1.94329" calcext:value-type="float">
            <text:p>1.94329</text:p>
          </table:table-cell>
          <table:table-cell office:value-type="float" office:value="16.318" calcext:value-type="float">
            <text:p>16.318</text:p>
          </table:table-cell>
          <table:table-cell office:value-type="float" office:value="4.95265" calcext:value-type="float">
            <text:p>4.95265</text:p>
          </table:table-cell>
          <table:table-cell office:value-type="float" office:value="4.0618" calcext:value-type="float">
            <text:p>4.0618</text:p>
          </table:table-cell>
          <table:table-cell office:value-type="float" office:value="0.364262" calcext:value-type="float">
            <text:p>0.364262</text:p>
          </table:table-cell>
          <table:table-cell office:value-type="string" calcext:value-type="string">
            <text:p>lidar</text:p>
          </table:table-cell>
          <table:table-cell office:value-type="float" office:value="2.46331" calcext:value-type="float">
            <text:p>2.46331</text:p>
          </table:table-cell>
          <table:table-cell office:value-type="float" office:value="1.88972" calcext:value-type="float">
            <text:p>1.88972</text:p>
          </table:table-cell>
          <table:table-cell office:value-type="float" office:value="16.1054" calcext:value-type="float">
            <text:p>16.1054</text:p>
          </table:table-cell>
          <table:table-cell office:value-type="float" office:value="1.91027" calcext:value-type="float">
            <text:p>1.91027</text:p>
          </table:table-cell>
          <table:table-cell office:value-type="float" office:value="16.254" calcext:value-type="float">
            <text:p>16.254</text:p>
          </table:table-cell>
          <table:table-cell office:value-type="float" office:value="-3.21219" calcext:value-type="float">
            <text:p>-3.21219</text:p>
          </table:table-cell>
          <table:table-cell office:value-type="float" office:value="-3.94216" calcext:value-type="float">
            <text:p>-3.94216</text:p>
          </table:table-cell>
          <table:table-cell table:formula="of:=SQRT([.M206]*[.M206] +[.N206]*[.N206])" office:value-type="float" office:value="5.08515388771077" calcext:value-type="float">
            <text:p>5.0851538877</text:p>
          </table:table-cell>
        </table:table-row>
        <table:table-row table:style-name="ro3">
          <table:table-cell office:value-type="float" office:value="1477010453250000" calcext:value-type="float">
            <text:p>1477010453250000</text:p>
          </table:table-cell>
          <table:table-cell office:value-type="float" office:value="1.77361" calcext:value-type="float">
            <text:p>1.77361</text:p>
          </table:table-cell>
          <table:table-cell office:value-type="float" office:value="16.1433" calcext:value-type="float">
            <text:p>16.1433</text:p>
          </table:table-cell>
          <table:table-cell office:value-type="float" office:value="4.94491" calcext:value-type="float">
            <text:p>4.94491</text:p>
          </table:table-cell>
          <table:table-cell office:value-type="float" office:value="4.04969" calcext:value-type="float">
            <text:p>4.04969</text:p>
          </table:table-cell>
          <table:table-cell office:value-type="float" office:value="0.294134" calcext:value-type="float">
            <text:p>0.294134</text:p>
          </table:table-cell>
          <table:table-cell office:value-type="string" calcext:value-type="string">
            <text:p>radar</text:p>
          </table:table-cell>
          <table:table-cell office:value-type="float" office:value="0.801403" calcext:value-type="float">
            <text:p>0.801403</text:p>
          </table:table-cell>
          <table:table-cell office:value-type="float" office:value="1.74362" calcext:value-type="float">
            <text:p>1.74362</text:p>
          </table:table-cell>
          <table:table-cell office:value-type="float" office:value="16.2687" calcext:value-type="float">
            <text:p>16.2687</text:p>
          </table:table-cell>
          <table:table-cell office:value-type="float" office:value="1.75112" calcext:value-type="float">
            <text:p>1.75112</text:p>
          </table:table-cell>
          <table:table-cell office:value-type="float" office:value="16.0557" calcext:value-type="float">
            <text:p>16.0557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  <table:table-cell table:formula="of:=SQRT([.M207]*[.M207] +[.N207]*[.N207])" office:value-type="float" office:value="5.0896763792701" calcext:value-type="float">
            <text:p>5.0896763793</text:p>
          </table:table-cell>
        </table:table-row>
        <table:table-row table:style-name="ro3">
          <table:table-cell office:value-type="float" office:value="1477010453300000" calcext:value-type="float">
            <text:p>1477010453300000</text:p>
          </table:table-cell>
          <table:table-cell office:value-type="float" office:value="1.56754" calcext:value-type="float">
            <text:p>1.56754</text:p>
          </table:table-cell>
          <table:table-cell office:value-type="float" office:value="15.9813" calcext:value-type="float">
            <text:p>15.9813</text:p>
          </table:table-cell>
          <table:table-cell office:value-type="float" office:value="4.95949" calcext:value-type="float">
            <text:p>4.95949</text:p>
          </table:table-cell>
          <table:table-cell office:value-type="float" office:value="4.03" calcext:value-type="float">
            <text:p>4.03</text:p>
          </table:table-cell>
          <table:table-cell office:value-type="float" office:value="0.242527" calcext:value-type="float">
            <text:p>0.242527</text:p>
          </table:table-cell>
          <table:table-cell office:value-type="string" calcext:value-type="string">
            <text:p>lidar</text:p>
          </table:table-cell>
          <table:table-cell office:value-type="float" office:value="1.57384" calcext:value-type="float">
            <text:p>1.57384</text:p>
          </table:table-cell>
          <table:table-cell office:value-type="float" office:value="1.44745" calcext:value-type="float">
            <text:p>1.44745</text:p>
          </table:table-cell>
          <table:table-cell office:value-type="float" office:value="16.0853" calcext:value-type="float">
            <text:p>16.0853</text:p>
          </table:table-cell>
          <table:table-cell office:value-type="float" office:value="1.59474" calcext:value-type="float">
            <text:p>1.59474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-3.10129" calcext:value-type="float">
            <text:p>-3.10129</text:p>
          </table:table-cell>
          <table:table-cell office:value-type="float" office:value="-4.04132" calcext:value-type="float">
            <text:p>-4.04132</text:p>
          </table:table-cell>
          <table:table-cell table:formula="of:=SQRT([.M208]*[.M208] +[.N208]*[.N208])" office:value-type="float" office:value="5.09414045806552" calcext:value-type="float">
            <text:p>5.0941404581</text:p>
          </table:table-cell>
        </table:table-row>
        <table:table-row table:style-name="ro3">
          <table:table-cell office:value-type="float" office:value="1477010453350000" calcext:value-type="float">
            <text:p>1477010453350000</text:p>
          </table:table-cell>
          <table:table-cell office:value-type="float" office:value="1.46014" calcext:value-type="float">
            <text:p>1.46014</text:p>
          </table:table-cell>
          <table:table-cell office:value-type="float" office:value="15.7447" calcext:value-type="float">
            <text:p>15.7447</text:p>
          </table:table-cell>
          <table:table-cell office:value-type="float" office:value="4.96946" calcext:value-type="float">
            <text:p>4.96946</text:p>
          </table:table-cell>
          <table:table-cell office:value-type="float" office:value="4.10306" calcext:value-type="float">
            <text:p>4.10306</text:p>
          </table:table-cell>
          <table:table-cell office:value-type="float" office:value="0.382522" calcext:value-type="float">
            <text:p>0.382522</text:p>
          </table:table-cell>
          <table:table-cell office:value-type="string" calcext:value-type="string">
            <text:p>radar</text:p>
          </table:table-cell>
          <table:table-cell office:value-type="float" office:value="2.6211" calcext:value-type="float">
            <text:p>2.6211</text:p>
          </table:table-cell>
          <table:table-cell office:value-type="float" office:value="1.6097" calcext:value-type="float">
            <text:p>1.6097</text:p>
          </table:table-cell>
          <table:table-cell office:value-type="float" office:value="15.5526" calcext:value-type="float">
            <text:p>15.5526</text:p>
          </table:table-cell>
          <table:table-cell office:value-type="float" office:value="1.44111" calcext:value-type="float">
            <text:p>1.44111</text:p>
          </table:table-cell>
          <table:table-cell office:value-type="float" office:value="15.6517" calcext:value-type="float">
            <text:p>15.6517</text:p>
          </table:table-cell>
          <table:table-cell office:value-type="float" office:value="-3.04644" calcext:value-type="float">
            <text:p>-3.04644</text:p>
          </table:table-cell>
          <table:table-cell office:value-type="float" office:value="-4.08832" calcext:value-type="float">
            <text:p>-4.08832</text:p>
          </table:table-cell>
          <table:table-cell table:formula="of:=SQRT([.M209]*[.M209] +[.N209]*[.N209])" office:value-type="float" office:value="5.09854460566935" calcext:value-type="float">
            <text:p>5.0985446057</text:p>
          </table:table-cell>
        </table:table-row>
        <table:table-row table:style-name="ro3">
          <table:table-cell office:value-type="float" office:value="1477010453400000" calcext:value-type="float">
            <text:p>1477010453400000</text:p>
          </table:table-cell>
          <table:table-cell office:value-type="float" office:value="1.29188" calcext:value-type="float">
            <text:p>1.29188</text:p>
          </table:table-cell>
          <table:table-cell office:value-type="float" office:value="15.5319" calcext:value-type="float">
            <text:p>15.5319</text:p>
          </table:table-cell>
          <table:table-cell office:value-type="float" office:value="4.9926" calcext:value-type="float">
            <text:p>4.9926</text:p>
          </table:table-cell>
          <table:table-cell office:value-type="float" office:value="4.11303" calcext:value-type="float">
            <text:p>4.11303</text:p>
          </table:table-cell>
          <table:table-cell office:value-type="float" office:value="0.368101" calcext:value-type="float">
            <text:p>0.368101</text:p>
          </table:table-cell>
          <table:table-cell office:value-type="string" calcext:value-type="string">
            <text:p>lidar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.29021" calcext:value-type="float">
            <text:p>1.29021</text:p>
          </table:table-cell>
          <table:table-cell office:value-type="float" office:value="15.4463" calcext:value-type="float">
            <text:p>15.4463</text:p>
          </table:table-cell>
          <table:table-cell office:value-type="float" office:value="-2.99207" calcext:value-type="float">
            <text:p>-2.99207</text:p>
          </table:table-cell>
          <table:table-cell office:value-type="float" office:value="-4.13364" calcext:value-type="float">
            <text:p>-4.13364</text:p>
          </table:table-cell>
          <table:table-cell table:formula="of:=SQRT([.M210]*[.M210] +[.N210]*[.N210])" office:value-type="float" office:value="5.10288766626309" calcext:value-type="float">
            <text:p>5.1028876663</text:p>
          </table:table-cell>
        </table:table-row>
        <table:table-row table:style-name="ro3">
          <table:table-cell office:value-type="float" office:value="1477010453450000" calcext:value-type="float">
            <text:p>1477010453450000</text:p>
          </table:table-cell>
          <table:table-cell office:value-type="float" office:value="1.13514" calcext:value-type="float">
            <text:p>1.13514</text:p>
          </table:table-cell>
          <table:table-cell office:value-type="float" office:value="15.3394" calcext:value-type="float">
            <text:p>15.3394</text:p>
          </table:table-cell>
          <table:table-cell office:value-type="float" office:value="4.99261" calcext:value-type="float">
            <text:p>4.99261</text:p>
          </table:table-cell>
          <table:table-cell office:value-type="float" office:value="4.11596" calcext:value-type="float">
            <text:p>4.11596</text:p>
          </table:table-cell>
          <table:table-cell office:value-type="float" office:value="0.33917" calcext:value-type="float">
            <text:p>0.33917</text:p>
          </table:table-cell>
          <table:table-cell office:value-type="string" calcext:value-type="string">
            <text:p>radar</text:p>
          </table:table-cell>
          <table:table-cell office:value-type="float" office:value="0.874065" calcext:value-type="float">
            <text:p>0.874065</text:p>
          </table:table-cell>
          <table:table-cell office:value-type="float" office:value="0.828993" calcext:value-type="float">
            <text:p>0.828993</text:p>
          </table:table-cell>
          <table:table-cell office:value-type="float" office:value="15.528" calcext:value-type="float">
            <text:p>15.528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15.2386" calcext:value-type="float">
            <text:p>15.2386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3" calcext:value-type="float">
            <text:p>-4.1773</text:p>
          </table:table-cell>
          <table:table-cell table:formula="of:=SQRT([.M211]*[.M211] +[.N211]*[.N211])" office:value-type="float" office:value="5.10716637211869" calcext:value-type="float">
            <text:p>5.1071663721</text:p>
          </table:table-cell>
        </table:table-row>
        <table:table-row table:style-name="ro3">
          <table:table-cell office:value-type="float" office:value="1477010453500000" calcext:value-type="float">
            <text:p>1477010453500000</text:p>
          </table:table-cell>
          <table:table-cell office:value-type="float" office:value="0.931824" calcext:value-type="float">
            <text:p>0.931824</text:p>
          </table:table-cell>
          <table:table-cell office:value-type="float" office:value="15.131" calcext:value-type="float">
            <text:p>15.131</text:p>
          </table:table-cell>
          <table:table-cell office:value-type="float" office:value="5.03331" calcext:value-type="float">
            <text:p>5.03331</text:p>
          </table:table-cell>
          <table:table-cell office:value-type="float" office:value="4.10528" calcext:value-type="float">
            <text:p>4.10528</text:p>
          </table:table-cell>
          <table:table-cell office:value-type="float" office:value="0.296312" calcext:value-type="float">
            <text:p>0.296312</text:p>
          </table:table-cell>
          <table:table-cell office:value-type="string" calcext:value-type="string">
            <text:p>lidar</text:p>
          </table:table-cell>
          <table:table-cell office:value-type="float" office:value="3.23249" calcext:value-type="float">
            <text:p>3.23249</text:p>
          </table:table-cell>
          <table:table-cell office:value-type="float" office:value="0.722706" calcext:value-type="float">
            <text:p>0.722706</text:p>
          </table:table-cell>
          <table:table-cell office:value-type="float" office:value="15.0075" calcext:value-type="float">
            <text:p>15.0075</text:p>
          </table:table-cell>
          <table:table-cell office:value-type="float" office:value="0.996486" calcext:value-type="float">
            <text:p>0.996486</text:p>
          </table:table-cell>
          <table:table-cell office:value-type="float" office:value="15.0288" calcext:value-type="float">
            <text:p>15.0288</text:p>
          </table:table-cell>
          <table:table-cell office:value-type="float" office:value="-2.88503" calcext:value-type="float">
            <text:p>-2.88503</text:p>
          </table:table-cell>
          <table:table-cell office:value-type="float" office:value="-4.21933" calcext:value-type="float">
            <text:p>-4.21933</text:p>
          </table:table-cell>
          <table:table-cell table:formula="of:=SQRT([.M212]*[.M212] +[.N212]*[.N212])" office:value-type="float" office:value="5.11137395910336" calcext:value-type="float">
            <text:p>5.1113739591</text:p>
          </table:table-cell>
        </table:table-row>
        <table:table-row table:style-name="ro3">
          <table:table-cell office:value-type="float" office:value="1477010453550000" calcext:value-type="float">
            <text:p>1477010453550000</text:p>
          </table:table-cell>
          <table:table-cell office:value-type="float" office:value="0.77462" calcext:value-type="float">
            <text:p>0.77462</text:p>
          </table:table-cell>
          <table:table-cell office:value-type="float" office:value="14.9486" calcext:value-type="float">
            <text:p>14.9486</text:p>
          </table:table-cell>
          <table:table-cell office:value-type="float" office:value="5.01966" calcext:value-type="float">
            <text:p>5.01966</text:p>
          </table:table-cell>
          <table:table-cell office:value-type="float" office:value="4.093" calcext:value-type="float">
            <text:p>4.093</text:p>
          </table:table-cell>
          <table:table-cell office:value-type="float" office:value="0.23242" calcext:value-type="float">
            <text:p>0.23242</text:p>
          </table:table-cell>
          <table:table-cell office:value-type="string" calcext:value-type="string">
            <text:p>radar</text:p>
          </table:table-cell>
          <table:table-cell office:value-type="float" office:value="1.71989" calcext:value-type="float">
            <text:p>1.71989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15.2134" calcext:value-type="float">
            <text:p>15.2134</text:p>
          </table:table-cell>
          <table:table-cell office:value-type="float" office:value="0.853604" calcext:value-type="float">
            <text:p>0.853604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-2.83246" calcext:value-type="float">
            <text:p>-2.83246</text:p>
          </table:table-cell>
          <table:table-cell office:value-type="float" office:value="-4.25977" calcext:value-type="float">
            <text:p>-4.25977</text:p>
          </table:table-cell>
          <table:table-cell table:formula="of:=SQRT([.M213]*[.M213] +[.N213]*[.N213])" office:value-type="float" office:value="5.11551269224308" calcext:value-type="float">
            <text:p>5.1155126922</text:p>
          </table:table-cell>
        </table:table-row>
        <table:table-row table:style-name="ro3">
          <table:table-cell office:value-type="float" office:value="1477010453600000" calcext:value-type="float">
            <text:p>1477010453600000</text:p>
          </table:table-cell>
          <table:table-cell office:value-type="float" office:value="0.661257" calcext:value-type="float">
            <text:p>0.661257</text:p>
          </table:table-cell>
          <table:table-cell office:value-type="float" office:value="14.7315" calcext:value-type="float">
            <text:p>14.7315</text:p>
          </table:table-cell>
          <table:table-cell office:value-type="float" office:value="5.00931" calcext:value-type="float">
            <text:p>5.00931</text:p>
          </table:table-cell>
          <table:table-cell office:value-type="float" office:value="4.12158" calcext:value-type="float">
            <text:p>4.12158</text:p>
          </table:table-cell>
          <table:table-cell office:value-type="float" office:value="0.257586" calcext:value-type="float">
            <text:p>0.257586</text:p>
          </table:table-cell>
          <table:table-cell office:value-type="string" calcext:value-type="string">
            <text:p>lidar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737301" calcext:value-type="float">
            <text:p>0.737301</text:p>
          </table:table-cell>
          <table:table-cell office:value-type="float" office:value="14.7047" calcext:value-type="float">
            <text:p>14.7047</text:p>
          </table:table-cell>
          <table:table-cell office:value-type="float" office:value="0.71333" calcext:value-type="float">
            <text:p>0.71333</text:p>
          </table:table-cell>
          <table:table-cell office:value-type="float" office:value="14.603" calcext:value-type="float">
            <text:p>14.603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-4.29864" calcext:value-type="float">
            <text:p>-4.29864</text:p>
          </table:table-cell>
          <table:table-cell table:formula="of:=SQRT([.M214]*[.M214] +[.N214]*[.N214])" office:value-type="float" office:value="5.11957984816137" calcext:value-type="float">
            <text:p>5.1195798482</text:p>
          </table:table-cell>
        </table:table-row>
        <table:table-row table:style-name="ro3">
          <table:table-cell office:value-type="float" office:value="1477010453650000" calcext:value-type="float">
            <text:p>1477010453650000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14.4872" calcext:value-type="float">
            <text:p>14.4872</text:p>
          </table:table-cell>
          <table:table-cell office:value-type="float" office:value="5.01868" calcext:value-type="float">
            <text:p>5.01868</text:p>
          </table:table-cell>
          <table:table-cell office:value-type="float" office:value="4.18336" calcext:value-type="float">
            <text:p>4.18336</text:p>
          </table:table-cell>
          <table:table-cell office:value-type="float" office:value="0.367876" calcext:value-type="float">
            <text:p>0.367876</text:p>
          </table:table-cell>
          <table:table-cell office:value-type="string" calcext:value-type="string">
            <text:p>radar</text:p>
          </table:table-cell>
          <table:table-cell office:value-type="float" office:value="2.18533" calcext:value-type="float">
            <text:p>2.18533</text:p>
          </table:table-cell>
          <table:table-cell office:value-type="float" office:value="0.722177" calcext:value-type="float">
            <text:p>0.722177</text:p>
          </table:table-cell>
          <table:table-cell office:value-type="float" office:value="14.2445" calcext:value-type="float">
            <text:p>14.2445</text:p>
          </table:table-cell>
          <table:table-cell office:value-type="float" office:value="0.575628" calcext:value-type="float">
            <text:p>0.575628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-2.72952" calcext:value-type="float">
            <text:p>-2.72952</text:p>
          </table:table-cell>
          <table:table-cell office:value-type="float" office:value="-4.33598" calcext:value-type="float">
            <text:p>-4.33598</text:p>
          </table:table-cell>
          <table:table-cell table:formula="of:=SQRT([.M215]*[.M215] +[.N215]*[.N215])" office:value-type="float" office:value="5.12357316633617" calcext:value-type="float">
            <text:p>5.1235731663</text:p>
          </table:table-cell>
        </table:table-row>
        <table:table-row table:style-name="ro3">
          <table:table-cell office:value-type="float" office:value="1477010453700000" calcext:value-type="float">
            <text:p>1477010453700000</text:p>
          </table:table-cell>
          <table:table-cell office:value-type="float" office:value="0.394089" calcext:value-type="float">
            <text:p>0.394089</text:p>
          </table:table-cell>
          <table:table-cell office:value-type="float" office:value="14.271" calcext:value-type="float">
            <text:p>14.271</text:p>
          </table:table-cell>
          <table:table-cell office:value-type="float" office:value="5.04506" calcext:value-type="float">
            <text:p>5.04506</text:p>
          </table:table-cell>
          <table:table-cell office:value-type="float" office:value="4.18123" calcext:value-type="float">
            <text:p>4.18123</text:p>
          </table:table-cell>
          <table:table-cell office:value-type="float" office:value="0.336671" calcext:value-type="float">
            <text:p>0.336671</text:p>
          </table:table-cell>
          <table:table-cell office:value-type="string" calcext:value-type="string">
            <text:p>lidar</text:p>
          </table:table-cell>
          <table:table-cell office:value-type="float" office:value="1.37119" calcext:value-type="float">
            <text:p>1.37119</text:p>
          </table:table-cell>
          <table:table-cell office:value-type="float" office:value="0.253435" calcext:value-type="float">
            <text:p>0.253435</text:p>
          </table:table-cell>
          <table:table-cell office:value-type="float" office:value="14.2029" calcext:value-type="float">
            <text:p>14.2029</text:p>
          </table:table-cell>
          <table:table-cell office:value-type="float" office:value="0.440459" calcext:value-type="float">
            <text:p>0.440459</text:p>
          </table:table-cell>
          <table:table-cell office:value-type="float" office:value="14.1696" calcext:value-type="float">
            <text:p>14.1696</text:p>
          </table:table-cell>
          <table:table-cell office:value-type="float" office:value="-2.67925" calcext:value-type="float">
            <text:p>-2.67925</text:p>
          </table:table-cell>
          <table:table-cell office:value-type="float" office:value="-4.37181" calcext:value-type="float">
            <text:p>-4.37181</text:p>
          </table:table-cell>
          <table:table-cell table:formula="of:=SQRT([.M216]*[.M216] +[.N216]*[.N216])" office:value-type="float" office:value="5.1274850793152" calcext:value-type="float">
            <text:p>5.1274850793</text:p>
          </table:table-cell>
        </table:table-row>
        <table:table-row table:style-name="ro3">
          <table:table-cell office:value-type="float" office:value="1477010453750000" calcext:value-type="float">
            <text:p>1477010453750000</text:p>
          </table:table-cell>
          <table:table-cell office:value-type="float" office:value="0.300176" calcext:value-type="float">
            <text:p>0.300176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5.06593" calcext:value-type="float">
            <text:p>5.06593</text:p>
          </table:table-cell>
          <table:table-cell office:value-type="float" office:value="4.25098" calcext:value-type="float">
            <text:p>4.25098</text:p>
          </table:table-cell>
          <table:table-cell office:value-type="float" office:value="0.470182" calcext:value-type="float">
            <text:p>0.470182</text:p>
          </table:table-cell>
          <table:table-cell office:value-type="string" calcext:value-type="string">
            <text:p>radar</text:p>
          </table:table-cell>
          <table:table-cell office:value-type="float" office:value="3.69904" calcext:value-type="float">
            <text:p>3.69904</text:p>
          </table:table-cell>
          <table:table-cell office:value-type="float" office:value="-0.0328023" calcext:value-type="float">
            <text:p>-0.0328023</text:p>
          </table:table-cell>
          <table:table-cell office:value-type="float" office:value="13.9604" calcext:value-type="float">
            <text:p>13.9604</text:p>
          </table:table-cell>
          <table:table-cell office:value-type="float" office:value="0.307779" calcext:value-type="float">
            <text:p>0.307779</text:p>
          </table:table-cell>
          <table:table-cell office:value-type="float" office:value="13.9502" calcext:value-type="float">
            <text:p>13.9502</text:p>
          </table:table-cell>
          <table:table-cell office:value-type="float" office:value="-2.62984" calcext:value-type="float">
            <text:p>-2.62984</text:p>
          </table:table-cell>
          <table:table-cell office:value-type="float" office:value="-4.40617" calcext:value-type="float">
            <text:p>-4.40617</text:p>
          </table:table-cell>
          <table:table-cell table:formula="of:=SQRT([.M217]*[.M217] +[.N217]*[.N217])" office:value-type="float" office:value="5.13131488943136" calcext:value-type="float">
            <text:p>5.1313148894</text:p>
          </table:table-cell>
        </table:table-row>
        <table:table-row table:style-name="ro3">
          <table:table-cell office:value-type="float" office:value="1477010453800000" calcext:value-type="float">
            <text:p>1477010453800000</text:p>
          </table:table-cell>
          <table:table-cell office:value-type="float" office:value="0.270112" calcext:value-type="float">
            <text:p>0.270112</text:p>
          </table:table-cell>
          <table:table-cell office:value-type="float" office:value="13.7621" calcext:value-type="float">
            <text:p>13.7621</text:p>
          </table:table-cell>
          <table:table-cell office:value-type="float" office:value="5.04232" calcext:value-type="float">
            <text:p>5.04232</text:p>
          </table:table-cell>
          <table:table-cell office:value-type="float" office:value="4.31887" calcext:value-type="float">
            <text:p>4.31887</text:p>
          </table:table-cell>
          <table:table-cell office:value-type="float" office:value="0.537211" calcext:value-type="float">
            <text:p>0.537211</text:p>
          </table:table-cell>
          <table:table-cell office:value-type="string" calcext:value-type="string">
            <text:p>lidar</text:p>
          </table:table-cell>
          <table:table-cell office:value-type="float" office:value="2.62036" calcext:value-type="float">
            <text:p>2.62036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13.6856" calcext:value-type="float">
            <text:p>13.6856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3.7292" calcext:value-type="float">
            <text:p>13.7292</text:p>
          </table:table-cell>
          <table:table-cell office:value-type="float" office:value="-2.58135" calcext:value-type="float">
            <text:p>-2.58135</text:p>
          </table:table-cell>
          <table:table-cell office:value-type="float" office:value="-4.43909" calcext:value-type="float">
            <text:p>-4.43909</text:p>
          </table:table-cell>
          <table:table-cell table:formula="of:=SQRT([.M218]*[.M218] +[.N218]*[.N218])" office:value-type="float" office:value="5.13506454200919" calcext:value-type="float">
            <text:p>5.135064542</text:p>
          </table:table-cell>
        </table:table-row>
        <table:table-row table:style-name="ro3">
          <table:table-cell office:value-type="float" office:value="1477010453850000" calcext:value-type="float">
            <text:p>1477010453850000</text:p>
          </table:table-cell>
          <table:table-cell office:value-type="float" office:value="0.184368" calcext:value-type="float">
            <text:p>0.184368</text:p>
          </table:table-cell>
          <table:table-cell office:value-type="float" office:value="13.521" calcext:value-type="float">
            <text:p>13.521</text:p>
          </table:table-cell>
          <table:table-cell office:value-type="float" office:value="5.05226" calcext:value-type="float">
            <text:p>5.05226</text:p>
          </table:table-cell>
          <table:table-cell office:value-type="float" office:value="4.36223" calcext:value-type="float">
            <text:p>4.36223</text:p>
          </table:table-cell>
          <table:table-cell office:value-type="float" office:value="0.58254" calcext:value-type="float">
            <text:p>0.58254</text:p>
          </table:table-cell>
          <table:table-cell office:value-type="string" calcext:value-type="string">
            <text:p>radar</text:p>
          </table:table-cell>
          <table:table-cell office:value-type="float" office:value="0.955958" calcext:value-type="float">
            <text:p>0.955958</text:p>
          </table:table-cell>
          <table:table-cell office:value-type="float" office:value="0.0524412" calcext:value-type="float">
            <text:p>0.0524412</text:p>
          </table:table-cell>
          <table:table-cell office:value-type="float" office:value="13.6377" calcext:value-type="float">
            <text:p>13.6377</text:p>
          </table:table-cell>
          <table:table-cell office:value-type="float" office:value="0.0497099" calcext:value-type="float">
            <text:p>0.0497099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-2.53381" calcext:value-type="float">
            <text:p>-2.53381</text:p>
          </table:table-cell>
          <table:table-cell office:value-type="float" office:value="-4.47061" calcext:value-type="float">
            <text:p>-4.47061</text:p>
          </table:table-cell>
          <table:table-cell table:formula="of:=SQRT([.M219]*[.M219] +[.N219]*[.N219])" office:value-type="float" office:value="5.13873008516696" calcext:value-type="float">
            <text:p>5.1387300852</text:p>
          </table:table-cell>
        </table:table-row>
        <table:table-row table:style-name="ro3">
          <table:table-cell office:value-type="float" office:value="1477010453900000" calcext:value-type="float">
            <text:p>1477010453900000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13.299" calcext:value-type="float">
            <text:p>13.299</text:p>
          </table:table-cell>
          <table:table-cell office:value-type="float" office:value="5.08381" calcext:value-type="float">
            <text:p>5.08381</text:p>
          </table:table-cell>
          <table:table-cell office:value-type="float" office:value="4.34361" calcext:value-type="float">
            <text:p>4.34361</text:p>
          </table:table-cell>
          <table:table-cell office:value-type="float" office:value="0.504997" calcext:value-type="float">
            <text:p>0.504997</text:p>
          </table:table-cell>
          <table:table-cell office:value-type="string" calcext:value-type="string">
            <text:p>lidar</text:p>
          </table:table-cell>
          <table:table-cell office:value-type="float" office:value="2.65671" calcext:value-type="float">
            <text:p>2.65671</text:p>
          </table:table-cell>
          <table:table-cell office:value-type="float" office:value="-0.190344" calcext:value-type="float">
            <text:p>-0.190344</text:p>
          </table:table-cell>
          <table:table-cell office:value-type="float" office:value="13.2856" calcext:value-type="float">
            <text:p>13.2856</text:p>
          </table:table-cell>
          <table:table-cell office:value-type="float" office:value="-0.0757753" calcext:value-type="float">
            <text:p>-0.0757753</text:p>
          </table:table-cell>
          <table:table-cell office:value-type="float" office:value="13.2823" calcext:value-type="float">
            <text:p>13.2823</text:p>
          </table:table-cell>
          <table:table-cell office:value-type="float" office:value="-2.48728" calcext:value-type="float">
            <text:p>-2.48728</text:p>
          </table:table-cell>
          <table:table-cell office:value-type="float" office:value="-4.50075" calcext:value-type="float">
            <text:p>-4.50075</text:p>
          </table:table-cell>
          <table:table-cell table:formula="of:=SQRT([.M220]*[.M220] +[.N220]*[.N220])" office:value-type="float" office:value="5.14230613255376" calcext:value-type="float">
            <text:p>5.1423061326</text:p>
          </table:table-cell>
        </table:table-row>
        <table:table-row table:style-name="ro3">
          <table:table-cell office:value-type="float" office:value="1477010453950000" calcext:value-type="float">
            <text:p>1477010453950000</text:p>
          </table:table-cell>
          <table:table-cell office:value-type="float" office:value="-0.10511" calcext:value-type="float">
            <text:p>-0.10511</text:p>
          </table:table-cell>
          <table:table-cell office:value-type="float" office:value="13.0797" calcext:value-type="float">
            <text:p>13.0797</text:p>
          </table:table-cell>
          <table:table-cell office:value-type="float" office:value="5.07538" calcext:value-type="float">
            <text:p>5.07538</text:p>
          </table:table-cell>
          <table:table-cell office:value-type="float" office:value="4.33621" calcext:value-type="float">
            <text:p>4.33621</text:p>
          </table:table-cell>
          <table:table-cell office:value-type="float" office:value="0.432221" calcext:value-type="float">
            <text:p>0.432221</text:p>
          </table:table-cell>
          <table:table-cell office:value-type="string" calcext:value-type="string">
            <text:p>radar</text:p>
          </table:table-cell>
          <table:table-cell office:value-type="float" office:value="1.08392" calcext:value-type="float">
            <text:p>1.08392</text:p>
          </table:table-cell>
          <table:table-cell office:value-type="float" office:value="-0.275043" calcext:value-type="float">
            <text:p>-0.275043</text:p>
          </table:table-cell>
          <table:table-cell office:value-type="float" office:value="13.1456" calcext:value-type="float">
            <text:p>13.1456</text:p>
          </table:table-cell>
          <table:table-cell office:value-type="float" office:value="-0.198962" calcext:value-type="float">
            <text:p>-0.198962</text:p>
          </table:table-cell>
          <table:table-cell office:value-type="float" office:value="13.0566" calcext:value-type="float">
            <text:p>13.0566</text:p>
          </table:table-cell>
          <table:table-cell office:value-type="float" office:value="-2.44179" calcext:value-type="float">
            <text:p>-2.44179</text:p>
          </table:table-cell>
          <table:table-cell office:value-type="float" office:value="-4.52955" calcext:value-type="float">
            <text:p>-4.52955</text:p>
          </table:table-cell>
          <table:table-cell table:formula="of:=SQRT([.M221]*[.M221] +[.N221]*[.N221])" office:value-type="float" office:value="5.14579066875053" calcext:value-type="float">
            <text:p>5.1457906688</text:p>
          </table:table-cell>
        </table:table-row>
        <table:table-row table:style-name="ro3">
          <table:table-cell office:value-type="float" office:value="1477010454000000" calcext:value-type="float">
            <text:p>1477010454000000</text:p>
          </table:table-cell>
          <table:table-cell office:value-type="float" office:value="-0.12443" calcext:value-type="float">
            <text:p>-0.12443</text:p>
          </table:table-cell>
          <table:table-cell office:value-type="float" office:value="12.8421" calcext:value-type="float">
            <text:p>12.8421</text:p>
          </table:table-cell>
          <table:table-cell office:value-type="float" office:value="5.04373" calcext:value-type="float">
            <text:p>5.04373</text:p>
          </table:table-cell>
          <table:table-cell office:value-type="float" office:value="4.39604" calcext:value-type="float">
            <text:p>4.39604</text:p>
          </table:table-cell>
          <table:table-cell office:value-type="float" office:value="0.495968" calcext:value-type="float">
            <text:p>0.495968</text:p>
          </table:table-cell>
          <table:table-cell office:value-type="string" calcext:value-type="string">
            <text:p>lidar</text:p>
          </table:table-cell>
          <table:table-cell office:value-type="float" office:value="2.1737" calcext:value-type="float">
            <text:p>2.1737</text:p>
          </table:table-cell>
          <table:table-cell office:value-type="float" office:value="0.0462308" calcext:value-type="float">
            <text:p>0.0462308</text:p>
          </table:table-cell>
          <table:table-cell office:value-type="float" office:value="12.9301" calcext:value-type="float">
            <text:p>12.9301</text:p>
          </table:table-cell>
          <table:table-cell office:value-type="float" office:value="-0.319903" calcext:value-type="float">
            <text:p>-0.319903</text:p>
          </table:table-cell>
          <table:table-cell office:value-type="float" office:value="12.8295" calcext:value-type="float">
            <text:p>12.8295</text:p>
          </table:table-cell>
          <table:table-cell office:value-type="float" office:value="-2.39739" calcext:value-type="float">
            <text:p>-2.39739</text:p>
          </table:table-cell>
          <table:table-cell office:value-type="float" office:value="-4.55704" calcext:value-type="float">
            <text:p>-4.55704</text:p>
          </table:table-cell>
          <table:table-cell table:formula="of:=SQRT([.M222]*[.M222] +[.N222]*[.N222])" office:value-type="float" office:value="5.14918366090199" calcext:value-type="float">
            <text:p>5.1491836609</text:p>
          </table:table-cell>
        </table:table-row>
        <table:table-row table:style-name="ro3">
          <table:table-cell office:value-type="float" office:value="1477010454050000" calcext:value-type="float">
            <text:p>1477010454050000</text:p>
          </table:table-cell>
          <table:table-cell office:value-type="float" office:value="-0.254456" calcext:value-type="float">
            <text:p>-0.254456</text:p>
          </table:table-cell>
          <table:table-cell office:value-type="float" office:value="12.6179" calcext:value-type="float">
            <text:p>12.6179</text:p>
          </table:table-cell>
          <table:table-cell office:value-type="float" office:value="5.03979" calcext:value-type="float">
            <text:p>5.03979</text:p>
          </table:table-cell>
          <table:table-cell office:value-type="float" office:value="4.37059" calcext:value-type="float">
            <text:p>4.37059</text:p>
          </table:table-cell>
          <table:table-cell office:value-type="float" office:value="0.385414" calcext:value-type="float">
            <text:p>0.385414</text:p>
          </table:table-cell>
          <table:table-cell office:value-type="string" calcext:value-type="string">
            <text:p>radar</text:p>
          </table:table-cell>
          <table:table-cell office:value-type="float" office:value="4.09672" calcext:value-type="float">
            <text:p>4.09672</text:p>
          </table:table-cell>
          <table:table-cell office:value-type="float" office:value="-0.684792" calcext:value-type="float">
            <text:p>-0.684792</text:p>
          </table:table-cell>
          <table:table-cell office:value-type="float" office:value="12.3563" calcext:value-type="float">
            <text:p>12.3563</text:p>
          </table:table-cell>
          <table:table-cell office:value-type="float" office:value="-0.438654" calcext:value-type="float">
            <text:p>-0.438654</text:p>
          </table:table-cell>
          <table:table-cell office:value-type="float" office:value="12.6011" calcext:value-type="float">
            <text:p>12.6011</text:p>
          </table:table-cell>
          <table:table-cell office:value-type="float" office:value="-2.35412" calcext:value-type="float">
            <text:p>-2.35412</text:p>
          </table:table-cell>
          <table:table-cell office:value-type="float" office:value="-4.58326" calcext:value-type="float">
            <text:p>-4.58326</text:p>
          </table:table-cell>
          <table:table-cell table:formula="of:=SQRT([.M223]*[.M223] +[.N223]*[.N223])" office:value-type="float" office:value="5.15249000018438" calcext:value-type="float">
            <text:p>5.1524900002</text:p>
          </table:table-cell>
        </table:table-row>
        <table:table-row table:style-name="ro3">
          <table:table-cell office:value-type="float" office:value="1477010454100000" calcext:value-type="float">
            <text:p>1477010454100000</text:p>
          </table:table-cell>
          <table:table-cell office:value-type="float" office:value="-0.381587" calcext:value-type="float">
            <text:p>-0.381587</text:p>
          </table:table-cell>
          <table:table-cell office:value-type="float" office:value="12.3853" calcext:value-type="float">
            <text:p>12.3853</text:p>
          </table:table-cell>
          <table:table-cell office:value-type="float" office:value="5.05454" calcext:value-type="float">
            <text:p>5.05454</text:p>
          </table:table-cell>
          <table:table-cell office:value-type="float" office:value="4.36387" calcext:value-type="float">
            <text:p>4.36387</text:p>
          </table:table-cell>
          <table:table-cell office:value-type="float" office:value="0.342592" calcext:value-type="float">
            <text:p>0.342592</text:p>
          </table:table-cell>
          <table:table-cell office:value-type="string" calcext:value-type="string">
            <text:p>lidar</text:p>
          </table:table-cell>
          <table:table-cell office:value-type="float" office:value="0.607284" calcext:value-type="float">
            <text:p>0.607284</text:p>
          </table:table-cell>
          <table:table-cell office:value-type="float" office:value="-0.476482" calcext:value-type="float">
            <text:p>-0.476482</text:p>
          </table:table-cell>
          <table:table-cell office:value-type="float" office:value="12.3633" calcext:value-type="float">
            <text:p>12.3633</text:p>
          </table:table-cell>
          <table:table-cell office:value-type="float" office:value="-0.555273" calcext:value-type="float">
            <text:p>-0.555273</text:p>
          </table:table-cell>
          <table:table-cell office:value-type="float" office:value="12.3714" calcext:value-type="float">
            <text:p>12.3714</text:p>
          </table:table-cell>
          <table:table-cell office:value-type="float" office:value="-2.31202" calcext:value-type="float">
            <text:p>-2.31202</text:p>
          </table:table-cell>
          <table:table-cell office:value-type="float" office:value="-4.60823" calcext:value-type="float">
            <text:p>-4.60823</text:p>
          </table:table-cell>
          <table:table-cell table:formula="of:=SQRT([.M224]*[.M224] +[.N224]*[.N224])" office:value-type="float" office:value="5.15569783960426" calcext:value-type="float">
            <text:p>5.1556978396</text:p>
          </table:table-cell>
        </table:table-row>
        <table:table-row table:style-name="ro3">
          <table:table-cell office:value-type="float" office:value="1477010454150000" calcext:value-type="float">
            <text:p>1477010454150000</text:p>
          </table:table-cell>
          <table:table-cell office:value-type="float" office:value="-0.524059" calcext:value-type="float">
            <text:p>-0.524059</text:p>
          </table:table-cell>
          <table:table-cell office:value-type="float" office:value="12.1766" calcext:value-type="float">
            <text:p>12.1766</text:p>
          </table:table-cell>
          <table:table-cell office:value-type="float" office:value="5.04736" calcext:value-type="float">
            <text:p>5.04736</text:p>
          </table:table-cell>
          <table:table-cell office:value-type="float" office:value="4.33305" calcext:value-type="float">
            <text:p>4.33305</text:p>
          </table:table-cell>
          <table:table-cell office:value-type="float" office:value="0.24997" calcext:value-type="float">
            <text:p>0.24997</text:p>
          </table:table-cell>
          <table:table-cell office:value-type="string" calcext:value-type="string">
            <text:p>radar</text:p>
          </table:table-cell>
          <table:table-cell office:value-type="float" office:value="3.62283" calcext:value-type="float">
            <text:p>3.62283</text:p>
          </table:table-cell>
          <table:table-cell office:value-type="float" office:value="-0.972122" calcext:value-type="float">
            <text:p>-0.972122</text:p>
          </table:table-cell>
          <table:table-cell office:value-type="float" office:value="12.5207" calcext:value-type="float">
            <text:p>12.5207</text:p>
          </table:table-cell>
          <table:table-cell office:value-type="float" office:value="-0.669818" calcext:value-type="float">
            <text:p>-0.669818</text:p>
          </table:table-cell>
          <table:table-cell office:value-type="float" office:value="12.1404" calcext:value-type="float">
            <text:p>12.1404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" calcext:value-type="float">
            <text:p>-4.63198</text:p>
          </table:table-cell>
          <table:table-cell table:formula="of:=SQRT([.M225]*[.M225] +[.N225]*[.N225])" office:value-type="float" office:value="5.15879630849097" calcext:value-type="float">
            <text:p>5.1587963085</text:p>
          </table:table-cell>
        </table:table-row>
        <table:table-row table:style-name="ro3">
          <table:table-cell office:value-type="float" office:value="1477010454200000" calcext:value-type="float">
            <text:p>1477010454200000</text:p>
          </table:table-cell>
          <table:table-cell office:value-type="float" office:value="-0.609562" calcext:value-type="float">
            <text:p>-0.609562</text:p>
          </table:table-cell>
          <table:table-cell office:value-type="float" office:value="11.9531" calcext:value-type="float">
            <text:p>11.9531</text:p>
          </table:table-cell>
          <table:table-cell office:value-type="float" office:value="5.03619" calcext:value-type="float">
            <text:p>5.03619</text:p>
          </table:table-cell>
          <table:table-cell office:value-type="float" office:value="4.34688" calcext:value-type="float">
            <text:p>4.34688</text:p>
          </table:table-cell>
          <table:table-cell office:value-type="float" office:value="0.252901" calcext:value-type="float">
            <text:p>0.252901</text:p>
          </table:table-cell>
          <table:table-cell office:value-type="string" calcext:value-type="string">
            <text:p>lidar</text:p>
          </table:table-cell>
          <table:table-cell office:value-type="float" office:value="0.405897" calcext:value-type="float">
            <text:p>0.405897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12.0386" calcext:value-type="float">
            <text:p>12.0386</text:p>
          </table:table-cell>
          <table:table-cell office:value-type="float" office:value="-0.78235" calcext:value-type="float">
            <text:p>-0.78235</text:p>
          </table:table-cell>
          <table:table-cell office:value-type="float" office:value="11.9083" calcext:value-type="float">
            <text:p>11.9083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-4.65456" calcext:value-type="float">
            <text:p>-4.65456</text:p>
          </table:table-cell>
          <table:table-cell table:formula="of:=SQRT([.M226]*[.M226] +[.N226]*[.N226])" office:value-type="float" office:value="5.16180717067192" calcext:value-type="float">
            <text:p>5.1618071707</text:p>
          </table:table-cell>
        </table:table-row>
        <table:table-row table:style-name="ro3">
          <table:table-cell office:value-type="float" office:value="1477010454250000" calcext:value-type="float">
            <text:p>1477010454250000</text:p>
          </table:table-cell>
          <table:table-cell office:value-type="float" office:value="-0.747073" calcext:value-type="float">
            <text:p>-0.747073</text:p>
          </table:table-cell>
          <table:table-cell office:value-type="float" office:value="11.7275" calcext:value-type="float">
            <text:p>11.7275</text:p>
          </table:table-cell>
          <table:table-cell office:value-type="float" office:value="5.04444" calcext:value-type="float">
            <text:p>5.04444</text:p>
          </table:table-cell>
          <table:table-cell office:value-type="float" office:value="4.32582" calcext:value-type="float">
            <text:p>4.32582</text:p>
          </table:table-cell>
          <table:table-cell office:value-type="float" office:value="0.191241" calcext:value-type="float">
            <text:p>0.191241</text:p>
          </table:table-cell>
          <table:table-cell office:value-type="string" calcext:value-type="string">
            <text:p>radar</text:p>
          </table:table-cell>
          <table:table-cell office:value-type="float" office:value="2.54673" calcext:value-type="float">
            <text:p>2.54673</text:p>
          </table:table-cell>
          <table:table-cell office:value-type="float" office:value="-1.26757" calcext:value-type="float">
            <text:p>-1.26757</text:p>
          </table:table-cell>
          <table:table-cell office:value-type="float" office:value="11.6495" calcext:value-type="float">
            <text:p>11.6495</text:p>
          </table:table-cell>
          <table:table-cell office:value-type="float" office:value="-0.892931" calcext:value-type="float">
            <text:p>-0.892931</text:p>
          </table:table-cell>
          <table:table-cell office:value-type="float" office:value="11.6751" calcext:value-type="float">
            <text:p>11.6751</text:p>
          </table:table-cell>
          <table:table-cell office:value-type="float" office:value="-2.19304" calcext:value-type="float">
            <text:p>-2.19304</text:p>
          </table:table-cell>
          <table:table-cell office:value-type="float" office:value="-4.67598" calcext:value-type="float">
            <text:p>-4.67598</text:p>
          </table:table-cell>
          <table:table-cell table:formula="of:=SQRT([.M227]*[.M227] +[.N227]*[.N227])" office:value-type="float" office:value="5.16470845275897" calcext:value-type="float">
            <text:p>5.1647084528</text:p>
          </table:table-cell>
        </table:table-row>
        <table:table-row table:style-name="ro3">
          <table:table-cell office:value-type="float" office:value="1477010454300000" calcext:value-type="float">
            <text:p>1477010454300000</text:p>
          </table:table-cell>
          <table:table-cell office:value-type="float" office:value="-0.942399" calcext:value-type="float">
            <text:p>-0.942399</text:p>
          </table:table-cell>
          <table:table-cell office:value-type="float" office:value="11.4966" calcext:value-type="float">
            <text:p>11.4966</text:p>
          </table:table-cell>
          <table:table-cell office:value-type="float" office:value="5.08232" calcext:value-type="float">
            <text:p>5.08232</text:p>
          </table:table-cell>
          <table:table-cell office:value-type="float" office:value="4.28066" calcext:value-type="float">
            <text:p>4.28066</text:p>
          </table:table-cell>
          <table:table-cell office:value-type="float" office:value="0.106174" calcext:value-type="float">
            <text:p>0.106174</text:p>
          </table:table-cell>
          <table:table-cell office:value-type="string" calcext:value-type="string">
            <text:p>lidar</text:p>
          </table:table-cell>
          <table:table-cell office:value-type="float" office:value="3.79644" calcext:value-type="float">
            <text:p>3.79644</text:p>
          </table:table-cell>
          <table:table-cell office:value-type="float" office:value="-1.17212" calcext:value-type="float">
            <text:p>-1.17212</text:p>
          </table:table-cell>
          <table:table-cell office:value-type="float" office:value="11.3988" calcext:value-type="float">
            <text:p>11.3988</text:p>
          </table:table-cell>
          <table:table-cell office:value-type="float" office:value="-1.00163" calcext:value-type="float">
            <text:p>-1.00163</text:p>
          </table:table-cell>
          <table:table-cell office:value-type="float" office:value="11.4409" calcext:value-type="float">
            <text:p>11.4409</text:p>
          </table:table-cell>
          <table:table-cell office:value-type="float" office:value="-2.15594" calcext:value-type="float">
            <text:p>-2.15594</text:p>
          </table:table-cell>
          <table:table-cell office:value-type="float" office:value="-4.69628" calcext:value-type="float">
            <text:p>-4.69628</text:p>
          </table:table-cell>
          <table:table-cell table:formula="of:=SQRT([.M228]*[.M228] +[.N228]*[.N228])" office:value-type="float" office:value="5.1675064704362" calcext:value-type="float">
            <text:p>5.1675064704</text:p>
          </table:table-cell>
        </table:table-row>
        <table:table-row table:style-name="ro3">
          <table:table-cell office:value-type="float" office:value="1477010454350000" calcext:value-type="float">
            <text:p>1477010454350000</text:p>
          </table:table-cell>
          <table:table-cell office:value-type="float" office:value="-1.06303" calcext:value-type="float">
            <text:p>-1.06303</text:p>
          </table:table-cell>
          <table:table-cell office:value-type="float" office:value="11.2683" calcext:value-type="float">
            <text:p>11.2683</text:p>
          </table:table-cell>
          <table:table-cell office:value-type="float" office:value="5.07905" calcext:value-type="float">
            <text:p>5.07905</text:p>
          </table:table-cell>
          <table:table-cell office:value-type="float" office:value="4.26219" calcext:value-type="float">
            <text:p>4.26219</text:p>
          </table:table-cell>
          <table:table-cell office:value-type="float" office:value="0.0419354" calcext:value-type="float">
            <text:p>0.0419354</text:p>
          </table:table-cell>
          <table:table-cell office:value-type="string" calcext:value-type="string">
            <text:p>radar</text:p>
          </table:table-cell>
          <table:table-cell office:value-type="float" office:value="2.06171" calcext:value-type="float">
            <text:p>2.06171</text:p>
          </table:table-cell>
          <table:table-cell office:value-type="float" office:value="-0.891441" calcext:value-type="float">
            <text:p>-0.891441</text:p>
          </table:table-cell>
          <table:table-cell office:value-type="float" office:value="10.959" calcext:value-type="float">
            <text:p>10.959</text:p>
          </table:table-cell>
          <table:table-cell office:value-type="float" office:value="-1.1085" calcext:value-type="float">
            <text:p>-1.1085</text:p>
          </table:table-cell>
          <table:table-cell office:value-type="float" office:value="11.2057" calcext:value-type="float">
            <text:p>11.2057</text:p>
          </table:table-cell>
          <table:table-cell office:value-type="float" office:value="-2.12017" calcext:value-type="float">
            <text:p>-2.12017</text:p>
          </table:table-cell>
          <table:table-cell office:value-type="float" office:value="-4.71549" calcext:value-type="float">
            <text:p>-4.71549</text:p>
          </table:table-cell>
          <table:table-cell table:formula="of:=SQRT([.M229]*[.M229] +[.N229]*[.N229])" office:value-type="float" office:value="5.17019987708406" calcext:value-type="float">
            <text:p>5.1701998771</text:p>
          </table:table-cell>
        </table:table-row>
        <table:table-row table:style-name="ro3">
          <table:table-cell office:value-type="float" office:value="1477010454400000" calcext:value-type="float">
            <text:p>1477010454400000</text:p>
          </table:table-cell>
          <table:table-cell office:value-type="float" office:value="-1.23828" calcext:value-type="float">
            <text:p>-1.23828</text:p>
          </table:table-cell>
          <table:table-cell office:value-type="float" office:value="11.0492" calcext:value-type="float">
            <text:p>11.0492</text:p>
          </table:table-cell>
          <table:table-cell office:value-type="float" office:value="5.09875" calcext:value-type="float">
            <text:p>5.09875</text:p>
          </table:table-cell>
          <table:table-cell office:value-type="float" office:value="4.2299" calcext:value-type="float">
            <text:p>4.2299</text:p>
          </table:table-cell>
          <table:table-cell office:value-type="float" office:value="-0.00816321" calcext:value-type="float">
            <text:p>-0.00816321</text:p>
          </table:table-cell>
          <table:table-cell office:value-type="string" calcext:value-type="string">
            <text:p>lidar</text:p>
          </table:table-cell>
          <table:table-cell office:value-type="float" office:value="1.50957" calcext:value-type="float">
            <text:p>1.50957</text:p>
          </table:table-cell>
          <table:table-cell office:value-type="float" office:value="-1.39289" calcext:value-type="float">
            <text:p>-1.39289</text:p>
          </table:table-cell>
          <table:table-cell office:value-type="float" office:value="11.0424" calcext:value-type="float">
            <text:p>11.0424</text:p>
          </table:table-cell>
          <table:table-cell office:value-type="float" office:value="-1.21362" calcext:value-type="float">
            <text:p>-1.21362</text:p>
          </table:table-cell>
          <table:table-cell office:value-type="float" office:value="10.9695" calcext:value-type="float">
            <text:p>10.9695</text:p>
          </table:table-cell>
          <table:table-cell office:value-type="float" office:value="-2.08575" calcext:value-type="float">
            <text:p>-2.08575</text:p>
          </table:table-cell>
          <table:table-cell office:value-type="float" office:value="-4.73364" calcext:value-type="float">
            <text:p>-4.73364</text:p>
          </table:table-cell>
          <table:table-cell table:formula="of:=SQRT([.M230]*[.M230] +[.N230]*[.N230])" office:value-type="float" office:value="5.17278461876193" calcext:value-type="float">
            <text:p>5.1727846188</text:p>
          </table:table-cell>
        </table:table-row>
        <table:table-row table:style-name="ro3">
          <table:table-cell office:value-type="float" office:value="1477010454450000" calcext:value-type="float">
            <text:p>1477010454450000</text:p>
          </table:table-cell>
          <table:table-cell office:value-type="float" office:value="-1.29703" calcext:value-type="float">
            <text:p>-1.29703</text:p>
          </table:table-cell>
          <table:table-cell office:value-type="float" office:value="10.7986" calcext:value-type="float">
            <text:p>10.7986</text:p>
          </table:table-cell>
          <table:table-cell office:value-type="float" office:value="5.10473" calcext:value-type="float">
            <text:p>5.10473</text:p>
          </table:table-cell>
          <table:table-cell office:value-type="float" office:value="4.29429" calcext:value-type="float">
            <text:p>4.29429</text:p>
          </table:table-cell>
          <table:table-cell office:value-type="float" office:value="0.144096" calcext:value-type="float">
            <text:p>0.144096</text:p>
          </table:table-cell>
          <table:table-cell office:value-type="string" calcext:value-type="string">
            <text:p>radar</text:p>
          </table:table-cell>
          <table:table-cell office:value-type="float" office:value="2.57695" calcext:value-type="float">
            <text:p>2.57695</text:p>
          </table:table-cell>
          <table:table-cell office:value-type="float" office:value="-1.29894" calcext:value-type="float">
            <text:p>-1.29894</text:p>
          </table:table-cell>
          <table:table-cell office:value-type="float" office:value="10.9012" calcext:value-type="float">
            <text:p>10.9012</text:p>
          </table:table-cell>
          <table:table-cell office:value-type="float" office:value="-1.31706" calcext:value-type="float">
            <text:p>-1.31706</text:p>
          </table:table-cell>
          <table:table-cell office:value-type="float" office:value="10.7324" calcext:value-type="float">
            <text:p>10.7324</text:p>
          </table:table-cell>
          <table:table-cell office:value-type="float" office:value="-2.05273" calcext:value-type="float">
            <text:p>-2.05273</text:p>
          </table:table-cell>
          <table:table-cell office:value-type="float" office:value="-4.75075" calcext:value-type="float">
            <text:p>-4.75075</text:p>
          </table:table-cell>
          <table:table-cell table:formula="of:=SQRT([.M231]*[.M231] +[.N231]*[.N231])" office:value-type="float" office:value="5.17526096109172" calcext:value-type="float">
            <text:p>5.1752609611</text:p>
          </table:table-cell>
        </table:table-row>
        <table:table-row table:style-name="ro3">
          <table:table-cell office:value-type="float" office:value="1477010454500000" calcext:value-type="float">
            <text:p>1477010454500000</text:p>
          </table:table-cell>
          <table:table-cell office:value-type="float" office:value="-1.4211" calcext:value-type="float">
            <text:p>-1.4211</text:p>
          </table:table-cell>
          <table:table-cell office:value-type="float" office:value="10.5502" calcext:value-type="float">
            <text:p>10.5502</text:p>
          </table:table-cell>
          <table:table-cell office:value-type="float" office:value="5.12627" calcext:value-type="float">
            <text:p>5.12627</text:p>
          </table:table-cell>
          <table:table-cell office:value-type="float" office:value="4.29472" calcext:value-type="float">
            <text:p>4.29472</text:p>
          </table:table-cell>
          <table:table-cell office:value-type="float" office:value="0.135129" calcext:value-type="float">
            <text:p>0.135129</text:p>
          </table:table-cell>
          <table:table-cell office:value-type="string" calcext:value-type="string">
            <text:p>lidar</text:p>
          </table:table-cell>
          <table:table-cell office:value-type="float" office:value="1.17126" calcext:value-type="float">
            <text:p>1.17126</text:p>
          </table:table-cell>
          <table:table-cell office:value-type="float" office:value="-1.49687" calcext:value-type="float">
            <text:p>-1.49687</text:p>
          </table:table-cell>
          <table:table-cell office:value-type="float" office:value="10.4198" calcext:value-type="float">
            <text:p>10.4198</text:p>
          </table:table-cell>
          <table:table-cell office:value-type="float" office:value="-1.41889" calcext:value-type="float">
            <text:p>-1.41889</text:p>
          </table:table-cell>
          <table:table-cell office:value-type="float" office:value="10.4945" calcext:value-type="float">
            <text:p>10.4945</text:p>
          </table:table-cell>
          <table:table-cell office:value-type="float" office:value="-2.02111" calcext:value-type="float">
            <text:p>-2.02111</text:p>
          </table:table-cell>
          <table:table-cell office:value-type="float" office:value="-4.76686" calcext:value-type="float">
            <text:p>-4.76686</text:p>
          </table:table-cell>
          <table:table-cell table:formula="of:=SQRT([.M232]*[.M232] +[.N232]*[.N232])" office:value-type="float" office:value="5.17762879045032" calcext:value-type="float">
            <text:p>5.1776287905</text:p>
          </table:table-cell>
        </table:table-row>
        <table:table-row table:style-name="ro3">
          <table:table-cell office:value-type="float" office:value="1477010454550000" calcext:value-type="float">
            <text:p>1477010454550000</text:p>
          </table:table-cell>
          <table:table-cell office:value-type="float" office:value="-1.49181" calcext:value-type="float">
            <text:p>-1.49181</text:p>
          </table:table-cell>
          <table:table-cell office:value-type="float" office:value="10.2887" calcext:value-type="float">
            <text:p>10.2887</text:p>
          </table:table-cell>
          <table:table-cell office:value-type="float" office:value="5.14208" calcext:value-type="float">
            <text:p>5.14208</text:p>
          </table:table-cell>
          <table:table-cell office:value-type="float" office:value="4.34285" calcext:value-type="float">
            <text:p>4.34285</text:p>
          </table:table-cell>
          <table:table-cell office:value-type="float" office:value="0.234944" calcext:value-type="float">
            <text:p>0.234944</text:p>
          </table:table-cell>
          <table:table-cell office:value-type="string" calcext:value-type="string">
            <text:p>radar</text:p>
          </table:table-cell>
          <table:table-cell office:value-type="float" office:value="2.28331" calcext:value-type="float">
            <text:p>2.28331</text:p>
          </table:table-cell>
          <table:table-cell office:value-type="float" office:value="-1.59293" calcext:value-type="float">
            <text:p>-1.59293</text:p>
          </table:table-cell>
          <table:table-cell office:value-type="float" office:value="10.0212" calcext:value-type="float">
            <text:p>10.0212</text:p>
          </table:table-cell>
          <table:table-cell office:value-type="float" office:value="-1.51917" calcext:value-type="float">
            <text:p>-1.51917</text:p>
          </table:table-cell>
          <table:table-cell office:value-type="float" office:value="10.2559" calcext:value-type="float">
            <text:p>10.2559</text:p>
          </table:table-cell>
          <table:table-cell office:value-type="float" office:value="-1.99093" calcext:value-type="float">
            <text:p>-1.99093</text:p>
          </table:table-cell>
          <table:table-cell office:value-type="float" office:value="-4.78198" calcext:value-type="float">
            <text:p>-4.78198</text:p>
          </table:table-cell>
          <table:table-cell table:formula="of:=SQRT([.M233]*[.M233] +[.N233]*[.N233])" office:value-type="float" office:value="5.17987789289477" calcext:value-type="float">
            <text:p>5.1798778929</text:p>
          </table:table-cell>
        </table:table-row>
        <table:table-row table:style-name="ro3">
          <table:table-cell office:value-type="float" office:value="1477010454600000" calcext:value-type="float">
            <text:p>1477010454600000</text:p>
          </table:table-cell>
          <table:table-cell office:value-type="float" office:value="-1.59832" calcext:value-type="float">
            <text:p>-1.59832</text:p>
          </table:table-cell>
          <table:table-cell office:value-type="float" office:value="10.0739" calcext:value-type="float">
            <text:p>10.0739</text:p>
          </table:table-cell>
          <table:table-cell office:value-type="float" office:value="5.12874" calcext:value-type="float">
            <text:p>5.12874</text:p>
          </table:table-cell>
          <table:table-cell office:value-type="float" office:value="4.34259" calcext:value-type="float">
            <text:p>4.34259</text:p>
          </table:table-cell>
          <table:table-cell office:value-type="float" office:value="0.217961" calcext:value-type="float">
            <text:p>0.217961</text:p>
          </table:table-cell>
          <table:table-cell office:value-type="string" calcext:value-type="string">
            <text:p>lidar</text:p>
          </table:table-cell>
          <table:table-cell office:value-type="float" office:value="1.40161" calcext:value-type="float">
            <text:p>1.40161</text:p>
          </table:table-cell>
          <table:table-cell office:value-type="float" office:value="-1.61875" calcext:value-type="float">
            <text:p>-1.61875</text:p>
          </table:table-cell>
          <table:table-cell office:value-type="float" office:value="10.2374" calcext:value-type="float">
            <text:p>10.2374</text:p>
          </table:table-cell>
          <table:table-cell office:value-type="float" office:value="-1.61797" calcext:value-type="float">
            <text:p>-1.61797</text:p>
          </table:table-cell>
          <table:table-cell office:value-type="float" office:value="10.0165" calcext:value-type="float">
            <text:p>10.0165</text:p>
          </table:table-cell>
          <table:table-cell office:value-type="float" office:value="-1.96221" calcext:value-type="float">
            <text:p>-1.96221</text:p>
          </table:table-cell>
          <table:table-cell office:value-type="float" office:value="-4.79615" calcext:value-type="float">
            <text:p>-4.79615</text:p>
          </table:table-cell>
          <table:table-cell table:formula="of:=SQRT([.M234]*[.M234] +[.N234]*[.N234])" office:value-type="float" office:value="5.18201919203316" calcext:value-type="float">
            <text:p>5.182019192</text:p>
          </table:table-cell>
        </table:table-row>
        <table:table-row table:style-name="ro3">
          <table:table-cell office:value-type="float" office:value="1477010454650000" calcext:value-type="float">
            <text:p>1477010454650000</text:p>
          </table:table-cell>
          <table:table-cell office:value-type="float" office:value="-1.68956" calcext:value-type="float">
            <text:p>-1.68956</text:p>
          </table:table-cell>
          <table:table-cell office:value-type="float" office:value="9.8413" calcext:value-type="float">
            <text:p>9.8413</text:p>
          </table:table-cell>
          <table:table-cell office:value-type="float" office:value="5.12197" calcext:value-type="float">
            <text:p>5.12197</text:p>
          </table:table-cell>
          <table:table-cell office:value-type="float" office:value="4.34869" calcext:value-type="float">
            <text:p>4.34869</text:p>
          </table:table-cell>
          <table:table-cell office:value-type="float" office:value="0.204091" calcext:value-type="float">
            <text:p>0.204091</text:p>
          </table:table-cell>
          <table:table-cell office:value-type="string" calcext:value-type="string">
            <text:p>radar</text:p>
          </table:table-cell>
          <table:table-cell office:value-type="float" office:value="0.315317" calcext:value-type="float">
            <text:p>0.315317</text:p>
          </table:table-cell>
          <table:table-cell office:value-type="float" office:value="-1.59702" calcext:value-type="float">
            <text:p>-1.59702</text:p>
          </table:table-cell>
          <table:table-cell office:value-type="float" office:value="9.96554" calcext:value-type="float">
            <text:p>9.96554</text:p>
          </table:table-cell>
          <table:table-cell office:value-type="float" office:value="-1.71539" calcext:value-type="float">
            <text:p>-1.71539</text:p>
          </table:table-cell>
          <table:table-cell office:value-type="float" office:value="9.77637" calcext:value-type="float">
            <text:p>9.77637</text:p>
          </table:table-cell>
          <table:table-cell office:value-type="float" office:value="-1.93498" calcext:value-type="float">
            <text:p>-1.93498</text:p>
          </table:table-cell>
          <table:table-cell office:value-type="float" office:value="-4.80939" calcext:value-type="float">
            <text:p>-4.80939</text:p>
          </table:table-cell>
          <table:table-cell table:formula="of:=SQRT([.M235]*[.M235] +[.N235]*[.N235])" office:value-type="float" office:value="5.18405051793479" calcext:value-type="float">
            <text:p>5.1840505179</text:p>
          </table:table-cell>
        </table:table-row>
        <table:table-row table:style-name="ro3">
          <table:table-cell office:value-type="float" office:value="1477010454700000" calcext:value-type="float">
            <text:p>1477010454700000</text:p>
          </table:table-cell>
          <table:table-cell office:value-type="float" office:value="-1.77043" calcext:value-type="float">
            <text:p>-1.77043</text:p>
          </table:table-cell>
          <table:table-cell office:value-type="float" office:value="9.61473" calcext:value-type="float">
            <text:p>9.61473</text:p>
          </table:table-cell>
          <table:table-cell office:value-type="float" office:value="5.10778" calcext:value-type="float">
            <text:p>5.10778</text:p>
          </table:table-cell>
          <table:table-cell office:value-type="float" office:value="4.36079" calcext:value-type="float">
            <text:p>4.36079</text:p>
          </table:table-cell>
          <table:table-cell office:value-type="float" office:value="0.207226" calcext:value-type="float">
            <text:p>0.207226</text:p>
          </table:table-cell>
          <table:table-cell office:value-type="string" calcext:value-type="string">
            <text:p>lidar</text:p>
          </table:table-cell>
          <table:table-cell office:value-type="float" office:value="0.563434" calcext:value-type="float">
            <text:p>0.563434</text:p>
          </table:table-cell>
          <table:table-cell office:value-type="float" office:value="-1.73381" calcext:value-type="float">
            <text:p>-1.73381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1.81147" calcext:value-type="float">
            <text:p>-1.81147</text:p>
          </table:table-cell>
          <table:table-cell office:value-type="float" office:value="9.53564" calcext:value-type="float">
            <text:p>9.53564</text:p>
          </table:table-cell>
          <table:table-cell office:value-type="float" office:value="-1.90924" calcext:value-type="float">
            <text:p>-1.90924</text:p>
          </table:table-cell>
          <table:table-cell office:value-type="float" office:value="-4.82172" calcext:value-type="float">
            <text:p>-4.82172</text:p>
          </table:table-cell>
          <table:table-cell table:formula="of:=SQRT([.M236]*[.M236] +[.N236]*[.N236])" office:value-type="float" office:value="5.18596000138836" calcext:value-type="float">
            <text:p>5.1859600014</text:p>
          </table:table-cell>
        </table:table-row>
        <table:table-row table:style-name="ro3">
          <table:table-cell office:value-type="float" office:value="1477010454750000" calcext:value-type="float">
            <text:p>1477010454750000</text:p>
          </table:table-cell>
          <table:table-cell office:value-type="float" office:value="-1.86711" calcext:value-type="float">
            <text:p>-1.86711</text:p>
          </table:table-cell>
          <table:table-cell office:value-type="float" office:value="9.36734" calcext:value-type="float">
            <text:p>9.36734</text:p>
          </table:table-cell>
          <table:table-cell office:value-type="float" office:value="5.12446" calcext:value-type="float">
            <text:p>5.12446</text:p>
          </table:table-cell>
          <table:table-cell office:value-type="float" office:value="4.38178" calcext:value-type="float">
            <text:p>4.38178</text:p>
          </table:table-cell>
          <table:table-cell office:value-type="float" office:value="0.250298" calcext:value-type="float">
            <text:p>0.250298</text:p>
          </table:table-cell>
          <table:table-cell office:value-type="string" calcext:value-type="string">
            <text:p>radar</text:p>
          </table:table-cell>
          <table:table-cell office:value-type="float" office:value="2.67274" calcext:value-type="float">
            <text:p>2.67274</text:p>
          </table:table-cell>
          <table:table-cell office:value-type="float" office:value="-2.27191" calcext:value-type="float">
            <text:p>-2.27191</text:p>
          </table:table-cell>
          <table:table-cell office:value-type="float" office:value="9.37316" calcext:value-type="float">
            <text:p>9.37316</text:p>
          </table:table-cell>
          <table:table-cell office:value-type="float" office:value="-1.90631" calcext:value-type="float">
            <text:p>-1.90631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-1.88502" calcext:value-type="float">
            <text:p>-1.88502</text:p>
          </table:table-cell>
          <table:table-cell office:value-type="float" office:value="-4.83316" calcext:value-type="float">
            <text:p>-4.83316</text:p>
          </table:table-cell>
          <table:table-cell table:formula="of:=SQRT([.M237]*[.M237] +[.N237]*[.N237])" office:value-type="float" office:value="5.18774864329412" calcext:value-type="float">
            <text:p>5.1877486433</text:p>
          </table:table-cell>
        </table:table-row>
        <table:table-row table:style-name="ro3">
          <table:table-cell office:value-type="float" office:value="1477010454800000" calcext:value-type="float">
            <text:p>1477010454800000</text:p>
          </table:table-cell>
          <table:table-cell office:value-type="float" office:value="-1.93725" calcext:value-type="float">
            <text:p>-1.93725</text:p>
          </table:table-cell>
          <table:table-cell office:value-type="float" office:value="9.08044" calcext:value-type="float">
            <text:p>9.08044</text:p>
          </table:table-cell>
          <table:table-cell office:value-type="float" office:value="5.15591" calcext:value-type="float">
            <text:p>5.15591</text:p>
          </table:table-cell>
          <table:table-cell office:value-type="float" office:value="4.40769" calcext:value-type="float">
            <text:p>4.40769</text:p>
          </table:table-cell>
          <table:table-cell office:value-type="float" office:value="0.269029" calcext:value-type="float">
            <text:p>0.269029</text:p>
          </table:table-cell>
          <table:table-cell office:value-type="string" calcext:value-type="string">
            <text:p>lidar</text:p>
          </table:table-cell>
          <table:table-cell office:value-type="float" office:value="4.8885" calcext:value-type="float">
            <text:p>4.8885</text:p>
          </table:table-cell>
          <table:table-cell office:value-type="float" office:value="-1.93833" calcext:value-type="float">
            <text:p>-1.93833</text:p>
          </table:table-cell>
          <table:table-cell office:value-type="float" office:value="8.77028" calcext:value-type="float">
            <text:p>8.77028</text:p>
          </table:table-cell>
          <table:table-cell office:value-type="float" office:value="-1.99998" calcext:value-type="float">
            <text:p>-1.99998</text:p>
          </table:table-cell>
          <table:table-cell office:value-type="float" office:value="9.05243" calcext:value-type="float">
            <text:p>9.05243</text:p>
          </table:table-cell>
          <table:table-cell office:value-type="float" office:value="-1.86233" calcext:value-type="float">
            <text:p>-1.86233</text:p>
          </table:table-cell>
          <table:table-cell office:value-type="float" office:value="-4.84374" calcext:value-type="float">
            <text:p>-4.84374</text:p>
          </table:table-cell>
          <table:table-cell table:formula="of:=SQRT([.M238]*[.M238] +[.N238]*[.N238])" office:value-type="float" office:value="5.18942099048632" calcext:value-type="float">
            <text:p>5.1894209905</text:p>
          </table:table-cell>
        </table:table-row>
        <table:table-row table:style-name="ro3">
          <table:table-cell office:value-type="float" office:value="1477010454850000" calcext:value-type="float">
            <text:p>1477010454850000</text:p>
          </table:table-cell>
          <table:table-cell office:value-type="float" office:value="-2.0314" calcext:value-type="float">
            <text:p>-2.0314</text:p>
          </table:table-cell>
          <table:table-cell office:value-type="float" office:value="8.8538" calcext:value-type="float">
            <text:p>8.8538</text:p>
          </table:table-cell>
          <table:table-cell office:value-type="float" office:value="5.14177" calcext:value-type="float">
            <text:p>5.14177</text:p>
          </table:table-cell>
          <table:table-cell office:value-type="float" office:value="4.39567" calcext:value-type="float">
            <text:p>4.39567</text:p>
          </table:table-cell>
          <table:table-cell office:value-type="float" office:value="0.206373" calcext:value-type="float">
            <text:p>0.206373</text:p>
          </table:table-cell>
          <table:table-cell office:value-type="string" calcext:value-type="string">
            <text:p>radar</text:p>
          </table:table-cell>
          <table:table-cell office:value-type="float" office:value="1.55006" calcext:value-type="float">
            <text:p>1.55006</text:p>
          </table:table-cell>
          <table:table-cell office:value-type="float" office:value="-1.96565" calcext:value-type="float">
            <text:p>-1.96565</text:p>
          </table:table-cell>
          <table:table-cell office:value-type="float" office:value="9.13274" calcext:value-type="float">
            <text:p>9.13274</text:p>
          </table:table-cell>
          <table:table-cell office:value-type="float" office:value="-2.09256" calcext:value-type="float">
            <text:p>-2.09256</text:p>
          </table:table-cell>
          <table:table-cell office:value-type="float" office:value="8.81003" calcext:value-type="float">
            <text:p>8.81003</text:p>
          </table:table-cell>
          <table:table-cell office:value-type="float" office:value="-1.8412" calcext:value-type="float">
            <text:p>-1.8412</text:p>
          </table:table-cell>
          <table:table-cell office:value-type="float" office:value="-4.85347" calcext:value-type="float">
            <text:p>-4.85347</text:p>
          </table:table-cell>
          <table:table-cell table:formula="of:=SQRT([.M239]*[.M239] +[.N239]*[.N239])" office:value-type="float" office:value="5.19097182432153" calcext:value-type="float">
            <text:p>5.1909718243</text:p>
          </table:table-cell>
        </table:table-row>
        <table:table-row table:style-name="ro3">
          <table:table-cell office:value-type="float" office:value="1477010454900000" calcext:value-type="float">
            <text:p>1477010454900000</text:p>
          </table:table-cell>
          <table:table-cell office:value-type="float" office:value="-2.12615" calcext:value-type="float">
            <text:p>-2.12615</text:p>
          </table:table-cell>
          <table:table-cell office:value-type="float" office:value="8.60255" calcext:value-type="float">
            <text:p>8.60255</text:p>
          </table:table-cell>
          <table:table-cell office:value-type="float" office:value="5.15415" calcext:value-type="float">
            <text:p>5.15415</text:p>
          </table:table-cell>
          <table:table-cell office:value-type="float" office:value="4.39895" calcext:value-type="float">
            <text:p>4.39895</text:p>
          </table:table-cell>
          <table:table-cell office:value-type="float" office:value="0.195141" calcext:value-type="float">
            <text:p>0.195141</text:p>
          </table:table-cell>
          <table:table-cell office:value-type="string" calcext:value-type="string">
            <text:p>lidar</text:p>
          </table:table-cell>
          <table:table-cell office:value-type="float" office:value="0.337184" calcext:value-type="float">
            <text:p>0.337184</text:p>
          </table:table-cell>
          <table:table-cell office:value-type="float" office:value="-2.1768" calcext:value-type="float">
            <text:p>-2.1768</text:p>
          </table:table-cell>
          <table:table-cell office:value-type="float" office:value="8.5411" calcext:value-type="float">
            <text:p>8.5411</text:p>
          </table:table-cell>
          <table:table-cell office:value-type="float" office:value="-2.18412" calcext:value-type="float">
            <text:p>-2.18412</text:p>
          </table:table-cell>
          <table:table-cell office:value-type="float" office:value="8.56717" calcext:value-type="float">
            <text:p>8.56717</text:p>
          </table:table-cell>
          <table:table-cell office:value-type="float" office:value="-1.82164" calcext:value-type="float">
            <text:p>-1.82164</text:p>
          </table:table-cell>
          <table:table-cell office:value-type="float" office:value="-4.86238" calcext:value-type="float">
            <text:p>-4.86238</text:p>
          </table:table-cell>
          <table:table-cell table:formula="of:=SQRT([.M240]*[.M240] +[.N240]*[.N240])" office:value-type="float" office:value="5.19240903184639" calcext:value-type="float">
            <text:p>5.1924090318</text:p>
          </table:table-cell>
        </table:table-row>
        <table:table-row table:style-name="ro3">
          <table:table-cell office:value-type="float" office:value="1477010454950000" calcext:value-type="float">
            <text:p>1477010454950000</text:p>
          </table:table-cell>
          <table:table-cell office:value-type="float" office:value="-2.24823" calcext:value-type="float">
            <text:p>-2.24823</text:p>
          </table:table-cell>
          <table:table-cell office:value-type="float" office:value="8.35528" calcext:value-type="float">
            <text:p>8.35528</text:p>
          </table:table-cell>
          <table:table-cell office:value-type="float" office:value="5.1737" calcext:value-type="float">
            <text:p>5.1737</text:p>
          </table:table-cell>
          <table:table-cell office:value-type="float" office:value="4.38638" calcext:value-type="float">
            <text:p>4.38638</text:p>
          </table:table-cell>
          <table:table-cell office:value-type="float" office:value="0.160344" calcext:value-type="float">
            <text:p>0.160344</text:p>
          </table:table-cell>
          <table:table-cell office:value-type="string" calcext:value-type="string">
            <text:p>radar</text:p>
          </table:table-cell>
          <table:table-cell office:value-type="float" office:value="3.16169" calcext:value-type="float">
            <text:p>3.16169</text:p>
          </table:table-cell>
          <table:table-cell office:value-type="float" office:value="-2.65862" calcext:value-type="float">
            <text:p>-2.65862</text:p>
          </table:table-cell>
          <table:table-cell office:value-type="float" office:value="8.19477" calcext:value-type="float">
            <text:p>8.19477</text:p>
          </table:table-cell>
          <table:table-cell office:value-type="float" office:value="-2.27474" calcext:value-type="float">
            <text:p>-2.27474</text:p>
          </table:table-cell>
          <table:table-cell office:value-type="float" office:value="8.32388" calcext:value-type="float">
            <text:p>8.32388</text:p>
          </table:table-cell>
          <table:table-cell office:value-type="float" office:value="-1.80365" calcext:value-type="float">
            <text:p>-1.80365</text:p>
          </table:table-cell>
          <table:table-cell office:value-type="float" office:value="-4.87047" calcext:value-type="float">
            <text:p>-4.87047</text:p>
          </table:table-cell>
          <table:table-cell table:formula="of:=SQRT([.M241]*[.M241] +[.N241]*[.N241])" office:value-type="float" office:value="5.19371074891546" calcext:value-type="float">
            <text:p>5.1937107489</text:p>
          </table:table-cell>
        </table:table-row>
        <table:table-row table:style-name="ro3">
          <table:table-cell office:value-type="float" office:value="1477010455000000" calcext:value-type="float">
            <text:p>1477010455000000</text:p>
          </table:table-cell>
          <table:table-cell office:value-type="float" office:value="-2.30222" calcext:value-type="float">
            <text:p>-2.30222</text:p>
          </table:table-cell>
          <table:table-cell office:value-type="float" office:value="8.11355" calcext:value-type="float">
            <text:p>8.11355</text:p>
          </table:table-cell>
          <table:table-cell office:value-type="float" office:value="5.15987" calcext:value-type="float">
            <text:p>5.15987</text:p>
          </table:table-cell>
          <table:table-cell office:value-type="float" office:value="4.40792" calcext:value-type="float">
            <text:p>4.40792</text:p>
          </table:table-cell>
          <table:table-cell office:value-type="float" office:value="0.181027" calcext:value-type="float">
            <text:p>0.181027</text:p>
          </table:table-cell>
          <table:table-cell office:value-type="string" calcext:value-type="string">
            <text:p>lidar</text:p>
          </table:table-cell>
          <table:table-cell office:value-type="float" office:value="0.488857" calcext:value-type="float">
            <text:p>0.488857</text:p>
          </table:table-cell>
          <table:table-cell office:value-type="float" office:value="-2.21875" calcext:value-type="float">
            <text:p>-2.21875</text:p>
          </table:table-cell>
          <table:table-cell office:value-type="float" office:value="8.15339" calcext:value-type="float">
            <text:p>8.15339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8.0802" calcext:value-type="float">
            <text:p>8.0802</text:p>
          </table:table-cell>
          <table:table-cell office:value-type="float" office:value="-1.78726" calcext:value-type="float">
            <text:p>-1.78726</text:p>
          </table:table-cell>
          <table:table-cell office:value-type="float" office:value="-4.87778" calcext:value-type="float">
            <text:p>-4.87778</text:p>
          </table:table-cell>
          <table:table-cell table:formula="of:=SQRT([.M242]*[.M242] +[.N242]*[.N242])" office:value-type="float" office:value="5.1949048149124" calcext:value-type="float">
            <text:p>5.1949048149</text:p>
          </table:table-cell>
        </table:table-row>
        <table:table-row table:style-name="ro3">
          <table:table-cell office:value-type="float" office:value="1477010455050000" calcext:value-type="float">
            <text:p>1477010455050000</text:p>
          </table:table-cell>
          <table:table-cell office:value-type="float" office:value="-2.37662" calcext:value-type="float">
            <text:p>-2.37662</text:p>
          </table:table-cell>
          <table:table-cell office:value-type="float" office:value="7.89248" calcext:value-type="float">
            <text:p>7.89248</text:p>
          </table:table-cell>
          <table:table-cell office:value-type="float" office:value="5.13613" calcext:value-type="float">
            <text:p>5.13613</text:p>
          </table:table-cell>
          <table:table-cell office:value-type="float" office:value="4.40876" calcext:value-type="float">
            <text:p>4.40876</text:p>
          </table:table-cell>
          <table:table-cell office:value-type="float" office:value="0.159177" calcext:value-type="float">
            <text:p>0.159177</text:p>
          </table:table-cell>
          <table:table-cell office:value-type="string" calcext:value-type="string">
            <text:p>radar</text:p>
          </table:table-cell>
          <table:table-cell office:value-type="float" office:value="5.11029" calcext:value-type="float">
            <text:p>5.11029</text:p>
          </table:table-cell>
          <table:table-cell office:value-type="float" office:value="-2.273" calcext:value-type="float">
            <text:p>-2.273</text:p>
          </table:table-cell>
          <table:table-cell office:value-type="float" office:value="8.52315" calcext:value-type="float">
            <text:p>8.52315</text:p>
          </table:table-cell>
          <table:table-cell office:value-type="float" office:value="-2.45348" calcext:value-type="float">
            <text:p>-2.45348</text:p>
          </table:table-cell>
          <table:table-cell office:value-type="float" office:value="7.83617" calcext:value-type="float">
            <text:p>7.83617</text:p>
          </table:table-cell>
          <table:table-cell office:value-type="float" office:value="-1.77248" calcext:value-type="float">
            <text:p>-1.77248</text:p>
          </table:table-cell>
          <table:table-cell office:value-type="float" office:value="-4.8843" calcext:value-type="float">
            <text:p>-4.8843</text:p>
          </table:table-cell>
          <table:table-cell table:formula="of:=SQRT([.M243]*[.M243] +[.N243]*[.N243])" office:value-type="float" office:value="5.19596688215004" calcext:value-type="float">
            <text:p>5.1959668822</text:p>
          </table:table-cell>
        </table:table-row>
        <table:table-row table:style-name="ro3">
          <table:table-cell office:value-type="float" office:value="1477010455100000" calcext:value-type="float">
            <text:p>1477010455100000</text:p>
          </table:table-cell>
          <table:table-cell office:value-type="float" office:value="-2.48749" calcext:value-type="float">
            <text:p>-2.48749</text:p>
          </table:table-cell>
          <table:table-cell office:value-type="float" office:value="7.64439" calcext:value-type="float">
            <text:p>7.64439</text:p>
          </table:table-cell>
          <table:table-cell office:value-type="float" office:value="5.15266" calcext:value-type="float">
            <text:p>5.15266</text:p>
          </table:table-cell>
          <table:table-cell office:value-type="float" office:value="4.39967" calcext:value-type="float">
            <text:p>4.39967</text:p>
          </table:table-cell>
          <table:table-cell office:value-type="float" office:value="0.133651" calcext:value-type="float">
            <text:p>0.133651</text:p>
          </table:table-cell>
          <table:table-cell office:value-type="string" calcext:value-type="string">
            <text:p>lidar</text:p>
          </table:table-cell>
          <table:table-cell office:value-type="float" office:value="0.783588" calcext:value-type="float">
            <text:p>0.783588</text:p>
          </table:table-cell>
          <table:table-cell office:value-type="float" office:value="-2.59674" calcext:value-type="float">
            <text:p>-2.59674</text:p>
          </table:table-cell>
          <table:table-cell office:value-type="float" office:value="7.60288" calcext:value-type="float">
            <text:p>7.60288</text:p>
          </table:table-cell>
          <table:table-cell office:value-type="float" office:value="-2.54177" calcext:value-type="float">
            <text:p>-2.54177</text:p>
          </table:table-cell>
          <table:table-cell office:value-type="float" office:value="7.59184" calcext:value-type="float">
            <text:p>7.59184</text:p>
          </table:table-cell>
          <table:table-cell office:value-type="float" office:value="-1.75931" calcext:value-type="float">
            <text:p>-1.75931</text:p>
          </table:table-cell>
          <table:table-cell office:value-type="float" office:value="-4.89006" calcext:value-type="float">
            <text:p>-4.89006</text:p>
          </table:table-cell>
          <table:table-cell table:formula="of:=SQRT([.M244]*[.M244] +[.N244]*[.N244])" office:value-type="float" office:value="5.1969085502537" calcext:value-type="float">
            <text:p>5.1969085503</text:p>
          </table:table-cell>
        </table:table-row>
        <table:table-row table:style-name="ro3">
          <table:table-cell office:value-type="float" office:value="1477010455150000" calcext:value-type="float">
            <text:p>1477010455150000</text:p>
          </table:table-cell>
          <table:table-cell office:value-type="float" office:value="-2.65739" calcext:value-type="float">
            <text:p>-2.65739</text:p>
          </table:table-cell>
          <table:table-cell office:value-type="float" office:value="7.41449" calcext:value-type="float">
            <text:p>7.41449</text:p>
          </table:table-cell>
          <table:table-cell office:value-type="float" office:value="5.16701" calcext:value-type="float">
            <text:p>5.16701</text:p>
          </table:table-cell>
          <table:table-cell office:value-type="float" office:value="4.33583" calcext:value-type="float">
            <text:p>4.33583</text:p>
          </table:table-cell>
          <table:table-cell office:value-type="float" office:value="-0.0154537" calcext:value-type="float">
            <text:p>-0.0154537</text:p>
          </table:table-cell>
          <table:table-cell office:value-type="string" calcext:value-type="string">
            <text:p>radar</text:p>
          </table:table-cell>
          <table:table-cell office:value-type="float" office:value="5.166" calcext:value-type="float">
            <text:p>5.166</text:p>
          </table:table-cell>
          <table:table-cell office:value-type="float" office:value="-3.08256" calcext:value-type="float">
            <text:p>-3.08256</text:p>
          </table:table-cell>
          <table:table-cell office:value-type="float" office:value="7.38874" calcext:value-type="float">
            <text:p>7.38874</text:p>
          </table:table-cell>
          <table:table-cell office:value-type="float" office:value="-2.62944" calcext:value-type="float">
            <text:p>-2.62944</text:p>
          </table:table-cell>
          <table:table-cell office:value-type="float" office:value="7.34723" calcext:value-type="float">
            <text:p>7.34723</text:p>
          </table:table-cell>
          <table:table-cell office:value-type="float" office:value="-1.74777" calcext:value-type="float">
            <text:p>-1.74777</text:p>
          </table:table-cell>
          <table:table-cell office:value-type="float" office:value="-4.89507" calcext:value-type="float">
            <text:p>-4.89507</text:p>
          </table:table-cell>
          <table:table-cell table:formula="of:=SQRT([.M245]*[.M245] +[.N245]*[.N245])" office:value-type="float" office:value="5.19773126256062" calcext:value-type="float">
            <text:p>5.1977312626</text:p>
          </table:table-cell>
        </table:table-row>
        <table:table-row table:style-name="ro3">
          <table:table-cell office:value-type="float" office:value="1477010455200000" calcext:value-type="float">
            <text:p>1477010455200000</text:p>
          </table:table-cell>
          <table:table-cell office:value-type="float" office:value="-2.7616" calcext:value-type="float">
            <text:p>-2.7616</text:p>
          </table:table-cell>
          <table:table-cell office:value-type="float" office:value="7.1617" calcext:value-type="float">
            <text:p>7.1617</text:p>
          </table:table-cell>
          <table:table-cell office:value-type="float" office:value="5.1816" calcext:value-type="float">
            <text:p>5.1816</text:p>
          </table:table-cell>
          <table:table-cell office:value-type="float" office:value="4.33259" calcext:value-type="float">
            <text:p>4.33259</text:p>
          </table:table-cell>
          <table:table-cell office:value-type="float" office:value="-0.0189851" calcext:value-type="float">
            <text:p>-0.0189851</text:p>
          </table:table-cell>
          <table:table-cell office:value-type="string" calcext:value-type="string">
            <text:p>lidar</text:p>
          </table:table-cell>
          <table:table-cell office:value-type="float" office:value="0.556777" calcext:value-type="float">
            <text:p>0.556777</text:p>
          </table:table-cell>
          <table:table-cell office:value-type="float" office:value="-2.79865" calcext:value-type="float">
            <text:p>-2.79865</text:p>
          </table:table-cell>
          <table:table-cell office:value-type="float" office:value="7.064" calcext:value-type="float">
            <text:p>7.064</text:p>
          </table:table-cell>
          <table:table-cell office:value-type="float" office:value="-2.71658" calcext:value-type="float">
            <text:p>-2.71658</text:p>
          </table:table-cell>
          <table:table-cell office:value-type="float" office:value="7.10238" calcext:value-type="float">
            <text:p>7.10238</text:p>
          </table:table-cell>
          <table:table-cell office:value-type="float" office:value="-1.73786" calcext:value-type="float">
            <text:p>-1.73786</text:p>
          </table:table-cell>
          <table:table-cell office:value-type="float" office:value="-4.89933" calcext:value-type="float">
            <text:p>-4.89933</text:p>
          </table:table-cell>
          <table:table-cell table:formula="of:=SQRT([.M246]*[.M246] +[.N246]*[.N246])" office:value-type="float" office:value="5.19842205178648" calcext:value-type="float">
            <text:p>5.1984220518</text:p>
          </table:table-cell>
        </table:table-row>
        <table:table-row table:style-name="ro3">
          <table:table-cell office:value-type="float" office:value="1477010455250000" calcext:value-type="float">
            <text:p>1477010455250000</text:p>
          </table:table-cell>
          <table:table-cell office:value-type="float" office:value="-2.8193" calcext:value-type="float">
            <text:p>-2.8193</text:p>
          </table:table-cell>
          <table:table-cell office:value-type="float" office:value="6.9213" calcext:value-type="float">
            <text:p>6.9213</text:p>
          </table:table-cell>
          <table:table-cell office:value-type="float" office:value="5.17114" calcext:value-type="float">
            <text:p>5.17114</text:p>
          </table:table-cell>
          <table:table-cell office:value-type="float" office:value="4.36753" calcext:value-type="float">
            <text:p>4.36753</text:p>
          </table:table-cell>
          <table:table-cell office:value-type="float" office:value="0.0682926" calcext:value-type="float">
            <text:p>0.0682926</text:p>
          </table:table-cell>
          <table:table-cell office:value-type="string" calcext:value-type="string">
            <text:p>radar</text:p>
          </table:table-cell>
          <table:table-cell office:value-type="float" office:value="1.81739" calcext:value-type="float">
            <text:p>1.81739</text:p>
          </table:table-cell>
          <table:table-cell office:value-type="float" office:value="-2.79412" calcext:value-type="float">
            <text:p>-2.79412</text:p>
          </table:table-cell>
          <table:table-cell office:value-type="float" office:value="7.20818" calcext:value-type="float">
            <text:p>7.20818</text:p>
          </table:table-cell>
          <table:table-cell office:value-type="float" office:value="-2.80326" calcext:value-type="float">
            <text:p>-2.80326</text:p>
          </table:table-cell>
          <table:table-cell office:value-type="float" office:value="6.85734" calcext:value-type="float">
            <text:p>6.85734</text:p>
          </table:table-cell>
          <table:table-cell office:value-type="float" office:value="-1.72958" calcext:value-type="float">
            <text:p>-1.72958</text:p>
          </table:table-cell>
          <table:table-cell office:value-type="float" office:value="-4.90286" calcext:value-type="float">
            <text:p>-4.90286</text:p>
          </table:table-cell>
          <table:table-cell table:formula="of:=SQRT([.M247]*[.M247] +[.N247]*[.N247])" office:value-type="float" office:value="5.19898866665431" calcext:value-type="float">
            <text:p>5.1989886667</text:p>
          </table:table-cell>
        </table:table-row>
        <table:table-row table:style-name="ro3">
          <table:table-cell office:value-type="float" office:value="1477010455300000" calcext:value-type="float">
            <text:p>1477010455300000</text:p>
          </table:table-cell>
          <table:table-cell office:value-type="float" office:value="-2.87439" calcext:value-type="float">
            <text:p>-2.87439</text:p>
          </table:table-cell>
          <table:table-cell office:value-type="float" office:value="6.69973" calcext:value-type="float">
            <text:p>6.69973</text:p>
          </table:table-cell>
          <table:table-cell office:value-type="float" office:value="5.13979" calcext:value-type="float">
            <text:p>5.13979</text:p>
          </table:table-cell>
          <table:table-cell office:value-type="float" office:value="4.38176" calcext:value-type="float">
            <text:p>4.38176</text:p>
          </table:table-cell>
          <table:table-cell office:value-type="float" office:value="0.0821116" calcext:value-type="float">
            <text:p>0.0821116</text:p>
          </table:table-cell>
          <table:table-cell office:value-type="string" calcext:value-type="string">
            <text:p>lidar</text:p>
          </table:table-cell>
          <table:table-cell office:value-type="float" office:value="2.33795" calcext:value-type="float">
            <text:p>2.33795</text:p>
          </table:table-cell>
          <table:table-cell office:value-type="float" office:value="-2.74651" calcext:value-type="float">
            <text:p>-2.74651</text:p>
          </table:table-cell>
          <table:table-cell office:value-type="float" office:value="6.86867" calcext:value-type="float">
            <text:p>6.86867</text:p>
          </table:table-cell>
          <table:table-cell office:value-type="float" office:value="-2.88957" calcext:value-type="float">
            <text:p>-2.88957</text:p>
          </table:table-cell>
          <table:table-cell office:value-type="float" office:value="6.61214" calcext:value-type="float">
            <text:p>6.61214</text:p>
          </table:table-cell>
          <table:table-cell office:value-type="float" office:value="-1.72295" calcext:value-type="float">
            <text:p>-1.72295</text:p>
          </table:table-cell>
          <table:table-cell office:value-type="float" office:value="-4.90566" calcext:value-type="float">
            <text:p>-4.90566</text:p>
          </table:table-cell>
          <table:table-cell table:formula="of:=SQRT([.M248]*[.M248] +[.N248]*[.N248])" office:value-type="float" office:value="5.19942850110471" calcext:value-type="float">
            <text:p>5.1994285011</text:p>
          </table:table-cell>
        </table:table-row>
        <table:table-row table:style-name="ro3">
          <table:table-cell office:value-type="float" office:value="1477010455350000" calcext:value-type="float">
            <text:p>1477010455350000</text:p>
          </table:table-cell>
          <table:table-cell office:value-type="float" office:value="-2.95225" calcext:value-type="float">
            <text:p>-2.95225</text:p>
          </table:table-cell>
          <table:table-cell office:value-type="float" office:value="6.46835" calcext:value-type="float">
            <text:p>6.46835</text:p>
          </table:table-cell>
          <table:table-cell office:value-type="float" office:value="5.12149" calcext:value-type="float">
            <text:p>5.12149</text:p>
          </table:table-cell>
          <table:table-cell office:value-type="float" office:value="4.36425" calcext:value-type="float">
            <text:p>4.36425</text:p>
          </table:table-cell>
          <table:table-cell office:value-type="float" office:value="0.00460413" calcext:value-type="float">
            <text:p>0.00460413</text:p>
          </table:table-cell>
          <table:table-cell office:value-type="string" calcext:value-type="string">
            <text:p>radar</text:p>
          </table:table-cell>
          <table:table-cell office:value-type="float" office:value="4.00331" calcext:value-type="float">
            <text:p>4.00331</text:p>
          </table:table-cell>
          <table:table-cell office:value-type="float" office:value="-2.57673" calcext:value-type="float">
            <text:p>-2.57673</text:p>
          </table:table-cell>
          <table:table-cell office:value-type="float" office:value="6.36755" calcext:value-type="float">
            <text:p>6.36755</text:p>
          </table:table-cell>
          <table:table-cell office:value-type="float" office:value="-2.97559" calcext:value-type="float">
            <text:p>-2.97559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-1.71797" calcext:value-type="float">
            <text:p>-1.71797</text:p>
          </table:table-cell>
          <table:table-cell office:value-type="float" office:value="-4.90774" calcext:value-type="float">
            <text:p>-4.90774</text:p>
          </table:table-cell>
          <table:table-cell table:formula="of:=SQRT([.M249]*[.M249] +[.N249]*[.N249])" office:value-type="float" office:value="5.19974353487747" calcext:value-type="float">
            <text:p>5.1997435349</text:p>
          </table:table-cell>
        </table:table-row>
        <table:table-row table:style-name="ro3">
          <table:table-cell office:value-type="float" office:value="1477010455400000" calcext:value-type="float">
            <text:p>1477010455400000</text:p>
          </table:table-cell>
          <table:table-cell office:value-type="float" office:value="-3.01153" calcext:value-type="float">
            <text:p>-3.01153</text:p>
          </table:table-cell>
          <table:table-cell office:value-type="float" office:value="6.22648" calcext:value-type="float">
            <text:p>6.22648</text:p>
          </table:table-cell>
          <table:table-cell office:value-type="float" office:value="5.11097" calcext:value-type="float">
            <text:p>5.11097</text:p>
          </table:table-cell>
          <table:table-cell office:value-type="float" office:value="4.37701" calcext:value-type="float">
            <text:p>4.37701</text:p>
          </table:table-cell>
          <table:table-cell office:value-type="float" office:value="0.0214599" calcext:value-type="float">
            <text:p>0.0214599</text:p>
          </table:table-cell>
          <table:table-cell office:value-type="string" calcext:value-type="string">
            <text:p>lidar</text:p>
          </table:table-cell>
          <table:table-cell office:value-type="float" office:value="0.667762" calcext:value-type="float">
            <text:p>0.667762</text:p>
          </table:table-cell>
          <table:table-cell office:value-type="float" office:value="-2.90217" calcext:value-type="float">
            <text:p>-2.90217</text:p>
          </table:table-cell>
          <table:table-cell office:value-type="float" office:value="6.22989" calcext:value-type="float">
            <text:p>6.22989</text:p>
          </table:table-cell>
          <table:table-cell office:value-type="float" office:value="-3.0614" calcext:value-type="float">
            <text:p>-3.0614</text:p>
          </table:table-cell>
          <table:table-cell office:value-type="float" office:value="6.12139" calcext:value-type="float">
            <text:p>6.12139</text:p>
          </table:table-cell>
          <table:table-cell office:value-type="float" office:value="-1.71464" calcext:value-type="float">
            <text:p>-1.71464</text:p>
          </table:table-cell>
          <table:table-cell office:value-type="float" office:value="-4.90911" calcext:value-type="float">
            <text:p>-4.90911</text:p>
          </table:table-cell>
          <table:table-cell table:formula="of:=SQRT([.M250]*[.M250] +[.N250]*[.N250])" office:value-type="float" office:value="5.19993762671246" calcext:value-type="float">
            <text:p>5.1999376267</text:p>
          </table:table-cell>
        </table:table-row>
        <table:table-row table:style-name="ro3">
          <table:table-cell office:value-type="float" office:value="1477010455450000" calcext:value-type="float">
            <text:p>1477010455450000</text:p>
          </table:table-cell>
          <table:table-cell office:value-type="float" office:value="-3.12119" calcext:value-type="float">
            <text:p>-3.12119</text:p>
          </table:table-cell>
          <table:table-cell office:value-type="float" office:value="5.98316" calcext:value-type="float">
            <text:p>5.98316</text:p>
          </table:table-cell>
          <table:table-cell office:value-type="float" office:value="5.126" calcext:value-type="float">
            <text:p>5.126</text:p>
          </table:table-cell>
          <table:table-cell office:value-type="float" office:value="4.37531" calcext:value-type="float">
            <text:p>4.37531</text:p>
          </table:table-cell>
          <table:table-cell office:value-type="float" office:value="0.0359411" calcext:value-type="float">
            <text:p>0.0359411</text:p>
          </table:table-cell>
          <table:table-cell office:value-type="string" calcext:value-type="string">
            <text:p>radar</text:p>
          </table:table-cell>
          <table:table-cell office:value-type="float" office:value="3.03786" calcext:value-type="float">
            <text:p>3.03786</text:p>
          </table:table-cell>
          <table:table-cell office:value-type="float" office:value="-3.50172" calcext:value-type="float">
            <text:p>-3.50172</text:p>
          </table:table-cell>
          <table:table-cell office:value-type="float" office:value="6.10796" calcext:value-type="float">
            <text:p>6.10796</text:p>
          </table:table-cell>
          <table:table-cell office:value-type="float" office:value="-3.14709" calcext:value-type="float">
            <text:p>-3.14709</text:p>
          </table:table-cell>
          <table:table-cell office:value-type="float" office:value="5.87592" calcext:value-type="float">
            <text:p>5.87592</text:p>
          </table:table-cell>
          <table:table-cell office:value-type="float" office:value="-1.71297" calcext:value-type="float">
            <text:p>-1.71297</text:p>
          </table:table-cell>
          <table:table-cell office:value-type="float" office:value="-4.90976" calcext:value-type="float">
            <text:p>-4.90976</text:p>
          </table:table-cell>
          <table:table-cell table:formula="of:=SQRT([.M251]*[.M251] +[.N251]*[.N251])" office:value-type="float" office:value="5.20000091139415" calcext:value-type="float">
            <text:p>5.2000009114</text:p>
          </table:table-cell>
        </table:table-row>
        <table:table-row table:style-name="ro3">
          <table:table-cell office:value-type="float" office:value="1477010455500000" calcext:value-type="float">
            <text:p>1477010455500000</text:p>
          </table:table-cell>
          <table:table-cell office:value-type="float" office:value="-3.19774" calcext:value-type="float">
            <text:p>-3.19774</text:p>
          </table:table-cell>
          <table:table-cell office:value-type="float" office:value="5.71478" calcext:value-type="float">
            <text:p>5.71478</text:p>
          </table:table-cell>
          <table:table-cell office:value-type="float" office:value="5.14544" calcext:value-type="float">
            <text:p>5.14544</text:p>
          </table:table-cell>
          <table:table-cell office:value-type="float" office:value="4.3846" calcext:value-type="float">
            <text:p>4.3846</text:p>
          </table:table-cell>
          <table:table-cell office:value-type="float" office:value="0.0464591" calcext:value-type="float">
            <text:p>0.0464591</text:p>
          </table:table-cell>
          <table:table-cell office:value-type="string" calcext:value-type="string">
            <text:p>lidar</text:p>
          </table:table-cell>
          <table:table-cell office:value-type="float" office:value="1.74396" calcext:value-type="float">
            <text:p>1.74396</text:p>
          </table:table-cell>
          <table:table-cell office:value-type="float" office:value="-3.1778" calcext:value-type="float">
            <text:p>-3.1778</text:p>
          </table:table-cell>
          <table:table-cell office:value-type="float" office:value="5.53101" calcext:value-type="float">
            <text:p>5.53101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5.63043" calcext:value-type="float">
            <text:p>5.63043</text:p>
          </table:table-cell>
          <table:table-cell office:value-type="float" office:value="-1.71295" calcext:value-type="float">
            <text:p>-1.71295</text:p>
          </table:table-cell>
          <table:table-cell office:value-type="float" office:value="-4.9097" calcext:value-type="float">
            <text:p>-4.9097</text:p>
          </table:table-cell>
          <table:table-cell table:formula="of:=SQRT([.M252]*[.M252] +[.N252]*[.N252])" office:value-type="float" office:value="5.19993767198223" calcext:value-type="float">
            <text:p>5.199937672</text:p>
          </table:table-cell>
        </table:table-row>
        <table:table-row table:style-name="ro3">
          <table:table-cell office:value-type="float" office:value="1477010455550000" calcext:value-type="float">
            <text:p>1477010455550000</text:p>
          </table:table-cell>
          <table:table-cell office:value-type="float" office:value="-3.30576" calcext:value-type="float">
            <text:p>-3.30576</text:p>
          </table:table-cell>
          <table:table-cell office:value-type="float" office:value="5.46973" calcext:value-type="float">
            <text:p>5.46973</text:p>
          </table:table-cell>
          <table:table-cell office:value-type="float" office:value="5.15333" calcext:value-type="float">
            <text:p>5.15333</text:p>
          </table:table-cell>
          <table:table-cell office:value-type="float" office:value="4.3571" calcext:value-type="float">
            <text:p>4.3571</text:p>
          </table:table-cell>
          <table:table-cell office:value-type="float" office:value="-0.035524" calcext:value-type="float">
            <text:p>-0.035524</text:p>
          </table:table-cell>
          <table:table-cell office:value-type="string" calcext:value-type="string">
            <text:p>radar</text:p>
          </table:table-cell>
          <table:table-cell office:value-type="float" office:value="1.82803" calcext:value-type="float">
            <text:p>1.82803</text:p>
          </table:table-cell>
          <table:table-cell office:value-type="float" office:value="-3.19736" calcext:value-type="float">
            <text:p>-3.19736</text:p>
          </table:table-cell>
          <table:table-cell office:value-type="float" office:value="5.19093" calcext:value-type="float">
            <text:p>5.19093</text:p>
          </table:table-cell>
          <table:table-cell office:value-type="float" office:value="-3.31843" calcext:value-type="float">
            <text:p>-3.31843</text:p>
          </table:table-cell>
          <table:table-cell office:value-type="float" office:value="5.38496" calcext:value-type="float">
            <text:p>5.38496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  <table:table-cell table:formula="of:=SQRT([.M253]*[.M253] +[.N253]*[.N253])" office:value-type="float" office:value="5.19974790939907" calcext:value-type="float">
            <text:p>5.1997479094</text:p>
          </table:table-cell>
        </table:table-row>
        <table:table-row table:style-name="ro3">
          <table:table-cell office:value-type="float" office:value="1477010455600000" calcext:value-type="float">
            <text:p>1477010455600000</text:p>
          </table:table-cell>
          <table:table-cell office:value-type="float" office:value="-3.40028" calcext:value-type="float">
            <text:p>-3.40028</text:p>
          </table:table-cell>
          <table:table-cell office:value-type="float" office:value="5.2134" calcext:value-type="float">
            <text:p>5.2134</text:p>
          </table:table-cell>
          <table:table-cell office:value-type="float" office:value="5.16841" calcext:value-type="float">
            <text:p>5.16841</text:p>
          </table:table-cell>
          <table:table-cell office:value-type="float" office:value="4.35561" calcext:value-type="float">
            <text:p>4.35561</text:p>
          </table:table-cell>
          <table:table-cell office:value-type="float" office:value="-0.0348149" calcext:value-type="float">
            <text:p>-0.0348149</text:p>
          </table:table-cell>
          <table:table-cell office:value-type="string" calcext:value-type="string">
            <text:p>lidar</text:p>
          </table:table-cell>
          <table:table-cell office:value-type="float" office:value="0.640852" calcext:value-type="float">
            <text:p>0.640852</text:p>
          </table:table-cell>
          <table:table-cell office:value-type="float" office:value="-3.43031" calcext:value-type="float">
            <text:p>-3.43031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-3.40424" calcext:value-type="float">
            <text:p>-3.40424</text:p>
          </table:table-cell>
          <table:table-cell office:value-type="float" office:value="5.13955" calcext:value-type="float">
            <text:p>5.13955</text:p>
          </table:table-cell>
          <table:table-cell office:value-type="float" office:value="-1.71787" calcext:value-type="float">
            <text:p>-1.71787</text:p>
          </table:table-cell>
          <table:table-cell office:value-type="float" office:value="-4.90745" calcext:value-type="float">
            <text:p>-4.90745</text:p>
          </table:table-cell>
          <table:table-cell table:formula="of:=SQRT([.M254]*[.M254] +[.N254]*[.N254])" office:value-type="float" office:value="5.19943678097926" calcext:value-type="float">
            <text:p>5.199436781</text:p>
          </table:table-cell>
        </table:table-row>
        <table:table-row table:style-name="ro3">
          <table:table-cell office:value-type="float" office:value="1477010455650000" calcext:value-type="float">
            <text:p>1477010455650000</text:p>
          </table:table-cell>
          <table:table-cell office:value-type="float" office:value="-3.46488" calcext:value-type="float">
            <text:p>-3.46488</text:p>
          </table:table-cell>
          <table:table-cell office:value-type="float" office:value="4.96448" calcext:value-type="float">
            <text:p>4.96448</text:p>
          </table:table-cell>
          <table:table-cell office:value-type="float" office:value="5.16629" calcext:value-type="float">
            <text:p>5.16629</text:p>
          </table:table-cell>
          <table:table-cell office:value-type="float" office:value="4.38108" calcext:value-type="float">
            <text:p>4.38108</text:p>
          </table:table-cell>
          <table:table-cell office:value-type="float" office:value="0.0354988" calcext:value-type="float">
            <text:p>0.0354988</text:p>
          </table:table-cell>
          <table:table-cell office:value-type="string" calcext:value-type="string">
            <text:p>radar</text:p>
          </table:table-cell>
          <table:table-cell office:value-type="float" office:value="0.51467" calcext:value-type="float">
            <text:p>0.51467</text:p>
          </table:table-cell>
          <table:table-cell office:value-type="float" office:value="-3.4281" calcext:value-type="float">
            <text:p>-3.4281</text:p>
          </table:table-cell>
          <table:table-cell office:value-type="float" office:value="4.94644" calcext:value-type="float">
            <text:p>4.94644</text:p>
          </table:table-cell>
          <table:table-cell office:value-type="float" office:value="-3.49026" calcext:value-type="float">
            <text:p>-3.49026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-1.72281" calcext:value-type="float">
            <text:p>-1.72281</text:p>
          </table:table-cell>
          <table:table-cell office:value-type="float" office:value="-4.90525" calcext:value-type="float">
            <text:p>-4.90525</text:p>
          </table:table-cell>
          <table:table-cell table:formula="of:=SQRT([.M255]*[.M255] +[.N255]*[.N255])" office:value-type="float" office:value="5.19899527395438" calcext:value-type="float">
            <text:p>5.198995274</text:p>
          </table:table-cell>
        </table:table-row>
        <table:table-row table:style-name="ro3">
          <table:table-cell office:value-type="float" office:value="1477010455700000" calcext:value-type="float">
            <text:p>1477010455700000</text:p>
          </table:table-cell>
          <table:table-cell office:value-type="float" office:value="-3.57063" calcext:value-type="float">
            <text:p>-3.57063</text:p>
          </table:table-cell>
          <table:table-cell office:value-type="float" office:value="4.69724" calcext:value-type="float">
            <text:p>4.69724</text:p>
          </table:table-cell>
          <table:table-cell office:value-type="float" office:value="5.19612" calcext:value-type="float">
            <text:p>5.19612</text:p>
          </table:table-cell>
          <table:table-cell office:value-type="float" office:value="4.37753" calcext:value-type="float">
            <text:p>4.37753</text:p>
          </table:table-cell>
          <table:table-cell office:value-type="float" office:value="0.0295447" calcext:value-type="float">
            <text:p>0.0295447</text:p>
          </table:table-cell>
          <table:table-cell office:value-type="string" calcext:value-type="string">
            <text:p>lidar</text:p>
          </table:table-cell>
          <table:table-cell office:value-type="float" office:value="2.34727" calcext:value-type="float">
            <text:p>2.34727</text:p>
          </table:table-cell>
          <table:table-cell office:value-type="float" office:value="-3.69435" calcext:value-type="float">
            <text:p>-3.69435</text:p>
          </table:table-cell>
          <table:table-cell office:value-type="float" office:value="4.52196" calcext:value-type="float">
            <text:p>4.52196</text:p>
          </table:table-cell>
          <table:table-cell office:value-type="float" office:value="-3.57657" calcext:value-type="float">
            <text:p>-3.57657</text:p>
          </table:table-cell>
          <table:table-cell office:value-type="float" office:value="4.64902" calcext:value-type="float">
            <text:p>4.64902</text:p>
          </table:table-cell>
          <table:table-cell office:value-type="float" office:value="-1.72939" calcext:value-type="float">
            <text:p>-1.72939</text:p>
          </table:table-cell>
          <table:table-cell office:value-type="float" office:value="-4.90233" calcext:value-type="float">
            <text:p>-4.90233</text:p>
          </table:table-cell>
          <table:table-cell table:formula="of:=SQRT([.M256]*[.M256] +[.N256]*[.N256])" office:value-type="float" office:value="5.19842564638564" calcext:value-type="float">
            <text:p>5.1984256464</text:p>
          </table:table-cell>
        </table:table-row>
        <table:table-row table:style-name="ro3">
          <table:table-cell office:value-type="float" office:value="1477010455750000" calcext:value-type="float">
            <text:p>1477010455750000</text:p>
          </table:table-cell>
          <table:table-cell office:value-type="float" office:value="-3.67738" calcext:value-type="float">
            <text:p>-3.67738</text:p>
          </table:table-cell>
          <table:table-cell office:value-type="float" office:value="4.44868" calcext:value-type="float">
            <text:p>4.44868</text:p>
          </table:table-cell>
          <table:table-cell office:value-type="float" office:value="5.20502" calcext:value-type="float">
            <text:p>5.20502</text:p>
          </table:table-cell>
          <table:table-cell office:value-type="float" office:value="4.35079" calcext:value-type="float">
            <text:p>4.35079</text:p>
          </table:table-cell>
          <table:table-cell office:value-type="float" office:value="-0.0528803" calcext:value-type="float">
            <text:p>-0.0528803</text:p>
          </table:table-cell>
          <table:table-cell office:value-type="string" calcext:value-type="string">
            <text:p>radar</text:p>
          </table:table-cell>
          <table:table-cell office:value-type="float" office:value="2.00538" calcext:value-type="float">
            <text:p>2.00538</text:p>
          </table:table-cell>
          <table:table-cell office:value-type="float" office:value="-3.50501" calcext:value-type="float">
            <text:p>-3.50501</text:p>
          </table:table-cell>
          <table:table-cell office:value-type="float" office:value="4.17643" calcext:value-type="float">
            <text:p>4.17643</text:p>
          </table:table-cell>
          <table:table-cell office:value-type="float" office:value="-3.66325" calcext:value-type="float">
            <text:p>-3.66325</text:p>
          </table:table-cell>
          <table:table-cell office:value-type="float" office:value="4.40398" calcext:value-type="float">
            <text:p>4.40398</text:p>
          </table:table-cell>
          <table:table-cell office:value-type="float" office:value="-1.73763" calcext:value-type="float">
            <text:p>-1.73763</text:p>
          </table:table-cell>
          <table:table-cell office:value-type="float" office:value="-4.89868" calcext:value-type="float">
            <text:p>-4.89868</text:p>
          </table:table-cell>
          <table:table-cell table:formula="of:=SQRT([.M257]*[.M257] +[.N257]*[.N257])" office:value-type="float" office:value="5.19773255942435" calcext:value-type="float">
            <text:p>5.1977325594</text:p>
          </table:table-cell>
        </table:table-row>
        <table:table-row table:style-name="ro3">
          <table:table-cell office:value-type="float" office:value="1477010455800000" calcext:value-type="float">
            <text:p>1477010455800000</text:p>
          </table:table-cell>
          <table:table-cell office:value-type="float" office:value="-3.80451" calcext:value-type="float">
            <text:p>-3.80451</text:p>
          </table:table-cell>
          <table:table-cell office:value-type="float" office:value="4.18908" calcext:value-type="float">
            <text:p>4.18908</text:p>
          </table:table-cell>
          <table:table-cell office:value-type="float" office:value="5.23516" calcext:value-type="float">
            <text:p>5.23516</text:p>
          </table:table-cell>
          <table:table-cell office:value-type="float" office:value="4.33725" calcext:value-type="float">
            <text:p>4.33725</text:p>
          </table:table-cell>
          <table:table-cell office:value-type="float" office:value="-0.0655116" calcext:value-type="float">
            <text:p>-0.0655116</text:p>
          </table:table-cell>
          <table:table-cell office:value-type="string" calcext:value-type="string">
            <text:p>lidar</text:p>
          </table:table-cell>
          <table:table-cell office:value-type="float" office:value="3.05023" calcext:value-type="float">
            <text:p>3.05023</text:p>
          </table:table-cell>
          <table:table-cell office:value-type="float" office:value="-4.00238" calcext:value-type="float">
            <text:p>-4.00238</text:p>
          </table:table-cell>
          <table:table-cell office:value-type="float" office:value="4.04684" calcext:value-type="float">
            <text:p>4.04684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4.15913" calcext:value-type="float">
            <text:p>4.15913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4.8943" calcext:value-type="float">
            <text:p>-4.8943</text:p>
          </table:table-cell>
          <table:table-cell table:formula="of:=SQRT([.M258]*[.M258] +[.N258]*[.N258])" office:value-type="float" office:value="5.19691194750306" calcext:value-type="float">
            <text:p>5.1969119475</text:p>
          </table:table-cell>
        </table:table-row>
        <table:table-row table:style-name="ro3">
          <table:table-cell office:value-type="float" office:value="1477010455850000" calcext:value-type="float">
            <text:p>1477010455850000</text:p>
          </table:table-cell>
          <table:table-cell office:value-type="float" office:value="-3.8856" calcext:value-type="float">
            <text:p>-3.8856</text:p>
          </table:table-cell>
          <table:table-cell office:value-type="float" office:value="3.94495" calcext:value-type="float">
            <text:p>3.94495</text:p>
          </table:table-cell>
          <table:table-cell office:value-type="float" office:value="5.2316" calcext:value-type="float">
            <text:p>5.2316</text:p>
          </table:table-cell>
          <table:table-cell office:value-type="float" office:value="4.35842" calcext:value-type="float">
            <text:p>4.35842</text:p>
          </table:table-cell>
          <table:table-cell office:value-type="float" office:value="0.00904059" calcext:value-type="float">
            <text:p>0.00904059</text:p>
          </table:table-cell>
          <table:table-cell office:value-type="string" calcext:value-type="string">
            <text:p>radar</text:p>
          </table:table-cell>
          <table:table-cell office:value-type="float" office:value="1.28284" calcext:value-type="float">
            <text:p>1.28284</text:p>
          </table:table-cell>
          <table:table-cell office:value-type="float" office:value="-4.06447" calcext:value-type="float">
            <text:p>-4.06447</text:p>
          </table:table-cell>
          <table:table-cell office:value-type="float" office:value="4.10977" calcext:value-type="float">
            <text:p>4.10977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3.91452" calcext:value-type="float">
            <text:p>3.91452</text:p>
          </table:table-cell>
          <table:table-cell office:value-type="float" office:value="-1.75899" calcext:value-type="float">
            <text:p>-1.75899</text:p>
          </table:table-cell>
          <table:table-cell office:value-type="float" office:value="-4.88918" calcext:value-type="float">
            <text:p>-4.88918</text:p>
          </table:table-cell>
          <table:table-cell table:formula="of:=SQRT([.M259]*[.M259] +[.N259]*[.N259])" office:value-type="float" office:value="5.19597217972729" calcext:value-type="float">
            <text:p>5.1959721797</text:p>
          </table:table-cell>
        </table:table-row>
        <table:table-row table:style-name="ro3">
          <table:table-cell office:value-type="float" office:value="1477010455900000" calcext:value-type="float">
            <text:p>1477010455900000</text:p>
          </table:table-cell>
          <table:table-cell office:value-type="float" office:value="-3.96266" calcext:value-type="float">
            <text:p>-3.96266</text:p>
          </table:table-cell>
          <table:table-cell office:value-type="float" office:value="3.70466" calcext:value-type="float">
            <text:p>3.70466</text:p>
          </table:table-cell>
          <table:table-cell office:value-type="float" office:value="5.22113" calcext:value-type="float">
            <text:p>5.22113</text:p>
          </table:table-cell>
          <table:table-cell office:value-type="float" office:value="4.36295" calcext:value-type="float">
            <text:p>4.36295</text:p>
          </table:table-cell>
          <table:table-cell office:value-type="float" office:value="0.0133448" calcext:value-type="float">
            <text:p>0.0133448</text:p>
          </table:table-cell>
          <table:table-cell office:value-type="string" calcext:value-type="string">
            <text:p>lidar</text:p>
          </table:table-cell>
          <table:table-cell office:value-type="float" office:value="0.457778" calcext:value-type="float">
            <text:p>0.457778</text:p>
          </table:table-cell>
          <table:table-cell office:value-type="float" office:value="-3.88053" calcext:value-type="float">
            <text:p>-3.88053</text:p>
          </table:table-cell>
          <table:table-cell office:value-type="float" office:value="3.75177" calcext:value-type="float">
            <text:p>3.75177</text:p>
          </table:table-cell>
          <table:table-cell office:value-type="float" office:value="-3.92635" calcext:value-type="float">
            <text:p>-3.92635</text:p>
          </table:table-cell>
          <table:table-cell office:value-type="float" office:value="3.67019" calcext:value-type="float">
            <text:p>3.67019</text:p>
          </table:table-cell>
          <table:table-cell office:value-type="float" office:value="-1.77212" calcext:value-type="float">
            <text:p>-1.77212</text:p>
          </table:table-cell>
          <table:table-cell office:value-type="float" office:value="-4.8833" calcext:value-type="float">
            <text:p>-4.8833</text:p>
          </table:table-cell>
          <table:table-cell table:formula="of:=SQRT([.M260]*[.M260] +[.N260]*[.N260])" office:value-type="float" office:value="5.19490405921033" calcext:value-type="float">
            <text:p>5.1949040592</text:p>
          </table:table-cell>
        </table:table-row>
        <table:table-row table:style-name="ro3">
          <table:table-cell office:value-type="float" office:value="1477010455950000" calcext:value-type="float">
            <text:p>1477010455950000</text:p>
          </table:table-cell>
          <table:table-cell office:value-type="float" office:value="-4.07027" calcext:value-type="float">
            <text:p>-4.07027</text:p>
          </table:table-cell>
          <table:table-cell office:value-type="float" office:value="3.4908" calcext:value-type="float">
            <text:p>3.4908</text:p>
          </table:table-cell>
          <table:table-cell office:value-type="float" office:value="5.19954" calcext:value-type="float">
            <text:p>5.19954</text:p>
          </table:table-cell>
          <table:table-cell office:value-type="float" office:value="4.33658" calcext:value-type="float">
            <text:p>4.33658</text:p>
          </table:table-cell>
          <table:table-cell office:value-type="float" office:value="-0.058347" calcext:value-type="float">
            <text:p>-0.058347</text:p>
          </table:table-cell>
          <table:table-cell office:value-type="string" calcext:value-type="string">
            <text:p>radar</text:p>
          </table:table-cell>
          <table:table-cell office:value-type="float" office:value="3.6146" calcext:value-type="float">
            <text:p>3.6146</text:p>
          </table:table-cell>
          <table:table-cell office:value-type="float" office:value="-4.23729" calcext:value-type="float">
            <text:p>-4.23729</text:p>
          </table:table-cell>
          <table:table-cell office:value-type="float" office:value="3.88878" calcext:value-type="float">
            <text:p>3.88878</text:p>
          </table:table-cell>
          <table:table-cell office:value-type="float" office:value="-4.01533" calcext:value-type="float">
            <text:p>-4.01533</text:p>
          </table:table-cell>
          <table:table-cell office:value-type="float" office:value="3.42616" calcext:value-type="float">
            <text:p>3.42616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4.87666" calcext:value-type="float">
            <text:p>-4.87666</text:p>
          </table:table-cell>
          <table:table-cell table:formula="of:=SQRT([.M261]*[.M261] +[.N261]*[.N261])" office:value-type="float" office:value="5.19371556933955" calcext:value-type="float">
            <text:p>5.1937155693</text:p>
          </table:table-cell>
        </table:table-row>
        <table:table-row table:style-name="ro3">
          <table:table-cell office:value-type="float" office:value="1477010456000000" calcext:value-type="float">
            <text:p>1477010456000000</text:p>
          </table:table-cell>
          <table:table-cell office:value-type="float" office:value="-4.16316" calcext:value-type="float">
            <text:p>-4.16316</text:p>
          </table:table-cell>
          <table:table-cell office:value-type="float" office:value="3.24519" calcext:value-type="float">
            <text:p>3.24519</text:p>
          </table:table-cell>
          <table:table-cell office:value-type="float" office:value="5.20199" calcext:value-type="float">
            <text:p>5.20199</text:p>
          </table:table-cell>
          <table:table-cell office:value-type="float" office:value="4.33535" calcext:value-type="float">
            <text:p>4.33535</text:p>
          </table:table-cell>
          <table:table-cell office:value-type="float" office:value="-0.0561123" calcext:value-type="float">
            <text:p>-0.0561123</text:p>
          </table:table-cell>
          <table:table-cell office:value-type="string" calcext:value-type="string">
            <text:p>lidar</text:p>
          </table:table-cell>
          <table:table-cell office:value-type="float" office:value="0.0414427" calcext:value-type="float">
            <text:p>0.0414427</text:p>
          </table:table-cell>
          <table:table-cell office:value-type="float" office:value="-4.15119" calcext:value-type="float">
            <text:p>-4.15119</text:p>
          </table:table-cell>
          <table:table-cell office:value-type="float" office:value="3.21968" calcext:value-type="float">
            <text:p>3.21968</text:p>
          </table:table-cell>
          <table:table-cell office:value-type="float" office:value="-4.10509" calcext:value-type="float">
            <text:p>-4.10509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-1.8032" calcext:value-type="float">
            <text:p>-1.8032</text:p>
          </table:table-cell>
          <table:table-cell office:value-type="float" office:value="-4.86925" calcext:value-type="float">
            <text:p>-4.86925</text:p>
          </table:table-cell>
          <table:table-cell table:formula="of:=SQRT([.M262]*[.M262] +[.N262]*[.N262])" office:value-type="float" office:value="5.19241040389721" calcext:value-type="float">
            <text:p>5.1924104039</text:p>
          </table:table-cell>
        </table:table-row>
        <table:table-row table:style-name="ro3">
          <table:table-cell office:value-type="float" office:value="1477010456050000" calcext:value-type="float">
            <text:p>1477010456050000</text:p>
          </table:table-cell>
          <table:table-cell office:value-type="float" office:value="-4.27483" calcext:value-type="float">
            <text:p>-4.27483</text:p>
          </table:table-cell>
          <table:table-cell office:value-type="float" office:value="2.99666" calcext:value-type="float">
            <text:p>2.99666</text:p>
          </table:table-cell>
          <table:table-cell office:value-type="float" office:value="5.21494" calcext:value-type="float">
            <text:p>5.21494</text:p>
          </table:table-cell>
          <table:table-cell office:value-type="float" office:value="4.31847" calcext:value-type="float">
            <text:p>4.31847</text:p>
          </table:table-cell>
          <table:table-cell office:value-type="float" office:value="-0.0967609" calcext:value-type="float">
            <text:p>-0.0967609</text:p>
          </table:table-cell>
          <table:table-cell office:value-type="string" calcext:value-type="string">
            <text:p>radar</text:p>
          </table:table-cell>
          <table:table-cell office:value-type="float" office:value="0.659017" calcext:value-type="float">
            <text:p>0.659017</text:p>
          </table:table-cell>
          <table:table-cell office:value-type="float" office:value="-4.27467" calcext:value-type="float">
            <text:p>-4.27467</text:p>
          </table:table-cell>
          <table:table-cell office:value-type="float" office:value="2.88187" calcext:value-type="float">
            <text:p>2.88187</text:p>
          </table:table-cell>
          <table:table-cell office:value-type="float" office:value="-4.19571" calcext:value-type="float">
            <text:p>-4.19571</text:p>
          </table:table-cell>
          <table:table-cell office:value-type="float" office:value="2.93919" calcext:value-type="float">
            <text:p>2.93919</text:p>
          </table:table-cell>
          <table:table-cell office:value-type="float" office:value="-1.82113" calcext:value-type="float">
            <text:p>-1.82113</text:p>
          </table:table-cell>
          <table:table-cell office:value-type="float" office:value="-4.86104" calcext:value-type="float">
            <text:p>-4.86104</text:p>
          </table:table-cell>
          <table:table-cell table:formula="of:=SQRT([.M263]*[.M263] +[.N263]*[.N263])" office:value-type="float" office:value="5.19097528008948" calcext:value-type="float">
            <text:p>5.1909752801</text:p>
          </table:table-cell>
        </table:table-row>
        <table:table-row table:style-name="ro3">
          <table:table-cell office:value-type="float" office:value="1477010456100000" calcext:value-type="float">
            <text:p>1477010456100000</text:p>
          </table:table-cell>
          <table:table-cell office:value-type="float" office:value="-4.36291" calcext:value-type="float">
            <text:p>-4.36291</text:p>
          </table:table-cell>
          <table:table-cell office:value-type="float" office:value="2.7285" calcext:value-type="float">
            <text:p>2.7285</text:p>
          </table:table-cell>
          <table:table-cell office:value-type="float" office:value="5.23471" calcext:value-type="float">
            <text:p>5.23471</text:p>
          </table:table-cell>
          <table:table-cell office:value-type="float" office:value="4.32296" calcext:value-type="float">
            <text:p>4.32296</text:p>
          </table:table-cell>
          <table:table-cell office:value-type="float" office:value="-0.0834726" calcext:value-type="float">
            <text:p>-0.0834726</text:p>
          </table:table-cell>
          <table:table-cell office:value-type="string" calcext:value-type="string">
            <text:p>lidar</text:p>
          </table:table-cell>
          <table:table-cell office:value-type="float" office:value="1.71792" calcext:value-type="float">
            <text:p>1.71792</text:p>
          </table:table-cell>
          <table:table-cell office:value-type="float" office:value="-4.32451" calcext:value-type="float">
            <text:p>-4.32451</text:p>
          </table:table-cell>
          <table:table-cell office:value-type="float" office:value="2.55034" calcext:value-type="float">
            <text:p>2.55034</text:p>
          </table:table-cell>
          <table:table-cell office:value-type="float" office:value="-4.28727" calcext:value-type="float">
            <text:p>-4.28727</text:p>
          </table:table-cell>
          <table:table-cell office:value-type="float" office:value="2.69633" calcext:value-type="float">
            <text:p>2.69633</text:p>
          </table:table-cell>
          <table:table-cell office:value-type="float" office:value="-1.84065" calcext:value-type="float">
            <text:p>-1.84065</text:p>
          </table:table-cell>
          <table:table-cell office:value-type="float" office:value="-4.85202" calcext:value-type="float">
            <text:p>-4.85202</text:p>
          </table:table-cell>
          <table:table-cell table:formula="of:=SQRT([.M264]*[.M264] +[.N264]*[.N264])" office:value-type="float" office:value="5.18942101808092" calcext:value-type="float">
            <text:p>5.1894210181</text:p>
          </table:table-cell>
        </table:table-row>
        <table:table-row table:style-name="ro3">
          <table:table-cell office:value-type="float" office:value="1477010456150000" calcext:value-type="float">
            <text:p>1477010456150000</text:p>
          </table:table-cell>
          <table:table-cell office:value-type="float" office:value="-4.44946" calcext:value-type="float">
            <text:p>-4.44946</text:p>
          </table:table-cell>
          <table:table-cell office:value-type="float" office:value="2.47719" calcext:value-type="float">
            <text:p>2.47719</text:p>
          </table:table-cell>
          <table:table-cell office:value-type="float" office:value="5.23788" calcext:value-type="float">
            <text:p>5.23788</text:p>
          </table:table-cell>
          <table:table-cell office:value-type="float" office:value="4.33489" calcext:value-type="float">
            <text:p>4.33489</text:p>
          </table:table-cell>
          <table:table-cell office:value-type="float" office:value="-0.0387974" calcext:value-type="float">
            <text:p>-0.0387974</text:p>
          </table:table-cell>
          <table:table-cell office:value-type="string" calcext:value-type="string">
            <text:p>radar</text:p>
          </table:table-cell>
          <table:table-cell office:value-type="float" office:value="0.364616" calcext:value-type="float">
            <text:p>0.364616</text:p>
          </table:table-cell>
          <table:table-cell office:value-type="float" office:value="-4.38481" calcext:value-type="float">
            <text:p>-4.38481</text:p>
          </table:table-cell>
          <table:table-cell office:value-type="float" office:value="2.39989" calcext:value-type="float">
            <text:p>2.39989</text:p>
          </table:table-cell>
          <table:table-cell office:value-type="float" office:value="-4.37985" calcext:value-type="float">
            <text:p>-4.37985</text:p>
          </table:table-cell>
          <table:table-cell office:value-type="float" office:value="2.45393" calcext:value-type="float">
            <text:p>2.45393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8" calcext:value-type="float">
            <text:p>-4.84218</text:p>
          </table:table-cell>
          <table:table-cell table:formula="of:=SQRT([.M265]*[.M265] +[.N265]*[.N265])" office:value-type="float" office:value="5.18774958390437" calcext:value-type="float">
            <text:p>5.1877495839</text:p>
          </table:table-cell>
        </table:table-row>
        <table:table-row table:style-name="ro3">
          <table:table-cell office:value-type="float" office:value="1477010456200000" calcext:value-type="float">
            <text:p>1477010456200000</text:p>
          </table:table-cell>
          <table:table-cell office:value-type="float" office:value="-4.55115" calcext:value-type="float">
            <text:p>-4.55115</text:p>
          </table:table-cell>
          <table:table-cell office:value-type="float" office:value="2.21769" calcext:value-type="float">
            <text:p>2.21769</text:p>
          </table:table-cell>
          <table:table-cell office:value-type="float" office:value="5.25553" calcext:value-type="float">
            <text:p>5.25553</text:p>
          </table:table-cell>
          <table:table-cell office:value-type="float" office:value="4.33458" calcext:value-type="float">
            <text:p>4.33458</text:p>
          </table:table-cell>
          <table:table-cell office:value-type="float" office:value="-0.0349394" calcext:value-type="float">
            <text:p>-0.0349394</text:p>
          </table:table-cell>
          <table:table-cell office:value-type="string" calcext:value-type="string">
            <text:p>lidar</text:p>
          </table:table-cell>
          <table:table-cell office:value-type="float" office:value="0.973845" calcext:value-type="float">
            <text:p>0.973845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2.09192" calcext:value-type="float">
            <text:p>2.09192</text:p>
          </table:table-cell>
          <table:table-cell office:value-type="float" office:value="-4.47352" calcext:value-type="float">
            <text:p>-4.47352</text:p>
          </table:table-cell>
          <table:table-cell office:value-type="float" office:value="2.21205" calcext:value-type="float">
            <text:p>2.21205</text:p>
          </table:table-cell>
          <table:table-cell office:value-type="float" office:value="-1.88436" calcext:value-type="float">
            <text:p>-1.88436</text:p>
          </table:table-cell>
          <table:table-cell office:value-type="float" office:value="-4.83149" calcext:value-type="float">
            <text:p>-4.83149</text:p>
          </table:table-cell>
          <table:table-cell table:formula="of:=SQRT([.M266]*[.M266] +[.N266]*[.N266])" office:value-type="float" office:value="5.18595297218361" calcext:value-type="float">
            <text:p>5.1859529722</text:p>
          </table:table-cell>
        </table:table-row>
        <table:table-row table:style-name="ro3">
          <table:table-cell office:value-type="float" office:value="1477010456250000" calcext:value-type="float">
            <text:p>1477010456250000</text:p>
          </table:table-cell>
          <table:table-cell office:value-type="float" office:value="-4.66263" calcext:value-type="float">
            <text:p>-4.66263</text:p>
          </table:table-cell>
          <table:table-cell office:value-type="float" office:value="1.9865" calcext:value-type="float">
            <text:p>1.9865</text:p>
          </table:table-cell>
          <table:table-cell office:value-type="float" office:value="5.24957" calcext:value-type="float">
            <text:p>5.24957</text:p>
          </table:table-cell>
          <table:table-cell office:value-type="float" office:value="4.29756" calcext:value-type="float">
            <text:p>4.29756</text:p>
          </table:table-cell>
          <table:table-cell office:value-type="float" office:value="-0.149827" calcext:value-type="float">
            <text:p>-0.149827</text:p>
          </table:table-cell>
          <table:table-cell office:value-type="string" calcext:value-type="string">
            <text:p>radar</text:p>
          </table:table-cell>
          <table:table-cell office:value-type="float" office:value="3.4289" calcext:value-type="float">
            <text:p>3.4289</text:p>
          </table:table-cell>
          <table:table-cell office:value-type="float" office:value="-4.29257" calcext:value-type="float">
            <text:p>-4.29257</text:p>
          </table:table-cell>
          <table:table-cell office:value-type="float" office:value="1.92854" calcext:value-type="float">
            <text:p>1.92854</text:p>
          </table:table-cell>
          <table:table-cell office:value-type="float" office:value="-4.56836" calcext:value-type="float">
            <text:p>-4.56836</text:p>
          </table:table-cell>
          <table:table-cell office:value-type="float" office:value="1.97072" calcext:value-type="float">
            <text:p>1.97072</text:p>
          </table:table-cell>
          <table:table-cell office:value-type="float" office:value="-1.90853" calcext:value-type="float">
            <text:p>-1.90853</text:p>
          </table:table-cell>
          <table:table-cell office:value-type="float" office:value="-4.81994" calcext:value-type="float">
            <text:p>-4.81994</text:p>
          </table:table-cell>
          <table:table-cell table:formula="of:=SQRT([.M267]*[.M267] +[.N267]*[.N267])" office:value-type="float" office:value="5.18404363065166" calcext:value-type="float">
            <text:p>5.1840436307</text:p>
          </table:table-cell>
        </table:table-row>
        <table:table-row table:style-name="ro3">
          <table:table-cell office:value-type="float" office:value="1477010456300000" calcext:value-type="float">
            <text:p>1477010456300000</text:p>
          </table:table-cell>
          <table:table-cell office:value-type="float" office:value="-4.77599" calcext:value-type="float">
            <text:p>-4.77599</text:p>
          </table:table-cell>
          <table:table-cell office:value-type="float" office:value="1.72284" calcext:value-type="float">
            <text:p>1.72284</text:p>
          </table:table-cell>
          <table:table-cell office:value-type="float" office:value="5.27562" calcext:value-type="float">
            <text:p>5.27562</text:p>
          </table:table-cell>
          <table:table-cell office:value-type="float" office:value="4.29312" calcext:value-type="float">
            <text:p>4.29312</text:p>
          </table:table-cell>
          <table:table-cell office:value-type="float" office:value="-0.143033" calcext:value-type="float">
            <text:p>-0.143033</text:p>
          </table:table-cell>
          <table:table-cell office:value-type="string" calcext:value-type="string">
            <text:p>lidar</text:p>
          </table:table-cell>
          <table:table-cell office:value-type="float" office:value="2.18556" calcext:value-type="float">
            <text:p>2.18556</text:p>
          </table:table-cell>
          <table:table-cell office:value-type="float" office:value="-4.86829" calcext:value-type="float">
            <text:p>-4.86829</text:p>
          </table:table-cell>
          <table:table-cell office:value-type="float" office:value="1.53442" calcext:value-type="float">
            <text:p>1.53442</text:p>
          </table:table-cell>
          <table:table-cell office:value-type="float" office:value="-4.66444" calcext:value-type="float">
            <text:p>-4.66444</text:p>
          </table:table-cell>
          <table:table-cell office:value-type="float" office:value="1.72998" calcext:value-type="float">
            <text:p>1.72998</text:p>
          </table:table-cell>
          <table:table-cell office:value-type="float" office:value="-1.93422" calcext:value-type="float">
            <text:p>-1.93422</text:p>
          </table:table-cell>
          <table:table-cell office:value-type="float" office:value="-4.80751" calcext:value-type="float">
            <text:p>-4.80751</text:p>
          </table:table-cell>
          <table:table-cell table:formula="of:=SQRT([.M268]*[.M268] +[.N268]*[.N268])" office:value-type="float" office:value="5.1820227140085" calcext:value-type="float">
            <text:p>5.182022714</text:p>
          </table:table-cell>
        </table:table-row>
        <table:table-row table:style-name="ro3">
          <table:table-cell office:value-type="float" office:value="1477010456350000" calcext:value-type="float">
            <text:p>1477010456350000</text:p>
          </table:table-cell>
          <table:table-cell office:value-type="float" office:value="-4.89793" calcext:value-type="float">
            <text:p>-4.89793</text:p>
          </table:table-cell>
          <table:table-cell office:value-type="float" office:value="1.47932" calcext:value-type="float">
            <text:p>1.47932</text:p>
          </table:table-cell>
          <table:table-cell office:value-type="float" office:value="5.28553" calcext:value-type="float">
            <text:p>5.28553</text:p>
          </table:table-cell>
          <table:table-cell office:value-type="float" office:value="4.27259" calcext:value-type="float">
            <text:p>4.27259</text:p>
          </table:table-cell>
          <table:table-cell office:value-type="float" office:value="-0.183333" calcext:value-type="float">
            <text:p>-0.183333</text:p>
          </table:table-cell>
          <table:table-cell office:value-type="string" calcext:value-type="string">
            <text:p>radar</text:p>
          </table:table-cell>
          <table:table-cell office:value-type="float" office:value="0.455827" calcext:value-type="float">
            <text:p>0.455827</text:p>
          </table:table-cell>
          <table:table-cell office:value-type="float" office:value="-4.98165" calcext:value-type="float">
            <text:p>-4.98165</text:p>
          </table:table-cell>
          <table:table-cell office:value-type="float" office:value="1.43611" calcext:value-type="float">
            <text:p>1.43611</text:p>
          </table:table-cell>
          <table:table-cell office:value-type="float" office:value="-4.76186" calcext:value-type="float">
            <text:p>-4.76186</text:p>
          </table:table-cell>
          <table:table-cell office:value-type="float" office:value="1.48989" calcext:value-type="float">
            <text:p>1.48989</text:p>
          </table:table-cell>
          <table:table-cell office:value-type="float" office:value="-1.9614" calcext:value-type="float">
            <text:p>-1.9614</text:p>
          </table:table-cell>
          <table:table-cell office:value-type="float" office:value="-4.79417" calcext:value-type="float">
            <text:p>-4.79417</text:p>
          </table:table-cell>
          <table:table-cell table:formula="of:=SQRT([.M269]*[.M269] +[.N269]*[.N269])" office:value-type="float" office:value="5.17987991645559" calcext:value-type="float">
            <text:p>5.1798799165</text:p>
          </table:table-cell>
        </table:table-row>
        <table:table-row table:style-name="ro3">
          <table:table-cell office:value-type="float" office:value="1477010456400000" calcext:value-type="float">
            <text:p>1477010456400000</text:p>
          </table:table-cell>
          <table:table-cell office:value-type="float" office:value="-4.96441" calcext:value-type="float">
            <text:p>-4.96441</text:p>
          </table:table-cell>
          <table:table-cell office:value-type="float" office:value="1.23404" calcext:value-type="float">
            <text:p>1.23404</text:p>
          </table:table-cell>
          <table:table-cell office:value-type="float" office:value="5.26986" calcext:value-type="float">
            <text:p>5.26986</text:p>
          </table:table-cell>
          <table:table-cell office:value-type="float" office:value="4.27956" calcext:value-type="float">
            <text:p>4.27956</text:p>
          </table:table-cell>
          <table:table-cell office:value-type="float" office:value="-0.164305" calcext:value-type="float">
            <text:p>-0.164305</text:p>
          </table:table-cell>
          <table:table-cell office:value-type="string" calcext:value-type="string">
            <text:p>lidar</text:p>
          </table:table-cell>
          <table:table-cell office:value-type="float" office:value="4.63623" calcext:value-type="float">
            <text:p>4.63623</text:p>
          </table:table-cell>
          <table:table-cell office:value-type="float" office:value="-4.66779" calcext:value-type="float">
            <text:p>-4.66779</text:p>
          </table:table-cell>
          <table:table-cell office:value-type="float" office:value="1.28643" calcext:value-type="float">
            <text:p>1.28643</text:p>
          </table:table-cell>
          <table:table-cell office:value-type="float" office:value="-4.86066" calcext:value-type="float">
            <text:p>-4.86066</text:p>
          </table:table-cell>
          <table:table-cell office:value-type="float" office:value="1.25049" calcext:value-type="float">
            <text:p>1.25049</text:p>
          </table:table-cell>
          <table:table-cell office:value-type="float" office:value="-1.99007" calcext:value-type="float">
            <text:p>-1.99007</text:p>
          </table:table-cell>
          <table:table-cell office:value-type="float" office:value="-4.7799" calcext:value-type="float">
            <text:p>-4.7799</text:p>
          </table:table-cell>
          <table:table-cell table:formula="of:=SQRT([.M270]*[.M270] +[.N270]*[.N270])" office:value-type="float" office:value="5.17762712204152" calcext:value-type="float">
            <text:p>5.177627122</text:p>
          </table:table-cell>
        </table:table-row>
        <table:table-row table:style-name="ro3">
          <table:table-cell office:value-type="float" office:value="1477010456450000" calcext:value-type="float">
            <text:p>1477010456450000</text:p>
          </table:table-cell>
          <table:table-cell office:value-type="float" office:value="-5.06226" calcext:value-type="float">
            <text:p>-5.06226</text:p>
          </table:table-cell>
          <table:table-cell office:value-type="float" office:value="1.00542" calcext:value-type="float">
            <text:p>1.00542</text:p>
          </table:table-cell>
          <table:table-cell office:value-type="float" office:value="5.25306" calcext:value-type="float">
            <text:p>5.25306</text:p>
          </table:table-cell>
          <table:table-cell office:value-type="float" office:value="4.28497" calcext:value-type="float">
            <text:p>4.28497</text:p>
          </table:table-cell>
          <table:table-cell office:value-type="float" office:value="-0.118867" calcext:value-type="float">
            <text:p>-0.118867</text:p>
          </table:table-cell>
          <table:table-cell office:value-type="string" calcext:value-type="string">
            <text:p>radar</text:p>
          </table:table-cell>
          <table:table-cell office:value-type="float" office:value="0.995172" calcext:value-type="float">
            <text:p>0.995172</text:p>
          </table:table-cell>
          <table:table-cell office:value-type="float" office:value="-4.98594" calcext:value-type="float">
            <text:p>-4.98594</text:p>
          </table:table-cell>
          <table:table-cell office:value-type="float" office:value="1.10894" calcext:value-type="float">
            <text:p>1.10894</text:p>
          </table:table-cell>
          <table:table-cell office:value-type="float" office:value="-4.96095" calcext:value-type="float">
            <text:p>-4.96095</text:p>
          </table:table-cell>
          <table:table-cell office:value-type="float" office:value="1.01182" calcext:value-type="float">
            <text:p>1.01182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8" calcext:value-type="float">
            <text:p>-4.76468</text:p>
          </table:table-cell>
          <table:table-cell table:formula="of:=SQRT([.M271]*[.M271] +[.N271]*[.N271])" office:value-type="float" office:value="5.17526261541383" calcext:value-type="float">
            <text:p>5.1752626154</text:p>
          </table:table-cell>
        </table:table-row>
        <table:table-row table:style-name="ro3">
          <table:table-cell office:value-type="float" office:value="1477010456500000" calcext:value-type="float">
            <text:p>1477010456500000</text:p>
          </table:table-cell>
          <table:table-cell office:value-type="float" office:value="-5.12813" calcext:value-type="float">
            <text:p>-5.12813</text:p>
          </table:table-cell>
          <table:table-cell office:value-type="float" office:value="0.76179" calcext:value-type="float">
            <text:p>0.76179</text:p>
          </table:table-cell>
          <table:table-cell office:value-type="float" office:value="5.23754" calcext:value-type="float">
            <text:p>5.23754</text:p>
          </table:table-cell>
          <table:table-cell office:value-type="float" office:value="4.29386" calcext:value-type="float">
            <text:p>4.29386</text:p>
          </table:table-cell>
          <table:table-cell office:value-type="float" office:value="-0.100676" calcext:value-type="float">
            <text:p>-0.100676</text:p>
          </table:table-cell>
          <table:table-cell office:value-type="string" calcext:value-type="string">
            <text:p>lidar</text:p>
          </table:table-cell>
          <table:table-cell office:value-type="float" office:value="4.01199" calcext:value-type="float">
            <text:p>4.01199</text:p>
          </table:table-cell>
          <table:table-cell office:value-type="float" office:value="-4.85498" calcext:value-type="float">
            <text:p>-4.85498</text:p>
          </table:table-cell>
          <table:table-cell office:value-type="float" office:value="0.825661" calcext:value-type="float">
            <text:p>0.825661</text:p>
          </table:table-cell>
          <table:table-cell office:value-type="float" office:value="-5.06277" calcext:value-type="float">
            <text:p>-5.06277</text:p>
          </table:table-cell>
          <table:table-cell office:value-type="float" office:value="0.77393" calcext:value-type="float">
            <text:p>0.77393</text:p>
          </table:table-cell>
          <table:table-cell office:value-type="float" office:value="-2.05174" calcext:value-type="float">
            <text:p>-2.05174</text:p>
          </table:table-cell>
          <table:table-cell office:value-type="float" office:value="-4.74848" calcext:value-type="float">
            <text:p>-4.74848</text:p>
          </table:table-cell>
          <table:table-cell table:formula="of:=SQRT([.M272]*[.M272] +[.N272]*[.N272])" office:value-type="float" office:value="5.17278448594178" calcext:value-type="float">
            <text:p>5.1727844859</text:p>
          </table:table-cell>
        </table:table-row>
        <table:table-row table:style-name="ro3">
          <table:table-cell office:value-type="float" office:value="1477010456550000" calcext:value-type="float">
            <text:p>1477010456550000</text:p>
          </table:table-cell>
          <table:table-cell office:value-type="float" office:value="-5.21627" calcext:value-type="float">
            <text:p>-5.21627</text:p>
          </table:table-cell>
          <table:table-cell office:value-type="float" office:value="0.481168" calcext:value-type="float">
            <text:p>0.481168</text:p>
          </table:table-cell>
          <table:table-cell office:value-type="float" office:value="5.27023" calcext:value-type="float">
            <text:p>5.27023</text:p>
          </table:table-cell>
          <table:table-cell office:value-type="float" office:value="4.29944" calcext:value-type="float">
            <text:p>4.29944</text:p>
          </table:table-cell>
          <table:table-cell office:value-type="float" office:value="-0.0980321" calcext:value-type="float">
            <text:p>-0.0980321</text:p>
          </table:table-cell>
          <table:table-cell office:value-type="string" calcext:value-type="string">
            <text:p>radar</text:p>
          </table:table-cell>
          <table:table-cell office:value-type="float" office:value="5.64215" calcext:value-type="float">
            <text:p>5.64215</text:p>
          </table:table-cell>
          <table:table-cell office:value-type="float" office:value="-4.84736" calcext:value-type="float">
            <text:p>-4.84736</text:p>
          </table:table-cell>
          <table:table-cell office:value-type="float" office:value="0.18101" calcext:value-type="float">
            <text:p>0.18101</text:p>
          </table:table-cell>
          <table:table-cell office:value-type="float" office:value="-5.16621" calcext:value-type="float">
            <text:p>-5.16621</text:p>
          </table:table-cell>
          <table:table-cell office:value-type="float" office:value="0.536876" calcext:value-type="float">
            <text:p>0.536876</text:p>
          </table:table-cell>
          <table:table-cell office:value-type="float" office:value="-2.08471" calcext:value-type="float">
            <text:p>-2.08471</text:p>
          </table:table-cell>
          <table:table-cell office:value-type="float" office:value="-4.73127" calcext:value-type="float">
            <text:p>-4.73127</text:p>
          </table:table-cell>
          <table:table-cell table:formula="of:=SQRT([.M273]*[.M273] +[.N273]*[.N273])" office:value-type="float" office:value="5.17019647566705" calcext:value-type="float">
            <text:p>5.1701964757</text:p>
          </table:table-cell>
        </table:table-row>
        <table:table-row table:style-name="ro3">
          <table:table-cell office:value-type="float" office:value="1477010456600000" calcext:value-type="float">
            <text:p>1477010456600000</text:p>
          </table:table-cell>
          <table:table-cell office:value-type="float" office:value="-5.29336" calcext:value-type="float">
            <text:p>-5.29336</text:p>
          </table:table-cell>
          <table:table-cell office:value-type="float" office:value="0.233922" calcext:value-type="float">
            <text:p>0.233922</text:p>
          </table:table-cell>
          <table:table-cell office:value-type="float" office:value="5.26304" calcext:value-type="float">
            <text:p>5.26304</text:p>
          </table:table-cell>
          <table:table-cell office:value-type="float" office:value="4.30554" calcext:value-type="float">
            <text:p>4.30554</text:p>
          </table:table-cell>
          <table:table-cell office:value-type="float" office:value="-0.0833072" calcext:value-type="float">
            <text:p>-0.0833072</text:p>
          </table:table-cell>
          <table:table-cell office:value-type="string" calcext:value-type="string">
            <text:p>lidar</text:p>
          </table:table-cell>
          <table:table-cell office:value-type="float" office:value="1.52651" calcext:value-type="float">
            <text:p>1.52651</text:p>
          </table:table-cell>
          <table:table-cell office:value-type="float" office:value="-5.1231" calcext:value-type="float">
            <text:p>-5.1231</text:p>
          </table:table-cell>
          <table:table-cell office:value-type="float" office:value="0.257311" calcext:value-type="float">
            <text:p>0.257311</text:p>
          </table:table-cell>
          <table:table-cell office:value-type="float" office:value="-5.27133" calcext:value-type="float">
            <text:p>-5.27133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-2.11906" calcext:value-type="float">
            <text:p>-2.11906</text:p>
          </table:table-cell>
          <table:table-cell office:value-type="float" office:value="-4.71303" calcext:value-type="float">
            <text:p>-4.71303</text:p>
          </table:table-cell>
          <table:table-cell table:formula="of:=SQRT([.M274]*[.M274] +[.N274]*[.N274])" office:value-type="float" office:value="5.16750104639564" calcext:value-type="float">
            <text:p>5.1675010464</text:p>
          </table:table-cell>
        </table:table-row>
        <table:table-row table:style-name="ro3">
          <table:table-cell office:value-type="float" office:value="1477010456650000" calcext:value-type="float">
            <text:p>1477010456650000</text:p>
          </table:table-cell>
          <table:table-cell office:value-type="float" office:value="-5.36964" calcext:value-type="float">
            <text:p>-5.36964</text:p>
          </table:table-cell>
          <table:table-cell office:value-type="float" office:value="-0.0502672" calcext:value-type="float">
            <text:p>-0.0502672</text:p>
          </table:table-cell>
          <table:table-cell office:value-type="float" office:value="5.33183" calcext:value-type="float">
            <text:p>5.33183</text:p>
          </table:table-cell>
          <table:table-cell office:value-type="float" office:value="4.3567" calcext:value-type="float">
            <text:p>4.3567</text:p>
          </table:table-cell>
          <table:table-cell office:value-type="float" office:value="0.125026" calcext:value-type="float">
            <text:p>0.125026</text:p>
          </table:table-cell>
          <table:table-cell office:value-type="string" calcext:value-type="string">
            <text:p>radar</text:p>
          </table:table-cell>
          <table:table-cell office:value-type="float" office:value="5.7721" calcext:value-type="float">
            <text:p>5.7721</text:p>
          </table:table-cell>
          <table:table-cell office:value-type="float" office:value="-5.99809" calcext:value-type="float">
            <text:p>-5.99809</text:p>
          </table:table-cell>
          <table:table-cell office:value-type="float" office:value="-0.290765" calcext:value-type="float">
            <text:p>-0.290765</text:p>
          </table:table-cell>
          <table:table-cell office:value-type="float" office:value="-5.3782" calcext:value-type="float">
            <text:p>-5.3782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2.15477" calcext:value-type="float">
            <text:p>-2.15477</text:p>
          </table:table-cell>
          <table:table-cell office:value-type="float" office:value="-4.69374" calcext:value-type="float">
            <text:p>-4.69374</text:p>
          </table:table-cell>
          <table:table-cell table:formula="of:=SQRT([.M275]*[.M275] +[.N275]*[.N275])" office:value-type="float" office:value="5.1647099570547" calcext:value-type="float">
            <text:p>5.1647099571</text:p>
          </table:table-cell>
        </table:table-row>
        <table:table-row table:style-name="ro3">
          <table:table-cell office:value-type="float" office:value="1477010456700000" calcext:value-type="float">
            <text:p>1477010456700000</text:p>
          </table:table-cell>
          <table:table-cell office:value-type="float" office:value="-5.44387" calcext:value-type="float">
            <text:p>-5.44387</text:p>
          </table:table-cell>
          <table:table-cell office:value-type="float" office:value="-0.291324" calcext:value-type="float">
            <text:p>-0.291324</text:p>
          </table:table-cell>
          <table:table-cell office:value-type="float" office:value="5.31595" calcext:value-type="float">
            <text:p>5.31595</text:p>
          </table:table-cell>
          <table:table-cell office:value-type="float" office:value="4.3652" calcext:value-type="float">
            <text:p>4.3652</text:p>
          </table:table-cell>
          <table:table-cell office:value-type="float" office:value="0.124469" calcext:value-type="float">
            <text:p>0.124469</text:p>
          </table:table-cell>
          <table:table-cell office:value-type="string" calcext:value-type="string">
            <text:p>lidar</text:p>
          </table:table-cell>
          <table:table-cell office:value-type="float" office:value="1.34025" calcext:value-type="float">
            <text:p>1.34025</text:p>
          </table:table-cell>
          <table:table-cell office:value-type="float" office:value="-5.29972" calcext:value-type="float">
            <text:p>-5.29972</text:p>
          </table:table-cell>
          <table:table-cell office:value-type="float" office:value="-0.212982" calcext:value-type="float">
            <text:p>-0.212982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-0.168772" calcext:value-type="float">
            <text:p>-0.168772</text:p>
          </table:table-cell>
          <table:table-cell office:value-type="float" office:value="-2.1918" calcext:value-type="float">
            <text:p>-2.1918</text:p>
          </table:table-cell>
          <table:table-cell office:value-type="float" office:value="-4.67335" calcext:value-type="float">
            <text:p>-4.67335</text:p>
          </table:table-cell>
          <table:table-cell table:formula="of:=SQRT([.M276]*[.M276] +[.N276]*[.N276])" office:value-type="float" office:value="5.16180079647597" calcext:value-type="float">
            <text:p>5.1618007965</text:p>
          </table:table-cell>
        </table:table-row>
        <table:table-row table:style-name="ro3">
          <table:table-cell office:value-type="float" office:value="1477010456750000" calcext:value-type="float">
            <text:p>1477010456750000</text:p>
          </table:table-cell>
          <table:table-cell office:value-type="float" office:value="-5.52954" calcext:value-type="float">
            <text:p>-5.52954</text:p>
          </table:table-cell>
          <table:table-cell office:value-type="float" office:value="-0.540371" calcext:value-type="float">
            <text:p>-0.540371</text:p>
          </table:table-cell>
          <table:table-cell office:value-type="float" office:value="5.27639" calcext:value-type="float">
            <text:p>5.27639</text:p>
          </table:table-cell>
          <table:table-cell office:value-type="float" office:value="4.34815" calcext:value-type="float">
            <text:p>4.34815</text:p>
          </table:table-cell>
          <table:table-cell office:value-type="float" office:value="0.0131196" calcext:value-type="float">
            <text:p>0.0131196</text:p>
          </table:table-cell>
          <table:table-cell office:value-type="string" calcext:value-type="string">
            <text:p>radar</text:p>
          </table:table-cell>
          <table:table-cell office:value-type="float" office:value="6.28841" calcext:value-type="float">
            <text:p>6.28841</text:p>
          </table:table-cell>
          <table:table-cell office:value-type="float" office:value="-5.64447" calcext:value-type="float">
            <text:p>-5.64447</text:p>
          </table:table-cell>
          <table:table-cell office:value-type="float" office:value="-0.144522" calcext:value-type="float">
            <text:p>-0.144522</text:p>
          </table:table-cell>
          <table:table-cell office:value-type="float" office:value="-5.59748" calcext:value-type="float">
            <text:p>-5.59748</text:p>
          </table:table-cell>
          <table:table-cell office:value-type="float" office:value="-0.401971" calcext:value-type="float">
            <text:p>-0.401971</text:p>
          </table:table-cell>
          <table:table-cell office:value-type="float" office:value="-2.23014" calcext:value-type="float">
            <text:p>-2.23014</text:p>
          </table:table-cell>
          <table:table-cell office:value-type="float" office:value="-4.65185" calcext:value-type="float">
            <text:p>-4.65185</text:p>
          </table:table-cell>
          <table:table-cell table:formula="of:=SQRT([.M277]*[.M277] +[.N277]*[.N277])" office:value-type="float" office:value="5.1588014927985" calcext:value-type="float">
            <text:p>5.1588014928</text:p>
          </table:table-cell>
        </table:table-row>
        <table:table-row table:style-name="ro3">
          <table:table-cell office:value-type="float" office:value="1477010456800000" calcext:value-type="float">
            <text:p>1477010456800000</text:p>
          </table:table-cell>
          <table:table-cell office:value-type="float" office:value="-5.62926" calcext:value-type="float">
            <text:p>-5.62926</text:p>
          </table:table-cell>
          <table:table-cell office:value-type="float" office:value="-0.787381" calcext:value-type="float">
            <text:p>-0.787381</text:p>
          </table:table-cell>
          <table:table-cell office:value-type="float" office:value="5.26526" calcext:value-type="float">
            <text:p>5.26526</text:p>
          </table:table-cell>
          <table:table-cell office:value-type="float" office:value="4.3371" calcext:value-type="float">
            <text:p>4.3371</text:p>
          </table:table-cell>
          <table:table-cell office:value-type="float" office:value="-0.0302818" calcext:value-type="float">
            <text:p>-0.0302818</text:p>
          </table:table-cell>
          <table:table-cell office:value-type="string" calcext:value-type="string">
            <text:p>lidar</text:p>
          </table:table-cell>
          <table:table-cell office:value-type="float" office:value="7.47205" calcext:value-type="float">
            <text:p>7.47205</text:p>
          </table:table-cell>
          <table:table-cell office:value-type="float" office:value="-5.85359" calcext:value-type="float">
            <text:p>-5.85359</text:p>
          </table:table-cell>
          <table:table-cell office:value-type="float" office:value="-0.445801" calcext:value-type="float">
            <text:p>-0.445801</text:p>
          </table:table-cell>
          <table:table-cell office:value-type="float" office:value="-5.71001" calcext:value-type="float">
            <text:p>-5.71001</text:p>
          </table:table-cell>
          <table:table-cell office:value-type="float" office:value="-0.634069" calcext:value-type="float">
            <text:p>-0.634069</text:p>
          </table:table-cell>
          <table:table-cell office:value-type="float" office:value="-2.26974" calcext:value-type="float">
            <text:p>-2.26974</text:p>
          </table:table-cell>
          <table:table-cell office:value-type="float" office:value="-4.62919" calcext:value-type="float">
            <text:p>-4.62919</text:p>
          </table:table-cell>
          <table:table-cell table:formula="of:=SQRT([.M278]*[.M278] +[.N278]*[.N278])" office:value-type="float" office:value="5.15568809410538" calcext:value-type="float">
            <text:p>5.1556880941</text:p>
          </table:table-cell>
        </table:table-row>
        <table:table-row table:style-name="ro3">
          <table:table-cell office:value-type="float" office:value="1477010456850000" calcext:value-type="float">
            <text:p>1477010456850000</text:p>
          </table:table-cell>
          <table:table-cell office:value-type="float" office:value="-5.73768" calcext:value-type="float">
            <text:p>-5.73768</text:p>
          </table:table-cell>
          <table:table-cell office:value-type="float" office:value="-1.01207" calcext:value-type="float">
            <text:p>-1.01207</text:p>
          </table:table-cell>
          <table:table-cell office:value-type="float" office:value="5.19442" calcext:value-type="float">
            <text:p>5.19442</text:p>
          </table:table-cell>
          <table:table-cell office:value-type="float" office:value="4.27453" calcext:value-type="float">
            <text:p>4.27453</text:p>
          </table:table-cell>
          <table:table-cell office:value-type="float" office:value="-0.241351" calcext:value-type="float">
            <text:p>-0.241351</text:p>
          </table:table-cell>
          <table:table-cell office:value-type="string" calcext:value-type="string">
            <text:p>radar</text:p>
          </table:table-cell>
          <table:table-cell office:value-type="float" office:value="6.14395" calcext:value-type="float">
            <text:p>6.14395</text:p>
          </table:table-cell>
          <table:table-cell office:value-type="float" office:value="-5.30947" calcext:value-type="float">
            <text:p>-5.30947</text:p>
          </table:table-cell>
          <table:table-cell office:value-type="float" office:value="-0.724468" calcext:value-type="float">
            <text:p>-0.724468</text:p>
          </table:table-cell>
          <table:table-cell office:value-type="float" office:value="-5.82456" calcext:value-type="float">
            <text:p>-5.82456</text:p>
          </table:table-cell>
          <table:table-cell office:value-type="float" office:value="-0.865006" calcext:value-type="float">
            <text:p>-0.865006</text:p>
          </table:table-cell>
          <table:table-cell office:value-type="float" office:value="-2.31058" calcext:value-type="float">
            <text:p>-2.31058</text:p>
          </table:table-cell>
          <table:table-cell office:value-type="float" office:value="-4.60536" calcext:value-type="float">
            <text:p>-4.60536</text:p>
          </table:table-cell>
          <table:table-cell table:formula="of:=SQRT([.M279]*[.M279] +[.N279]*[.N279])" office:value-type="float" office:value="5.152486842875" calcext:value-type="float">
            <text:p>5.1524868429</text:p>
          </table:table-cell>
        </table:table-row>
        <table:table-row table:style-name="ro3">
          <table:table-cell office:value-type="float" office:value="1477010456900000" calcext:value-type="float">
            <text:p>1477010456900000</text:p>
          </table:table-cell>
          <table:table-cell office:value-type="float" office:value="-5.85248" calcext:value-type="float">
            <text:p>-5.85248</text:p>
          </table:table-cell>
          <table:table-cell office:value-type="float" office:value="-1.24803" calcext:value-type="float">
            <text:p>-1.24803</text:p>
          </table:table-cell>
          <table:table-cell office:value-type="float" office:value="5.19689" calcext:value-type="float">
            <text:p>5.19689</text:p>
          </table:table-cell>
          <table:table-cell office:value-type="float" office:value="4.26179" calcext:value-type="float">
            <text:p>4.26179</text:p>
          </table:table-cell>
          <table:table-cell office:value-type="float" office:value="-0.242284" calcext:value-type="float">
            <text:p>-0.242284</text:p>
          </table:table-cell>
          <table:table-cell office:value-type="string" calcext:value-type="string">
            <text:p>lidar</text:p>
          </table:table-cell>
          <table:table-cell office:value-type="float" office:value="0.0542935" calcext:value-type="float">
            <text:p>0.0542935</text:p>
          </table:table-cell>
          <table:table-cell office:value-type="float" office:value="-5.87835" calcext:value-type="float">
            <text:p>-5.87835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-5.94118" calcext:value-type="float">
            <text:p>-5.94118</text:p>
          </table:table-cell>
          <table:table-cell office:value-type="float" office:value="-1.09472" calcext:value-type="float">
            <text:p>-1.09472</text:p>
          </table:table-cell>
          <table:table-cell office:value-type="float" office:value="-2.35262" calcext:value-type="float">
            <text:p>-2.35262</text:p>
          </table:table-cell>
          <table:table-cell office:value-type="float" office:value="-4.58032" calcext:value-type="float">
            <text:p>-4.58032</text:p>
          </table:table-cell>
          <table:table-cell table:formula="of:=SQRT([.M280]*[.M280] +[.N280]*[.N280])" office:value-type="float" office:value="5.14918946697439" calcext:value-type="float">
            <text:p>5.149189467</text:p>
          </table:table-cell>
        </table:table-row>
        <table:table-row table:style-name="ro3">
          <table:table-cell office:value-type="float" office:value="1477010456950000" calcext:value-type="float">
            <text:p>1477010456950000</text:p>
          </table:table-cell>
          <table:table-cell office:value-type="float" office:value="-5.95047" calcext:value-type="float">
            <text:p>-5.95047</text:p>
          </table:table-cell>
          <table:table-cell office:value-type="float" office:value="-1.48819" calcext:value-type="float">
            <text:p>-1.48819</text:p>
          </table:table-cell>
          <table:table-cell office:value-type="float" office:value="5.21016" calcext:value-type="float">
            <text:p>5.21016</text:p>
          </table:table-cell>
          <table:table-cell office:value-type="float" office:value="4.27052" calcext:value-type="float">
            <text:p>4.27052</text:p>
          </table:table-cell>
          <table:table-cell office:value-type="float" office:value="-0.188393" calcext:value-type="float">
            <text:p>-0.188393</text:p>
          </table:table-cell>
          <table:table-cell office:value-type="string" calcext:value-type="string">
            <text:p>radar</text:p>
          </table:table-cell>
          <table:table-cell office:value-type="float" office:value="1.17618" calcext:value-type="float">
            <text:p>1.17618</text:p>
          </table:table-cell>
          <table:table-cell office:value-type="float" office:value="-5.68069" calcext:value-type="float">
            <text:p>-5.68069</text:p>
          </table:table-cell>
          <table:table-cell office:value-type="float" office:value="-1.52871" calcext:value-type="float">
            <text:p>-1.52871</text:p>
          </table:table-cell>
          <table:table-cell office:value-type="float" office:value="-6.05993" calcext:value-type="float">
            <text:p>-6.05993</text:p>
          </table:table-cell>
          <table:table-cell office:value-type="float" office:value="-1.32316" calcext:value-type="float">
            <text:p>-1.32316</text:p>
          </table:table-cell>
          <table:table-cell office:value-type="float" office:value="-2.39581" calcext:value-type="float">
            <text:p>-2.39581</text:p>
          </table:table-cell>
          <table:table-cell office:value-type="float" office:value="-4.55404" calcext:value-type="float">
            <text:p>-4.55404</text:p>
          </table:table-cell>
          <table:table-cell table:formula="of:=SQRT([.M281]*[.M281] +[.N281]*[.N281])" office:value-type="float" office:value="5.14579302709505" calcext:value-type="float">
            <text:p>5.1457930271</text:p>
          </table:table-cell>
        </table:table-row>
        <table:table-row table:style-name="ro3">
          <table:table-cell office:value-type="float" office:value="1477010457000000" calcext:value-type="float">
            <text:p>1477010457000000</text:p>
          </table:table-cell>
          <table:table-cell office:value-type="float" office:value="-6.09405" calcext:value-type="float">
            <text:p>-6.09405</text:p>
          </table:table-cell>
          <table:table-cell office:value-type="float" office:value="-1.70126" calcext:value-type="float">
            <text:p>-1.70126</text:p>
          </table:table-cell>
          <table:table-cell office:value-type="float" office:value="5.17895" calcext:value-type="float">
            <text:p>5.17895</text:p>
          </table:table-cell>
          <table:table-cell office:value-type="float" office:value="4.22145" calcext:value-type="float">
            <text:p>4.22145</text:p>
          </table:table-cell>
          <table:table-cell office:value-type="float" office:value="-0.274942" calcext:value-type="float">
            <text:p>-0.274942</text:p>
          </table:table-cell>
          <table:table-cell office:value-type="string" calcext:value-type="string">
            <text:p>lidar</text:p>
          </table:table-cell>
          <table:table-cell office:value-type="float" office:value="3.48672" calcext:value-type="float">
            <text:p>3.48672</text:p>
          </table:table-cell>
          <table:table-cell office:value-type="float" office:value="-6.27263" calcext:value-type="float">
            <text:p>-6.27263</text:p>
          </table:table-cell>
          <table:table-cell office:value-type="float" office:value="-1.50938" calcext:value-type="float">
            <text:p>-1.50938</text:p>
          </table:table-cell>
          <table:table-cell office:value-type="float" office:value="-6.18087" calcext:value-type="float">
            <text:p>-6.18087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-2.44014" calcext:value-type="float">
            <text:p>-2.44014</text:p>
          </table:table-cell>
          <table:table-cell office:value-type="float" office:value="-4.52648" calcext:value-type="float">
            <text:p>-4.52648</text:p>
          </table:table-cell>
          <table:table-cell table:formula="of:=SQRT([.M282]*[.M282] +[.N282]*[.N282])" office:value-type="float" office:value="5.14230535946671" calcext:value-type="float">
            <text:p>5.1423053595</text:p>
          </table:table-cell>
        </table:table-row>
        <table:table-row table:style-name="ro3">
          <table:table-cell office:value-type="float" office:value="1477010457050000" calcext:value-type="float">
            <text:p>1477010457050000</text:p>
          </table:table-cell>
          <table:table-cell office:value-type="float" office:value="-6.25174" calcext:value-type="float">
            <text:p>-6.25174</text:p>
          </table:table-cell>
          <table:table-cell office:value-type="float" office:value="-1.89852" calcext:value-type="float">
            <text:p>-1.89852</text:p>
          </table:table-cell>
          <table:table-cell office:value-type="float" office:value="5.15477" calcext:value-type="float">
            <text:p>5.15477</text:p>
          </table:table-cell>
          <table:table-cell office:value-type="float" office:value="4.15941" calcext:value-type="float">
            <text:p>4.15941</text:p>
          </table:table-cell>
          <table:table-cell office:value-type="float" office:value="-0.400645" calcext:value-type="float">
            <text:p>-0.400645</text:p>
          </table:table-cell>
          <table:table-cell office:value-type="string" calcext:value-type="string">
            <text:p>radar</text:p>
          </table:table-cell>
          <table:table-cell office:value-type="float" office:value="2.28093" calcext:value-type="float">
            <text:p>2.28093</text:p>
          </table:table-cell>
          <table:table-cell office:value-type="float" office:value="-6.11355" calcext:value-type="float">
            <text:p>-6.11355</text:p>
          </table:table-cell>
          <table:table-cell office:value-type="float" office:value="-1.75966" calcext:value-type="float">
            <text:p>-1.75966</text:p>
          </table:table-cell>
          <table:table-cell office:value-type="float" office:value="-6.30406" calcext:value-type="float">
            <text:p>-6.30406</text:p>
          </table:table-cell>
          <table:table-cell office:value-type="float" office:value="-1.77593" calcext:value-type="float">
            <text:p>-1.77593</text:p>
          </table:table-cell>
          <table:table-cell office:value-type="float" office:value="-2.48555" calcext:value-type="float">
            <text:p>-2.48555</text:p>
          </table:table-cell>
          <table:table-cell office:value-type="float" office:value="-4.49762" calcext:value-type="float">
            <text:p>-4.49762</text:p>
          </table:table-cell>
          <table:table-cell table:formula="of:=SQRT([.M283]*[.M283] +[.N283]*[.N283])" office:value-type="float" office:value="5.13872984957373" calcext:value-type="float">
            <text:p>5.1387298496</text:p>
          </table:table-cell>
        </table:table-row>
        <table:table-row table:style-name="ro3">
          <table:table-cell office:value-type="float" office:value="1477010457100000" calcext:value-type="float">
            <text:p>1477010457100000</text:p>
          </table:table-cell>
          <table:table-cell office:value-type="float" office:value="-6.3801" calcext:value-type="float">
            <text:p>-6.3801</text:p>
          </table:table-cell>
          <table:table-cell office:value-type="float" office:value="-2.12102" calcext:value-type="float">
            <text:p>-2.12102</text:p>
          </table:table-cell>
          <table:table-cell office:value-type="float" office:value="5.15881" calcext:value-type="float">
            <text:p>5.15881</text:p>
          </table:table-cell>
          <table:table-cell office:value-type="float" office:value="4.14703" calcext:value-type="float">
            <text:p>4.14703</text:p>
          </table:table-cell>
          <table:table-cell office:value-type="float" office:value="-0.386754" calcext:value-type="float">
            <text:p>-0.386754</text:p>
          </table:table-cell>
          <table:table-cell office:value-type="string" calcext:value-type="string">
            <text:p>lidar</text:p>
          </table:table-cell>
          <table:table-cell office:value-type="float" office:value="0.101525" calcext:value-type="float">
            <text:p>0.101525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2.13685" calcext:value-type="float">
            <text:p>-2.13685</text:p>
          </table:table-cell>
          <table:table-cell office:value-type="float" office:value="-6.42954" calcext:value-type="float">
            <text:p>-6.42954</text:p>
          </table:table-cell>
          <table:table-cell office:value-type="float" office:value="-2.00014" calcext:value-type="float">
            <text:p>-2.00014</text:p>
          </table:table-cell>
          <table:table-cell office:value-type="float" office:value="-2.532" calcext:value-type="float">
            <text:p>-2.532</text:p>
          </table:table-cell>
          <table:table-cell office:value-type="float" office:value="-4.46742" calcext:value-type="float">
            <text:p>-4.46742</text:p>
          </table:table-cell>
          <table:table-cell table:formula="of:=SQRT([.M284]*[.M284] +[.N284]*[.N284])" office:value-type="float" office:value="5.13506236149085" calcext:value-type="float">
            <text:p>5.1350623615</text:p>
          </table:table-cell>
        </table:table-row>
        <table:table-row table:style-name="ro3">
          <table:table-cell office:value-type="float" office:value="1477010457150000" calcext:value-type="float">
            <text:p>1477010457150000</text:p>
          </table:table-cell>
          <table:table-cell office:value-type="float" office:value="-6.53385" calcext:value-type="float">
            <text:p>-6.53385</text:p>
          </table:table-cell>
          <table:table-cell office:value-type="float" office:value="-2.32255" calcext:value-type="float">
            <text:p>-2.32255</text:p>
          </table:table-cell>
          <table:table-cell office:value-type="float" office:value="5.13769" calcext:value-type="float">
            <text:p>5.13769</text:p>
          </table:table-cell>
          <table:table-cell office:value-type="float" office:value="4.11878" calcext:value-type="float">
            <text:p>4.11878</text:p>
          </table:table-cell>
          <table:table-cell office:value-type="float" office:value="-0.377359" calcext:value-type="float">
            <text:p>-0.377359</text:p>
          </table:table-cell>
          <table:table-cell office:value-type="string" calcext:value-type="string">
            <text:p>radar</text:p>
          </table:table-cell>
          <table:table-cell office:value-type="float" office:value="4.43212" calcext:value-type="float">
            <text:p>4.43212</text:p>
          </table:table-cell>
          <table:table-cell office:value-type="float" office:value="-6.99344" calcext:value-type="float">
            <text:p>-6.99344</text:p>
          </table:table-cell>
          <table:table-cell office:value-type="float" office:value="-2.17445" calcext:value-type="float">
            <text:p>-2.17445</text:p>
          </table:table-cell>
          <table:table-cell office:value-type="float" office:value="-6.55738" calcext:value-type="float">
            <text:p>-6.55738</text:p>
          </table:table-cell>
          <table:table-cell office:value-type="float" office:value="-2.22281" calcext:value-type="float">
            <text:p>-2.22281</text:p>
          </table:table-cell>
          <table:table-cell office:value-type="float" office:value="-2.57946" calcext:value-type="float">
            <text:p>-2.57946</text:p>
          </table:table-cell>
          <table:table-cell office:value-type="float" office:value="-4.43585" calcext:value-type="float">
            <text:p>-4.43585</text:p>
          </table:table-cell>
          <table:table-cell table:formula="of:=SQRT([.M285]*[.M285] +[.N285]*[.N285])" office:value-type="float" office:value="5.13131358563283" calcext:value-type="float">
            <text:p>5.1313135856</text:p>
          </table:table-cell>
        </table:table-row>
        <table:table-row table:style-name="ro3">
          <table:table-cell office:value-type="float" office:value="1477010457200000" calcext:value-type="float">
            <text:p>1477010457200000</text:p>
          </table:table-cell>
          <table:table-cell office:value-type="float" office:value="-6.70597" calcext:value-type="float">
            <text:p>-6.70597</text:p>
          </table:table-cell>
          <table:table-cell office:value-type="float" office:value="-2.51152" calcext:value-type="float">
            <text:p>-2.51152</text:p>
          </table:table-cell>
          <table:table-cell office:value-type="float" office:value="5.1232" calcext:value-type="float">
            <text:p>5.1232</text:p>
          </table:table-cell>
          <table:table-cell office:value-type="float" office:value="4.07657" calcext:value-type="float">
            <text:p>4.07657</text:p>
          </table:table-cell>
          <table:table-cell office:value-type="float" office:value="-0.415587" calcext:value-type="float">
            <text:p>-0.415587</text:p>
          </table:table-cell>
          <table:table-cell office:value-type="string" calcext:value-type="string">
            <text:p>lidar</text:p>
          </table:table-cell>
          <table:table-cell office:value-type="float" office:value="0.69613" calcext:value-type="float">
            <text:p>0.69613</text:p>
          </table:table-cell>
          <table:table-cell office:value-type="float" office:value="-6.79288" calcext:value-type="float">
            <text:p>-6.79288</text:p>
          </table:table-cell>
          <table:table-cell office:value-type="float" office:value="-2.4458" calcext:value-type="float">
            <text:p>-2.4458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-2.62788" calcext:value-type="float">
            <text:p>-2.62788</text:p>
          </table:table-cell>
          <table:table-cell office:value-type="float" office:value="-4.40288" calcext:value-type="float">
            <text:p>-4.40288</text:p>
          </table:table-cell>
          <table:table-cell table:formula="of:=SQRT([.M286]*[.M286] +[.N286]*[.N286])" office:value-type="float" office:value="5.12748530849187" calcext:value-type="float">
            <text:p>5.1274853085</text:p>
          </table:table-cell>
        </table:table-row>
        <table:table-row table:style-name="ro3">
          <table:table-cell office:value-type="float" office:value="1477010457250000" calcext:value-type="float">
            <text:p>1477010457250000</text:p>
          </table:table-cell>
          <table:table-cell office:value-type="float" office:value="-6.87002" calcext:value-type="float">
            <text:p>-6.87002</text:p>
          </table:table-cell>
          <table:table-cell office:value-type="float" office:value="-2.7066" calcext:value-type="float">
            <text:p>-2.7066</text:p>
          </table:table-cell>
          <table:table-cell office:value-type="float" office:value="5.11286" calcext:value-type="float">
            <text:p>5.11286</text:p>
          </table:table-cell>
          <table:table-cell office:value-type="float" office:value="4.05127" calcext:value-type="float">
            <text:p>4.05127</text:p>
          </table:table-cell>
          <table:table-cell office:value-type="float" office:value="-0.408884" calcext:value-type="float">
            <text:p>-0.408884</text:p>
          </table:table-cell>
          <table:table-cell office:value-type="string" calcext:value-type="string">
            <text:p>radar</text:p>
          </table:table-cell>
          <table:table-cell office:value-type="float" office:value="1.26634" calcext:value-type="float">
            <text:p>1.26634</text:p>
          </table:table-cell>
          <table:table-cell office:value-type="float" office:value="-7.14408" calcext:value-type="float">
            <text:p>-7.14408</text:p>
          </table:table-cell>
          <table:table-cell office:value-type="float" office:value="-2.67584" calcext:value-type="float">
            <text:p>-2.67584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-2.66323" calcext:value-type="float">
            <text:p>-2.66323</text:p>
          </table:table-cell>
          <table:table-cell office:value-type="float" office:value="-2.6772" calcext:value-type="float">
            <text:p>-2.6772</text:p>
          </table:table-cell>
          <table:table-cell office:value-type="float" office:value="-4.36847" calcext:value-type="float">
            <text:p>-4.36847</text:p>
          </table:table-cell>
          <table:table-cell table:formula="of:=SQRT([.M287]*[.M287] +[.N287]*[.N287])" office:value-type="float" office:value="5.1235661390188" calcext:value-type="float">
            <text:p>5.123566139</text:p>
          </table:table-cell>
        </table:table-row>
        <table:table-row table:style-name="ro3">
          <table:table-cell office:value-type="float" office:value="1477010457300000" calcext:value-type="float">
            <text:p>1477010457300000</text:p>
          </table:table-cell>
          <table:table-cell office:value-type="float" office:value="-6.96839" calcext:value-type="float">
            <text:p>-6.96839</text:p>
          </table:table-cell>
          <table:table-cell office:value-type="float" office:value="-2.96263" calcext:value-type="float">
            <text:p>-2.96263</text:p>
          </table:table-cell>
          <table:table-cell office:value-type="float" office:value="5.14035" calcext:value-type="float">
            <text:p>5.14035</text:p>
          </table:table-cell>
          <table:table-cell office:value-type="float" office:value="4.08036" calcext:value-type="float">
            <text:p>4.08036</text:p>
          </table:table-cell>
          <table:table-cell office:value-type="float" office:value="-0.330857" calcext:value-type="float">
            <text:p>-0.330857</text:p>
          </table:table-cell>
          <table:table-cell office:value-type="string" calcext:value-type="string">
            <text:p>lidar</text:p>
          </table:table-cell>
          <table:table-cell office:value-type="float" office:value="2.90073" calcext:value-type="float">
            <text:p>2.90073</text:p>
          </table:table-cell>
          <table:table-cell office:value-type="float" office:value="-6.8003" calcext:value-type="float">
            <text:p>-6.8003</text:p>
          </table:table-cell>
          <table:table-cell office:value-type="float" office:value="-3.10086" calcext:value-type="float">
            <text:p>-3.10086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-2.88084" calcext:value-type="float">
            <text:p>-2.88084</text:p>
          </table:table-cell>
          <table:table-cell office:value-type="float" office:value="-2.7274" calcext:value-type="float">
            <text:p>-2.7274</text:p>
          </table:table-cell>
          <table:table-cell office:value-type="float" office:value="-4.3326" calcext:value-type="float">
            <text:p>-4.3326</text:p>
          </table:table-cell>
          <table:table-cell table:formula="of:=SQRT([.M288]*[.M288] +[.N288]*[.N288])" office:value-type="float" office:value="5.1195833346084" calcext:value-type="float">
            <text:p>5.1195833346</text:p>
          </table:table-cell>
        </table:table-row>
        <table:table-row table:style-name="ro3">
          <table:table-cell office:value-type="float" office:value="1477010457350000" calcext:value-type="float">
            <text:p>1477010457350000</text:p>
          </table:table-cell>
          <table:table-cell office:value-type="float" office:value="-7.10114" calcext:value-type="float">
            <text:p>-7.10114</text:p>
          </table:table-cell>
          <table:table-cell office:value-type="float" office:value="-3.18137" calcext:value-type="float">
            <text:p>-3.18137</text:p>
          </table:table-cell>
          <table:table-cell office:value-type="float" office:value="5.13243" calcext:value-type="float">
            <text:p>5.13243</text:p>
          </table:table-cell>
          <table:table-cell office:value-type="float" office:value="4.08761" calcext:value-type="float">
            <text:p>4.08761</text:p>
          </table:table-cell>
          <table:table-cell office:value-type="float" office:value="-0.263881" calcext:value-type="float">
            <text:p>-0.263881</text:p>
          </table:table-cell>
          <table:table-cell office:value-type="string" calcext:value-type="string">
            <text:p>radar</text:p>
          </table:table-cell>
          <table:table-cell office:value-type="float" office:value="0.97279" calcext:value-type="float">
            <text:p>0.97279</text:p>
          </table:table-cell>
          <table:table-cell office:value-type="float" office:value="-7.13937" calcext:value-type="float">
            <text:p>-7.13937</text:p>
          </table:table-cell>
          <table:table-cell office:value-type="float" office:value="-3.22028" calcext:value-type="float">
            <text:p>-3.22028</text:p>
          </table:table-cell>
          <table:table-cell office:value-type="float" office:value="-7.09316" calcext:value-type="float">
            <text:p>-7.09316</text:p>
          </table:table-cell>
          <table:table-cell office:value-type="float" office:value="-3.09663" calcext:value-type="float">
            <text:p>-3.09663</text:p>
          </table:table-cell>
          <table:table-cell office:value-type="float" office:value="-2.7784" calcext:value-type="float">
            <text:p>-2.7784</text:p>
          </table:table-cell>
          <table:table-cell office:value-type="float" office:value="-4.29523" calcext:value-type="float">
            <text:p>-4.29523</text:p>
          </table:table-cell>
          <table:table-cell table:formula="of:=SQRT([.M289]*[.M289] +[.N289]*[.N289])" office:value-type="float" office:value="5.115516329062" calcext:value-type="float">
            <text:p>5.1155163291</text:p>
          </table:table-cell>
        </table:table-row>
        <table:table-row table:style-name="ro3">
          <table:table-cell office:value-type="float" office:value="1477010457400000" calcext:value-type="float">
            <text:p>1477010457400000</text:p>
          </table:table-cell>
          <table:table-cell office:value-type="float" office:value="-7.23809" calcext:value-type="float">
            <text:p>-7.23809</text:p>
          </table:table-cell>
          <table:table-cell office:value-type="float" office:value="-3.37591" calcext:value-type="float">
            <text:p>-3.37591</text:p>
          </table:table-cell>
          <table:table-cell office:value-type="float" office:value="5.11606" calcext:value-type="float">
            <text:p>5.11606</text:p>
          </table:table-cell>
          <table:table-cell office:value-type="float" office:value="4.07534" calcext:value-type="float">
            <text:p>4.07534</text:p>
          </table:table-cell>
          <table:table-cell office:value-type="float" office:value="-0.260981" calcext:value-type="float">
            <text:p>-0.260981</text:p>
          </table:table-cell>
          <table:table-cell office:value-type="string" calcext:value-type="string">
            <text:p>lidar</text:p>
          </table:table-cell>
          <table:table-cell office:value-type="float" office:value="1.29536" calcext:value-type="float">
            <text:p>1.29536</text:p>
          </table:table-cell>
          <table:table-cell office:value-type="float" office:value="-7.12118" calcext:value-type="float">
            <text:p>-7.12118</text:p>
          </table:table-cell>
          <table:table-cell office:value-type="float" office:value="-3.26434" calcext:value-type="float">
            <text:p>-3.26434</text:p>
          </table:table-cell>
          <table:table-cell office:value-type="float" office:value="-7.23344" calcext:value-type="float">
            <text:p>-7.23344</text:p>
          </table:table-cell>
          <table:table-cell office:value-type="float" office:value="-3.3105" calcext:value-type="float">
            <text:p>-3.3105</text:p>
          </table:table-cell>
          <table:table-cell office:value-type="float" office:value="-2.83017" calcext:value-type="float">
            <text:p>-2.83017</text:p>
          </table:table-cell>
          <table:table-cell office:value-type="float" office:value="-4.25632" calcext:value-type="float">
            <text:p>-4.25632</text:p>
          </table:table-cell>
          <table:table-cell table:formula="of:=SQRT([.M290]*[.M290] +[.N290]*[.N290])" office:value-type="float" office:value="5.11137184827126" calcext:value-type="float">
            <text:p>5.1113718483</text:p>
          </table:table-cell>
        </table:table-row>
        <table:table-row table:style-name="ro3">
          <table:table-cell office:value-type="float" office:value="1477010457450000" calcext:value-type="float">
            <text:p>1477010457450000</text:p>
          </table:table-cell>
          <table:table-cell office:value-type="float" office:value="-7.38442" calcext:value-type="float">
            <text:p>-7.38442</text:p>
          </table:table-cell>
          <table:table-cell office:value-type="float" office:value="-3.60833" calcext:value-type="float">
            <text:p>-3.60833</text:p>
          </table:table-cell>
          <table:table-cell office:value-type="float" office:value="5.13136" calcext:value-type="float">
            <text:p>5.13136</text:p>
          </table:table-cell>
          <table:table-cell office:value-type="float" office:value="4.08063" calcext:value-type="float">
            <text:p>4.08063</text:p>
          </table:table-cell>
          <table:table-cell office:value-type="float" office:value="-0.220712" calcext:value-type="float">
            <text:p>-0.220712</text:p>
          </table:table-cell>
          <table:table-cell office:value-type="string" calcext:value-type="string">
            <text:p>radar</text:p>
          </table:table-cell>
          <table:table-cell office:value-type="float" office:value="4.844" calcext:value-type="float">
            <text:p>4.844</text:p>
          </table:table-cell>
          <table:table-cell office:value-type="float" office:value="-7.77186" calcext:value-type="float">
            <text:p>-7.77186</text:p>
          </table:table-cell>
          <table:table-cell office:value-type="float" office:value="-4.08999" calcext:value-type="float">
            <text:p>-4.08999</text:p>
          </table:table-cell>
          <table:table-cell office:value-type="float" office:value="-7.37632" calcext:value-type="float">
            <text:p>-7.37632</text:p>
          </table:table-cell>
          <table:table-cell office:value-type="float" office:value="-3.5224" calcext:value-type="float">
            <text:p>-3.5224</text:p>
          </table:table-cell>
          <table:table-cell office:value-type="float" office:value="-2.88265" calcext:value-type="float">
            <text:p>-2.88265</text:p>
          </table:table-cell>
          <table:table-cell office:value-type="float" office:value="-4.21586" calcext:value-type="float">
            <text:p>-4.21586</text:p>
          </table:table-cell>
          <table:table-cell table:formula="of:=SQRT([.M291]*[.M291] +[.N291]*[.N291])" office:value-type="float" office:value="5.10716619683558" calcext:value-type="float">
            <text:p>5.1071661968</text:p>
          </table:table-cell>
        </table:table-row>
        <table:table-row table:style-name="ro3">
          <table:table-cell office:value-type="float" office:value="1477010457500000" calcext:value-type="float">
            <text:p>1477010457500000</text:p>
          </table:table-cell>
          <table:table-cell office:value-type="float" office:value="-7.55892" calcext:value-type="float">
            <text:p>-7.55892</text:p>
          </table:table-cell>
          <table:table-cell office:value-type="float" office:value="-3.75278" calcext:value-type="float">
            <text:p>-3.75278</text:p>
          </table:table-cell>
          <table:table-cell office:value-type="float" office:value="5.09274" calcext:value-type="float">
            <text:p>5.09274</text:p>
          </table:table-cell>
          <table:table-cell office:value-type="float" office:value="4.03832" calcext:value-type="float">
            <text:p>4.03832</text:p>
          </table:table-cell>
          <table:table-cell office:value-type="float" office:value="-0.268342" calcext:value-type="float">
            <text:p>-0.268342</text:p>
          </table:table-cell>
          <table:table-cell office:value-type="string" calcext:value-type="string">
            <text:p>lidar</text:p>
          </table:table-cell>
          <table:table-cell office:value-type="float" office:value="3.90747" calcext:value-type="float">
            <text:p>3.90747</text:p>
          </table:table-cell>
          <table:table-cell office:value-type="float" office:value="-7.49009" calcext:value-type="float">
            <text:p>-7.49009</text:p>
          </table:table-cell>
          <table:table-cell office:value-type="float" office:value="-3.49081" calcext:value-type="float">
            <text:p>-3.49081</text:p>
          </table:table-cell>
          <table:table-cell office:value-type="float" office:value="-7.52184" calcext:value-type="float">
            <text:p>-7.52184</text:p>
          </table:table-cell>
          <table:table-cell office:value-type="float" office:value="-3.73223" calcext:value-type="float">
            <text:p>-3.73223</text:p>
          </table:table-cell>
          <table:table-cell office:value-type="float" office:value="-2.93579" calcext:value-type="float">
            <text:p>-2.93579</text:p>
          </table:table-cell>
          <table:table-cell office:value-type="float" office:value="-4.1738" calcext:value-type="float">
            <text:p>-4.1738</text:p>
          </table:table-cell>
          <table:table-cell table:formula="of:=SQRT([.M292]*[.M292] +[.N292]*[.N292])" office:value-type="float" office:value="5.10288833545278" calcext:value-type="float">
            <text:p>5.1028883355</text:p>
          </table:table-cell>
        </table:table-row>
        <table:table-row table:style-name="ro3">
          <table:table-cell office:value-type="float" office:value="1477010457550000" calcext:value-type="float">
            <text:p>1477010457550000</text:p>
          </table:table-cell>
          <table:table-cell office:value-type="float" office:value="-7.70864" calcext:value-type="float">
            <text:p>-7.70864</text:p>
          </table:table-cell>
          <table:table-cell office:value-type="float" office:value="-3.95296" calcext:value-type="float">
            <text:p>-3.95296</text:p>
          </table:table-cell>
          <table:table-cell office:value-type="float" office:value="5.08956" calcext:value-type="float">
            <text:p>5.08956</text:p>
          </table:table-cell>
          <table:table-cell office:value-type="float" office:value="4.03056" calcext:value-type="float">
            <text:p>4.03056</text:p>
          </table:table-cell>
          <table:table-cell office:value-type="float" office:value="-0.257976" calcext:value-type="float">
            <text:p>-0.257976</text:p>
          </table:table-cell>
          <table:table-cell office:value-type="string" calcext:value-type="string">
            <text:p>radar</text:p>
          </table:table-cell>
          <table:table-cell office:value-type="float" office:value="0.458747" calcext:value-type="float">
            <text:p>0.458747</text:p>
          </table:table-cell>
          <table:table-cell office:value-type="float" office:value="-7.52393" calcext:value-type="float">
            <text:p>-7.52393</text:p>
          </table:table-cell>
          <table:table-cell office:value-type="float" office:value="-3.88213" calcext:value-type="float">
            <text:p>-3.88213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-2.98953" calcext:value-type="float">
            <text:p>-2.98953</text:p>
          </table:table-cell>
          <table:table-cell office:value-type="float" office:value="-4.13012" calcext:value-type="float">
            <text:p>-4.13012</text:p>
          </table:table-cell>
          <table:table-cell table:formula="of:=SQRT([.M293]*[.M293] +[.N293]*[.N293])" office:value-type="float" office:value="5.09854693371553" calcext:value-type="float">
            <text:p>5.0985469337</text:p>
          </table:table-cell>
        </table:table-row>
        <table:table-row table:style-name="ro3">
          <table:table-cell office:value-type="float" office:value="1477010457600000" calcext:value-type="float">
            <text:p>1477010457600000</text:p>
          </table:table-cell>
          <table:table-cell office:value-type="float" office:value="-7.85703" calcext:value-type="float">
            <text:p>-7.85703</text:p>
          </table:table-cell>
          <table:table-cell office:value-type="float" office:value="-4.17926" calcext:value-type="float">
            <text:p>-4.17926</text:p>
          </table:table-cell>
          <table:table-cell office:value-type="float" office:value="5.10622" calcext:value-type="float">
            <text:p>5.10622</text:p>
          </table:table-cell>
          <table:table-cell office:value-type="float" office:value="4.03391" calcext:value-type="float">
            <text:p>4.03391</text:p>
          </table:table-cell>
          <table:table-cell office:value-type="float" office:value="-0.231894" calcext:value-type="float">
            <text:p>-0.231894</text:p>
          </table:table-cell>
          <table:table-cell office:value-type="string" calcext:value-type="string">
            <text:p>lidar</text:p>
          </table:table-cell>
          <table:table-cell office:value-type="float" office:value="0.794706" calcext:value-type="float">
            <text:p>0.794706</text:p>
          </table:table-cell>
          <table:table-cell office:value-type="float" office:value="-7.88049" calcext:value-type="float">
            <text:p>-7.88049</text:p>
          </table:table-cell>
          <table:table-cell office:value-type="float" office:value="-4.29783" calcext:value-type="float">
            <text:p>-4.29783</text:p>
          </table:table-cell>
          <table:table-cell office:value-type="float" office:value="-7.82094" calcext:value-type="float">
            <text:p>-7.82094</text:p>
          </table:table-cell>
          <table:table-cell office:value-type="float" office:value="-4.14538" calcext:value-type="float">
            <text:p>-4.14538</text:p>
          </table:table-cell>
          <table:table-cell office:value-type="float" office:value="-3.04381" calcext:value-type="float">
            <text:p>-3.04381</text:p>
          </table:table-cell>
          <table:table-cell office:value-type="float" office:value="-4.08479" calcext:value-type="float">
            <text:p>-4.08479</text:p>
          </table:table-cell>
          <table:table-cell table:formula="of:=SQRT([.M294]*[.M294] +[.N294]*[.N294])" office:value-type="float" office:value="5.09414258341872" calcext:value-type="float">
            <text:p>5.0941425834</text:p>
          </table:table-cell>
        </table:table-row>
        <table:table-row table:style-name="ro3">
          <table:table-cell office:value-type="float" office:value="1477010457650000" calcext:value-type="float">
            <text:p>1477010457650000</text:p>
          </table:table-cell>
          <table:table-cell office:value-type="float" office:value="-8.0099" calcext:value-type="float">
            <text:p>-8.0099</text:p>
          </table:table-cell>
          <table:table-cell office:value-type="float" office:value="-4.39005" calcext:value-type="float">
            <text:p>-4.39005</text:p>
          </table:table-cell>
          <table:table-cell office:value-type="float" office:value="5.1099" calcext:value-type="float">
            <text:p>5.1099</text:p>
          </table:table-cell>
          <table:table-cell office:value-type="float" office:value="4.03352" calcext:value-type="float">
            <text:p>4.03352</text:p>
          </table:table-cell>
          <table:table-cell office:value-type="float" office:value="-0.207867" calcext:value-type="float">
            <text:p>-0.207867</text:p>
          </table:table-cell>
          <table:table-cell office:value-type="string" calcext:value-type="string">
            <text:p>radar</text:p>
          </table:table-cell>
          <table:table-cell office:value-type="float" office:value="0.565498" calcext:value-type="float">
            <text:p>0.565498</text:p>
          </table:table-cell>
          <table:table-cell office:value-type="float" office:value="-8.08524" calcext:value-type="float">
            <text:p>-8.08524</text:p>
          </table:table-cell>
          <table:table-cell office:value-type="float" office:value="-4.57834" calcext:value-type="float">
            <text:p>-4.57834</text:p>
          </table:table-cell>
          <table:table-cell office:value-type="float" office:value="-7.97457" calcext:value-type="float">
            <text:p>-7.97457</text:p>
          </table:table-cell>
          <table:table-cell office:value-type="float" office:value="-4.34854" calcext:value-type="float">
            <text:p>-4.34854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  <table:table-cell table:formula="of:=SQRT([.M295]*[.M295] +[.N295]*[.N295])" office:value-type="float" office:value="5.0896761560339" calcext:value-type="float">
            <text:p>5.089676156</text:p>
          </table:table-cell>
        </table:table-row>
        <table:table-row table:style-name="ro3">
          <table:table-cell office:value-type="float" office:value="1477010457700000" calcext:value-type="float">
            <text:p>1477010457700000</text:p>
          </table:table-cell>
          <table:table-cell office:value-type="float" office:value="-8.1602" calcext:value-type="float">
            <text:p>-8.1602</text:p>
          </table:table-cell>
          <table:table-cell office:value-type="float" office:value="-4.62725" calcext:value-type="float">
            <text:p>-4.62725</text:p>
          </table:table-cell>
          <table:table-cell office:value-type="float" office:value="5.1339" calcext:value-type="float">
            <text:p>5.1339</text:p>
          </table:table-cell>
          <table:table-cell office:value-type="float" office:value="4.04217" calcext:value-type="float">
            <text:p>4.04217</text:p>
          </table:table-cell>
          <table:table-cell office:value-type="float" office:value="-0.176583" calcext:value-type="float">
            <text:p>-0.176583</text:p>
          </table:table-cell>
          <table:table-cell office:value-type="string" calcext:value-type="string">
            <text:p>lidar</text:p>
          </table:table-cell>
          <table:table-cell office:value-type="float" office:value="1.75393" calcext:value-type="float">
            <text:p>1.75393</text:p>
          </table:table-cell>
          <table:table-cell office:value-type="float" office:value="-8.22492" calcext:value-type="float">
            <text:p>-8.22492</text:p>
          </table:table-cell>
          <table:table-cell office:value-type="float" office:value="-4.79812" calcext:value-type="float">
            <text:p>-4.79812</text:p>
          </table:table-cell>
          <table:table-cell office:value-type="float" office:value="-8.13095" calcext:value-type="float">
            <text:p>-8.13095</text:p>
          </table:table-cell>
          <table:table-cell office:value-type="float" office:value="-4.5493" calcext:value-type="float">
            <text:p>-4.5493</text:p>
          </table:table-cell>
          <table:table-cell office:value-type="float" office:value="-3.15376" calcext:value-type="float">
            <text:p>-3.15376</text:p>
          </table:table-cell>
          <table:table-cell office:value-type="float" office:value="-3.98906" calcext:value-type="float">
            <text:p>-3.98906</text:p>
          </table:table-cell>
          <table:table-cell table:formula="of:=SQRT([.M296]*[.M296] +[.N296]*[.N296])" office:value-type="float" office:value="5.08515504396867" calcext:value-type="float">
            <text:p>5.085155044</text:p>
          </table:table-cell>
        </table:table-row>
        <table:table-row table:style-name="ro3">
          <table:table-cell office:value-type="float" office:value="1477010457750000" calcext:value-type="float">
            <text:p>1477010457750000</text:p>
          </table:table-cell>
          <table:table-cell office:value-type="float" office:value="-8.29521" calcext:value-type="float">
            <text:p>-8.29521</text:p>
          </table:table-cell>
          <table:table-cell office:value-type="float" office:value="-4.84293" calcext:value-type="float">
            <text:p>-4.84293</text:p>
          </table:table-cell>
          <table:table-cell office:value-type="float" office:value="5.11925" calcext:value-type="float">
            <text:p>5.11925</text:p>
          </table:table-cell>
          <table:table-cell office:value-type="float" office:value="4.06768" calcext:value-type="float">
            <text:p>4.06768</text:p>
          </table:table-cell>
          <table:table-cell office:value-type="float" office:value="-0.0872486" calcext:value-type="float">
            <text:p>-0.0872486</text:p>
          </table:table-cell>
          <table:table-cell office:value-type="string" calcext:value-type="string">
            <text:p>radar</text:p>
          </table:table-cell>
          <table:table-cell office:value-type="float" office:value="2.38991" calcext:value-type="float">
            <text:p>2.38991</text:p>
          </table:table-cell>
          <table:table-cell office:value-type="float" office:value="-8.453" calcext:value-type="float">
            <text:p>-8.453</text:p>
          </table:table-cell>
          <table:table-cell office:value-type="float" office:value="-4.95621" calcext:value-type="float">
            <text:p>-4.95621</text:p>
          </table:table-cell>
          <table:table-cell office:value-type="float" office:value="-8.2901" calcext:value-type="float">
            <text:p>-8.2901</text:p>
          </table:table-cell>
          <table:table-cell office:value-type="float" office:value="-4.74759" calcext:value-type="float">
            <text:p>-4.74759</text:p>
          </table:table-cell>
          <table:table-cell office:value-type="float" office:value="-3.2093" calcext:value-type="float">
            <text:p>-3.2093</text:p>
          </table:table-cell>
          <table:table-cell office:value-type="float" office:value="-3.93862" calcext:value-type="float">
            <text:p>-3.93862</text:p>
          </table:table-cell>
          <table:table-cell table:formula="of:=SQRT([.M297]*[.M297] +[.N297]*[.N297])" office:value-type="float" office:value="5.08058402099601" calcext:value-type="float">
            <text:p>5.080584021</text:p>
          </table:table-cell>
        </table:table-row>
        <table:table-row table:style-name="ro3">
          <table:table-cell office:value-type="float" office:value="1477010457800000" calcext:value-type="float">
            <text:p>1477010457800000</text:p>
          </table:table-cell>
          <table:table-cell office:value-type="float" office:value="-8.41764" calcext:value-type="float">
            <text:p>-8.41764</text:p>
          </table:table-cell>
          <table:table-cell office:value-type="float" office:value="-5.07208" calcext:value-type="float">
            <text:p>-5.07208</text:p>
          </table:table-cell>
          <table:table-cell office:value-type="float" office:value="5.12161" calcext:value-type="float">
            <text:p>5.12161</text:p>
          </table:table-cell>
          <table:table-cell office:value-type="float" office:value="4.08669" calcext:value-type="float">
            <text:p>4.08669</text:p>
          </table:table-cell>
          <table:table-cell office:value-type="float" office:value="-0.0481934" calcext:value-type="float">
            <text:p>-0.0481934</text:p>
          </table:table-cell>
          <table:table-cell office:value-type="string" calcext:value-type="string">
            <text:p>lidar</text:p>
          </table:table-cell>
          <table:table-cell office:value-type="float" office:value="0.503419" calcext:value-type="float">
            <text:p>0.503419</text:p>
          </table:table-cell>
          <table:table-cell office:value-type="float" office:value="-8.33552" calcext:value-type="float">
            <text:p>-8.33552</text:p>
          </table:table-cell>
          <table:table-cell office:value-type="float" office:value="-5.1059" calcext:value-type="float">
            <text:p>-5.1059</text:p>
          </table:table-cell>
          <table:table-cell office:value-type="float" office:value="-8.45204" calcext:value-type="float">
            <text:p>-8.45204</text:p>
          </table:table-cell>
          <table:table-cell office:value-type="float" office:value="-4.94331" calcext:value-type="float">
            <text:p>-4.94331</text:p>
          </table:table-cell>
          <table:table-cell office:value-type="float" office:value="-3.26514" calcext:value-type="float">
            <text:p>-3.26514</text:p>
          </table:table-cell>
          <table:table-cell office:value-type="float" office:value="-3.88641" calcext:value-type="float">
            <text:p>-3.88641</text:p>
          </table:table-cell>
          <table:table-cell table:formula="of:=SQRT([.M298]*[.M298] +[.N298]*[.N298])" office:value-type="float" office:value="5.07595527045895" calcext:value-type="float">
            <text:p>5.0759552705</text:p>
          </table:table-cell>
        </table:table-row>
        <table:table-row table:style-name="ro3">
          <table:table-cell office:value-type="float" office:value="1477010457850000" calcext:value-type="float">
            <text:p>1477010457850000</text:p>
          </table:table-cell>
          <table:table-cell office:value-type="float" office:value="-8.56114" calcext:value-type="float">
            <text:p>-8.56114</text:p>
          </table:table-cell>
          <table:table-cell office:value-type="float" office:value="-5.25904" calcext:value-type="float">
            <text:p>-5.25904</text:p>
          </table:table-cell>
          <table:table-cell office:value-type="float" office:value="5.09499" calcext:value-type="float">
            <text:p>5.09499</text:p>
          </table:table-cell>
          <table:table-cell office:value-type="float" office:value="4.09302" calcext:value-type="float">
            <text:p>4.09302</text:p>
          </table:table-cell>
          <table:table-cell office:value-type="float" office:value="-0.0103992" calcext:value-type="float">
            <text:p>-0.0103992</text:p>
          </table:table-cell>
          <table:table-cell office:value-type="string" calcext:value-type="string">
            <text:p>radar</text:p>
          </table:table-cell>
          <table:table-cell office:value-type="float" office:value="3.53553" calcext:value-type="float">
            <text:p>3.53553</text:p>
          </table:table-cell>
          <table:table-cell office:value-type="float" office:value="-8.55062" calcext:value-type="float">
            <text:p>-8.55062</text:p>
          </table:table-cell>
          <table:table-cell office:value-type="float" office:value="-4.79248" calcext:value-type="float">
            <text:p>-4.79248</text:p>
          </table:table-cell>
          <table:table-cell office:value-type="float" office:value="-8.61678" calcext:value-type="float">
            <text:p>-8.61678</text:p>
          </table:table-cell>
          <table:table-cell office:value-type="float" office:value="-5.13637" calcext:value-type="float">
            <text:p>-5.13637</text:p>
          </table:table-cell>
          <table:table-cell office:value-type="float" office:value="-3.32121" calcext:value-type="float">
            <text:p>-3.32121</text:p>
          </table:table-cell>
          <table:table-cell office:value-type="float" office:value="-3.83242" calcext:value-type="float">
            <text:p>-3.83242</text:p>
          </table:table-cell>
          <table:table-cell table:formula="of:=SQRT([.M299]*[.M299] +[.N299]*[.N299])" office:value-type="float" office:value="5.07127981090572" calcext:value-type="float">
            <text:p>5.0712798109</text:p>
          </table:table-cell>
        </table:table-row>
        <table:table-row table:style-name="ro3">
          <table:table-cell office:value-type="float" office:value="1477010457900000" calcext:value-type="float">
            <text:p>1477010457900000</text:p>
          </table:table-cell>
          <table:table-cell office:value-type="float" office:value="-8.74959" calcext:value-type="float">
            <text:p>-8.74959</text:p>
          </table:table-cell>
          <table:table-cell office:value-type="float" office:value="-5.45416" calcext:value-type="float">
            <text:p>-5.45416</text:p>
          </table:table-cell>
          <table:table-cell office:value-type="float" office:value="5.10723" calcext:value-type="float">
            <text:p>5.10723</text:p>
          </table:table-cell>
          <table:table-cell office:value-type="float" office:value="4.0695" calcext:value-type="float">
            <text:p>4.0695</text:p>
          </table:table-cell>
          <table:table-cell office:value-type="float" office:value="-0.048443" calcext:value-type="float">
            <text:p>-0.048443</text:p>
          </table:table-cell>
          <table:table-cell office:value-type="string" calcext:value-type="string">
            <text:p>lidar</text:p>
          </table:table-cell>
          <table:table-cell office:value-type="float" office:value="1.65844" calcext:value-type="float">
            <text:p>1.65844</text:p>
          </table:table-cell>
          <table:table-cell office:value-type="float" office:value="-8.91477" calcext:value-type="float">
            <text:p>-8.91477</text:p>
          </table:table-cell>
          <table:table-cell office:value-type="float" office:value="-5.51752" calcext:value-type="float">
            <text:p>-5.51752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-5.32669" calcext:value-type="float">
            <text:p>-5.32669</text:p>
          </table:table-cell>
          <table:table-cell office:value-type="float" office:value="-3.37745" calcext:value-type="float">
            <text:p>-3.37745</text:p>
          </table:table-cell>
          <table:table-cell office:value-type="float" office:value="-3.77663" calcext:value-type="float">
            <text:p>-3.77663</text:p>
          </table:table-cell>
          <table:table-cell table:formula="of:=SQRT([.M300]*[.M300] +[.N300]*[.N300])" office:value-type="float" office:value="5.06656714742833" calcext:value-type="float">
            <text:p>5.0665671474</text:p>
          </table:table-cell>
        </table:table-row>
        <table:table-row table:style-name="ro3">
          <table:table-cell office:value-type="float" office:value="1477010457950000" calcext:value-type="float">
            <text:p>1477010457950000</text:p>
          </table:table-cell>
          <table:table-cell office:value-type="float" office:value="-8.90486" calcext:value-type="float">
            <text:p>-8.90486</text:p>
          </table:table-cell>
          <table:table-cell office:value-type="float" office:value="-5.65772" calcext:value-type="float">
            <text:p>-5.65772</text:p>
          </table:table-cell>
          <table:table-cell office:value-type="float" office:value="5.10638" calcext:value-type="float">
            <text:p>5.10638</text:p>
          </table:table-cell>
          <table:table-cell office:value-type="float" office:value="4.06881" calcext:value-type="float">
            <text:p>4.06881</text:p>
          </table:table-cell>
          <table:table-cell office:value-type="float" office:value="-0.0405507" calcext:value-type="float">
            <text:p>-0.0405507</text:p>
          </table:table-cell>
          <table:table-cell office:value-type="string" calcext:value-type="string">
            <text:p>radar</text:p>
          </table:table-cell>
          <table:table-cell office:value-type="float" office:value="0.276548" calcext:value-type="float">
            <text:p>0.276548</text:p>
          </table:table-cell>
          <table:table-cell office:value-type="float" office:value="-9.04115" calcext:value-type="float">
            <text:p>-9.04115</text:p>
          </table:table-cell>
          <table:table-cell office:value-type="float" office:value="-5.69364" calcext:value-type="float">
            <text:p>-5.69364</text:p>
          </table:table-cell>
          <table:table-cell office:value-type="float" office:value="-8.95469" calcext:value-type="float">
            <text:p>-8.95469</text:p>
          </table:table-cell>
          <table:table-cell office:value-type="float" office:value="-5.51417" calcext:value-type="float">
            <text:p>-5.51417</text:p>
          </table:table-cell>
          <table:table-cell office:value-type="float" office:value="-3.43377" calcext:value-type="float">
            <text:p>-3.43377</text:p>
          </table:table-cell>
          <table:table-cell office:value-type="float" office:value="-3.71901" calcext:value-type="float">
            <text:p>-3.71901</text:p>
          </table:table-cell>
          <table:table-cell table:formula="of:=SQRT([.M301]*[.M301] +[.N301]*[.N301])" office:value-type="float" office:value="5.06179926439206" calcext:value-type="float">
            <text:p>5.0617992644</text:p>
          </table:table-cell>
        </table:table-row>
        <table:table-row table:style-name="ro3">
          <table:table-cell office:value-type="float" office:value="1477010458000000" calcext:value-type="float">
            <text:p>1477010458000000</text:p>
          </table:table-cell>
          <table:table-cell office:value-type="float" office:value="-9.05901" calcext:value-type="float">
            <text:p>-9.05901</text:p>
          </table:table-cell>
          <table:table-cell office:value-type="float" office:value="-5.85106" calcext:value-type="float">
            <text:p>-5.85106</text:p>
          </table:table-cell>
          <table:table-cell office:value-type="float" office:value="5.09935" calcext:value-type="float">
            <text:p>5.09935</text:p>
          </table:table-cell>
          <table:table-cell office:value-type="float" office:value="4.06255" calcext:value-type="float">
            <text:p>4.06255</text:p>
          </table:table-cell>
          <table:table-cell office:value-type="float" office:value="-0.0474536" calcext:value-type="float">
            <text:p>-0.0474536</text:p>
          </table:table-cell>
          <table:table-cell office:value-type="string" calcext:value-type="string">
            <text:p>lidar</text:p>
          </table:table-cell>
          <table:table-cell office:value-type="float" office:value="0.15276" calcext:value-type="float">
            <text:p>0.15276</text:p>
          </table:table-cell>
          <table:table-cell office:value-type="float" office:value="-9.03391" calcext:value-type="float">
            <text:p>-9.03391</text:p>
          </table:table-cell>
          <table:table-cell office:value-type="float" office:value="-5.80267" calcext:value-type="float">
            <text:p>-5.80267</text:p>
          </table:table-cell>
          <table:table-cell office:value-type="float" office:value="-9.12788" calcext:value-type="float">
            <text:p>-9.12788</text:p>
          </table:table-cell>
          <table:table-cell office:value-type="float" office:value="-5.69872" calcext:value-type="float">
            <text:p>-5.69872</text:p>
          </table:table-cell>
          <table:table-cell office:value-type="float" office:value="-3.49012" calcext:value-type="float">
            <text:p>-3.49012</text:p>
          </table:table-cell>
          <table:table-cell office:value-type="float" office:value="-3.65955" calcext:value-type="float">
            <text:p>-3.65955</text:p>
          </table:table-cell>
          <table:table-cell table:formula="of:=SQRT([.M302]*[.M302] +[.N302]*[.N302])" office:value-type="float" office:value="5.05699948753211" calcext:value-type="float">
            <text:p>5.0569994875</text:p>
          </table:table-cell>
        </table:table-row>
        <table:table-row table:style-name="ro3">
          <table:table-cell office:value-type="float" office:value="1477010458050000" calcext:value-type="float">
            <text:p>1477010458050000</text:p>
          </table:table-cell>
          <table:table-cell office:value-type="float" office:value="-9.18902" calcext:value-type="float">
            <text:p>-9.18902</text:p>
          </table:table-cell>
          <table:table-cell office:value-type="float" office:value="-6.03718" calcext:value-type="float">
            <text:p>-6.03718</text:p>
          </table:table-cell>
          <table:table-cell office:value-type="float" office:value="5.06692" calcext:value-type="float">
            <text:p>5.06692</text:p>
          </table:table-cell>
          <table:table-cell office:value-type="float" office:value="4.07666" calcext:value-type="float">
            <text:p>4.07666</text:p>
          </table:table-cell>
          <table:table-cell office:value-type="float" office:value="-0.000767346" calcext:value-type="float">
            <text:p>-0.000767346</text:p>
          </table:table-cell>
          <table:table-cell office:value-type="string" calcext:value-type="string">
            <text:p>radar</text:p>
          </table:table-cell>
          <table:table-cell office:value-type="float" office:value="6.37115" calcext:value-type="float">
            <text:p>6.37115</text:p>
          </table:table-cell>
          <table:table-cell office:value-type="float" office:value="-8.86897" calcext:value-type="float">
            <text:p>-8.86897</text:p>
          </table:table-cell>
          <table:table-cell office:value-type="float" office:value="-5.41973" calcext:value-type="float">
            <text:p>-5.41973</text:p>
          </table:table-cell>
          <table:table-cell office:value-type="float" office:value="-9.30388" calcext:value-type="float">
            <text:p>-9.30388</text:p>
          </table:table-cell>
          <table:table-cell office:value-type="float" office:value="-5.88026" calcext:value-type="float">
            <text:p>-5.88026</text:p>
          </table:table-cell>
          <table:table-cell office:value-type="float" office:value="-3.54643" calcext:value-type="float">
            <text:p>-3.54643</text:p>
          </table:table-cell>
          <table:table-cell office:value-type="float" office:value="-3.59823" calcext:value-type="float">
            <text:p>-3.59823</text:p>
          </table:table-cell>
          <table:table-cell table:formula="of:=SQRT([.M303]*[.M303] +[.N303]*[.N303])" office:value-type="float" office:value="5.0521703136177" calcext:value-type="float">
            <text:p>5.0521703136</text:p>
          </table:table-cell>
        </table:table-row>
        <table:table-row table:style-name="ro3">
          <table:table-cell office:value-type="float" office:value="1477010458100000" calcext:value-type="float">
            <text:p>1477010458100000</text:p>
          </table:table-cell>
          <table:table-cell office:value-type="float" office:value="-9.38112" calcext:value-type="float">
            <text:p>-9.38112</text:p>
          </table:table-cell>
          <table:table-cell office:value-type="float" office:value="-6.15059" calcext:value-type="float">
            <text:p>-6.15059</text:p>
          </table:table-cell>
          <table:table-cell office:value-type="float" office:value="5.02084" calcext:value-type="float">
            <text:p>5.02084</text:p>
          </table:table-cell>
          <table:table-cell office:value-type="float" office:value="4.02423" calcext:value-type="float">
            <text:p>4.02423</text:p>
          </table:table-cell>
          <table:table-cell office:value-type="float" office:value="-0.0859204" calcext:value-type="float">
            <text:p>-0.0859204</text:p>
          </table:table-cell>
          <table:table-cell office:value-type="string" calcext:value-type="string">
            <text:p>lidar</text:p>
          </table:table-cell>
          <table:table-cell office:value-type="float" office:value="6.15588" calcext:value-type="float">
            <text:p>6.15588</text:p>
          </table:table-cell>
          <table:table-cell office:value-type="float" office:value="-9.30811" calcext:value-type="float">
            <text:p>-9.30811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-9.4827" calcext:value-type="float">
            <text:p>-9.4827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-3.53503" calcext:value-type="float">
            <text:p>-3.53503</text:p>
          </table:table-cell>
          <table:table-cell table:formula="of:=SQRT([.M304]*[.M304] +[.N304]*[.N304])" office:value-type="float" office:value="5.04729986359043" calcext:value-type="float">
            <text:p>5.0472998636</text:p>
          </table:table-cell>
        </table:table-row>
        <table:table-row table:style-name="ro3">
          <table:table-cell office:value-type="float" office:value="1477010458150000" calcext:value-type="float">
            <text:p>1477010458150000</text:p>
          </table:table-cell>
          <table:table-cell office:value-type="float" office:value="-9.55014" calcext:value-type="float">
            <text:p>-9.55014</text:p>
          </table:table-cell>
          <table:table-cell office:value-type="float" office:value="-6.34138" calcext:value-type="float">
            <text:p>-6.34138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4.017" calcext:value-type="float">
            <text:p>4.017</text:p>
          </table:table-cell>
          <table:table-cell office:value-type="float" office:value="-0.0863414" calcext:value-type="float">
            <text:p>-0.0863414</text:p>
          </table:table-cell>
          <table:table-cell office:value-type="string" calcext:value-type="string">
            <text:p>radar</text:p>
          </table:table-cell>
          <table:table-cell office:value-type="float" office:value="0.843798" calcext:value-type="float">
            <text:p>0.843798</text:p>
          </table:table-cell>
          <table:table-cell office:value-type="float" office:value="-9.80646" calcext:value-type="float">
            <text:p>-9.80646</text:p>
          </table:table-cell>
          <table:table-cell office:value-type="float" office:value="-6.41174" calcext:value-type="float">
            <text:p>-6.41174</text:p>
          </table:table-cell>
          <table:table-cell office:value-type="float" office:value="-9.66432" calcext:value-type="float">
            <text:p>-9.66432</text:p>
          </table:table-cell>
          <table:table-cell office:value-type="float" office:value="-6.23389" calcext:value-type="float">
            <text:p>-6.23389</text:p>
          </table:table-cell>
          <table:table-cell office:value-type="float" office:value="-3.6586" calcext:value-type="float">
            <text:p>-3.6586</text:p>
          </table:table-cell>
          <table:table-cell office:value-type="float" office:value="-3.46994" calcext:value-type="float">
            <text:p>-3.46994</text:p>
          </table:table-cell>
          <table:table-cell table:formula="of:=SQRT([.M305]*[.M305] +[.N305]*[.N305])" office:value-type="float" office:value="5.04240394688883" calcext:value-type="float">
            <text:p>5.0424039469</text:p>
          </table:table-cell>
        </table:table-row>
        <table:table-row table:style-name="ro3">
          <table:table-cell office:value-type="float" office:value="1477010458200000" calcext:value-type="float">
            <text:p>1477010458200000</text:p>
          </table:table-cell>
          <table:table-cell office:value-type="float" office:value="-9.6871" calcext:value-type="float">
            <text:p>-9.6871</text:p>
          </table:table-cell>
          <table:table-cell office:value-type="float" office:value="-6.54993" calcext:value-type="float">
            <text:p>-6.54993</text:p>
          </table:table-cell>
          <table:table-cell office:value-type="float" office:value="5.02215" calcext:value-type="float">
            <text:p>5.02215</text:p>
          </table:table-cell>
          <table:table-cell office:value-type="float" office:value="4.02998" calcext:value-type="float">
            <text:p>4.02998</text:p>
          </table:table-cell>
          <table:table-cell office:value-type="float" office:value="-0.0583886" calcext:value-type="float">
            <text:p>-0.0583886</text:p>
          </table:table-cell>
          <table:table-cell office:value-type="string" calcext:value-type="string">
            <text:p>lidar</text:p>
          </table:table-cell>
          <table:table-cell office:value-type="float" office:value="0.245296" calcext:value-type="float">
            <text:p>0.245296</text:p>
          </table:table-cell>
          <table:table-cell office:value-type="float" office:value="-9.62547" calcext:value-type="float">
            <text:p>-9.62547</text:p>
          </table:table-cell>
          <table:table-cell office:value-type="float" office:value="-6.55958" calcext:value-type="float">
            <text:p>-6.55958</text:p>
          </table:table-cell>
          <table:table-cell office:value-type="float" office:value="-9.84874" calcext:value-type="float">
            <text:p>-9.84874</text:p>
          </table:table-cell>
          <table:table-cell office:value-type="float" office:value="-6.4058" calcext:value-type="float">
            <text:p>-6.4058</text:p>
          </table:table-cell>
          <table:table-cell office:value-type="float" office:value="-3.71431" calcext:value-type="float">
            <text:p>-3.71431</text:p>
          </table:table-cell>
          <table:table-cell office:value-type="float" office:value="-3.40295" calcext:value-type="float">
            <text:p>-3.40295</text:p>
          </table:table-cell>
          <table:table-cell table:formula="of:=SQRT([.M306]*[.M306] +[.N306]*[.N306])" office:value-type="float" office:value="5.03747630054971" calcext:value-type="float">
            <text:p>5.0374763005</text:p>
          </table:table-cell>
        </table:table-row>
        <table:table-row table:style-name="ro3">
          <table:table-cell office:value-type="float" office:value="1477010458250000" calcext:value-type="float">
            <text:p>1477010458250000</text:p>
          </table:table-cell>
          <table:table-cell office:value-type="float" office:value="-9.91724" calcext:value-type="float">
            <text:p>-9.91724</text:p>
          </table:table-cell>
          <table:table-cell office:value-type="float" office:value="-6.69846" calcext:value-type="float">
            <text:p>-6.69846</text:p>
          </table:table-cell>
          <table:table-cell office:value-type="float" office:value="5.03245" calcext:value-type="float">
            <text:p>5.03245</text:p>
          </table:table-cell>
          <table:table-cell office:value-type="float" office:value="3.96795" calcext:value-type="float">
            <text:p>3.96795</text:p>
          </table:table-cell>
          <table:table-cell office:value-type="float" office:value="-0.168544" calcext:value-type="float">
            <text:p>-0.168544</text:p>
          </table:table-cell>
          <table:table-cell office:value-type="string" calcext:value-type="string">
            <text:p>radar</text:p>
          </table:table-cell>
          <table:table-cell office:value-type="float" office:value="7.04258" calcext:value-type="float">
            <text:p>7.04258</text:p>
          </table:table-cell>
          <table:table-cell office:value-type="float" office:value="-10.6688" calcext:value-type="float">
            <text:p>-10.6688</text:p>
          </table:table-cell>
          <table:table-cell office:value-type="float" office:value="-6.35543" calcext:value-type="float">
            <text:p>-6.35543</text:p>
          </table:table-cell>
          <table:table-cell office:value-type="float" office:value="-10.0359" calcext:value-type="float">
            <text:p>-10.0359</text:p>
          </table:table-cell>
          <table:table-cell office:value-type="float" office:value="-6.57431" calcext:value-type="float">
            <text:p>-6.57431</text:p>
          </table:table-cell>
          <table:table-cell office:value-type="float" office:value="-3.76969" calcext:value-type="float">
            <text:p>-3.76969</text:p>
          </table:table-cell>
          <table:table-cell office:value-type="float" office:value="-3.33404" calcext:value-type="float">
            <text:p>-3.33404</text:p>
          </table:table-cell>
          <table:table-cell table:formula="of:=SQRT([.M307]*[.M307] +[.N307]*[.N307])" office:value-type="float" office:value="5.03253270408648" calcext:value-type="float">
            <text:p>5.0325327041</text:p>
          </table:table-cell>
        </table:table-row>
        <table:table-row table:style-name="ro3">
          <table:table-cell office:value-type="float" office:value="1477010458300000" calcext:value-type="float">
            <text:p>1477010458300000</text:p>
          </table:table-cell>
          <table:table-cell office:value-type="float" office:value="-10.127" calcext:value-type="float">
            <text:p>-10.127</text:p>
          </table:table-cell>
          <table:table-cell office:value-type="float" office:value="-6.8532" calcext:value-type="float">
            <text:p>-6.8532</text:p>
          </table:table-cell>
          <table:table-cell office:value-type="float" office:value="5.03176" calcext:value-type="float">
            <text:p>5.03176</text:p>
          </table:table-cell>
          <table:table-cell office:value-type="float" office:value="3.93028" calcext:value-type="float">
            <text:p>3.93028</text:p>
          </table:table-cell>
          <table:table-cell office:value-type="float" office:value="-0.21551" calcext:value-type="float">
            <text:p>-0.21551</text:p>
          </table:table-cell>
          <table:table-cell office:value-type="string" calcext:value-type="string">
            <text:p>lidar</text:p>
          </table:table-cell>
          <table:table-cell office:value-type="float" office:value="0.633533" calcext:value-type="float">
            <text:p>0.633533</text:p>
          </table:table-cell>
          <table:table-cell office:value-type="float" office:value="-10.2246" calcext:value-type="float">
            <text:p>-10.2246</text:p>
          </table:table-cell>
          <table:table-cell office:value-type="float" office:value="-6.83402" calcext:value-type="float">
            <text:p>-6.83402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-6.73933" calcext:value-type="float">
            <text:p>-6.73933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-3.26321" calcext:value-type="float">
            <text:p>-3.26321</text:p>
          </table:table-cell>
          <table:table-cell table:formula="of:=SQRT([.M308]*[.M308] +[.N308]*[.N308])" office:value-type="float" office:value="5.02755747267" calcext:value-type="float">
            <text:p>5.0275574727</text:p>
          </table:table-cell>
        </table:table-row>
        <table:table-row table:style-name="ro3">
          <table:table-cell office:value-type="float" office:value="1477010458350000" calcext:value-type="float">
            <text:p>1477010458350000</text:p>
          </table:table-cell>
          <table:table-cell office:value-type="float" office:value="-10.3122" calcext:value-type="float">
            <text:p>-10.3122</text:p>
          </table:table-cell>
          <table:table-cell office:value-type="float" office:value="-7.01552" calcext:value-type="float">
            <text:p>-7.01552</text:p>
          </table:table-cell>
          <table:table-cell office:value-type="float" office:value="5.0288" calcext:value-type="float">
            <text:p>5.0288</text:p>
          </table:table-cell>
          <table:table-cell office:value-type="float" office:value="3.90737" calcext:value-type="float">
            <text:p>3.90737</text:p>
          </table:table-cell>
          <table:table-cell office:value-type="float" office:value="-0.240369" calcext:value-type="float">
            <text:p>-0.240369</text:p>
          </table:table-cell>
          <table:table-cell office:value-type="string" calcext:value-type="string">
            <text:p>radar</text:p>
          </table:table-cell>
          <table:table-cell office:value-type="float" office:value="1.14824" calcext:value-type="float">
            <text:p>1.14824</text:p>
          </table:table-cell>
          <table:table-cell office:value-type="float" office:value="-10.2205" calcext:value-type="float">
            <text:p>-10.2205</text:p>
          </table:table-cell>
          <table:table-cell office:value-type="float" office:value="-6.71044" calcext:value-type="float">
            <text:p>-6.71044</text:p>
          </table:table-cell>
          <table:table-cell office:value-type="float" office:value="-10.4186" calcext:value-type="float">
            <text:p>-10.4186</text:p>
          </table:table-cell>
          <table:table-cell office:value-type="float" office:value="-6.90075" calcext:value-type="float">
            <text:p>-6.90075</text:p>
          </table:table-cell>
          <table:table-cell office:value-type="float" office:value="-3.87907" calcext:value-type="float">
            <text:p>-3.87907</text:p>
          </table:table-cell>
          <table:table-cell office:value-type="float" office:value="-3.19046" calcext:value-type="float">
            <text:p>-3.19046</text:p>
          </table:table-cell>
          <table:table-cell table:formula="of:=SQRT([.M309]*[.M309] +[.N309]*[.N309])" office:value-type="float" office:value="5.02257096281377" calcext:value-type="float">
            <text:p>5.0225709628</text:p>
          </table:table-cell>
        </table:table-row>
        <table:table-row table:style-name="ro3">
          <table:table-cell office:value-type="float" office:value="1477010458400000" calcext:value-type="float">
            <text:p>1477010458400000</text:p>
          </table:table-cell>
          <table:table-cell office:value-type="float" office:value="-10.5444" calcext:value-type="float">
            <text:p>-10.5444</text:p>
          </table:table-cell>
          <table:table-cell office:value-type="float" office:value="-7.17857" calcext:value-type="float">
            <text:p>-7.17857</text:p>
          </table:table-cell>
          <table:table-cell office:value-type="float" office:value="5.05019" calcext:value-type="float">
            <text:p>5.05019</text:p>
          </table:table-cell>
          <table:table-cell office:value-type="float" office:value="3.86931" calcext:value-type="float">
            <text:p>3.86931</text:p>
          </table:table-cell>
          <table:table-cell office:value-type="float" office:value="-0.280668" calcext:value-type="float">
            <text:p>-0.280668</text:p>
          </table:table-cell>
          <table:table-cell office:value-type="string" calcext:value-type="string">
            <text:p>lidar</text:p>
          </table:table-cell>
          <table:table-cell office:value-type="float" office:value="3.10551" calcext:value-type="float">
            <text:p>3.10551</text:p>
          </table:table-cell>
          <table:table-cell office:value-type="float" office:value="-10.7616" calcext:value-type="float">
            <text:p>-10.7616</text:p>
          </table:table-cell>
          <table:table-cell office:value-type="float" office:value="-7.29159" calcext:value-type="float">
            <text:p>-7.29159</text:p>
          </table:table-cell>
          <table:table-cell office:value-type="float" office:value="-10.614" calcext:value-type="float">
            <text:p>-10.614</text:p>
          </table:table-cell>
          <table:table-cell office:value-type="float" office:value="-7.05849" calcext:value-type="float">
            <text:p>-7.05849</text:p>
          </table:table-cell>
          <table:table-cell office:value-type="float" office:value="-3.93293" calcext:value-type="float">
            <text:p>-3.93293</text:p>
          </table:table-cell>
          <table:table-cell office:value-type="float" office:value="-3.11577" calcext:value-type="float">
            <text:p>-3.11577</text:p>
          </table:table-cell>
          <table:table-cell table:formula="of:=SQRT([.M310]*[.M310] +[.N310]*[.N310])" office:value-type="float" office:value="5.01756525396531" calcext:value-type="float">
            <text:p>5.017565254</text:p>
          </table:table-cell>
        </table:table-row>
        <table:table-row table:style-name="ro3">
          <table:table-cell office:value-type="float" office:value="1477010458450000" calcext:value-type="float">
            <text:p>1477010458450000</text:p>
          </table:table-cell>
          <table:table-cell office:value-type="float" office:value="-10.7554" calcext:value-type="float">
            <text:p>-10.7554</text:p>
          </table:table-cell>
          <table:table-cell office:value-type="float" office:value="-7.31546" calcext:value-type="float">
            <text:p>-7.31546</text:p>
          </table:table-cell>
          <table:table-cell office:value-type="float" office:value="5.04539" calcext:value-type="float">
            <text:p>5.04539</text:p>
          </table:table-cell>
          <table:table-cell office:value-type="float" office:value="3.83119" calcext:value-type="float">
            <text:p>3.83119</text:p>
          </table:table-cell>
          <table:table-cell office:value-type="float" office:value="-0.323116" calcext:value-type="float">
            <text:p>-0.323116</text:p>
          </table:table-cell>
          <table:table-cell office:value-type="string" calcext:value-type="string">
            <text:p>radar</text:p>
          </table:table-cell>
          <table:table-cell office:value-type="float" office:value="1.95586" calcext:value-type="float">
            <text:p>1.95586</text:p>
          </table:table-cell>
          <table:table-cell office:value-type="float" office:value="-10.8944" calcext:value-type="float">
            <text:p>-10.8944</text:p>
          </table:table-cell>
          <table:table-cell office:value-type="float" office:value="-6.83335" calcext:value-type="float">
            <text:p>-6.83335</text:p>
          </table:table-cell>
          <table:table-cell office:value-type="float" office:value="-10.8121" calcext:value-type="float">
            <text:p>-10.8121</text:p>
          </table:table-cell>
          <table:table-cell office:value-type="float" office:value="-7.21245" calcext:value-type="float">
            <text:p>-7.21245</text:p>
          </table:table-cell>
          <table:table-cell office:value-type="float" office:value="-3.98613" calcext:value-type="float">
            <text:p>-3.98613</text:p>
          </table:table-cell>
          <table:table-cell office:value-type="float" office:value="-3.03916" calcext:value-type="float">
            <text:p>-3.03916</text:p>
          </table:table-cell>
          <table:table-cell table:formula="of:=SQRT([.M311]*[.M311] +[.N311]*[.N311])" office:value-type="float" office:value="5.01255682087495" calcext:value-type="float">
            <text:p>5.0125568209</text:p>
          </table:table-cell>
        </table:table-row>
        <table:table-row table:style-name="ro3">
          <table:table-cell office:value-type="float" office:value="1477010458500000" calcext:value-type="float">
            <text:p>1477010458500000</text:p>
          </table:table-cell>
          <table:table-cell office:value-type="float" office:value="-11.0014" calcext:value-type="float">
            <text:p>-11.0014</text:p>
          </table:table-cell>
          <table:table-cell office:value-type="float" office:value="-7.46191" calcext:value-type="float">
            <text:p>-7.46191</text:p>
          </table:table-cell>
          <table:table-cell office:value-type="float" office:value="5.06772" calcext:value-type="float">
            <text:p>5.06772</text:p>
          </table:table-cell>
          <table:table-cell office:value-type="float" office:value="3.78853" calcext:value-type="float">
            <text:p>3.78853</text:p>
          </table:table-cell>
          <table:table-cell office:value-type="float" office:value="-0.363665" calcext:value-type="float">
            <text:p>-0.363665</text:p>
          </table:table-cell>
          <table:table-cell office:value-type="string" calcext:value-type="string">
            <text:p>lidar</text:p>
          </table:table-cell>
          <table:table-cell office:value-type="float" office:value="3.11984" calcext:value-type="float">
            <text:p>3.11984</text:p>
          </table:table-cell>
          <table:table-cell office:value-type="float" office:value="-11.2219" calcext:value-type="float">
            <text:p>-11.2219</text:p>
          </table:table-cell>
          <table:table-cell office:value-type="float" office:value="-7.56979" calcext:value-type="float">
            <text:p>-7.56979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-7.36252" calcext:value-type="float">
            <text:p>-7.36252</text:p>
          </table:table-cell>
          <table:table-cell office:value-type="float" office:value="-4.03859" calcext:value-type="float">
            <text:p>-4.03859</text:p>
          </table:table-cell>
          <table:table-cell office:value-type="float" office:value="-2.96062" calcext:value-type="float">
            <text:p>-2.96062</text:p>
          </table:table-cell>
          <table:table-cell table:formula="of:=SQRT([.M312]*[.M312] +[.N312]*[.N312])" office:value-type="float" office:value="5.00754230860809" calcext:value-type="float">
            <text:p>5.0075423086</text:p>
          </table:table-cell>
        </table:table-row>
        <table:table-row table:style-name="ro3">
          <table:table-cell office:value-type="float" office:value="1477010458550000" calcext:value-type="float">
            <text:p>1477010458550000</text:p>
          </table:table-cell>
          <table:table-cell office:value-type="float" office:value="-11.1952" calcext:value-type="float">
            <text:p>-11.1952</text:p>
          </table:table-cell>
          <table:table-cell office:value-type="float" office:value="-7.60272" calcext:value-type="float">
            <text:p>-7.60272</text:p>
          </table:table-cell>
          <table:table-cell office:value-type="float" office:value="5.05143" calcext:value-type="float">
            <text:p>5.05143</text:p>
          </table:table-cell>
          <table:table-cell office:value-type="float" office:value="3.77014" calcext:value-type="float">
            <text:p>3.77014</text:p>
          </table:table-cell>
          <table:table-cell office:value-type="float" office:value="-0.363848" calcext:value-type="float">
            <text:p>-0.363848</text:p>
          </table:table-cell>
          <table:table-cell office:value-type="string" calcext:value-type="string">
            <text:p>radar</text:p>
          </table:table-cell>
          <table:table-cell office:value-type="float" office:value="1.31054" calcext:value-type="float">
            <text:p>1.31054</text:p>
          </table:table-cell>
          <table:table-cell office:value-type="float" office:value="-10.986" calcext:value-type="float">
            <text:p>-10.986</text:p>
          </table:table-cell>
          <table:table-cell office:value-type="float" office:value="-7.3707" calcext:value-type="float">
            <text:p>-7.3707</text:p>
          </table:table-cell>
          <table:table-cell office:value-type="float" office:value="-11.2161" calcext:value-type="float">
            <text:p>-11.2161</text:p>
          </table:table-cell>
          <table:table-cell office:value-type="float" office:value="-7.50862" calcext:value-type="float">
            <text:p>-7.50862</text:p>
          </table:table-cell>
          <table:table-cell office:value-type="float" office:value="-4.09021" calcext:value-type="float">
            <text:p>-4.09021</text:p>
          </table:table-cell>
          <table:table-cell office:value-type="float" office:value="-2.88015" calcext:value-type="float">
            <text:p>-2.88015</text:p>
          </table:table-cell>
          <table:table-cell table:formula="of:=SQRT([.M313]*[.M313] +[.N313]*[.N313])" office:value-type="float" office:value="5.00250755787535" calcext:value-type="float">
            <text:p>5.0025075579</text:p>
          </table:table-cell>
        </table:table-row>
        <table:table-row table:style-name="ro3">
          <table:table-cell office:value-type="float" office:value="1477010458600000" calcext:value-type="float">
            <text:p>1477010458600000</text:p>
          </table:table-cell>
          <table:table-cell office:value-type="float" office:value="-11.3395" calcext:value-type="float">
            <text:p>-11.3395</text:p>
          </table:table-cell>
          <table:table-cell office:value-type="float" office:value="-7.77245" calcext:value-type="float">
            <text:p>-7.77245</text:p>
          </table:table-cell>
          <table:table-cell office:value-type="float" office:value="5.02736" calcext:value-type="float">
            <text:p>5.02736</text:p>
          </table:table-cell>
          <table:table-cell office:value-type="float" office:value="3.7871" calcext:value-type="float">
            <text:p>3.7871</text:p>
          </table:table-cell>
          <table:table-cell office:value-type="float" office:value="-0.309755" calcext:value-type="float">
            <text:p>-0.309755</text:p>
          </table:table-cell>
          <table:table-cell office:value-type="string" calcext:value-type="string">
            <text:p>lidar</text:p>
          </table:table-cell>
          <table:table-cell office:value-type="float" office:value="3.65298" calcext:value-type="float">
            <text:p>3.65298</text:p>
          </table:table-cell>
          <table:table-cell office:value-type="float" office:value="-11.0934" calcext:value-type="float">
            <text:p>-11.0934</text:p>
          </table:table-cell>
          <table:table-cell office:value-type="float" office:value="-7.6776" calcext:value-type="float">
            <text:p>-7.6776</text:p>
          </table:table-cell>
          <table:table-cell office:value-type="float" office:value="-11.422" calcext:value-type="float">
            <text:p>-11.422</text:p>
          </table:table-cell>
          <table:table-cell office:value-type="float" office:value="-7.65064" calcext:value-type="float">
            <text:p>-7.65064</text:p>
          </table:table-cell>
          <table:table-cell office:value-type="float" office:value="-4.14093" calcext:value-type="float">
            <text:p>-4.14093</text:p>
          </table:table-cell>
          <table:table-cell office:value-type="float" office:value="-2.79777" calcext:value-type="float">
            <text:p>-2.79777</text:p>
          </table:table-cell>
          <table:table-cell table:formula="of:=SQRT([.M314]*[.M314] +[.N314]*[.N314])" office:value-type="float" office:value="4.99748118933929" calcext:value-type="float">
            <text:p>4.9974811893</text:p>
          </table:table-cell>
        </table:table-row>
        <table:table-row table:style-name="ro3">
          <table:table-cell office:value-type="float" office:value="1477010458650000" calcext:value-type="float">
            <text:p>1477010458650000</text:p>
          </table:table-cell>
          <table:table-cell office:value-type="float" office:value="-11.5413" calcext:value-type="float">
            <text:p>-11.5413</text:p>
          </table:table-cell>
          <table:table-cell office:value-type="float" office:value="-7.89853" calcext:value-type="float">
            <text:p>-7.89853</text:p>
          </table:table-cell>
          <table:table-cell office:value-type="float" office:value="5.01039" calcext:value-type="float">
            <text:p>5.01039</text:p>
          </table:table-cell>
          <table:table-cell office:value-type="float" office:value="3.76025" calcext:value-type="float">
            <text:p>3.76025</text:p>
          </table:table-cell>
          <table:table-cell office:value-type="float" office:value="-0.328813" calcext:value-type="float">
            <text:p>-0.328813</text:p>
          </table:table-cell>
          <table:table-cell office:value-type="string" calcext:value-type="string">
            <text:p>radar</text:p>
          </table:table-cell>
          <table:table-cell office:value-type="float" office:value="2.03519" calcext:value-type="float">
            <text:p>2.03519</text:p>
          </table:table-cell>
          <table:table-cell office:value-type="float" office:value="-11.4213" calcext:value-type="float">
            <text:p>-11.4213</text:p>
          </table:table-cell>
          <table:table-cell office:value-type="float" office:value="-7.46085" calcext:value-type="float">
            <text:p>-7.46085</text:p>
          </table:table-cell>
          <table:table-cell office:value-type="float" office:value="-11.6304" calcext:value-type="float">
            <text:p>-11.6304</text:p>
          </table:table-cell>
          <table:table-cell office:value-type="float" office:value="-7.78849" calcext:value-type="float">
            <text:p>-7.78849</text:p>
          </table:table-cell>
          <table:table-cell office:value-type="float" office:value="-4.19066" calcext:value-type="float">
            <text:p>-4.19066</text:p>
          </table:table-cell>
          <table:table-cell office:value-type="float" office:value="-2.71349" calcext:value-type="float">
            <text:p>-2.71349</text:p>
          </table:table-cell>
          <table:table-cell table:formula="of:=SQRT([.M315]*[.M315] +[.N315]*[.N315])" office:value-type="float" office:value="4.99246023676704" calcext:value-type="float">
            <text:p>4.9924602368</text:p>
          </table:table-cell>
        </table:table-row>
        <table:table-row table:style-name="ro3">
          <table:table-cell office:value-type="float" office:value="1477010458700000" calcext:value-type="float">
            <text:p>1477010458700000</text:p>
          </table:table-cell>
          <table:table-cell office:value-type="float" office:value="-11.7288" calcext:value-type="float">
            <text:p>-11.7288</text:p>
          </table:table-cell>
          <table:table-cell office:value-type="float" office:value="-8.00581" calcext:value-type="float">
            <text:p>-8.00581</text:p>
          </table:table-cell>
          <table:table-cell office:value-type="float" office:value="4.97857" calcext:value-type="float">
            <text:p>4.97857</text:p>
          </table:table-cell>
          <table:table-cell office:value-type="float" office:value="3.73146" calcext:value-type="float">
            <text:p>3.73146</text:p>
          </table:table-cell>
          <table:table-cell office:value-type="float" office:value="-0.352741" calcext:value-type="float">
            <text:p>-0.352741</text:p>
          </table:table-cell>
          <table:table-cell office:value-type="string" calcext:value-type="string">
            <text:p>lidar</text:p>
          </table:table-cell>
          <table:table-cell office:value-type="float" office:value="3.76643" calcext:value-type="float">
            <text:p>3.76643</text:p>
          </table:table-cell>
          <table:table-cell office:value-type="float" office:value="-11.5269" calcext:value-type="float">
            <text:p>-11.5269</text:p>
          </table:table-cell>
          <table:table-cell office:value-type="float" office:value="-7.8215" calcext:value-type="float">
            <text:p>-7.8215</text:p>
          </table:table-cell>
          <table:table-cell office:value-type="float" office:value="-11.8413" calcext:value-type="float">
            <text:p>-11.8413</text:p>
          </table:table-cell>
          <table:table-cell office:value-type="float" office:value="-7.92208" calcext:value-type="float">
            <text:p>-7.92208</text:p>
          </table:table-cell>
          <table:table-cell office:value-type="float" office:value="-4.23932" calcext:value-type="float">
            <text:p>-4.23932</text:p>
          </table:table-cell>
          <table:table-cell office:value-type="float" office:value="-2.6273" calcext:value-type="float">
            <text:p>-2.6273</text:p>
          </table:table-cell>
          <table:table-cell table:formula="of:=SQRT([.M316]*[.M316] +[.N316]*[.N316])" office:value-type="float" office:value="4.98743815524564" calcext:value-type="float">
            <text:p>4.9874381552</text:p>
          </table:table-cell>
        </table:table-row>
        <table:table-row table:style-name="ro3">
          <table:table-cell office:value-type="float" office:value="1477010458750000" calcext:value-type="float">
            <text:p>1477010458750000</text:p>
          </table:table-cell>
          <table:table-cell office:value-type="float" office:value="-11.9353" calcext:value-type="float">
            <text:p>-11.9353</text:p>
          </table:table-cell>
          <table:table-cell office:value-type="float" office:value="-8.11598" calcext:value-type="float">
            <text:p>-8.11598</text:p>
          </table:table-cell>
          <table:table-cell office:value-type="float" office:value="4.94881" calcext:value-type="float">
            <text:p>4.94881</text:p>
          </table:table-cell>
          <table:table-cell office:value-type="float" office:value="3.70051" calcext:value-type="float">
            <text:p>3.70051</text:p>
          </table:table-cell>
          <table:table-cell office:value-type="float" office:value="-0.376721" calcext:value-type="float">
            <text:p>-0.376721</text:p>
          </table:table-cell>
          <table:table-cell office:value-type="string" calcext:value-type="string">
            <text:p>radar</text:p>
          </table:table-cell>
          <table:table-cell office:value-type="float" office:value="2.64428" calcext:value-type="float">
            <text:p>2.64428</text:p>
          </table:table-cell>
          <table:table-cell office:value-type="float" office:value="-11.9422" calcext:value-type="float">
            <text:p>-11.9422</text:p>
          </table:table-cell>
          <table:table-cell office:value-type="float" office:value="-7.88317" calcext:value-type="float">
            <text:p>-7.88317</text:p>
          </table:table-cell>
          <table:table-cell office:value-type="float" office:value="-12.0546" calcext:value-type="float">
            <text:p>-12.0546</text:p>
          </table:table-cell>
          <table:table-cell office:value-type="float" office:value="-8.05131" calcext:value-type="float">
            <text:p>-8.05131</text:p>
          </table:table-cell>
          <table:table-cell office:value-type="float" office:value="-4.28682" calcext:value-type="float">
            <text:p>-4.28682</text:p>
          </table:table-cell>
          <table:table-cell office:value-type="float" office:value="-2.53924" calcext:value-type="float">
            <text:p>-2.53924</text:p>
          </table:table-cell>
          <table:table-cell table:formula="of:=SQRT([.M317]*[.M317] +[.N317]*[.N317])" office:value-type="float" office:value="4.98242566326885" calcext:value-type="float">
            <text:p>4.9824256633</text:p>
          </table:table-cell>
        </table:table-row>
        <table:table-row table:style-name="ro3">
          <table:table-cell office:value-type="float" office:value="1477010458800000" calcext:value-type="float">
            <text:p>1477010458800000</text:p>
          </table:table-cell>
          <table:table-cell office:value-type="float" office:value="-12.1563" calcext:value-type="float">
            <text:p>-12.1563</text:p>
          </table:table-cell>
          <table:table-cell office:value-type="float" office:value="-8.20246" calcext:value-type="float">
            <text:p>-8.20246</text:p>
          </table:table-cell>
          <table:table-cell office:value-type="float" office:value="4.93418" calcext:value-type="float">
            <text:p>4.93418</text:p>
          </table:table-cell>
          <table:table-cell office:value-type="float" office:value="3.65517" calcext:value-type="float">
            <text:p>3.65517</text:p>
          </table:table-cell>
          <table:table-cell office:value-type="float" office:value="-0.421444" calcext:value-type="float">
            <text:p>-0.421444</text:p>
          </table:table-cell>
          <table:table-cell office:value-type="string" calcext:value-type="string">
            <text:p>lidar</text:p>
          </table:table-cell>
          <table:table-cell office:value-type="float" office:value="0.956593" calcext:value-type="float">
            <text:p>0.956593</text:p>
          </table:table-cell>
          <table:table-cell office:value-type="float" office:value="-12.09" calcext:value-type="float">
            <text:p>-12.09</text:p>
          </table:table-cell>
          <table:table-cell office:value-type="float" office:value="-8.08828" calcext:value-type="float">
            <text:p>-8.08828</text:p>
          </table:table-cell>
          <table:table-cell office:value-type="float" office:value="-12.2702" calcext:value-type="float">
            <text:p>-12.2702</text:p>
          </table:table-cell>
          <table:table-cell office:value-type="float" office:value="-8.17609" calcext:value-type="float">
            <text:p>-8.17609</text:p>
          </table:table-cell>
          <table:table-cell office:value-type="float" office:value="-4.33309" calcext:value-type="float">
            <text:p>-4.33309</text:p>
          </table:table-cell>
          <table:table-cell office:value-type="float" office:value="-2.44932" calcext:value-type="float">
            <text:p>-2.44932</text:p>
          </table:table-cell>
          <table:table-cell table:formula="of:=SQRT([.M318]*[.M318] +[.N318]*[.N318])" office:value-type="float" office:value="4.97743281325826" calcext:value-type="float">
            <text:p>4.9774328133</text:p>
          </table:table-cell>
        </table:table-row>
        <table:table-row table:style-name="ro3">
          <table:table-cell office:value-type="float" office:value="1477010458850000" calcext:value-type="float">
            <text:p>1477010458850000</text:p>
          </table:table-cell>
          <table:table-cell office:value-type="float" office:value="-12.379" calcext:value-type="float">
            <text:p>-12.379</text:p>
          </table:table-cell>
          <table:table-cell office:value-type="float" office:value="-8.32237" calcext:value-type="float">
            <text:p>-8.32237</text:p>
          </table:table-cell>
          <table:table-cell office:value-type="float" office:value="4.95201" calcext:value-type="float">
            <text:p>4.95201</text:p>
          </table:table-cell>
          <table:table-cell office:value-type="float" office:value="3.63578" calcext:value-type="float">
            <text:p>3.63578</text:p>
          </table:table-cell>
          <table:table-cell office:value-type="float" office:value="-0.411386" calcext:value-type="float">
            <text:p>-0.411386</text:p>
          </table:table-cell>
          <table:table-cell office:value-type="string" calcext:value-type="string">
            <text:p>radar</text:p>
          </table:table-cell>
          <table:table-cell office:value-type="float" office:value="2.10938" calcext:value-type="float">
            <text:p>2.10938</text:p>
          </table:table-cell>
          <table:table-cell office:value-type="float" office:value="-12.4462" calcext:value-type="float">
            <text:p>-12.4462</text:p>
          </table:table-cell>
          <table:table-cell office:value-type="float" office:value="-8.02117" calcext:value-type="float">
            <text:p>-8.02117</text:p>
          </table:table-cell>
          <table:table-cell office:value-type="float" office:value="-12.4881" calcext:value-type="float">
            <text:p>-12.4881</text:p>
          </table:table-cell>
          <table:table-cell office:value-type="float" office:value="-8.29633" calcext:value-type="float">
            <text:p>-8.29633</text:p>
          </table:table-cell>
          <table:table-cell office:value-type="float" office:value="-4.37802" calcext:value-type="float">
            <text:p>-4.37802</text:p>
          </table:table-cell>
          <table:table-cell office:value-type="float" office:value="-2.35756" calcext:value-type="float">
            <text:p>-2.35756</text:p>
          </table:table-cell>
          <table:table-cell table:formula="of:=SQRT([.M319]*[.M319] +[.N319]*[.N319])" office:value-type="float" office:value="4.9724388657881" calcext:value-type="float">
            <text:p>4.9724388658</text:p>
          </table:table-cell>
        </table:table-row>
        <table:table-row table:style-name="ro3">
          <table:table-cell office:value-type="float" office:value="1477010458900000" calcext:value-type="float">
            <text:p>1477010458900000</text:p>
          </table:table-cell>
          <table:table-cell office:value-type="float" office:value="-12.5863" calcext:value-type="float">
            <text:p>-12.5863</text:p>
          </table:table-cell>
          <table:table-cell office:value-type="float" office:value="-8.40308" calcext:value-type="float">
            <text:p>-8.40308</text:p>
          </table:table-cell>
          <table:table-cell office:value-type="float" office:value="4.92781" calcext:value-type="float">
            <text:p>4.92781</text:p>
          </table:table-cell>
          <table:table-cell office:value-type="float" office:value="3.59984" calcext:value-type="float">
            <text:p>3.59984</text:p>
          </table:table-cell>
          <table:table-cell office:value-type="float" office:value="-0.439385" calcext:value-type="float">
            <text:p>-0.439385</text:p>
          </table:table-cell>
          <table:table-cell office:value-type="string" calcext:value-type="string">
            <text:p>lidar</text:p>
          </table:table-cell>
          <table:table-cell office:value-type="float" office:value="2.39001" calcext:value-type="float">
            <text:p>2.39001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8.2599" calcext:value-type="float">
            <text:p>-8.2599</text:p>
          </table:table-cell>
          <table:table-cell office:value-type="float" office:value="-12.7082" calcext:value-type="float">
            <text:p>-12.7082</text:p>
          </table:table-cell>
          <table:table-cell office:value-type="float" office:value="-8.41193" calcext:value-type="float">
            <text:p>-8.41193</text:p>
          </table:table-cell>
          <table:table-cell office:value-type="float" office:value="-4.42156" calcext:value-type="float">
            <text:p>-4.42156</text:p>
          </table:table-cell>
          <table:table-cell office:value-type="float" office:value="-2.26399" calcext:value-type="float">
            <text:p>-2.26399</text:p>
          </table:table-cell>
          <table:table-cell table:formula="of:=SQRT([.M320]*[.M320] +[.N320]*[.N320])" office:value-type="float" office:value="4.96747859116675" calcext:value-type="float">
            <text:p>4.9674785912</text:p>
          </table:table-cell>
        </table:table-row>
        <table:table-row table:style-name="ro3">
          <table:table-cell office:value-type="float" office:value="1477010458950000" calcext:value-type="float">
            <text:p>1477010458950000</text:p>
          </table:table-cell>
          <table:table-cell office:value-type="float" office:value="-12.8119" calcext:value-type="float">
            <text:p>-12.8119</text:p>
          </table:table-cell>
          <table:table-cell office:value-type="float" office:value="-8.47168" calcext:value-type="float">
            <text:p>-8.47168</text:p>
          </table:table-cell>
          <table:table-cell office:value-type="float" office:value="4.90334" calcext:value-type="float">
            <text:p>4.90334</text:p>
          </table:table-cell>
          <table:table-cell office:value-type="float" office:value="3.54957" calcext:value-type="float">
            <text:p>3.54957</text:p>
          </table:table-cell>
          <table:table-cell office:value-type="float" office:value="-0.497603" calcext:value-type="float">
            <text:p>-0.497603</text:p>
          </table:table-cell>
          <table:table-cell office:value-type="string" calcext:value-type="string">
            <text:p>radar</text:p>
          </table:table-cell>
          <table:table-cell office:value-type="float" office:value="2.19441" calcext:value-type="float">
            <text:p>2.19441</text:p>
          </table:table-cell>
          <table:table-cell office:value-type="float" office:value="-12.7461" calcext:value-type="float">
            <text:p>-12.7461</text:p>
          </table:table-cell>
          <table:table-cell office:value-type="float" office:value="-8.19449" calcext:value-type="float">
            <text:p>-8.19449</text:p>
          </table:table-cell>
          <table:table-cell office:value-type="float" office:value="-12.9304" calcext:value-type="float">
            <text:p>-12.9304</text:p>
          </table:table-cell>
          <table:table-cell office:value-type="float" office:value="-8.5228" calcext:value-type="float">
            <text:p>-8.5228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-2.16863" calcext:value-type="float">
            <text:p>-2.16863</text:p>
          </table:table-cell>
          <table:table-cell table:formula="of:=SQRT([.M321]*[.M321] +[.N321]*[.N321])" office:value-type="float" office:value="4.9625276862603" calcext:value-type="float">
            <text:p>4.9625276863</text:p>
          </table:table-cell>
        </table:table-row>
        <table:table-row table:style-name="ro3">
          <table:table-cell office:value-type="float" office:value="1477010459000000" calcext:value-type="float">
            <text:p>1477010459000000</text:p>
          </table:table-cell>
          <table:table-cell office:value-type="float" office:value="-13.0761" calcext:value-type="float">
            <text:p>-13.0761</text:p>
          </table:table-cell>
          <table:table-cell office:value-type="float" office:value="-8.55854" calcext:value-type="float">
            <text:p>-8.55854</text:p>
          </table:table-cell>
          <table:table-cell office:value-type="float" office:value="4.93018" calcext:value-type="float">
            <text:p>4.93018</text:p>
          </table:table-cell>
          <table:table-cell office:value-type="float" office:value="3.50954" calcext:value-type="float">
            <text:p>3.50954</text:p>
          </table:table-cell>
          <table:table-cell office:value-type="float" office:value="-0.517681" calcext:value-type="float">
            <text:p>-0.517681</text:p>
          </table:table-cell>
          <table:table-cell office:value-type="string" calcext:value-type="string">
            <text:p>lidar</text:p>
          </table:table-cell>
          <table:table-cell office:value-type="float" office:value="2.73751" calcext:value-type="float">
            <text:p>2.73751</text:p>
          </table:table-cell>
          <table:table-cell office:value-type="float" office:value="-13.2911" calcext:value-type="float">
            <text:p>-13.2911</text:p>
          </table:table-cell>
          <table:table-cell office:value-type="float" office:value="-8.64594" calcext:value-type="float">
            <text:p>-8.64594</text:p>
          </table:table-cell>
          <table:table-cell office:value-type="float" office:value="-13.1547" calcext:value-type="float">
            <text:p>-13.1547</text:p>
          </table:table-cell>
          <table:table-cell office:value-type="float" office:value="-8.62886" calcext:value-type="float">
            <text:p>-8.62886</text:p>
          </table:table-cell>
          <table:table-cell office:value-type="float" office:value="-4.50407" calcext:value-type="float">
            <text:p>-4.50407</text:p>
          </table:table-cell>
          <table:table-cell office:value-type="float" office:value="-2.07151" calcext:value-type="float">
            <text:p>-2.07151</text:p>
          </table:table-cell>
          <table:table-cell table:formula="of:=SQRT([.M322]*[.M322] +[.N322]*[.N322])" office:value-type="float" office:value="4.9576002506253" calcext:value-type="float">
            <text:p>4.9576002506</text:p>
          </table:table-cell>
        </table:table-row>
        <table:table-row table:style-name="ro3">
          <table:table-cell office:value-type="float" office:value="1477010459050000" calcext:value-type="float">
            <text:p>1477010459050000</text:p>
          </table:table-cell>
          <table:table-cell office:value-type="float" office:value="-13.3207" calcext:value-type="float">
            <text:p>-13.3207</text:p>
          </table:table-cell>
          <table:table-cell office:value-type="float" office:value="-8.65139" calcext:value-type="float">
            <text:p>-8.65139</text:p>
          </table:table-cell>
          <table:table-cell office:value-type="float" office:value="4.95023" calcext:value-type="float">
            <text:p>4.95023</text:p>
          </table:table-cell>
          <table:table-cell office:value-type="float" office:value="3.49026" calcext:value-type="float">
            <text:p>3.49026</text:p>
          </table:table-cell>
          <table:table-cell office:value-type="float" office:value="-0.493994" calcext:value-type="float">
            <text:p>-0.493994</text:p>
          </table:table-cell>
          <table:table-cell office:value-type="string" calcext:value-type="string">
            <text:p>radar</text:p>
          </table:table-cell>
          <table:table-cell office:value-type="float" office:value="2.34887" calcext:value-type="float">
            <text:p>2.34887</text:p>
          </table:table-cell>
          <table:table-cell office:value-type="float" office:value="-13.7929" calcext:value-type="float">
            <text:p>-13.7929</text:p>
          </table:table-cell>
          <table:table-cell office:value-type="float" office:value="-8.47158" calcext:value-type="float">
            <text:p>-8.47158</text:p>
          </table:table-cell>
          <table:table-cell office:value-type="float" office:value="-13.381" calcext:value-type="float">
            <text:p>-13.381</text:p>
          </table:table-cell>
          <table:table-cell office:value-type="float" office:value="-8.73002" calcext:value-type="float">
            <text:p>-8.73002</text:p>
          </table:table-cell>
          <table:table-cell office:value-type="float" office:value="-4.54289" calcext:value-type="float">
            <text:p>-4.54289</text:p>
          </table:table-cell>
          <table:table-cell office:value-type="float" office:value="-1.97267" calcext:value-type="float">
            <text:p>-1.97267</text:p>
          </table:table-cell>
          <table:table-cell table:formula="of:=SQRT([.M323]*[.M323] +[.N323]*[.N323])" office:value-type="float" office:value="4.95270395652718" calcext:value-type="float">
            <text:p>4.9527039565</text:p>
          </table:table-cell>
        </table:table-row>
        <table:table-row table:style-name="ro3">
          <table:table-cell office:value-type="float" office:value="1477010459100000" calcext:value-type="float">
            <text:p>1477010459100000</text:p>
          </table:table-cell>
          <table:table-cell office:value-type="float" office:value="-13.5421" calcext:value-type="float">
            <text:p>-13.5421</text:p>
          </table:table-cell>
          <table:table-cell office:value-type="float" office:value="-8.69951" calcext:value-type="float">
            <text:p>-8.69951</text:p>
          </table:table-cell>
          <table:table-cell office:value-type="float" office:value="4.92955" calcext:value-type="float">
            <text:p>4.92955</text:p>
          </table:table-cell>
          <table:table-cell office:value-type="float" office:value="3.44883" calcext:value-type="float">
            <text:p>3.44883</text:p>
          </table:table-cell>
          <table:table-cell office:value-type="float" office:value="-0.524081" calcext:value-type="float">
            <text:p>-0.524081</text:p>
          </table:table-cell>
          <table:table-cell office:value-type="string" calcext:value-type="string">
            <text:p>lidar</text:p>
          </table:table-cell>
          <table:table-cell office:value-type="float" office:value="2.05244" calcext:value-type="float">
            <text:p>2.05244</text:p>
          </table:table-cell>
          <table:table-cell office:value-type="float" office:value="-13.384" calcext:value-type="float">
            <text:p>-13.384</text:p>
          </table:table-cell>
          <table:table-cell office:value-type="float" office:value="-8.57583" calcext:value-type="float">
            <text:p>-8.57583</text:p>
          </table:table-cell>
          <table:table-cell office:value-type="float" office:value="-13.6092" calcext:value-type="float">
            <text:p>-13.6092</text:p>
          </table:table-cell>
          <table:table-cell office:value-type="float" office:value="-8.82619" calcext:value-type="float">
            <text:p>-8.82619</text:p>
          </table:table-cell>
          <table:table-cell office:value-type="float" office:value="-4.57997" calcext:value-type="float">
            <text:p>-4.57997</text:p>
          </table:table-cell>
          <table:table-cell office:value-type="float" office:value="-1.87214" calcext:value-type="float">
            <text:p>-1.87214</text:p>
          </table:table-cell>
          <table:table-cell table:formula="of:=SQRT([.M324]*[.M324] +[.N324]*[.N324])" office:value-type="float" office:value="4.94783117946641" calcext:value-type="float">
            <text:p>4.9478311795</text:p>
          </table:table-cell>
        </table:table-row>
        <table:table-row table:style-name="ro3">
          <table:table-cell office:value-type="float" office:value="1477010459150000" calcext:value-type="float">
            <text:p>1477010459150000</text:p>
          </table:table-cell>
          <table:table-cell office:value-type="float" office:value="-13.7836" calcext:value-type="float">
            <text:p>-13.7836</text:p>
          </table:table-cell>
          <table:table-cell office:value-type="float" office:value="-8.70996" calcext:value-type="float">
            <text:p>-8.70996</text:p>
          </table:table-cell>
          <table:table-cell office:value-type="float" office:value="4.9063" calcext:value-type="float">
            <text:p>4.9063</text:p>
          </table:table-cell>
          <table:table-cell office:value-type="float" office:value="3.37283" calcext:value-type="float">
            <text:p>3.37283</text:p>
          </table:table-cell>
          <table:table-cell office:value-type="float" office:value="-0.627784" calcext:value-type="float">
            <text:p>-0.627784</text:p>
          </table:table-cell>
          <table:table-cell office:value-type="string" calcext:value-type="string">
            <text:p>radar</text:p>
          </table:table-cell>
          <table:table-cell office:value-type="float" office:value="3.60329" calcext:value-type="float">
            <text:p>3.60329</text:p>
          </table:table-cell>
          <table:table-cell office:value-type="float" office:value="-13.6376" calcext:value-type="float">
            <text:p>-13.6376</text:p>
          </table:table-cell>
          <table:table-cell office:value-type="float" office:value="-8.26344" calcext:value-type="float">
            <text:p>-8.26344</text:p>
          </table:table-cell>
          <table:table-cell office:value-type="float" office:value="-13.8392" calcext:value-type="float">
            <text:p>-13.8392</text:p>
          </table:table-cell>
          <table:table-cell office:value-type="float" office:value="-8.91729" calcext:value-type="float">
            <text:p>-8.91729</text:p>
          </table:table-cell>
          <table:table-cell office:value-type="float" office:value="-4.61524" calcext:value-type="float">
            <text:p>-4.61524</text:p>
          </table:table-cell>
          <table:table-cell office:value-type="float" office:value="-1.76997" calcext:value-type="float">
            <text:p>-1.76997</text:p>
          </table:table-cell>
          <table:table-cell table:formula="of:=SQRT([.M325]*[.M325] +[.N325]*[.N325])" office:value-type="float" office:value="4.94299848862004" calcext:value-type="float">
            <text:p>4.9429984886</text:p>
          </table:table-cell>
        </table:table-row>
        <table:table-row table:style-name="ro3">
          <table:table-cell office:value-type="float" office:value="1477010459200000" calcext:value-type="float">
            <text:p>1477010459200000</text:p>
          </table:table-cell>
          <table:table-cell office:value-type="float" office:value="-13.9921" calcext:value-type="float">
            <text:p>-13.9921</text:p>
          </table:table-cell>
          <table:table-cell office:value-type="float" office:value="-8.84595" calcext:value-type="float">
            <text:p>-8.84595</text:p>
          </table:table-cell>
          <table:table-cell office:value-type="float" office:value="4.90499" calcext:value-type="float">
            <text:p>4.90499</text:p>
          </table:table-cell>
          <table:table-cell office:value-type="float" office:value="3.39719" calcext:value-type="float">
            <text:p>3.39719</text:p>
          </table:table-cell>
          <table:table-cell office:value-type="float" office:value="-0.54074" calcext:value-type="float">
            <text:p>-0.54074</text:p>
          </table:table-cell>
          <table:table-cell office:value-type="string" calcext:value-type="string">
            <text:p>lidar</text:p>
          </table:table-cell>
          <table:table-cell office:value-type="float" office:value="1.49812" calcext:value-type="float">
            <text:p>1.49812</text:p>
          </table:table-cell>
          <table:table-cell office:value-type="float" office:value="-13.9959" calcext:value-type="float">
            <text:p>-13.9959</text:p>
          </table:table-cell>
          <table:table-cell office:value-type="float" office:value="-8.99264" calcext:value-type="float">
            <text:p>-8.99264</text:p>
          </table:table-cell>
          <table:table-cell office:value-type="float" office:value="-14.0709" calcext:value-type="float">
            <text:p>-14.0709</text:p>
          </table:table-cell>
          <table:table-cell office:value-type="float" office:value="-9.00324" calcext:value-type="float">
            <text:p>-9.00324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1.6662" calcext:value-type="float">
            <text:p>-1.6662</text:p>
          </table:table-cell>
          <table:table-cell table:formula="of:=SQRT([.M326]*[.M326] +[.N326]*[.N326])" office:value-type="float" office:value="4.93819778584252" calcext:value-type="float">
            <text:p>4.9381977858</text:p>
          </table:table-cell>
        </table:table-row>
        <table:table-row table:style-name="ro3">
          <table:table-cell office:value-type="float" office:value="1477010459250000" calcext:value-type="float">
            <text:p>1477010459250000</text:p>
          </table:table-cell>
          <table:table-cell office:value-type="float" office:value="-14.2305" calcext:value-type="float">
            <text:p>-14.2305</text:p>
          </table:table-cell>
          <table:table-cell office:value-type="float" office:value="-8.94654" calcext:value-type="float">
            <text:p>-8.94654</text:p>
          </table:table-cell>
          <table:table-cell office:value-type="float" office:value="4.92645" calcext:value-type="float">
            <text:p>4.92645</text:p>
          </table:table-cell>
          <table:table-cell office:value-type="float" office:value="3.4124" calcext:value-type="float">
            <text:p>3.4124</text:p>
          </table:table-cell>
          <table:table-cell office:value-type="float" office:value="-0.440866" calcext:value-type="float">
            <text:p>-0.440866</text:p>
          </table:table-cell>
          <table:table-cell office:value-type="string" calcext:value-type="string">
            <text:p>radar</text:p>
          </table:table-cell>
          <table:table-cell office:value-type="float" office:value="2.8004" calcext:value-type="float">
            <text:p>2.8004</text:p>
          </table:table-cell>
          <table:table-cell office:value-type="float" office:value="-14.4737" calcext:value-type="float">
            <text:p>-14.4737</text:p>
          </table:table-cell>
          <table:table-cell office:value-type="float" office:value="-8.79552" calcext:value-type="float">
            <text:p>-8.79552</text:p>
          </table:table-cell>
          <table:table-cell office:value-type="float" office:value="-14.3043" calcext:value-type="float">
            <text:p>-14.3043</text:p>
          </table:table-cell>
          <table:table-cell office:value-type="float" office:value="-9.08395" calcext:value-type="float">
            <text:p>-9.08395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" calcext:value-type="float">
            <text:p>-1.56086</text:p>
          </table:table-cell>
          <table:table-cell table:formula="of:=SQRT([.M327]*[.M327] +[.N327]*[.N327])" office:value-type="float" office:value="4.93343465951461" calcext:value-type="float">
            <text:p>4.9334346595</text:p>
          </table:table-cell>
        </table:table-row>
        <table:table-row table:style-name="ro3">
          <table:table-cell office:value-type="float" office:value="1477010459300000" calcext:value-type="float">
            <text:p>1477010459300000</text:p>
          </table:table-cell>
          <table:table-cell office:value-type="float" office:value="-14.443" calcext:value-type="float">
            <text:p>-14.443</text:p>
          </table:table-cell>
          <table:table-cell office:value-type="float" office:value="-9.07578" calcext:value-type="float">
            <text:p>-9.07578</text:p>
          </table:table-cell>
          <table:table-cell office:value-type="float" office:value="4.92085" calcext:value-type="float">
            <text:p>4.92085</text:p>
          </table:table-cell>
          <table:table-cell office:value-type="float" office:value="3.43366" calcext:value-type="float">
            <text:p>3.43366</text:p>
          </table:table-cell>
          <table:table-cell office:value-type="float" office:value="-0.374938" calcext:value-type="float">
            <text:p>-0.374938</text:p>
          </table:table-cell>
          <table:table-cell office:value-type="string" calcext:value-type="string">
            <text:p>lidar</text:p>
          </table:table-cell>
          <table:table-cell office:value-type="float" office:value="0.912006" calcext:value-type="float">
            <text:p>0.912006</text:p>
          </table:table-cell>
          <table:table-cell office:value-type="float" office:value="-14.4273" calcext:value-type="float">
            <text:p>-14.4273</text:p>
          </table:table-cell>
          <table:table-cell office:value-type="float" office:value="-9.1875" calcext:value-type="float">
            <text:p>-9.1875</text:p>
          </table:table-cell>
          <table:table-cell office:value-type="float" office:value="-14.5391" calcext:value-type="float">
            <text:p>-14.5391</text:p>
          </table:table-cell>
          <table:table-cell office:value-type="float" office:value="-9.15936" calcext:value-type="float">
            <text:p>-9.15936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-1.45402" calcext:value-type="float">
            <text:p>-1.45402</text:p>
          </table:table-cell>
          <table:table-cell table:formula="of:=SQRT([.M328]*[.M328] +[.N328]*[.N328])" office:value-type="float" office:value="4.92871644244219" calcext:value-type="float">
            <text:p>4.9287164424</text:p>
          </table:table-cell>
        </table:table-row>
        <table:table-row table:style-name="ro3">
          <table:table-cell office:value-type="float" office:value="1477010459350000" calcext:value-type="float">
            <text:p>1477010459350000</text:p>
          </table:table-cell>
          <table:table-cell office:value-type="float" office:value="-14.6755" calcext:value-type="float">
            <text:p>-14.6755</text:p>
          </table:table-cell>
          <table:table-cell office:value-type="float" office:value="-9.14255" calcext:value-type="float">
            <text:p>-9.14255</text:p>
          </table:table-cell>
          <table:table-cell office:value-type="float" office:value="4.9151" calcext:value-type="float">
            <text:p>4.9151</text:p>
          </table:table-cell>
          <table:table-cell office:value-type="float" office:value="3.41083" calcext:value-type="float">
            <text:p>3.41083</text:p>
          </table:table-cell>
          <table:table-cell office:value-type="float" office:value="-0.388697" calcext:value-type="float">
            <text:p>-0.388697</text:p>
          </table:table-cell>
          <table:table-cell office:value-type="string" calcext:value-type="string">
            <text:p>radar</text:p>
          </table:table-cell>
          <table:table-cell office:value-type="float" office:value="0.311801" calcext:value-type="float">
            <text:p>0.311801</text:p>
          </table:table-cell>
          <table:table-cell office:value-type="float" office:value="-14.5757" calcext:value-type="float">
            <text:p>-14.5757</text:p>
          </table:table-cell>
          <table:table-cell office:value-type="float" office:value="-9.32634" calcext:value-type="float">
            <text:p>-9.32634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-9.22939" calcext:value-type="float">
            <text:p>-9.22939</text:p>
          </table:table-cell>
          <table:table-cell office:value-type="float" office:value="-4.73658" calcext:value-type="float">
            <text:p>-4.73658</text:p>
          </table:table-cell>
          <table:table-cell office:value-type="float" office:value="-1.34573" calcext:value-type="float">
            <text:p>-1.34573</text:p>
          </table:table-cell>
          <table:table-cell table:formula="of:=SQRT([.M329]*[.M329] +[.N329]*[.N329])" office:value-type="float" office:value="4.92404095528256" calcext:value-type="float">
            <text:p>4.9240409553</text:p>
          </table:table-cell>
        </table:table-row>
        <table:table-row table:style-name="ro3">
          <table:table-cell office:value-type="float" office:value="1477010459400000" calcext:value-type="float">
            <text:p>1477010459400000</text:p>
          </table:table-cell>
          <table:table-cell office:value-type="float" office:value="-14.9518" calcext:value-type="float">
            <text:p>-14.9518</text:p>
          </table:table-cell>
          <table:table-cell office:value-type="float" office:value="-9.1334" calcext:value-type="float">
            <text:p>-9.1334</text:p>
          </table:table-cell>
          <table:table-cell office:value-type="float" office:value="4.9346" calcext:value-type="float">
            <text:p>4.9346</text:p>
          </table:table-cell>
          <table:table-cell office:value-type="float" office:value="3.34252" calcext:value-type="float">
            <text:p>3.34252</text:p>
          </table:table-cell>
          <table:table-cell office:value-type="float" office:value="-0.461759" calcext:value-type="float">
            <text:p>-0.461759</text:p>
          </table:table-cell>
          <table:table-cell office:value-type="string" calcext:value-type="string">
            <text:p>lidar</text:p>
          </table:table-cell>
          <table:table-cell office:value-type="float" office:value="1.3753" calcext:value-type="float">
            <text:p>1.3753</text:p>
          </table:table-cell>
          <table:table-cell office:value-type="float" office:value="-15.062" calcext:value-type="float">
            <text:p>-15.062</text:p>
          </table:table-cell>
          <table:table-cell office:value-type="float" office:value="-9.04396" calcext:value-type="float">
            <text:p>-9.04396</text:p>
          </table:table-cell>
          <table:table-cell office:value-type="float" office:value="-15.013" calcext:value-type="float">
            <text:p>-15.013</text:p>
          </table:table-cell>
          <table:table-cell office:value-type="float" office:value="-9.29397" calcext:value-type="float">
            <text:p>-9.29397</text:p>
          </table:table-cell>
          <table:table-cell office:value-type="float" office:value="-4.76161" calcext:value-type="float">
            <text:p>-4.76161</text:p>
          </table:table-cell>
          <table:table-cell office:value-type="float" office:value="-1.23603" calcext:value-type="float">
            <text:p>-1.23603</text:p>
          </table:table-cell>
          <table:table-cell table:formula="of:=SQRT([.M330]*[.M330] +[.N330]*[.N330])" office:value-type="float" office:value="4.91942069282553" calcext:value-type="float">
            <text:p>4.9194206928</text:p>
          </table:table-cell>
        </table:table-row>
        <table:table-row table:style-name="ro3">
          <table:table-cell office:value-type="float" office:value="1477010459450000" calcext:value-type="float">
            <text:p>1477010459450000</text:p>
          </table:table-cell>
          <table:table-cell office:value-type="float" office:value="-15.2024" calcext:value-type="float">
            <text:p>-15.2024</text:p>
          </table:table-cell>
          <table:table-cell office:value-type="float" office:value="-9.21251" calcext:value-type="float">
            <text:p>-9.21251</text:p>
          </table:table-cell>
          <table:table-cell office:value-type="float" office:value="4.94964" calcext:value-type="float">
            <text:p>4.94964</text:p>
          </table:table-cell>
          <table:table-cell office:value-type="float" office:value="3.34059" calcext:value-type="float">
            <text:p>3.34059</text:p>
          </table:table-cell>
          <table:table-cell office:value-type="float" office:value="-0.421712" calcext:value-type="float">
            <text:p>-0.421712</text:p>
          </table:table-cell>
          <table:table-cell office:value-type="string" calcext:value-type="string">
            <text:p>radar</text:p>
          </table:table-cell>
          <table:table-cell office:value-type="float" office:value="4.43669" calcext:value-type="float">
            <text:p>4.43669</text:p>
          </table:table-cell>
          <table:table-cell office:value-type="float" office:value="-15.6189" calcext:value-type="float">
            <text:p>-15.6189</text:p>
          </table:table-cell>
          <table:table-cell office:value-type="float" office:value="-9.69365" calcext:value-type="float">
            <text:p>-9.69365</text:p>
          </table:table-cell>
          <table:table-cell office:value-type="float" office:value="-15.2517" calcext:value-type="float">
            <text:p>-15.2517</text:p>
          </table:table-cell>
          <table:table-cell office:value-type="float" office:value="-9.35302" calcext:value-type="float">
            <text:p>-9.35302</text:p>
          </table:table-cell>
          <table:table-cell office:value-type="float" office:value="-4.78436" calcext:value-type="float">
            <text:p>-4.78436</text:p>
          </table:table-cell>
          <table:table-cell office:value-type="float" office:value="-1.125" calcext:value-type="float">
            <text:p>-1.125</text:p>
          </table:table-cell>
          <table:table-cell table:formula="of:=SQRT([.M331]*[.M331] +[.N331]*[.N331])" office:value-type="float" office:value="4.91484746554763" calcext:value-type="float">
            <text:p>4.9148474655</text:p>
          </table:table-cell>
        </table:table-row>
        <table:table-row table:style-name="ro3">
          <table:table-cell office:value-type="float" office:value="1477010459500000" calcext:value-type="float">
            <text:p>1477010459500000</text:p>
          </table:table-cell>
          <table:table-cell office:value-type="float" office:value="-15.4504" calcext:value-type="float">
            <text:p>-15.4504</text:p>
          </table:table-cell>
          <table:table-cell office:value-type="float" office:value="-9.34666" calcext:value-type="float">
            <text:p>-9.34666</text:p>
          </table:table-cell>
          <table:table-cell office:value-type="float" office:value="4.96882" calcext:value-type="float">
            <text:p>4.96882</text:p>
          </table:table-cell>
          <table:table-cell office:value-type="float" office:value="3.37061" calcext:value-type="float">
            <text:p>3.37061</text:p>
          </table:table-cell>
          <table:table-cell office:value-type="float" office:value="-0.340486" calcext:value-type="float">
            <text:p>-0.340486</text:p>
          </table:table-cell>
          <table:table-cell office:value-type="string" calcext:value-type="string">
            <text:p>lidar</text:p>
          </table:table-cell>
          <table:table-cell office:value-type="float" office:value="5.19588" calcext:value-type="float">
            <text:p>5.19588</text:p>
          </table:table-cell>
          <table:table-cell office:value-type="float" office:value="-15.6682" calcext:value-type="float">
            <text:p>-15.6682</text:p>
          </table:table-cell>
          <table:table-cell office:value-type="float" office:value="-9.56749" calcext:value-type="float">
            <text:p>-9.56749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-9.40649" calcext:value-type="float">
            <text:p>-9.40649</text:p>
          </table:table-cell>
          <table:table-cell office:value-type="float" office:value="-4.80476" calcext:value-type="float">
            <text:p>-4.80476</text:p>
          </table:table-cell>
          <table:table-cell office:value-type="float" office:value="-1.01269" calcext:value-type="float">
            <text:p>-1.01269</text:p>
          </table:table-cell>
          <table:table-cell table:formula="of:=SQRT([.M332]*[.M332] +[.N332]*[.N332])" office:value-type="float" office:value="4.91032175052715" calcext:value-type="float">
            <text:p>4.9103217505</text:p>
          </table:table-cell>
        </table:table-row>
        <table:table-row table:style-name="ro3">
          <table:table-cell office:value-type="float" office:value="1477010459550000" calcext:value-type="float">
            <text:p>1477010459550000</text:p>
          </table:table-cell>
          <table:table-cell office:value-type="float" office:value="-15.6992" calcext:value-type="float">
            <text:p>-15.6992</text:p>
          </table:table-cell>
          <table:table-cell office:value-type="float" office:value="-9.36754" calcext:value-type="float">
            <text:p>-9.36754</text:p>
          </table:table-cell>
          <table:table-cell office:value-type="float" office:value="4.96123" calcext:value-type="float">
            <text:p>4.96123</text:p>
          </table:table-cell>
          <table:table-cell office:value-type="float" office:value="3.31889" calcext:value-type="float">
            <text:p>3.31889</text:p>
          </table:table-cell>
          <table:table-cell office:value-type="float" office:value="-0.42079" calcext:value-type="float">
            <text:p>-0.42079</text:p>
          </table:table-cell>
          <table:table-cell office:value-type="string" calcext:value-type="string">
            <text:p>radar</text:p>
          </table:table-cell>
          <table:table-cell office:value-type="float" office:value="2.02336" calcext:value-type="float">
            <text:p>2.02336</text:p>
          </table:table-cell>
          <table:table-cell office:value-type="float" office:value="-15.9382" calcext:value-type="float">
            <text:p>-15.9382</text:p>
          </table:table-cell>
          <table:table-cell office:value-type="float" office:value="-9.35751" calcext:value-type="float">
            <text:p>-9.35751</text:p>
          </table:table-cell>
          <table:table-cell office:value-type="float" office:value="-15.7324" calcext:value-type="float">
            <text:p>-15.7324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-4.82275" calcext:value-type="float">
            <text:p>-4.82275</text:p>
          </table:table-cell>
          <table:table-cell office:value-type="float" office:value="-0.899159" calcext:value-type="float">
            <text:p>-0.899159</text:p>
          </table:table-cell>
          <table:table-cell table:formula="of:=SQRT([.M333]*[.M333] +[.N333]*[.N333])" office:value-type="float" office:value="4.90585410196645" calcext:value-type="float">
            <text:p>4.905854102</text:p>
          </table:table-cell>
        </table:table-row>
        <table:table-row table:style-name="ro3">
          <table:table-cell office:value-type="float" office:value="1477010459600000" calcext:value-type="float">
            <text:p>1477010459600000</text:p>
          </table:table-cell>
          <table:table-cell office:value-type="float" office:value="-15.9477" calcext:value-type="float">
            <text:p>-15.9477</text:p>
          </table:table-cell>
          <table:table-cell office:value-type="float" office:value="-9.46332" calcext:value-type="float">
            <text:p>-9.46332</text:p>
          </table:table-cell>
          <table:table-cell office:value-type="float" office:value="4.97281" calcext:value-type="float">
            <text:p>4.97281</text:p>
          </table:table-cell>
          <table:table-cell office:value-type="float" office:value="3.32967" calcext:value-type="float">
            <text:p>3.32967</text:p>
          </table:table-cell>
          <table:table-cell office:value-type="float" office:value="-0.370147" calcext:value-type="float">
            <text:p>-0.370147</text:p>
          </table:table-cell>
          <table:table-cell office:value-type="string" calcext:value-type="string">
            <text:p>lidar</text:p>
          </table:table-cell>
          <table:table-cell office:value-type="float" office:value="2.0187" calcext:value-type="float">
            <text:p>2.0187</text:p>
          </table:table-cell>
          <table:table-cell office:value-type="float" office:value="-16.0862" calcext:value-type="float">
            <text:p>-16.0862</text:p>
          </table:table-cell>
          <table:table-cell office:value-type="float" office:value="-9.59819" calcext:value-type="float">
            <text:p>-9.59819</text:p>
          </table:table-cell>
          <table:table-cell office:value-type="float" office:value="-15.9741" calcext:value-type="float">
            <text:p>-15.9741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-4.83827" calcext:value-type="float">
            <text:p>-4.83827</text:p>
          </table:table-cell>
          <table:table-cell office:value-type="float" office:value="-0.784484" calcext:value-type="float">
            <text:p>-0.784484</text:p>
          </table:table-cell>
          <table:table-cell table:formula="of:=SQRT([.M334]*[.M334] +[.N334]*[.N334])" office:value-type="float" office:value="4.90145608356904" calcext:value-type="float">
            <text:p>4.9014560836</text:p>
          </table:table-cell>
        </table:table-row>
        <table:table-row table:style-name="ro3">
          <table:table-cell office:value-type="float" office:value="1477010459650000" calcext:value-type="float">
            <text:p>1477010459650000</text:p>
          </table:table-cell>
          <table:table-cell office:value-type="float" office:value="-16.203" calcext:value-type="float">
            <text:p>-16.203</text:p>
          </table:table-cell>
          <table:table-cell office:value-type="float" office:value="-9.46242" calcext:value-type="float">
            <text:p>-9.46242</text:p>
          </table:table-cell>
          <table:table-cell office:value-type="float" office:value="4.97217" calcext:value-type="float">
            <text:p>4.97217</text:p>
          </table:table-cell>
          <table:table-cell office:value-type="float" office:value="3.27374" calcext:value-type="float">
            <text:p>3.27374</text:p>
          </table:table-cell>
          <table:table-cell office:value-type="float" office:value="-0.44538" calcext:value-type="float">
            <text:p>-0.44538</text:p>
          </table:table-cell>
          <table:table-cell office:value-type="string" calcext:value-type="string">
            <text:p>radar</text:p>
          </table:table-cell>
          <table:table-cell office:value-type="float" office:value="2.34356" calcext:value-type="float">
            <text:p>2.34356</text:p>
          </table:table-cell>
          <table:table-cell office:value-type="float" office:value="-16.6033" calcext:value-type="float">
            <text:p>-16.6033</text:p>
          </table:table-cell>
          <table:table-cell office:value-type="float" office:value="-8.85459" calcext:value-type="float">
            <text:p>-8.85459</text:p>
          </table:table-cell>
          <table:table-cell office:value-type="float" office:value="-16.2164" calcext:value-type="float">
            <text:p>-16.2164</text:p>
          </table:table-cell>
          <table:table-cell office:value-type="float" office:value="-9.53277" calcext:value-type="float">
            <text:p>-9.53277</text:p>
          </table:table-cell>
          <table:table-cell office:value-type="float" office:value="-4.85124" calcext:value-type="float">
            <text:p>-4.85124</text:p>
          </table:table-cell>
          <table:table-cell office:value-type="float" office:value="-0.668734" calcext:value-type="float">
            <text:p>-0.668734</text:p>
          </table:table-cell>
          <table:table-cell table:formula="of:=SQRT([.M335]*[.M335] +[.N335]*[.N335])" office:value-type="float" office:value="4.89711493640449" calcext:value-type="float">
            <text:p>4.8971149364</text:p>
          </table:table-cell>
        </table:table-row>
        <table:table-row table:style-name="ro3">
          <table:table-cell office:value-type="float" office:value="1477010459700000" calcext:value-type="float">
            <text:p>1477010459700000</text:p>
          </table:table-cell>
          <table:table-cell office:value-type="float" office:value="-16.4551" calcext:value-type="float">
            <text:p>-16.4551</text:p>
          </table:table-cell>
          <table:table-cell office:value-type="float" office:value="-9.45103" calcext:value-type="float">
            <text:p>-9.45103</text:p>
          </table:table-cell>
          <table:table-cell office:value-type="float" office:value="4.97319" calcext:value-type="float">
            <text:p>4.97319</text:p>
          </table:table-cell>
          <table:table-cell office:value-type="float" office:value="3.22667" calcext:value-type="float">
            <text:p>3.22667</text:p>
          </table:table-cell>
          <table:table-cell office:value-type="float" office:value="-0.483292" calcext:value-type="float">
            <text:p>-0.483292</text:p>
          </table:table-cell>
          <table:table-cell office:value-type="string" calcext:value-type="string">
            <text:p>lidar</text:p>
          </table:table-cell>
          <table:table-cell office:value-type="float" office:value="0.475043" calcext:value-type="float">
            <text:p>0.475043</text:p>
          </table:table-cell>
          <table:table-cell office:value-type="float" office:value="-16.4229" calcext:value-type="float">
            <text:p>-16.4229</text:p>
          </table:table-cell>
          <table:table-cell office:value-type="float" office:value="-9.37029" calcext:value-type="float">
            <text:p>-9.37029</text:p>
          </table:table-cell>
          <table:table-cell office:value-type="float" office:value="-16.4594" calcext:value-type="float">
            <text:p>-16.4594</text:p>
          </table:table-cell>
          <table:table-cell office:value-type="float" office:value="-9.5633" calcext:value-type="float">
            <text:p>-9.5633</text:p>
          </table:table-cell>
          <table:table-cell office:value-type="float" office:value="-4.8616" calcext:value-type="float">
            <text:p>-4.8616</text:p>
          </table:table-cell>
          <table:table-cell office:value-type="float" office:value="-0.55198" calcext:value-type="float">
            <text:p>-0.55198</text:p>
          </table:table-cell>
          <table:table-cell table:formula="of:=SQRT([.M336]*[.M336] +[.N336]*[.N336])" office:value-type="float" office:value="4.89283521901157" calcext:value-type="float">
            <text:p>4.892835219</text:p>
          </table:table-cell>
        </table:table-row>
        <table:table-row table:style-name="ro3">
          <table:table-cell office:value-type="float" office:value="1477010459750000" calcext:value-type="float">
            <text:p>1477010459750000</text:p>
          </table:table-cell>
          <table:table-cell office:value-type="float" office:value="-16.6861" calcext:value-type="float">
            <text:p>-16.6861</text:p>
          </table:table-cell>
          <table:table-cell office:value-type="float" office:value="-9.43565" calcext:value-type="float">
            <text:p>-9.43565</text:p>
          </table:table-cell>
          <table:table-cell office:value-type="float" office:value="4.95296" calcext:value-type="float">
            <text:p>4.95296</text:p>
          </table:table-cell>
          <table:table-cell office:value-type="float" office:value="3.17563" calcext:value-type="float">
            <text:p>3.17563</text:p>
          </table:table-cell>
          <table:table-cell office:value-type="float" office:value="-0.542466" calcext:value-type="float">
            <text:p>-0.542466</text:p>
          </table:table-cell>
          <table:table-cell office:value-type="string" calcext:value-type="string">
            <text:p>radar</text:p>
          </table:table-cell>
          <table:table-cell office:value-type="float" office:value="5.17038" calcext:value-type="float">
            <text:p>5.17038</text:p>
          </table:table-cell>
          <table:table-cell office:value-type="float" office:value="-16.011" calcext:value-type="float">
            <text:p>-16.011</text:p>
          </table:table-cell>
          <table:table-cell office:value-type="float" office:value="-9.33486" calcext:value-type="float">
            <text:p>-9.33486</text:p>
          </table:table-cell>
          <table:table-cell office:value-type="float" office:value="-16.7027" calcext:value-type="float">
            <text:p>-16.7027</text:p>
          </table:table-cell>
          <table:table-cell office:value-type="float" office:value="-9.58797" calcext:value-type="float">
            <text:p>-9.58797</text:p>
          </table:table-cell>
          <table:table-cell office:value-type="float" office:value="-4.8693" calcext:value-type="float">
            <text:p>-4.8693</text:p>
          </table:table-cell>
          <table:table-cell office:value-type="float" office:value="-0.434301" calcext:value-type="float">
            <text:p>-0.434301</text:p>
          </table:table-cell>
          <table:table-cell table:formula="of:=SQRT([.M337]*[.M337] +[.N337]*[.N337])" office:value-type="float" office:value="4.88862964935993" calcext:value-type="float">
            <text:p>4.8886296494</text:p>
          </table:table-cell>
        </table:table-row>
        <table:table-row table:style-name="ro3">
          <table:table-cell office:value-type="float" office:value="1477010459800000" calcext:value-type="float">
            <text:p>1477010459800000</text:p>
          </table:table-cell>
          <table:table-cell office:value-type="float" office:value="-16.9586" calcext:value-type="float">
            <text:p>-16.9586</text:p>
          </table:table-cell>
          <table:table-cell office:value-type="float" office:value="-9.42478" calcext:value-type="float">
            <text:p>-9.42478</text:p>
          </table:table-cell>
          <table:table-cell office:value-type="float" office:value="4.97478" calcext:value-type="float">
            <text:p>4.97478</text:p>
          </table:table-cell>
          <table:table-cell office:value-type="float" office:value="3.13815" calcext:value-type="float">
            <text:p>3.13815</text:p>
          </table:table-cell>
          <table:table-cell office:value-type="float" office:value="-0.554304" calcext:value-type="float">
            <text:p>-0.554304</text:p>
          </table:table-cell>
          <table:table-cell office:value-type="string" calcext:value-type="string">
            <text:p>lidar</text:p>
          </table:table-cell>
          <table:table-cell office:value-type="float" office:value="1.23563" calcext:value-type="float">
            <text:p>1.23563</text:p>
          </table:table-cell>
          <table:table-cell office:value-type="float" office:value="-17.1132" calcext:value-type="float">
            <text:p>-17.1132</text:p>
          </table:table-cell>
          <table:table-cell office:value-type="float" office:value="-9.43043" calcext:value-type="float">
            <text:p>-9.43043</text:p>
          </table:table-cell>
          <table:table-cell office:value-type="float" office:value="-16.9464" calcext:value-type="float">
            <text:p>-16.9464</text:p>
          </table:table-cell>
          <table:table-cell office:value-type="float" office:value="-9.60673" calcext:value-type="float">
            <text:p>-9.60673</text:p>
          </table:table-cell>
          <table:table-cell office:value-type="float" office:value="-4.87427" calcext:value-type="float">
            <text:p>-4.87427</text:p>
          </table:table-cell>
          <table:table-cell office:value-type="float" office:value="-0.315773" calcext:value-type="float">
            <text:p>-0.315773</text:p>
          </table:table-cell>
          <table:table-cell table:formula="of:=SQRT([.M338]*[.M338] +[.N338]*[.N338])" office:value-type="float" office:value="4.88448775414874" calcext:value-type="float">
            <text:p>4.8844877541</text:p>
          </table:table-cell>
        </table:table-row>
        <table:table-row table:style-name="ro3">
          <table:table-cell office:value-type="float" office:value="1477010459850000" calcext:value-type="float">
            <text:p>1477010459850000</text:p>
          </table:table-cell>
          <table:table-cell office:value-type="float" office:value="-17.2052" calcext:value-type="float">
            <text:p>-17.2052</text:p>
          </table:table-cell>
          <table:table-cell office:value-type="float" office:value="-9.50016" calcext:value-type="float">
            <text:p>-9.50016</text:p>
          </table:table-cell>
          <table:table-cell office:value-type="float" office:value="4.97924" calcext:value-type="float">
            <text:p>4.97924</text:p>
          </table:table-cell>
          <table:table-cell office:value-type="float" office:value="3.16931" calcext:value-type="float">
            <text:p>3.16931</text:p>
          </table:table-cell>
          <table:table-cell office:value-type="float" office:value="-0.441817" calcext:value-type="float">
            <text:p>-0.441817</text:p>
          </table:table-cell>
          <table:table-cell office:value-type="string" calcext:value-type="string">
            <text:p>radar</text:p>
          </table:table-cell>
          <table:table-cell office:value-type="float" office:value="8.11183" calcext:value-type="float">
            <text:p>8.11183</text:p>
          </table:table-cell>
          <table:table-cell office:value-type="float" office:value="-16.9255" calcext:value-type="float">
            <text:p>-16.9255</text:p>
          </table:table-cell>
          <table:table-cell office:value-type="float" office:value="-10.8571" calcext:value-type="float">
            <text:p>-10.8571</text:p>
          </table:table-cell>
          <table:table-cell office:value-type="float" office:value="-17.1903" calcext:value-type="float">
            <text:p>-17.1903</text:p>
          </table:table-cell>
          <table:table-cell office:value-type="float" office:value="-9.61954" calcext:value-type="float">
            <text:p>-9.61954</text:p>
          </table:table-cell>
          <table:table-cell office:value-type="float" office:value="-4.87646" calcext:value-type="float">
            <text:p>-4.87646</text:p>
          </table:table-cell>
          <table:table-cell office:value-type="float" office:value="-0.196479" calcext:value-type="float">
            <text:p>-0.196479</text:p>
          </table:table-cell>
          <table:table-cell table:formula="of:=SQRT([.M339]*[.M339] +[.N339]*[.N339])" office:value-type="float" office:value="4.88041659380027" calcext:value-type="float">
            <text:p>4.8804165938</text:p>
          </table:table-cell>
        </table:table-row>
        <table:table-row table:style-name="ro3">
          <table:table-cell office:value-type="float" office:value="1477010459900000" calcext:value-type="float">
            <text:p>1477010459900000</text:p>
          </table:table-cell>
          <table:table-cell office:value-type="float" office:value="-17.4616" calcext:value-type="float">
            <text:p>-17.4616</text:p>
          </table:table-cell>
          <table:table-cell office:value-type="float" office:value="-9.52255" calcext:value-type="float">
            <text:p>-9.52255</text:p>
          </table:table-cell>
          <table:table-cell office:value-type="float" office:value="4.98673" calcext:value-type="float">
            <text:p>4.98673</text:p>
          </table:table-cell>
          <table:table-cell office:value-type="float" office:value="3.15726" calcext:value-type="float">
            <text:p>3.15726</text:p>
          </table:table-cell>
          <table:table-cell office:value-type="float" office:value="-0.425956" calcext:value-type="float">
            <text:p>-0.425956</text:p>
          </table:table-cell>
          <table:table-cell office:value-type="string" calcext:value-type="string">
            <text:p>lidar</text:p>
          </table:table-cell>
          <table:table-cell office:value-type="float" office:value="0.501651" calcext:value-type="float">
            <text:p>0.501651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9.57485" calcext:value-type="float">
            <text:p>-9.57485</text:p>
          </table:table-cell>
          <table:table-cell office:value-type="float" office:value="-17.4342" calcext:value-type="float">
            <text:p>-17.4342</text:p>
          </table:table-cell>
          <table:table-cell office:value-type="float" office:value="-9.62636" calcext:value-type="float">
            <text:p>-9.62636</text:p>
          </table:table-cell>
          <table:table-cell office:value-type="float" office:value="-4.87583" calcext:value-type="float">
            <text:p>-4.87583</text:p>
          </table:table-cell>
          <table:table-cell office:value-type="float" office:value="-0.0765024" calcext:value-type="float">
            <text:p>-0.0765024</text:p>
          </table:table-cell>
          <table:table-cell table:formula="of:=SQRT([.M340]*[.M340] +[.N340]*[.N340])" office:value-type="float" office:value="4.8764301293165" calcext:value-type="float">
            <text:p>4.8764301293</text:p>
          </table:table-cell>
        </table:table-row>
        <table:table-row table:style-name="ro3">
          <table:table-cell office:value-type="float" office:value="1477010459950000" calcext:value-type="float">
            <text:p>1477010459950000</text:p>
          </table:table-cell>
          <table:table-cell office:value-type="float" office:value="-17.7188" calcext:value-type="float">
            <text:p>-17.7188</text:p>
          </table:table-cell>
          <table:table-cell office:value-type="float" office:value="-9.50812" calcext:value-type="float">
            <text:p>-9.50812</text:p>
          </table:table-cell>
          <table:table-cell office:value-type="float" office:value="4.99156" calcext:value-type="float">
            <text:p>4.99156</text:p>
          </table:table-cell>
          <table:table-cell office:value-type="float" office:value="3.11807" calcext:value-type="float">
            <text:p>3.11807</text:p>
          </table:table-cell>
          <table:table-cell office:value-type="float" office:value="-0.468787" calcext:value-type="float">
            <text:p>-0.468787</text:p>
          </table:table-cell>
          <table:table-cell office:value-type="string" calcext:value-type="string">
            <text:p>radar</text:p>
          </table:table-cell>
          <table:table-cell office:value-type="float" office:value="1.68097" calcext:value-type="float">
            <text:p>1.68097</text:p>
          </table:table-cell>
          <table:table-cell office:value-type="float" office:value="-18.1371" calcext:value-type="float">
            <text:p>-18.1371</text:p>
          </table:table-cell>
          <table:table-cell office:value-type="float" office:value="-9.39146" calcext:value-type="float">
            <text:p>-9.39146</text:p>
          </table:table-cell>
          <table:table-cell office:value-type="float" office:value="-17.6781" calcext:value-type="float">
            <text:p>-17.6781</text:p>
          </table:table-cell>
          <table:table-cell office:value-type="float" office:value="-9.62717" calcext:value-type="float">
            <text:p>-9.62717</text:p>
          </table:table-cell>
          <table:table-cell office:value-type="float" office:value="-4.87232" calcext:value-type="float">
            <text:p>-4.87232</text:p>
          </table:table-cell>
          <table:table-cell office:value-type="float" office:value="0.0440703" calcext:value-type="float">
            <text:p>0.0440703</text:p>
          </table:table-cell>
          <table:table-cell table:formula="of:=SQRT([.M341]*[.M341] +[.N341]*[.N341])" office:value-type="float" office:value="4.87251930460435" calcext:value-type="float">
            <text:p>4.8725193046</text:p>
          </table:table-cell>
        </table:table-row>
        <table:table-row table:style-name="ro3">
          <table:table-cell office:value-type="float" office:value="1477010460000000" calcext:value-type="float">
            <text:p>1477010460000000</text:p>
          </table:table-cell>
          <table:table-cell office:value-type="float" office:value="-17.972" calcext:value-type="float">
            <text:p>-17.972</text:p>
          </table:table-cell>
          <table:table-cell office:value-type="float" office:value="-9.47385" calcext:value-type="float">
            <text:p>-9.47385</text:p>
          </table:table-cell>
          <table:table-cell office:value-type="float" office:value="4.99617" calcext:value-type="float">
            <text:p>4.99617</text:p>
          </table:table-cell>
          <table:table-cell office:value-type="float" office:value="3.08069" calcext:value-type="float">
            <text:p>3.08069</text:p>
          </table:table-cell>
          <table:table-cell office:value-type="float" office:value="-0.488376" calcext:value-type="float">
            <text:p>-0.488376</text:p>
          </table:table-cell>
          <table:table-cell office:value-type="string" calcext:value-type="string">
            <text:p>lidar</text:p>
          </table:table-cell>
          <table:table-cell office:value-type="float" office:value="0.172538" calcext:value-type="float">
            <text:p>0.172538</text:p>
          </table:table-cell>
          <table:table-cell office:value-type="float" office:value="-17.9724" calcext:value-type="float">
            <text:p>-17.9724</text:p>
          </table:table-cell>
          <table:table-cell office:value-type="float" office:value="-9.42299" calcext:value-type="float">
            <text:p>-9.42299</text:p>
          </table:table-cell>
          <table:table-cell office:value-type="float" office:value="-17.9216" calcext:value-type="float">
            <text:p>-17.9216</text:p>
          </table:table-cell>
          <table:table-cell office:value-type="float" office:value="-9.62194" calcext:value-type="float">
            <text:p>-9.62194</text:p>
          </table:table-cell>
          <table:table-cell office:value-type="float" office:value="-4.86588" calcext:value-type="float">
            <text:p>-4.86588</text:p>
          </table:table-cell>
          <table:table-cell office:value-type="float" office:value="0.165151" calcext:value-type="float">
            <text:p>0.165151</text:p>
          </table:table-cell>
          <table:table-cell table:formula="of:=SQRT([.M342]*[.M342] +[.N342]*[.N342])" office:value-type="float" office:value="4.8686818572588" calcext:value-type="float">
            <text:p>4.8686818573</text:p>
          </table:table-cell>
        </table:table-row>
        <table:table-row table:style-name="ro3">
          <table:table-cell office:value-type="float" office:value="1477010460050000" calcext:value-type="float">
            <text:p>1477010460050000</text:p>
          </table:table-cell>
          <table:table-cell office:value-type="float" office:value="-18.2194" calcext:value-type="float">
            <text:p>-18.2194</text:p>
          </table:table-cell>
          <table:table-cell office:value-type="float" office:value="-9.42745" calcext:value-type="float">
            <text:p>-9.42745</text:p>
          </table:table-cell>
          <table:table-cell office:value-type="float" office:value="4.99419" calcext:value-type="float">
            <text:p>4.99419</text:p>
          </table:table-cell>
          <table:table-cell office:value-type="float" office:value="3.03019" calcext:value-type="float">
            <text:p>3.03019</text:p>
          </table:table-cell>
          <table:table-cell office:value-type="float" office:value="-0.547184" calcext:value-type="float">
            <text:p>-0.547184</text:p>
          </table:table-cell>
          <table:table-cell office:value-type="string" calcext:value-type="string">
            <text:p>radar</text:p>
          </table:table-cell>
          <table:table-cell office:value-type="float" office:value="0.552996" calcext:value-type="float">
            <text:p>0.552996</text:p>
          </table:table-cell>
          <table:table-cell office:value-type="float" office:value="-18.3083" calcext:value-type="float">
            <text:p>-18.3083</text:p>
          </table:table-cell>
          <table:table-cell office:value-type="float" office:value="-9.18778" calcext:value-type="float">
            <text:p>-9.18778</text:p>
          </table:table-cell>
          <table:table-cell office:value-type="float" office:value="-18.1648" calcext:value-type="float">
            <text:p>-18.1648</text:p>
          </table:table-cell>
          <table:table-cell office:value-type="float" office:value="-9.61064" calcext:value-type="float">
            <text:p>-9.61064</text:p>
          </table:table-cell>
          <table:table-cell office:value-type="float" office:value="-4.85648" calcext:value-type="float">
            <text:p>-4.85648</text:p>
          </table:table-cell>
          <table:table-cell office:value-type="float" office:value="0.286648" calcext:value-type="float">
            <text:p>0.286648</text:p>
          </table:table-cell>
          <table:table-cell table:formula="of:=SQRT([.M343]*[.M343] +[.N343]*[.N343])" office:value-type="float" office:value="4.86493217489247" calcext:value-type="float">
            <text:p>4.8649321749</text:p>
          </table:table-cell>
        </table:table-row>
        <table:table-row table:style-name="ro3">
          <table:table-cell office:value-type="float" office:value="1477010460100000" calcext:value-type="float">
            <text:p>1477010460100000</text:p>
          </table:table-cell>
          <table:table-cell office:value-type="float" office:value="-18.4337" calcext:value-type="float">
            <text:p>-18.4337</text:p>
          </table:table-cell>
          <table:table-cell office:value-type="float" office:value="-9.47273" calcext:value-type="float">
            <text:p>-9.47273</text:p>
          </table:table-cell>
          <table:table-cell office:value-type="float" office:value="4.95939" calcext:value-type="float">
            <text:p>4.95939</text:p>
          </table:table-cell>
          <table:table-cell office:value-type="float" office:value="3.04249" calcext:value-type="float">
            <text:p>3.04249</text:p>
          </table:table-cell>
          <table:table-cell office:value-type="float" office:value="-0.496076" calcext:value-type="float">
            <text:p>-0.496076</text:p>
          </table:table-cell>
          <table:table-cell office:value-type="string" calcext:value-type="string">
            <text:p>lidar</text:p>
          </table:table-cell>
          <table:table-cell office:value-type="float" office:value="2.63545" calcext:value-type="float">
            <text:p>2.63545</text:p>
          </table:table-cell>
          <table:table-cell office:value-type="float" office:value="-18.2763" calcext:value-type="float">
            <text:p>-18.2763</text:p>
          </table:table-cell>
          <table:table-cell office:value-type="float" office:value="-9.60997" calcext:value-type="float">
            <text:p>-9.60997</text:p>
          </table:table-cell>
          <table:table-cell office:value-type="float" office:value="-18.4074" calcext:value-type="float">
            <text:p>-18.4074</text:p>
          </table:table-cell>
          <table:table-cell office:value-type="float" office:value="-9.59325" calcext:value-type="float">
            <text:p>-9.59325</text:p>
          </table:table-cell>
          <table:table-cell office:value-type="float" office:value="-4.84408" calcext:value-type="float">
            <text:p>-4.84408</text:p>
          </table:table-cell>
          <table:table-cell office:value-type="float" office:value="0.40847" calcext:value-type="float">
            <text:p>0.40847</text:p>
          </table:table-cell>
          <table:table-cell table:formula="of:=SQRT([.M344]*[.M344] +[.N344]*[.N344])" office:value-type="float" office:value="4.86127131389516" calcext:value-type="float">
            <text:p>4.8612713139</text:p>
          </table:table-cell>
        </table:table-row>
        <table:table-row table:style-name="ro3">
          <table:table-cell office:value-type="float" office:value="1477010460150000" calcext:value-type="float">
            <text:p>1477010460150000</text:p>
          </table:table-cell>
          <table:table-cell office:value-type="float" office:value="-18.6725" calcext:value-type="float">
            <text:p>-18.6725</text:p>
          </table:table-cell>
          <table:table-cell office:value-type="float" office:value="-9.46075" calcext:value-type="float">
            <text:p>-9.46075</text:p>
          </table:table-cell>
          <table:table-cell office:value-type="float" office:value="4.95378" calcext:value-type="float">
            <text:p>4.95378</text:p>
          </table:table-cell>
          <table:table-cell office:value-type="float" office:value="3.03627" calcext:value-type="float">
            <text:p>3.03627</text:p>
          </table:table-cell>
          <table:table-cell office:value-type="float" office:value="-0.449532" calcext:value-type="float">
            <text:p>-0.449532</text:p>
          </table:table-cell>
          <table:table-cell office:value-type="string" calcext:value-type="string">
            <text:p>radar</text:p>
          </table:table-cell>
          <table:table-cell office:value-type="float" office:value="1.75661" calcext:value-type="float">
            <text:p>1.75661</text:p>
          </table:table-cell>
          <table:table-cell office:value-type="float" office:value="-18.2443" calcext:value-type="float">
            <text:p>-18.2443</text:p>
          </table:table-cell>
          <table:table-cell office:value-type="float" office:value="-9.58547" calcext:value-type="float">
            <text:p>-9.58547</text:p>
          </table:table-cell>
          <table:table-cell office:value-type="float" office:value="-18.6493" calcext:value-type="float">
            <text:p>-18.6493</text:p>
          </table:table-cell>
          <table:table-cell office:value-type="float" office:value="-9.56977" calcext:value-type="float">
            <text:p>-9.56977</text:p>
          </table:table-cell>
          <table:table-cell office:value-type="float" office:value="-4.82864" calcext:value-type="float">
            <text:p>-4.82864</text:p>
          </table:table-cell>
          <table:table-cell office:value-type="float" office:value="0.530522" calcext:value-type="float">
            <text:p>0.530522</text:p>
          </table:table-cell>
          <table:table-cell table:formula="of:=SQRT([.M345]*[.M345] +[.N345]*[.N345])" office:value-type="float" office:value="4.85769676308474" calcext:value-type="float">
            <text:p>4.8576967631</text:p>
          </table:table-cell>
        </table:table-row>
        <table:table-row table:style-name="ro3">
          <table:table-cell office:value-type="float" office:value="1477010460200000" calcext:value-type="float">
            <text:p>1477010460200000</text:p>
          </table:table-cell>
          <table:table-cell office:value-type="float" office:value="-18.9198" calcext:value-type="float">
            <text:p>-18.9198</text:p>
          </table:table-cell>
          <table:table-cell office:value-type="float" office:value="-9.45703" calcext:value-type="float">
            <text:p>-9.45703</text:p>
          </table:table-cell>
          <table:table-cell office:value-type="float" office:value="4.9526" calcext:value-type="float">
            <text:p>4.9526</text:p>
          </table:table-cell>
          <table:table-cell office:value-type="float" office:value="3.02708" calcext:value-type="float">
            <text:p>3.02708</text:p>
          </table:table-cell>
          <table:table-cell office:value-type="float" office:value="-0.430693" calcext:value-type="float">
            <text:p>-0.430693</text:p>
          </table:table-cell>
          <table:table-cell office:value-type="string" calcext:value-type="string">
            <text:p>lidar</text:p>
          </table:table-cell>
          <table:table-cell office:value-type="float" office:value="0.273117" calcext:value-type="float">
            <text:p>0.273117</text:p>
          </table:table-cell>
          <table:table-cell office:value-type="float" office:value="-18.9545" calcext:value-type="float">
            <text:p>-18.9545</text:p>
          </table:table-cell>
          <table:table-cell office:value-type="float" office:value="-9.51544" calcext:value-type="float">
            <text:p>-9.51544</text:p>
          </table:table-cell>
          <table:table-cell office:value-type="float" office:value="-18.8904" calcext:value-type="float">
            <text:p>-18.8904</text:p>
          </table:table-cell>
          <table:table-cell office:value-type="float" office:value="-9.54017" calcext:value-type="float">
            <text:p>-9.54017</text:p>
          </table:table-cell>
          <table:table-cell office:value-type="float" office:value="-4.81012" calcext:value-type="float">
            <text:p>-4.81012</text:p>
          </table:table-cell>
          <table:table-cell office:value-type="float" office:value="0.652707" calcext:value-type="float">
            <text:p>0.652707</text:p>
          </table:table-cell>
          <table:table-cell table:formula="of:=SQRT([.M346]*[.M346] +[.N346]*[.N346])" office:value-type="float" office:value="4.85420238991423" calcext:value-type="float">
            <text:p>4.8542023899</text:p>
          </table:table-cell>
        </table:table-row>
        <table:table-row table:style-name="ro3">
          <table:table-cell office:value-type="float" office:value="1477010460250000" calcext:value-type="float">
            <text:p>1477010460250000</text:p>
          </table:table-cell>
          <table:table-cell office:value-type="float" office:value="-19.1529" calcext:value-type="float">
            <text:p>-19.1529</text:p>
          </table:table-cell>
          <table:table-cell office:value-type="float" office:value="-9.41592" calcext:value-type="float">
            <text:p>-9.41592</text:p>
          </table:table-cell>
          <table:table-cell office:value-type="float" office:value="4.94473" calcext:value-type="float">
            <text:p>4.94473</text:p>
          </table:table-cell>
          <table:table-cell office:value-type="float" office:value="3.00629" calcext:value-type="float">
            <text:p>3.00629</text:p>
          </table:table-cell>
          <table:table-cell office:value-type="float" office:value="-0.417179" calcext:value-type="float">
            <text:p>-0.417179</text:p>
          </table:table-cell>
          <table:table-cell office:value-type="string" calcext:value-type="string">
            <text:p>radar</text:p>
          </table:table-cell>
          <table:table-cell office:value-type="float" office:value="4.01626" calcext:value-type="float">
            <text:p>4.01626</text:p>
          </table:table-cell>
          <table:table-cell office:value-type="float" office:value="-18.6983" calcext:value-type="float">
            <text:p>-18.6983</text:p>
          </table:table-cell>
          <table:table-cell office:value-type="float" office:value="-9.02886" calcext:value-type="float">
            <text:p>-9.02886</text:p>
          </table:table-cell>
          <table:table-cell office:value-type="float" office:value="-19.1305" calcext:value-type="float">
            <text:p>-19.1305</text:p>
          </table:table-cell>
          <table:table-cell office:value-type="float" office:value="-9.50447" calcext:value-type="float">
            <text:p>-9.50447</text:p>
          </table:table-cell>
          <table:table-cell office:value-type="float" office:value="-4.78851" calcext:value-type="float">
            <text:p>-4.78851</text:p>
          </table:table-cell>
          <table:table-cell office:value-type="float" office:value="0.774927" calcext:value-type="float">
            <text:p>0.774927</text:p>
          </table:table-cell>
          <table:table-cell table:formula="of:=SQRT([.M347]*[.M347] +[.N347]*[.N347])" office:value-type="float" office:value="4.85080816724688" calcext:value-type="float">
            <text:p>4.8508081672</text:p>
          </table:table-cell>
        </table:table-row>
        <table:table-row table:style-name="ro3">
          <table:table-cell office:value-type="float" office:value="1477010460300000" calcext:value-type="float">
            <text:p>1477010460300000</text:p>
          </table:table-cell>
          <table:table-cell office:value-type="float" office:value="-19.3924" calcext:value-type="float">
            <text:p>-19.3924</text:p>
          </table:table-cell>
          <table:table-cell office:value-type="float" office:value="-9.29529" calcext:value-type="float">
            <text:p>-9.29529</text:p>
          </table:table-cell>
          <table:table-cell office:value-type="float" office:value="4.95303" calcext:value-type="float">
            <text:p>4.95303</text:p>
          </table:table-cell>
          <table:table-cell office:value-type="float" office:value="2.94108" calcext:value-type="float">
            <text:p>2.94108</text:p>
          </table:table-cell>
          <table:table-cell office:value-type="float" office:value="-0.47957" calcext:value-type="float">
            <text:p>-0.47957</text:p>
          </table:table-cell>
          <table:table-cell office:value-type="string" calcext:value-type="string">
            <text:p>lidar</text:p>
          </table:table-cell>
          <table:table-cell office:value-type="float" office:value="2.87156" calcext:value-type="float">
            <text:p>2.87156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9.09865" calcext:value-type="float">
            <text:p>-9.09865</text:p>
          </table:table-cell>
          <table:table-cell office:value-type="float" office:value="-19.3694" calcext:value-type="float">
            <text:p>-19.3694</text:p>
          </table:table-cell>
          <table:table-cell office:value-type="float" office:value="-9.46265" calcext:value-type="float">
            <text:p>-9.46265</text:p>
          </table:table-cell>
          <table:table-cell office:value-type="float" office:value="-4.76378" calcext:value-type="float">
            <text:p>-4.76378</text:p>
          </table:table-cell>
          <table:table-cell office:value-type="float" office:value="0.897083" calcext:value-type="float">
            <text:p>0.897083</text:p>
          </table:table-cell>
          <table:table-cell table:formula="of:=SQRT([.M348]*[.M348] +[.N348]*[.N348])" office:value-type="float" office:value="4.84751047418043" calcext:value-type="float">
            <text:p>4.8475104742</text:p>
          </table:table-cell>
        </table:table-row>
        <table:table-row table:style-name="ro3">
          <table:table-cell office:value-type="float" office:value="1477010460350000" calcext:value-type="float">
            <text:p>1477010460350000</text:p>
          </table:table-cell>
          <table:table-cell office:value-type="float" office:value="-19.6281" calcext:value-type="float">
            <text:p>-19.6281</text:p>
          </table:table-cell>
          <table:table-cell office:value-type="float" office:value="-9.20988" calcext:value-type="float">
            <text:p>-9.20988</text:p>
          </table:table-cell>
          <table:table-cell office:value-type="float" office:value="4.95163" calcext:value-type="float">
            <text:p>4.95163</text:p>
          </table:table-cell>
          <table:table-cell office:value-type="float" office:value="2.8868" calcext:value-type="float">
            <text:p>2.8868</text:p>
          </table:table-cell>
          <table:table-cell office:value-type="float" office:value="-0.548053" calcext:value-type="float">
            <text:p>-0.548053</text:p>
          </table:table-cell>
          <table:table-cell office:value-type="string" calcext:value-type="string">
            <text:p>radar</text:p>
          </table:table-cell>
          <table:table-cell office:value-type="float" office:value="0.964518" calcext:value-type="float">
            <text:p>0.964518</text:p>
          </table:table-cell>
          <table:table-cell office:value-type="float" office:value="-19.7037" calcext:value-type="float">
            <text:p>-19.7037</text:p>
          </table:table-cell>
          <table:table-cell office:value-type="float" office:value="-8.79906" calcext:value-type="float">
            <text:p>-8.79906</text:p>
          </table:table-cell>
          <table:table-cell office:value-type="float" office:value="-19.6069" calcext:value-type="float">
            <text:p>-19.6069</text:p>
          </table:table-cell>
          <table:table-cell office:value-type="float" office:value="-9.41472" calcext:value-type="float">
            <text:p>-9.41472</text:p>
          </table:table-cell>
          <table:table-cell office:value-type="float" office:value="-4.73591" calcext:value-type="float">
            <text:p>-4.73591</text:p>
          </table:table-cell>
          <table:table-cell office:value-type="float" office:value="1.01907" calcext:value-type="float">
            <text:p>1.01907</text:p>
          </table:table-cell>
          <table:table-cell table:formula="of:=SQRT([.M349]*[.M349] +[.N349]*[.N349])" office:value-type="float" office:value="4.84431080681246" calcext:value-type="float">
            <text:p>4.8443108068</text:p>
          </table:table-cell>
        </table:table-row>
        <table:table-row table:style-name="ro3">
          <table:table-cell office:value-type="float" office:value="1477010460400000" calcext:value-type="float">
            <text:p>1477010460400000</text:p>
          </table:table-cell>
          <table:table-cell office:value-type="float" office:value="-19.8707" calcext:value-type="float">
            <text:p>-19.8707</text:p>
          </table:table-cell>
          <table:table-cell office:value-type="float" office:value="-9.08977" calcext:value-type="float">
            <text:p>-9.08977</text:p>
          </table:table-cell>
          <table:table-cell office:value-type="float" office:value="4.96588" calcext:value-type="float">
            <text:p>4.96588</text:p>
          </table:table-cell>
          <table:table-cell office:value-type="float" office:value="2.83243" calcext:value-type="float">
            <text:p>2.83243</text:p>
          </table:table-cell>
          <table:table-cell office:value-type="float" office:value="-0.583758" calcext:value-type="float">
            <text:p>-0.583758</text:p>
          </table:table-cell>
          <table:table-cell office:value-type="string" calcext:value-type="string">
            <text:p>lidar</text:p>
          </table:table-cell>
          <table:table-cell office:value-type="float" office:value="1.00601" calcext:value-type="float">
            <text:p>1.00601</text:p>
          </table:table-cell>
          <table:table-cell office:value-type="float" office:value="-19.8731" calcext:value-type="float">
            <text:p>-19.8731</text:p>
          </table:table-cell>
          <table:table-cell office:value-type="float" office:value="-8.96417" calcext:value-type="float">
            <text:p>-8.96417</text:p>
          </table:table-cell>
          <table:table-cell office:value-type="float" office:value="-19.8431" calcext:value-type="float">
            <text:p>-19.8431</text:p>
          </table:table-cell>
          <table:table-cell office:value-type="float" office:value="-9.36071" calcext:value-type="float">
            <text:p>-9.36071</text:p>
          </table:table-cell>
          <table:table-cell office:value-type="float" office:value="-4.70487" calcext:value-type="float">
            <text:p>-4.70487</text:p>
          </table:table-cell>
          <table:table-cell office:value-type="float" office:value="1.1408" calcext:value-type="float">
            <text:p>1.1408</text:p>
          </table:table-cell>
          <table:table-cell table:formula="of:=SQRT([.M350]*[.M350] +[.N350]*[.N350])" office:value-type="float" office:value="4.84120092093894" calcext:value-type="float">
            <text:p>4.8412009209</text:p>
          </table:table-cell>
        </table:table-row>
        <table:table-row table:style-name="ro3">
          <table:table-cell office:value-type="float" office:value="1477010460450000" calcext:value-type="float">
            <text:p>1477010460450000</text:p>
          </table:table-cell>
          <table:table-cell office:value-type="float" office:value="-20.1062" calcext:value-type="float">
            <text:p>-20.1062</text:p>
          </table:table-cell>
          <table:table-cell office:value-type="float" office:value="-8.99099" calcext:value-type="float">
            <text:p>-8.99099</text:p>
          </table:table-cell>
          <table:table-cell office:value-type="float" office:value="4.97127" calcext:value-type="float">
            <text:p>4.97127</text:p>
          </table:table-cell>
          <table:table-cell office:value-type="float" office:value="2.8001" calcext:value-type="float">
            <text:p>2.8001</text:p>
          </table:table-cell>
          <table:table-cell office:value-type="float" office:value="-0.573739" calcext:value-type="float">
            <text:p>-0.573739</text:p>
          </table:table-cell>
          <table:table-cell office:value-type="string" calcext:value-type="string">
            <text:p>radar</text:p>
          </table:table-cell>
          <table:table-cell office:value-type="float" office:value="4.88931" calcext:value-type="float">
            <text:p>4.88931</text:p>
          </table:table-cell>
          <table:table-cell office:value-type="float" office:value="-20.3815" calcext:value-type="float">
            <text:p>-20.3815</text:p>
          </table:table-cell>
          <table:table-cell office:value-type="float" office:value="-7.6755" calcext:value-type="float">
            <text:p>-7.6755</text:p>
          </table:table-cell>
          <table:table-cell office:value-type="float" office:value="-20.0775" calcext:value-type="float">
            <text:p>-20.0775</text:p>
          </table:table-cell>
          <table:table-cell office:value-type="float" office:value="-9.30061" calcext:value-type="float">
            <text:p>-9.30061</text:p>
          </table:table-cell>
          <table:table-cell office:value-type="float" office:value="-4.67066" calcext:value-type="float">
            <text:p>-4.67066</text:p>
          </table:table-cell>
          <table:table-cell office:value-type="float" office:value="1.26215" calcext:value-type="float">
            <text:p>1.26215</text:p>
          </table:table-cell>
          <table:table-cell table:formula="of:=SQRT([.M351]*[.M351] +[.N351]*[.N351])" office:value-type="float" office:value="4.83819051486194" calcext:value-type="float">
            <text:p>4.8381905149</text:p>
          </table:table-cell>
        </table:table-row>
        <table:table-row table:style-name="ro3">
          <table:table-cell office:value-type="float" office:value="1477010460500000" calcext:value-type="float">
            <text:p>1477010460500000</text:p>
          </table:table-cell>
          <table:table-cell office:value-type="float" office:value="-20.3093" calcext:value-type="float">
            <text:p>-20.3093</text:p>
          </table:table-cell>
          <table:table-cell office:value-type="float" office:value="-9.10557" calcext:value-type="float">
            <text:p>-9.10557</text:p>
          </table:table-cell>
          <table:table-cell office:value-type="float" office:value="4.89668" calcext:value-type="float">
            <text:p>4.89668</text:p>
          </table:table-cell>
          <table:table-cell office:value-type="float" office:value="2.86259" calcext:value-type="float">
            <text:p>2.86259</text:p>
          </table:table-cell>
          <table:table-cell office:value-type="float" office:value="-0.464006" calcext:value-type="float">
            <text:p>-0.464006</text:p>
          </table:table-cell>
          <table:table-cell office:value-type="string" calcext:value-type="string">
            <text:p>lidar</text:p>
          </table:table-cell>
          <table:table-cell office:value-type="float" office:value="16.2812" calcext:value-type="float">
            <text:p>16.2812</text:p>
          </table:table-cell>
          <table:table-cell office:value-type="float" office:value="-20.1607" calcext:value-type="float">
            <text:p>-20.1607</text:p>
          </table:table-cell>
          <table:table-cell office:value-type="float" office:value="-9.59663" calcext:value-type="float">
            <text:p>-9.59663</text:p>
          </table:table-cell>
          <table:table-cell office:value-type="float" office:value="-20.3102" calcext:value-type="float">
            <text:p>-20.3102</text:p>
          </table:table-cell>
          <table:table-cell office:value-type="float" office:value="-9.23446" calcext:value-type="float">
            <text:p>-9.23446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1.38303" calcext:value-type="float">
            <text:p>1.38303</text:p>
          </table:table-cell>
          <table:table-cell table:formula="of:=SQRT([.M352]*[.M352] +[.N352]*[.N352])" office:value-type="float" office:value="4.83529270461469" calcext:value-type="float">
            <text:p>4.8352927046</text:p>
          </table:table-cell>
        </table:table-row>
        <table:table-row table:style-name="ro3">
          <table:table-cell office:value-type="float" office:value="1477010460550000" calcext:value-type="float">
            <text:p>1477010460550000</text:p>
          </table:table-cell>
          <table:table-cell office:value-type="float" office:value="-20.5503" calcext:value-type="float">
            <text:p>-20.5503</text:p>
          </table:table-cell>
          <table:table-cell office:value-type="float" office:value="-9.06046" calcext:value-type="float">
            <text:p>-9.06046</text:p>
          </table:table-cell>
          <table:table-cell office:value-type="float" office:value="4.89659" calcext:value-type="float">
            <text:p>4.89659</text:p>
          </table:table-cell>
          <table:table-cell office:value-type="float" office:value="2.85744" calcext:value-type="float">
            <text:p>2.85744</text:p>
          </table:table-cell>
          <table:table-cell office:value-type="float" office:value="-0.428499" calcext:value-type="float">
            <text:p>-0.428499</text:p>
          </table:table-cell>
          <table:table-cell office:value-type="string" calcext:value-type="string">
            <text:p>radar</text:p>
          </table:table-cell>
          <table:table-cell office:value-type="float" office:value="1.53837" calcext:value-type="float">
            <text:p>1.53837</text:p>
          </table:table-cell>
          <table:table-cell office:value-type="float" office:value="-20.4587" calcext:value-type="float">
            <text:p>-20.4587</text:p>
          </table:table-cell>
          <table:table-cell office:value-type="float" office:value="-9.7448" calcext:value-type="float">
            <text:p>-9.7448</text:p>
          </table:table-cell>
          <table:table-cell office:value-type="float" office:value="-20.5409" calcext:value-type="float">
            <text:p>-20.5409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-4.59271" calcext:value-type="float">
            <text:p>-4.59271</text:p>
          </table:table-cell>
          <table:table-cell office:value-type="float" office:value="1.50334" calcext:value-type="float">
            <text:p>1.50334</text:p>
          </table:table-cell>
          <table:table-cell table:formula="of:=SQRT([.M353]*[.M353] +[.N353]*[.N353])" office:value-type="float" office:value="4.8324958664959" calcext:value-type="float">
            <text:p>4.8324958665</text:p>
          </table:table-cell>
        </table:table-row>
        <table:table-row table:style-name="ro3">
          <table:table-cell office:value-type="float" office:value="1477010460600000" calcext:value-type="float">
            <text:p>1477010460600000</text:p>
          </table:table-cell>
          <table:table-cell office:value-type="float" office:value="-20.7692" calcext:value-type="float">
            <text:p>-20.7692</text:p>
          </table:table-cell>
          <table:table-cell office:value-type="float" office:value="-8.96924" calcext:value-type="float">
            <text:p>-8.96924</text:p>
          </table:table-cell>
          <table:table-cell office:value-type="float" office:value="4.88953" calcext:value-type="float">
            <text:p>4.88953</text:p>
          </table:table-cell>
          <table:table-cell office:value-type="float" office:value="2.82433" calcext:value-type="float">
            <text:p>2.82433</text:p>
          </table:table-cell>
          <table:table-cell office:value-type="float" office:value="-0.445714" calcext:value-type="float">
            <text:p>-0.445714</text:p>
          </table:table-cell>
          <table:table-cell office:value-type="string" calcext:value-type="string">
            <text:p>lidar</text:p>
          </table:table-cell>
          <table:table-cell office:value-type="float" office:value="0.785019" calcext:value-type="float">
            <text:p>0.785019</text:p>
          </table:table-cell>
          <table:table-cell office:value-type="float" office:value="-20.6596" calcext:value-type="float">
            <text:p>-20.6596</text:p>
          </table:table-cell>
          <table:table-cell office:value-type="float" office:value="-8.91527" calcext:value-type="float">
            <text:p>-8.91527</text:p>
          </table:table-cell>
          <table:table-cell office:value-type="float" office:value="-20.7696" calcext:value-type="float">
            <text:p>-20.7696</text:p>
          </table:table-cell>
          <table:table-cell office:value-type="float" office:value="-9.08409" calcext:value-type="float">
            <text:p>-9.08409</text:p>
          </table:table-cell>
          <table:table-cell office:value-type="float" office:value="-4.54895" calcext:value-type="float">
            <text:p>-4.54895</text:p>
          </table:table-cell>
          <table:table-cell office:value-type="float" office:value="1.62296" calcext:value-type="float">
            <text:p>1.62296</text:p>
          </table:table-cell>
          <table:table-cell table:formula="of:=SQRT([.M354]*[.M354] +[.N354]*[.N354])" office:value-type="float" office:value="4.82979764214817" calcext:value-type="float">
            <text:p>4.8297976421</text:p>
          </table:table-cell>
        </table:table-row>
        <table:table-row table:style-name="ro3">
          <table:table-cell office:value-type="float" office:value="1477010460650000" calcext:value-type="float">
            <text:p>1477010460650000</text:p>
          </table:table-cell>
          <table:table-cell office:value-type="float" office:value="-21.0093" calcext:value-type="float">
            <text:p>-21.0093</text:p>
          </table:table-cell>
          <table:table-cell office:value-type="float" office:value="-8.88491" calcext:value-type="float">
            <text:p>-8.88491</text:p>
          </table:table-cell>
          <table:table-cell office:value-type="float" office:value="4.89825" calcext:value-type="float">
            <text:p>4.89825</text:p>
          </table:table-cell>
          <table:table-cell office:value-type="float" office:value="2.79501" calcext:value-type="float">
            <text:p>2.79501</text:p>
          </table:table-cell>
          <table:table-cell office:value-type="float" office:value="-0.466365" calcext:value-type="float">
            <text:p>-0.466365</text:p>
          </table:table-cell>
          <table:table-cell office:value-type="string" calcext:value-type="string">
            <text:p>radar</text:p>
          </table:table-cell>
          <table:table-cell office:value-type="float" office:value="2.23826" calcext:value-type="float">
            <text:p>2.23826</text:p>
          </table:table-cell>
          <table:table-cell office:value-type="float" office:value="-21.5568" calcext:value-type="float">
            <text:p>-21.5568</text:p>
          </table:table-cell>
          <table:table-cell office:value-type="float" office:value="-8.5005" calcext:value-type="float">
            <text:p>-8.5005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-8.99994" calcext:value-type="float">
            <text:p>-8.99994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9" calcext:value-type="float">
            <text:p>1.74179</text:p>
          </table:table-cell>
          <table:table-cell table:formula="of:=SQRT([.M355]*[.M355] +[.N355]*[.N355])" office:value-type="float" office:value="4.82721622516539" calcext:value-type="float">
            <text:p>4.8272162252</text:p>
          </table:table-cell>
        </table:table-row>
        <table:table-row table:style-name="ro3">
          <table:table-cell office:value-type="float" office:value="1477010460700000" calcext:value-type="float">
            <text:p>1477010460700000</text:p>
          </table:table-cell>
          <table:table-cell office:value-type="float" office:value="-21.211" calcext:value-type="float">
            <text:p>-21.211</text:p>
          </table:table-cell>
          <table:table-cell office:value-type="float" office:value="-8.81412" calcext:value-type="float">
            <text:p>-8.81412</text:p>
          </table:table-cell>
          <table:table-cell office:value-type="float" office:value="4.87063" calcext:value-type="float">
            <text:p>4.87063</text:p>
          </table:table-cell>
          <table:table-cell office:value-type="float" office:value="2.77418" calcext:value-type="float">
            <text:p>2.77418</text:p>
          </table:table-cell>
          <table:table-cell office:value-type="float" office:value="-0.467008" calcext:value-type="float">
            <text:p>-0.467008</text:p>
          </table:table-cell>
          <table:table-cell office:value-type="string" calcext:value-type="string">
            <text:p>lidar</text:p>
          </table:table-cell>
          <table:table-cell office:value-type="float" office:value="1.94486" calcext:value-type="float">
            <text:p>1.94486</text:p>
          </table:table-cell>
          <table:table-cell office:value-type="float" office:value="-21.0195" calcext:value-type="float">
            <text:p>-21.0195</text:p>
          </table:table-cell>
          <table:table-cell office:value-type="float" office:value="-8.85081" calcext:value-type="float">
            <text:p>-8.85081</text:p>
          </table:table-cell>
          <table:table-cell office:value-type="float" office:value="-21.2198" calcext:value-type="float">
            <text:p>-21.2198</text:p>
          </table:table-cell>
          <table:table-cell office:value-type="float" office:value="-8.90987" calcext:value-type="float">
            <text:p>-8.90987</text:p>
          </table:table-cell>
          <table:table-cell office:value-type="float" office:value="-4.45191" calcext:value-type="float">
            <text:p>-4.45191</text:p>
          </table:table-cell>
          <table:table-cell office:value-type="float" office:value="1.85972" calcext:value-type="float">
            <text:p>1.85972</text:p>
          </table:table-cell>
          <table:table-cell table:formula="of:=SQRT([.M356]*[.M356] +[.N356]*[.N356])" office:value-type="float" office:value="4.82473430631159" calcext:value-type="float">
            <text:p>4.8247343063</text:p>
          </table:table-cell>
        </table:table-row>
        <table:table-row table:style-name="ro3">
          <table:table-cell office:value-type="float" office:value="1477010460750000" calcext:value-type="float">
            <text:p>1477010460750000</text:p>
          </table:table-cell>
          <table:table-cell office:value-type="float" office:value="-21.4436" calcext:value-type="float">
            <text:p>-21.4436</text:p>
          </table:table-cell>
          <table:table-cell office:value-type="float" office:value="-8.72047" calcext:value-type="float">
            <text:p>-8.72047</text:p>
          </table:table-cell>
          <table:table-cell office:value-type="float" office:value="4.87679" calcext:value-type="float">
            <text:p>4.87679</text:p>
          </table:table-cell>
          <table:table-cell office:value-type="float" office:value="2.74225" calcext:value-type="float">
            <text:p>2.74225</text:p>
          </table:table-cell>
          <table:table-cell office:value-type="float" office:value="-0.494848" calcext:value-type="float">
            <text:p>-0.494848</text:p>
          </table:table-cell>
          <table:table-cell office:value-type="string" calcext:value-type="string">
            <text:p>radar</text:p>
          </table:table-cell>
          <table:table-cell office:value-type="float" office:value="1.72175" calcext:value-type="float">
            <text:p>1.72175</text:p>
          </table:table-cell>
          <table:table-cell office:value-type="float" office:value="-21.8628" calcext:value-type="float">
            <text:p>-21.8628</text:p>
          </table:table-cell>
          <table:table-cell office:value-type="float" office:value="-8.64129" calcext:value-type="float">
            <text:p>-8.64129</text:p>
          </table:table-cell>
          <table:table-cell office:value-type="float" office:value="-21.4412" calcext:value-type="float">
            <text:p>-21.4412</text:p>
          </table:table-cell>
          <table:table-cell office:value-type="float" office:value="-8.81393" calcext:value-type="float">
            <text:p>-8.81393</text:p>
          </table:table-cell>
          <table:table-cell office:value-type="float" office:value="-4.39865" calcext:value-type="float">
            <text:p>-4.39865</text:p>
          </table:table-cell>
          <table:table-cell office:value-type="float" office:value="1.97666" calcext:value-type="float">
            <text:p>1.97666</text:p>
          </table:table-cell>
          <table:table-cell table:formula="of:=SQRT([.M357]*[.M357] +[.N357]*[.N357])" office:value-type="float" office:value="4.82237561561727" calcext:value-type="float">
            <text:p>4.8223756156</text:p>
          </table:table-cell>
        </table:table-row>
        <table:table-row table:style-name="ro3">
          <table:table-cell office:value-type="float" office:value="1477010460800000" calcext:value-type="float">
            <text:p>1477010460800000</text:p>
          </table:table-cell>
          <table:table-cell office:value-type="float" office:value="-21.6466" calcext:value-type="float">
            <text:p>-21.6466</text:p>
          </table:table-cell>
          <table:table-cell office:value-type="float" office:value="-8.69072" calcext:value-type="float">
            <text:p>-8.69072</text:p>
          </table:table-cell>
          <table:table-cell office:value-type="float" office:value="4.83666" calcext:value-type="float">
            <text:p>4.83666</text:p>
          </table:table-cell>
          <table:table-cell office:value-type="float" office:value="2.7445" calcext:value-type="float">
            <text:p>2.7445</text:p>
          </table:table-cell>
          <table:table-cell office:value-type="float" office:value="-0.463566" calcext:value-type="float">
            <text:p>-0.463566</text:p>
          </table:table-cell>
          <table:table-cell office:value-type="string" calcext:value-type="string">
            <text:p>lidar</text:p>
          </table:table-cell>
          <table:table-cell office:value-type="float" office:value="3.05098" calcext:value-type="float">
            <text:p>3.05098</text:p>
          </table:table-cell>
          <table:table-cell office:value-type="float" office:value="-21.5029" calcext:value-type="float">
            <text:p>-21.5029</text:p>
          </table:table-cell>
          <table:table-cell office:value-type="float" office:value="-8.87191" calcext:value-type="float">
            <text:p>-8.87191</text:p>
          </table:table-cell>
          <table:table-cell office:value-type="float" office:value="-21.6597" calcext:value-type="float">
            <text:p>-21.6597</text:p>
          </table:table-cell>
          <table:table-cell office:value-type="float" office:value="-8.71217" calcext:value-type="float">
            <text:p>-8.71217</text:p>
          </table:table-cell>
          <table:table-cell office:value-type="float" office:value="-4.34224" calcext:value-type="float">
            <text:p>-4.34224</text:p>
          </table:table-cell>
          <table:table-cell office:value-type="float" office:value="2.0925" calcext:value-type="float">
            <text:p>2.0925</text:p>
          </table:table-cell>
          <table:table-cell table:formula="of:=SQRT([.M358]*[.M358] +[.N358]*[.N358])" office:value-type="float" office:value="4.82012494315241" calcext:value-type="float">
            <text:p>4.8201249432</text:p>
          </table:table-cell>
        </table:table-row>
        <table:table-row table:style-name="ro3">
          <table:table-cell office:value-type="float" office:value="1477010460850000" calcext:value-type="float">
            <text:p>1477010460850000</text:p>
          </table:table-cell>
          <table:table-cell office:value-type="float" office:value="-21.8398" calcext:value-type="float">
            <text:p>-21.8398</text:p>
          </table:table-cell>
          <table:table-cell office:value-type="float" office:value="-8.52586" calcext:value-type="float">
            <text:p>-8.52586</text:p>
          </table:table-cell>
          <table:table-cell office:value-type="float" office:value="4.83514" calcext:value-type="float">
            <text:p>4.83514</text:p>
          </table:table-cell>
          <table:table-cell office:value-type="float" office:value="2.6523" calcext:value-type="float">
            <text:p>2.6523</text:p>
          </table:table-cell>
          <table:table-cell office:value-type="float" office:value="-0.626949" calcext:value-type="float">
            <text:p>-0.626949</text:p>
          </table:table-cell>
          <table:table-cell office:value-type="string" calcext:value-type="string">
            <text:p>radar</text:p>
          </table:table-cell>
          <table:table-cell office:value-type="float" office:value="6.04367" calcext:value-type="float">
            <text:p>6.04367</text:p>
          </table:table-cell>
          <table:table-cell office:value-type="float" office:value="-21.9514" calcext:value-type="float">
            <text:p>-21.9514</text:p>
          </table:table-cell>
          <table:table-cell office:value-type="float" office:value="-7.41274" calcext:value-type="float">
            <text:p>-7.41274</text:p>
          </table:table-cell>
          <table:table-cell office:value-type="float" office:value="-21.8754" calcext:value-type="float">
            <text:p>-21.8754</text:p>
          </table:table-cell>
          <table:table-cell office:value-type="float" office:value="-8.60465" calcext:value-type="float">
            <text:p>-8.60465</text:p>
          </table:table-cell>
          <table:table-cell office:value-type="float" office:value="-4.2827" calcext:value-type="float">
            <text:p>-4.2827</text:p>
          </table:table-cell>
          <table:table-cell office:value-type="float" office:value="2.20712" calcext:value-type="float">
            <text:p>2.20712</text:p>
          </table:table-cell>
          <table:table-cell table:formula="of:=SQRT([.M359]*[.M359] +[.N359]*[.N359])" office:value-type="float" office:value="4.81797654460874" calcext:value-type="float">
            <text:p>4.8179765446</text:p>
          </table:table-cell>
        </table:table-row>
        <table:table-row table:style-name="ro3">
          <table:table-cell office:value-type="float" office:value="1477010460900000" calcext:value-type="float">
            <text:p>1477010460900000</text:p>
          </table:table-cell>
          <table:table-cell office:value-type="float" office:value="-22.043" calcext:value-type="float">
            <text:p>-22.043</text:p>
          </table:table-cell>
          <table:table-cell office:value-type="float" office:value="-8.45186" calcext:value-type="float">
            <text:p>-8.45186</text:p>
          </table:table-cell>
          <table:table-cell office:value-type="float" office:value="4.81214" calcext:value-type="float">
            <text:p>4.81214</text:p>
          </table:table-cell>
          <table:table-cell office:value-type="float" office:value="2.6382" calcext:value-type="float">
            <text:p>2.6382</text:p>
          </table:table-cell>
          <table:table-cell office:value-type="float" office:value="-0.606754" calcext:value-type="float">
            <text:p>-0.606754</text:p>
          </table:table-cell>
          <table:table-cell office:value-type="string" calcext:value-type="string">
            <text:p>lidar</text:p>
          </table:table-cell>
          <table:table-cell office:value-type="float" office:value="1.05901" calcext:value-type="float">
            <text:p>1.05901</text:p>
          </table:table-cell>
          <table:table-cell office:value-type="float" office:value="-21.9793" calcext:value-type="float">
            <text:p>-21.9793</text:p>
          </table:table-cell>
          <table:table-cell office:value-type="float" office:value="-8.57089" calcext:value-type="float">
            <text:p>-8.57089</text:p>
          </table:table-cell>
          <table:table-cell office:value-type="float" office:value="-22.0881" calcext:value-type="float">
            <text:p>-22.0881</text:p>
          </table:table-cell>
          <table:table-cell office:value-type="float" office:value="-8.49143" calcext:value-type="float">
            <text:p>-8.49143</text:p>
          </table:table-cell>
          <table:table-cell office:value-type="float" office:value="-4.22007" calcext:value-type="float">
            <text:p>-4.22007</text:p>
          </table:table-cell>
          <table:table-cell office:value-type="float" office:value="2.32043" calcext:value-type="float">
            <text:p>2.32043</text:p>
          </table:table-cell>
          <table:table-cell table:formula="of:=SQRT([.M360]*[.M360] +[.N360]*[.N360])" office:value-type="float" office:value="4.81595122377709" calcext:value-type="float">
            <text:p>4.8159512238</text:p>
          </table:table-cell>
        </table:table-row>
        <table:table-row table:style-name="ro3">
          <table:table-cell office:value-type="float" office:value="1477010460950000" calcext:value-type="float">
            <text:p>1477010460950000</text:p>
          </table:table-cell>
          <table:table-cell office:value-type="float" office:value="-22.2556" calcext:value-type="float">
            <text:p>-22.2556</text:p>
          </table:table-cell>
          <table:table-cell office:value-type="float" office:value="-8.34106" calcext:value-type="float">
            <text:p>-8.34106</text:p>
          </table:table-cell>
          <table:table-cell office:value-type="float" office:value="4.81261" calcext:value-type="float">
            <text:p>4.81261</text:p>
          </table:table-cell>
          <table:table-cell office:value-type="float" office:value="2.63016" calcext:value-type="float">
            <text:p>2.63016</text:p>
          </table:table-cell>
          <table:table-cell office:value-type="float" office:value="-0.538799" calcext:value-type="float">
            <text:p>-0.538799</text:p>
          </table:table-cell>
          <table:table-cell office:value-type="string" calcext:value-type="string">
            <text:p>radar</text:p>
          </table:table-cell>
          <table:table-cell office:value-type="float" office:value="2.15816" calcext:value-type="float">
            <text:p>2.15816</text:p>
          </table:table-cell>
          <table:table-cell office:value-type="float" office:value="-22.1914" calcext:value-type="float">
            <text:p>-22.1914</text:p>
          </table:table-cell>
          <table:table-cell office:value-type="float" office:value="-7.70392" calcext:value-type="float">
            <text:p>-7.70392</text:p>
          </table:table-cell>
          <table:table-cell office:value-type="float" office:value="-22.2975" calcext:value-type="float">
            <text:p>-22.2975</text:p>
          </table:table-cell>
          <table:table-cell office:value-type="float" office:value="-8.37258" calcext:value-type="float">
            <text:p>-8.37258</text:p>
          </table:table-cell>
          <table:table-cell office:value-type="float" office:value="-4.15437" calcext:value-type="float">
            <text:p>-4.15437</text:p>
          </table:table-cell>
          <table:table-cell office:value-type="float" office:value="2.43232" calcext:value-type="float">
            <text:p>2.43232</text:p>
          </table:table-cell>
          <table:table-cell table:formula="of:=SQRT([.M361]*[.M361] +[.N361]*[.N361])" office:value-type="float" office:value="4.81403891543265" calcext:value-type="float">
            <text:p>4.8140389154</text:p>
          </table:table-cell>
        </table:table-row>
        <table:table-row table:style-name="ro3">
          <table:table-cell office:value-type="float" office:value="1477010461000000" calcext:value-type="float">
            <text:p>1477010461000000</text:p>
          </table:table-cell>
          <table:table-cell office:value-type="float" office:value="-22.4801" calcext:value-type="float">
            <text:p>-22.4801</text:p>
          </table:table-cell>
          <table:table-cell office:value-type="float" office:value="-8.2558" calcext:value-type="float">
            <text:p>-8.2558</text:p>
          </table:table-cell>
          <table:table-cell office:value-type="float" office:value="4.81091" calcext:value-type="float">
            <text:p>4.81091</text:p>
          </table:table-cell>
          <table:table-cell office:value-type="float" office:value="2.62154" calcext:value-type="float">
            <text:p>2.62154</text:p>
          </table:table-cell>
          <table:table-cell office:value-type="float" office:value="-0.514701" calcext:value-type="float">
            <text:p>-0.514701</text:p>
          </table:table-cell>
          <table:table-cell office:value-type="string" calcext:value-type="string">
            <text:p>lidar</text:p>
          </table:table-cell>
          <table:table-cell office:value-type="float" office:value="1.12586" calcext:value-type="float">
            <text:p>1.12586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8.35296" calcext:value-type="float">
            <text:p>-8.35296</text:p>
          </table:table-cell>
          <table:table-cell office:value-type="float" office:value="-22.5035" calcext:value-type="float">
            <text:p>-22.5035</text:p>
          </table:table-cell>
          <table:table-cell office:value-type="float" office:value="-8.24817" calcext:value-type="float">
            <text:p>-8.24817</text:p>
          </table:table-cell>
          <table:table-cell office:value-type="float" office:value="-4.08564" calcext:value-type="float">
            <text:p>-4.08564</text:p>
          </table:table-cell>
          <table:table-cell office:value-type="float" office:value="2.5427" calcext:value-type="float">
            <text:p>2.5427</text:p>
          </table:table-cell>
          <table:table-cell table:formula="of:=SQRT([.M362]*[.M362] +[.N362]*[.N362])" office:value-type="float" office:value="4.81225285075504" calcext:value-type="float">
            <text:p>4.8122528508</text:p>
          </table:table-cell>
        </table:table-row>
        <table:table-row table:style-name="ro3">
          <table:table-cell office:value-type="float" office:value="1477010461050000" calcext:value-type="float">
            <text:p>1477010461050000</text:p>
          </table:table-cell>
          <table:table-cell office:value-type="float" office:value="-22.6752" calcext:value-type="float">
            <text:p>-22.6752</text:p>
          </table:table-cell>
          <table:table-cell office:value-type="float" office:value="-8.12708" calcext:value-type="float">
            <text:p>-8.12708</text:p>
          </table:table-cell>
          <table:table-cell office:value-type="float" office:value="4.80437" calcext:value-type="float">
            <text:p>4.80437</text:p>
          </table:table-cell>
          <table:table-cell office:value-type="float" office:value="2.58399" calcext:value-type="float">
            <text:p>2.58399</text:p>
          </table:table-cell>
          <table:table-cell office:value-type="float" office:value="-0.545125" calcext:value-type="float">
            <text:p>-0.545125</text:p>
          </table:table-cell>
          <table:table-cell office:value-type="string" calcext:value-type="string">
            <text:p>radar</text:p>
          </table:table-cell>
          <table:table-cell office:value-type="float" office:value="1.04371" calcext:value-type="float">
            <text:p>1.04371</text:p>
          </table:table-cell>
          <table:table-cell office:value-type="float" office:value="-22.3177" calcext:value-type="float">
            <text:p>-22.3177</text:p>
          </table:table-cell>
          <table:table-cell office:value-type="float" office:value="-8.57758" calcext:value-type="float">
            <text:p>-8.57758</text:p>
          </table:table-cell>
          <table:table-cell office:value-type="float" office:value="-22.7061" calcext:value-type="float">
            <text:p>-22.7061</text:p>
          </table:table-cell>
          <table:table-cell office:value-type="float" office:value="-8.11829" calcext:value-type="float">
            <text:p>-8.11829</text:p>
          </table:table-cell>
          <table:table-cell office:value-type="float" office:value="-4.01391" calcext:value-type="float">
            <text:p>-4.01391</text:p>
          </table:table-cell>
          <table:table-cell office:value-type="float" office:value="2.65145" calcext:value-type="float">
            <text:p>2.65145</text:p>
          </table:table-cell>
          <table:table-cell table:formula="of:=SQRT([.M363]*[.M363] +[.N363]*[.N363])" office:value-type="float" office:value="4.81057798924412" calcext:value-type="float">
            <text:p>4.8105779892</text:p>
          </table:table-cell>
        </table:table-row>
        <table:table-row table:style-name="ro3">
          <table:table-cell office:value-type="float" office:value="1477010461100000" calcext:value-type="float">
            <text:p>1477010461100000</text:p>
          </table:table-cell>
          <table:table-cell office:value-type="float" office:value="-22.8869" calcext:value-type="float">
            <text:p>-22.8869</text:p>
          </table:table-cell>
          <table:table-cell office:value-type="float" office:value="-7.91724" calcext:value-type="float">
            <text:p>-7.91724</text:p>
          </table:table-cell>
          <table:table-cell office:value-type="float" office:value="4.8487" calcext:value-type="float">
            <text:p>4.8487</text:p>
          </table:table-cell>
          <table:table-cell office:value-type="float" office:value="2.52686" calcext:value-type="float">
            <text:p>2.52686</text:p>
          </table:table-cell>
          <table:table-cell office:value-type="float" office:value="-0.577717" calcext:value-type="float">
            <text:p>-0.577717</text:p>
          </table:table-cell>
          <table:table-cell office:value-type="string" calcext:value-type="string">
            <text:p>lidar</text:p>
          </table:table-cell>
          <table:table-cell office:value-type="float" office:value="4.01672" calcext:value-type="float">
            <text:p>4.01672</text:p>
          </table:table-cell>
          <table:table-cell office:value-type="float" office:value="-22.9861" calcext:value-type="float">
            <text:p>-22.9861</text:p>
          </table:table-cell>
          <table:table-cell office:value-type="float" office:value="-7.6724" calcext:value-type="float">
            <text:p>-7.6724</text:p>
          </table:table-cell>
          <table:table-cell office:value-type="float" office:value="-22.9049" calcext:value-type="float">
            <text:p>-22.9049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-3.93923" calcext:value-type="float">
            <text:p>-3.93923</text:p>
          </table:table-cell>
          <table:table-cell office:value-type="float" office:value="2.75848" calcext:value-type="float">
            <text:p>2.75848</text:p>
          </table:table-cell>
          <table:table-cell table:formula="of:=SQRT([.M364]*[.M364] +[.N364]*[.N364])" office:value-type="float" office:value="4.80902743840166" calcext:value-type="float">
            <text:p>4.8090274384</text:p>
          </table:table-cell>
        </table:table-row>
        <table:table-row table:style-name="ro3">
          <table:table-cell office:value-type="float" office:value="1477010461150000" calcext:value-type="float">
            <text:p>1477010461150000</text:p>
          </table:table-cell>
          <table:table-cell office:value-type="float" office:value="-23.0773" calcext:value-type="float">
            <text:p>-23.0773</text:p>
          </table:table-cell>
          <table:table-cell office:value-type="float" office:value="-7.76297" calcext:value-type="float">
            <text:p>-7.76297</text:p>
          </table:table-cell>
          <table:table-cell office:value-type="float" office:value="4.85038" calcext:value-type="float">
            <text:p>4.85038</text:p>
          </table:table-cell>
          <table:table-cell office:value-type="float" office:value="2.46951" calcext:value-type="float">
            <text:p>2.46951</text:p>
          </table:table-cell>
          <table:table-cell office:value-type="float" office:value="-0.664092" calcext:value-type="float">
            <text:p>-0.664092</text:p>
          </table:table-cell>
          <table:table-cell office:value-type="string" calcext:value-type="string">
            <text:p>radar</text:p>
          </table:table-cell>
          <table:table-cell office:value-type="float" office:value="2.86034" calcext:value-type="float">
            <text:p>2.86034</text:p>
          </table:table-cell>
          <table:table-cell office:value-type="float" office:value="-23.2693" calcext:value-type="float">
            <text:p>-23.2693</text:p>
          </table:table-cell>
          <table:table-cell office:value-type="float" office:value="-8.32031" calcext:value-type="float">
            <text:p>-8.32031</text:p>
          </table:table-cell>
          <table:table-cell office:value-type="float" office:value="-23.1" calcext:value-type="float">
            <text:p>-23.1</text:p>
          </table:table-cell>
          <table:table-cell office:value-type="float" office:value="-7.84243" calcext:value-type="float">
            <text:p>-7.84243</text:p>
          </table:table-cell>
          <table:table-cell office:value-type="float" office:value="-3.86163" calcext:value-type="float">
            <text:p>-3.86163</text:p>
          </table:table-cell>
          <table:table-cell office:value-type="float" office:value="2.8637" calcext:value-type="float">
            <text:p>2.8637</text:p>
          </table:table-cell>
          <table:table-cell table:formula="of:=SQRT([.M365]*[.M365] +[.N365]*[.N365])" office:value-type="float" office:value="4.80759440332689" calcext:value-type="float">
            <text:p>4.8075944033</text:p>
          </table:table-cell>
        </table:table-row>
        <table:table-row table:style-name="ro3">
          <table:table-cell office:value-type="float" office:value="1477010461200000" calcext:value-type="float">
            <text:p>1477010461200000</text:p>
          </table:table-cell>
          <table:table-cell office:value-type="float" office:value="-23.2916" calcext:value-type="float">
            <text:p>-23.2916</text:p>
          </table:table-cell>
          <table:table-cell office:value-type="float" office:value="-7.60198" calcext:value-type="float">
            <text:p>-7.60198</text:p>
          </table:table-cell>
          <table:table-cell office:value-type="float" office:value="4.87432" calcext:value-type="float">
            <text:p>4.87432</text:p>
          </table:table-cell>
          <table:table-cell office:value-type="float" office:value="2.44075" calcext:value-type="float">
            <text:p>2.44075</text:p>
          </table:table-cell>
          <table:table-cell office:value-type="float" office:value="-0.654063" calcext:value-type="float">
            <text:p>-0.654063</text:p>
          </table:table-cell>
          <table:table-cell office:value-type="string" calcext:value-type="string">
            <text:p>lidar</text:p>
          </table:table-cell>
          <table:table-cell office:value-type="float" office:value="1.83572" calcext:value-type="float">
            <text:p>1.83572</text:p>
          </table:table-cell>
          <table:table-cell office:value-type="float" office:value="-23.4777" calcext:value-type="float">
            <text:p>-23.4777</text:p>
          </table:table-cell>
          <table:table-cell office:value-type="float" office:value="-7.56583" calcext:value-type="float">
            <text:p>-7.56583</text:p>
          </table:table-cell>
          <table:table-cell office:value-type="float" office:value="-23.2911" calcext:value-type="float">
            <text:p>-23.2911</text:p>
          </table:table-cell>
          <table:table-cell office:value-type="float" office:value="-7.69663" calcext:value-type="float">
            <text:p>-7.69663</text:p>
          </table:table-cell>
          <table:table-cell office:value-type="float" office:value="-3.78118" calcext:value-type="float">
            <text:p>-3.78118</text:p>
          </table:table-cell>
          <table:table-cell office:value-type="float" office:value="2.967" calcext:value-type="float">
            <text:p>2.967</text:p>
          </table:table-cell>
          <table:table-cell table:formula="of:=SQRT([.M366]*[.M366] +[.N366]*[.N366])" office:value-type="float" office:value="4.80628871296763" calcext:value-type="float">
            <text:p>4.806288713</text:p>
          </table:table-cell>
        </table:table-row>
        <table:table-row table:style-name="ro3">
          <table:table-cell office:value-type="float" office:value="1477010461250000" calcext:value-type="float">
            <text:p>1477010461250000</text:p>
          </table:table-cell>
          <table:table-cell office:value-type="float" office:value="-23.4947" calcext:value-type="float">
            <text:p>-23.4947</text:p>
          </table:table-cell>
          <table:table-cell office:value-type="float" office:value="-7.46672" calcext:value-type="float">
            <text:p>-7.46672</text:p>
          </table:table-cell>
          <table:table-cell office:value-type="float" office:value="4.87449" calcext:value-type="float">
            <text:p>4.87449</text:p>
          </table:table-cell>
          <table:table-cell office:value-type="float" office:value="2.45204" calcext:value-type="float">
            <text:p>2.45204</text:p>
          </table:table-cell>
          <table:table-cell office:value-type="float" office:value="-0.53101" calcext:value-type="float">
            <text:p>-0.53101</text:p>
          </table:table-cell>
          <table:table-cell office:value-type="string" calcext:value-type="string">
            <text:p>radar</text:p>
          </table:table-cell>
          <table:table-cell office:value-type="float" office:value="2.26398" calcext:value-type="float">
            <text:p>2.26398</text:p>
          </table:table-cell>
          <table:table-cell office:value-type="float" office:value="-23.473" calcext:value-type="float">
            <text:p>-23.473</text:p>
          </table:table-cell>
          <table:table-cell office:value-type="float" office:value="-7.02103" calcext:value-type="float">
            <text:p>-7.02103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-7.54572" calcext:value-type="float">
            <text:p>-7.54572</text:p>
          </table:table-cell>
          <table:table-cell office:value-type="float" office:value="-3.69792" calcext:value-type="float">
            <text:p>-3.69792</text:p>
          </table:table-cell>
          <table:table-cell office:value-type="float" office:value="3.06828" calcext:value-type="float">
            <text:p>3.06828</text:p>
          </table:table-cell>
          <table:table-cell table:formula="of:=SQRT([.M367]*[.M367] +[.N367]*[.N367])" office:value-type="float" office:value="4.80509671960929" calcext:value-type="float">
            <text:p>4.8050967196</text:p>
          </table:table-cell>
        </table:table-row>
        <table:table-row table:style-name="ro3">
          <table:table-cell office:value-type="float" office:value="1477010461300000" calcext:value-type="float">
            <text:p>1477010461300000</text:p>
          </table:table-cell>
          <table:table-cell office:value-type="float" office:value="-23.6627" calcext:value-type="float">
            <text:p>-23.6627</text:p>
          </table:table-cell>
          <table:table-cell office:value-type="float" office:value="-7.31875" calcext:value-type="float">
            <text:p>-7.31875</text:p>
          </table:table-cell>
          <table:table-cell office:value-type="float" office:value="4.85664" calcext:value-type="float">
            <text:p>4.85664</text:p>
          </table:table-cell>
          <table:table-cell office:value-type="float" office:value="2.42389" calcext:value-type="float">
            <text:p>2.42389</text:p>
          </table:table-cell>
          <table:table-cell office:value-type="float" office:value="-0.536271" calcext:value-type="float">
            <text:p>-0.536271</text:p>
          </table:table-cell>
          <table:table-cell office:value-type="string" calcext:value-type="string">
            <text:p>lidar</text:p>
          </table:table-cell>
          <table:table-cell office:value-type="float" office:value="0.852662" calcext:value-type="float">
            <text:p>0.852662</text:p>
          </table:table-cell>
          <table:table-cell office:value-type="float" office:value="-23.5408" calcext:value-type="float">
            <text:p>-23.5408</text:p>
          </table:table-cell>
          <table:table-cell office:value-type="float" office:value="-7.36069" calcext:value-type="float">
            <text:p>-7.36069</text:p>
          </table:table-cell>
          <table:table-cell office:value-type="float" office:value="-23.6609" calcext:value-type="float">
            <text:p>-23.6609</text:p>
          </table:table-cell>
          <table:table-cell office:value-type="float" office:value="-7.3898" calcext:value-type="float">
            <text:p>-7.3898</text:p>
          </table:table-cell>
          <table:table-cell office:value-type="float" office:value="-3.61191" calcext:value-type="float">
            <text:p>-3.61191</text:p>
          </table:table-cell>
          <table:table-cell office:value-type="float" office:value="3.16746" calcext:value-type="float">
            <text:p>3.16746</text:p>
          </table:table-cell>
          <table:table-cell table:formula="of:=SQRT([.M368]*[.M368] +[.N368]*[.N368])" office:value-type="float" office:value="4.80402921511724" calcext:value-type="float">
            <text:p>4.8040292151</text:p>
          </table:table-cell>
        </table:table-row>
        <table:table-row table:style-name="ro3">
          <table:table-cell office:value-type="float" office:value="1477010461350000" calcext:value-type="float">
            <text:p>1477010461350000</text:p>
          </table:table-cell>
          <table:table-cell office:value-type="float" office:value="-23.8533" calcext:value-type="float">
            <text:p>-23.8533</text:p>
          </table:table-cell>
          <table:table-cell office:value-type="float" office:value="-7.16119" calcext:value-type="float">
            <text:p>-7.16119</text:p>
          </table:table-cell>
          <table:table-cell office:value-type="float" office:value="4.86105" calcext:value-type="float">
            <text:p>4.86105</text:p>
          </table:table-cell>
          <table:table-cell office:value-type="float" office:value="2.41106" calcext:value-type="float">
            <text:p>2.41106</text:p>
          </table:table-cell>
          <table:table-cell office:value-type="float" office:value="-0.495664" calcext:value-type="float">
            <text:p>-0.495664</text:p>
          </table:table-cell>
          <table:table-cell office:value-type="string" calcext:value-type="string">
            <text:p>radar</text:p>
          </table:table-cell>
          <table:table-cell office:value-type="float" office:value="0.90028" calcext:value-type="float">
            <text:p>0.90028</text:p>
          </table:table-cell>
          <table:table-cell office:value-type="float" office:value="-24.0505" calcext:value-type="float">
            <text:p>-24.0505</text:p>
          </table:table-cell>
          <table:table-cell office:value-type="float" office:value="-6.56968" calcext:value-type="float">
            <text:p>-6.56968</text:p>
          </table:table-cell>
          <table:table-cell office:value-type="float" office:value="-23.8393" calcext:value-type="float">
            <text:p>-23.8393</text:p>
          </table:table-cell>
          <table:table-cell office:value-type="float" office:value="-7.22897" calcext:value-type="float">
            <text:p>-7.22897</text:p>
          </table:table-cell>
          <table:table-cell office:value-type="float" office:value="-3.52321" calcext:value-type="float">
            <text:p>-3.52321</text:p>
          </table:table-cell>
          <table:table-cell office:value-type="float" office:value="3.26445" calcext:value-type="float">
            <text:p>3.26445</text:p>
          </table:table-cell>
          <table:table-cell table:formula="of:=SQRT([.M369]*[.M369] +[.N369]*[.N369])" office:value-type="float" office:value="4.80308676858955" calcext:value-type="float">
            <text:p>4.8030867686</text:p>
          </table:table-cell>
        </table:table-row>
        <table:table-row table:style-name="ro3">
          <table:table-cell office:value-type="float" office:value="1477010461400000" calcext:value-type="float">
            <text:p>1477010461400000</text:p>
          </table:table-cell>
          <table:table-cell office:value-type="float" office:value="-24.0245" calcext:value-type="float">
            <text:p>-24.0245</text:p>
          </table:table-cell>
          <table:table-cell office:value-type="float" office:value="-7.05468" calcext:value-type="float">
            <text:p>-7.05468</text:p>
          </table:table-cell>
          <table:table-cell office:value-type="float" office:value="4.82281" calcext:value-type="float">
            <text:p>4.82281</text:p>
          </table:table-cell>
          <table:table-cell office:value-type="float" office:value="2.40313" calcext:value-type="float">
            <text:p>2.40313</text:p>
          </table:table-cell>
          <table:table-cell office:value-type="float" office:value="-0.480756" calcext:value-type="float">
            <text:p>-0.480756</text:p>
          </table:table-cell>
          <table:table-cell office:value-type="string" calcext:value-type="string">
            <text:p>lidar</text:p>
          </table:table-cell>
          <table:table-cell office:value-type="float" office:value="2.79441" calcext:value-type="float">
            <text:p>2.79441</text:p>
          </table:table-cell>
          <table:table-cell office:value-type="float" office:value="-23.9384" calcext:value-type="float">
            <text:p>-23.9384</text:p>
          </table:table-cell>
          <table:table-cell office:value-type="float" office:value="-7.26171" calcext:value-type="float">
            <text:p>-7.26171</text:p>
          </table:table-cell>
          <table:table-cell office:value-type="float" office:value="-24.0132" calcext:value-type="float">
            <text:p>-24.0132</text:p>
          </table:table-cell>
          <table:table-cell office:value-type="float" office:value="-7.06336" calcext:value-type="float">
            <text:p>-7.06336</text:p>
          </table:table-cell>
          <table:table-cell office:value-type="float" office:value="-3.43189" calcext:value-type="float">
            <text:p>-3.43189</text:p>
          </table:table-cell>
          <table:table-cell office:value-type="float" office:value="3.35916" calcext:value-type="float">
            <text:p>3.35916</text:p>
          </table:table-cell>
          <table:table-cell table:formula="of:=SQRT([.M370]*[.M370] +[.N370]*[.N370])" office:value-type="float" office:value="4.802272886634" calcext:value-type="float">
            <text:p>4.8022728866</text:p>
          </table:table-cell>
        </table:table-row>
        <table:table-row table:style-name="ro3">
          <table:table-cell office:value-type="float" office:value="1477010461450000" calcext:value-type="float">
            <text:p>1477010461450000</text:p>
          </table:table-cell>
          <table:table-cell office:value-type="float" office:value="-24.1898" calcext:value-type="float">
            <text:p>-24.1898</text:p>
          </table:table-cell>
          <table:table-cell office:value-type="float" office:value="-6.87104" calcext:value-type="float">
            <text:p>-6.87104</text:p>
          </table:table-cell>
          <table:table-cell office:value-type="float" office:value="4.82703" calcext:value-type="float">
            <text:p>4.82703</text:p>
          </table:table-cell>
          <table:table-cell office:value-type="float" office:value="2.36049" calcext:value-type="float">
            <text:p>2.36049</text:p>
          </table:table-cell>
          <table:table-cell office:value-type="float" office:value="-0.524794" calcext:value-type="float">
            <text:p>-0.524794</text:p>
          </table:table-cell>
          <table:table-cell office:value-type="string" calcext:value-type="string">
            <text:p>radar</text:p>
          </table:table-cell>
          <table:table-cell office:value-type="float" office:value="1.84222" calcext:value-type="float">
            <text:p>1.84222</text:p>
          </table:table-cell>
          <table:table-cell office:value-type="float" office:value="-24.3577" calcext:value-type="float">
            <text:p>-24.3577</text:p>
          </table:table-cell>
          <table:table-cell office:value-type="float" office:value="-5.94086" calcext:value-type="float">
            <text:p>-5.94086</text:p>
          </table:table-cell>
          <table:table-cell office:value-type="float" office:value="-24.1825" calcext:value-type="float">
            <text:p>-24.1825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-3.33801" calcext:value-type="float">
            <text:p>-3.33801</text:p>
          </table:table-cell>
          <table:table-cell office:value-type="float" office:value="3.45149" calcext:value-type="float">
            <text:p>3.45149</text:p>
          </table:table-cell>
          <table:table-cell table:formula="of:=SQRT([.M371]*[.M371] +[.N371]*[.N371])" office:value-type="float" office:value="4.80157203217863" calcext:value-type="float">
            <text:p>4.8015720322</text:p>
          </table:table-cell>
        </table:table-row>
        <table:table-row table:style-name="ro3">
          <table:table-cell office:value-type="float" office:value="1477010461500000" calcext:value-type="float">
            <text:p>1477010461500000</text:p>
          </table:table-cell>
          <table:table-cell office:value-type="float" office:value="-24.3393" calcext:value-type="float">
            <text:p>-24.3393</text:p>
          </table:table-cell>
          <table:table-cell office:value-type="float" office:value="-6.63886" calcext:value-type="float">
            <text:p>-6.63886</text:p>
          </table:table-cell>
          <table:table-cell office:value-type="float" office:value="4.85024" calcext:value-type="float">
            <text:p>4.85024</text:p>
          </table:table-cell>
          <table:table-cell office:value-type="float" office:value="2.3093" calcext:value-type="float">
            <text:p>2.3093</text:p>
          </table:table-cell>
          <table:table-cell office:value-type="float" office:value="-0.55332" calcext:value-type="float">
            <text:p>-0.55332</text:p>
          </table:table-cell>
          <table:table-cell office:value-type="string" calcext:value-type="string">
            <text:p>lidar</text:p>
          </table:table-cell>
          <table:table-cell office:value-type="float" office:value="2.75735" calcext:value-type="float">
            <text:p>2.75735</text:p>
          </table:table-cell>
          <table:table-cell office:value-type="float" office:value="-24.2574" calcext:value-type="float">
            <text:p>-24.2574</text:p>
          </table:table-cell>
          <table:table-cell office:value-type="float" office:value="-6.4352" calcext:value-type="float">
            <text:p>-6.4352</text:p>
          </table:table-cell>
          <table:table-cell office:value-type="float" office:value="-24.347" calcext:value-type="float">
            <text:p>-24.347</text:p>
          </table:table-cell>
          <table:table-cell office:value-type="float" office:value="-6.71823" calcext:value-type="float">
            <text:p>-6.71823</text:p>
          </table:table-cell>
          <table:table-cell office:value-type="float" office:value="-3.24166" calcext:value-type="float">
            <text:p>-3.24166</text:p>
          </table:table-cell>
          <table:table-cell office:value-type="float" office:value="3.54138" calcext:value-type="float">
            <text:p>3.54138</text:p>
          </table:table-cell>
          <table:table-cell table:formula="of:=SQRT([.M372]*[.M372] +[.N372]*[.N372])" office:value-type="float" office:value="4.80101362839141" calcext:value-type="float">
            <text:p>4.8010136284</text:p>
          </table:table-cell>
        </table:table-row>
        <table:table-row table:style-name="ro3">
          <table:table-cell office:value-type="float" office:value="1477010461550000" calcext:value-type="float">
            <text:p>1477010461550000</text:p>
          </table:table-cell>
          <table:table-cell office:value-type="float" office:value="-24.506" calcext:value-type="float">
            <text:p>-24.506</text:p>
          </table:table-cell>
          <table:table-cell office:value-type="float" office:value="-6.4624" calcext:value-type="float">
            <text:p>-6.4624</text:p>
          </table:table-cell>
          <table:table-cell office:value-type="float" office:value="4.85203" calcext:value-type="float">
            <text:p>4.85203</text:p>
          </table:table-cell>
          <table:table-cell office:value-type="float" office:value="2.27272" calcext:value-type="float">
            <text:p>2.27272</text:p>
          </table:table-cell>
          <table:table-cell office:value-type="float" office:value="-0.592936" calcext:value-type="float">
            <text:p>-0.592936</text:p>
          </table:table-cell>
          <table:table-cell office:value-type="string" calcext:value-type="string">
            <text:p>radar</text:p>
          </table:table-cell>
          <table:table-cell office:value-type="float" office:value="3.39244" calcext:value-type="float">
            <text:p>3.39244</text:p>
          </table:table-cell>
          <table:table-cell office:value-type="float" office:value="-24.788" calcext:value-type="float">
            <text:p>-24.788</text:p>
          </table:table-cell>
          <table:table-cell office:value-type="float" office:value="-7.18367" calcext:value-type="float">
            <text:p>-7.18367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-6.53896" calcext:value-type="float">
            <text:p>-6.53896</text:p>
          </table:table-cell>
          <table:table-cell office:value-type="float" office:value="-3.14289" calcext:value-type="float">
            <text:p>-3.14289</text:p>
          </table:table-cell>
          <table:table-cell office:value-type="float" office:value="3.62873" calcext:value-type="float">
            <text:p>3.62873</text:p>
          </table:table-cell>
          <table:table-cell table:formula="of:=SQRT([.M373]*[.M373] +[.N373]*[.N373])" office:value-type="float" office:value="4.80056652542177" calcext:value-type="float">
            <text:p>4.8005665254</text:p>
          </table:table-cell>
        </table:table-row>
        <table:table-row table:style-name="ro3">
          <table:table-cell office:value-type="float" office:value="1477010461600000" calcext:value-type="float">
            <text:p>1477010461600000</text:p>
          </table:table-cell>
          <table:table-cell office:value-type="float" office:value="-24.613" calcext:value-type="float">
            <text:p>-24.613</text:p>
          </table:table-cell>
          <table:table-cell office:value-type="float" office:value="-6.30189" calcext:value-type="float">
            <text:p>-6.30189</text:p>
          </table:table-cell>
          <table:table-cell office:value-type="float" office:value="4.80499" calcext:value-type="float">
            <text:p>4.80499</text:p>
          </table:table-cell>
          <table:table-cell office:value-type="float" office:value="2.23644" calcext:value-type="float">
            <text:p>2.23644</text:p>
          </table:table-cell>
          <table:table-cell office:value-type="float" office:value="-0.608951" calcext:value-type="float">
            <text:p>-0.608951</text:p>
          </table:table-cell>
          <table:table-cell office:value-type="string" calcext:value-type="string">
            <text:p>lidar</text:p>
          </table:table-cell>
          <table:table-cell office:value-type="float" office:value="5.96596" calcext:value-type="float">
            <text:p>5.96596</text:p>
          </table:table-cell>
          <table:table-cell office:value-type="float" office:value="-24.3008" calcext:value-type="float">
            <text:p>-24.3008</text:p>
          </table:table-cell>
          <table:table-cell office:value-type="float" office:value="-6.43799" calcext:value-type="float">
            <text:p>-6.43799</text:p>
          </table:table-cell>
          <table:table-cell office:value-type="float" office:value="-24.6612" calcext:value-type="float">
            <text:p>-24.6612</text:p>
          </table:table-cell>
          <table:table-cell office:value-type="float" office:value="-6.35538" calcext:value-type="float">
            <text:p>-6.35538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3.71347" calcext:value-type="float">
            <text:p>3.71347</text:p>
          </table:table-cell>
          <table:table-cell table:formula="of:=SQRT([.M374]*[.M374] +[.N374]*[.N374])" office:value-type="float" office:value="4.80025068938071" calcext:value-type="float">
            <text:p>4.8002506894</text:p>
          </table:table-cell>
        </table:table-row>
        <table:table-row table:style-name="ro3">
          <table:table-cell office:value-type="float" office:value="1477010461650000" calcext:value-type="float">
            <text:p>1477010461650000</text:p>
          </table:table-cell>
          <table:table-cell office:value-type="float" office:value="-24.7551" calcext:value-type="float">
            <text:p>-24.7551</text:p>
          </table:table-cell>
          <table:table-cell office:value-type="float" office:value="-6.1098" calcext:value-type="float">
            <text:p>-6.1098</text:p>
          </table:table-cell>
          <table:table-cell office:value-type="float" office:value="4.80351" calcext:value-type="float">
            <text:p>4.80351</text:p>
          </table:table-cell>
          <table:table-cell office:value-type="float" office:value="2.20816" calcext:value-type="float">
            <text:p>2.20816</text:p>
          </table:table-cell>
          <table:table-cell office:value-type="float" office:value="-0.598279" calcext:value-type="float">
            <text:p>-0.598279</text:p>
          </table:table-cell>
          <table:table-cell office:value-type="string" calcext:value-type="string">
            <text:p>radar</text:p>
          </table:table-cell>
          <table:table-cell office:value-type="float" office:value="0.337944" calcext:value-type="float">
            <text:p>0.337944</text:p>
          </table:table-cell>
          <table:table-cell office:value-type="float" office:value="-24.6108" calcext:value-type="float">
            <text:p>-24.6108</text:p>
          </table:table-cell>
          <table:table-cell office:value-type="float" office:value="-6.00878" calcext:value-type="float">
            <text:p>-6.00878</text:p>
          </table:table-cell>
          <table:table-cell office:value-type="float" office:value="-24.8107" calcext:value-type="float">
            <text:p>-24.8107</text:p>
          </table:table-cell>
          <table:table-cell office:value-type="float" office:value="-6.16764" calcext:value-type="float">
            <text:p>-6.16764</text:p>
          </table:table-cell>
          <table:table-cell office:value-type="float" office:value="-2.93846" calcext:value-type="float">
            <text:p>-2.93846</text:p>
          </table:table-cell>
          <table:table-cell office:value-type="float" office:value="3.79553" calcext:value-type="float">
            <text:p>3.79553</text:p>
          </table:table-cell>
          <table:table-cell table:formula="of:=SQRT([.M375]*[.M375] +[.N375]*[.N375])" office:value-type="float" office:value="4.80006199465174" calcext:value-type="float">
            <text:p>4.8000619947</text:p>
          </table:table-cell>
        </table:table-row>
        <table:table-row table:style-name="ro3">
          <table:table-cell office:value-type="float" office:value="1477010461700000" calcext:value-type="float">
            <text:p>1477010461700000</text:p>
          </table:table-cell>
          <table:table-cell office:value-type="float" office:value="-24.9308" calcext:value-type="float">
            <text:p>-24.9308</text:p>
          </table:table-cell>
          <table:table-cell office:value-type="float" office:value="-5.92127" calcext:value-type="float">
            <text:p>-5.92127</text:p>
          </table:table-cell>
          <table:table-cell office:value-type="float" office:value="4.82095" calcext:value-type="float">
            <text:p>4.82095</text:p>
          </table:table-cell>
          <table:table-cell office:value-type="float" office:value="2.1917" calcext:value-type="float">
            <text:p>2.1917</text:p>
          </table:table-cell>
          <table:table-cell office:value-type="float" office:value="-0.578428" calcext:value-type="float">
            <text:p>-0.578428</text:p>
          </table:table-cell>
          <table:table-cell office:value-type="string" calcext:value-type="string">
            <text:p>lidar</text:p>
          </table:table-cell>
          <table:table-cell office:value-type="float" office:value="2.39965" calcext:value-type="float">
            <text:p>2.39965</text:p>
          </table:table-cell>
          <table:table-cell office:value-type="float" office:value="-25.146" calcext:value-type="float">
            <text:p>-25.146</text:p>
          </table:table-cell>
          <table:table-cell office:value-type="float" office:value="-5.91902" calcext:value-type="float">
            <text:p>-5.91902</text:p>
          </table:table-cell>
          <table:table-cell office:value-type="float" office:value="-24.955" calcext:value-type="float">
            <text:p>-24.955</text:p>
          </table:table-cell>
          <table:table-cell office:value-type="float" office:value="-5.97587" calcext:value-type="float">
            <text:p>-5.97587</text:p>
          </table:table-cell>
          <table:table-cell office:value-type="float" office:value="-2.83295" calcext:value-type="float">
            <text:p>-2.83295</text:p>
          </table:table-cell>
          <table:table-cell office:value-type="float" office:value="3.87484" calcext:value-type="float">
            <text:p>3.87484</text:p>
          </table:table-cell>
          <table:table-cell table:formula="of:=SQRT([.M376]*[.M376] +[.N376]*[.N376])" office:value-type="float" office:value="4.79999903417699" calcext:value-type="float">
            <text:p>4.7999990342</text:p>
          </table:table-cell>
        </table:table-row>
        <table:table-row table:style-name="ro3">
          <table:table-cell office:value-type="float" office:value="1477010461750000" calcext:value-type="float">
            <text:p>1477010461750000</text:p>
          </table:table-cell>
          <table:table-cell office:value-type="float" office:value="-25.0617" calcext:value-type="float">
            <text:p>-25.0617</text:p>
          </table:table-cell>
          <table:table-cell office:value-type="float" office:value="-5.71653" calcext:value-type="float">
            <text:p>-5.71653</text:p>
          </table:table-cell>
          <table:table-cell office:value-type="float" office:value="4.8215" calcext:value-type="float">
            <text:p>4.8215</text:p>
          </table:table-cell>
          <table:table-cell office:value-type="float" office:value="2.1648" calcext:value-type="float">
            <text:p>2.1648</text:p>
          </table:table-cell>
          <table:table-cell office:value-type="float" office:value="-0.561766" calcext:value-type="float">
            <text:p>-0.561766</text:p>
          </table:table-cell>
          <table:table-cell office:value-type="string" calcext:value-type="string">
            <text:p>radar</text:p>
          </table:table-cell>
          <table:table-cell office:value-type="float" office:value="1.8516" calcext:value-type="float">
            <text:p>1.8516</text:p>
          </table:table-cell>
          <table:table-cell office:value-type="float" office:value="-24.8975" calcext:value-type="float">
            <text:p>-24.8975</text:p>
          </table:table-cell>
          <table:table-cell office:value-type="float" office:value="-5.02285" calcext:value-type="float">
            <text:p>-5.02285</text:p>
          </table:table-cell>
          <table:table-cell office:value-type="float" office:value="-25.094" calcext:value-type="float">
            <text:p>-25.094</text:p>
          </table:table-cell>
          <table:table-cell office:value-type="float" office:value="-5.7802" calcext:value-type="float">
            <text:p>-5.7802</text:p>
          </table:table-cell>
          <table:table-cell office:value-type="float" office:value="-2.72537" calcext:value-type="float">
            <text:p>-2.72537</text:p>
          </table:table-cell>
          <table:table-cell office:value-type="float" office:value="3.95132" calcext:value-type="float">
            <text:p>3.95132</text:p>
          </table:table-cell>
          <table:table-cell table:formula="of:=SQRT([.M377]*[.M377] +[.N377]*[.N377])" office:value-type="float" office:value="4.80005951830808" calcext:value-type="float">
            <text:p>4.8000595183</text:p>
          </table:table-cell>
        </table:table-row>
        <table:table-row table:style-name="ro3">
          <table:table-cell office:value-type="float" office:value="1477010461800000" calcext:value-type="float">
            <text:p>1477010461800000</text:p>
          </table:table-cell>
          <table:table-cell office:value-type="float" office:value="-25.1966" calcext:value-type="float">
            <text:p>-25.1966</text:p>
          </table:table-cell>
          <table:table-cell office:value-type="float" office:value="-5.54079" calcext:value-type="float">
            <text:p>-5.54079</text:p>
          </table:table-cell>
          <table:table-cell office:value-type="float" office:value="4.8051" calcext:value-type="float">
            <text:p>4.8051</text:p>
          </table:table-cell>
          <table:table-cell office:value-type="float" office:value="2.14411" calcext:value-type="float">
            <text:p>2.14411</text:p>
          </table:table-cell>
          <table:table-cell office:value-type="float" office:value="-0.555204" calcext:value-type="float">
            <text:p>-0.555204</text:p>
          </table:table-cell>
          <table:table-cell office:value-type="string" calcext:value-type="string">
            <text:p>lidar</text:p>
          </table:table-cell>
          <table:table-cell office:value-type="float" office:value="0.58847" calcext:value-type="float">
            <text:p>0.58847</text:p>
          </table:table-cell>
          <table:table-cell office:value-type="float" office:value="-25.1941" calcext:value-type="float">
            <text:p>-25.1941</text:p>
          </table:table-cell>
          <table:table-cell office:value-type="float" office:value="-5.64372" calcext:value-type="float">
            <text:p>-5.64372</text:p>
          </table:table-cell>
          <table:table-cell office:value-type="float" office:value="-25.2276" calcext:value-type="float">
            <text:p>-25.2276</text:p>
          </table:table-cell>
          <table:table-cell office:value-type="float" office:value="-5.58079" calcext:value-type="float">
            <text:p>-5.58079</text:p>
          </table:table-cell>
          <table:table-cell office:value-type="float" office:value="-2.61581" calcext:value-type="float">
            <text:p>-2.61581</text:p>
          </table:table-cell>
          <table:table-cell office:value-type="float" office:value="4.02492" calcext:value-type="float">
            <text:p>4.02492</text:p>
          </table:table-cell>
          <table:table-cell table:formula="of:=SQRT([.M378]*[.M378] +[.N378]*[.N378])" office:value-type="float" office:value="4.80025446851518" calcext:value-type="float">
            <text:p>4.8002544685</text:p>
          </table:table-cell>
        </table:table-row>
        <table:table-row table:style-name="ro3">
          <table:table-cell office:value-type="float" office:value="1477010461850000" calcext:value-type="float">
            <text:p>1477010461850000</text:p>
          </table:table-cell>
          <table:table-cell office:value-type="float" office:value="-25.3513" calcext:value-type="float">
            <text:p>-25.3513</text:p>
          </table:table-cell>
          <table:table-cell office:value-type="float" office:value="-5.35421" calcext:value-type="float">
            <text:p>-5.35421</text:p>
          </table:table-cell>
          <table:table-cell office:value-type="float" office:value="4.8065" calcext:value-type="float">
            <text:p>4.8065</text:p>
          </table:table-cell>
          <table:table-cell office:value-type="float" office:value="2.14844" calcext:value-type="float">
            <text:p>2.14844</text:p>
          </table:table-cell>
          <table:table-cell office:value-type="float" office:value="-0.471041" calcext:value-type="float">
            <text:p>-0.471041</text:p>
          </table:table-cell>
          <table:table-cell office:value-type="string" calcext:value-type="string">
            <text:p>radar</text:p>
          </table:table-cell>
          <table:table-cell office:value-type="float" office:value="1.18298" calcext:value-type="float">
            <text:p>1.18298</text:p>
          </table:table-cell>
          <table:table-cell office:value-type="float" office:value="-25.5328" calcext:value-type="float">
            <text:p>-25.5328</text:p>
          </table:table-cell>
          <table:table-cell office:value-type="float" office:value="-5.4399" calcext:value-type="float">
            <text:p>-5.4399</text:p>
          </table:table-cell>
          <table:table-cell office:value-type="float" office:value="-25.3556" calcext:value-type="float">
            <text:p>-25.3556</text:p>
          </table:table-cell>
          <table:table-cell office:value-type="float" office:value="-5.37777" calcext:value-type="float">
            <text:p>-5.37777</text:p>
          </table:table-cell>
          <table:table-cell office:value-type="float" office:value="-2.50435" calcext:value-type="float">
            <text:p>-2.50435</text:p>
          </table:table-cell>
          <table:table-cell office:value-type="float" office:value="4.09557" calcext:value-type="float">
            <text:p>4.09557</text:p>
          </table:table-cell>
          <table:table-cell table:formula="of:=SQRT([.M379]*[.M379] +[.N379]*[.N379])" office:value-type="float" office:value="4.80056898163124" calcext:value-type="float">
            <text:p>4.8005689816</text:p>
          </table:table-cell>
        </table:table-row>
        <table:table-row table:style-name="ro3">
          <table:table-cell office:value-type="float" office:value="1477010461900000" calcext:value-type="float">
            <text:p>1477010461900000</text:p>
          </table:table-cell>
          <table:table-cell office:value-type="float" office:value="-25.4923" calcext:value-type="float">
            <text:p>-25.4923</text:p>
          </table:table-cell>
          <table:table-cell office:value-type="float" office:value="-5.14395" calcext:value-type="float">
            <text:p>-5.14395</text:p>
          </table:table-cell>
          <table:table-cell office:value-type="float" office:value="4.81873" calcext:value-type="float">
            <text:p>4.81873</text:p>
          </table:table-cell>
          <table:table-cell office:value-type="float" office:value="2.12736" calcext:value-type="float">
            <text:p>2.12736</text:p>
          </table:table-cell>
          <table:table-cell office:value-type="float" office:value="-0.466127" calcext:value-type="float">
            <text:p>-0.466127</text:p>
          </table:table-cell>
          <table:table-cell office:value-type="string" calcext:value-type="string">
            <text:p>lidar</text:p>
          </table:table-cell>
          <table:table-cell office:value-type="float" office:value="0.410857" calcext:value-type="float">
            <text:p>0.410857</text:p>
          </table:table-cell>
          <table:table-cell office:value-type="float" office:value="-25.5713" calcext:value-type="float">
            <text:p>-25.5713</text:p>
          </table:table-cell>
          <table:table-cell office:value-type="float" office:value="-5.10241" calcext:value-type="float">
            <text:p>-5.10241</text:p>
          </table:table-cell>
          <table:table-cell office:value-type="float" office:value="-25.4779" calcext:value-type="float">
            <text:p>-25.4779</text:p>
          </table:table-cell>
          <table:table-cell office:value-type="float" office:value="-5.1713" calcext:value-type="float">
            <text:p>-5.1713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4.16322" calcext:value-type="float">
            <text:p>4.16322</text:p>
          </table:table-cell>
          <table:table-cell table:formula="of:=SQRT([.M380]*[.M380] +[.N380]*[.N380])" office:value-type="float" office:value="4.80101157637638" calcext:value-type="float">
            <text:p>4.8010115764</text:p>
          </table:table-cell>
        </table:table-row>
        <table:table-row table:style-name="ro3">
          <table:table-cell office:value-type="float" office:value="1477010461950000" calcext:value-type="float">
            <text:p>1477010461950000</text:p>
          </table:table-cell>
          <table:table-cell office:value-type="float" office:value="-25.6263" calcext:value-type="float">
            <text:p>-25.6263</text:p>
          </table:table-cell>
          <table:table-cell office:value-type="float" office:value="-4.95859" calcext:value-type="float">
            <text:p>-4.95859</text:p>
          </table:table-cell>
          <table:table-cell office:value-type="float" office:value="4.80705" calcext:value-type="float">
            <text:p>4.80705</text:p>
          </table:table-cell>
          <table:table-cell office:value-type="float" office:value="2.13018" calcext:value-type="float">
            <text:p>2.13018</text:p>
          </table:table-cell>
          <table:table-cell office:value-type="float" office:value="-0.391819" calcext:value-type="float">
            <text:p>-0.391819</text:p>
          </table:table-cell>
          <table:table-cell office:value-type="string" calcext:value-type="string">
            <text:p>radar</text:p>
          </table:table-cell>
          <table:table-cell office:value-type="float" office:value="6.06272" calcext:value-type="float">
            <text:p>6.06272</text:p>
          </table:table-cell>
          <table:table-cell office:value-type="float" office:value="-25.0178" calcext:value-type="float">
            <text:p>-25.0178</text:p>
          </table:table-cell>
          <table:table-cell office:value-type="float" office:value="-6.55904" calcext:value-type="float">
            <text:p>-6.55904</text:p>
          </table:table-cell>
          <table:table-cell office:value-type="float" office:value="-25.5946" calcext:value-type="float">
            <text:p>-25.5946</text:p>
          </table:table-cell>
          <table:table-cell office:value-type="float" office:value="-4.96152" calcext:value-type="float">
            <text:p>-4.96152</text:p>
          </table:table-cell>
          <table:table-cell office:value-type="float" office:value="-2.27613" calcext:value-type="float">
            <text:p>-2.27613</text:p>
          </table:table-cell>
          <table:table-cell office:value-type="float" office:value="4.22781" calcext:value-type="float">
            <text:p>4.22781</text:p>
          </table:table-cell>
          <table:table-cell table:formula="of:=SQRT([.M381]*[.M381] +[.N381]*[.N381])" office:value-type="float" office:value="4.80157736301312" calcext:value-type="float">
            <text:p>4.801577363</text:p>
          </table:table-cell>
        </table:table-row>
        <table:table-row table:style-name="ro3">
          <table:table-cell office:value-type="float" office:value="1477010462000000" calcext:value-type="float">
            <text:p>1477010462000000</text:p>
          </table:table-cell>
          <table:table-cell office:value-type="float" office:value="-25.7465" calcext:value-type="float">
            <text:p>-25.7465</text:p>
          </table:table-cell>
          <table:table-cell office:value-type="float" office:value="-4.78067" calcext:value-type="float">
            <text:p>-4.78067</text:p>
          </table:table-cell>
          <table:table-cell office:value-type="float" office:value="4.78418" calcext:value-type="float">
            <text:p>4.78418</text:p>
          </table:table-cell>
          <table:table-cell office:value-type="float" office:value="2.1148" calcext:value-type="float">
            <text:p>2.1148</text:p>
          </table:table-cell>
          <table:table-cell office:value-type="float" office:value="-0.389418" calcext:value-type="float">
            <text:p>-0.389418</text:p>
          </table:table-cell>
          <table:table-cell office:value-type="string" calcext:value-type="string">
            <text:p>lidar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-25.6952" calcext:value-type="float">
            <text:p>-25.6952</text:p>
          </table:table-cell>
          <table:table-cell office:value-type="float" office:value="-4.89995" calcext:value-type="float">
            <text:p>-4.89995</text:p>
          </table:table-cell>
          <table:table-cell office:value-type="float" office:value="-25.7055" calcext:value-type="float">
            <text:p>-25.7055</text:p>
          </table:table-cell>
          <table:table-cell office:value-type="float" office:value="-4.7486" calcext:value-type="float">
            <text:p>-4.7486</text:p>
          </table:table-cell>
          <table:table-cell office:value-type="float" office:value="-2.15956" calcext:value-type="float">
            <text:p>-2.15956</text:p>
          </table:table-cell>
          <table:table-cell office:value-type="float" office:value="4.2893" calcext:value-type="float">
            <text:p>4.2893</text:p>
          </table:table-cell>
          <table:table-cell table:formula="of:=SQRT([.M382]*[.M382] +[.N382]*[.N382])" office:value-type="float" office:value="4.80226965960888" calcext:value-type="float">
            <text:p>4.8022696596</text:p>
          </table:table-cell>
        </table:table-row>
        <table:table-row table:style-name="ro3">
          <table:table-cell office:value-type="float" office:value="1477010462050000" calcext:value-type="float">
            <text:p>1477010462050000</text:p>
          </table:table-cell>
          <table:table-cell office:value-type="float" office:value="-25.865" calcext:value-type="float">
            <text:p>-25.865</text:p>
          </table:table-cell>
          <table:table-cell office:value-type="float" office:value="-4.5727" calcext:value-type="float">
            <text:p>-4.5727</text:p>
          </table:table-cell>
          <table:table-cell office:value-type="float" office:value="4.7844" calcext:value-type="float">
            <text:p>4.7844</text:p>
          </table:table-cell>
          <table:table-cell office:value-type="float" office:value="2.09383" calcext:value-type="float">
            <text:p>2.09383</text:p>
          </table:table-cell>
          <table:table-cell office:value-type="float" office:value="-0.390978" calcext:value-type="float">
            <text:p>-0.390978</text:p>
          </table:table-cell>
          <table:table-cell office:value-type="string" calcext:value-type="string">
            <text:p>radar</text:p>
          </table:table-cell>
          <table:table-cell office:value-type="float" office:value="0.107265" calcext:value-type="float">
            <text:p>0.107265</text:p>
          </table:table-cell>
          <table:table-cell office:value-type="float" office:value="-25.8162" calcext:value-type="float">
            <text:p>-25.8162</text:p>
          </table:table-cell>
          <table:table-cell office:value-type="float" office:value="-4.40681" calcext:value-type="float">
            <text:p>-4.40681</text:p>
          </table:table-cell>
          <table:table-cell office:value-type="float" office:value="-25.8105" calcext:value-type="float">
            <text:p>-25.8105</text:p>
          </table:table-cell>
          <table:table-cell office:value-type="float" office:value="-4.53268" calcext:value-type="float">
            <text:p>-4.53268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4" calcext:value-type="float">
            <text:p>4.34764</text:p>
          </table:table-cell>
          <table:table-cell table:formula="of:=SQRT([.M383]*[.M383] +[.N383]*[.N383])" office:value-type="float" office:value="4.80308806807662" calcext:value-type="float">
            <text:p>4.8030880681</text:p>
          </table:table-cell>
        </table:table-row>
        <table:table-row table:style-name="ro3">
          <table:table-cell office:value-type="float" office:value="1477010462100000" calcext:value-type="float">
            <text:p>1477010462100000</text:p>
          </table:table-cell>
          <table:table-cell office:value-type="float" office:value="-25.9756" calcext:value-type="float">
            <text:p>-25.9756</text:p>
          </table:table-cell>
          <table:table-cell office:value-type="float" office:value="-4.34521" calcext:value-type="float">
            <text:p>-4.34521</text:p>
          </table:table-cell>
          <table:table-cell office:value-type="float" office:value="4.79597" calcext:value-type="float">
            <text:p>4.79597</text:p>
          </table:table-cell>
          <table:table-cell office:value-type="float" office:value="2.06767" calcext:value-type="float">
            <text:p>2.06767</text:p>
          </table:table-cell>
          <table:table-cell office:value-type="float" office:value="-0.398136" calcext:value-type="float">
            <text:p>-0.398136</text:p>
          </table:table-cell>
          <table:table-cell office:value-type="string" calcext:value-type="string">
            <text:p>lidar</text:p>
          </table:table-cell>
          <table:table-cell office:value-type="float" office:value="0.374952" calcext:value-type="float">
            <text:p>0.374952</text:p>
          </table:table-cell>
          <table:table-cell office:value-type="float" office:value="-25.9516" calcext:value-type="float">
            <text:p>-25.9516</text:p>
          </table:table-cell>
          <table:table-cell office:value-type="float" office:value="-4.26659" calcext:value-type="float">
            <text:p>-4.26659</text:p>
          </table:table-cell>
          <table:table-cell office:value-type="float" office:value="-25.9096" calcext:value-type="float">
            <text:p>-25.9096</text:p>
          </table:table-cell>
          <table:table-cell office:value-type="float" office:value="-4.31392" calcext:value-type="float">
            <text:p>-4.31392</text:p>
          </table:table-cell>
          <table:table-cell office:value-type="float" office:value="-1.92202" calcext:value-type="float">
            <text:p>-1.92202</text:p>
          </table:table-cell>
          <table:table-cell office:value-type="float" office:value="4.40279" calcext:value-type="float">
            <text:p>4.40279</text:p>
          </table:table-cell>
          <table:table-cell table:formula="of:=SQRT([.M384]*[.M384] +[.N384]*[.N384])" office:value-type="float" office:value="4.80403170935622" calcext:value-type="float">
            <text:p>4.8040317094</text:p>
          </table:table-cell>
        </table:table-row>
        <table:table-row table:style-name="ro3">
          <table:table-cell office:value-type="float" office:value="1477010462150000" calcext:value-type="float">
            <text:p>1477010462150000</text:p>
          </table:table-cell>
          <table:table-cell office:value-type="float" office:value="-26.08" calcext:value-type="float">
            <text:p>-26.08</text:p>
          </table:table-cell>
          <table:table-cell office:value-type="float" office:value="-4.12464" calcext:value-type="float">
            <text:p>-4.12464</text:p>
          </table:table-cell>
          <table:table-cell office:value-type="float" office:value="4.80143" calcext:value-type="float">
            <text:p>4.80143</text:p>
          </table:table-cell>
          <table:table-cell office:value-type="float" office:value="2.00257" calcext:value-type="float">
            <text:p>2.00257</text:p>
          </table:table-cell>
          <table:table-cell office:value-type="float" office:value="-0.550609" calcext:value-type="float">
            <text:p>-0.550609</text:p>
          </table:table-cell>
          <table:table-cell office:value-type="string" calcext:value-type="string">
            <text:p>radar</text:p>
          </table:table-cell>
          <table:table-cell office:value-type="float" office:value="11.4681" calcext:value-type="float">
            <text:p>11.4681</text:p>
          </table:table-cell>
          <table:table-cell office:value-type="float" office:value="-26.8953" calcext:value-type="float">
            <text:p>-26.8953</text:p>
          </table:table-cell>
          <table:table-cell office:value-type="float" office:value="-4.43966" calcext:value-type="float">
            <text:p>-4.43966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-4.0925" calcext:value-type="float">
            <text:p>-4.0925</text:p>
          </table:table-cell>
          <table:table-cell office:value-type="float" office:value="-1.80125" calcext:value-type="float">
            <text:p>-1.80125</text:p>
          </table:table-cell>
          <table:table-cell office:value-type="float" office:value="4.45471" calcext:value-type="float">
            <text:p>4.45471</text:p>
          </table:table-cell>
          <table:table-cell table:formula="of:=SQRT([.M385]*[.M385] +[.N385]*[.N385])" office:value-type="float" office:value="4.80509549817691" calcext:value-type="float">
            <text:p>4.8050954982</text:p>
          </table:table-cell>
        </table:table-row>
        <table:table-row table:style-name="ro3">
          <table:table-cell office:value-type="float" office:value="1477010462200000" calcext:value-type="float">
            <text:p>1477010462200000</text:p>
          </table:table-cell>
          <table:table-cell office:value-type="float" office:value="-26.1636" calcext:value-type="float">
            <text:p>-26.1636</text:p>
          </table:table-cell>
          <table:table-cell office:value-type="float" office:value="-3.8615" calcext:value-type="float">
            <text:p>-3.8615</text:p>
          </table:table-cell>
          <table:table-cell office:value-type="float" office:value="4.83002" calcext:value-type="float">
            <text:p>4.83002</text:p>
          </table:table-cell>
          <table:table-cell office:value-type="float" office:value="1.96111" calcext:value-type="float">
            <text:p>1.96111</text:p>
          </table:table-cell>
          <table:table-cell office:value-type="float" office:value="-0.56518" calcext:value-type="float">
            <text:p>-0.56518</text:p>
          </table:table-cell>
          <table:table-cell office:value-type="string" calcext:value-type="string">
            <text:p>lidar</text:p>
          </table:table-cell>
          <table:table-cell office:value-type="float" office:value="1.98096" calcext:value-type="float">
            <text:p>1.98096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3.67723" calcext:value-type="float">
            <text:p>-3.67723</text:p>
          </table:table-cell>
          <table:table-cell office:value-type="float" office:value="-26.0897" calcext:value-type="float">
            <text:p>-26.0897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-1.67928" calcext:value-type="float">
            <text:p>-1.67928</text:p>
          </table:table-cell>
          <table:table-cell office:value-type="float" office:value="4.50337" calcext:value-type="float">
            <text:p>4.50337</text:p>
          </table:table-cell>
          <table:table-cell table:formula="of:=SQRT([.M386]*[.M386] +[.N386]*[.N386])" office:value-type="float" office:value="4.80627950449201" calcext:value-type="float">
            <text:p>4.8062795045</text:p>
          </table:table-cell>
        </table:table-row>
        <table:table-row table:style-name="ro3">
          <table:table-cell office:value-type="float" office:value="1477010462250000" calcext:value-type="float">
            <text:p>1477010462250000</text:p>
          </table:table-cell>
          <table:table-cell office:value-type="float" office:value="-26.2358" calcext:value-type="float">
            <text:p>-26.2358</text:p>
          </table:table-cell>
          <table:table-cell office:value-type="float" office:value="-3.62788" calcext:value-type="float">
            <text:p>-3.62788</text:p>
          </table:table-cell>
          <table:table-cell office:value-type="float" office:value="4.8333" calcext:value-type="float">
            <text:p>4.8333</text:p>
          </table:table-cell>
          <table:table-cell office:value-type="float" office:value="1.89617" calcext:value-type="float">
            <text:p>1.89617</text:p>
          </table:table-cell>
          <table:table-cell office:value-type="float" office:value="-0.679281" calcext:value-type="float">
            <text:p>-0.679281</text:p>
          </table:table-cell>
          <table:table-cell office:value-type="string" calcext:value-type="string">
            <text:p>radar</text:p>
          </table:table-cell>
          <table:table-cell office:value-type="float" office:value="3.04096" calcext:value-type="float">
            <text:p>3.04096</text:p>
          </table:table-cell>
          <table:table-cell office:value-type="float" office:value="-26.5652" calcext:value-type="float">
            <text:p>-26.5652</text:p>
          </table:table-cell>
          <table:table-cell office:value-type="float" office:value="-3.85723" calcext:value-type="float">
            <text:p>-3.85723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-3.64227" calcext:value-type="float">
            <text:p>-3.64227</text:p>
          </table:table-cell>
          <table:table-cell office:value-type="float" office:value="-1.55623" calcext:value-type="float">
            <text:p>-1.55623</text:p>
          </table:table-cell>
          <table:table-cell office:value-type="float" office:value="4.54875" calcext:value-type="float">
            <text:p>4.54875</text:p>
          </table:table-cell>
          <table:table-cell table:formula="of:=SQRT([.M387]*[.M387] +[.N387]*[.N387])" office:value-type="float" office:value="4.80759590392121" calcext:value-type="float">
            <text:p>4.8075959039</text:p>
          </table:table-cell>
        </table:table-row>
        <table:table-row table:style-name="ro3">
          <table:table-cell office:value-type="float" office:value="1477010462300000" calcext:value-type="float">
            <text:p>1477010462300000</text:p>
          </table:table-cell>
          <table:table-cell office:value-type="float" office:value="-26.2581" calcext:value-type="float">
            <text:p>-26.2581</text:p>
          </table:table-cell>
          <table:table-cell office:value-type="float" office:value="-3.364" calcext:value-type="float">
            <text:p>-3.364</text:p>
          </table:table-cell>
          <table:table-cell office:value-type="float" office:value="4.83972" calcext:value-type="float">
            <text:p>4.83972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-0.709428" calcext:value-type="float">
            <text:p>-0.709428</text:p>
          </table:table-cell>
          <table:table-cell office:value-type="string" calcext:value-type="string">
            <text:p>lidar</text:p>
          </table:table-cell>
          <table:table-cell office:value-type="float" office:value="4.39416" calcext:value-type="float">
            <text:p>4.39416</text:p>
          </table:table-cell>
          <table:table-cell office:value-type="float" office:value="-25.9974" calcext:value-type="float">
            <text:p>-25.9974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-3.41381" calcext:value-type="float">
            <text:p>-3.41381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4.59081" calcext:value-type="float">
            <text:p>4.59081</text:p>
          </table:table-cell>
          <table:table-cell table:formula="of:=SQRT([.M388]*[.M388] +[.N388]*[.N388])" office:value-type="float" office:value="4.80902623158785" calcext:value-type="float">
            <text:p>4.8090262316</text:p>
          </table:table-cell>
        </table:table-row>
        <table:table-row table:style-name="ro3">
          <table:table-cell office:value-type="float" office:value="1477010462350000" calcext:value-type="float">
            <text:p>1477010462350000</text:p>
          </table:table-cell>
          <table:table-cell office:value-type="float" office:value="-26.3093" calcext:value-type="float">
            <text:p>-26.3093</text:p>
          </table:table-cell>
          <table:table-cell office:value-type="float" office:value="-3.12575" calcext:value-type="float">
            <text:p>-3.12575</text:p>
          </table:table-cell>
          <table:table-cell office:value-type="float" office:value="4.84087" calcext:value-type="float">
            <text:p>4.84087</text:p>
          </table:table-cell>
          <table:table-cell office:value-type="float" office:value="1.79165" calcext:value-type="float">
            <text:p>1.79165</text:p>
          </table:table-cell>
          <table:table-cell office:value-type="float" office:value="-0.737381" calcext:value-type="float">
            <text:p>-0.737381</text:p>
          </table:table-cell>
          <table:table-cell office:value-type="string" calcext:value-type="string">
            <text:p>radar</text:p>
          </table:table-cell>
          <table:table-cell office:value-type="float" office:value="0.110195" calcext:value-type="float">
            <text:p>0.110195</text:p>
          </table:table-cell>
          <table:table-cell office:value-type="float" office:value="-26.2976" calcext:value-type="float">
            <text:p>-26.2976</text:p>
          </table:table-cell>
          <table:table-cell office:value-type="float" office:value="-3.01078" calcext:value-type="float">
            <text:p>-3.01078</text:p>
          </table:table-cell>
          <table:table-cell office:value-type="float" office:value="-26.3138" calcext:value-type="float">
            <text:p>-26.3138</text:p>
          </table:table-cell>
          <table:table-cell office:value-type="float" office:value="-3.18332" calcext:value-type="float">
            <text:p>-3.18332</text:p>
          </table:table-cell>
          <table:table-cell office:value-type="float" office:value="-1.30729" calcext:value-type="float">
            <text:p>-1.30729</text:p>
          </table:table-cell>
          <table:table-cell office:value-type="float" office:value="4.62954" calcext:value-type="float">
            <text:p>4.62954</text:p>
          </table:table-cell>
          <table:table-cell table:formula="of:=SQRT([.M389]*[.M389] +[.N389]*[.N389])" office:value-type="float" office:value="4.81057665521505" calcext:value-type="float">
            <text:p>4.8105766552</text:p>
          </table:table-cell>
        </table:table-row>
        <table:table-row table:style-name="ro3">
          <table:table-cell office:value-type="float" office:value="1477010462400000" calcext:value-type="float">
            <text:p>1477010462400000</text:p>
          </table:table-cell>
          <table:table-cell office:value-type="float" office:value="-26.3291" calcext:value-type="float">
            <text:p>-26.3291</text:p>
          </table:table-cell>
          <table:table-cell office:value-type="float" office:value="-2.88391" calcext:value-type="float">
            <text:p>-2.88391</text:p>
          </table:table-cell>
          <table:table-cell office:value-type="float" office:value="4.83459" calcext:value-type="float">
            <text:p>4.83459</text:p>
          </table:table-cell>
          <table:table-cell office:value-type="float" office:value="1.74307" calcext:value-type="float">
            <text:p>1.74307</text:p>
          </table:table-cell>
          <table:table-cell office:value-type="float" office:value="-0.752816" calcext:value-type="float">
            <text:p>-0.752816</text:p>
          </table:table-cell>
          <table:table-cell office:value-type="string" calcext:value-type="string">
            <text:p>lidar</text:p>
          </table:table-cell>
          <table:table-cell office:value-type="float" office:value="1.26768" calcext:value-type="float">
            <text:p>1.26768</text:p>
          </table:table-cell>
          <table:table-cell office:value-type="float" office:value="-26.1741" calcext:value-type="float">
            <text:p>-26.1741</text:p>
          </table:table-cell>
          <table:table-cell office:value-type="float" office:value="-2.87885" calcext:value-type="float">
            <text:p>-2.87885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-1.18162" calcext:value-type="float">
            <text:p>-1.18162</text:p>
          </table:table-cell>
          <table:table-cell office:value-type="float" office:value="4.66493" calcext:value-type="float">
            <text:p>4.66493</text:p>
          </table:table-cell>
          <table:table-cell table:formula="of:=SQRT([.M390]*[.M390] +[.N390]*[.N390])" office:value-type="float" office:value="4.81225495264954" calcext:value-type="float">
            <text:p>4.8122549526</text:p>
          </table:table-cell>
        </table:table-row>
        <table:table-row table:style-name="ro3">
          <table:table-cell office:value-type="float" office:value="1477010462450000" calcext:value-type="float">
            <text:p>1477010462450000</text:p>
          </table:table-cell>
          <table:table-cell office:value-type="float" office:value="-26.3918" calcext:value-type="float">
            <text:p>-26.3918</text:p>
          </table:table-cell>
          <table:table-cell office:value-type="float" office:value="-2.65748" calcext:value-type="float">
            <text:p>-2.65748</text:p>
          </table:table-cell>
          <table:table-cell office:value-type="float" office:value="4.82943" calcext:value-type="float">
            <text:p>4.82943</text:p>
          </table:table-cell>
          <table:table-cell office:value-type="float" office:value="1.73286" calcext:value-type="float">
            <text:p>1.73286</text:p>
          </table:table-cell>
          <table:table-cell office:value-type="float" office:value="-0.68133" calcext:value-type="float">
            <text:p>-0.68133</text:p>
          </table:table-cell>
          <table:table-cell office:value-type="string" calcext:value-type="string">
            <text:p>radar</text:p>
          </table:table-cell>
          <table:table-cell office:value-type="float" office:value="1.82084" calcext:value-type="float">
            <text:p>1.82084</text:p>
          </table:table-cell>
          <table:table-cell office:value-type="float" office:value="-26.4681" calcext:value-type="float">
            <text:p>-26.4681</text:p>
          </table:table-cell>
          <table:table-cell office:value-type="float" office:value="-3.44967" calcext:value-type="float">
            <text:p>-3.44967</text:p>
          </table:table-cell>
          <table:table-cell office:value-type="float" office:value="-26.4319" calcext:value-type="float">
            <text:p>-26.4319</text:p>
          </table:table-cell>
          <table:table-cell office:value-type="float" office:value="-2.71697" calcext:value-type="float">
            <text:p>-2.71697</text:p>
          </table:table-cell>
          <table:table-cell office:value-type="float" office:value="-1.05529" calcext:value-type="float">
            <text:p>-1.05529</text:p>
          </table:table-cell>
          <table:table-cell office:value-type="float" office:value="4.69696" calcext:value-type="float">
            <text:p>4.69696</text:p>
          </table:table-cell>
          <table:table-cell table:formula="of:=SQRT([.M391]*[.M391] +[.N391]*[.N391])" office:value-type="float" office:value="4.81404925459846" calcext:value-type="float">
            <text:p>4.8140492546</text:p>
          </table:table-cell>
        </table:table-row>
        <table:table-row table:style-name="ro3">
          <table:table-cell office:value-type="float" office:value="1477010462500000" calcext:value-type="float">
            <text:p>1477010462500000</text:p>
          </table:table-cell>
          <table:table-cell office:value-type="float" office:value="-26.4701" calcext:value-type="float">
            <text:p>-26.4701</text:p>
          </table:table-cell>
          <table:table-cell office:value-type="float" office:value="-2.47698" calcext:value-type="float">
            <text:p>-2.47698</text:p>
          </table:table-cell>
          <table:table-cell office:value-type="float" office:value="4.79298" calcext:value-type="float">
            <text:p>4.79298</text:p>
          </table:table-cell>
          <table:table-cell office:value-type="float" office:value="1.72116" calcext:value-type="float">
            <text:p>1.72116</text:p>
          </table:table-cell>
          <table:table-cell office:value-type="float" office:value="-0.661318" calcext:value-type="float">
            <text:p>-0.661318</text:p>
          </table:table-cell>
          <table:table-cell office:value-type="string" calcext:value-type="string">
            <text:p>lidar</text:p>
          </table:table-cell>
          <table:table-cell office:value-type="float" office:value="5.95893" calcext:value-type="float">
            <text:p>5.95893</text:p>
          </table:table-cell>
          <table:table-cell office:value-type="float" office:value="-26.674" calcext:value-type="float">
            <text:p>-26.674</text:p>
          </table:table-cell>
          <table:table-cell office:value-type="float" office:value="-2.73852" calcext:value-type="float">
            <text:p>-2.73852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-2.48143" calcext:value-type="float">
            <text:p>-2.48143</text:p>
          </table:table-cell>
          <table:table-cell office:value-type="float" office:value="-0.928411" calcext:value-type="float">
            <text:p>-0.928411</text:p>
          </table:table-cell>
          <table:table-cell office:value-type="float" office:value="4.72562" calcext:value-type="float">
            <text:p>4.72562</text:p>
          </table:table-cell>
          <table:table-cell table:formula="of:=SQRT([.M392]*[.M392] +[.N392]*[.N392])" office:value-type="float" office:value="4.8159559143872" calcext:value-type="float">
            <text:p>4.8159559144</text:p>
          </table:table-cell>
        </table:table-row>
        <table:table-row table:style-name="ro3">
          <table:table-cell office:value-type="float" office:value="1477010462550000" calcext:value-type="float">
            <text:p>1477010462550000</text:p>
          </table:table-cell>
          <table:table-cell office:value-type="float" office:value="-26.5284" calcext:value-type="float">
            <text:p>-26.5284</text:p>
          </table:table-cell>
          <table:table-cell office:value-type="float" office:value="-2.24114" calcext:value-type="float">
            <text:p>-2.24114</text:p>
          </table:table-cell>
          <table:table-cell office:value-type="float" office:value="4.79526" calcext:value-type="float">
            <text:p>4.79526</text:p>
          </table:table-cell>
          <table:table-cell office:value-type="float" office:value="1.71773" calcext:value-type="float">
            <text:p>1.71773</text:p>
          </table:table-cell>
          <table:table-cell office:value-type="float" office:value="-0.577821" calcext:value-type="float">
            <text:p>-0.577821</text:p>
          </table:table-cell>
          <table:table-cell office:value-type="string" calcext:value-type="string">
            <text:p>radar</text:p>
          </table:table-cell>
          <table:table-cell office:value-type="float" office:value="1.28997" calcext:value-type="float">
            <text:p>1.28997</text:p>
          </table:table-cell>
          <table:table-cell office:value-type="float" office:value="-26.657" calcext:value-type="float">
            <text:p>-26.657</text:p>
          </table:table-cell>
          <table:table-cell office:value-type="float" office:value="-1.72382" calcext:value-type="float">
            <text:p>-1.72382</text:p>
          </table:table-cell>
          <table:table-cell office:value-type="float" office:value="-26.5247" calcext:value-type="float">
            <text:p>-26.5247</text:p>
          </table:table-cell>
          <table:table-cell office:value-type="float" office:value="-2.24456" calcext:value-type="float">
            <text:p>-2.24456</text:p>
          </table:table-cell>
          <table:table-cell office:value-type="float" office:value="-0.80109" calcext:value-type="float">
            <text:p>-0.80109</text:p>
          </table:table-cell>
          <table:table-cell office:value-type="float" office:value="4.75091" calcext:value-type="float">
            <text:p>4.75091</text:p>
          </table:table-cell>
          <table:table-cell table:formula="of:=SQRT([.M393]*[.M393] +[.N393]*[.N393])" office:value-type="float" office:value="4.81797582146279" calcext:value-type="float">
            <text:p>4.8179758215</text:p>
          </table:table-cell>
        </table:table-row>
        <table:table-row table:style-name="ro3">
          <table:table-cell office:value-type="float" office:value="1477010462600000" calcext:value-type="float">
            <text:p>1477010462600000</text:p>
          </table:table-cell>
          <table:table-cell office:value-type="float" office:value="-26.5793" calcext:value-type="float">
            <text:p>-26.5793</text:p>
          </table:table-cell>
          <table:table-cell office:value-type="float" office:value="-2.0335" calcext:value-type="float">
            <text:p>-2.0335</text:p>
          </table:table-cell>
          <table:table-cell office:value-type="float" office:value="4.77431" calcext:value-type="float">
            <text:p>4.77431</text:p>
          </table:table-cell>
          <table:table-cell office:value-type="float" office:value="1.69854" calcext:value-type="float">
            <text:p>1.69854</text:p>
          </table:table-cell>
          <table:table-cell office:value-type="float" office:value="-0.569632" calcext:value-type="float">
            <text:p>-0.569632</text:p>
          </table:table-cell>
          <table:table-cell office:value-type="string" calcext:value-type="string">
            <text:p>lidar</text:p>
          </table:table-cell>
          <table:table-cell office:value-type="float" office:value="1.48989" calcext:value-type="float">
            <text:p>1.48989</text:p>
          </table:table-cell>
          <table:table-cell office:value-type="float" office:value="-26.6691" calcext:value-type="float">
            <text:p>-26.6691</text:p>
          </table:table-cell>
          <table:table-cell office:value-type="float" office:value="-2.17333" calcext:value-type="float">
            <text:p>-2.17333</text:p>
          </table:table-cell>
          <table:table-cell office:value-type="float" office:value="-26.5616" calcext:value-type="float">
            <text:p>-26.5616</text:p>
          </table:table-cell>
          <table:table-cell office:value-type="float" office:value="-2.0065" calcext:value-type="float">
            <text:p>-2.0065</text:p>
          </table:table-cell>
          <table:table-cell office:value-type="float" office:value="-0.673434" calcext:value-type="float">
            <text:p>-0.673434</text:p>
          </table:table-cell>
          <table:table-cell office:value-type="float" office:value="4.77284" calcext:value-type="float">
            <text:p>4.77284</text:p>
          </table:table-cell>
          <table:table-cell table:formula="of:=SQRT([.M394]*[.M394] +[.N394]*[.N394])" office:value-type="float" office:value="4.82011566437529" calcext:value-type="float">
            <text:p>4.8201156644</text:p>
          </table:table-cell>
        </table:table-row>
        <table:table-row table:style-name="ro3">
          <table:table-cell office:value-type="float" office:value="1477010462650000" calcext:value-type="float">
            <text:p>1477010462650000</text:p>
          </table:table-cell>
          <table:table-cell office:value-type="float" office:value="-26.6115" calcext:value-type="float">
            <text:p>-26.6115</text:p>
          </table:table-cell>
          <table:table-cell office:value-type="float" office:value="-1.79403" calcext:value-type="float">
            <text:p>-1.79403</text:p>
          </table:table-cell>
          <table:table-cell office:value-type="float" office:value="4.77465" calcext:value-type="float">
            <text:p>4.77465</text:p>
          </table:table-cell>
          <table:table-cell office:value-type="float" office:value="1.68829" calcext:value-type="float">
            <text:p>1.68829</text:p>
          </table:table-cell>
          <table:table-cell office:value-type="float" office:value="-0.50692" calcext:value-type="float">
            <text:p>-0.50692</text:p>
          </table:table-cell>
          <table:table-cell office:value-type="string" calcext:value-type="string">
            <text:p>radar</text:p>
          </table:table-cell>
          <table:table-cell office:value-type="float" office:value="1.96108" calcext:value-type="float">
            <text:p>1.96108</text:p>
          </table:table-cell>
          <table:table-cell office:value-type="float" office:value="-26.3248" calcext:value-type="float">
            <text:p>-26.3248</text:p>
          </table:table-cell>
          <table:table-cell office:value-type="float" office:value="-1.32261" calcext:value-type="float">
            <text:p>-1.32261</text:p>
          </table:table-cell>
          <table:table-cell office:value-type="float" office:value="-26.5921" calcext:value-type="float">
            <text:p>-26.5921</text:p>
          </table:table-cell>
          <table:table-cell office:value-type="float" office:value="-1.76744" calcext:value-type="float">
            <text:p>-1.76744</text:p>
          </table:table-cell>
          <table:table-cell office:value-type="float" office:value="-0.545553" calcext:value-type="float">
            <text:p>-0.545553</text:p>
          </table:table-cell>
          <table:table-cell office:value-type="float" office:value="4.79141" calcext:value-type="float">
            <text:p>4.79141</text:p>
          </table:table-cell>
          <table:table-cell table:formula="of:=SQRT([.M395]*[.M395] +[.N395]*[.N395])" office:value-type="float" office:value="4.82236849109533" calcext:value-type="float">
            <text:p>4.8223684911</text:p>
          </table:table-cell>
        </table:table-row>
        <table:table-row table:style-name="ro3">
          <table:table-cell office:value-type="float" office:value="1477010462700000" calcext:value-type="float">
            <text:p>1477010462700000</text:p>
          </table:table-cell>
          <table:table-cell office:value-type="float" office:value="-26.6091" calcext:value-type="float">
            <text:p>-26.6091</text:p>
          </table:table-cell>
          <table:table-cell office:value-type="float" office:value="-1.55113" calcext:value-type="float">
            <text:p>-1.55113</text:p>
          </table:table-cell>
          <table:table-cell office:value-type="float" office:value="4.77364" calcext:value-type="float">
            <text:p>4.77364</text:p>
          </table:table-cell>
          <table:table-cell office:value-type="float" office:value="1.65174" calcext:value-type="float">
            <text:p>1.65174</text:p>
          </table:table-cell>
          <table:table-cell office:value-type="float" office:value="-0.520886" calcext:value-type="float">
            <text:p>-0.520886</text:p>
          </table:table-cell>
          <table:table-cell office:value-type="string" calcext:value-type="string">
            <text:p>lidar</text:p>
          </table:table-cell>
          <table:table-cell office:value-type="float" office:value="1.0895" calcext:value-type="float">
            <text:p>1.0895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1.53207" calcext:value-type="float">
            <text:p>-1.53207</text:p>
          </table:table-cell>
          <table:table-cell office:value-type="float" office:value="-26.6161" calcext:value-type="float">
            <text:p>-26.6161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-0.417552" calcext:value-type="float">
            <text:p>-0.417552</text:p>
          </table:table-cell>
          <table:table-cell office:value-type="float" office:value="4.80664" calcext:value-type="float">
            <text:p>4.80664</text:p>
          </table:table-cell>
          <table:table-cell table:formula="of:=SQRT([.M396]*[.M396] +[.N396]*[.N396])" office:value-type="float" office:value="4.82474224827648" calcext:value-type="float">
            <text:p>4.8247422483</text:p>
          </table:table-cell>
        </table:table-row>
        <table:table-row table:style-name="ro3">
          <table:table-cell office:value-type="float" office:value="1477010462750000" calcext:value-type="float">
            <text:p>1477010462750000</text:p>
          </table:table-cell>
          <table:table-cell office:value-type="float" office:value="-26.6047" calcext:value-type="float">
            <text:p>-26.6047</text:p>
          </table:table-cell>
          <table:table-cell office:value-type="float" office:value="-1.31712" calcext:value-type="float">
            <text:p>-1.31712</text:p>
          </table:table-cell>
          <table:table-cell office:value-type="float" office:value="4.76907" calcext:value-type="float">
            <text:p>4.76907</text:p>
          </table:table-cell>
          <table:table-cell office:value-type="float" office:value="1.60196" calcext:value-type="float">
            <text:p>1.60196</text:p>
          </table:table-cell>
          <table:table-cell office:value-type="float" office:value="-0.589079" calcext:value-type="float">
            <text:p>-0.589079</text:p>
          </table:table-cell>
          <table:table-cell office:value-type="string" calcext:value-type="string">
            <text:p>radar</text:p>
          </table:table-cell>
          <table:table-cell office:value-type="float" office:value="1.76428" calcext:value-type="float">
            <text:p>1.76428</text:p>
          </table:table-cell>
          <table:table-cell office:value-type="float" office:value="-26.4998" calcext:value-type="float">
            <text:p>-26.4998</text:p>
          </table:table-cell>
          <table:table-cell office:value-type="float" office:value="-2.19526" calcext:value-type="float">
            <text:p>-2.19526</text:p>
          </table:table-cell>
          <table:table-cell office:value-type="float" office:value="-26.6338" calcext:value-type="float">
            <text:p>-26.6338</text:p>
          </table:table-cell>
          <table:table-cell office:value-type="float" office:value="-1.28695" calcext:value-type="float">
            <text:p>-1.28695</text:p>
          </table:table-cell>
          <table:table-cell office:value-type="float" office:value="-0.289538" calcext:value-type="float">
            <text:p>-0.289538</text:p>
          </table:table-cell>
          <table:table-cell office:value-type="float" office:value="4.81852" calcext:value-type="float">
            <text:p>4.81852</text:p>
          </table:table-cell>
          <table:table-cell table:formula="of:=SQRT([.M397]*[.M397] +[.N397]*[.N397])" office:value-type="float" office:value="4.82721112484673" calcext:value-type="float">
            <text:p>4.8272111248</text:p>
          </table:table-cell>
        </table:table-row>
        <table:table-row table:style-name="ro3">
          <table:table-cell office:value-type="float" office:value="1477010462800000" calcext:value-type="float">
            <text:p>1477010462800000</text:p>
          </table:table-cell>
          <table:table-cell office:value-type="float" office:value="-26.6077" calcext:value-type="float">
            <text:p>-26.6077</text:p>
          </table:table-cell>
          <table:table-cell office:value-type="float" office:value="-1.0894" calcext:value-type="float">
            <text:p>-1.0894</text:p>
          </table:table-cell>
          <table:table-cell office:value-type="float" office:value="4.75948" calcext:value-type="float">
            <text:p>4.75948</text:p>
          </table:table-cell>
          <table:table-cell office:value-type="float" office:value="1.57253" calcext:value-type="float">
            <text:p>1.57253</text:p>
          </table:table-cell>
          <table:table-cell office:value-type="float" office:value="-0.590322" calcext:value-type="float">
            <text:p>-0.590322</text:p>
          </table:table-cell>
          <table:table-cell office:value-type="string" calcext:value-type="string">
            <text:p>lidar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-26.5998" calcext:value-type="float">
            <text:p>-26.5998</text:p>
          </table:table-cell>
          <table:table-cell office:value-type="float" office:value="-1.14277" calcext:value-type="float">
            <text:p>-1.14277</text:p>
          </table:table-cell>
          <table:table-cell office:value-type="float" office:value="-26.6451" calcext:value-type="float">
            <text:p>-26.6451</text:p>
          </table:table-cell>
          <table:table-cell office:value-type="float" office:value="-1.04586" calcext:value-type="float">
            <text:p>-1.04586</text:p>
          </table:table-cell>
          <table:table-cell office:value-type="float" office:value="-0.161616" calcext:value-type="float">
            <text:p>-0.161616</text:p>
          </table:table-cell>
          <table:table-cell office:value-type="float" office:value="4.8271" calcext:value-type="float">
            <text:p>4.8271</text:p>
          </table:table-cell>
          <table:table-cell table:formula="of:=SQRT([.M398]*[.M398] +[.N398]*[.N398])" office:value-type="float" office:value="4.82980477260272" calcext:value-type="float">
            <text:p>4.8298047726</text:p>
          </table:table-cell>
        </table:table-row>
        <table:table-row table:style-name="ro3">
          <table:table-cell office:value-type="float" office:value="1477010462850000" calcext:value-type="float">
            <text:p>1477010462850000</text:p>
          </table:table-cell>
          <table:table-cell office:value-type="float" office:value="-26.6381" calcext:value-type="float">
            <text:p>-26.6381</text:p>
          </table:table-cell>
          <table:table-cell office:value-type="float" office:value="-0.858966" calcext:value-type="float">
            <text:p>-0.858966</text:p>
          </table:table-cell>
          <table:table-cell office:value-type="float" office:value="4.75688" calcext:value-type="float">
            <text:p>4.75688</text:p>
          </table:table-cell>
          <table:table-cell office:value-type="float" office:value="1.56212" calcext:value-type="float">
            <text:p>1.56212</text:p>
          </table:table-cell>
          <table:table-cell office:value-type="float" office:value="-0.55425" calcext:value-type="float">
            <text:p>-0.55425</text:p>
          </table:table-cell>
          <table:table-cell office:value-type="string" calcext:value-type="string">
            <text:p>radar</text:p>
          </table:table-cell>
          <table:table-cell office:value-type="float" office:value="5.23962" calcext:value-type="float">
            <text:p>5.23962</text:p>
          </table:table-cell>
          <table:table-cell office:value-type="float" office:value="-27.2008" calcext:value-type="float">
            <text:p>-27.2008</text:p>
          </table:table-cell>
          <table:table-cell office:value-type="float" office:value="-1.67679" calcext:value-type="float">
            <text:p>-1.67679</text:p>
          </table:table-cell>
          <table:table-cell office:value-type="float" office:value="-26.65" calcext:value-type="float">
            <text:p>-26.65</text:p>
          </table:table-cell>
          <table:table-cell office:value-type="float" office:value="-0.804425" calcext:value-type="float">
            <text:p>-0.804425</text:p>
          </table:table-cell>
          <table:table-cell office:value-type="float" office:value="-0.0338883" calcext:value-type="float">
            <text:p>-0.0338883</text:p>
          </table:table-cell>
          <table:table-cell office:value-type="float" office:value="4.83238" calcext:value-type="float">
            <text:p>4.83238</text:p>
          </table:table-cell>
          <table:table-cell table:formula="of:=SQRT([.M399]*[.M399] +[.N399]*[.N399])" office:value-type="float" office:value="4.83249882372225" calcext:value-type="float">
            <text:p>4.8324988237</text:p>
          </table:table-cell>
        </table:table-row>
        <table:table-row table:style-name="ro3">
          <table:table-cell office:value-type="float" office:value="1477010462900000" calcext:value-type="float">
            <text:p>1477010462900000</text:p>
          </table:table-cell>
          <table:table-cell office:value-type="float" office:value="-26.6491" calcext:value-type="float">
            <text:p>-26.6491</text:p>
          </table:table-cell>
          <table:table-cell office:value-type="float" office:value="-0.617632" calcext:value-type="float">
            <text:p>-0.617632</text:p>
          </table:table-cell>
          <table:table-cell office:value-type="float" office:value="4.76248" calcext:value-type="float">
            <text:p>4.76248</text:p>
          </table:table-cell>
          <table:table-cell office:value-type="float" office:value="1.54097" calcext:value-type="float">
            <text:p>1.54097</text:p>
          </table:table-cell>
          <table:table-cell office:value-type="float" office:value="-0.545359" calcext:value-type="float">
            <text:p>-0.545359</text:p>
          </table:table-cell>
          <table:table-cell office:value-type="string" calcext:value-type="string">
            <text:p>lidar</text:p>
          </table:table-cell>
          <table:table-cell office:value-type="float" office:value="0.420068" calcext:value-type="float">
            <text:p>0.420068</text:p>
          </table:table-cell>
          <table:table-cell office:value-type="float" office:value="-26.7355" calcext:value-type="float">
            <text:p>-26.7355</text:p>
          </table:table-cell>
          <table:table-cell office:value-type="float" office:value="-0.59539" calcext:value-type="float">
            <text:p>-0.59539</text:p>
          </table:table-cell>
          <table:table-cell office:value-type="float" office:value="-26.6485" calcext:value-type="float">
            <text:p>-26.6485</text:p>
          </table:table-cell>
          <table:table-cell office:value-type="float" office:value="-0.562811" calcext:value-type="float">
            <text:p>-0.562811</text:p>
          </table:table-cell>
          <table:table-cell office:value-type="float" office:value="0.0935412" calcext:value-type="float">
            <text:p>0.0935412</text:p>
          </table:table-cell>
          <table:table-cell office:value-type="float" office:value="4.83439" calcext:value-type="float">
            <text:p>4.83439</text:p>
          </table:table-cell>
          <table:table-cell table:formula="of:=SQRT([.M400]*[.M400] +[.N400]*[.N400])" office:value-type="float" office:value="4.83529488534024" calcext:value-type="float">
            <text:p>4.8352948853</text:p>
          </table:table-cell>
        </table:table-row>
        <table:table-row table:style-name="ro3">
          <table:table-cell office:value-type="float" office:value="1477010462950000" calcext:value-type="float">
            <text:p>1477010462950000</text:p>
          </table:table-cell>
          <table:table-cell office:value-type="float" office:value="-26.6351" calcext:value-type="float">
            <text:p>-26.6351</text:p>
          </table:table-cell>
          <table:table-cell office:value-type="float" office:value="-0.37823" calcext:value-type="float">
            <text:p>-0.37823</text:p>
          </table:table-cell>
          <table:table-cell office:value-type="float" office:value="4.76709" calcext:value-type="float">
            <text:p>4.76709</text:p>
          </table:table-cell>
          <table:table-cell office:value-type="float" office:value="1.49563" calcext:value-type="float">
            <text:p>1.49563</text:p>
          </table:table-cell>
          <table:table-cell office:value-type="float" office:value="-0.607554" calcext:value-type="float">
            <text:p>-0.607554</text:p>
          </table:table-cell>
          <table:table-cell office:value-type="string" calcext:value-type="string">
            <text:p>radar</text:p>
          </table:table-cell>
          <table:table-cell office:value-type="float" office:value="2.18982" calcext:value-type="float">
            <text:p>2.18982</text:p>
          </table:table-cell>
          <table:table-cell office:value-type="float" office:value="-26.9891" calcext:value-type="float">
            <text:p>-26.9891</text:p>
          </table:table-cell>
          <table:table-cell office:value-type="float" office:value="0.0351487" calcext:value-type="float">
            <text:p>0.0351487</text:p>
          </table:table-cell>
          <table:table-cell office:value-type="float" office:value="-26.6406" calcext:value-type="float">
            <text:p>-26.6406</text:p>
          </table:table-cell>
          <table:table-cell office:value-type="float" office:value="-0.321181" calcext:value-type="float">
            <text:p>-0.321181</text:p>
          </table:table-cell>
          <table:table-cell office:value-type="float" office:value="0.220572" calcext:value-type="float">
            <text:p>0.220572</text:p>
          </table:table-cell>
          <table:table-cell office:value-type="float" office:value="4.83317" calcext:value-type="float">
            <text:p>4.83317</text:p>
          </table:table-cell>
          <table:table-cell table:formula="of:=SQRT([.M401]*[.M401] +[.N401]*[.N401])" office:value-type="float" office:value="4.83820051838326" calcext:value-type="float">
            <text:p>4.8382005184</text:p>
          </table:table-cell>
        </table:table-row>
        <table:table-row table:style-name="ro3">
          <table:table-cell office:value-type="float" office:value="1477010463000000" calcext:value-type="float">
            <text:p>1477010463000000</text:p>
          </table:table-cell>
          <table:table-cell office:value-type="float" office:value="-26.5875" calcext:value-type="float">
            <text:p>-26.5875</text:p>
          </table:table-cell>
          <table:table-cell office:value-type="float" office:value="-0.107795" calcext:value-type="float">
            <text:p>-0.107795</text:p>
          </table:table-cell>
          <table:table-cell office:value-type="float" office:value="4.7953" calcext:value-type="float">
            <text:p>4.7953</text:p>
          </table:table-cell>
          <table:table-cell office:value-type="float" office:value="1.45476" calcext:value-type="float">
            <text:p>1.45476</text:p>
          </table:table-cell>
          <table:table-cell office:value-type="float" office:value="-0.61711" calcext:value-type="float">
            <text:p>-0.61711</text:p>
          </table:table-cell>
          <table:table-cell office:value-type="string" calcext:value-type="string">
            <text:p>lidar</text:p>
          </table:table-cell>
          <table:table-cell office:value-type="float" office:value="2.43375" calcext:value-type="float">
            <text:p>2.43375</text:p>
          </table:table-cell>
          <table:table-cell office:value-type="float" office:value="-26.4553" calcext:value-type="float">
            <text:p>-26.4553</text:p>
          </table:table-cell>
          <table:table-cell office:value-type="float" office:value="0.0602653" calcext:value-type="float">
            <text:p>0.0602653</text:p>
          </table:table-cell>
          <table:table-cell office:value-type="float" office:value="-26.6264" calcext:value-type="float">
            <text:p>-26.6264</text:p>
          </table:table-cell>
          <table:table-cell office:value-type="float" office:value="-0.0796947" calcext:value-type="float">
            <text:p>-0.0796947</text:p>
          </table:table-cell>
          <table:table-cell office:value-type="float" office:value="0.347104" calcext:value-type="float">
            <text:p>0.347104</text:p>
          </table:table-cell>
          <table:table-cell office:value-type="float" office:value="4.82874" calcext:value-type="float">
            <text:p>4.82874</text:p>
          </table:table-cell>
          <table:table-cell table:formula="of:=SQRT([.M402]*[.M402] +[.N402]*[.N402])" office:value-type="float" office:value="4.84119935288932" calcext:value-type="float">
            <text:p>4.8411993529</text:p>
          </table:table-cell>
        </table:table-row>
        <table:table-row table:style-name="ro3">
          <table:table-cell office:value-type="float" office:value="1477010463050000" calcext:value-type="float">
            <text:p>1477010463050000</text:p>
          </table:table-cell>
          <table:table-cell office:value-type="float" office:value="-26.5688" calcext:value-type="float">
            <text:p>-26.5688</text:p>
          </table:table-cell>
          <table:table-cell office:value-type="float" office:value="0.129351" calcext:value-type="float">
            <text:p>0.129351</text:p>
          </table:table-cell>
          <table:table-cell office:value-type="float" office:value="4.79678" calcext:value-type="float">
            <text:p>4.79678</text:p>
          </table:table-cell>
          <table:table-cell office:value-type="float" office:value="1.42498" calcext:value-type="float">
            <text:p>1.42498</text:p>
          </table:table-cell>
          <table:table-cell office:value-type="float" office:value="-0.625628" calcext:value-type="float">
            <text:p>-0.625628</text:p>
          </table:table-cell>
          <table:table-cell office:value-type="string" calcext:value-type="string">
            <text:p>radar</text:p>
          </table:table-cell>
          <table:table-cell office:value-type="float" office:value="1.73388" calcext:value-type="float">
            <text:p>1.73388</text:p>
          </table:table-cell>
          <table:table-cell office:value-type="float" office:value="-26.9537" calcext:value-type="float">
            <text:p>-26.9537</text:p>
          </table:table-cell>
          <table:table-cell office:value-type="float" office:value="0.136943" calcext:value-type="float">
            <text:p>0.136943</text:p>
          </table:table-cell>
          <table:table-cell office:value-type="float" office:value="-26.6059" calcext:value-type="float">
            <text:p>-26.6059</text:p>
          </table:table-cell>
          <table:table-cell office:value-type="float" office:value="0.161489" calcext:value-type="float">
            <text:p>0.161489</text:p>
          </table:table-cell>
          <table:table-cell office:value-type="float" office:value="0.473041" calcext:value-type="float">
            <text:p>0.473041</text:p>
          </table:table-cell>
          <table:table-cell office:value-type="float" office:value="4.82116" calcext:value-type="float">
            <text:p>4.82116</text:p>
          </table:table-cell>
          <table:table-cell table:formula="of:=SQRT([.M403]*[.M403] +[.N403]*[.N403])" office:value-type="float" office:value="4.84431125478958" calcext:value-type="float">
            <text:p>4.8443112548</text:p>
          </table:table-cell>
        </table:table-row>
        <table:table-row table:style-name="ro3">
          <table:table-cell office:value-type="float" office:value="1477010463100000" calcext:value-type="float">
            <text:p>1477010463100000</text:p>
          </table:table-cell>
          <table:table-cell office:value-type="float" office:value="-26.5449" calcext:value-type="float">
            <text:p>-26.5449</text:p>
          </table:table-cell>
          <table:table-cell office:value-type="float" office:value="0.40012" calcext:value-type="float">
            <text:p>0.40012</text:p>
          </table:table-cell>
          <table:table-cell office:value-type="float" office:value="4.82883" calcext:value-type="float">
            <text:p>4.82883</text:p>
          </table:table-cell>
          <table:table-cell office:value-type="float" office:value="1.40055" calcext:value-type="float">
            <text:p>1.40055</text:p>
          </table:table-cell>
          <table:table-cell office:value-type="float" office:value="-0.61287" calcext:value-type="float">
            <text:p>-0.61287</text:p>
          </table:table-cell>
          <table:table-cell office:value-type="string" calcext:value-type="string">
            <text:p>lidar</text:p>
          </table:table-cell>
          <table:table-cell office:value-type="float" office:value="1.94142" calcext:value-type="float">
            <text:p>1.94142</text:p>
          </table:table-cell>
          <table:table-cell office:value-type="float" office:value="-26.6201" calcext:value-type="float">
            <text:p>-26.6201</text:p>
          </table:table-cell>
          <table:table-cell office:value-type="float" office:value="0.57588" calcext:value-type="float">
            <text:p>0.57588</text:p>
          </table:table-cell>
          <table:table-cell office:value-type="float" office:value="-26.5792" calcext:value-type="float">
            <text:p>-26.5792</text:p>
          </table:table-cell>
          <table:table-cell office:value-type="float" office:value="0.402213" calcext:value-type="float">
            <text:p>0.402213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4.81045" calcext:value-type="float">
            <text:p>4.81045</text:p>
          </table:table-cell>
          <table:table-cell table:formula="of:=SQRT([.M404]*[.M404] +[.N404]*[.N404])" office:value-type="float" office:value="4.84751240708768" calcext:value-type="float">
            <text:p>4.8475124071</text:p>
          </table:table-cell>
        </table:table-row>
        <table:table-row table:style-name="ro3">
          <table:table-cell office:value-type="float" office:value="1477010463150000" calcext:value-type="float">
            <text:p>1477010463150000</text:p>
          </table:table-cell>
          <table:table-cell office:value-type="float" office:value="-26.5342" calcext:value-type="float">
            <text:p>-26.5342</text:p>
          </table:table-cell>
          <table:table-cell office:value-type="float" office:value="0.638449" calcext:value-type="float">
            <text:p>0.638449</text:p>
          </table:table-cell>
          <table:table-cell office:value-type="float" office:value="4.82618" calcext:value-type="float">
            <text:p>4.82618</text:p>
          </table:table-cell>
          <table:table-cell office:value-type="float" office:value="1.4013" calcext:value-type="float">
            <text:p>1.4013</text:p>
          </table:table-cell>
          <table:table-cell office:value-type="float" office:value="-0.531522" calcext:value-type="float">
            <text:p>-0.531522</text:p>
          </table:table-cell>
          <table:table-cell office:value-type="string" calcext:value-type="string">
            <text:p>radar</text:p>
          </table:table-cell>
          <table:table-cell office:value-type="float" office:value="1.73771" calcext:value-type="float">
            <text:p>1.73771</text:p>
          </table:table-cell>
          <table:table-cell office:value-type="float" office:value="-26.8241" calcext:value-type="float">
            <text:p>-26.8241</text:p>
          </table:table-cell>
          <table:table-cell office:value-type="float" office:value="0.381506" calcext:value-type="float">
            <text:p>0.381506</text:p>
          </table:table-cell>
          <table:table-cell office:value-type="float" office:value="-26.5462" calcext:value-type="float">
            <text:p>-26.5462</text:p>
          </table:table-cell>
          <table:table-cell office:value-type="float" office:value="0.642323" calcext:value-type="float">
            <text:p>0.642323</text:p>
          </table:table-cell>
          <table:table-cell office:value-type="float" office:value="0.722748" calcext:value-type="float">
            <text:p>0.722748</text:p>
          </table:table-cell>
          <table:table-cell office:value-type="float" office:value="4.79667" calcext:value-type="float">
            <text:p>4.79667</text:p>
          </table:table-cell>
          <table:table-cell table:formula="of:=SQRT([.M405]*[.M405] +[.N405]*[.N405])" office:value-type="float" office:value="4.85081516452689" calcext:value-type="float">
            <text:p>4.8508151645</text:p>
          </table:table-cell>
        </table:table-row>
        <table:table-row table:style-name="ro3">
          <table:table-cell office:value-type="float" office:value="1477010463200000" calcext:value-type="float">
            <text:p>1477010463200000</text:p>
          </table:table-cell>
          <table:table-cell office:value-type="float" office:value="-26.5296" calcext:value-type="float">
            <text:p>-26.5296</text:p>
          </table:table-cell>
          <table:table-cell office:value-type="float" office:value="0.906476" calcext:value-type="float">
            <text:p>0.906476</text:p>
          </table:table-cell>
          <table:table-cell office:value-type="float" office:value="4.8544" calcext:value-type="float">
            <text:p>4.8544</text:p>
          </table:table-cell>
          <table:table-cell office:value-type="float" office:value="1.39198" calcext:value-type="float">
            <text:p>1.39198</text:p>
          </table:table-cell>
          <table:table-cell office:value-type="float" office:value="-0.506473" calcext:value-type="float">
            <text:p>-0.506473</text:p>
          </table:table-cell>
          <table:table-cell office:value-type="string" calcext:value-type="string">
            <text:p>lidar</text:p>
          </table:table-cell>
          <table:table-cell office:value-type="float" office:value="3.39167" calcext:value-type="float">
            <text:p>3.39167</text:p>
          </table:table-cell>
          <table:table-cell office:value-type="float" office:value="-26.7293" calcext:value-type="float">
            <text:p>-26.7293</text:p>
          </table:table-cell>
          <table:table-cell office:value-type="float" office:value="1.06082" calcext:value-type="float">
            <text:p>1.06082</text:p>
          </table:table-cell>
          <table:table-cell office:value-type="float" office:value="-26.5069" calcext:value-type="float">
            <text:p>-26.5069</text:p>
          </table:table-cell>
          <table:table-cell office:value-type="float" office:value="0.881666" calcext:value-type="float">
            <text:p>0.881666</text:p>
          </table:table-cell>
          <table:table-cell office:value-type="float" office:value="0.846334" calcext:value-type="float">
            <text:p>0.846334</text:p>
          </table:table-cell>
          <table:table-cell office:value-type="float" office:value="4.77986" calcext:value-type="float">
            <text:p>4.77986</text:p>
          </table:table-cell>
          <table:table-cell table:formula="of:=SQRT([.M406]*[.M406] +[.N406]*[.N406])" office:value-type="float" office:value="4.8542087778706" calcext:value-type="float">
            <text:p>4.8542087779</text:p>
          </table:table-cell>
        </table:table-row>
        <table:table-row table:style-name="ro3">
          <table:table-cell office:value-type="float" office:value="1477010463250000" calcext:value-type="float">
            <text:p>1477010463250000</text:p>
          </table:table-cell>
          <table:table-cell office:value-type="float" office:value="-26.4919" calcext:value-type="float">
            <text:p>-26.4919</text:p>
          </table:table-cell>
          <table:table-cell office:value-type="float" office:value="1.15768" calcext:value-type="float">
            <text:p>1.15768</text:p>
          </table:table-cell>
          <table:table-cell office:value-type="float" office:value="4.86122" calcext:value-type="float">
            <text:p>4.86122</text:p>
          </table:table-cell>
          <table:table-cell office:value-type="float" office:value="1.39448" calcext:value-type="float">
            <text:p>1.39448</text:p>
          </table:table-cell>
          <table:table-cell office:value-type="float" office:value="-0.413266" calcext:value-type="float">
            <text:p>-0.413266</text:p>
          </table:table-cell>
          <table:table-cell office:value-type="string" calcext:value-type="string">
            <text:p>radar</text:p>
          </table:table-cell>
          <table:table-cell office:value-type="float" office:value="6.73152" calcext:value-type="float">
            <text:p>6.73152</text:p>
          </table:table-cell>
          <table:table-cell office:value-type="float" office:value="-25.9562" calcext:value-type="float">
            <text:p>-25.9562</text:p>
          </table:table-cell>
          <table:table-cell office:value-type="float" office:value="2.60409" calcext:value-type="float">
            <text:p>2.60409</text:p>
          </table:table-cell>
          <table:table-cell office:value-type="float" office:value="-26.4616" calcext:value-type="float">
            <text:p>-26.4616</text:p>
          </table:table-cell>
          <table:table-cell office:value-type="float" office:value="1.12009" calcext:value-type="float">
            <text:p>1.12009</text:p>
          </table:table-cell>
          <table:table-cell office:value-type="float" office:value="0.968955" calcext:value-type="float">
            <text:p>0.968955</text:p>
          </table:table-cell>
          <table:table-cell office:value-type="float" office:value="4.76007" calcext:value-type="float">
            <text:p>4.76007</text:p>
          </table:table-cell>
          <table:table-cell table:formula="of:=SQRT([.M407]*[.M407] +[.N407]*[.N407])" office:value-type="float" office:value="4.85768877110556" calcext:value-type="float">
            <text:p>4.8576887711</text:p>
          </table:table-cell>
        </table:table-row>
        <table:table-row table:style-name="ro3">
          <table:table-cell office:value-type="float" office:value="1477010463300000" calcext:value-type="float">
            <text:p>1477010463300000</text:p>
          </table:table-cell>
          <table:table-cell office:value-type="float" office:value="-26.4392" calcext:value-type="float">
            <text:p>-26.4392</text:p>
          </table:table-cell>
          <table:table-cell office:value-type="float" office:value="1.40033" calcext:value-type="float">
            <text:p>1.40033</text:p>
          </table:table-cell>
          <table:table-cell office:value-type="float" office:value="4.86527" calcext:value-type="float">
            <text:p>4.86527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16341" calcext:value-type="float">
            <text:p>-0.416341</text:p>
          </table:table-cell>
          <table:table-cell office:value-type="string" calcext:value-type="string">
            <text:p>lidar</text:p>
          </table:table-cell>
          <table:table-cell office:value-type="float" office:value="0.111919" calcext:value-type="float">
            <text:p>0.111919</text:p>
          </table:table-cell>
          <table:table-cell office:value-type="float" office:value="-26.3986" calcext:value-type="float">
            <text:p>-26.3986</text:p>
          </table:table-cell>
          <table:table-cell office:value-type="float" office:value="1.42212" calcext:value-type="float">
            <text:p>1.42212</text:p>
          </table:table-cell>
          <table:table-cell office:value-type="float" office:value="-26.4101" calcext:value-type="float">
            <text:p>-26.4101</text:p>
          </table:table-cell>
          <table:table-cell office:value-type="float" office:value="1.35745" calcext:value-type="float">
            <text:p>1.35745</text:p>
          </table:table-cell>
          <table:table-cell office:value-type="float" office:value="1.09053" calcext:value-type="float">
            <text:p>1.09053</text:p>
          </table:table-cell>
          <table:table-cell office:value-type="float" office:value="4.73737" calcext:value-type="float">
            <text:p>4.73737</text:p>
          </table:table-cell>
          <table:table-cell table:formula="of:=SQRT([.M408]*[.M408] +[.N408]*[.N408])" office:value-type="float" office:value="4.8612683733569" calcext:value-type="float">
            <text:p>4.8612683734</text:p>
          </table:table-cell>
        </table:table-row>
        <table:table-row table:style-name="ro3">
          <table:table-cell office:value-type="float" office:value="1477010463350000" calcext:value-type="float">
            <text:p>1477010463350000</text:p>
          </table:table-cell>
          <table:table-cell office:value-type="float" office:value="-26.398" calcext:value-type="float">
            <text:p>-26.398</text:p>
          </table:table-cell>
          <table:table-cell office:value-type="float" office:value="1.62551" calcext:value-type="float">
            <text:p>1.62551</text:p>
          </table:table-cell>
          <table:table-cell office:value-type="float" office:value="4.85214" calcext:value-type="float">
            <text:p>4.85214</text:p>
          </table:table-cell>
          <table:table-cell office:value-type="float" office:value="1.35838" calcext:value-type="float">
            <text:p>1.35838</text:p>
          </table:table-cell>
          <table:table-cell office:value-type="float" office:value="-0.394721" calcext:value-type="float">
            <text:p>-0.394721</text:p>
          </table:table-cell>
          <table:table-cell office:value-type="string" calcext:value-type="string">
            <text:p>radar</text:p>
          </table:table-cell>
          <table:table-cell office:value-type="float" office:value="7.76598" calcext:value-type="float">
            <text:p>7.76598</text:p>
          </table:table-cell>
          <table:table-cell office:value-type="float" office:value="-26.5072" calcext:value-type="float">
            <text:p>-26.5072</text:p>
          </table:table-cell>
          <table:table-cell office:value-type="float" office:value="-0.563928" calcext:value-type="float">
            <text:p>-0.563928</text:p>
          </table:table-cell>
          <table:table-cell office:value-type="float" office:value="-26.3526" calcext:value-type="float">
            <text:p>-26.3526</text:p>
          </table:table-cell>
          <table:table-cell office:value-type="float" office:value="1.59361" calcext:value-type="float">
            <text:p>1.59361</text:p>
          </table:table-cell>
          <table:table-cell office:value-type="float" office:value="1.21096" calcext:value-type="float">
            <text:p>1.21096</text:p>
          </table:table-cell>
          <table:table-cell office:value-type="float" office:value="4.71181" calcext:value-type="float">
            <text:p>4.71181</text:p>
          </table:table-cell>
          <table:table-cell table:formula="of:=SQRT([.M409]*[.M409] +[.N409]*[.N409])" office:value-type="float" office:value="4.86493346282352" calcext:value-type="float">
            <text:p>4.8649334628</text:p>
          </table:table-cell>
        </table:table-row>
        <table:table-row table:style-name="ro3">
          <table:table-cell office:value-type="float" office:value="1477010463400000" calcext:value-type="float">
            <text:p>1477010463400000</text:p>
          </table:table-cell>
          <table:table-cell office:value-type="float" office:value="-26.3466" calcext:value-type="float">
            <text:p>-26.3466</text:p>
          </table:table-cell>
          <table:table-cell office:value-type="float" office:value="1.85071" calcext:value-type="float">
            <text:p>1.85071</text:p>
          </table:table-cell>
          <table:table-cell office:value-type="float" office:value="4.84164" calcext:value-type="float">
            <text:p>4.84164</text:p>
          </table:table-cell>
          <table:table-cell office:value-type="float" office:value="1.3387" calcext:value-type="float">
            <text:p>1.3387</text:p>
          </table:table-cell>
          <table:table-cell office:value-type="float" office:value="-0.395539" calcext:value-type="float">
            <text:p>-0.395539</text:p>
          </table:table-cell>
          <table:table-cell office:value-type="string" calcext:value-type="string">
            <text:p>lidar</text:p>
          </table:table-cell>
          <table:table-cell office:value-type="float" office:value="0.184434" calcext:value-type="float">
            <text:p>0.184434</text:p>
          </table:table-cell>
          <table:table-cell office:value-type="float" office:value="-26.3594" calcext:value-type="float">
            <text:p>-26.3594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-26.2891" calcext:value-type="float">
            <text:p>-26.2891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1.33018" calcext:value-type="float">
            <text:p>1.33018</text:p>
          </table:table-cell>
          <table:table-cell office:value-type="float" office:value="4.68345" calcext:value-type="float">
            <text:p>4.68345</text:p>
          </table:table-cell>
          <table:table-cell table:formula="of:=SQRT([.M410]*[.M410] +[.N410]*[.N410])" office:value-type="float" office:value="4.86868388118391" calcext:value-type="float">
            <text:p>4.8686838812</text:p>
          </table:table-cell>
        </table:table-row>
        <table:table-row table:style-name="ro3">
          <table:table-cell office:value-type="float" office:value="1477010463450000" calcext:value-type="float">
            <text:p>1477010463450000</text:p>
          </table:table-cell>
          <table:table-cell office:value-type="float" office:value="-26.2756" calcext:value-type="float">
            <text:p>-26.2756</text:p>
          </table:table-cell>
          <table:table-cell office:value-type="float" office:value="2.08049" calcext:value-type="float">
            <text:p>2.08049</text:p>
          </table:table-cell>
          <table:table-cell office:value-type="float" office:value="4.84077" calcext:value-type="float">
            <text:p>4.84077</text:p>
          </table:table-cell>
          <table:table-cell office:value-type="float" office:value="1.30016" calcext:value-type="float">
            <text:p>1.30016</text:p>
          </table:table-cell>
          <table:table-cell office:value-type="float" office:value="-0.451183" calcext:value-type="float">
            <text:p>-0.451183</text:p>
          </table:table-cell>
          <table:table-cell office:value-type="string" calcext:value-type="string">
            <text:p>radar</text:p>
          </table:table-cell>
          <table:table-cell office:value-type="float" office:value="0.49358" calcext:value-type="float">
            <text:p>0.49358</text:p>
          </table:table-cell>
          <table:table-cell office:value-type="float" office:value="-26.3475" calcext:value-type="float">
            <text:p>-26.3475</text:p>
          </table:table-cell>
          <table:table-cell office:value-type="float" office:value="1.82827" calcext:value-type="float">
            <text:p>1.82827</text:p>
          </table:table-cell>
          <table:table-cell office:value-type="float" office:value="-26.2197" calcext:value-type="float">
            <text:p>-26.2197</text:p>
          </table:table-cell>
          <table:table-cell office:value-type="float" office:value="2.06173" calcext:value-type="float">
            <text:p>2.06173</text:p>
          </table:table-cell>
          <table:table-cell office:value-type="float" office:value="1.44811" calcext:value-type="float">
            <text:p>1.44811</text:p>
          </table:table-cell>
          <table:table-cell office:value-type="float" office:value="4.65235" calcext:value-type="float">
            <text:p>4.65235</text:p>
          </table:table-cell>
          <table:table-cell table:formula="of:=SQRT([.M411]*[.M411] +[.N411]*[.N411])" office:value-type="float" office:value="4.87251301636024" calcext:value-type="float">
            <text:p>4.8725130164</text:p>
          </table:table-cell>
        </table:table-row>
        <table:table-row table:style-name="ro3">
          <table:table-cell office:value-type="float" office:value="1477010463500000" calcext:value-type="float">
            <text:p>1477010463500000</text:p>
          </table:table-cell>
          <table:table-cell office:value-type="float" office:value="-26.2143" calcext:value-type="float">
            <text:p>-26.2143</text:p>
          </table:table-cell>
          <table:table-cell office:value-type="float" office:value="2.29193" calcext:value-type="float">
            <text:p>2.29193</text:p>
          </table:table-cell>
          <table:table-cell office:value-type="float" office:value="4.82093" calcext:value-type="float">
            <text:p>4.82093</text:p>
          </table:table-cell>
          <table:table-cell office:value-type="float" office:value="1.27829" calcext:value-type="float">
            <text:p>1.27829</text:p>
          </table:table-cell>
          <table:table-cell office:value-type="float" office:value="-0.451872" calcext:value-type="float">
            <text:p>-0.451872</text:p>
          </table:table-cell>
          <table:table-cell office:value-type="string" calcext:value-type="string">
            <text:p>lidar</text:p>
          </table:table-cell>
          <table:table-cell office:value-type="float" office:value="0.67593" calcext:value-type="float">
            <text:p>0.67593</text:p>
          </table:table-cell>
          <table:table-cell office:value-type="float" office:value="-26.2502" calcext:value-type="float">
            <text:p>-26.2502</text:p>
          </table:table-cell>
          <table:table-cell office:value-type="float" office:value="2.18481" calcext:value-type="float">
            <text:p>2.18481</text:p>
          </table:table-cell>
          <table:table-cell office:value-type="float" office:value="-26.1444" calcext:value-type="float">
            <text:p>-26.1444</text:p>
          </table:table-cell>
          <table:table-cell office:value-type="float" office:value="2.29342" calcext:value-type="float">
            <text:p>2.29342</text:p>
          </table:table-cell>
          <table:table-cell office:value-type="float" office:value="1.56467" calcext:value-type="float">
            <text:p>1.56467</text:p>
          </table:table-cell>
          <table:table-cell office:value-type="float" office:value="4.61859" calcext:value-type="float">
            <text:p>4.61859</text:p>
          </table:table-cell>
          <table:table-cell table:formula="of:=SQRT([.M412]*[.M412] +[.N412]*[.N412])" office:value-type="float" office:value="4.87642961571271" calcext:value-type="float">
            <text:p>4.8764296157</text:p>
          </table:table-cell>
        </table:table-row>
        <table:table-row table:style-name="ro3">
          <table:table-cell office:value-type="float" office:value="1477010463550000" calcext:value-type="float">
            <text:p>1477010463550000</text:p>
          </table:table-cell>
          <table:table-cell office:value-type="float" office:value="-26.1505" calcext:value-type="float">
            <text:p>-26.1505</text:p>
          </table:table-cell>
          <table:table-cell office:value-type="float" office:value="2.52278" calcext:value-type="float">
            <text:p>2.52278</text:p>
          </table:table-cell>
          <table:table-cell office:value-type="float" office:value="4.81861" calcext:value-type="float">
            <text:p>4.81861</text:p>
          </table:table-cell>
          <table:table-cell office:value-type="float" office:value="1.27006" calcext:value-type="float">
            <text:p>1.27006</text:p>
          </table:table-cell>
          <table:table-cell office:value-type="float" office:value="-0.407286" calcext:value-type="float">
            <text:p>-0.407286</text:p>
          </table:table-cell>
          <table:table-cell office:value-type="string" calcext:value-type="string">
            <text:p>radar</text:p>
          </table:table-cell>
          <table:table-cell office:value-type="float" office:value="0.454688" calcext:value-type="float">
            <text:p>0.454688</text:p>
          </table:table-cell>
          <table:table-cell office:value-type="float" office:value="-26.069" calcext:value-type="float">
            <text:p>-26.069</text:p>
          </table:table-cell>
          <table:table-cell office:value-type="float" office:value="2.27896" calcext:value-type="float">
            <text:p>2.27896</text:p>
          </table:table-cell>
          <table:table-cell office:value-type="float" office:value="-26.0633" calcext:value-type="float">
            <text:p>-26.0633</text:p>
          </table:table-cell>
          <table:table-cell office:value-type="float" office:value="2.52336" calcext:value-type="float">
            <text:p>2.52336</text:p>
          </table:table-cell>
          <table:table-cell office:value-type="float" office:value="1.67979" calcext:value-type="float">
            <text:p>1.67979</text:p>
          </table:table-cell>
          <table:table-cell office:value-type="float" office:value="4.58223" calcext:value-type="float">
            <text:p>4.58223</text:p>
          </table:table-cell>
          <table:table-cell table:formula="of:=SQRT([.M413]*[.M413] +[.N413]*[.N413])" office:value-type="float" office:value="4.88042274982404" calcext:value-type="float">
            <text:p>4.8804227498</text:p>
          </table:table-cell>
        </table:table-row>
        <table:table-row table:style-name="ro3">
          <table:table-cell office:value-type="float" office:value="1477010463600000" calcext:value-type="float">
            <text:p>1477010463600000</text:p>
          </table:table-cell>
          <table:table-cell office:value-type="float" office:value="-26.0752" calcext:value-type="float">
            <text:p>-26.0752</text:p>
          </table:table-cell>
          <table:table-cell office:value-type="float" office:value="2.76097" calcext:value-type="float">
            <text:p>2.76097</text:p>
          </table:table-cell>
          <table:table-cell office:value-type="float" office:value="4.82713" calcext:value-type="float">
            <text:p>4.82713</text:p>
          </table:table-cell>
          <table:table-cell office:value-type="float" office:value="1.24991" calcext:value-type="float">
            <text:p>1.24991</text:p>
          </table:table-cell>
          <table:table-cell office:value-type="float" office:value="-0.406332" calcext:value-type="float">
            <text:p>-0.406332</text:p>
          </table:table-cell>
          <table:table-cell office:value-type="string" calcext:value-type="string">
            <text:p>lidar</text:p>
          </table:table-cell>
          <table:table-cell office:value-type="float" office:value="0.118927" calcext:value-type="float">
            <text:p>0.118927</text:p>
          </table:table-cell>
          <table:table-cell office:value-type="float" office:value="-26.0641" calcext:value-type="float">
            <text:p>-26.0641</text:p>
          </table:table-cell>
          <table:table-cell office:value-type="float" office:value="2.80701" calcext:value-type="float">
            <text:p>2.80701</text:p>
          </table:table-cell>
          <table:table-cell office:value-type="float" office:value="-25.9765" calcext:value-type="float">
            <text:p>-25.9765</text:p>
          </table:table-cell>
          <table:table-cell office:value-type="float" office:value="2.75141" calcext:value-type="float">
            <text:p>2.75141</text:p>
          </table:table-cell>
          <table:table-cell office:value-type="float" office:value="1.79339" calcext:value-type="float">
            <text:p>1.79339</text:p>
          </table:table-cell>
          <table:table-cell office:value-type="float" office:value="4.54334" calcext:value-type="float">
            <text:p>4.54334</text:p>
          </table:table-cell>
          <table:table-cell table:formula="of:=SQRT([.M414]*[.M414] +[.N414]*[.N414])" office:value-type="float" office:value="4.88448421511422" calcext:value-type="float">
            <text:p>4.8844842151</text:p>
          </table:table-cell>
        </table:table-row>
        <table:table-row table:style-name="ro3">
          <table:table-cell office:value-type="float" office:value="1477010463650000" calcext:value-type="float">
            <text:p>1477010463650000</text:p>
          </table:table-cell>
          <table:table-cell office:value-type="float" office:value="-25.9771" calcext:value-type="float">
            <text:p>-25.9771</text:p>
          </table:table-cell>
          <table:table-cell office:value-type="float" office:value="2.98092" calcext:value-type="float">
            <text:p>2.98092</text:p>
          </table:table-cell>
          <table:table-cell office:value-type="float" office:value="4.82908" calcext:value-type="float">
            <text:p>4.82908</text:p>
          </table:table-cell>
          <table:table-cell office:value-type="float" office:value="1.19023" calcext:value-type="float">
            <text:p>1.19023</text:p>
          </table:table-cell>
          <table:table-cell office:value-type="float" office:value="-0.530031" calcext:value-type="float">
            <text:p>-0.530031</text:p>
          </table:table-cell>
          <table:table-cell office:value-type="string" calcext:value-type="string">
            <text:p>radar</text:p>
          </table:table-cell>
          <table:table-cell office:value-type="float" office:value="3.24147" calcext:value-type="float">
            <text:p>3.24147</text:p>
          </table:table-cell>
          <table:table-cell office:value-type="float" office:value="-26.3234" calcext:value-type="float">
            <text:p>-26.3234</text:p>
          </table:table-cell>
          <table:table-cell office:value-type="float" office:value="3.02388" calcext:value-type="float">
            <text:p>3.02388</text:p>
          </table:table-cell>
          <table:table-cell office:value-type="float" office:value="-25.8841" calcext:value-type="float">
            <text:p>-25.8841</text:p>
          </table:table-cell>
          <table:table-cell office:value-type="float" office:value="2.97746" calcext:value-type="float">
            <text:p>2.97746</text:p>
          </table:table-cell>
          <table:table-cell office:value-type="float" office:value="1.90543" calcext:value-type="float">
            <text:p>1.90543</text:p>
          </table:table-cell>
          <table:table-cell office:value-type="float" office:value="4.502" calcext:value-type="float">
            <text:p>4.502</text:p>
          </table:table-cell>
          <table:table-cell table:formula="of:=SQRT([.M415]*[.M415] +[.N415]*[.N415])" office:value-type="float" office:value="4.88862633925932" calcext:value-type="float">
            <text:p>4.8886263393</text:p>
          </table:table-cell>
        </table:table-row>
        <table:table-row table:style-name="ro3">
          <table:table-cell office:value-type="float" office:value="1477010463700000" calcext:value-type="float">
            <text:p>1477010463700000</text:p>
          </table:table-cell>
          <table:table-cell office:value-type="float" office:value="-25.8783" calcext:value-type="float">
            <text:p>-25.8783</text:p>
          </table:table-cell>
          <table:table-cell office:value-type="float" office:value="3.23936" calcext:value-type="float">
            <text:p>3.23936</text:p>
          </table:table-cell>
          <table:table-cell office:value-type="float" office:value="4.86266" calcext:value-type="float">
            <text:p>4.86266</text:p>
          </table:table-cell>
          <table:table-cell office:value-type="float" office:value="1.16539" calcext:value-type="float">
            <text:p>1.16539</text:p>
          </table:table-cell>
          <table:table-cell office:value-type="float" office:value="-0.525076" calcext:value-type="float">
            <text:p>-0.525076</text:p>
          </table:table-cell>
          <table:table-cell office:value-type="string" calcext:value-type="string">
            <text:p>lidar</text:p>
          </table:table-cell>
          <table:table-cell office:value-type="float" office:value="1.83523" calcext:value-type="float">
            <text:p>1.83523</text:p>
          </table:table-cell>
          <table:table-cell office:value-type="float" office:value="-25.8345" calcext:value-type="float">
            <text:p>-25.8345</text:p>
          </table:table-cell>
          <table:table-cell office:value-type="float" office:value="3.42005" calcext:value-type="float">
            <text:p>3.42005</text:p>
          </table:table-cell>
          <table:table-cell office:value-type="float" office:value="-25.7861" calcext:value-type="float">
            <text:p>-25.7861</text:p>
          </table:table-cell>
          <table:table-cell office:value-type="float" office:value="3.20139" calcext:value-type="float">
            <text:p>3.20139</text:p>
          </table:table-cell>
          <table:table-cell office:value-type="float" office:value="2.01582" calcext:value-type="float">
            <text:p>2.01582</text:p>
          </table:table-cell>
          <table:table-cell office:value-type="float" office:value="4.45828" calcext:value-type="float">
            <text:p>4.45828</text:p>
          </table:table-cell>
          <table:table-cell table:formula="of:=SQRT([.M416]*[.M416] +[.N416]*[.N416])" office:value-type="float" office:value="4.89283055406582" calcext:value-type="float">
            <text:p>4.8928305541</text:p>
          </table:table-cell>
        </table:table-row>
        <table:table-row table:style-name="ro3">
          <table:table-cell office:value-type="float" office:value="1477010463750000" calcext:value-type="float">
            <text:p>1477010463750000</text:p>
          </table:table-cell>
          <table:table-cell office:value-type="float" office:value="-25.7963" calcext:value-type="float">
            <text:p>-25.7963</text:p>
          </table:table-cell>
          <table:table-cell office:value-type="float" office:value="3.46583" calcext:value-type="float">
            <text:p>3.46583</text:p>
          </table:table-cell>
          <table:table-cell office:value-type="float" office:value="4.86377" calcext:value-type="float">
            <text:p>4.86377</text:p>
          </table:table-cell>
          <table:table-cell office:value-type="float" office:value="1.14443" calcext:value-type="float">
            <text:p>1.14443</text:p>
          </table:table-cell>
          <table:table-cell office:value-type="float" office:value="-0.522561" calcext:value-type="float">
            <text:p>-0.522561</text:p>
          </table:table-cell>
          <table:table-cell office:value-type="string" calcext:value-type="string">
            <text:p>radar</text:p>
          </table:table-cell>
          <table:table-cell office:value-type="float" office:value="2.10911" calcext:value-type="float">
            <text:p>2.10911</text:p>
          </table:table-cell>
          <table:table-cell office:value-type="float" office:value="-26.1824" calcext:value-type="float">
            <text:p>-26.1824</text:p>
          </table:table-cell>
          <table:table-cell office:value-type="float" office:value="3.73376" calcext:value-type="float">
            <text:p>3.73376</text:p>
          </table:table-cell>
          <table:table-cell office:value-type="float" office:value="-25.6826" calcext:value-type="float">
            <text:p>-25.6826</text:p>
          </table:table-cell>
          <table:table-cell office:value-type="float" office:value="3.42306" calcext:value-type="float">
            <text:p>3.42306</text:p>
          </table:table-cell>
          <table:table-cell office:value-type="float" office:value="2.12452" calcext:value-type="float">
            <text:p>2.12452</text:p>
          </table:table-cell>
          <table:table-cell office:value-type="float" office:value="4.41227" calcext:value-type="float">
            <text:p>4.41227</text:p>
          </table:table-cell>
          <table:table-cell table:formula="of:=SQRT([.M417]*[.M417] +[.N417]*[.N417])" office:value-type="float" office:value="4.89711259655116" calcext:value-type="float">
            <text:p>4.8971125966</text:p>
          </table:table-cell>
        </table:table-row>
        <table:table-row table:style-name="ro3">
          <table:table-cell office:value-type="float" office:value="1477010463800000" calcext:value-type="float">
            <text:p>1477010463800000</text:p>
          </table:table-cell>
          <table:table-cell office:value-type="float" office:value="-25.6883" calcext:value-type="float">
            <text:p>-25.6883</text:p>
          </table:table-cell>
          <table:table-cell office:value-type="float" office:value="3.6769" calcext:value-type="float">
            <text:p>3.6769</text:p>
          </table:table-cell>
          <table:table-cell office:value-type="float" office:value="4.85691" calcext:value-type="float">
            <text:p>4.85691</text:p>
          </table:table-cell>
          <table:table-cell office:value-type="float" office:value="1.11531" calcext:value-type="float">
            <text:p>1.11531</text:p>
          </table:table-cell>
          <table:table-cell office:value-type="float" office:value="-0.527033" calcext:value-type="float">
            <text:p>-0.527033</text:p>
          </table:table-cell>
          <table:table-cell office:value-type="string" calcext:value-type="string">
            <text:p>lidar</text:p>
          </table:table-cell>
          <table:table-cell office:value-type="float" office:value="0.119405" calcext:value-type="float">
            <text:p>0.119405</text:p>
          </table:table-cell>
          <table:table-cell office:value-type="float" office:value="-25.6666" calcext:value-type="float">
            <text:p>-25.6666</text:p>
          </table:table-cell>
          <table:table-cell office:value-type="float" office:value="3.63509" calcext:value-type="float">
            <text:p>3.63509</text:p>
          </table:table-cell>
          <table:table-cell office:value-type="float" office:value="-25.5737" calcext:value-type="float">
            <text:p>-25.5737</text:p>
          </table:table-cell>
          <table:table-cell office:value-type="float" office:value="3.64239" calcext:value-type="float">
            <text:p>3.64239</text:p>
          </table:table-cell>
          <table:table-cell office:value-type="float" office:value="2.23146" calcext:value-type="float">
            <text:p>2.23146</text:p>
          </table:table-cell>
          <table:table-cell office:value-type="float" office:value="4.36404" calcext:value-type="float">
            <text:p>4.36404</text:p>
          </table:table-cell>
          <table:table-cell table:formula="of:=SQRT([.M418]*[.M418] +[.N418]*[.N418])" office:value-type="float" office:value="4.90145476906602" calcext:value-type="float">
            <text:p>4.9014547691</text:p>
          </table:table-cell>
        </table:table-row>
        <table:table-row table:style-name="ro3">
          <table:table-cell office:value-type="float" office:value="1477010463850000" calcext:value-type="float">
            <text:p>1477010463850000</text:p>
          </table:table-cell>
          <table:table-cell office:value-type="float" office:value="-25.5715" calcext:value-type="float">
            <text:p>-25.5715</text:p>
          </table:table-cell>
          <table:table-cell office:value-type="float" office:value="3.88581" calcext:value-type="float">
            <text:p>3.88581</text:p>
          </table:table-cell>
          <table:table-cell office:value-type="float" office:value="4.8527" calcext:value-type="float">
            <text:p>4.8527</text:p>
          </table:table-cell>
          <table:table-cell office:value-type="float" office:value="1.08224" calcext:value-type="float">
            <text:p>1.08224</text:p>
          </table:table-cell>
          <table:table-cell office:value-type="float" office:value="-0.542789" calcext:value-type="float">
            <text:p>-0.542789</text:p>
          </table:table-cell>
          <table:table-cell office:value-type="string" calcext:value-type="string">
            <text:p>radar</text:p>
          </table:table-cell>
          <table:table-cell office:value-type="float" office:value="1.0658" calcext:value-type="float">
            <text:p>1.0658</text:p>
          </table:table-cell>
          <table:table-cell office:value-type="float" office:value="-25.5773" calcext:value-type="float">
            <text:p>-25.5773</text:p>
          </table:table-cell>
          <table:table-cell office:value-type="float" office:value="3.13316" calcext:value-type="float">
            <text:p>3.13316</text:p>
          </table:table-cell>
          <table:table-cell office:value-type="float" office:value="-25.4596" calcext:value-type="float">
            <text:p>-25.4596</text:p>
          </table:table-cell>
          <table:table-cell office:value-type="float" office:value="3.85924" calcext:value-type="float">
            <text:p>3.85924</text:p>
          </table:table-cell>
          <table:table-cell office:value-type="float" office:value="2.3366" calcext:value-type="float">
            <text:p>2.3366</text:p>
          </table:table-cell>
          <table:table-cell office:value-type="float" office:value="4.31367" calcext:value-type="float">
            <text:p>4.31367</text:p>
          </table:table-cell>
          <table:table-cell table:formula="of:=SQRT([.M419]*[.M419] +[.N419]*[.N419])" office:value-type="float" office:value="4.90585858223614" calcext:value-type="float">
            <text:p>4.9058585822</text:p>
          </table:table-cell>
        </table:table-row>
        <table:table-row table:style-name="ro3">
          <table:table-cell office:value-type="float" office:value="1477010463900000" calcext:value-type="float">
            <text:p>1477010463900000</text:p>
          </table:table-cell>
          <table:table-cell office:value-type="float" office:value="-25.4999" calcext:value-type="float">
            <text:p>-25.4999</text:p>
          </table:table-cell>
          <table:table-cell office:value-type="float" office:value="4.08495" calcext:value-type="float">
            <text:p>4.08495</text:p>
          </table:table-cell>
          <table:table-cell office:value-type="float" office:value="4.82887" calcext:value-type="float">
            <text:p>4.82887</text:p>
          </table:table-cell>
          <table:table-cell office:value-type="float" office:value="1.06979" calcext:value-type="float">
            <text:p>1.06979</text:p>
          </table:table-cell>
          <table:table-cell office:value-type="float" office:value="-0.526681" calcext:value-type="float">
            <text:p>-0.526681</text:p>
          </table:table-cell>
          <table:table-cell office:value-type="string" calcext:value-type="string">
            <text:p>lidar</text:p>
          </table:table-cell>
          <table:table-cell office:value-type="float" office:value="3.63609" calcext:value-type="float">
            <text:p>3.63609</text:p>
          </table:table-cell>
          <table:table-cell office:value-type="float" office:value="-25.7492" calcext:value-type="float">
            <text:p>-25.7492</text:p>
          </table:table-cell>
          <table:table-cell office:value-type="float" office:value="3.99968" calcext:value-type="float">
            <text:p>3.99968</text:p>
          </table:table-cell>
          <table:table-cell office:value-type="float" office:value="-25.3402" calcext:value-type="float">
            <text:p>-25.3402</text:p>
          </table:table-cell>
          <table:table-cell office:value-type="float" office:value="4.07353" calcext:value-type="float">
            <text:p>4.07353</text:p>
          </table:table-cell>
          <table:table-cell office:value-type="float" office:value="2.43989" calcext:value-type="float">
            <text:p>2.43989</text:p>
          </table:table-cell>
          <table:table-cell office:value-type="float" office:value="4.26125" calcext:value-type="float">
            <text:p>4.26125</text:p>
          </table:table-cell>
          <table:table-cell table:formula="of:=SQRT([.M420]*[.M420] +[.N420]*[.N420])" office:value-type="float" office:value="4.91032735920936" calcext:value-type="float">
            <text:p>4.9103273592</text:p>
          </table:table-cell>
        </table:table-row>
        <table:table-row table:style-name="ro3">
          <table:table-cell office:value-type="float" office:value="1477010463950000" calcext:value-type="float">
            <text:p>1477010463950000</text:p>
          </table:table-cell>
          <table:table-cell office:value-type="float" office:value="-25.3766" calcext:value-type="float">
            <text:p>-25.3766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4.8258" calcext:value-type="float">
            <text:p>4.8258</text:p>
          </table:table-cell>
          <table:table-cell office:value-type="float" office:value="1.04072" calcext:value-type="float">
            <text:p>1.04072</text:p>
          </table:table-cell>
          <table:table-cell office:value-type="float" office:value="-0.530757" calcext:value-type="float">
            <text:p>-0.530757</text:p>
          </table:table-cell>
          <table:table-cell office:value-type="string" calcext:value-type="string">
            <text:p>radar</text:p>
          </table:table-cell>
          <table:table-cell office:value-type="float" office:value="0.600088" calcext:value-type="float">
            <text:p>0.600088</text:p>
          </table:table-cell>
          <table:table-cell office:value-type="float" office:value="-25.3516" calcext:value-type="float">
            <text:p>-25.3516</text:p>
          </table:table-cell>
          <table:table-cell office:value-type="float" office:value="3.75691" calcext:value-type="float">
            <text:p>3.75691</text:p>
          </table:table-cell>
          <table:table-cell office:value-type="float" office:value="-25.2157" calcext:value-type="float">
            <text:p>-25.2157</text:p>
          </table:table-cell>
          <table:table-cell office:value-type="float" office:value="4.28514" calcext:value-type="float">
            <text:p>4.28514</text:p>
          </table:table-cell>
          <table:table-cell office:value-type="float" office:value="2.54127" calcext:value-type="float">
            <text:p>2.54127</text:p>
          </table:table-cell>
          <table:table-cell office:value-type="float" office:value="4.20686" calcext:value-type="float">
            <text:p>4.20686</text:p>
          </table:table-cell>
          <table:table-cell table:formula="of:=SQRT([.M421]*[.M421] +[.N421]*[.N421])" office:value-type="float" office:value="4.91484732952103" calcext:value-type="float">
            <text:p>4.9148473295</text:p>
          </table:table-cell>
        </table:table-row>
        <table:table-row table:style-name="ro3">
          <table:table-cell office:value-type="float" office:value="1477010464000000" calcext:value-type="float">
            <text:p>1477010464000000</text:p>
          </table:table-cell>
          <table:table-cell office:value-type="float" office:value="-25.2166" calcext:value-type="float">
            <text:p>-25.2166</text:p>
          </table:table-cell>
          <table:table-cell office:value-type="float" office:value="4.49861" calcext:value-type="float">
            <text:p>4.49861</text:p>
          </table:table-cell>
          <table:table-cell office:value-type="float" office:value="4.83875" calcext:value-type="float">
            <text:p>4.83875</text:p>
          </table:table-cell>
          <table:table-cell office:value-type="float" office:value="1.00156" calcext:value-type="float">
            <text:p>1.00156</text:p>
          </table:table-cell>
          <table:table-cell office:value-type="float" office:value="-0.545509" calcext:value-type="float">
            <text:p>-0.545509</text:p>
          </table:table-cell>
          <table:table-cell office:value-type="string" calcext:value-type="string">
            <text:p>lidar</text:p>
          </table:table-cell>
          <table:table-cell office:value-type="float" office:value="2.04198" calcext:value-type="float">
            <text:p>2.04198</text:p>
          </table:table-cell>
          <table:table-cell office:value-type="float" office:value="-25.0214" calcext:value-type="float">
            <text:p>-25.0214</text:p>
          </table:table-cell>
          <table:table-cell office:value-type="float" office:value="4.52803" calcext:value-type="float">
            <text:p>4.52803</text:p>
          </table:table-cell>
          <table:table-cell office:value-type="float" office:value="-25.0863" calcext:value-type="float">
            <text:p>-25.0863</text:p>
          </table:table-cell>
          <table:table-cell office:value-type="float" office:value="4.49399" calcext:value-type="float">
            <text:p>4.49399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4.15058" calcext:value-type="float">
            <text:p>4.15058</text:p>
          </table:table-cell>
          <table:table-cell table:formula="of:=SQRT([.M422]*[.M422] +[.N422]*[.N422])" office:value-type="float" office:value="4.91941700209486" calcext:value-type="float">
            <text:p>4.9194170021</text:p>
          </table:table-cell>
        </table:table-row>
        <table:table-row table:style-name="ro3">
          <table:table-cell office:value-type="float" office:value="1477010464050000" calcext:value-type="float">
            <text:p>1477010464050000</text:p>
          </table:table-cell>
          <table:table-cell office:value-type="float" office:value="-25.067" calcext:value-type="float">
            <text:p>-25.067</text:p>
          </table:table-cell>
          <table:table-cell office:value-type="float" office:value="4.69791" calcext:value-type="float">
            <text:p>4.69791</text:p>
          </table:table-cell>
          <table:table-cell office:value-type="float" office:value="4.83672" calcext:value-type="float">
            <text:p>4.83672</text:p>
          </table:table-cell>
          <table:table-cell office:value-type="float" office:value="0.986275" calcext:value-type="float">
            <text:p>0.986275</text:p>
          </table:table-cell>
          <table:table-cell office:value-type="float" office:value="-0.486002" calcext:value-type="float">
            <text:p>-0.486002</text:p>
          </table:table-cell>
          <table:table-cell office:value-type="string" calcext:value-type="string">
            <text:p>radar</text:p>
          </table:table-cell>
          <table:table-cell office:value-type="float" office:value="9.08367" calcext:value-type="float">
            <text:p>9.08367</text:p>
          </table:table-cell>
          <table:table-cell office:value-type="float" office:value="-24.2719" calcext:value-type="float">
            <text:p>-24.2719</text:p>
          </table:table-cell>
          <table:table-cell office:value-type="float" office:value="4.30917" calcext:value-type="float">
            <text:p>4.30917</text:p>
          </table:table-cell>
          <table:table-cell office:value-type="float" office:value="-24.9518" calcext:value-type="float">
            <text:p>-24.9518</text:p>
          </table:table-cell>
          <table:table-cell office:value-type="float" office:value="4.69998" calcext:value-type="float">
            <text:p>4.69998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  <table:table-cell table:formula="of:=SQRT([.M423]*[.M423] +[.N423]*[.N423])" office:value-type="float" office:value="4.92404437926792" calcext:value-type="float">
            <text:p>4.9240443793</text:p>
          </table:table-cell>
        </table:table-row>
        <table:table-row table:style-name="ro3">
          <table:table-cell office:value-type="float" office:value="1477010464100000" calcext:value-type="float">
            <text:p>1477010464100000</text:p>
          </table:table-cell>
          <table:table-cell office:value-type="float" office:value="-24.9473" calcext:value-type="float">
            <text:p>-24.9473</text:p>
          </table:table-cell>
          <table:table-cell office:value-type="float" office:value="4.89712" calcext:value-type="float">
            <text:p>4.89712</text:p>
          </table:table-cell>
          <table:table-cell office:value-type="float" office:value="4.83061" calcext:value-type="float">
            <text:p>4.83061</text:p>
          </table:table-cell>
          <table:table-cell office:value-type="float" office:value="0.967616" calcext:value-type="float">
            <text:p>0.967616</text:p>
          </table:table-cell>
          <table:table-cell office:value-type="float" office:value="-0.479403" calcext:value-type="float">
            <text:p>-0.479403</text:p>
          </table:table-cell>
          <table:table-cell office:value-type="string" calcext:value-type="string">
            <text:p>lidar</text:p>
          </table:table-cell>
          <table:table-cell office:value-type="float" office:value="0.422578" calcext:value-type="float">
            <text:p>0.422578</text:p>
          </table:table-cell>
          <table:table-cell office:value-type="float" office:value="-25.0363" calcext:value-type="float">
            <text:p>-25.0363</text:p>
          </table:table-cell>
          <table:table-cell office:value-type="float" office:value="4.88499" calcext:value-type="float">
            <text:p>4.88499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4.90303" calcext:value-type="float">
            <text:p>4.90303</text:p>
          </table:table-cell>
          <table:table-cell office:value-type="float" office:value="2.83361" calcext:value-type="float">
            <text:p>2.83361</text:p>
          </table:table-cell>
          <table:table-cell office:value-type="float" office:value="4.03273" calcext:value-type="float">
            <text:p>4.03273</text:p>
          </table:table-cell>
          <table:table-cell table:formula="of:=SQRT([.M424]*[.M424] +[.N424]*[.N424])" office:value-type="float" office:value="4.92871757001758" calcext:value-type="float">
            <text:p>4.92871757</text:p>
          </table:table-cell>
        </table:table-row>
        <table:table-row table:style-name="ro3">
          <table:table-cell office:value-type="float" office:value="1477010464150000" calcext:value-type="float">
            <text:p>1477010464150000</text:p>
          </table:table-cell>
          <table:table-cell office:value-type="float" office:value="-24.7909" calcext:value-type="float">
            <text:p>-24.7909</text:p>
          </table:table-cell>
          <table:table-cell office:value-type="float" office:value="5.08832" calcext:value-type="float">
            <text:p>5.08832</text:p>
          </table:table-cell>
          <table:table-cell office:value-type="float" office:value="4.83145" calcext:value-type="float">
            <text:p>4.83145</text:p>
          </table:table-cell>
          <table:table-cell office:value-type="float" office:value="0.938136" calcext:value-type="float">
            <text:p>0.938136</text:p>
          </table:table-cell>
          <table:table-cell office:value-type="float" office:value="-0.481735" calcext:value-type="float">
            <text:p>-0.481735</text:p>
          </table:table-cell>
          <table:table-cell office:value-type="string" calcext:value-type="string">
            <text:p>radar</text:p>
          </table:table-cell>
          <table:table-cell office:value-type="float" office:value="2.31995" calcext:value-type="float">
            <text:p>2.31995</text:p>
          </table:table-cell>
          <table:table-cell office:value-type="float" office:value="-24.3609" calcext:value-type="float">
            <text:p>-24.3609</text:p>
          </table:table-cell>
          <table:table-cell office:value-type="float" office:value="4.95947" calcext:value-type="float">
            <text:p>4.95947</text:p>
          </table:table-cell>
          <table:table-cell office:value-type="float" office:value="-24.6686" calcext:value-type="float">
            <text:p>-24.6686</text:p>
          </table:table-cell>
          <table:table-cell office:value-type="float" office:value="5.10304" calcext:value-type="float">
            <text:p>5.10304</text:p>
          </table:table-cell>
          <table:table-cell office:value-type="float" office:value="2.92701" calcext:value-type="float">
            <text:p>2.92701</text:p>
          </table:table-cell>
          <table:table-cell office:value-type="float" office:value="3.97132" calcext:value-type="float">
            <text:p>3.97132</text:p>
          </table:table-cell>
          <table:table-cell table:formula="of:=SQRT([.M425]*[.M425] +[.N425]*[.N425])" office:value-type="float" office:value="4.93343390373277" calcext:value-type="float">
            <text:p>4.9334339037</text:p>
          </table:table-cell>
        </table:table-row>
        <table:table-row table:style-name="ro3">
          <table:table-cell office:value-type="float" office:value="1477010464200000" calcext:value-type="float">
            <text:p>1477010464200000</text:p>
          </table:table-cell>
          <table:table-cell office:value-type="float" office:value="-24.6255" calcext:value-type="float">
            <text:p>-24.6255</text:p>
          </table:table-cell>
          <table:table-cell office:value-type="float" office:value="5.29181" calcext:value-type="float">
            <text:p>5.29181</text:p>
          </table:table-cell>
          <table:table-cell office:value-type="float" office:value="4.8482" calcext:value-type="float">
            <text:p>4.8482</text:p>
          </table:table-cell>
          <table:table-cell office:value-type="float" office:value="0.909223" calcext:value-type="float">
            <text:p>0.909223</text:p>
          </table:table-cell>
          <table:table-cell office:value-type="float" office:value="-0.486186" calcext:value-type="float">
            <text:p>-0.486186</text:p>
          </table:table-cell>
          <table:table-cell office:value-type="string" calcext:value-type="string">
            <text:p>lidar</text:p>
          </table:table-cell>
          <table:table-cell office:value-type="float" office:value="0.959573" calcext:value-type="float">
            <text:p>0.959573</text:p>
          </table:table-cell>
          <table:table-cell office:value-type="float" office:value="-24.5041" calcext:value-type="float">
            <text:p>-24.5041</text:p>
          </table:table-cell>
          <table:table-cell office:value-type="float" office:value="5.35293" calcext:value-type="float">
            <text:p>5.35293</text:p>
          </table:table-cell>
          <table:table-cell office:value-type="float" office:value="-24.5201" calcext:value-type="float">
            <text:p>-24.5201</text:p>
          </table:table-cell>
          <table:table-cell office:value-type="float" office:value="5.29995" calcext:value-type="float">
            <text:p>5.29995</text:p>
          </table:table-cell>
          <table:table-cell office:value-type="float" office:value="3.01833" calcext:value-type="float">
            <text:p>3.01833</text:p>
          </table:table-cell>
          <table:table-cell office:value-type="float" office:value="3.90839" calcext:value-type="float">
            <text:p>3.90839</text:p>
          </table:table-cell>
          <table:table-cell table:formula="of:=SQRT([.M426]*[.M426] +[.N426]*[.N426])" office:value-type="float" office:value="4.93820092553958" calcext:value-type="float">
            <text:p>4.9382009255</text:p>
          </table:table-cell>
        </table:table-row>
        <table:table-row table:style-name="ro3">
          <table:table-cell office:value-type="float" office:value="1477010464250000" calcext:value-type="float">
            <text:p>1477010464250000</text:p>
          </table:table-cell>
          <table:table-cell office:value-type="float" office:value="-24.4533" calcext:value-type="float">
            <text:p>-24.4533</text:p>
          </table:table-cell>
          <table:table-cell office:value-type="float" office:value="5.4656" calcext:value-type="float">
            <text:p>5.4656</text:p>
          </table:table-cell>
          <table:table-cell office:value-type="float" office:value="4.84956" calcext:value-type="float">
            <text:p>4.84956</text:p>
          </table:table-cell>
          <table:table-cell office:value-type="float" office:value="0.856054" calcext:value-type="float">
            <text:p>0.856054</text:p>
          </table:table-cell>
          <table:table-cell office:value-type="float" office:value="-0.565039" calcext:value-type="float">
            <text:p>-0.565039</text:p>
          </table:table-cell>
          <table:table-cell office:value-type="string" calcext:value-type="string">
            <text:p>radar</text:p>
          </table:table-cell>
          <table:table-cell office:value-type="float" office:value="0.827174" calcext:value-type="float">
            <text:p>0.827174</text:p>
          </table:table-cell>
          <table:table-cell office:value-type="float" office:value="-24.4379" calcext:value-type="float">
            <text:p>-24.4379</text:p>
          </table:table-cell>
          <table:table-cell office:value-type="float" office:value="5.24592" calcext:value-type="float">
            <text:p>5.24592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5.49367" calcext:value-type="float">
            <text:p>5.49367</text:p>
          </table:table-cell>
          <table:table-cell office:value-type="float" office:value="3.10754" calcext:value-type="float">
            <text:p>3.10754</text:p>
          </table:table-cell>
          <table:table-cell office:value-type="float" office:value="3.84401" calcext:value-type="float">
            <text:p>3.84401</text:p>
          </table:table-cell>
          <table:table-cell table:formula="of:=SQRT([.M427]*[.M427] +[.N427]*[.N427])" office:value-type="float" office:value="4.94299683711208" calcext:value-type="float">
            <text:p>4.9429968371</text:p>
          </table:table-cell>
        </table:table-row>
        <table:table-row table:style-name="ro3">
          <table:table-cell office:value-type="float" office:value="1477010464300000" calcext:value-type="float">
            <text:p>1477010464300000</text:p>
          </table:table-cell>
          <table:table-cell office:value-type="float" office:value="-24.265" calcext:value-type="float">
            <text:p>-24.265</text:p>
          </table:table-cell>
          <table:table-cell office:value-type="float" office:value="5.6368" calcext:value-type="float">
            <text:p>5.6368</text:p>
          </table:table-cell>
          <table:table-cell office:value-type="float" office:value="4.85342" calcext:value-type="float">
            <text:p>4.85342</text:p>
          </table:table-cell>
          <table:table-cell office:value-type="float" office:value="0.816211" calcext:value-type="float">
            <text:p>0.816211</text:p>
          </table:table-cell>
          <table:table-cell office:value-type="float" office:value="-0.579577" calcext:value-type="float">
            <text:p>-0.579577</text:p>
          </table:table-cell>
          <table:table-cell office:value-type="string" calcext:value-type="string">
            <text:p>lidar</text:p>
          </table:table-cell>
          <table:table-cell office:value-type="float" office:value="1.20569" calcext:value-type="float">
            <text:p>1.20569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5.61152" calcext:value-type="float">
            <text:p>5.61152</text:p>
          </table:table-cell>
          <table:table-cell office:value-type="float" office:value="-24.2095" calcext:value-type="float">
            <text:p>-24.2095</text:p>
          </table:table-cell>
          <table:table-cell office:value-type="float" office:value="5.68414" calcext:value-type="float">
            <text:p>5.68414</text:p>
          </table:table-cell>
          <table:table-cell office:value-type="float" office:value="3.19464" calcext:value-type="float">
            <text:p>3.19464</text:p>
          </table:table-cell>
          <table:table-cell office:value-type="float" office:value="3.77827" calcext:value-type="float">
            <text:p>3.77827</text:p>
          </table:table-cell>
          <table:table-cell table:formula="of:=SQRT([.M428]*[.M428] +[.N428]*[.N428])" office:value-type="float" office:value="4.9478327500533" calcext:value-type="float">
            <text:p>4.9478327501</text:p>
          </table:table-cell>
        </table:table-row>
        <table:table-row table:style-name="ro3">
          <table:table-cell office:value-type="float" office:value="1477010464350000" calcext:value-type="float">
            <text:p>1477010464350000</text:p>
          </table:table-cell>
          <table:table-cell office:value-type="float" office:value="-24.0989" calcext:value-type="float">
            <text:p>-24.0989</text:p>
          </table:table-cell>
          <table:table-cell office:value-type="float" office:value="5.80022" calcext:value-type="float">
            <text:p>5.80022</text:p>
          </table:table-cell>
          <table:table-cell office:value-type="float" office:value="4.84645" calcext:value-type="float">
            <text:p>4.84645</text:p>
          </table:table-cell>
          <table:table-cell office:value-type="float" office:value="0.777487" calcext:value-type="float">
            <text:p>0.777487</text:p>
          </table:table-cell>
          <table:table-cell office:value-type="float" office:value="-0.611305" calcext:value-type="float">
            <text:p>-0.611305</text:p>
          </table:table-cell>
          <table:table-cell office:value-type="string" calcext:value-type="string">
            <text:p>radar</text:p>
          </table:table-cell>
          <table:table-cell office:value-type="float" office:value="2.99933" calcext:value-type="float">
            <text:p>2.99933</text:p>
          </table:table-cell>
          <table:table-cell office:value-type="float" office:value="-24.5638" calcext:value-type="float">
            <text:p>-24.5638</text:p>
          </table:table-cell>
          <table:table-cell office:value-type="float" office:value="4.75836" calcext:value-type="float">
            <text:p>4.75836</text:p>
          </table:table-cell>
          <table:table-cell office:value-type="float" office:value="-24.0477" calcext:value-type="float">
            <text:p>-24.0477</text:p>
          </table:table-cell>
          <table:table-cell office:value-type="float" office:value="5.8713" calcext:value-type="float">
            <text:p>5.8713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  <table:table-cell table:formula="of:=SQRT([.M429]*[.M429] +[.N429]*[.N429])" office:value-type="float" office:value="4.95269982746784" calcext:value-type="float">
            <text:p>4.9526998275</text:p>
          </table:table-cell>
        </table:table-row>
        <table:table-row table:style-name="ro3">
          <table:table-cell office:value-type="float" office:value="1477010464400000" calcext:value-type="float">
            <text:p>1477010464400000</text:p>
          </table:table-cell>
          <table:table-cell office:value-type="float" office:value="-23.9222" calcext:value-type="float">
            <text:p>-23.9222</text:p>
          </table:table-cell>
          <table:table-cell office:value-type="float" office:value="5.96272" calcext:value-type="float">
            <text:p>5.96272</text:p>
          </table:table-cell>
          <table:table-cell office:value-type="float" office:value="4.84361" calcext:value-type="float">
            <text:p>4.84361</text:p>
          </table:table-cell>
          <table:table-cell office:value-type="float" office:value="0.745068" calcext:value-type="float">
            <text:p>0.745068</text:p>
          </table:table-cell>
          <table:table-cell office:value-type="float" office:value="-0.6141" calcext:value-type="float">
            <text:p>-0.6141</text:p>
          </table:table-cell>
          <table:table-cell office:value-type="string" calcext:value-type="string">
            <text:p>lidar</text:p>
          </table:table-cell>
          <table:table-cell office:value-type="float" office:value="0.0224847" calcext:value-type="float">
            <text:p>0.0224847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5.94377" calcext:value-type="float">
            <text:p>5.94377</text:p>
          </table:table-cell>
          <table:table-cell office:value-type="float" office:value="-23.8818" calcext:value-type="float">
            <text:p>-23.8818</text:p>
          </table:table-cell>
          <table:table-cell office:value-type="float" office:value="6.05508" calcext:value-type="float">
            <text:p>6.05508</text:p>
          </table:table-cell>
          <table:table-cell office:value-type="float" office:value="3.36239" calcext:value-type="float">
            <text:p>3.36239</text:p>
          </table:table-cell>
          <table:table-cell office:value-type="float" office:value="3.64309" calcext:value-type="float">
            <text:p>3.64309</text:p>
          </table:table-cell>
          <table:table-cell table:formula="of:=SQRT([.M430]*[.M430] +[.N430]*[.N430])" office:value-type="float" office:value="4.95759732735526" calcext:value-type="float">
            <text:p>4.9575973274</text:p>
          </table:table-cell>
        </table:table-row>
        <table:table-row table:style-name="ro3">
          <table:table-cell office:value-type="float" office:value="1477010464450000" calcext:value-type="float">
            <text:p>1477010464450000</text:p>
          </table:table-cell>
          <table:table-cell office:value-type="float" office:value="-23.779" calcext:value-type="float">
            <text:p>-23.779</text:p>
          </table:table-cell>
          <table:table-cell office:value-type="float" office:value="6.16153" calcext:value-type="float">
            <text:p>6.16153</text:p>
          </table:table-cell>
          <table:table-cell office:value-type="float" office:value="4.83679" calcext:value-type="float">
            <text:p>4.83679</text:p>
          </table:table-cell>
          <table:table-cell office:value-type="float" office:value="0.781437" calcext:value-type="float">
            <text:p>0.781437</text:p>
          </table:table-cell>
          <table:table-cell office:value-type="float" office:value="-0.424494" calcext:value-type="float">
            <text:p>-0.424494</text:p>
          </table:table-cell>
          <table:table-cell office:value-type="string" calcext:value-type="string">
            <text:p>radar</text:p>
          </table:table-cell>
          <table:table-cell office:value-type="float" office:value="4.93308" calcext:value-type="float">
            <text:p>4.93308</text:p>
          </table:table-cell>
          <table:table-cell office:value-type="float" office:value="-23.5491" calcext:value-type="float">
            <text:p>-23.5491</text:p>
          </table:table-cell>
          <table:table-cell office:value-type="float" office:value="6.44495" calcext:value-type="float">
            <text:p>6.44495</text:p>
          </table:table-cell>
          <table:table-cell office:value-type="float" office:value="-23.7117" calcext:value-type="float">
            <text:p>-23.7117</text:p>
          </table:table-cell>
          <table:table-cell office:value-type="float" office:value="6.23542" calcext:value-type="float">
            <text:p>6.23542</text:p>
          </table:table-cell>
          <table:table-cell office:value-type="float" office:value="3.44302" calcext:value-type="float">
            <text:p>3.44302</text:p>
          </table:table-cell>
          <table:table-cell office:value-type="float" office:value="3.57383" calcext:value-type="float">
            <text:p>3.57383</text:p>
          </table:table-cell>
          <table:table-cell table:formula="of:=SQRT([.M431]*[.M431] +[.N431]*[.N431])" office:value-type="float" office:value="4.96252431624269" calcext:value-type="float">
            <text:p>4.9625243162</text:p>
          </table:table-cell>
        </table:table-row>
        <table:table-row table:style-name="ro3">
          <table:table-cell office:value-type="float" office:value="1477010464500000" calcext:value-type="float">
            <text:p>1477010464500000</text:p>
          </table:table-cell>
          <table:table-cell office:value-type="float" office:value="-23.611" calcext:value-type="float">
            <text:p>-23.611</text:p>
          </table:table-cell>
          <table:table-cell office:value-type="float" office:value="6.32305" calcext:value-type="float">
            <text:p>6.32305</text:p>
          </table:table-cell>
          <table:table-cell office:value-type="float" office:value="4.82895" calcext:value-type="float">
            <text:p>4.82895</text:p>
          </table:table-cell>
          <table:table-cell office:value-type="float" office:value="0.759822" calcext:value-type="float">
            <text:p>0.759822</text:p>
          </table:table-cell>
          <table:table-cell office:value-type="float" office:value="-0.425987" calcext:value-type="float">
            <text:p>-0.425987</text:p>
          </table:table-cell>
          <table:table-cell office:value-type="string" calcext:value-type="string">
            <text:p>lidar</text:p>
          </table:table-cell>
          <table:table-cell office:value-type="float" office:value="0.12168" calcext:value-type="float">
            <text:p>0.12168</text:p>
          </table:table-cell>
          <table:table-cell office:value-type="float" office:value="-23.6471" calcext:value-type="float">
            <text:p>-23.6471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-23.5377" calcext:value-type="float">
            <text:p>-23.5377</text:p>
          </table:table-cell>
          <table:table-cell office:value-type="float" office:value="6.41227" calcext:value-type="float">
            <text:p>6.41227</text:p>
          </table:table-cell>
          <table:table-cell office:value-type="float" office:value="3.52148" calcext:value-type="float">
            <text:p>3.52148</text:p>
          </table:table-cell>
          <table:table-cell office:value-type="float" office:value="3.50357" calcext:value-type="float">
            <text:p>3.50357</text:p>
          </table:table-cell>
          <table:table-cell table:formula="of:=SQRT([.M432]*[.M432] +[.N432]*[.N432])" office:value-type="float" office:value="4.9674766366134" calcext:value-type="float">
            <text:p>4.9674766366</text:p>
          </table:table-cell>
        </table:table-row>
        <table:table-row table:style-name="ro3">
          <table:table-cell office:value-type="float" office:value="1477010464550000" calcext:value-type="float">
            <text:p>1477010464550000</text:p>
          </table:table-cell>
          <table:table-cell office:value-type="float" office:value="-23.4598" calcext:value-type="float">
            <text:p>-23.4598</text:p>
          </table:table-cell>
          <table:table-cell office:value-type="float" office:value="6.50653" calcext:value-type="float">
            <text:p>6.50653</text:p>
          </table:table-cell>
          <table:table-cell office:value-type="float" office:value="4.82498" calcext:value-type="float">
            <text:p>4.82498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-0.357207" calcext:value-type="float">
            <text:p>-0.357207</text:p>
          </table:table-cell>
          <table:table-cell office:value-type="string" calcext:value-type="string">
            <text:p>radar</text:p>
          </table:table-cell>
          <table:table-cell office:value-type="float" office:value="1.47268" calcext:value-type="float">
            <text:p>1.47268</text:p>
          </table:table-cell>
          <table:table-cell office:value-type="float" office:value="-23.7544" calcext:value-type="float">
            <text:p>-23.7544</text:p>
          </table:table-cell>
          <table:table-cell office:value-type="float" office:value="6.53746" calcext:value-type="float">
            <text:p>6.53746</text:p>
          </table:table-cell>
          <table:table-cell office:value-type="float" office:value="-23.3598" calcext:value-type="float">
            <text:p>-23.3598</text:p>
          </table:table-cell>
          <table:table-cell office:value-type="float" office:value="6.58559" calcext:value-type="float">
            <text:p>6.58559</text:p>
          </table:table-cell>
          <table:table-cell office:value-type="float" office:value="3.59775" calcext:value-type="float">
            <text:p>3.59775</text:p>
          </table:table-cell>
          <table:table-cell office:value-type="float" office:value="3.4324" calcext:value-type="float">
            <text:p>3.4324</text:p>
          </table:table-cell>
          <table:table-cell table:formula="of:=SQRT([.M433]*[.M433] +[.N433]*[.N433])" office:value-type="float" office:value="4.97244153535263" calcext:value-type="float">
            <text:p>4.9724415354</text:p>
          </table:table-cell>
        </table:table-row>
        <table:table-row table:style-name="ro3">
          <table:table-cell office:value-type="float" office:value="1477010464600000" calcext:value-type="float">
            <text:p>1477010464600000</text:p>
          </table:table-cell>
          <table:table-cell office:value-type="float" office:value="-23.249" calcext:value-type="float">
            <text:p>-23.249</text:p>
          </table:table-cell>
          <table:table-cell office:value-type="float" office:value="6.70452" calcext:value-type="float">
            <text:p>6.70452</text:p>
          </table:table-cell>
          <table:table-cell office:value-type="float" office:value="4.8683" calcext:value-type="float">
            <text:p>4.8683</text:p>
          </table:table-cell>
          <table:table-cell office:value-type="float" office:value="0.747581" calcext:value-type="float">
            <text:p>0.747581</text:p>
          </table:table-cell>
          <table:table-cell office:value-type="float" office:value="-0.354581" calcext:value-type="float">
            <text:p>-0.354581</text:p>
          </table:table-cell>
          <table:table-cell office:value-type="string" calcext:value-type="string">
            <text:p>lidar</text:p>
          </table:table-cell>
          <table:table-cell office:value-type="float" office:value="4.24773" calcext:value-type="float">
            <text:p>4.24773</text:p>
          </table:table-cell>
          <table:table-cell office:value-type="float" office:value="-23.0099" calcext:value-type="float">
            <text:p>-23.0099</text:p>
          </table:table-cell>
          <table:table-cell office:value-type="float" office:value="6.86182" calcext:value-type="float">
            <text:p>6.86182</text:p>
          </table:table-cell>
          <table:table-cell office:value-type="float" office:value="-23.1781" calcext:value-type="float">
            <text:p>-23.1781</text:p>
          </table:table-cell>
          <table:table-cell office:value-type="float" office:value="6.75533" calcext:value-type="float">
            <text:p>6.75533</text:p>
          </table:table-cell>
          <table:table-cell office:value-type="float" office:value="3.67185" calcext:value-type="float">
            <text:p>3.67185</text:p>
          </table:table-cell>
          <table:table-cell office:value-type="float" office:value="3.36041" calcext:value-type="float">
            <text:p>3.36041</text:p>
          </table:table-cell>
          <table:table-cell table:formula="of:=SQRT([.M434]*[.M434] +[.N434]*[.N434])" office:value-type="float" office:value="4.97743285144059" calcext:value-type="float">
            <text:p>4.9774328514</text:p>
          </table:table-cell>
        </table:table-row>
        <table:table-row table:style-name="ro3">
          <table:table-cell office:value-type="float" office:value="1477010464650000" calcext:value-type="float">
            <text:p>1477010464650000</text:p>
          </table:table-cell>
          <table:table-cell office:value-type="float" office:value="-23.0501" calcext:value-type="float">
            <text:p>-23.0501</text:p>
          </table:table-cell>
          <table:table-cell office:value-type="float" office:value="6.84853" calcext:value-type="float">
            <text:p>6.84853</text:p>
          </table:table-cell>
          <table:table-cell office:value-type="float" office:value="4.86412" calcext:value-type="float">
            <text:p>4.86412</text:p>
          </table:table-cell>
          <table:table-cell office:value-type="float" office:value="0.71959" calcext:value-type="float">
            <text:p>0.71959</text:p>
          </table:table-cell>
          <table:table-cell office:value-type="float" office:value="-0.363984" calcext:value-type="float">
            <text:p>-0.363984</text:p>
          </table:table-cell>
          <table:table-cell office:value-type="string" calcext:value-type="string">
            <text:p>radar</text:p>
          </table:table-cell>
          <table:table-cell office:value-type="float" office:value="5.46322" calcext:value-type="float">
            <text:p>5.46322</text:p>
          </table:table-cell>
          <table:table-cell office:value-type="float" office:value="-22.7862" calcext:value-type="float">
            <text:p>-22.7862</text:p>
          </table:table-cell>
          <table:table-cell office:value-type="float" office:value="5.74143" calcext:value-type="float">
            <text:p>5.74143</text:p>
          </table:table-cell>
          <table:table-cell office:value-type="float" office:value="-22.9928" calcext:value-type="float">
            <text:p>-22.9928</text:p>
          </table:table-cell>
          <table:table-cell office:value-type="float" office:value="6.92146" calcext:value-type="float">
            <text:p>6.92146</text:p>
          </table:table-cell>
          <table:table-cell office:value-type="float" office:value="3.74376" calcext:value-type="float">
            <text:p>3.74376</text:p>
          </table:table-cell>
          <table:table-cell office:value-type="float" office:value="3.28768" calcext:value-type="float">
            <text:p>3.28768</text:p>
          </table:table-cell>
          <table:table-cell table:formula="of:=SQRT([.M435]*[.M435] +[.N435]*[.N435])" office:value-type="float" office:value="4.98242699093524" calcext:value-type="float">
            <text:p>4.9824269909</text:p>
          </table:table-cell>
        </table:table-row>
        <table:table-row table:style-name="ro3">
          <table:table-cell office:value-type="float" office:value="1477010464700000" calcext:value-type="float">
            <text:p>1477010464700000</text:p>
          </table:table-cell>
          <table:table-cell office:value-type="float" office:value="-22.8432" calcext:value-type="float">
            <text:p>-22.8432</text:p>
          </table:table-cell>
          <table:table-cell office:value-type="float" office:value="7.0151" calcext:value-type="float">
            <text:p>7.0151</text:p>
          </table:table-cell>
          <table:table-cell office:value-type="float" office:value="4.88292" calcext:value-type="float">
            <text:p>4.88292</text:p>
          </table:table-cell>
          <table:table-cell office:value-type="float" office:value="0.697066" calcext:value-type="float">
            <text:p>0.697066</text:p>
          </table:table-cell>
          <table:table-cell office:value-type="float" office:value="-0.368192" calcext:value-type="float">
            <text:p>-0.368192</text:p>
          </table:table-cell>
          <table:table-cell office:value-type="string" calcext:value-type="string">
            <text:p>lidar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-22.6991" calcext:value-type="float">
            <text:p>-22.6991</text:p>
          </table:table-cell>
          <table:table-cell office:value-type="float" office:value="7.063" calcext:value-type="float">
            <text:p>7.063</text:p>
          </table:table-cell>
          <table:table-cell office:value-type="float" office:value="-22.804" calcext:value-type="float">
            <text:p>-22.804</text:p>
          </table:table-cell>
          <table:table-cell office:value-type="float" office:value="7.08393" calcext:value-type="float">
            <text:p>7.08393</text:p>
          </table:table-cell>
          <table:table-cell office:value-type="float" office:value="3.8135" calcext:value-type="float">
            <text:p>3.8135</text:p>
          </table:table-cell>
          <table:table-cell office:value-type="float" office:value="3.21431" calcext:value-type="float">
            <text:p>3.21431</text:p>
          </table:table-cell>
          <table:table-cell table:formula="of:=SQRT([.M436]*[.M436] +[.N436]*[.N436])" office:value-type="float" office:value="4.98744133059227" calcext:value-type="float">
            <text:p>4.9874413306</text:p>
          </table:table-cell>
        </table:table-row>
        <table:table-row table:style-name="ro3">
          <table:table-cell office:value-type="float" office:value="1477010464750000" calcext:value-type="float">
            <text:p>1477010464750000</text:p>
          </table:table-cell>
          <table:table-cell office:value-type="float" office:value="-22.6294" calcext:value-type="float">
            <text:p>-22.6294</text:p>
          </table:table-cell>
          <table:table-cell office:value-type="float" office:value="7.14506" calcext:value-type="float">
            <text:p>7.14506</text:p>
          </table:table-cell>
          <table:table-cell office:value-type="float" office:value="4.88497" calcext:value-type="float">
            <text:p>4.88497</text:p>
          </table:table-cell>
          <table:table-cell office:value-type="float" office:value="0.648626" calcext:value-type="float">
            <text:p>0.648626</text:p>
          </table:table-cell>
          <table:table-cell office:value-type="float" office:value="-0.440285" calcext:value-type="float">
            <text:p>-0.440285</text:p>
          </table:table-cell>
          <table:table-cell office:value-type="string" calcext:value-type="string">
            <text:p>radar</text:p>
          </table:table-cell>
          <table:table-cell office:value-type="float" office:value="1.86902" calcext:value-type="float">
            <text:p>1.86902</text:p>
          </table:table-cell>
          <table:table-cell office:value-type="float" office:value="-22.418" calcext:value-type="float">
            <text:p>-22.418</text:p>
          </table:table-cell>
          <table:table-cell office:value-type="float" office:value="6.76159" calcext:value-type="float">
            <text:p>6.76159</text:p>
          </table:table-cell>
          <table:table-cell office:value-type="float" office:value="-22.6117" calcext:value-type="float">
            <text:p>-22.6117</text:p>
          </table:table-cell>
          <table:table-cell office:value-type="float" office:value="7.24273" calcext:value-type="float">
            <text:p>7.24273</text:p>
          </table:table-cell>
          <table:table-cell office:value-type="float" office:value="3.88106" calcext:value-type="float">
            <text:p>3.88106</text:p>
          </table:table-cell>
          <table:table-cell office:value-type="float" office:value="3.14038" calcext:value-type="float">
            <text:p>3.14038</text:p>
          </table:table-cell>
          <table:table-cell table:formula="of:=SQRT([.M437]*[.M437] +[.N437]*[.N437])" office:value-type="float" office:value="4.99245563505576" calcext:value-type="float">
            <text:p>4.9924556351</text:p>
          </table:table-cell>
        </table:table-row>
        <table:table-row table:style-name="ro3">
          <table:table-cell office:value-type="float" office:value="1477010464800000" calcext:value-type="float">
            <text:p>1477010464800000</text:p>
          </table:table-cell>
          <table:table-cell office:value-type="float" office:value="-22.4444" calcext:value-type="float">
            <text:p>-22.4444</text:p>
          </table:table-cell>
          <table:table-cell office:value-type="float" office:value="7.29676" calcext:value-type="float">
            <text:p>7.29676</text:p>
          </table:table-cell>
          <table:table-cell office:value-type="float" office:value="4.88285" calcext:value-type="float">
            <text:p>4.88285</text:p>
          </table:table-cell>
          <table:table-cell office:value-type="float" office:value="0.631867" calcext:value-type="float">
            <text:p>0.631867</text:p>
          </table:table-cell>
          <table:table-cell office:value-type="float" office:value="-0.433631" calcext:value-type="float">
            <text:p>-0.433631</text:p>
          </table:table-cell>
          <table:table-cell office:value-type="string" calcext:value-type="string">
            <text:p>lidar</text:p>
          </table:table-cell>
          <table:table-cell office:value-type="float" office:value="0.233307" calcext:value-type="float">
            <text:p>0.233307</text:p>
          </table:table-cell>
          <table:table-cell office:value-type="float" office:value="-22.5083" calcext:value-type="float">
            <text:p>-22.5083</text:p>
          </table:table-cell>
          <table:table-cell office:value-type="float" office:value="7.31524" calcext:value-type="float">
            <text:p>7.31524</text:p>
          </table:table-cell>
          <table:table-cell office:value-type="float" office:value="-22.4161" calcext:value-type="float">
            <text:p>-22.4161</text:p>
          </table:table-cell>
          <table:table-cell office:value-type="float" office:value="7.39782" calcext:value-type="float">
            <text:p>7.39782</text:p>
          </table:table-cell>
          <table:table-cell office:value-type="float" office:value="3.94647" calcext:value-type="float">
            <text:p>3.94647</text:p>
          </table:table-cell>
          <table:table-cell office:value-type="float" office:value="3.06598" calcext:value-type="float">
            <text:p>3.06598</text:p>
          </table:table-cell>
          <table:table-cell table:formula="of:=SQRT([.M438]*[.M438] +[.N438]*[.N438])" office:value-type="float" office:value="4.99748524973311" calcext:value-type="float">
            <text:p>4.9974852497</text:p>
          </table:table-cell>
        </table:table-row>
        <table:table-row table:style-name="ro3">
          <table:table-cell office:value-type="float" office:value="1477010464850000" calcext:value-type="float">
            <text:p>1477010464850000</text:p>
          </table:table-cell>
          <table:table-cell office:value-type="float" office:value="-22.2169" calcext:value-type="float">
            <text:p>-22.2169</text:p>
          </table:table-cell>
          <table:table-cell office:value-type="float" office:value="7.41018" calcext:value-type="float">
            <text:p>7.41018</text:p>
          </table:table-cell>
          <table:table-cell office:value-type="float" office:value="4.89272" calcext:value-type="float">
            <text:p>4.89272</text:p>
          </table:table-cell>
          <table:table-cell office:value-type="float" office:value="0.560446" calcext:value-type="float">
            <text:p>0.560446</text:p>
          </table:table-cell>
          <table:table-cell office:value-type="float" office:value="-0.571013" calcext:value-type="float">
            <text:p>-0.571013</text:p>
          </table:table-cell>
          <table:table-cell office:value-type="string" calcext:value-type="string">
            <text:p>radar</text:p>
          </table:table-cell>
          <table:table-cell office:value-type="float" office:value="2.80695" calcext:value-type="float">
            <text:p>2.80695</text:p>
          </table:table-cell>
          <table:table-cell office:value-type="float" office:value="-22.0543" calcext:value-type="float">
            <text:p>-22.0543</text:p>
          </table:table-cell>
          <table:table-cell office:value-type="float" office:value="7.85452" calcext:value-type="float">
            <text:p>7.85452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7.54917" calcext:value-type="float">
            <text:p>7.54917</text:p>
          </table:table-cell>
          <table:table-cell office:value-type="float" office:value="4.00974" calcext:value-type="float">
            <text:p>4.00974</text:p>
          </table:table-cell>
          <table:table-cell office:value-type="float" office:value="2.99118" calcext:value-type="float">
            <text:p>2.99118</text:p>
          </table:table-cell>
          <table:table-cell table:formula="of:=SQRT([.M439]*[.M439] +[.N439]*[.N439])" office:value-type="float" office:value="5.00251663265601" calcext:value-type="float">
            <text:p>5.0025166327</text:p>
          </table:table-cell>
        </table:table-row>
        <table:table-row table:style-name="ro3">
          <table:table-cell office:value-type="float" office:value="1477010464900000" calcext:value-type="float">
            <text:p>1477010464900000</text:p>
          </table:table-cell>
          <table:table-cell office:value-type="float" office:value="-22.0365" calcext:value-type="float">
            <text:p>-22.0365</text:p>
          </table:table-cell>
          <table:table-cell office:value-type="float" office:value="7.57327" calcext:value-type="float">
            <text:p>7.57327</text:p>
          </table:table-cell>
          <table:table-cell office:value-type="float" office:value="4.89863" calcext:value-type="float">
            <text:p>4.89863</text:p>
          </table:table-cell>
          <table:table-cell office:value-type="float" office:value="0.552026" calcext:value-type="float">
            <text:p>0.552026</text:p>
          </table:table-cell>
          <table:table-cell office:value-type="float" office:value="-0.544049" calcext:value-type="float">
            <text:p>-0.544049</text:p>
          </table:table-cell>
          <table:table-cell office:value-type="string" calcext:value-type="string">
            <text:p>lidar</text:p>
          </table:table-cell>
          <table:table-cell office:value-type="float" office:value="2.1635" calcext:value-type="float">
            <text:p>2.1635</text:p>
          </table:table-cell>
          <table:table-cell office:value-type="float" office:value="-22.1947" calcext:value-type="float">
            <text:p>-22.1947</text:p>
          </table:table-cell>
          <table:table-cell office:value-type="float" office:value="7.69478" calcext:value-type="float">
            <text:p>7.69478</text:p>
          </table:table-cell>
          <table:table-cell office:value-type="float" office:value="-22.0154" calcext:value-type="float">
            <text:p>-22.0154</text:p>
          </table:table-cell>
          <table:table-cell office:value-type="float" office:value="7.69679" calcext:value-type="float">
            <text:p>7.69679</text:p>
          </table:table-cell>
          <table:table-cell office:value-type="float" office:value="4.07087" calcext:value-type="float">
            <text:p>4.07087</text:p>
          </table:table-cell>
          <table:table-cell office:value-type="float" office:value="2.91607" calcext:value-type="float">
            <text:p>2.91607</text:p>
          </table:table-cell>
          <table:table-cell table:formula="of:=SQRT([.M440]*[.M440] +[.N440]*[.N440])" office:value-type="float" office:value="5.00753899653313" calcext:value-type="float">
            <text:p>5.0075389965</text:p>
          </table:table-cell>
        </table:table-row>
        <table:table-row table:style-name="ro3">
          <table:table-cell office:value-type="float" office:value="1477010464950000" calcext:value-type="float">
            <text:p>1477010464950000</text:p>
          </table:table-cell>
          <table:table-cell office:value-type="float" office:value="-21.8547" calcext:value-type="float">
            <text:p>-21.8547</text:p>
          </table:table-cell>
          <table:table-cell office:value-type="float" office:value="7.74486" calcext:value-type="float">
            <text:p>7.74486</text:p>
          </table:table-cell>
          <table:table-cell office:value-type="float" office:value="4.90026" calcext:value-type="float">
            <text:p>4.90026</text:p>
          </table:table-cell>
          <table:table-cell office:value-type="float" office:value="0.573571" calcext:value-type="float">
            <text:p>0.573571</text:p>
          </table:table-cell>
          <table:table-cell office:value-type="float" office:value="-0.423052" calcext:value-type="float">
            <text:p>-0.423052</text:p>
          </table:table-cell>
          <table:table-cell office:value-type="string" calcext:value-type="string">
            <text:p>radar</text:p>
          </table:table-cell>
          <table:table-cell office:value-type="float" office:value="5.72704" calcext:value-type="float">
            <text:p>5.72704</text:p>
          </table:table-cell>
          <table:table-cell office:value-type="float" office:value="-21.6178" calcext:value-type="float">
            <text:p>-21.6178</text:p>
          </table:table-cell>
          <table:table-cell office:value-type="float" office:value="9.0351" calcext:value-type="float">
            <text:p>9.0351</text:p>
          </table:table-cell>
          <table:table-cell office:value-type="float" office:value="-21.8105" calcext:value-type="float">
            <text:p>-21.8105</text:p>
          </table:table-cell>
          <table:table-cell office:value-type="float" office:value="7.84064" calcext:value-type="float">
            <text:p>7.84064</text:p>
          </table:table-cell>
          <table:table-cell office:value-type="float" office:value="4.12989" calcext:value-type="float">
            <text:p>4.12989</text:p>
          </table:table-cell>
          <table:table-cell office:value-type="float" office:value="2.84074" calcext:value-type="float">
            <text:p>2.84074</text:p>
          </table:table-cell>
          <table:table-cell table:formula="of:=SQRT([.M441]*[.M441] +[.N441]*[.N441])" office:value-type="float" office:value="5.01256373123574" calcext:value-type="float">
            <text:p>5.0125637312</text:p>
          </table:table-cell>
        </table:table-row>
        <table:table-row table:style-name="ro3">
          <table:table-cell office:value-type="float" office:value="1477010465000000" calcext:value-type="float">
            <text:p>1477010465000000</text:p>
          </table:table-cell>
          <table:table-cell office:value-type="float" office:value="-21.6488" calcext:value-type="float">
            <text:p>-21.6488</text:p>
          </table:table-cell>
          <table:table-cell office:value-type="float" office:value="7.88942" calcext:value-type="float">
            <text:p>7.88942</text:p>
          </table:table-cell>
          <table:table-cell office:value-type="float" office:value="4.90842" calcext:value-type="float">
            <text:p>4.90842</text:p>
          </table:table-cell>
          <table:table-cell office:value-type="float" office:value="0.557791" calcext:value-type="float">
            <text:p>0.557791</text:p>
          </table:table-cell>
          <table:table-cell office:value-type="float" office:value="-0.414964" calcext:value-type="float">
            <text:p>-0.414964</text:p>
          </table:table-cell>
          <table:table-cell office:value-type="string" calcext:value-type="string">
            <text:p>lidar</text:p>
          </table:table-cell>
          <table:table-cell office:value-type="float" office:value="0.145037" calcext:value-type="float">
            <text:p>0.145037</text:p>
          </table:table-cell>
          <table:table-cell office:value-type="float" office:value="-21.6473" calcext:value-type="float">
            <text:p>-21.6473</text:p>
          </table:table-cell>
          <table:table-cell office:value-type="float" office:value="7.94" calcext:value-type="float">
            <text:p>7.94</text:p>
          </table:table-cell>
          <table:table-cell office:value-type="float" office:value="-21.6026" calcext:value-type="float">
            <text:p>-21.6026</text:p>
          </table:table-cell>
          <table:table-cell office:value-type="float" office:value="7.98072" calcext:value-type="float">
            <text:p>7.98072</text:p>
          </table:table-cell>
          <table:table-cell office:value-type="float" office:value="4.18681" calcext:value-type="float">
            <text:p>4.18681</text:p>
          </table:table-cell>
          <table:table-cell office:value-type="float" office:value="2.76526" calcext:value-type="float">
            <text:p>2.76526</text:p>
          </table:table-cell>
          <table:table-cell table:formula="of:=SQRT([.M442]*[.M442] +[.N442]*[.N442])" office:value-type="float" office:value="5.01757320262495" calcext:value-type="float">
            <text:p>5.0175732026</text:p>
          </table:table-cell>
        </table:table-row>
        <table:table-row table:style-name="ro3">
          <table:table-cell office:value-type="float" office:value="1477010465050000" calcext:value-type="float">
            <text:p>1477010465050000</text:p>
          </table:table-cell>
          <table:table-cell office:value-type="float" office:value="-21.4558" calcext:value-type="float">
            <text:p>-21.4558</text:p>
          </table:table-cell>
          <table:table-cell office:value-type="float" office:value="8.02793" calcext:value-type="float">
            <text:p>8.02793</text:p>
          </table:table-cell>
          <table:table-cell office:value-type="float" office:value="4.90208" calcext:value-type="float">
            <text:p>4.90208</text:p>
          </table:table-cell>
          <table:table-cell office:value-type="float" office:value="0.551082" calcext:value-type="float">
            <text:p>0.551082</text:p>
          </table:table-cell>
          <table:table-cell office:value-type="float" office:value="-0.383781" calcext:value-type="float">
            <text:p>-0.383781</text:p>
          </table:table-cell>
          <table:table-cell office:value-type="string" calcext:value-type="string">
            <text:p>radar</text:p>
          </table:table-cell>
          <table:table-cell office:value-type="float" office:value="1.41482" calcext:value-type="float">
            <text:p>1.41482</text:p>
          </table:table-cell>
          <table:table-cell office:value-type="float" office:value="-21.8637" calcext:value-type="float">
            <text:p>-21.8637</text:p>
          </table:table-cell>
          <table:table-cell office:value-type="float" office:value="7.78661" calcext:value-type="float">
            <text:p>7.78661</text:p>
          </table:table-cell>
          <table:table-cell office:value-type="float" office:value="-21.392" calcext:value-type="float">
            <text:p>-21.392</text:p>
          </table:table-cell>
          <table:table-cell office:value-type="float" office:value="8.11703" calcext:value-type="float">
            <text:p>8.11703</text:p>
          </table:table-cell>
          <table:table-cell office:value-type="float" office:value="4.24166" calcext:value-type="float">
            <text:p>4.24166</text:p>
          </table:table-cell>
          <table:table-cell office:value-type="float" office:value="2.68971" calcext:value-type="float">
            <text:p>2.68971</text:p>
          </table:table-cell>
          <table:table-cell table:formula="of:=SQRT([.M443]*[.M443] +[.N443]*[.N443])" office:value-type="float" office:value="5.02257099897055" calcext:value-type="float">
            <text:p>5.022570999</text:p>
          </table:table-cell>
        </table:table-row>
        <table:table-row table:style-name="ro3">
          <table:table-cell office:value-type="float" office:value="1477010465100000" calcext:value-type="float">
            <text:p>1477010465100000</text:p>
          </table:table-cell>
          <table:table-cell office:value-type="float" office:value="-21.2196" calcext:value-type="float">
            <text:p>-21.2196</text:p>
          </table:table-cell>
          <table:table-cell office:value-type="float" office:value="8.0812" calcext:value-type="float">
            <text:p>8.0812</text:p>
          </table:table-cell>
          <table:table-cell office:value-type="float" office:value="4.87592" calcext:value-type="float">
            <text:p>4.87592</text:p>
          </table:table-cell>
          <table:table-cell office:value-type="float" office:value="0.497979" calcext:value-type="float">
            <text:p>0.497979</text:p>
          </table:table-cell>
          <table:table-cell office:value-type="float" office:value="-0.431644" calcext:value-type="float">
            <text:p>-0.431644</text:p>
          </table:table-cell>
          <table:table-cell office:value-type="string" calcext:value-type="string">
            <text:p>lidar</text:p>
          </table:table-cell>
          <table:table-cell office:value-type="float" office:value="4.52019" calcext:value-type="float">
            <text:p>4.52019</text:p>
          </table:table-cell>
          <table:table-cell office:value-type="float" office:value="-21.0853" calcext:value-type="float">
            <text:p>-21.0853</text:p>
          </table:table-cell>
          <table:table-cell office:value-type="float" office:value="7.83229" calcext:value-type="float">
            <text:p>7.83229</text:p>
          </table:table-cell>
          <table:table-cell office:value-type="float" office:value="-21.1787" calcext:value-type="float">
            <text:p>-21.1787</text:p>
          </table:table-cell>
          <table:table-cell office:value-type="float" office:value="8.24957" calcext:value-type="float">
            <text:p>8.24957</text:p>
          </table:table-cell>
          <table:table-cell office:value-type="float" office:value="4.29447" calcext:value-type="float">
            <text:p>4.29447</text:p>
          </table:table-cell>
          <table:table-cell office:value-type="float" office:value="2.61417" calcext:value-type="float">
            <text:p>2.61417</text:p>
          </table:table-cell>
          <table:table-cell table:formula="of:=SQRT([.M444]*[.M444] +[.N444]*[.N444])" office:value-type="float" office:value="5.02755978281711" calcext:value-type="float">
            <text:p>5.0275597828</text:p>
          </table:table-cell>
        </table:table-row>
        <table:table-row table:style-name="ro3">
          <table:table-cell office:value-type="float" office:value="1477010465150000" calcext:value-type="float">
            <text:p>1477010465150000</text:p>
          </table:table-cell>
          <table:table-cell office:value-type="float" office:value="-21.0274" calcext:value-type="float">
            <text:p>-21.0274</text:p>
          </table:table-cell>
          <table:table-cell office:value-type="float" office:value="8.24683" calcext:value-type="float">
            <text:p>8.24683</text:p>
          </table:table-cell>
          <table:table-cell office:value-type="float" office:value="4.87783" calcext:value-type="float">
            <text:p>4.87783</text:p>
          </table:table-cell>
          <table:table-cell office:value-type="float" office:value="0.535122" calcext:value-type="float">
            <text:p>0.535122</text:p>
          </table:table-cell>
          <table:table-cell office:value-type="float" office:value="-0.278541" calcext:value-type="float">
            <text:p>-0.278541</text:p>
          </table:table-cell>
          <table:table-cell office:value-type="string" calcext:value-type="string">
            <text:p>radar</text:p>
          </table:table-cell>
          <table:table-cell office:value-type="float" office:value="5.61585" calcext:value-type="float">
            <text:p>5.61585</text:p>
          </table:table-cell>
          <table:table-cell office:value-type="float" office:value="-20.5503" calcext:value-type="float">
            <text:p>-20.5503</text:p>
          </table:table-cell>
          <table:table-cell office:value-type="float" office:value="9.28616" calcext:value-type="float">
            <text:p>9.28616</text:p>
          </table:table-cell>
          <table:table-cell office:value-type="float" office:value="-20.9628" calcext:value-type="float">
            <text:p>-20.9628</text:p>
          </table:table-cell>
          <table:table-cell office:value-type="float" office:value="8.37833" calcext:value-type="float">
            <text:p>8.37833</text:p>
          </table:table-cell>
          <table:table-cell office:value-type="float" office:value="4.34526" calcext:value-type="float">
            <text:p>4.34526</text:p>
          </table:table-cell>
          <table:table-cell office:value-type="float" office:value="2.53871" calcext:value-type="float">
            <text:p>2.53871</text:p>
          </table:table-cell>
          <table:table-cell table:formula="of:=SQRT([.M445]*[.M445] +[.N445]*[.N445])" office:value-type="float" office:value="5.03252748941325" calcext:value-type="float">
            <text:p>5.0325274894</text:p>
          </table:table-cell>
        </table:table-row>
        <table:table-row table:style-name="ro3">
          <table:table-cell office:value-type="float" office:value="1477010465200000" calcext:value-type="float">
            <text:p>1477010465200000</text:p>
          </table:table-cell>
          <table:table-cell office:value-type="float" office:value="-20.8504" calcext:value-type="float">
            <text:p>-20.8504</text:p>
          </table:table-cell>
          <table:table-cell office:value-type="float" office:value="8.4042" calcext:value-type="float">
            <text:p>8.4042</text:p>
          </table:table-cell>
          <table:table-cell office:value-type="float" office:value="4.87437" calcext:value-type="float">
            <text:p>4.87437</text:p>
          </table:table-cell>
          <table:table-cell office:value-type="float" office:value="0.54265" calcext:value-type="float">
            <text:p>0.54265</text:p>
          </table:table-cell>
          <table:table-cell office:value-type="float" office:value="-0.249446" calcext:value-type="float">
            <text:p>-0.249446</text:p>
          </table:table-cell>
          <table:table-cell office:value-type="string" calcext:value-type="string">
            <text:p>lidar</text:p>
          </table:table-cell>
          <table:table-cell office:value-type="float" office:value="2.76253" calcext:value-type="float">
            <text:p>2.76253</text:p>
          </table:table-cell>
          <table:table-cell office:value-type="float" office:value="-21.0519" calcext:value-type="float">
            <text:p>-21.0519</text:p>
          </table:table-cell>
          <table:table-cell office:value-type="float" office:value="8.50983" calcext:value-type="float">
            <text:p>8.50983</text:p>
          </table:table-cell>
          <table:table-cell office:value-type="float" office:value="-20.7444" calcext:value-type="float">
            <text:p>-20.7444</text:p>
          </table:table-cell>
          <table:table-cell office:value-type="float" office:value="8.50333" calcext:value-type="float">
            <text:p>8.50333</text:p>
          </table:table-cell>
          <table:table-cell office:value-type="float" office:value="4.39406" calcext:value-type="float">
            <text:p>4.39406</text:p>
          </table:table-cell>
          <table:table-cell office:value-type="float" office:value="2.46341" calcext:value-type="float">
            <text:p>2.46341</text:p>
          </table:table-cell>
          <table:table-cell table:formula="of:=SQRT([.M446]*[.M446] +[.N446]*[.N446])" office:value-type="float" office:value="5.03747477529168" calcext:value-type="float">
            <text:p>5.0374747753</text:p>
          </table:table-cell>
        </table:table-row>
        <table:table-row table:style-name="ro3">
          <table:table-cell office:value-type="float" office:value="1477010465250000" calcext:value-type="float">
            <text:p>1477010465250000</text:p>
          </table:table-cell>
          <table:table-cell office:value-type="float" office:value="-20.6104" calcext:value-type="float">
            <text:p>-20.6104</text:p>
          </table:table-cell>
          <table:table-cell office:value-type="float" office:value="8.5015" calcext:value-type="float">
            <text:p>8.5015</text:p>
          </table:table-cell>
          <table:table-cell office:value-type="float" office:value="4.88888" calcext:value-type="float">
            <text:p>4.88888</text:p>
          </table:table-cell>
          <table:table-cell office:value-type="float" office:value="0.486429" calcext:value-type="float">
            <text:p>0.486429</text:p>
          </table:table-cell>
          <table:table-cell office:value-type="float" office:value="-0.364105" calcext:value-type="float">
            <text:p>-0.364105</text:p>
          </table:table-cell>
          <table:table-cell office:value-type="string" calcext:value-type="string">
            <text:p>radar</text:p>
          </table:table-cell>
          <table:table-cell office:value-type="float" office:value="5.03088" calcext:value-type="float">
            <text:p>5.03088</text:p>
          </table:table-cell>
          <table:table-cell office:value-type="float" office:value="-19.9265" calcext:value-type="float">
            <text:p>-19.9265</text:p>
          </table:table-cell>
          <table:table-cell office:value-type="float" office:value="9.40847" calcext:value-type="float">
            <text:p>9.40847</text:p>
          </table:table-cell>
          <table:table-cell office:value-type="float" office:value="-20.5237" calcext:value-type="float">
            <text:p>-20.5237</text:p>
          </table:table-cell>
          <table:table-cell office:value-type="float" office:value="8.62457" calcext:value-type="float">
            <text:p>8.62457</text:p>
          </table:table-cell>
          <table:table-cell office:value-type="float" office:value="4.4409" calcext:value-type="float">
            <text:p>4.4409</text:p>
          </table:table-cell>
          <table:table-cell office:value-type="float" office:value="2.38835" calcext:value-type="float">
            <text:p>2.38835</text:p>
          </table:table-cell>
          <table:table-cell table:formula="of:=SQRT([.M447]*[.M447] +[.N447]*[.N447])" office:value-type="float" office:value="5.04240106819162" calcext:value-type="float">
            <text:p>5.0424010682</text:p>
          </table:table-cell>
        </table:table-row>
        <table:table-row table:style-name="ro3">
          <table:table-cell office:value-type="float" office:value="1477010465300000" calcext:value-type="float">
            <text:p>1477010465300000</text:p>
          </table:table-cell>
          <table:table-cell office:value-type="float" office:value="-20.37" calcext:value-type="float">
            <text:p>-20.37</text:p>
          </table:table-cell>
          <table:table-cell office:value-type="float" office:value="8.62837" calcext:value-type="float">
            <text:p>8.62837</text:p>
          </table:table-cell>
          <table:table-cell office:value-type="float" office:value="4.91428" calcext:value-type="float">
            <text:p>4.91428</text:p>
          </table:table-cell>
          <table:table-cell office:value-type="float" office:value="0.468394" calcext:value-type="float">
            <text:p>0.468394</text:p>
          </table:table-cell>
          <table:table-cell office:value-type="float" office:value="-0.362512" calcext:value-type="float">
            <text:p>-0.362512</text:p>
          </table:table-cell>
          <table:table-cell office:value-type="string" calcext:value-type="string">
            <text:p>lidar</text:p>
          </table:table-cell>
          <table:table-cell office:value-type="float" office:value="1.50935" calcext:value-type="float">
            <text:p>1.50935</text:p>
          </table:table-cell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-20.3006" calcext:value-type="float">
            <text:p>-20.3006</text:p>
          </table:table-cell>
          <table:table-cell office:value-type="float" office:value="8.74206" calcext:value-type="float">
            <text:p>8.74206</text:p>
          </table:table-cell>
          <table:table-cell office:value-type="float" office:value="4.48582" calcext:value-type="float">
            <text:p>4.48582</text:p>
          </table:table-cell>
          <table:table-cell office:value-type="float" office:value="2.31358" calcext:value-type="float">
            <text:p>2.31358</text:p>
          </table:table-cell>
          <table:table-cell table:formula="of:=SQRT([.M448]*[.M448] +[.N448]*[.N448])" office:value-type="float" office:value="5.04729962344222" calcext:value-type="float">
            <text:p>5.0472996234</text:p>
          </table:table-cell>
        </table:table-row>
        <table:table-row table:style-name="ro3">
          <table:table-cell office:value-type="float" office:value="1477010465350000" calcext:value-type="float">
            <text:p>1477010465350000</text:p>
          </table:table-cell>
          <table:table-cell office:value-type="float" office:value="-20.1687" calcext:value-type="float">
            <text:p>-20.1687</text:p>
          </table:table-cell>
          <table:table-cell office:value-type="float" office:value="8.76696" calcext:value-type="float">
            <text:p>8.76696</text:p>
          </table:table-cell>
          <table:table-cell office:value-type="float" office:value="4.90969" calcext:value-type="float">
            <text:p>4.90969</text:p>
          </table:table-cell>
          <table:table-cell office:value-type="float" office:value="0.487512" calcext:value-type="float">
            <text:p>0.487512</text:p>
          </table:table-cell>
          <table:table-cell office:value-type="float" office:value="-0.26591" calcext:value-type="float">
            <text:p>-0.26591</text:p>
          </table:table-cell>
          <table:table-cell office:value-type="string" calcext:value-type="string">
            <text:p>radar</text:p>
          </table:table-cell>
          <table:table-cell office:value-type="float" office:value="1.19423" calcext:value-type="float">
            <text:p>1.19423</text:p>
          </table:table-cell>
          <table:table-cell office:value-type="float" office:value="-20.2277" calcext:value-type="float">
            <text:p>-20.2277</text:p>
          </table:table-cell>
          <table:table-cell office:value-type="float" office:value="8.8532" calcext:value-type="float">
            <text:p>8.8532</text:p>
          </table:table-cell>
          <table:table-cell office:value-type="float" office:value="-20.0753" calcext:value-type="float">
            <text:p>-20.0753</text:p>
          </table:table-cell>
          <table:table-cell office:value-type="float" office:value="8.85583" calcext:value-type="float">
            <text:p>8.85583</text:p>
          </table:table-cell>
          <table:table-cell office:value-type="float" office:value="4.52884" calcext:value-type="float">
            <text:p>4.52884</text:p>
          </table:table-cell>
          <table:table-cell office:value-type="float" office:value="2.23919" calcext:value-type="float">
            <text:p>2.23919</text:p>
          </table:table-cell>
          <table:table-cell table:formula="of:=SQRT([.M449]*[.M449] +[.N449]*[.N449])" office:value-type="float" office:value="5.05216424927971" calcext:value-type="float">
            <text:p>5.0521642493</text:p>
          </table:table-cell>
        </table:table-row>
        <table:table-row table:style-name="ro3">
          <table:table-cell office:value-type="float" office:value="1477010465400000" calcext:value-type="float">
            <text:p>1477010465400000</text:p>
          </table:table-cell>
          <table:table-cell office:value-type="float" office:value="-19.9661" calcext:value-type="float">
            <text:p>-19.9661</text:p>
          </table:table-cell>
          <table:table-cell office:value-type="float" office:value="8.87856" calcext:value-type="float">
            <text:p>8.87856</text:p>
          </table:table-cell>
          <table:table-cell office:value-type="float" office:value="4.8978" calcext:value-type="float">
            <text:p>4.8978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-0.263053" calcext:value-type="float">
            <text:p>-0.263053</text:p>
          </table:table-cell>
          <table:table-cell office:value-type="string" calcext:value-type="string">
            <text:p>lidar</text:p>
          </table:table-cell>
          <table:table-cell office:value-type="float" office:value="0.489774" calcext:value-type="float">
            <text:p>0.489774</text:p>
          </table:table-cell>
          <table:table-cell office:value-type="float" office:value="-20.0633" calcext:value-type="float">
            <text:p>-20.0633</text:p>
          </table:table-cell>
          <table:table-cell office:value-type="float" office:value="8.86724" calcext:value-type="float">
            <text:p>8.86724</text:p>
          </table:table-cell>
          <table:table-cell office:value-type="float" office:value="-19.848" calcext:value-type="float">
            <text:p>-19.848</text:p>
          </table:table-cell>
          <table:table-cell office:value-type="float" office:value="8.96589" calcext:value-type="float">
            <text:p>8.96589</text:p>
          </table:table-cell>
          <table:table-cell office:value-type="float" office:value="4.57001" calcext:value-type="float">
            <text:p>4.57001</text:p>
          </table:table-cell>
          <table:table-cell office:value-type="float" office:value="2.16524" calcext:value-type="float">
            <text:p>2.16524</text:p>
          </table:table-cell>
          <table:table-cell table:formula="of:=SQRT([.M450]*[.M450] +[.N450]*[.N450])" office:value-type="float" office:value="5.05700065826573" calcext:value-type="float">
            <text:p>5.0570006583</text:p>
          </table:table-cell>
        </table:table-row>
        <table:table-row table:style-name="ro3">
          <table:table-cell office:value-type="float" office:value="1477010465450000" calcext:value-type="float">
            <text:p>1477010465450000</text:p>
          </table:table-cell>
          <table:table-cell office:value-type="float" office:value="-19.7615" calcext:value-type="float">
            <text:p>-19.7615</text:p>
          </table:table-cell>
          <table:table-cell office:value-type="float" office:value="9.00727" calcext:value-type="float">
            <text:p>9.00727</text:p>
          </table:table-cell>
          <table:table-cell office:value-type="float" office:value="4.89265" calcext:value-type="float">
            <text:p>4.89265</text:p>
          </table:table-cell>
          <table:table-cell office:value-type="float" office:value="0.48896" calcext:value-type="float">
            <text:p>0.48896</text:p>
          </table:table-cell>
          <table:table-cell office:value-type="float" office:value="-0.195789" calcext:value-type="float">
            <text:p>-0.195789</text:p>
          </table:table-cell>
          <table:table-cell office:value-type="string" calcext:value-type="string">
            <text:p>radar</text:p>
          </table:table-cell>
          <table:table-cell office:value-type="float" office:value="0.740716" calcext:value-type="float">
            <text:p>0.740716</text:p>
          </table:table-cell>
          <table:table-cell office:value-type="float" office:value="-19.9264" calcext:value-type="float">
            <text:p>-19.9264</text:p>
          </table:table-cell>
          <table:table-cell office:value-type="float" office:value="8.78179" calcext:value-type="float">
            <text:p>8.78179</text:p>
          </table:table-cell>
          <table:table-cell office:value-type="float" office:value="-19.6186" calcext:value-type="float">
            <text:p>-19.6186</text:p>
          </table:table-cell>
          <table:table-cell office:value-type="float" office:value="9.07227" calcext:value-type="float">
            <text:p>9.07227</text:p>
          </table:table-cell>
          <table:table-cell office:value-type="float" office:value="4.60937" calcext:value-type="float">
            <text:p>4.60937</text:p>
          </table:table-cell>
          <table:table-cell office:value-type="float" office:value="2.09179" calcext:value-type="float">
            <text:p>2.09179</text:p>
          </table:table-cell>
          <table:table-cell table:formula="of:=SQRT([.M451]*[.M451] +[.N451]*[.N451])" office:value-type="float" office:value="5.06180572533162" calcext:value-type="float">
            <text:p>5.0618057253</text:p>
          </table:table-cell>
        </table:table-row>
        <table:table-row table:style-name="ro3">
          <table:table-cell office:value-type="float" office:value="1477010465500000" calcext:value-type="float">
            <text:p>1477010465500000</text:p>
          </table:table-cell>
          <table:table-cell office:value-type="float" office:value="-19.5362" calcext:value-type="float">
            <text:p>-19.5362</text:p>
          </table:table-cell>
          <table:table-cell office:value-type="float" office:value="9.08587" calcext:value-type="float">
            <text:p>9.08587</text:p>
          </table:table-cell>
          <table:table-cell office:value-type="float" office:value="4.88091" calcext:value-type="float">
            <text:p>4.88091</text:p>
          </table:table-cell>
          <table:table-cell office:value-type="float" office:value="0.463449" calcext:value-type="float">
            <text:p>0.463449</text:p>
          </table:table-cell>
          <table:table-cell office:value-type="float" office:value="-0.217132" calcext:value-type="float">
            <text:p>-0.217132</text:p>
          </table:table-cell>
          <table:table-cell office:value-type="string" calcext:value-type="string">
            <text:p>lidar</text:p>
          </table:table-cell>
          <table:table-cell office:value-type="float" office:value="0.949763" calcext:value-type="float">
            <text:p>0.949763</text:p>
          </table:table-cell>
          <table:table-cell office:value-type="float" office:value="-19.4861" calcext:value-type="float">
            <text:p>-19.4861</text:p>
          </table:table-cell>
          <table:table-cell office:value-type="float" office:value="8.96665" calcext:value-type="float">
            <text:p>8.96665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9.17499" calcext:value-type="float">
            <text:p>9.17499</text:p>
          </table:table-cell>
          <table:table-cell office:value-type="float" office:value="4.64694" calcext:value-type="float">
            <text:p>4.64694</text:p>
          </table:table-cell>
          <table:table-cell office:value-type="float" office:value="2.01891" calcext:value-type="float">
            <text:p>2.01891</text:p>
          </table:table-cell>
          <table:table-cell table:formula="of:=SQRT([.M452]*[.M452] +[.N452]*[.N452])" office:value-type="float" office:value="5.06656184721947" calcext:value-type="float">
            <text:p>5.0665618472</text:p>
          </table:table-cell>
        </table:table-row>
        <table:table-row table:style-name="ro3">
          <table:table-cell office:value-type="float" office:value="1477010465550000" calcext:value-type="float">
            <text:p>1477010465550000</text:p>
          </table:table-cell>
          <table:table-cell office:value-type="float" office:value="-19.2977" calcext:value-type="float">
            <text:p>-19.2977</text:p>
          </table:table-cell>
          <table:table-cell office:value-type="float" office:value="9.18462" calcext:value-type="float">
            <text:p>9.18462</text:p>
          </table:table-cell>
          <table:table-cell office:value-type="float" office:value="4.89564" calcext:value-type="float">
            <text:p>4.89564</text:p>
          </table:table-cell>
          <table:table-cell office:value-type="float" office:value="0.429657" calcext:value-type="float">
            <text:p>0.429657</text:p>
          </table:table-cell>
          <table:table-cell office:value-type="float" office:value="-0.280265" calcext:value-type="float">
            <text:p>-0.280265</text:p>
          </table:table-cell>
          <table:table-cell office:value-type="string" calcext:value-type="string">
            <text:p>radar</text:p>
          </table:table-cell>
          <table:table-cell office:value-type="float" office:value="4.68756" calcext:value-type="float">
            <text:p>4.68756</text:p>
          </table:table-cell>
          <table:table-cell office:value-type="float" office:value="-18.5719" calcext:value-type="float">
            <text:p>-18.5719</text:p>
          </table:table-cell>
          <table:table-cell office:value-type="float" office:value="10.2069" calcext:value-type="float">
            <text:p>10.2069</text:p>
          </table:table-cell>
          <table:table-cell office:value-type="float" office:value="-19.1542" calcext:value-type="float">
            <text:p>-19.1542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4.68278" calcext:value-type="float">
            <text:p>4.68278</text:p>
          </table:table-cell>
          <table:table-cell office:value-type="float" office:value="1.94666" calcext:value-type="float">
            <text:p>1.94666</text:p>
          </table:table-cell>
          <table:table-cell table:formula="of:=SQRT([.M453]*[.M453] +[.N453]*[.N453])" office:value-type="float" office:value="5.07128323839243" calcext:value-type="float">
            <text:p>5.0712832384</text:p>
          </table:table-cell>
        </table:table-row>
        <table:table-row table:style-name="ro3">
          <table:table-cell office:value-type="float" office:value="1477010465600000" calcext:value-type="float">
            <text:p>1477010465600000</text:p>
          </table:table-cell>
          <table:table-cell office:value-type="float" office:value="-19.0218" calcext:value-type="float">
            <text:p>-19.0218</text:p>
          </table:table-cell>
          <table:table-cell office:value-type="float" office:value="9.26156" calcext:value-type="float">
            <text:p>9.26156</text:p>
          </table:table-cell>
          <table:table-cell office:value-type="float" office:value="4.9241" calcext:value-type="float">
            <text:p>4.9241</text:p>
          </table:table-cell>
          <table:table-cell office:value-type="float" office:value="0.395346" calcext:value-type="float">
            <text:p>0.395346</text:p>
          </table:table-cell>
          <table:table-cell office:value-type="float" office:value="-0.306225" calcext:value-type="float">
            <text:p>-0.306225</text:p>
          </table:table-cell>
          <table:table-cell office:value-type="string" calcext:value-type="string">
            <text:p>lidar</text:p>
          </table:table-cell>
          <table:table-cell office:value-type="float" office:value="6.33011" calcext:value-type="float">
            <text:p>6.33011</text:p>
          </table:table-cell>
          <table:table-cell office:value-type="float" office:value="-18.6786" calcext:value-type="float">
            <text:p>-18.6786</text:p>
          </table:table-cell>
          <table:table-cell office:value-type="float" office:value="9.19191" calcext:value-type="float">
            <text:p>9.19191</text:p>
          </table:table-cell>
          <table:table-cell office:value-type="float" office:value="-18.9193" calcext:value-type="float">
            <text:p>-18.9193</text:p>
          </table:table-cell>
          <table:table-cell office:value-type="float" office:value="9.36959" calcext:value-type="float">
            <text:p>9.36959</text:p>
          </table:table-cell>
          <table:table-cell office:value-type="float" office:value="4.71692" calcext:value-type="float">
            <text:p>4.71692</text:p>
          </table:table-cell>
          <table:table-cell office:value-type="float" office:value="1.8751" calcext:value-type="float">
            <text:p>1.8751</text:p>
          </table:table-cell>
          <table:table-cell table:formula="of:=SQRT([.M454]*[.M454] +[.N454]*[.N454])" office:value-type="float" office:value="5.07595649079068" calcext:value-type="float">
            <text:p>5.0759564908</text:p>
          </table:table-cell>
        </table:table-row>
        <table:table-row table:style-name="ro3">
          <table:table-cell office:value-type="float" office:value="1477010465650000" calcext:value-type="float">
            <text:p>1477010465650000</text:p>
          </table:table-cell>
          <table:table-cell office:value-type="float" office:value="-18.8008" calcext:value-type="float">
            <text:p>-18.8008</text:p>
          </table:table-cell>
          <table:table-cell office:value-type="float" office:value="9.34778" calcext:value-type="float">
            <text:p>9.34778</text:p>
          </table:table-cell>
          <table:table-cell office:value-type="float" office:value="4.91779" calcext:value-type="float">
            <text:p>4.91779</text:p>
          </table:table-cell>
          <table:table-cell office:value-type="float" office:value="0.372085" calcext:value-type="float">
            <text:p>0.372085</text:p>
          </table:table-cell>
          <table:table-cell office:value-type="float" office:value="-0.331583" calcext:value-type="float">
            <text:p>-0.331583</text:p>
          </table:table-cell>
          <table:table-cell office:value-type="string" calcext:value-type="string">
            <text:p>radar</text:p>
          </table:table-cell>
          <table:table-cell office:value-type="float" office:value="1.6861" calcext:value-type="float">
            <text:p>1.6861</text:p>
          </table:table-cell>
          <table:table-cell office:value-type="float" office:value="-19.2825" calcext:value-type="float">
            <text:p>-19.2825</text:p>
          </table:table-cell>
          <table:table-cell office:value-type="float" office:value="8.98189" calcext:value-type="float">
            <text:p>8.98189</text:p>
          </table:table-cell>
          <table:table-cell office:value-type="float" office:value="-18.6827" calcext:value-type="float">
            <text:p>-18.6827</text:p>
          </table:table-cell>
          <table:table-cell office:value-type="float" office:value="9.46154" calcext:value-type="float">
            <text:p>9.46154</text:p>
          </table:table-cell>
          <table:table-cell office:value-type="float" office:value="4.7494" calcext:value-type="float">
            <text:p>4.7494</text:p>
          </table:table-cell>
          <table:table-cell office:value-type="float" office:value="1.80429" calcext:value-type="float">
            <text:p>1.80429</text:p>
          </table:table-cell>
          <table:table-cell table:formula="of:=SQRT([.M455]*[.M455] +[.N455]*[.N455])" office:value-type="float" office:value="5.08057701094079" calcext:value-type="float">
            <text:p>5.0805770109</text:p>
          </table:table-cell>
        </table:table-row>
        <table:table-row table:style-name="ro3">
          <table:table-cell office:value-type="float" office:value="1477010465700000" calcext:value-type="float">
            <text:p>1477010465700000</text:p>
          </table:table-cell>
          <table:table-cell office:value-type="float" office:value="-18.5521" calcext:value-type="float">
            <text:p>-18.5521</text:p>
          </table:table-cell>
          <table:table-cell office:value-type="float" office:value="9.44214" calcext:value-type="float">
            <text:p>9.44214</text:p>
          </table:table-cell>
          <table:table-cell office:value-type="float" office:value="4.93613" calcext:value-type="float">
            <text:p>4.93613</text:p>
          </table:table-cell>
          <table:table-cell office:value-type="float" office:value="0.354616" calcext:value-type="float">
            <text:p>0.354616</text:p>
          </table:table-cell>
          <table:table-cell office:value-type="float" office:value="-0.331853" calcext:value-type="float">
            <text:p>-0.331853</text:p>
          </table:table-cell>
          <table:table-cell office:value-type="string" calcext:value-type="string">
            <text:p>lidar</text:p>
          </table:table-cell>
          <table:table-cell office:value-type="float" office:value="0.875672" calcext:value-type="float">
            <text:p>0.875672</text:p>
          </table:table-cell>
          <table:table-cell office:value-type="float" office:value="-18.4242" calcext:value-type="float">
            <text:p>-18.4242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-18.4446" calcext:value-type="float">
            <text:p>-18.4446</text:p>
          </table:table-cell>
          <table:table-cell office:value-type="float" office:value="9.54996" calcext:value-type="float">
            <text:p>9.54996</text:p>
          </table:table-cell>
          <table:table-cell office:value-type="float" office:value="4.78028" calcext:value-type="float">
            <text:p>4.78028</text:p>
          </table:table-cell>
          <table:table-cell office:value-type="float" office:value="1.73429" calcext:value-type="float">
            <text:p>1.73429</text:p>
          </table:table-cell>
          <table:table-cell table:formula="of:=SQRT([.M456]*[.M456] +[.N456]*[.N456])" office:value-type="float" office:value="5.08515866837014" calcext:value-type="float">
            <text:p>5.0851586684</text:p>
          </table:table-cell>
        </table:table-row>
        <table:table-row table:style-name="ro3">
          <table:table-cell office:value-type="float" office:value="1477010465750000" calcext:value-type="float">
            <text:p>1477010465750000</text:p>
          </table:table-cell>
          <table:table-cell office:value-type="float" office:value="-18.2885" calcext:value-type="float">
            <text:p>-18.2885</text:p>
          </table:table-cell>
          <table:table-cell office:value-type="float" office:value="9.46165" calcext:value-type="float">
            <text:p>9.46165</text:p>
          </table:table-cell>
          <table:table-cell office:value-type="float" office:value="4.94168" calcext:value-type="float">
            <text:p>4.94168</text:p>
          </table:table-cell>
          <table:table-cell office:value-type="float" office:value="0.273423" calcext:value-type="float">
            <text:p>0.273423</text:p>
          </table:table-cell>
          <table:table-cell office:value-type="float" office:value="-0.48844" calcext:value-type="float">
            <text:p>-0.48844</text:p>
          </table:table-cell>
          <table:table-cell office:value-type="string" calcext:value-type="string">
            <text:p>radar</text:p>
          </table:table-cell>
          <table:table-cell office:value-type="float" office:value="5.88318" calcext:value-type="float">
            <text:p>5.88318</text:p>
          </table:table-cell>
          <table:table-cell office:value-type="float" office:value="-18.1634" calcext:value-type="float">
            <text:p>-18.1634</text:p>
          </table:table-cell>
          <table:table-cell office:value-type="float" office:value="8.72444" calcext:value-type="float">
            <text:p>8.72444</text:p>
          </table:table-cell>
          <table:table-cell office:value-type="float" office:value="-18.2049" calcext:value-type="float">
            <text:p>-18.2049</text:p>
          </table:table-cell>
          <table:table-cell office:value-type="float" office:value="9.63492" calcext:value-type="float">
            <text:p>9.63492</text:p>
          </table:table-cell>
          <table:table-cell office:value-type="float" office:value="4.80959" calcext:value-type="float">
            <text:p>4.80959</text:p>
          </table:table-cell>
          <table:table-cell office:value-type="float" office:value="1.66514" calcext:value-type="float">
            <text:p>1.66514</text:p>
          </table:table-cell>
          <table:table-cell table:formula="of:=SQRT([.M457]*[.M457] +[.N457]*[.N457])" office:value-type="float" office:value="5.0896804602745" calcext:value-type="float">
            <text:p>5.0896804603</text:p>
          </table:table-cell>
        </table:table-row>
        <table:table-row table:style-name="ro3">
          <table:table-cell office:value-type="float" office:value="1477010465800000" calcext:value-type="float">
            <text:p>1477010465800000</text:p>
          </table:table-cell>
          <table:table-cell office:value-type="float" office:value="-18.0144" calcext:value-type="float">
            <text:p>-18.0144</text:p>
          </table:table-cell>
          <table:table-cell office:value-type="float" office:value="9.57115" calcext:value-type="float">
            <text:p>9.57115</text:p>
          </table:table-cell>
          <table:table-cell office:value-type="float" office:value="4.99102" calcext:value-type="float">
            <text:p>4.99102</text:p>
          </table:table-cell>
          <table:table-cell office:value-type="float" office:value="0.262273" calcext:value-type="float">
            <text:p>0.262273</text:p>
          </table:table-cell>
          <table:table-cell office:value-type="float" office:value="-0.466707" calcext:value-type="float">
            <text:p>-0.466707</text:p>
          </table:table-cell>
          <table:table-cell office:value-type="string" calcext:value-type="string">
            <text:p>lidar</text:p>
          </table:table-cell>
          <table:table-cell office:value-type="float" office:value="4.31984" calcext:value-type="float">
            <text:p>4.31984</text:p>
          </table:table-cell>
          <table:table-cell office:value-type="float" office:value="-17.7736" calcext:value-type="float">
            <text:p>-17.7736</text:p>
          </table:table-cell>
          <table:table-cell office:value-type="float" office:value="9.72478" calcext:value-type="float">
            <text:p>9.72478</text:p>
          </table:table-cell>
          <table:table-cell office:value-type="float" office:value="-17.9639" calcext:value-type="float">
            <text:p>-17.9639</text:p>
          </table:table-cell>
          <table:table-cell office:value-type="float" office:value="9.71643" calcext:value-type="float">
            <text:p>9.71643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1.59691" calcext:value-type="float">
            <text:p>1.59691</text:p>
          </table:table-cell>
          <table:table-cell table:formula="of:=SQRT([.M458]*[.M458] +[.N458]*[.N458])" office:value-type="float" office:value="5.09414075826336" calcext:value-type="float">
            <text:p>5.0941407583</text:p>
          </table:table-cell>
        </table:table-row>
        <table:table-row table:style-name="ro3">
          <table:table-cell office:value-type="float" office:value="1477010465850000" calcext:value-type="float">
            <text:p>1477010465850000</text:p>
          </table:table-cell>
          <table:table-cell office:value-type="float" office:value="-17.7732" calcext:value-type="float">
            <text:p>-17.7732</text:p>
          </table:table-cell>
          <table:table-cell office:value-type="float" office:value="9.66007" calcext:value-type="float">
            <text:p>9.66007</text:p>
          </table:table-cell>
          <table:table-cell office:value-type="float" office:value="4.99349" calcext:value-type="float">
            <text:p>4.99349</text:p>
          </table:table-cell>
          <table:table-cell office:value-type="float" office:value="0.272672" calcext:value-type="float">
            <text:p>0.272672</text:p>
          </table:table-cell>
          <table:table-cell office:value-type="float" office:value="-0.372741" calcext:value-type="float">
            <text:p>-0.372741</text:p>
          </table:table-cell>
          <table:table-cell office:value-type="string" calcext:value-type="string">
            <text:p>radar</text:p>
          </table:table-cell>
          <table:table-cell office:value-type="float" office:value="3.17875" calcext:value-type="float">
            <text:p>3.17875</text:p>
          </table:table-cell>
          <table:table-cell office:value-type="float" office:value="-17.2296" calcext:value-type="float">
            <text:p>-17.2296</text:p>
          </table:table-cell>
          <table:table-cell office:value-type="float" office:value="9.97767" calcext:value-type="float">
            <text:p>9.97767</text:p>
          </table:table-cell>
          <table:table-cell office:value-type="float" office:value="-17.7214" calcext:value-type="float">
            <text:p>-17.7214</text:p>
          </table:table-cell>
          <table:table-cell office:value-type="float" office:value="9.79457" calcext:value-type="float">
            <text:p>9.79457</text:p>
          </table:table-cell>
          <table:table-cell office:value-type="float" office:value="4.86368" calcext:value-type="float">
            <text:p>4.86368</text:p>
          </table:table-cell>
          <table:table-cell office:value-type="float" office:value="1.52964" calcext:value-type="float">
            <text:p>1.52964</text:p>
          </table:table-cell>
          <table:table-cell table:formula="of:=SQRT([.M459]*[.M459] +[.N459]*[.N459])" office:value-type="float" office:value="5.09854701576832" calcext:value-type="float">
            <text:p>5.0985470158</text:p>
          </table:table-cell>
        </table:table-row>
        <table:table-row table:style-name="ro3">
          <table:table-cell office:value-type="float" office:value="1477010465900000" calcext:value-type="float">
            <text:p>1477010465900000</text:p>
          </table:table-cell>
          <table:table-cell office:value-type="float" office:value="-17.5078" calcext:value-type="float">
            <text:p>-17.5078</text:p>
          </table:table-cell>
          <table:table-cell office:value-type="float" office:value="9.76263" calcext:value-type="float">
            <text:p>9.76263</text:p>
          </table:table-cell>
          <table:table-cell office:value-type="float" office:value="5.02929" calcext:value-type="float">
            <text:p>5.02929</text:p>
          </table:table-cell>
          <table:table-cell office:value-type="float" office:value="0.267104" calcext:value-type="float">
            <text:p>0.267104</text:p>
          </table:table-cell>
          <table:table-cell office:value-type="float" office:value="-0.351275" calcext:value-type="float">
            <text:p>-0.351275</text:p>
          </table:table-cell>
          <table:table-cell office:value-type="string" calcext:value-type="string">
            <text:p>lidar</text:p>
          </table:table-cell>
          <table:table-cell office:value-type="float" office:value="2.20078" calcext:value-type="float">
            <text:p>2.20078</text:p>
          </table:table-cell>
          <table:table-cell office:value-type="float" office:value="-17.3436" calcext:value-type="float">
            <text:p>-17.3436</text:p>
          </table:table-cell>
          <table:table-cell office:value-type="float" office:value="9.88109" calcext:value-type="float">
            <text:p>9.88109</text:p>
          </table:table-cell>
          <table:table-cell office:value-type="float" office:value="-17.4777" calcext:value-type="float">
            <text:p>-17.4777</text:p>
          </table:table-cell>
          <table:table-cell office:value-type="float" office:value="9.86936" calcext:value-type="float">
            <text:p>9.86936</text:p>
          </table:table-cell>
          <table:table-cell office:value-type="float" office:value="4.88856" calcext:value-type="float">
            <text:p>4.88856</text:p>
          </table:table-cell>
          <table:table-cell office:value-type="float" office:value="1.46338" calcext:value-type="float">
            <text:p>1.46338</text:p>
          </table:table-cell>
          <table:table-cell table:formula="of:=SQRT([.M460]*[.M460] +[.N460]*[.N460])" office:value-type="float" office:value="5.10289132727712" calcext:value-type="float">
            <text:p>5.1028913273</text:p>
          </table:table-cell>
        </table:table-row>
        <table:table-row table:style-name="ro3">
          <table:table-cell office:value-type="float" office:value="1477010465950000" calcext:value-type="float">
            <text:p>1477010465950000</text:p>
          </table:table-cell>
          <table:table-cell office:value-type="float" office:value="-17.2646" calcext:value-type="float">
            <text:p>-17.2646</text:p>
          </table:table-cell>
          <table:table-cell office:value-type="float" office:value="9.8313" calcext:value-type="float">
            <text:p>9.8313</text:p>
          </table:table-cell>
          <table:table-cell office:value-type="float" office:value="5.03273" calcext:value-type="float">
            <text:p>5.03273</text:p>
          </table:table-cell>
          <table:table-cell office:value-type="float" office:value="0.248269" calcext:value-type="float">
            <text:p>0.248269</text:p>
          </table:table-cell>
          <table:table-cell office:value-type="float" office:value="-0.359702" calcext:value-type="float">
            <text:p>-0.359702</text:p>
          </table:table-cell>
          <table:table-cell office:value-type="string" calcext:value-type="string">
            <text:p>radar</text:p>
          </table:table-cell>
          <table:table-cell office:value-type="float" office:value="0.549629" calcext:value-type="float">
            <text:p>0.549629</text:p>
          </table:table-cell>
          <table:table-cell office:value-type="float" office:value="-17.1554" calcext:value-type="float">
            <text:p>-17.1554</text:p>
          </table:table-cell>
          <table:table-cell office:value-type="float" office:value="10.212" calcext:value-type="float">
            <text:p>10.212</text:p>
          </table:table-cell>
          <table:table-cell office:value-type="float" office:value="-17.2328" calcext:value-type="float">
            <text:p>-17.2328</text:p>
          </table:table-cell>
          <table:table-cell office:value-type="float" office:value="9.94087" calcext:value-type="float">
            <text:p>9.94087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8" calcext:value-type="float">
            <text:p>1.39818</text:p>
          </table:table-cell>
          <table:table-cell table:formula="of:=SQRT([.M461]*[.M461] +[.N461]*[.N461])" office:value-type="float" office:value="5.107165800608" calcext:value-type="float">
            <text:p>5.1071658006</text:p>
          </table:table-cell>
        </table:table-row>
        <table:table-row table:style-name="ro3">
          <table:table-cell office:value-type="float" office:value="1477010466000000" calcext:value-type="float">
            <text:p>1477010466000000</text:p>
          </table:table-cell>
          <table:table-cell office:value-type="float" office:value="-17.002" calcext:value-type="float">
            <text:p>-17.002</text:p>
          </table:table-cell>
          <table:table-cell office:value-type="float" office:value="9.95287" calcext:value-type="float">
            <text:p>9.95287</text:p>
          </table:table-cell>
          <table:table-cell office:value-type="float" office:value="5.07192" calcext:value-type="float">
            <text:p>5.07192</text:p>
          </table:table-cell>
          <table:table-cell office:value-type="float" office:value="0.255633" calcext:value-type="float">
            <text:p>0.255633</text:p>
          </table:table-cell>
          <table:table-cell office:value-type="float" office:value="-0.321472" calcext:value-type="float">
            <text:p>-0.321472</text:p>
          </table:table-cell>
          <table:table-cell office:value-type="string" calcext:value-type="string">
            <text:p>lidar</text:p>
          </table:table-cell>
          <table:table-cell office:value-type="float" office:value="2.84607" calcext:value-type="float">
            <text:p>2.84607</text:p>
          </table:table-cell>
          <table:table-cell office:value-type="float" office:value="-16.8876" calcext:value-type="float">
            <text:p>-16.8876</text:p>
          </table:table-cell>
          <table:table-cell office:value-type="float" office:value="10.145" calcext:value-type="float">
            <text:p>10.145</text:p>
          </table:table-cell>
          <table:table-cell office:value-type="float" office:value="-16.9868" calcext:value-type="float">
            <text:p>-16.9868</text:p>
          </table:table-cell>
          <table:table-cell office:value-type="float" office:value="10.0091" calcext:value-type="float">
            <text:p>10.0091</text:p>
          </table:table-cell>
          <table:table-cell office:value-type="float" office:value="4.93421" calcext:value-type="float">
            <text:p>4.93421</text:p>
          </table:table-cell>
          <table:table-cell office:value-type="float" office:value="1.33408" calcext:value-type="float">
            <text:p>1.33408</text:p>
          </table:table-cell>
          <table:table-cell table:formula="of:=SQRT([.M462]*[.M462] +[.N462]*[.N462])" office:value-type="float" office:value="5.11137924346257" calcext:value-type="float">
            <text:p>5.1113792435</text:p>
          </table:table-cell>
        </table:table-row>
        <table:table-row table:style-name="ro3">
          <table:table-cell office:value-type="float" office:value="1477010466050000" calcext:value-type="float">
            <text:p>1477010466050000</text:p>
          </table:table-cell>
          <table:table-cell office:value-type="float" office:value="-16.7522" calcext:value-type="float">
            <text:p>-16.7522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5.07506" calcext:value-type="float">
            <text:p>5.07506</text:p>
          </table:table-cell>
          <table:table-cell office:value-type="float" office:value="0.234668" calcext:value-type="float">
            <text:p>0.234668</text:p>
          </table:table-cell>
          <table:table-cell office:value-type="float" office:value="-0.333324" calcext:value-type="float">
            <text:p>-0.333324</text:p>
          </table:table-cell>
          <table:table-cell office:value-type="string" calcext:value-type="string">
            <text:p>radar</text:p>
          </table:table-cell>
          <table:table-cell office:value-type="float" office:value="0.176442" calcext:value-type="float">
            <text:p>0.176442</text:p>
          </table:table-cell>
          <table:table-cell office:value-type="float" office:value="-16.5958" calcext:value-type="float">
            <text:p>-16.5958</text:p>
          </table:table-cell>
          <table:table-cell office:value-type="float" office:value="10.1078" calcext:value-type="float">
            <text:p>10.1078</text:p>
          </table:table-cell>
          <table:table-cell office:value-type="float" office:value="-16.7396" calcext:value-type="float">
            <text:p>-16.7396</text:p>
          </table:table-cell>
          <table:table-cell office:value-type="float" office:value="10.0743" calcext:value-type="float">
            <text:p>10.0743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3" calcext:value-type="float">
            <text:p>1.27113</text:p>
          </table:table-cell>
          <table:table-cell table:formula="of:=SQRT([.M463]*[.M463] +[.N463]*[.N463])" office:value-type="float" office:value="5.11551465463642" calcext:value-type="float">
            <text:p>5.1155146546</text:p>
          </table:table-cell>
        </table:table-row>
        <table:table-row table:style-name="ro3">
          <table:table-cell office:value-type="float" office:value="1477010466100000" calcext:value-type="float">
            <text:p>1477010466100000</text:p>
          </table:table-cell>
          <table:table-cell office:value-type="float" office:value="-16.5046" calcext:value-type="float">
            <text:p>-16.5046</text:p>
          </table:table-cell>
          <table:table-cell office:value-type="float" office:value="10.126" calcext:value-type="float">
            <text:p>10.126</text:p>
          </table:table-cell>
          <table:table-cell office:value-type="float" office:value="5.09655" calcext:value-type="float">
            <text:p>5.09655</text:p>
          </table:table-cell>
          <table:table-cell office:value-type="float" office:value="0.243856" calcext:value-type="float">
            <text:p>0.243856</text:p>
          </table:table-cell>
          <table:table-cell office:value-type="float" office:value="-0.296641" calcext:value-type="float">
            <text:p>-0.296641</text:p>
          </table:table-cell>
          <table:table-cell office:value-type="string" calcext:value-type="string">
            <text:p>lidar</text:p>
          </table:table-cell>
          <table:table-cell office:value-type="float" office:value="1.9688" calcext:value-type="float">
            <text:p>1.9688</text:p>
          </table:table-cell>
          <table:table-cell office:value-type="float" office:value="-16.5153" calcext:value-type="float">
            <text:p>-16.5153</text:p>
          </table:table-cell>
          <table:table-cell office:value-type="float" office:value="10.3091" calcext:value-type="float">
            <text:p>10.3091</text:p>
          </table:table-cell>
          <table:table-cell office:value-type="float" office:value="-16.4915" calcext:value-type="float">
            <text:p>-16.4915</text:p>
          </table:table-cell>
          <table:table-cell office:value-type="float" office:value="10.1362" calcext:value-type="float">
            <text:p>10.1362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1.20937" calcext:value-type="float">
            <text:p>1.20937</text:p>
          </table:table-cell>
          <table:table-cell table:formula="of:=SQRT([.M464]*[.M464] +[.N464]*[.N464])" office:value-type="float" office:value="5.1195816619134" calcext:value-type="float">
            <text:p>5.1195816619</text:p>
          </table:table-cell>
        </table:table-row>
        <table:table-row table:style-name="ro3">
          <table:table-cell office:value-type="float" office:value="1477010466150000" calcext:value-type="float">
            <text:p>1477010466150000</text:p>
          </table:table-cell>
          <table:table-cell office:value-type="float" office:value="-16.2538" calcext:value-type="float">
            <text:p>-16.2538</text:p>
          </table:table-cell>
          <table:table-cell office:value-type="float" office:value="10.1836" calcext:value-type="float">
            <text:p>10.1836</text:p>
          </table:table-cell>
          <table:table-cell office:value-type="float" office:value="5.10157" calcext:value-type="float">
            <text:p>5.10157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-0.325425" calcext:value-type="float">
            <text:p>-0.325425</text:p>
          </table:table-cell>
          <table:table-cell office:value-type="string" calcext:value-type="string">
            <text:p>radar</text:p>
          </table:table-cell>
          <table:table-cell office:value-type="float" office:value="0.746228" calcext:value-type="float">
            <text:p>0.746228</text:p>
          </table:table-cell>
          <table:table-cell office:value-type="float" office:value="-16.09" calcext:value-type="float">
            <text:p>-16.09</text:p>
          </table:table-cell>
          <table:table-cell office:value-type="float" office:value="10.5824" calcext:value-type="float">
            <text:p>10.5824</text:p>
          </table:table-cell>
          <table:table-cell office:value-type="float" office:value="-16.2424" calcext:value-type="float">
            <text:p>-16.2424</text:p>
          </table:table-cell>
          <table:table-cell office:value-type="float" office:value="10.1952" calcext:value-type="float">
            <text:p>10.1952</text:p>
          </table:table-cell>
          <table:table-cell office:value-type="float" office:value="4.99311" calcext:value-type="float">
            <text:p>4.99311</text:p>
          </table:table-cell>
          <table:table-cell office:value-type="float" office:value="1.14883" calcext:value-type="float">
            <text:p>1.14883</text:p>
          </table:table-cell>
          <table:table-cell table:formula="of:=SQRT([.M465]*[.M465] +[.N465]*[.N465])" office:value-type="float" office:value="5.12356885783728" calcext:value-type="float">
            <text:p>5.1235688578</text:p>
          </table:table-cell>
        </table:table-row>
        <table:table-row table:style-name="ro3">
          <table:table-cell office:value-type="float" office:value="1477010466200000" calcext:value-type="float">
            <text:p>1477010466200000</text:p>
          </table:table-cell>
          <table:table-cell office:value-type="float" office:value="-16.0055" calcext:value-type="float">
            <text:p>-16.0055</text:p>
          </table:table-cell>
          <table:table-cell office:value-type="float" office:value="10.2245" calcext:value-type="float">
            <text:p>10.2245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0.198199" calcext:value-type="float">
            <text:p>0.198199</text:p>
          </table:table-cell>
          <table:table-cell office:value-type="float" office:value="-0.333123" calcext:value-type="float">
            <text:p>-0.333123</text:p>
          </table:table-cell>
          <table:table-cell office:value-type="string" calcext:value-type="string">
            <text:p>lidar</text:p>
          </table:table-cell>
          <table:table-cell office:value-type="float" office:value="0.0944456" calcext:value-type="float">
            <text:p>0.0944456</text:p>
          </table:table-cell>
          <table:table-cell office:value-type="float" office:value="-16.006" calcext:value-type="float">
            <text:p>-16.006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-15.9924" calcext:value-type="float">
            <text:p>-15.9924</text:p>
          </table:table-cell>
          <table:table-cell office:value-type="float" office:value="10.2511" calcext:value-type="float">
            <text:p>10.2511</text:p>
          </table:table-cell>
          <table:table-cell office:value-type="float" office:value="5.01039" calcext:value-type="float">
            <text:p>5.01039</text:p>
          </table:table-cell>
          <table:table-cell office:value-type="float" office:value="1.08956" calcext:value-type="float">
            <text:p>1.08956</text:p>
          </table:table-cell>
          <table:table-cell table:formula="of:=SQRT([.M466]*[.M466] +[.N466]*[.N466])" office:value-type="float" office:value="5.12748953638133" calcext:value-type="float">
            <text:p>5.1274895364</text:p>
          </table:table-cell>
        </table:table-row>
        <table:table-row table:style-name="ro3">
          <table:table-cell office:value-type="float" office:value="1477010466250000" calcext:value-type="float">
            <text:p>1477010466250000</text:p>
          </table:table-cell>
          <table:table-cell office:value-type="float" office:value="-15.7593" calcext:value-type="float">
            <text:p>-15.7593</text:p>
          </table:table-cell>
          <table:table-cell office:value-type="float" office:value="10.2886" calcext:value-type="float">
            <text:p>10.2886</text:p>
          </table:table-cell>
          <table:table-cell office:value-type="float" office:value="5.09564" calcext:value-type="float">
            <text:p>5.09564</text:p>
          </table:table-cell>
          <table:table-cell office:value-type="float" office:value="0.197417" calcext:value-type="float">
            <text:p>0.197417</text:p>
          </table:table-cell>
          <table:table-cell office:value-type="float" office:value="-0.293423" calcext:value-type="float">
            <text:p>-0.293423</text:p>
          </table:table-cell>
          <table:table-cell office:value-type="string" calcext:value-type="string">
            <text:p>radar</text:p>
          </table:table-cell>
          <table:table-cell office:value-type="float" office:value="0.242841" calcext:value-type="float">
            <text:p>0.242841</text:p>
          </table:table-cell>
          <table:table-cell office:value-type="float" office:value="-15.7234" calcext:value-type="float">
            <text:p>-15.7234</text:p>
          </table:table-cell>
          <table:table-cell office:value-type="float" office:value="10.41" calcext:value-type="float">
            <text:p>10.41</text:p>
          </table:table-cell>
          <table:table-cell office:value-type="float" office:value="-15.7416" calcext:value-type="float">
            <text:p>-15.7416</text:p>
          </table:table-cell>
          <table:table-cell office:value-type="float" office:value="10.3041" calcext:value-type="float">
            <text:p>10.3041</text:p>
          </table:table-cell>
          <table:table-cell office:value-type="float" office:value="5.02655" calcext:value-type="float">
            <text:p>5.02655</text:p>
          </table:table-cell>
          <table:table-cell office:value-type="float" office:value="1.03159" calcext:value-type="float">
            <text:p>1.03159</text:p>
          </table:table-cell>
          <table:table-cell table:formula="of:=SQRT([.M467]*[.M467] +[.N467]*[.N467])" office:value-type="float" office:value="5.13131394777205" calcext:value-type="float">
            <text:p>5.1313139478</text:p>
          </table:table-cell>
        </table:table-row>
        <table:table-row table:style-name="ro3">
          <table:table-cell office:value-type="float" office:value="1477010466300000" calcext:value-type="float">
            <text:p>1477010466300000</text:p>
          </table:table-cell>
          <table:table-cell office:value-type="float" office:value="-15.5191" calcext:value-type="float">
            <text:p>-15.5191</text:p>
          </table:table-cell>
          <table:table-cell office:value-type="float" office:value="10.3007" calcext:value-type="float">
            <text:p>10.3007</text:p>
          </table:table-cell>
          <table:table-cell office:value-type="float" office:value="5.07593" calcext:value-type="float">
            <text:p>5.07593</text:p>
          </table:table-cell>
          <table:table-cell office:value-type="float" office:value="0.16778" calcext:value-type="float">
            <text:p>0.16778</text:p>
          </table:table-cell>
          <table:table-cell office:value-type="float" office:value="-0.314751" calcext:value-type="float">
            <text:p>-0.314751</text:p>
          </table:table-cell>
          <table:table-cell office:value-type="string" calcext:value-type="string">
            <text:p>lidar</text:p>
          </table:table-cell>
          <table:table-cell office:value-type="float" office:value="0.853473" calcext:value-type="float">
            <text:p>0.853473</text:p>
          </table:table-cell>
          <table:table-cell office:value-type="float" office:value="-15.5699" calcext:value-type="float">
            <text:p>-15.5699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-15.4899" calcext:value-type="float">
            <text:p>-15.4899</text:p>
          </table:table-cell>
          <table:table-cell office:value-type="float" office:value="10.3543" calcext:value-type="float">
            <text:p>10.3543</text:p>
          </table:table-cell>
          <table:table-cell office:value-type="float" office:value="5.04166" calcext:value-type="float">
            <text:p>5.04166</text:p>
          </table:table-cell>
          <table:table-cell office:value-type="float" office:value="0.974957" calcext:value-type="float">
            <text:p>0.974957</text:p>
          </table:table-cell>
          <table:table-cell table:formula="of:=SQRT([.M468]*[.M468] +[.N468]*[.N468])" office:value-type="float" office:value="5.13506345700314" calcext:value-type="float">
            <text:p>5.135063457</text:p>
          </table:table-cell>
        </table:table-row>
        <table:table-row table:style-name="ro3">
          <table:table-cell office:value-type="float" office:value="1477010466350000" calcext:value-type="float">
            <text:p>1477010466350000</text:p>
          </table:table-cell>
          <table:table-cell office:value-type="float" office:value="-15.2392" calcext:value-type="float">
            <text:p>-15.2392</text:p>
          </table:table-cell>
          <table:table-cell office:value-type="float" office:value="10.3028" calcext:value-type="float">
            <text:p>10.3028</text:p>
          </table:table-cell>
          <table:table-cell office:value-type="float" office:value="5.10032" calcext:value-type="float">
            <text:p>5.10032</text:p>
          </table:table-cell>
          <table:table-cell office:value-type="float" office:value="0.10496" calcext:value-type="float">
            <text:p>0.10496</text:p>
          </table:table-cell>
          <table:table-cell office:value-type="float" office:value="-0.436703" calcext:value-type="float">
            <text:p>-0.436703</text:p>
          </table:table-cell>
          <table:table-cell office:value-type="string" calcext:value-type="string">
            <text:p>radar</text:p>
          </table:table-cell>
          <table:table-cell office:value-type="float" office:value="8.2474" calcext:value-type="float">
            <text:p>8.2474</text:p>
          </table:table-cell>
          <table:table-cell office:value-type="float" office:value="-14.2385" calcext:value-type="float">
            <text:p>-14.2385</text:p>
          </table:table-cell>
          <table:table-cell office:value-type="float" office:value="10.9109" calcext:value-type="float">
            <text:p>10.9109</text:p>
          </table:table-cell>
          <table:table-cell office:value-type="float" office:value="-15.2376" calcext:value-type="float">
            <text:p>-15.2376</text:p>
          </table:table-cell>
          <table:table-cell office:value-type="float" office:value="10.4016" calcext:value-type="float">
            <text:p>10.4016</text:p>
          </table:table-cell>
          <table:table-cell office:value-type="float" office:value="5.05576" calcext:value-type="float">
            <text:p>5.05576</text:p>
          </table:table-cell>
          <table:table-cell office:value-type="float" office:value="0.919692" calcext:value-type="float">
            <text:p>0.919692</text:p>
          </table:table-cell>
          <table:table-cell table:formula="of:=SQRT([.M469]*[.M469] +[.N469]*[.N469])" office:value-type="float" office:value="5.13872966329851" calcext:value-type="float">
            <text:p>5.1387296633</text:p>
          </table:table-cell>
        </table:table-row>
        <table:table-row table:style-name="ro3">
          <table:table-cell office:value-type="float" office:value="1477010466400000" calcext:value-type="float">
            <text:p>1477010466400000</text:p>
          </table:table-cell>
          <table:table-cell office:value-type="float" office:value="-14.9769" calcext:value-type="float">
            <text:p>-14.9769</text:p>
          </table:table-cell>
          <table:table-cell office:value-type="float" office:value="10.3627" calcext:value-type="float">
            <text:p>10.3627</text:p>
          </table:table-cell>
          <table:table-cell office:value-type="float" office:value="5.1182" calcext:value-type="float">
            <text:p>5.1182</text:p>
          </table:table-cell>
          <table:table-cell office:value-type="float" office:value="0.0985631" calcext:value-type="float">
            <text:p>0.0985631</text:p>
          </table:table-cell>
          <table:table-cell office:value-type="float" office:value="-0.414403" calcext:value-type="float">
            <text:p>-0.414403</text:p>
          </table:table-cell>
          <table:table-cell office:value-type="string" calcext:value-type="string">
            <text:p>lidar</text:p>
          </table:table-cell>
          <table:table-cell office:value-type="float" office:value="0.796155" calcext:value-type="float">
            <text:p>0.796155</text:p>
          </table:table-cell>
          <table:table-cell office:value-type="float" office:value="-14.9365" calcext:value-type="float">
            <text:p>-14.9365</text:p>
          </table:table-cell>
          <table:table-cell office:value-type="float" office:value="10.4722" calcext:value-type="float">
            <text:p>10.4722</text:p>
          </table:table-cell>
          <table:table-cell office:value-type="float" office:value="-14.9846" calcext:value-type="float">
            <text:p>-14.9846</text:p>
          </table:table-cell>
          <table:table-cell office:value-type="float" office:value="10.4462" calcext:value-type="float">
            <text:p>10.4462</text:p>
          </table:table-cell>
          <table:table-cell office:value-type="float" office:value="5.06889" calcext:value-type="float">
            <text:p>5.06889</text:p>
          </table:table-cell>
          <table:table-cell office:value-type="float" office:value="0.865828" calcext:value-type="float">
            <text:p>0.865828</text:p>
          </table:table-cell>
          <table:table-cell table:formula="of:=SQRT([.M470]*[.M470] +[.N470]*[.N470])" office:value-type="float" office:value="5.14230531548682" calcext:value-type="float">
            <text:p>5.1423053155</text:p>
          </table:table-cell>
        </table:table-row>
        <table:table-row table:style-name="ro3">
          <table:table-cell office:value-type="float" office:value="1477010466450000" calcext:value-type="float">
            <text:p>1477010466450000</text:p>
          </table:table-cell>
          <table:table-cell office:value-type="float" office:value="-14.727" calcext:value-type="float">
            <text:p>-14.727</text:p>
          </table:table-cell>
          <table:table-cell office:value-type="float" office:value="10.409" calcext:value-type="float">
            <text:p>10.409</text:p>
          </table:table-cell>
          <table:table-cell office:value-type="float" office:value="5.10611" calcext:value-type="float">
            <text:p>5.10611</text:p>
          </table:table-cell>
          <table:table-cell office:value-type="float" office:value="0.122868" calcext:value-type="float">
            <text:p>0.122868</text:p>
          </table:table-cell>
          <table:table-cell office:value-type="float" office:value="-0.27967" calcext:value-type="float">
            <text:p>-0.27967</text:p>
          </table:table-cell>
          <table:table-cell office:value-type="string" calcext:value-type="string">
            <text:p>radar</text:p>
          </table:table-cell>
          <table:table-cell office:value-type="float" office:value="6.53522" calcext:value-type="float">
            <text:p>6.53522</text:p>
          </table:table-cell>
          <table:table-cell office:value-type="float" office:value="-14.724" calcext:value-type="float">
            <text:p>-14.724</text:p>
          </table:table-cell>
          <table:table-cell office:value-type="float" office:value="9.63507" calcext:value-type="float">
            <text:p>9.63507</text:p>
          </table:table-cell>
          <table:table-cell office:value-type="float" office:value="-14.7309" calcext:value-type="float">
            <text:p>-14.7309</text:p>
          </table:table-cell>
          <table:table-cell office:value-type="float" office:value="10.4882" calcext:value-type="float">
            <text:p>10.4882</text:p>
          </table:table-cell>
          <table:table-cell office:value-type="float" office:value="5.0811" calcext:value-type="float">
            <text:p>5.0811</text:p>
          </table:table-cell>
          <table:table-cell office:value-type="float" office:value="0.813394" calcext:value-type="float">
            <text:p>0.813394</text:p>
          </table:table-cell>
          <table:table-cell table:formula="of:=SQRT([.M471]*[.M471] +[.N471]*[.N471])" office:value-type="float" office:value="5.14579313704272" calcext:value-type="float">
            <text:p>5.145793137</text:p>
          </table:table-cell>
        </table:table-row>
        <table:table-row table:style-name="ro3">
          <table:table-cell office:value-type="float" office:value="1477010466500000" calcext:value-type="float">
            <text:p>1477010466500000</text:p>
          </table:table-cell>
          <table:table-cell office:value-type="float" office:value="-14.4697" calcext:value-type="float">
            <text:p>-14.4697</text:p>
          </table:table-cell>
          <table:table-cell office:value-type="float" office:value="10.3866" calcext:value-type="float">
            <text:p>10.3866</text:p>
          </table:table-cell>
          <table:table-cell office:value-type="float" office:value="5.09655" calcext:value-type="float">
            <text:p>5.09655</text:p>
          </table:table-cell>
          <table:table-cell office:value-type="float" office:value="0.0845754" calcext:value-type="float">
            <text:p>0.0845754</text:p>
          </table:table-cell>
          <table:table-cell office:value-type="float" office:value="-0.314674" calcext:value-type="float">
            <text:p>-0.314674</text:p>
          </table:table-cell>
          <table:table-cell office:value-type="string" calcext:value-type="string">
            <text:p>lidar</text:p>
          </table:table-cell>
          <table:table-cell office:value-type="float" office:value="1.75986" calcext:value-type="float">
            <text:p>1.75986</text:p>
          </table:table-cell>
          <table:table-cell office:value-type="float" office:value="-14.4088" calcext:value-type="float">
            <text:p>-14.4088</text:p>
          </table:table-cell>
          <table:table-cell office:value-type="float" office:value="10.222" calcext:value-type="float">
            <text:p>10.222</text:p>
          </table:table-cell>
          <table:table-cell office:value-type="float" office:value="-14.4766" calcext:value-type="float">
            <text:p>-14.4766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5.09243" calcext:value-type="float">
            <text:p>5.09243</text:p>
          </table:table-cell>
          <table:table-cell office:value-type="float" office:value="0.762418" calcext:value-type="float">
            <text:p>0.762418</text:p>
          </table:table-cell>
          <table:table-cell table:formula="of:=SQRT([.M472]*[.M472] +[.N472]*[.N472])" office:value-type="float" office:value="5.14918678158251" calcext:value-type="float">
            <text:p>5.1491867816</text:p>
          </table:table-cell>
        </table:table-row>
        <table:table-row table:style-name="ro3">
          <table:table-cell office:value-type="float" office:value="1477010466550000" calcext:value-type="float">
            <text:p>1477010466550000</text:p>
          </table:table-cell>
          <table:table-cell office:value-type="float" office:value="-14.2105" calcext:value-type="float">
            <text:p>-14.2105</text:p>
          </table:table-cell>
          <table:table-cell office:value-type="float" office:value="10.4124" calcext:value-type="float">
            <text:p>10.4124</text:p>
          </table:table-cell>
          <table:table-cell office:value-type="float" office:value="5.10103" calcext:value-type="float">
            <text:p>5.10103</text:p>
          </table:table-cell>
          <table:table-cell office:value-type="float" office:value="0.0761324" calcext:value-type="float">
            <text:p>0.0761324</text:p>
          </table:table-cell>
          <table:table-cell office:value-type="float" office:value="-0.294083" calcext:value-type="float">
            <text:p>-0.294083</text:p>
          </table:table-cell>
          <table:table-cell office:value-type="string" calcext:value-type="string">
            <text:p>radar</text:p>
          </table:table-cell>
          <table:table-cell office:value-type="float" office:value="0.70986" calcext:value-type="float">
            <text:p>0.70986</text:p>
          </table:table-cell>
          <table:table-cell office:value-type="float" office:value="-13.9005" calcext:value-type="float">
            <text:p>-13.9005</text:p>
          </table:table-cell>
          <table:table-cell office:value-type="float" office:value="10.5238" calcext:value-type="float">
            <text:p>10.5238</text:p>
          </table:table-cell>
          <table:table-cell office:value-type="float" office:value="-14.2218" calcext:value-type="float">
            <text:p>-14.2218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5.10293" calcext:value-type="float">
            <text:p>5.10293</text:p>
          </table:table-cell>
          <table:table-cell office:value-type="float" office:value="0.712926" calcext:value-type="float">
            <text:p>0.712926</text:p>
          </table:table-cell>
          <table:table-cell table:formula="of:=SQRT([.M473]*[.M473] +[.N473]*[.N473])" office:value-type="float" office:value="5.15249047222564" calcext:value-type="float">
            <text:p>5.1524904722</text:p>
          </table:table-cell>
        </table:table-row>
        <table:table-row table:style-name="ro3">
          <table:table-cell office:value-type="float" office:value="1477010466600000" calcext:value-type="float">
            <text:p>1477010466600000</text:p>
          </table:table-cell>
          <table:table-cell office:value-type="float" office:value="-13.9248" calcext:value-type="float">
            <text:p>-13.9248</text:p>
          </table:table-cell>
          <table:table-cell office:value-type="float" office:value="10.559" calcext:value-type="float">
            <text:p>10.559</text:p>
          </table:table-cell>
          <table:table-cell office:value-type="float" office:value="5.15822" calcext:value-type="float">
            <text:p>5.15822</text:p>
          </table:table-cell>
          <table:table-cell office:value-type="float" office:value="0.120223" calcext:value-type="float">
            <text:p>0.120223</text:p>
          </table:table-cell>
          <table:table-cell office:value-type="float" office:value="-0.207098" calcext:value-type="float">
            <text:p>-0.207098</text:p>
          </table:table-cell>
          <table:table-cell office:value-type="string" calcext:value-type="string">
            <text:p>lidar</text:p>
          </table:table-cell>
          <table:table-cell office:value-type="float" office:value="9.3776" calcext:value-type="float">
            <text:p>9.3776</text:p>
          </table:table-cell>
          <table:table-cell office:value-type="float" office:value="-13.8049" calcext:value-type="float">
            <text:p>-13.8049</text:p>
          </table:table-cell>
          <table:table-cell office:value-type="float" office:value="10.9383" calcext:value-type="float">
            <text:p>10.9383</text:p>
          </table:table-cell>
          <table:table-cell office:value-type="float" office:value="-13.9665" calcext:value-type="float">
            <text:p>-13.9665</text:p>
          </table:table-cell>
          <table:table-cell office:value-type="float" office:value="10.5989" calcext:value-type="float">
            <text:p>10.5989</text:p>
          </table:table-cell>
          <table:table-cell office:value-type="float" office:value="5.11263" calcext:value-type="float">
            <text:p>5.11263</text:p>
          </table:table-cell>
          <table:table-cell office:value-type="float" office:value="0.664944" calcext:value-type="float">
            <text:p>0.664944</text:p>
          </table:table-cell>
          <table:table-cell table:formula="of:=SQRT([.M474]*[.M474] +[.N474]*[.N474])" office:value-type="float" office:value="5.15568967646774" calcext:value-type="float">
            <text:p>5.1556896765</text:p>
          </table:table-cell>
        </table:table-row>
        <table:table-row table:style-name="ro3">
          <table:table-cell office:value-type="float" office:value="1477010466650000" calcext:value-type="float">
            <text:p>1477010466650000</text:p>
          </table:table-cell>
          <table:table-cell office:value-type="float" office:value="-13.6678" calcext:value-type="float">
            <text:p>-13.6678</text:p>
          </table:table-cell>
          <table:table-cell office:value-type="float" office:value="10.6255" calcext:value-type="float">
            <text:p>10.6255</text:p>
          </table:table-cell>
          <table:table-cell office:value-type="float" office:value="5.15996" calcext:value-type="float">
            <text:p>5.15996</text:p>
          </table:table-cell>
          <table:table-cell office:value-type="float" office:value="0.148298" calcext:value-type="float">
            <text:p>0.148298</text:p>
          </table:table-cell>
          <table:table-cell office:value-type="float" office:value="-0.108362" calcext:value-type="float">
            <text:p>-0.108362</text:p>
          </table:table-cell>
          <table:table-cell office:value-type="string" calcext:value-type="string">
            <text:p>radar</text:p>
          </table:table-cell>
          <table:table-cell office:value-type="float" office:value="1.50653" calcext:value-type="float">
            <text:p>1.50653</text:p>
          </table:table-cell>
          <table:table-cell office:value-type="float" office:value="-13.3956" calcext:value-type="float">
            <text:p>-13.3956</text:p>
          </table:table-cell>
          <table:table-cell office:value-type="float" office:value="10.7857" calcext:value-type="float">
            <text:p>10.7857</text:p>
          </table:table-cell>
          <table:table-cell office:value-type="float" office:value="-13.7107" calcext:value-type="float">
            <text:p>-13.7107</text:p>
          </table:table-cell>
          <table:table-cell office:value-type="float" office:value="10.631" calcext:value-type="float">
            <text:p>10.631</text:p>
          </table:table-cell>
          <table:table-cell office:value-type="float" office:value="5.12159" calcext:value-type="float">
            <text:p>5.12159</text:p>
          </table:table-cell>
          <table:table-cell office:value-type="float" office:value="0.618496" calcext:value-type="float">
            <text:p>0.618496</text:p>
          </table:table-cell>
          <table:table-cell table:formula="of:=SQRT([.M475]*[.M475] +[.N475]*[.N475])" office:value-type="float" office:value="5.15880038672907" calcext:value-type="float">
            <text:p>5.1588003867</text:p>
          </table:table-cell>
        </table:table-row>
        <table:table-row table:style-name="ro3">
          <table:table-cell office:value-type="float" office:value="1477010466700000" calcext:value-type="float">
            <text:p>1477010466700000</text:p>
          </table:table-cell>
          <table:table-cell office:value-type="float" office:value="-13.4079" calcext:value-type="float">
            <text:p>-13.4079</text:p>
          </table:table-cell>
          <table:table-cell office:value-type="float" office:value="10.6373" calcext:value-type="float">
            <text:p>10.6373</text:p>
          </table:table-cell>
          <table:table-cell office:value-type="float" office:value="5.15875" calcext:value-type="float">
            <text:p>5.15875</text:p>
          </table:table-cell>
          <table:table-cell office:value-type="float" office:value="0.130889" calcext:value-type="float">
            <text:p>0.130889</text:p>
          </table:table-cell>
          <table:table-cell office:value-type="float" office:value="-0.124961" calcext:value-type="float">
            <text:p>-0.124961</text:p>
          </table:table-cell>
          <table:table-cell office:value-type="string" calcext:value-type="string">
            <text:p>lidar</text:p>
          </table:table-cell>
          <table:table-cell office:value-type="float" office:value="0.556487" calcext:value-type="float">
            <text:p>0.556487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-13.4545" calcext:value-type="float">
            <text:p>-13.4545</text:p>
          </table:table-cell>
          <table:table-cell office:value-type="float" office:value="10.6608" calcext:value-type="float">
            <text:p>10.6608</text:p>
          </table:table-cell>
          <table:table-cell office:value-type="float" office:value="5.12983" calcext:value-type="float">
            <text:p>5.12983</text:p>
          </table:table-cell>
          <table:table-cell office:value-type="float" office:value="0.573603" calcext:value-type="float">
            <text:p>0.573603</text:p>
          </table:table-cell>
          <table:table-cell table:formula="of:=SQRT([.M476]*[.M476] +[.N476]*[.N476])" office:value-type="float" office:value="5.16179970848434" calcext:value-type="float">
            <text:p>5.1617997085</text:p>
          </table:table-cell>
        </table:table-row>
        <table:table-row table:style-name="ro3">
          <table:table-cell office:value-type="float" office:value="1477010466750000" calcext:value-type="float">
            <text:p>1477010466750000</text:p>
          </table:table-cell>
          <table:table-cell office:value-type="float" office:value="-13.1465" calcext:value-type="float">
            <text:p>-13.1465</text:p>
          </table:table-cell>
          <table:table-cell office:value-type="float" office:value="10.6566" calcext:value-type="float">
            <text:p>10.6566</text:p>
          </table:table-cell>
          <table:table-cell office:value-type="float" office:value="5.16424" calcext:value-type="float">
            <text:p>5.16424</text:p>
          </table:table-cell>
          <table:table-cell office:value-type="float" office:value="0.108083" calcext:value-type="float">
            <text:p>0.108083</text:p>
          </table:table-cell>
          <table:table-cell office:value-type="float" office:value="-0.169039" calcext:value-type="float">
            <text:p>-0.169039</text:p>
          </table:table-cell>
          <table:table-cell office:value-type="string" calcext:value-type="string">
            <text:p>radar</text:p>
          </table:table-cell>
          <table:table-cell office:value-type="float" office:value="0.524037" calcext:value-type="float">
            <text:p>0.524037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10.8137" calcext:value-type="float">
            <text:p>10.8137</text:p>
          </table:table-cell>
          <table:table-cell office:value-type="float" office:value="-13.1979" calcext:value-type="float">
            <text:p>-13.1979</text:p>
          </table:table-cell>
          <table:table-cell office:value-type="float" office:value="10.6884" calcext:value-type="float">
            <text:p>10.6884</text:p>
          </table:table-cell>
          <table:table-cell office:value-type="float" office:value="5.13741" calcext:value-type="float">
            <text:p>5.13741</text:p>
          </table:table-cell>
          <table:table-cell office:value-type="float" office:value="0.530288" calcext:value-type="float">
            <text:p>0.530288</text:p>
          </table:table-cell>
          <table:table-cell table:formula="of:=SQRT([.M477]*[.M477] +[.N477]*[.N477])" office:value-type="float" office:value="5.16470588427299" calcext:value-type="float">
            <text:p>5.1647058843</text:p>
          </table:table-cell>
        </table:table-row>
        <table:table-row table:style-name="ro3">
          <table:table-cell office:value-type="float" office:value="1477010466800000" calcext:value-type="float">
            <text:p>1477010466800000</text:p>
          </table:table-cell>
          <table:table-cell office:value-type="float" office:value="-12.8916" calcext:value-type="float">
            <text:p>-12.8916</text:p>
          </table:table-cell>
          <table:table-cell office:value-type="float" office:value="10.7587" calcext:value-type="float">
            <text:p>10.7587</text:p>
          </table:table-cell>
          <table:table-cell office:value-type="float" office:value="5.17878" calcext:value-type="float">
            <text:p>5.17878</text:p>
          </table:table-cell>
          <table:table-cell office:value-type="float" office:value="0.133061" calcext:value-type="float">
            <text:p>0.133061</text:p>
          </table:table-cell>
          <table:table-cell office:value-type="float" office:value="-0.124074" calcext:value-type="float">
            <text:p>-0.124074</text:p>
          </table:table-cell>
          <table:table-cell office:value-type="string" calcext:value-type="string">
            <text:p>lidar</text:p>
          </table:table-cell>
          <table:table-cell office:value-type="float" office:value="3.85189" calcext:value-type="float">
            <text:p>3.85189</text:p>
          </table:table-cell>
          <table:table-cell office:value-type="float" office:value="-12.9591" calcext:value-type="float">
            <text:p>-12.9591</text:p>
          </table:table-cell>
          <table:table-cell office:value-type="float" office:value="11.0099" calcext:value-type="float">
            <text:p>11.0099</text:p>
          </table:table-cell>
          <table:table-cell office:value-type="float" office:value="-12.9409" calcext:value-type="float">
            <text:p>-12.9409</text:p>
          </table:table-cell>
          <table:table-cell office:value-type="float" office:value="10.7138" calcext:value-type="float">
            <text:p>10.7138</text:p>
          </table:table-cell>
          <table:table-cell office:value-type="float" office:value="5.14436" calcext:value-type="float">
            <text:p>5.14436</text:p>
          </table:table-cell>
          <table:table-cell office:value-type="float" office:value="0.48857" calcext:value-type="float">
            <text:p>0.48857</text:p>
          </table:table-cell>
          <table:table-cell table:formula="of:=SQRT([.M478]*[.M478] +[.N478]*[.N478])" office:value-type="float" office:value="5.16750814750204" calcext:value-type="float">
            <text:p>5.1675081475</text:p>
          </table:table-cell>
        </table:table-row>
        <table:table-row table:style-name="ro3">
          <table:table-cell office:value-type="float" office:value="1477010466850000" calcext:value-type="float">
            <text:p>1477010466850000</text:p>
          </table:table-cell>
          <table:table-cell office:value-type="float" office:value="-12.6296" calcext:value-type="float">
            <text:p>-12.6296</text:p>
          </table:table-cell>
          <table:table-cell office:value-type="float" office:value="10.8053" calcext:value-type="float">
            <text:p>10.8053</text:p>
          </table:table-cell>
          <table:table-cell office:value-type="float" office:value="5.1865" calcext:value-type="float">
            <text:p>5.1865</text:p>
          </table:table-cell>
          <table:table-cell office:value-type="float" office:value="0.132681" calcext:value-type="float">
            <text:p>0.132681</text:p>
          </table:table-cell>
          <table:table-cell office:value-type="float" office:value="-0.11539" calcext:value-type="float">
            <text:p>-0.11539</text:p>
          </table:table-cell>
          <table:table-cell office:value-type="string" calcext:value-type="string">
            <text:p>radar</text:p>
          </table:table-cell>
          <table:table-cell office:value-type="float" office:value="1.40044" calcext:value-type="float">
            <text:p>1.40044</text:p>
          </table:table-cell>
          <table:table-cell office:value-type="float" office:value="-12.2518" calcext:value-type="float">
            <text:p>-12.2518</text:p>
          </table:table-cell>
          <table:table-cell office:value-type="float" office:value="11.2495" calcext:value-type="float">
            <text:p>11.2495</text:p>
          </table:table-cell>
          <table:table-cell office:value-type="float" office:value="-12.6836" calcext:value-type="float">
            <text:p>-12.6836</text:p>
          </table:table-cell>
          <table:table-cell office:value-type="float" office:value="10.7373" calcext:value-type="float">
            <text:p>10.7373</text:p>
          </table:table-cell>
          <table:table-cell office:value-type="float" office:value="5.15071" calcext:value-type="float">
            <text:p>5.15071</text:p>
          </table:table-cell>
          <table:table-cell office:value-type="float" office:value="0.448467" calcext:value-type="float">
            <text:p>0.448467</text:p>
          </table:table-cell>
          <table:table-cell table:formula="of:=SQRT([.M479]*[.M479] +[.N479]*[.N479])" office:value-type="float" office:value="5.17019691638423" calcext:value-type="float">
            <text:p>5.1701969164</text:p>
          </table:table-cell>
        </table:table-row>
        <table:table-row table:style-name="ro3">
          <table:table-cell office:value-type="float" office:value="1477010466900000" calcext:value-type="float">
            <text:p>1477010466900000</text:p>
          </table:table-cell>
          <table:table-cell office:value-type="float" office:value="-12.3777" calcext:value-type="float">
            <text:p>-12.3777</text:p>
          </table:table-cell>
          <table:table-cell office:value-type="float" office:value="10.7863" calcext:value-type="float">
            <text:p>10.7863</text:p>
          </table:table-cell>
          <table:table-cell office:value-type="float" office:value="5.171" calcext:value-type="float">
            <text:p>5.171</text:p>
          </table:table-cell>
          <table:table-cell office:value-type="float" office:value="0.104564" calcext:value-type="float">
            <text:p>0.104564</text:p>
          </table:table-cell>
          <table:table-cell office:value-type="float" office:value="-0.144783" calcext:value-type="float">
            <text:p>-0.144783</text:p>
          </table:table-cell>
          <table:table-cell office:value-type="string" calcext:value-type="string">
            <text:p>lidar</text:p>
          </table:table-cell>
          <table:table-cell office:value-type="float" office:value="1.80882" calcext:value-type="float">
            <text:p>1.80882</text:p>
          </table:table-cell>
          <table:table-cell office:value-type="float" office:value="-12.3713" calcext:value-type="float">
            <text:p>-12.3713</text:p>
          </table:table-cell>
          <table:table-cell office:value-type="float" office:value="10.6091" calcext:value-type="float">
            <text:p>10.6091</text:p>
          </table:table-cell>
          <table:table-cell office:value-type="float" office:value="-12.426" calcext:value-type="float">
            <text:p>-12.426</text:p>
          </table:table-cell>
          <table:table-cell office:value-type="float" office:value="10.7587" calcext:value-type="float">
            <text:p>10.7587</text:p>
          </table:table-cell>
          <table:table-cell office:value-type="float" office:value="5.15651" calcext:value-type="float">
            <text:p>5.15651</text:p>
          </table:table-cell>
          <table:table-cell office:value-type="float" office:value="0.409997" calcext:value-type="float">
            <text:p>0.409997</text:p>
          </table:table-cell>
          <table:table-cell table:formula="of:=SQRT([.M480]*[.M480] +[.N480]*[.N480])" office:value-type="float" office:value="5.17278386559008" calcext:value-type="float">
            <text:p>5.1727838656</text:p>
          </table:table-cell>
        </table:table-row>
        <table:table-row table:style-name="ro3">
          <table:table-cell office:value-type="float" office:value="1477010466950000" calcext:value-type="float">
            <text:p>1477010466950000</text:p>
          </table:table-cell>
          <table:table-cell office:value-type="float" office:value="-12.1187" calcext:value-type="float">
            <text:p>-12.1187</text:p>
          </table:table-cell>
          <table:table-cell office:value-type="float" office:value="10.825" calcext:value-type="float">
            <text:p>10.825</text:p>
          </table:table-cell>
          <table:table-cell office:value-type="float" office:value="5.17359" calcext:value-type="float">
            <text:p>5.17359</text:p>
          </table:table-cell>
          <table:table-cell office:value-type="float" office:value="0.110279" calcext:value-type="float">
            <text:p>0.110279</text:p>
          </table:table-cell>
          <table:table-cell office:value-type="float" office:value="-0.11069" calcext:value-type="float">
            <text:p>-0.11069</text:p>
          </table:table-cell>
          <table:table-cell office:value-type="string" calcext:value-type="string">
            <text:p>radar</text:p>
          </table:table-cell>
          <table:table-cell office:value-type="float" office:value="0.353675" calcext:value-type="float">
            <text:p>0.353675</text:p>
          </table:table-cell>
          <table:table-cell office:value-type="float" office:value="-11.9352" calcext:value-type="float">
            <text:p>-11.9352</text:p>
          </table:table-cell>
          <table:table-cell office:value-type="float" office:value="10.9161" calcext:value-type="float">
            <text:p>10.9161</text:p>
          </table:table-cell>
          <table:table-cell office:value-type="float" office:value="-12.1681" calcext:value-type="float">
            <text:p>-12.1681</text:p>
          </table:table-cell>
          <table:table-cell office:value-type="float" office:value="10.7783" calcext:value-type="float">
            <text:p>10.7783</text:p>
          </table:table-cell>
          <table:table-cell office:value-type="float" office:value="5.16179" calcext:value-type="float">
            <text:p>5.16179</text:p>
          </table:table-cell>
          <table:table-cell office:value-type="float" office:value="0.373177" calcext:value-type="float">
            <text:p>0.373177</text:p>
          </table:table-cell>
          <table:table-cell table:formula="of:=SQRT([.M481]*[.M481] +[.N481]*[.N481])" office:value-type="float" office:value="5.17526202983279" calcext:value-type="float">
            <text:p>5.1752620298</text:p>
          </table:table-cell>
        </table:table-row>
        <table:table-row table:style-name="ro3">
          <table:table-cell office:value-type="float" office:value="1477010467000000" calcext:value-type="float">
            <text:p>1477010467000000</text:p>
          </table:table-cell>
          <table:table-cell office:value-type="float" office:value="-11.8685" calcext:value-type="float">
            <text:p>-11.8685</text:p>
          </table:table-cell>
          <table:table-cell office:value-type="float" office:value="10.8955" calcext:value-type="float">
            <text:p>10.8955</text:p>
          </table:table-cell>
          <table:table-cell office:value-type="float" office:value="5.17631" calcext:value-type="float">
            <text:p>5.17631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-0.0855507" calcext:value-type="float">
            <text:p>-0.0855507</text:p>
          </table:table-cell>
          <table:table-cell office:value-type="string" calcext:value-type="string">
            <text:p>lidar</text:p>
          </table:table-cell>
          <table:table-cell office:value-type="float" office:value="1.66141" calcext:value-type="float">
            <text:p>1.66141</text:p>
          </table:table-cell>
          <table:table-cell office:value-type="float" office:value="-11.9451" calcext:value-type="float">
            <text:p>-11.9451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-11.91" calcext:value-type="float">
            <text:p>-11.91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5.16658" calcext:value-type="float">
            <text:p>5.16658</text:p>
          </table:table-cell>
          <table:table-cell office:value-type="float" office:value="0.338022" calcext:value-type="float">
            <text:p>0.338022</text:p>
          </table:table-cell>
          <table:table-cell table:formula="of:=SQRT([.M482]*[.M482] +[.N482]*[.N482])" office:value-type="float" office:value="5.17762568837146" calcext:value-type="float">
            <text:p>5.1776256884</text:p>
          </table:table-cell>
        </table:table-row>
        <table:table-row table:style-name="ro3">
          <table:table-cell office:value-type="float" office:value="1477010467050000" calcext:value-type="float">
            <text:p>1477010467050000</text:p>
          </table:table-cell>
          <table:table-cell office:value-type="float" office:value="-11.5958" calcext:value-type="float">
            <text:p>-11.5958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5.189" calcext:value-type="float">
            <text:p>5.189</text:p>
          </table:table-cell>
          <table:table-cell office:value-type="float" office:value="0.103361" calcext:value-type="float">
            <text:p>0.103361</text:p>
          </table:table-cell>
          <table:table-cell office:value-type="float" office:value="-0.123216" calcext:value-type="float">
            <text:p>-0.123216</text:p>
          </table:table-cell>
          <table:table-cell office:value-type="string" calcext:value-type="string">
            <text:p>radar</text:p>
          </table:table-cell>
          <table:table-cell office:value-type="float" office:value="3.0978" calcext:value-type="float">
            <text:p>3.0978</text:p>
          </table:table-cell>
          <table:table-cell office:value-type="float" office:value="-10.9703" calcext:value-type="float">
            <text:p>-10.9703</text:p>
          </table:table-cell>
          <table:table-cell office:value-type="float" office:value="10.9676" calcext:value-type="float">
            <text:p>10.9676</text:p>
          </table:table-cell>
          <table:table-cell office:value-type="float" office:value="-11.6516" calcext:value-type="float">
            <text:p>-11.6516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5.17092" calcext:value-type="float">
            <text:p>5.17092</text:p>
          </table:table-cell>
          <table:table-cell office:value-type="float" office:value="0.304546" calcext:value-type="float">
            <text:p>0.304546</text:p>
          </table:table-cell>
          <table:table-cell table:formula="of:=SQRT([.M483]*[.M483] +[.N483]*[.N483])" office:value-type="float" office:value="5.17988049210752" calcext:value-type="float">
            <text:p>5.1798804921</text:p>
          </table:table-cell>
        </table:table-row>
        <table:table-row table:style-name="ro3">
          <table:table-cell office:value-type="float" office:value="1477010467100000" calcext:value-type="float">
            <text:p>1477010467100000</text:p>
          </table:table-cell>
          <table:table-cell office:value-type="float" office:value="-11.3537" calcext:value-type="float">
            <text:p>-11.3537</text:p>
          </table:table-cell>
          <table:table-cell office:value-type="float" office:value="10.934" calcext:value-type="float">
            <text:p>10.934</text:p>
          </table:table-cell>
          <table:table-cell office:value-type="float" office:value="5.17458" calcext:value-type="float">
            <text:p>5.17458</text:p>
          </table:table-cell>
          <table:table-cell office:value-type="float" office:value="0.0976149" calcext:value-type="float">
            <text:p>0.0976149</text:p>
          </table:table-cell>
          <table:table-cell office:value-type="float" office:value="-0.122427" calcext:value-type="float">
            <text:p>-0.122427</text:p>
          </table:table-cell>
          <table:table-cell office:value-type="string" calcext:value-type="string">
            <text:p>lidar</text:p>
          </table:table-cell>
          <table:table-cell office:value-type="float" office:value="0.52704" calcext:value-type="float">
            <text:p>0.52704</text:p>
          </table:table-cell>
          <table:table-cell office:value-type="float" office:value="-11.4548" calcext:value-type="float">
            <text:p>-11.4548</text:p>
          </table:table-cell>
          <table:table-cell office:value-type="float" office:value="10.9407" calcext:value-type="float">
            <text:p>10.9407</text:p>
          </table:table-cell>
          <table:table-cell office:value-type="float" office:value="-11.393" calcext:value-type="float">
            <text:p>-11.393</text:p>
          </table:table-cell>
          <table:table-cell office:value-type="float" office:value="10.8265" calcext:value-type="float">
            <text:p>10.8265</text:p>
          </table:table-cell>
          <table:table-cell office:value-type="float" office:value="5.17484" calcext:value-type="float">
            <text:p>5.17484</text:p>
          </table:table-cell>
          <table:table-cell office:value-type="float" office:value="0.272761" calcext:value-type="float">
            <text:p>0.272761</text:p>
          </table:table-cell>
          <table:table-cell table:formula="of:=SQRT([.M484]*[.M484] +[.N484]*[.N484])" office:value-type="float" office:value="5.18202350329685" calcext:value-type="float">
            <text:p>5.1820235033</text:p>
          </table:table-cell>
        </table:table-row>
        <table:table-row table:style-name="ro3">
          <table:table-cell office:value-type="float" office:value="1477010467150000" calcext:value-type="float">
            <text:p>1477010467150000</text:p>
          </table:table-cell>
          <table:table-cell office:value-type="float" office:value="-11.0895" calcext:value-type="float">
            <text:p>-11.0895</text:p>
          </table:table-cell>
          <table:table-cell office:value-type="float" office:value="10.8556" calcext:value-type="float">
            <text:p>10.8556</text:p>
          </table:table-cell>
          <table:table-cell office:value-type="float" office:value="5.17496" calcext:value-type="float">
            <text:p>5.17496</text:p>
          </table:table-cell>
          <table:table-cell office:value-type="float" office:value="-0.0148476" calcext:value-type="float">
            <text:p>-0.0148476</text:p>
          </table:table-cell>
          <table:table-cell office:value-type="float" office:value="-0.402214" calcext:value-type="float">
            <text:p>-0.402214</text:p>
          </table:table-cell>
          <table:table-cell office:value-type="string" calcext:value-type="string">
            <text:p>radar</text:p>
          </table:table-cell>
          <table:table-cell office:value-type="float" office:value="9.58109" calcext:value-type="float">
            <text:p>9.58109</text:p>
          </table:table-cell>
          <table:table-cell office:value-type="float" office:value="-11.3472" calcext:value-type="float">
            <text:p>-11.3472</text:p>
          </table:table-cell>
          <table:table-cell office:value-type="float" office:value="10.5111" calcext:value-type="float">
            <text:p>10.5111</text:p>
          </table:table-cell>
          <table:table-cell office:value-type="float" office:value="-11.1342" calcext:value-type="float">
            <text:p>-11.1342</text:p>
          </table:table-cell>
          <table:table-cell office:value-type="float" office:value="10.8394" calcext:value-type="float">
            <text:p>10.8394</text:p>
          </table:table-cell>
          <table:table-cell office:value-type="float" office:value="5.17836" calcext:value-type="float">
            <text:p>5.17836</text:p>
          </table:table-cell>
          <table:table-cell office:value-type="float" office:value="0.242681" calcext:value-type="float">
            <text:p>0.242681</text:p>
          </table:table-cell>
          <table:table-cell table:formula="of:=SQRT([.M485]*[.M485] +[.N485]*[.N485])" office:value-type="float" office:value="5.18404343706349" calcext:value-type="float">
            <text:p>5.1840434371</text:p>
          </table:table-cell>
        </table:table-row>
        <table:table-row table:style-name="ro3">
          <table:table-cell office:value-type="float" office:value="1477010467200000" calcext:value-type="float">
            <text:p>1477010467200000</text:p>
          </table:table-cell>
          <table:table-cell office:value-type="float" office:value="-10.8038" calcext:value-type="float">
            <text:p>-10.8038</text:p>
          </table:table-cell>
          <table:table-cell office:value-type="float" office:value="10.8189" calcext:value-type="float">
            <text:p>10.8189</text:p>
          </table:table-cell>
          <table:table-cell office:value-type="float" office:value="5.19439" calcext:value-type="float">
            <text:p>5.19439</text:p>
          </table:table-cell>
          <table:table-cell office:value-type="float" office:value="-0.0489877" calcext:value-type="float">
            <text:p>-0.0489877</text:p>
          </table:table-cell>
          <table:table-cell office:value-type="float" office:value="-0.4203" calcext:value-type="float">
            <text:p>-0.4203</text:p>
          </table:table-cell>
          <table:table-cell office:value-type="string" calcext:value-type="string">
            <text:p>lidar</text:p>
          </table:table-cell>
          <table:table-cell office:value-type="float" office:value="3.09128" calcext:value-type="float">
            <text:p>3.09128</text:p>
          </table:table-cell>
          <table:table-cell office:value-type="float" office:value="-10.6009" calcext:value-type="float">
            <text:p>-10.6009</text:p>
          </table:table-cell>
          <table:table-cell office:value-type="float" office:value="10.6823" calcext:value-type="float">
            <text:p>10.6823</text:p>
          </table:table-cell>
          <table:table-cell office:value-type="float" office:value="-10.8753" calcext:value-type="float">
            <text:p>-10.8753</text:p>
          </table:table-cell>
          <table:table-cell office:value-type="float" office:value="10.8509" calcext:value-type="float">
            <text:p>10.8509</text:p>
          </table:table-cell>
          <table:table-cell office:value-type="float" office:value="5.18153" calcext:value-type="float">
            <text:p>5.18153</text:p>
          </table:table-cell>
          <table:table-cell office:value-type="float" office:value="0.214317" calcext:value-type="float">
            <text:p>0.214317</text:p>
          </table:table-cell>
          <table:table-cell table:formula="of:=SQRT([.M486]*[.M486] +[.N486]*[.N486])" office:value-type="float" office:value="5.18596036596781" calcext:value-type="float">
            <text:p>5.185960366</text:p>
          </table:table-cell>
        </table:table-row>
        <table:table-row table:style-name="ro3">
          <table:table-cell office:value-type="float" office:value="1477010467250000" calcext:value-type="float">
            <text:p>1477010467250000</text:p>
          </table:table-cell>
          <table:table-cell office:value-type="float" office:value="-10.5488" calcext:value-type="float">
            <text:p>-10.5488</text:p>
          </table:table-cell>
          <table:table-cell office:value-type="float" office:value="10.8165" calcext:value-type="float">
            <text:p>10.8165</text:p>
          </table:table-cell>
          <table:table-cell office:value-type="float" office:value="5.19018" calcext:value-type="float">
            <text:p>5.19018</text:p>
          </table:table-cell>
          <table:table-cell office:value-type="float" office:value="-0.056807" calcext:value-type="float">
            <text:p>-0.056807</text:p>
          </table:table-cell>
          <table:table-cell office:value-type="float" office:value="-0.386018" calcext:value-type="float">
            <text:p>-0.386018</text:p>
          </table:table-cell>
          <table:table-cell office:value-type="string" calcext:value-type="string">
            <text:p>radar</text:p>
          </table:table-cell>
          <table:table-cell office:value-type="float" office:value="0.267526" calcext:value-type="float">
            <text:p>0.267526</text:p>
          </table:table-cell>
          <table:table-cell office:value-type="float" office:value="-10.6563" calcext:value-type="float">
            <text:p>-10.6563</text:p>
          </table:table-cell>
          <table:table-cell office:value-type="float" office:value="10.8369" calcext:value-type="float">
            <text:p>10.8369</text:p>
          </table:table-cell>
          <table:table-cell office:value-type="float" office:value="-10.6161" calcext:value-type="float">
            <text:p>-10.6161</text:p>
          </table:table-cell>
          <table:table-cell office:value-type="float" office:value="10.8609" calcext:value-type="float">
            <text:p>10.8609</text:p>
          </table:table-cell>
          <table:table-cell office:value-type="float" office:value="5.18435" calcext:value-type="float">
            <text:p>5.18435</text:p>
          </table:table-cell>
          <table:table-cell office:value-type="float" office:value="0.187679" calcext:value-type="float">
            <text:p>0.187679</text:p>
          </table:table-cell>
          <table:table-cell table:formula="of:=SQRT([.M487]*[.M487] +[.N487]*[.N487])" office:value-type="float" office:value="5.18774597773841" calcext:value-type="float">
            <text:p>5.1877459777</text:p>
          </table:table-cell>
        </table:table-row>
        <table:table-row table:style-name="ro3">
          <table:table-cell office:value-type="float" office:value="1477010467300000" calcext:value-type="float">
            <text:p>1477010467300000</text:p>
          </table:table-cell>
          <table:table-cell office:value-type="float" office:value="-10.3051" calcext:value-type="float">
            <text:p>-10.3051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5.1784" calcext:value-type="float">
            <text:p>5.1784</text:p>
          </table:table-cell>
          <table:table-cell office:value-type="float" office:value="-0.070181" calcext:value-type="float">
            <text:p>-0.070181</text:p>
          </table:table-cell>
          <table:table-cell office:value-type="float" office:value="-0.37845" calcext:value-type="float">
            <text:p>-0.37845</text:p>
          </table:table-cell>
          <table:table-cell office:value-type="string" calcext:value-type="string">
            <text:p>lidar</text:p>
          </table:table-cell>
          <table:table-cell office:value-type="float" office:value="0.810343" calcext:value-type="float">
            <text:p>0.810343</text:p>
          </table:table-cell>
          <table:table-cell office:value-type="float" office:value="-10.4142" calcext:value-type="float">
            <text:p>-10.4142</text:p>
          </table:table-cell>
          <table:table-cell office:value-type="float" office:value="10.8747" calcext:value-type="float">
            <text:p>10.8747</text:p>
          </table:table-cell>
          <table:table-cell office:value-type="float" office:value="-10.3569" calcext:value-type="float">
            <text:p>-10.3569</text:p>
          </table:table-cell>
          <table:table-cell office:value-type="float" office:value="10.8697" calcext:value-type="float">
            <text:p>10.8697</text:p>
          </table:table-cell>
          <table:table-cell office:value-type="float" office:value="5.18687" calcext:value-type="float">
            <text:p>5.18687</text:p>
          </table:table-cell>
          <table:table-cell office:value-type="float" office:value="0.162776" calcext:value-type="float">
            <text:p>0.162776</text:p>
          </table:table-cell>
          <table:table-cell table:formula="of:=SQRT([.M488]*[.M488] +[.N488]*[.N488])" office:value-type="float" office:value="5.1894235154857" calcext:value-type="float">
            <text:p>5.1894235155</text:p>
          </table:table-cell>
        </table:table-row>
        <table:table-row table:style-name="ro3">
          <table:table-cell office:value-type="float" office:value="1477010467350000" calcext:value-type="float">
            <text:p>1477010467350000</text:p>
          </table:table-cell>
          <table:table-cell office:value-type="float" office:value="-10.0477" calcext:value-type="float">
            <text:p>-10.0477</text:p>
          </table:table-cell>
          <table:table-cell office:value-type="float" office:value="10.8816" calcext:value-type="float">
            <text:p>10.8816</text:p>
          </table:table-cell>
          <table:table-cell office:value-type="float" office:value="5.17054" calcext:value-type="float">
            <text:p>5.17054</text:p>
          </table:table-cell>
          <table:table-cell office:value-type="float" office:value="0.00149161" calcext:value-type="float">
            <text:p>0.00149161</text:p>
          </table:table-cell>
          <table:table-cell office:value-type="float" office:value="-0.144077" calcext:value-type="float">
            <text:p>-0.144077</text:p>
          </table:table-cell>
          <table:table-cell office:value-type="string" calcext:value-type="string">
            <text:p>radar</text:p>
          </table:table-cell>
          <table:table-cell office:value-type="float" office:value="7.31187" calcext:value-type="float">
            <text:p>7.31187</text:p>
          </table:table-cell>
          <table:table-cell office:value-type="float" office:value="-9.90413" calcext:value-type="float">
            <text:p>-9.90413</text:p>
          </table:table-cell>
          <table:table-cell office:value-type="float" office:value="11.2255" calcext:value-type="float">
            <text:p>11.2255</text:p>
          </table:table-cell>
          <table:table-cell office:value-type="float" office:value="-10.0976" calcext:value-type="float">
            <text:p>-10.0976</text:p>
          </table:table-cell>
          <table:table-cell office:value-type="float" office:value="10.8772" calcext:value-type="float">
            <text:p>10.8772</text:p>
          </table:table-cell>
          <table:table-cell office:value-type="float" office:value="5.1891" calcext:value-type="float">
            <text:p>5.1891</text:p>
          </table:table-cell>
          <table:table-cell office:value-type="float" office:value="0.139618" calcext:value-type="float">
            <text:p>0.139618</text:p>
          </table:table-cell>
          <table:table-cell table:formula="of:=SQRT([.M489]*[.M489] +[.N489]*[.N489])" office:value-type="float" office:value="5.19097794215348" calcext:value-type="float">
            <text:p>5.1909779422</text:p>
          </table:table-cell>
        </table:table-row>
        <table:table-row table:style-name="ro3">
          <table:table-cell office:value-type="float" office:value="1477010467400000" calcext:value-type="float">
            <text:p>1477010467400000</text:p>
          </table:table-cell>
          <table:table-cell office:value-type="float" office:value="-9.78876" calcext:value-type="float">
            <text:p>-9.78876</text:p>
          </table:table-cell>
          <table:table-cell office:value-type="float" office:value="10.929" calcext:value-type="float">
            <text:p>10.929</text:p>
          </table:table-cell>
          <table:table-cell office:value-type="float" office:value="5.17699" calcext:value-type="float">
            <text:p>5.17699</text:p>
          </table:table-cell>
          <table:table-cell office:value-type="float" office:value="0.016327" calcext:value-type="float">
            <text:p>0.016327</text:p>
          </table:table-cell>
          <table:table-cell office:value-type="float" office:value="-0.111936" calcext:value-type="float">
            <text:p>-0.111936</text:p>
          </table:table-cell>
          <table:table-cell office:value-type="string" calcext:value-type="string">
            <text:p>lidar</text:p>
          </table:table-cell>
          <table:table-cell office:value-type="float" office:value="1.81123" calcext:value-type="float">
            <text:p>1.81123</text:p>
          </table:table-cell>
          <table:table-cell office:value-type="float" office:value="-9.83445" calcext:value-type="float">
            <text:p>-9.83445</text:p>
          </table:table-cell>
          <table:table-cell office:value-type="float" office:value="11.1032" calcext:value-type="float">
            <text:p>11.1032</text:p>
          </table:table-cell>
          <table:table-cell office:value-type="float" office:value="-9.83809" calcext:value-type="float">
            <text:p>-9.83809</text:p>
          </table:table-cell>
          <table:table-cell office:value-type="float" office:value="10.8837" calcext:value-type="float">
            <text:p>10.8837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118212" calcext:value-type="float">
            <text:p>0.118212</text:p>
          </table:table-cell>
          <table:table-cell table:formula="of:=SQRT([.M490]*[.M490] +[.N490]*[.N490])" office:value-type="float" office:value="5.19240580083491" calcext:value-type="float">
            <text:p>5.1924058008</text:p>
          </table:table-cell>
        </table:table-row>
        <table:table-row table:style-name="ro3">
          <table:table-cell office:value-type="float" office:value="1477010467450000" calcext:value-type="float">
            <text:p>1477010467450000</text:p>
          </table:table-cell>
          <table:table-cell office:value-type="float" office:value="-9.54513" calcext:value-type="float">
            <text:p>-9.54513</text:p>
          </table:table-cell>
          <table:table-cell office:value-type="float" office:value="10.9154" calcext:value-type="float">
            <text:p>10.9154</text:p>
          </table:table-cell>
          <table:table-cell office:value-type="float" office:value="5.16111" calcext:value-type="float">
            <text:p>5.16111</text:p>
          </table:table-cell>
          <table:table-cell office:value-type="float" office:value="0.00420144" calcext:value-type="float">
            <text:p>0.00420144</text:p>
          </table:table-cell>
          <table:table-cell office:value-type="float" office:value="-0.118961" calcext:value-type="float">
            <text:p>-0.118961</text:p>
          </table:table-cell>
          <table:table-cell office:value-type="string" calcext:value-type="string">
            <text:p>radar</text:p>
          </table:table-cell>
          <table:table-cell office:value-type="float" office:value="4.02175" calcext:value-type="float">
            <text:p>4.0217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10.3498" calcext:value-type="float">
            <text:p>10.3498</text:p>
          </table:table-cell>
          <table:table-cell office:value-type="float" office:value="-9.57852" calcext:value-type="float">
            <text:p>-9.5785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5.19278" calcext:value-type="float">
            <text:p>5.19278</text:p>
          </table:table-cell>
          <table:table-cell office:value-type="float" office:value="0.0985664" calcext:value-type="float">
            <text:p>0.0985664</text:p>
          </table:table-cell>
          <table:table-cell table:formula="of:=SQRT([.M491]*[.M491] +[.N491]*[.N491])" office:value-type="float" office:value="5.1937153814595" calcext:value-type="float">
            <text:p>5.1937153815</text:p>
          </table:table-cell>
        </table:table-row>
        <table:table-row table:style-name="ro3">
          <table:table-cell office:value-type="float" office:value="1477010467500000" calcext:value-type="float">
            <text:p>1477010467500000</text:p>
          </table:table-cell>
          <table:table-cell office:value-type="float" office:value="-9.28648" calcext:value-type="float">
            <text:p>-9.28648</text:p>
          </table:table-cell>
          <table:table-cell office:value-type="float" office:value="10.9408" calcext:value-type="float">
            <text:p>10.9408</text:p>
          </table:table-cell>
          <table:table-cell office:value-type="float" office:value="5.16477" calcext:value-type="float">
            <text:p>5.16477</text:p>
          </table:table-cell>
          <table:table-cell office:value-type="float" office:value="0.00933974" calcext:value-type="float">
            <text:p>0.00933974</text:p>
          </table:table-cell>
          <table:table-cell office:value-type="float" office:value="-0.103783" calcext:value-type="float">
            <text:p>-0.103783</text:p>
          </table:table-cell>
          <table:table-cell office:value-type="string" calcext:value-type="string">
            <text:p>lidar</text:p>
          </table:table-cell>
          <table:table-cell office:value-type="float" office:value="0.514105" calcext:value-type="float">
            <text:p>0.514105</text:p>
          </table:table-cell>
          <table:table-cell office:value-type="float" office:value="-9.3066" calcext:value-type="float">
            <text:p>-9.3066</text:p>
          </table:table-cell>
          <table:table-cell office:value-type="float" office:value="11.0348" calcext:value-type="float">
            <text:p>11.0348</text:p>
          </table:table-cell>
          <table:table-cell office:value-type="float" office:value="-9.31887" calcext:value-type="float">
            <text:p>-9.31887</text:p>
          </table:table-cell>
          <table:table-cell office:value-type="float" office:value="10.8936" calcext:value-type="float">
            <text:p>10.8936</text:p>
          </table:table-cell>
          <table:table-cell office:value-type="float" office:value="5.19428" calcext:value-type="float">
            <text:p>5.19428</text:p>
          </table:table-cell>
          <table:table-cell office:value-type="float" office:value="0.0806865" calcext:value-type="float">
            <text:p>0.0806865</text:p>
          </table:table-cell>
          <table:table-cell table:formula="of:=SQRT([.M492]*[.M492] +[.N492]*[.N492])" office:value-type="float" office:value="5.19490664301893" calcext:value-type="float">
            <text:p>5.194906643</text:p>
          </table:table-cell>
        </table:table-row>
        <table:table-row table:style-name="ro3">
          <table:table-cell office:value-type="float" office:value="1477010467550000" calcext:value-type="float">
            <text:p>1477010467550000</text:p>
          </table:table-cell>
          <table:table-cell office:value-type="float" office:value="-9.03232" calcext:value-type="float">
            <text:p>-9.03232</text:p>
          </table:table-cell>
          <table:table-cell office:value-type="float" office:value="10.925" calcext:value-type="float">
            <text:p>10.925</text:p>
          </table:table-cell>
          <table:table-cell office:value-type="float" office:value="5.15817" calcext:value-type="float">
            <text:p>5.15817</text:p>
          </table:table-cell>
          <table:table-cell office:value-type="float" office:value="0.00122066" calcext:value-type="float">
            <text:p>0.00122066</text:p>
          </table:table-cell>
          <table:table-cell office:value-type="float" office:value="-0.09708" calcext:value-type="float">
            <text:p>-0.09708</text:p>
          </table:table-cell>
          <table:table-cell office:value-type="string" calcext:value-type="string">
            <text:p>radar</text:p>
          </table:table-cell>
          <table:table-cell office:value-type="float" office:value="2.71047" calcext:value-type="float">
            <text:p>2.71047</text:p>
          </table:table-cell>
          <table:table-cell office:value-type="float" office:value="-9.2226" calcext:value-type="float">
            <text:p>-9.2226</text:p>
          </table:table-cell>
          <table:table-cell office:value-type="float" office:value="10.3527" calcext:value-type="float">
            <text:p>10.3527</text:p>
          </table:table-cell>
          <table:table-cell office:value-type="float" office:value="-9.05915" calcext:value-type="float">
            <text:p>-9.05915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7" calcext:value-type="float">
            <text:p>0.0645787</text:p>
          </table:table-cell>
          <table:table-cell table:formula="of:=SQRT([.M493]*[.M493] +[.N493]*[.N493])" office:value-type="float" office:value="5.19597132722975" calcext:value-type="float">
            <text:p>5.1959713272</text:p>
          </table:table-cell>
        </table:table-row>
        <table:table-row table:style-name="ro3">
          <table:table-cell office:value-type="float" office:value="1477010467600000" calcext:value-type="float">
            <text:p>1477010467600000</text:p>
          </table:table-cell>
          <table:table-cell office:value-type="float" office:value="-8.77251" calcext:value-type="float">
            <text:p>-8.77251</text:p>
          </table:table-cell>
          <table:table-cell office:value-type="float" office:value="10.9548" calcext:value-type="float">
            <text:p>10.9548</text:p>
          </table:table-cell>
          <table:table-cell office:value-type="float" office:value="5.16342" calcext:value-type="float">
            <text:p>5.16342</text:p>
          </table:table-cell>
          <table:table-cell office:value-type="float" office:value="0.00934684" calcext:value-type="float">
            <text:p>0.00934684</text:p>
          </table:table-cell>
          <table:table-cell office:value-type="float" office:value="-0.0799013" calcext:value-type="float">
            <text:p>-0.0799013</text:p>
          </table:table-cell>
          <table:table-cell office:value-type="string" calcext:value-type="string">
            <text:p>lidar</text:p>
          </table:table-cell>
          <table:table-cell office:value-type="float" office:value="0.761955" calcext:value-type="float">
            <text:p>0.761955</text:p>
          </table:table-cell>
          <table:table-cell office:value-type="float" office:value="-8.78899" calcext:value-type="float">
            <text:p>-8.78899</text:p>
          </table:table-cell>
          <table:table-cell office:value-type="float" office:value="11.0707" calcext:value-type="float">
            <text:p>11.0707</text:p>
          </table:table-cell>
          <table:table-cell office:value-type="float" office:value="-8.79937" calcext:value-type="float">
            <text:p>-8.79937</text:p>
          </table:table-cell>
          <table:table-cell office:value-type="float" office:value="10.9001" calcext:value-type="float">
            <text:p>10.9001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050248" calcext:value-type="float">
            <text:p>0.050248</text:p>
          </table:table-cell>
          <table:table-cell table:formula="of:=SQRT([.M494]*[.M494] +[.N494]*[.N494])" office:value-type="float" office:value="5.19691292503579" calcext:value-type="float">
            <text:p>5.196912925</text:p>
          </table:table-cell>
        </table:table-row>
        <table:table-row table:style-name="ro3">
          <table:table-cell office:value-type="float" office:value="1477010467650000" calcext:value-type="float">
            <text:p>1477010467650000</text:p>
          </table:table-cell>
          <table:table-cell office:value-type="float" office:value="-8.52193" calcext:value-type="float">
            <text:p>-8.52193</text:p>
          </table:table-cell>
          <table:table-cell office:value-type="float" office:value="10.915" calcext:value-type="float">
            <text:p>10.915</text:p>
          </table:table-cell>
          <table:table-cell office:value-type="float" office:value="5.1529" calcext:value-type="float">
            <text:p>5.1529</text:p>
          </table:table-cell>
          <table:table-cell office:value-type="float" office:value="-0.0144632" calcext:value-type="float">
            <text:p>-0.0144632</text:p>
          </table:table-cell>
          <table:table-cell office:value-type="float" office:value="-0.110045" calcext:value-type="float">
            <text:p>-0.110045</text:p>
          </table:table-cell>
          <table:table-cell office:value-type="string" calcext:value-type="string">
            <text:p>radar</text:p>
          </table:table-cell>
          <table:table-cell office:value-type="float" office:value="6.74424" calcext:value-type="float">
            <text:p>6.74424</text:p>
          </table:table-cell>
          <table:table-cell office:value-type="float" office:value="-8.83914" calcext:value-type="float">
            <text:p>-8.83914</text:p>
          </table:table-cell>
          <table:table-cell office:value-type="float" office:value="10.0319" calcext:value-type="float">
            <text:p>10.0319</text:p>
          </table:table-cell>
          <table:table-cell office:value-type="float" office:value="-8.53953" calcext:value-type="float">
            <text:p>-8.53953</text:p>
          </table:table-cell>
          <table:table-cell office:value-type="float" office:value="10.9023" calcext:value-type="float">
            <text:p>10.9023</text:p>
          </table:table-cell>
          <table:table-cell office:value-type="float" office:value="5.19759" calcext:value-type="float">
            <text:p>5.19759</text:p>
          </table:table-cell>
          <table:table-cell office:value-type="float" office:value="0.0376992" calcext:value-type="float">
            <text:p>0.0376992</text:p>
          </table:table-cell>
          <table:table-cell table:formula="of:=SQRT([.M495]*[.M495] +[.N495]*[.N495])" office:value-type="float" office:value="5.19772671826642" calcext:value-type="float">
            <text:p>5.1977267183</text:p>
          </table:table-cell>
        </table:table-row>
        <table:table-row table:style-name="ro3">
          <table:table-cell office:value-type="float" office:value="1477010467700000" calcext:value-type="float">
            <text:p>1477010467700000</text:p>
          </table:table-cell>
          <table:table-cell office:value-type="float" office:value="-8.32183" calcext:value-type="float">
            <text:p>-8.32183</text:p>
          </table:table-cell>
          <table:table-cell office:value-type="float" office:value="10.8494" calcext:value-type="float">
            <text:p>10.8494</text:p>
          </table:table-cell>
          <table:table-cell office:value-type="float" office:value="5.0939" calcext:value-type="float">
            <text:p>5.0939</text:p>
          </table:table-cell>
          <table:table-cell office:value-type="float" office:value="-0.0449443" calcext:value-type="float">
            <text:p>-0.0449443</text:p>
          </table:table-cell>
          <table:table-cell office:value-type="float" office:value="-0.141596" calcext:value-type="float">
            <text:p>-0.141596</text:p>
          </table:table-cell>
          <table:table-cell office:value-type="string" calcext:value-type="string">
            <text:p>lidar</text:p>
          </table:table-cell>
          <table:table-cell office:value-type="float" office:value="6.87833" calcext:value-type="float">
            <text:p>6.87833</text:p>
          </table:table-cell>
          <table:table-cell office:value-type="float" office:value="-8.62045" calcext:value-type="float">
            <text:p>-8.62045</text:p>
          </table:table-cell>
          <table:table-cell office:value-type="float" office:value="10.6577" calcext:value-type="float">
            <text:p>10.6577</text:p>
          </table:table-cell>
          <table:table-cell office:value-type="float" office:value="-8.27965" calcext:value-type="float">
            <text:p>-8.27965</text:p>
          </table:table-cell>
          <table:table-cell office:value-type="float" office:value="10.9039" calcext:value-type="float">
            <text:p>10.9039</text:p>
          </table:table-cell>
          <table:table-cell office:value-type="float" office:value="5.19835" calcext:value-type="float">
            <text:p>5.19835</text:p>
          </table:table-cell>
          <table:table-cell office:value-type="float" office:value="0.0269359" calcext:value-type="float">
            <text:p>0.0269359</text:p>
          </table:table-cell>
          <table:table-cell table:formula="of:=SQRT([.M496]*[.M496] +[.N496]*[.N496])" office:value-type="float" office:value="5.19841978539717" calcext:value-type="float">
            <text:p>5.1984197854</text:p>
          </table:table-cell>
        </table:table-row>
        <table:table-row table:style-name="ro3">
          <table:table-cell office:value-type="float" office:value="1477010467750000" calcext:value-type="float">
            <text:p>1477010467750000</text:p>
          </table:table-cell>
          <table:table-cell office:value-type="float" office:value="-8.06447" calcext:value-type="float">
            <text:p>-8.06447</text:p>
          </table:table-cell>
          <table:table-cell office:value-type="float" office:value="10.8677" calcext:value-type="float">
            <text:p>10.8677</text:p>
          </table:table-cell>
          <table:table-cell office:value-type="float" office:value="5.09621" calcext:value-type="float">
            <text:p>5.09621</text:p>
          </table:table-cell>
          <table:table-cell office:value-type="float" office:value="-0.0254888" calcext:value-type="float">
            <text:p>-0.0254888</text:p>
          </table:table-cell>
          <table:table-cell office:value-type="float" office:value="-0.0760795" calcext:value-type="float">
            <text:p>-0.0760795</text:p>
          </table:table-cell>
          <table:table-cell office:value-type="string" calcext:value-type="string">
            <text:p>radar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-7.91543" calcext:value-type="float">
            <text:p>-7.91543</text:p>
          </table:table-cell>
          <table:table-cell office:value-type="float" office:value="11.1157" calcext:value-type="float">
            <text:p>11.1157</text:p>
          </table:table-cell>
          <table:table-cell office:value-type="float" office:value="-8.01974" calcext:value-type="float">
            <text:p>-8.01974</text:p>
          </table:table-cell>
          <table:table-cell office:value-type="float" office:value="10.905" calcext:value-type="float">
            <text:p>10.905</text:p>
          </table:table-cell>
          <table:table-cell office:value-type="float" office:value="5.19896" calcext:value-type="float">
            <text:p>5.19896</text:p>
          </table:table-cell>
          <table:table-cell office:value-type="float" office:value="0.0179617" calcext:value-type="float">
            <text:p>0.0179617</text:p>
          </table:table-cell>
          <table:table-cell table:formula="of:=SQRT([.M497]*[.M497] +[.N497]*[.N497])" office:value-type="float" office:value="5.19899102752321" calcext:value-type="float">
            <text:p>5.1989910275</text:p>
          </table:table-cell>
        </table:table-row>
        <table:table-row table:style-name="ro3">
          <table:table-cell office:value-type="float" office:value="1477010467800000" calcext:value-type="float">
            <text:p>1477010467800000</text:p>
          </table:table-cell>
          <table:table-cell office:value-type="float" office:value="-7.76495" calcext:value-type="float">
            <text:p>-7.76495</text:p>
          </table:table-cell>
          <table:table-cell office:value-type="float" office:value="10.8967" calcext:value-type="float">
            <text:p>10.8967</text:p>
          </table:table-cell>
          <table:table-cell office:value-type="float" office:value="5.1412" calcext:value-type="float">
            <text:p>5.1412</text:p>
          </table:table-cell>
          <table:table-cell office:value-type="float" office:value="-0.0142886" calcext:value-type="float">
            <text:p>-0.0142886</text:p>
          </table:table-cell>
          <table:table-cell office:value-type="float" office:value="-0.0563383" calcext:value-type="float">
            <text:p>-0.0563383</text:p>
          </table:table-cell>
          <table:table-cell office:value-type="string" calcext:value-type="string">
            <text:p>lidar</text:p>
          </table:table-cell>
          <table:table-cell office:value-type="float" office:value="3.80868" calcext:value-type="float">
            <text:p>3.80868</text:p>
          </table:table-cell>
          <table:table-cell office:value-type="float" office:value="-7.51971" calcext:value-type="float">
            <text:p>-7.51971</text:p>
          </table:table-cell>
          <table:table-cell office:value-type="float" office:value="11.0005" calcext:value-type="float">
            <text:p>11.0005</text:p>
          </table:table-cell>
          <table:table-cell office:value-type="float" office:value="-7.75979" calcext:value-type="float">
            <text:p>-7.75979</text:p>
          </table:table-cell>
          <table:table-cell office:value-type="float" office:value="10.9057" calcext:value-type="float">
            <text:p>10.9057</text:p>
          </table:table-cell>
          <table:table-cell office:value-type="float" office:value="5.19942" calcext:value-type="float">
            <text:p>5.19942</text:p>
          </table:table-cell>
          <table:table-cell office:value-type="float" office:value="0.0107791" calcext:value-type="float">
            <text:p>0.0107791</text:p>
          </table:table-cell>
          <table:table-cell table:formula="of:=SQRT([.M498]*[.M498] +[.N498]*[.N498])" office:value-type="float" office:value="5.19943117325317" calcext:value-type="float">
            <text:p>5.1994311733</text:p>
          </table:table-cell>
        </table:table-row>
        <table:table-row table:style-name="ro3">
          <table:table-cell office:value-type="float" office:value="1477010467850000" calcext:value-type="float">
            <text:p>1477010467850000</text:p>
          </table:table-cell>
          <table:table-cell office:value-type="float" office:value="-7.50126" calcext:value-type="float">
            <text:p>-7.50126</text:p>
          </table:table-cell>
          <table:table-cell office:value-type="float" office:value="10.8976" calcext:value-type="float">
            <text:p>10.8976</text:p>
          </table:table-cell>
          <table:table-cell office:value-type="float" office:value="5.14548" calcext:value-type="float">
            <text:p>5.14548</text:p>
          </table:table-cell>
          <table:table-cell table:style-name="ce2" office:value-type="float" office:value="-0.00264633" calcext:value-type="float">
            <text:p>-2.65E-03</text:p>
          </table:table-cell>
          <table:table-cell office:value-type="float" office:value="-0.00910365" calcext:value-type="float">
            <text:p>-0.00910365</text:p>
          </table:table-cell>
          <table:table-cell office:value-type="string" calcext:value-type="string">
            <text:p>radar</text:p>
          </table:table-cell>
          <table:table-cell office:value-type="float" office:value="1.66843" calcext:value-type="float">
            <text:p>1.66843</text:p>
          </table:table-cell>
          <table:table-cell office:value-type="float" office:value="-7.25987" calcext:value-type="float">
            <text:p>-7.25987</text:p>
          </table:table-cell>
          <table:table-cell office:value-type="float" office:value="10.6458" calcext:value-type="float">
            <text:p>10.6458</text:p>
          </table:table-cell>
          <table:table-cell office:value-type="float" office:value="-7.49981" calcext:value-type="float">
            <text:p>-7.49981</text:p>
          </table:table-cell>
          <table:table-cell office:value-type="float" office:value="10.9061" calcext:value-type="float">
            <text:p>10.9061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0.00539029" calcext:value-type="float">
            <text:p>0.00539029</text:p>
          </table:table-cell>
          <table:table-cell table:formula="of:=SQRT([.M499]*[.M499] +[.N499]*[.N499])" office:value-type="float" office:value="5.19975279390533" calcext:value-type="float">
            <text:p>5.1997527939</text:p>
          </table:table-cell>
        </table:table-row>
        <table:table-row table:style-name="ro3">
          <table:table-cell office:value-type="float" office:value="1477010467900000" calcext:value-type="float">
            <text:p>1477010467900000</text:p>
          </table:table-cell>
          <table:table-cell office:value-type="float" office:value="-7.23382" calcext:value-type="float">
            <text:p>-7.23382</text:p>
          </table:table-cell>
          <table:table-cell office:value-type="float" office:value="10.8831" calcext:value-type="float">
            <text:p>10.8831</text:p>
          </table:table-cell>
          <table:table-cell office:value-type="float" office:value="5.15399" calcext:value-type="float">
            <text:p>5.15399</text:p>
          </table:table-cell>
          <table:table-cell office:value-type="float" office:value="-0.0090247" calcext:value-type="float">
            <text:p>-0.0090247</text:p>
          </table:table-cell>
          <table:table-cell office:value-type="float" office:value="-0.0171036" calcext:value-type="float">
            <text:p>-0.0171036</text:p>
          </table:table-cell>
          <table:table-cell office:value-type="string" calcext:value-type="string">
            <text:p>lidar</text:p>
          </table:table-cell>
          <table:table-cell office:value-type="float" office:value="0.550346" calcext:value-type="float">
            <text:p>0.550346</text:p>
          </table:table-cell>
          <table:table-cell office:value-type="float" office:value="-7.15631" calcext:value-type="float">
            <text:p>-7.15631</text:p>
          </table:table-cell>
          <table:table-cell office:value-type="float" office:value="10.815" calcext:value-type="float">
            <text:p>10.815</text:p>
          </table:table-cell>
          <table:table-cell office:value-type="float" office:value="-7.23983" calcext:value-type="float">
            <text:p>-7.23983</text:p>
          </table:table-cell>
          <table:table-cell office:value-type="float" office:value="10.9063" calcext:value-type="float">
            <text:p>10.9063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.00179692" calcext:value-type="float">
            <text:p>0.00179692</text:p>
          </table:table-cell>
          <table:table-cell table:formula="of:=SQRT([.M500]*[.M500] +[.N500]*[.N500])" office:value-type="float" office:value="5.19994031047679" calcext:value-type="float">
            <text:p>5.1999403105</text:p>
          </table:table-cell>
        </table:table-row>
        <table:table-row table:style-name="ro3">
          <table:table-cell office:value-type="float" office:value="1477010467950000" calcext:value-type="float">
            <text:p>1477010467950000</text:p>
          </table:table-cell>
          <table:table-cell office:value-type="float" office:value="-6.98645" calcext:value-type="float">
            <text:p>-6.98645</text:p>
          </table:table-cell>
          <table:table-cell office:value-type="float" office:value="10.9204" calcext:value-type="float">
            <text:p>10.9204</text:p>
          </table:table-cell>
          <table:table-cell office:value-type="float" office:value="5.14382" calcext:value-type="float">
            <text:p>5.14382</text:p>
          </table:table-cell>
          <table:table-cell office:value-type="float" office:value="0.0298747" calcext:value-type="float">
            <text:p>0.0298747</text:p>
          </table:table-cell>
          <table:table-cell office:value-type="float" office:value="0.0870904" calcext:value-type="float">
            <text:p>0.0870904</text:p>
          </table:table-cell>
          <table:table-cell office:value-type="string" calcext:value-type="string">
            <text:p>radar</text:p>
          </table:table-cell>
          <table:table-cell office:value-type="float" office:value="2.74031" calcext:value-type="float">
            <text:p>2.74031</text:p>
          </table:table-cell>
          <table:table-cell office:value-type="float" office:value="-7.39396" calcext:value-type="float">
            <text:p>-7.39396</text:p>
          </table:table-cell>
          <table:table-cell office:value-type="float" office:value="11.0181" calcext:value-type="float">
            <text:p>11.0181</text:p>
          </table:table-cell>
          <table:table-cell office:value-type="float" office:value="-6.97983" calcext:value-type="float">
            <text:p>-6.97983</text:p>
          </table:table-cell>
          <table:table-cell office:value-type="float" office:value="10.9064" calcext:value-type="float">
            <text:p>10.9064</text:p>
          </table:table-cell>
          <table:table-cell office:value-type="float" office:value="5.2" calcext:value-type="float">
            <text:p>5.2</text:p>
          </table:table-cell>
          <table:table-cell table:style-name="ce2" office:value-type="float" office:value="-7.84874E-015" calcext:value-type="float">
            <text:p>-7.85E-15</text:p>
          </table:table-cell>
          <table:table-cell table:formula="of:=SQRT([.M501]*[.M501] +[.N501]*[.N501])" office:value-type="float" office:value="5.2" calcext:value-type="float">
            <text:p>5.2</text:p>
          </table:table-cell>
        </table:table-row>
      </table:table>
      <table:table table:name="Analysis" table:style-name="ta1">
        <table:shapes>
          <draw:frame draw:z-index="0" draw:style-name="gr1" draw:text-style-name="P1" svg:width="453.51pt" svg:height="255.09pt" svg:x="535.15pt" svg:y="60.8pt">
            <loext:p draw:notify-on-update-of-ranges="Analysis.B2:Analysis.B2 Analysis.C2:Analysis.C2 Analysis.C3:Analysis.C502 Analysis.I2:Analysis.I3 Analysis.G1:Analysis.G1 Analysis.G2:Analysis.G3 Analysis.B2:Analysis.B2 Analysis.B2:Analysis.B502 Analysis.I2:Analysis.I3 Analysis.H1:Analysis.H1 Analysis.H2:Analysis.H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10"/>
        <table:table-column table:style-name="co2" table:default-cell-style-name="ce15"/>
        <table:table-column table:style-name="co2" table:default-cell-style-name="ce22"/>
        <table:table-column table:style-name="co2" table:default-cell-style-name="ce29"/>
        <table:table-column table:style-name="co2" table:default-cell-style-name="ce32"/>
        <table:table-column table:style-name="co2" table:default-cell-style-name="ce33"/>
        <table:table-column table:style-name="co2" table:number-columns-repeated="5" table:default-cell-style-name="Default"/>
        <table:table-row table:style-name="ro3">
          <table:table-cell table:style-name="ce7" office:value-type="string" calcext:value-type="string">
            <text:p>Sum - NIS</text:p>
          </table:table-cell>
          <table:table-cell table:style-name="ce12" office:value-type="string" calcext:value-type="string">
            <text:p>Data</text:p>
          </table:table-cell>
          <table:table-cell table:style-name="ce19"/>
          <table:table-cell table:style-name="ce26"/>
          <table:table-cell table:style-name="Default" table:number-columns-repeated="2"/>
          <table:table-cell office:value-type="string" calcext:value-type="string">
            <text:p>Chi 95 lidar</text:p>
          </table:table-cell>
          <table:table-cell office:value-type="string" calcext:value-type="string">
            <text:p>Chi 95 radar</text:p>
          </table:table-cell>
          <table:table-cell/>
          <table:table-cell office:value-type="string" calcext:value-type="string">
            <text:p>LIDAR Miss</text:p>
          </table:table-cell>
          <table:table-cell office:value-type="string" calcext:value-type="string">
            <text:p>RADAR Miss</text:p>
          </table:table-cell>
        </table:table-row>
        <table:table-row table:style-name="ro3">
          <table:table-cell table:style-name="ce8" office:value-type="string" calcext:value-type="string">
            <text:p>time_stamp</text:p>
          </table:table-cell>
          <table:table-cell table:style-name="ce13" office:value-type="string" calcext:value-type="string">
            <text:p>lidar</text:p>
          </table:table-cell>
          <table:table-cell table:style-name="ce20" office:value-type="string" calcext:value-type="string">
            <text:p>radar</text:p>
          </table:table-cell>
          <table:table-cell table:style-name="ce27" office:value-type="string" calcext:value-type="string">
            <text:p>Total Result</text:p>
          </table:table-cell>
          <table:table-cell table:style-name="Default" table:number-columns-repeated="2"/>
          <table:table-cell office:value-type="float" office:value="5.99" calcext:value-type="float">
            <text:p>5.99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  <table:table-cell table:formula="of:=SUM([.E$1:.E$1048576])" office:value-type="float" office:value="8" calcext:value-type="float">
            <text:p>8</text:p>
          </table:table-cell>
          <table:table-cell table:formula="of:=SUM([.F$1:.F$1048576])" office:value-type="float" office:value="10" calcext:value-type="float">
            <text:p>10</text:p>
          </table:table-cell>
        </table:table-row>
        <table:table-row table:style-name="ro3">
          <table:table-cell table:style-name="ce9" office:value-type="float" office:value="1477010443000000" calcext:value-type="float">
            <text:p>1477010443000000</text:p>
          </table:table-cell>
          <table:table-cell table:style-name="ce14"/>
          <table:table-cell table:style-name="ce21"/>
          <table:table-cell table:style-name="ce28"/>
          <table:table-cell table:formula="of:=IF([.B3]&gt;[.$G$3];1;0)" office:value-type="float" office:value="0" calcext:value-type="float">
            <text:p>0</text:p>
          </table:table-cell>
          <table:table-cell table:formula="of:=[.C3]&gt;[.$H$3]" office:value-type="boolean" office:boolean-value="false" calcext:value-type="boolean">
            <text:p>FALSE</text:p>
          </table:table-cell>
          <table:table-cell office:value-type="float" office:value="5.99" calcext:value-type="float">
            <text:p>5.99</text:p>
          </table:table-cell>
          <table:table-cell office:value-type="float" office:value="7.82" calcext:value-type="float">
            <text:p>7.82</text:p>
          </table:table-cell>
          <table:table-cell office:value-type="float" office:value="500" calcext:value-type="float">
            <text:p>500</text:p>
          </table:table-cell>
          <table:table-cell table:style-name="ce34" table:formula="of:=[.J2]/500" office:value-type="percentage" office:value="0.016" calcext:value-type="percentage">
            <text:p>1.60%</text:p>
          </table:table-cell>
          <table:table-cell table:style-name="ce34" table:formula="of:=[.K2]/500" office:value-type="percentage" office:value="0.02" calcext:value-type="percentage">
            <text:p>2.00%</text:p>
          </table:table-cell>
        </table:table-row>
        <table:table-row table:style-name="ro3">
          <table:table-cell office:value-type="float" office:value="1477010443050000" calcext:value-type="float">
            <text:p>1477010443050000</text:p>
          </table:table-cell>
          <table:table-cell/>
          <table:table-cell table:number-columns-repeated="2" office:value-type="float" office:value="176.886" calcext:value-type="float">
            <text:p>176.886</text:p>
          </table:table-cell>
          <table:table-cell table:formula="of:=IF([.B4]&gt;[.$G$3];1;0)" office:value-type="float" office:value="0" calcext:value-type="float">
            <text:p>0</text:p>
          </table:table-cell>
          <table:table-cell table:formula="of:=[.C4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43100000" calcext:value-type="float">
            <text:p>1477010443100000</text:p>
          </table:table-cell>
          <table:table-cell table:style-name="ce16" office:value-type="float" office:value="1.83761" calcext:value-type="float">
            <text:p>1.83761</text:p>
          </table:table-cell>
          <table:table-cell table:style-name="ce23"/>
          <table:table-cell office:value-type="float" office:value="1.83761" calcext:value-type="float">
            <text:p>1.83761</text:p>
          </table:table-cell>
          <table:table-cell table:formula="of:=IF([.B5]&gt;[.$G$3];1;0)" office:value-type="float" office:value="0" calcext:value-type="float">
            <text:p>0</text:p>
          </table:table-cell>
          <table:table-cell table:formula="of:=[.C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150000" calcext:value-type="float">
            <text:p>1477010443150000</text:p>
          </table:table-cell>
          <table:table-cell/>
          <table:table-cell table:number-columns-repeated="2" office:value-type="float" office:value="7.02541" calcext:value-type="float">
            <text:p>7.02541</text:p>
          </table:table-cell>
          <table:table-cell table:formula="of:=IF([.B6]&gt;[.$G$3];1;0)" office:value-type="float" office:value="0" calcext:value-type="float">
            <text:p>0</text:p>
          </table:table-cell>
          <table:table-cell table:formula="of:=[.C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200000" calcext:value-type="float">
            <text:p>1477010443200000</text:p>
          </table:table-cell>
          <table:table-cell table:style-name="ce16" office:value-type="float" office:value="1.34625" calcext:value-type="float">
            <text:p>1.34625</text:p>
          </table:table-cell>
          <table:table-cell table:style-name="ce23"/>
          <table:table-cell office:value-type="float" office:value="1.34625" calcext:value-type="float">
            <text:p>1.34625</text:p>
          </table:table-cell>
          <table:table-cell table:formula="of:=IF([.B7]&gt;[.$G$3];1;0)" office:value-type="float" office:value="0" calcext:value-type="float">
            <text:p>0</text:p>
          </table:table-cell>
          <table:table-cell table:formula="of:=[.C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250000" calcext:value-type="float">
            <text:p>1477010443250000</text:p>
          </table:table-cell>
          <table:table-cell/>
          <table:table-cell table:number-columns-repeated="2" office:value-type="float" office:value="10.1627" calcext:value-type="float">
            <text:p>10.1627</text:p>
          </table:table-cell>
          <table:table-cell table:formula="of:=IF([.B8]&gt;[.$G$3];1;0)" office:value-type="float" office:value="0" calcext:value-type="float">
            <text:p>0</text:p>
          </table:table-cell>
          <table:table-cell table:formula="of:=[.C8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43300000" calcext:value-type="float">
            <text:p>1477010443300000</text:p>
          </table:table-cell>
          <table:table-cell table:style-name="ce16" office:value-type="float" office:value="1.0604" calcext:value-type="float">
            <text:p>1.0604</text:p>
          </table:table-cell>
          <table:table-cell table:style-name="ce23"/>
          <table:table-cell office:value-type="float" office:value="1.0604" calcext:value-type="float">
            <text:p>1.0604</text:p>
          </table:table-cell>
          <table:table-cell table:formula="of:=IF([.B9]&gt;[.$G$3];1;0)" office:value-type="float" office:value="0" calcext:value-type="float">
            <text:p>0</text:p>
          </table:table-cell>
          <table:table-cell table:formula="of:=[.C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350000" calcext:value-type="float">
            <text:p>1477010443350000</text:p>
          </table:table-cell>
          <table:table-cell/>
          <table:table-cell table:number-columns-repeated="2" office:value-type="float" office:value="3.09084" calcext:value-type="float">
            <text:p>3.09084</text:p>
          </table:table-cell>
          <table:table-cell table:formula="of:=IF([.B10]&gt;[.$G$3];1;0)" office:value-type="float" office:value="0" calcext:value-type="float">
            <text:p>0</text:p>
          </table:table-cell>
          <table:table-cell table:formula="of:=[.C1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400000" calcext:value-type="float">
            <text:p>1477010443400000</text:p>
          </table:table-cell>
          <table:table-cell table:style-name="ce16" office:value-type="float" office:value="0.576562" calcext:value-type="float">
            <text:p>0.576562</text:p>
          </table:table-cell>
          <table:table-cell table:style-name="ce23"/>
          <table:table-cell office:value-type="float" office:value="0.576562" calcext:value-type="float">
            <text:p>0.576562</text:p>
          </table:table-cell>
          <table:table-cell table:formula="of:=IF([.B11]&gt;[.$G$3];1;0)" office:value-type="float" office:value="0" calcext:value-type="float">
            <text:p>0</text:p>
          </table:table-cell>
          <table:table-cell table:formula="of:=[.C1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450000" calcext:value-type="float">
            <text:p>1477010443450000</text:p>
          </table:table-cell>
          <table:table-cell/>
          <table:table-cell table:number-columns-repeated="2" office:value-type="float" office:value="1.96456" calcext:value-type="float">
            <text:p>1.96456</text:p>
          </table:table-cell>
          <table:table-cell table:formula="of:=IF([.B12]&gt;[.$G$3];1;0)" office:value-type="float" office:value="0" calcext:value-type="float">
            <text:p>0</text:p>
          </table:table-cell>
          <table:table-cell table:formula="of:=[.C1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500000" calcext:value-type="float">
            <text:p>1477010443500000</text:p>
          </table:table-cell>
          <table:table-cell table:style-name="ce16" office:value-type="float" office:value="0.186283" calcext:value-type="float">
            <text:p>0.186283</text:p>
          </table:table-cell>
          <table:table-cell table:style-name="ce23"/>
          <table:table-cell office:value-type="float" office:value="0.186283" calcext:value-type="float">
            <text:p>0.186283</text:p>
          </table:table-cell>
          <table:table-cell table:formula="of:=IF([.B13]&gt;[.$G$3];1;0)" office:value-type="float" office:value="0" calcext:value-type="float">
            <text:p>0</text:p>
          </table:table-cell>
          <table:table-cell table:formula="of:=[.C1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550000" calcext:value-type="float">
            <text:p>1477010443550000</text:p>
          </table:table-cell>
          <table:table-cell/>
          <table:table-cell table:number-columns-repeated="2" office:value-type="float" office:value="4.2979" calcext:value-type="float">
            <text:p>4.2979</text:p>
          </table:table-cell>
          <table:table-cell table:formula="of:=IF([.B14]&gt;[.$G$3];1;0)" office:value-type="float" office:value="0" calcext:value-type="float">
            <text:p>0</text:p>
          </table:table-cell>
          <table:table-cell table:formula="of:=[.C1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600000" calcext:value-type="float">
            <text:p>1477010443600000</text:p>
          </table:table-cell>
          <table:table-cell table:style-name="ce16" office:value-type="float" office:value="5.72551" calcext:value-type="float">
            <text:p>5.72551</text:p>
          </table:table-cell>
          <table:table-cell table:style-name="ce23"/>
          <table:table-cell office:value-type="float" office:value="5.72551" calcext:value-type="float">
            <text:p>5.72551</text:p>
          </table:table-cell>
          <table:table-cell table:formula="of:=IF([.B15]&gt;[.$G$3];1;0)" office:value-type="float" office:value="0" calcext:value-type="float">
            <text:p>0</text:p>
          </table:table-cell>
          <table:table-cell table:formula="of:=[.C1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650000" calcext:value-type="float">
            <text:p>1477010443650000</text:p>
          </table:table-cell>
          <table:table-cell/>
          <table:table-cell table:number-columns-repeated="2" office:value-type="float" office:value="3.87726" calcext:value-type="float">
            <text:p>3.87726</text:p>
          </table:table-cell>
          <table:table-cell table:formula="of:=IF([.B16]&gt;[.$G$3];1;0)" office:value-type="float" office:value="0" calcext:value-type="float">
            <text:p>0</text:p>
          </table:table-cell>
          <table:table-cell table:formula="of:=[.C1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700000" calcext:value-type="float">
            <text:p>1477010443700000</text:p>
          </table:table-cell>
          <table:table-cell table:style-name="ce16" office:value-type="float" office:value="0.556975" calcext:value-type="float">
            <text:p>0.556975</text:p>
          </table:table-cell>
          <table:table-cell table:style-name="ce23"/>
          <table:table-cell office:value-type="float" office:value="0.556975" calcext:value-type="float">
            <text:p>0.556975</text:p>
          </table:table-cell>
          <table:table-cell table:formula="of:=IF([.B17]&gt;[.$G$3];1;0)" office:value-type="float" office:value="0" calcext:value-type="float">
            <text:p>0</text:p>
          </table:table-cell>
          <table:table-cell table:formula="of:=[.C1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750000" calcext:value-type="float">
            <text:p>1477010443750000</text:p>
          </table:table-cell>
          <table:table-cell/>
          <table:table-cell table:number-columns-repeated="2" office:value-type="float" office:value="0.674114" calcext:value-type="float">
            <text:p>0.674114</text:p>
          </table:table-cell>
          <table:table-cell table:formula="of:=IF([.B18]&gt;[.$G$3];1;0)" office:value-type="float" office:value="0" calcext:value-type="float">
            <text:p>0</text:p>
          </table:table-cell>
          <table:table-cell table:formula="of:=[.C1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800000" calcext:value-type="float">
            <text:p>1477010443800000</text:p>
          </table:table-cell>
          <table:table-cell table:style-name="ce16" office:value-type="float" office:value="7.89084" calcext:value-type="float">
            <text:p>7.89084</text:p>
          </table:table-cell>
          <table:table-cell table:style-name="ce23"/>
          <table:table-cell office:value-type="float" office:value="7.89084" calcext:value-type="float">
            <text:p>7.89084</text:p>
          </table:table-cell>
          <table:table-cell table:formula="of:=IF([.B19]&gt;[.$G$3];1;0)" office:value-type="float" office:value="1" calcext:value-type="float">
            <text:p>1</text:p>
          </table:table-cell>
          <table:table-cell table:formula="of:=[.C1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850000" calcext:value-type="float">
            <text:p>1477010443850000</text:p>
          </table:table-cell>
          <table:table-cell/>
          <table:table-cell table:number-columns-repeated="2" office:value-type="float" office:value="1.82194" calcext:value-type="float">
            <text:p>1.82194</text:p>
          </table:table-cell>
          <table:table-cell table:formula="of:=IF([.B20]&gt;[.$G$3];1;0)" office:value-type="float" office:value="0" calcext:value-type="float">
            <text:p>0</text:p>
          </table:table-cell>
          <table:table-cell table:formula="of:=[.C2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900000" calcext:value-type="float">
            <text:p>1477010443900000</text:p>
          </table:table-cell>
          <table:table-cell table:style-name="ce16" office:value-type="float" office:value="4.60584" calcext:value-type="float">
            <text:p>4.60584</text:p>
          </table:table-cell>
          <table:table-cell table:style-name="ce23"/>
          <table:table-cell office:value-type="float" office:value="4.60584" calcext:value-type="float">
            <text:p>4.60584</text:p>
          </table:table-cell>
          <table:table-cell table:formula="of:=IF([.B21]&gt;[.$G$3];1;0)" office:value-type="float" office:value="0" calcext:value-type="float">
            <text:p>0</text:p>
          </table:table-cell>
          <table:table-cell table:formula="of:=[.C2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3950000" calcext:value-type="float">
            <text:p>1477010443950000</text:p>
          </table:table-cell>
          <table:table-cell/>
          <table:table-cell table:number-columns-repeated="2" office:value-type="float" office:value="1.7519" calcext:value-type="float">
            <text:p>1.7519</text:p>
          </table:table-cell>
          <table:table-cell table:formula="of:=IF([.B22]&gt;[.$G$3];1;0)" office:value-type="float" office:value="0" calcext:value-type="float">
            <text:p>0</text:p>
          </table:table-cell>
          <table:table-cell table:formula="of:=[.C2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000000" calcext:value-type="float">
            <text:p>1477010444000000</text:p>
          </table:table-cell>
          <table:table-cell table:style-name="ce16" office:value-type="float" office:value="2.97794" calcext:value-type="float">
            <text:p>2.97794</text:p>
          </table:table-cell>
          <table:table-cell table:style-name="ce23"/>
          <table:table-cell office:value-type="float" office:value="2.97794" calcext:value-type="float">
            <text:p>2.97794</text:p>
          </table:table-cell>
          <table:table-cell table:formula="of:=IF([.B23]&gt;[.$G$3];1;0)" office:value-type="float" office:value="0" calcext:value-type="float">
            <text:p>0</text:p>
          </table:table-cell>
          <table:table-cell table:formula="of:=[.C2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050000" calcext:value-type="float">
            <text:p>1477010444050000</text:p>
          </table:table-cell>
          <table:table-cell/>
          <table:table-cell table:number-columns-repeated="2" office:value-type="float" office:value="3.86626" calcext:value-type="float">
            <text:p>3.86626</text:p>
          </table:table-cell>
          <table:table-cell table:formula="of:=IF([.B24]&gt;[.$G$3];1;0)" office:value-type="float" office:value="0" calcext:value-type="float">
            <text:p>0</text:p>
          </table:table-cell>
          <table:table-cell table:formula="of:=[.C2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100000" calcext:value-type="float">
            <text:p>1477010444100000</text:p>
          </table:table-cell>
          <table:table-cell table:style-name="ce16" office:value-type="float" office:value="2.90223" calcext:value-type="float">
            <text:p>2.90223</text:p>
          </table:table-cell>
          <table:table-cell table:style-name="ce23"/>
          <table:table-cell office:value-type="float" office:value="2.90223" calcext:value-type="float">
            <text:p>2.90223</text:p>
          </table:table-cell>
          <table:table-cell table:formula="of:=IF([.B25]&gt;[.$G$3];1;0)" office:value-type="float" office:value="0" calcext:value-type="float">
            <text:p>0</text:p>
          </table:table-cell>
          <table:table-cell table:formula="of:=[.C2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150000" calcext:value-type="float">
            <text:p>1477010444150000</text:p>
          </table:table-cell>
          <table:table-cell/>
          <table:table-cell table:number-columns-repeated="2" office:value-type="float" office:value="0.407256" calcext:value-type="float">
            <text:p>0.407256</text:p>
          </table:table-cell>
          <table:table-cell table:formula="of:=IF([.B26]&gt;[.$G$3];1;0)" office:value-type="float" office:value="0" calcext:value-type="float">
            <text:p>0</text:p>
          </table:table-cell>
          <table:table-cell table:formula="of:=[.C2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200000" calcext:value-type="float">
            <text:p>1477010444200000</text:p>
          </table:table-cell>
          <table:table-cell table:style-name="ce16" office:value-type="float" office:value="0.27253" calcext:value-type="float">
            <text:p>0.27253</text:p>
          </table:table-cell>
          <table:table-cell table:style-name="ce23"/>
          <table:table-cell office:value-type="float" office:value="0.27253" calcext:value-type="float">
            <text:p>0.27253</text:p>
          </table:table-cell>
          <table:table-cell table:formula="of:=IF([.B27]&gt;[.$G$3];1;0)" office:value-type="float" office:value="0" calcext:value-type="float">
            <text:p>0</text:p>
          </table:table-cell>
          <table:table-cell table:formula="of:=[.C2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250000" calcext:value-type="float">
            <text:p>1477010444250000</text:p>
          </table:table-cell>
          <table:table-cell/>
          <table:table-cell table:number-columns-repeated="2" office:value-type="float" office:value="3.80533" calcext:value-type="float">
            <text:p>3.80533</text:p>
          </table:table-cell>
          <table:table-cell table:formula="of:=IF([.B28]&gt;[.$G$3];1;0)" office:value-type="float" office:value="0" calcext:value-type="float">
            <text:p>0</text:p>
          </table:table-cell>
          <table:table-cell table:formula="of:=[.C2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300000" calcext:value-type="float">
            <text:p>1477010444300000</text:p>
          </table:table-cell>
          <table:table-cell table:style-name="ce16" office:value-type="float" office:value="2.03454" calcext:value-type="float">
            <text:p>2.03454</text:p>
          </table:table-cell>
          <table:table-cell table:style-name="ce23"/>
          <table:table-cell office:value-type="float" office:value="2.03454" calcext:value-type="float">
            <text:p>2.03454</text:p>
          </table:table-cell>
          <table:table-cell table:formula="of:=IF([.B29]&gt;[.$G$3];1;0)" office:value-type="float" office:value="0" calcext:value-type="float">
            <text:p>0</text:p>
          </table:table-cell>
          <table:table-cell table:formula="of:=[.C2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350000" calcext:value-type="float">
            <text:p>1477010444350000</text:p>
          </table:table-cell>
          <table:table-cell/>
          <table:table-cell table:number-columns-repeated="2" office:value-type="float" office:value="4.47322" calcext:value-type="float">
            <text:p>4.47322</text:p>
          </table:table-cell>
          <table:table-cell table:formula="of:=IF([.B30]&gt;[.$G$3];1;0)" office:value-type="float" office:value="0" calcext:value-type="float">
            <text:p>0</text:p>
          </table:table-cell>
          <table:table-cell table:formula="of:=[.C3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400000" calcext:value-type="float">
            <text:p>1477010444400000</text:p>
          </table:table-cell>
          <table:table-cell table:style-name="ce16" office:value-type="float" office:value="0.773952" calcext:value-type="float">
            <text:p>0.773952</text:p>
          </table:table-cell>
          <table:table-cell table:style-name="ce23"/>
          <table:table-cell office:value-type="float" office:value="0.773952" calcext:value-type="float">
            <text:p>0.773952</text:p>
          </table:table-cell>
          <table:table-cell table:formula="of:=IF([.B31]&gt;[.$G$3];1;0)" office:value-type="float" office:value="0" calcext:value-type="float">
            <text:p>0</text:p>
          </table:table-cell>
          <table:table-cell table:formula="of:=[.C3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450000" calcext:value-type="float">
            <text:p>1477010444450000</text:p>
          </table:table-cell>
          <table:table-cell/>
          <table:table-cell table:number-columns-repeated="2" office:value-type="float" office:value="2.83229" calcext:value-type="float">
            <text:p>2.83229</text:p>
          </table:table-cell>
          <table:table-cell table:formula="of:=IF([.B32]&gt;[.$G$3];1;0)" office:value-type="float" office:value="0" calcext:value-type="float">
            <text:p>0</text:p>
          </table:table-cell>
          <table:table-cell table:formula="of:=[.C3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500000" calcext:value-type="float">
            <text:p>1477010444500000</text:p>
          </table:table-cell>
          <table:table-cell table:style-name="ce16" office:value-type="float" office:value="0.307272" calcext:value-type="float">
            <text:p>0.307272</text:p>
          </table:table-cell>
          <table:table-cell table:style-name="ce23"/>
          <table:table-cell office:value-type="float" office:value="0.307272" calcext:value-type="float">
            <text:p>0.307272</text:p>
          </table:table-cell>
          <table:table-cell table:formula="of:=IF([.B33]&gt;[.$G$3];1;0)" office:value-type="float" office:value="0" calcext:value-type="float">
            <text:p>0</text:p>
          </table:table-cell>
          <table:table-cell table:formula="of:=[.C3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550000" calcext:value-type="float">
            <text:p>1477010444550000</text:p>
          </table:table-cell>
          <table:table-cell/>
          <table:table-cell table:number-columns-repeated="2" office:value-type="float" office:value="6.08521" calcext:value-type="float">
            <text:p>6.08521</text:p>
          </table:table-cell>
          <table:table-cell table:formula="of:=IF([.B34]&gt;[.$G$3];1;0)" office:value-type="float" office:value="0" calcext:value-type="float">
            <text:p>0</text:p>
          </table:table-cell>
          <table:table-cell table:formula="of:=[.C3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600000" calcext:value-type="float">
            <text:p>1477010444600000</text:p>
          </table:table-cell>
          <table:table-cell table:style-name="ce16" office:value-type="float" office:value="0.402894" calcext:value-type="float">
            <text:p>0.402894</text:p>
          </table:table-cell>
          <table:table-cell table:style-name="ce23"/>
          <table:table-cell office:value-type="float" office:value="0.402894" calcext:value-type="float">
            <text:p>0.402894</text:p>
          </table:table-cell>
          <table:table-cell table:formula="of:=IF([.B35]&gt;[.$G$3];1;0)" office:value-type="float" office:value="0" calcext:value-type="float">
            <text:p>0</text:p>
          </table:table-cell>
          <table:table-cell table:formula="of:=[.C3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650000" calcext:value-type="float">
            <text:p>1477010444650000</text:p>
          </table:table-cell>
          <table:table-cell/>
          <table:table-cell table:number-columns-repeated="2" office:value-type="float" office:value="7.04907" calcext:value-type="float">
            <text:p>7.04907</text:p>
          </table:table-cell>
          <table:table-cell table:formula="of:=IF([.B36]&gt;[.$G$3];1;0)" office:value-type="float" office:value="0" calcext:value-type="float">
            <text:p>0</text:p>
          </table:table-cell>
          <table:table-cell table:formula="of:=[.C3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700000" calcext:value-type="float">
            <text:p>1477010444700000</text:p>
          </table:table-cell>
          <table:table-cell table:style-name="ce16" office:value-type="float" office:value="0.533401" calcext:value-type="float">
            <text:p>0.533401</text:p>
          </table:table-cell>
          <table:table-cell table:style-name="ce23"/>
          <table:table-cell office:value-type="float" office:value="0.533401" calcext:value-type="float">
            <text:p>0.533401</text:p>
          </table:table-cell>
          <table:table-cell table:formula="of:=IF([.B37]&gt;[.$G$3];1;0)" office:value-type="float" office:value="0" calcext:value-type="float">
            <text:p>0</text:p>
          </table:table-cell>
          <table:table-cell table:formula="of:=[.C3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750000" calcext:value-type="float">
            <text:p>1477010444750000</text:p>
          </table:table-cell>
          <table:table-cell/>
          <table:table-cell table:number-columns-repeated="2" office:value-type="float" office:value="4.50421" calcext:value-type="float">
            <text:p>4.50421</text:p>
          </table:table-cell>
          <table:table-cell table:formula="of:=IF([.B38]&gt;[.$G$3];1;0)" office:value-type="float" office:value="0" calcext:value-type="float">
            <text:p>0</text:p>
          </table:table-cell>
          <table:table-cell table:formula="of:=[.C3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800000" calcext:value-type="float">
            <text:p>1477010444800000</text:p>
          </table:table-cell>
          <table:table-cell table:style-name="ce16" office:value-type="float" office:value="2.69886" calcext:value-type="float">
            <text:p>2.69886</text:p>
          </table:table-cell>
          <table:table-cell table:style-name="ce23"/>
          <table:table-cell office:value-type="float" office:value="2.69886" calcext:value-type="float">
            <text:p>2.69886</text:p>
          </table:table-cell>
          <table:table-cell table:formula="of:=IF([.B39]&gt;[.$G$3];1;0)" office:value-type="float" office:value="0" calcext:value-type="float">
            <text:p>0</text:p>
          </table:table-cell>
          <table:table-cell table:formula="of:=[.C3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850000" calcext:value-type="float">
            <text:p>1477010444850000</text:p>
          </table:table-cell>
          <table:table-cell/>
          <table:table-cell table:number-columns-repeated="2" office:value-type="float" office:value="4.18009" calcext:value-type="float">
            <text:p>4.18009</text:p>
          </table:table-cell>
          <table:table-cell table:formula="of:=IF([.B40]&gt;[.$G$3];1;0)" office:value-type="float" office:value="0" calcext:value-type="float">
            <text:p>0</text:p>
          </table:table-cell>
          <table:table-cell table:formula="of:=[.C4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900000" calcext:value-type="float">
            <text:p>1477010444900000</text:p>
          </table:table-cell>
          <table:table-cell table:style-name="ce16" office:value-type="float" office:value="0.779878" calcext:value-type="float">
            <text:p>0.779878</text:p>
          </table:table-cell>
          <table:table-cell table:style-name="ce23"/>
          <table:table-cell office:value-type="float" office:value="0.779878" calcext:value-type="float">
            <text:p>0.779878</text:p>
          </table:table-cell>
          <table:table-cell table:formula="of:=IF([.B41]&gt;[.$G$3];1;0)" office:value-type="float" office:value="0" calcext:value-type="float">
            <text:p>0</text:p>
          </table:table-cell>
          <table:table-cell table:formula="of:=[.C4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4950000" calcext:value-type="float">
            <text:p>1477010444950000</text:p>
          </table:table-cell>
          <table:table-cell/>
          <table:table-cell table:number-columns-repeated="2" office:value-type="float" office:value="3.93868" calcext:value-type="float">
            <text:p>3.93868</text:p>
          </table:table-cell>
          <table:table-cell table:formula="of:=IF([.B42]&gt;[.$G$3];1;0)" office:value-type="float" office:value="0" calcext:value-type="float">
            <text:p>0</text:p>
          </table:table-cell>
          <table:table-cell table:formula="of:=[.C4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000000" calcext:value-type="float">
            <text:p>1477010445000000</text:p>
          </table:table-cell>
          <table:table-cell table:style-name="ce16" office:value-type="float" office:value="2.27013" calcext:value-type="float">
            <text:p>2.27013</text:p>
          </table:table-cell>
          <table:table-cell table:style-name="ce23"/>
          <table:table-cell office:value-type="float" office:value="2.27013" calcext:value-type="float">
            <text:p>2.27013</text:p>
          </table:table-cell>
          <table:table-cell table:formula="of:=IF([.B43]&gt;[.$G$3];1;0)" office:value-type="float" office:value="0" calcext:value-type="float">
            <text:p>0</text:p>
          </table:table-cell>
          <table:table-cell table:formula="of:=[.C4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050000" calcext:value-type="float">
            <text:p>1477010445050000</text:p>
          </table:table-cell>
          <table:table-cell/>
          <table:table-cell table:number-columns-repeated="2" office:value-type="float" office:value="2.15161" calcext:value-type="float">
            <text:p>2.15161</text:p>
          </table:table-cell>
          <table:table-cell table:formula="of:=IF([.B44]&gt;[.$G$3];1;0)" office:value-type="float" office:value="0" calcext:value-type="float">
            <text:p>0</text:p>
          </table:table-cell>
          <table:table-cell table:formula="of:=[.C4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100000" calcext:value-type="float">
            <text:p>1477010445100000</text:p>
          </table:table-cell>
          <table:table-cell table:style-name="ce16" office:value-type="float" office:value="2.42155" calcext:value-type="float">
            <text:p>2.42155</text:p>
          </table:table-cell>
          <table:table-cell table:style-name="ce23"/>
          <table:table-cell office:value-type="float" office:value="2.42155" calcext:value-type="float">
            <text:p>2.42155</text:p>
          </table:table-cell>
          <table:table-cell table:formula="of:=IF([.B45]&gt;[.$G$3];1;0)" office:value-type="float" office:value="0" calcext:value-type="float">
            <text:p>0</text:p>
          </table:table-cell>
          <table:table-cell table:formula="of:=[.C4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150000" calcext:value-type="float">
            <text:p>1477010445150000</text:p>
          </table:table-cell>
          <table:table-cell/>
          <table:table-cell table:number-columns-repeated="2" office:value-type="float" office:value="1.24532" calcext:value-type="float">
            <text:p>1.24532</text:p>
          </table:table-cell>
          <table:table-cell table:formula="of:=IF([.B46]&gt;[.$G$3];1;0)" office:value-type="float" office:value="0" calcext:value-type="float">
            <text:p>0</text:p>
          </table:table-cell>
          <table:table-cell table:formula="of:=[.C4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200000" calcext:value-type="float">
            <text:p>1477010445200000</text:p>
          </table:table-cell>
          <table:table-cell table:style-name="ce16" office:value-type="float" office:value="0.539848" calcext:value-type="float">
            <text:p>0.539848</text:p>
          </table:table-cell>
          <table:table-cell table:style-name="ce23"/>
          <table:table-cell office:value-type="float" office:value="0.539848" calcext:value-type="float">
            <text:p>0.539848</text:p>
          </table:table-cell>
          <table:table-cell table:formula="of:=IF([.B47]&gt;[.$G$3];1;0)" office:value-type="float" office:value="0" calcext:value-type="float">
            <text:p>0</text:p>
          </table:table-cell>
          <table:table-cell table:formula="of:=[.C4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250000" calcext:value-type="float">
            <text:p>1477010445250000</text:p>
          </table:table-cell>
          <table:table-cell/>
          <table:table-cell table:number-columns-repeated="2" office:value-type="float" office:value="0.977191" calcext:value-type="float">
            <text:p>0.977191</text:p>
          </table:table-cell>
          <table:table-cell table:formula="of:=IF([.B48]&gt;[.$G$3];1;0)" office:value-type="float" office:value="0" calcext:value-type="float">
            <text:p>0</text:p>
          </table:table-cell>
          <table:table-cell table:formula="of:=[.C4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300000" calcext:value-type="float">
            <text:p>1477010445300000</text:p>
          </table:table-cell>
          <table:table-cell table:style-name="ce16" office:value-type="float" office:value="1.03582" calcext:value-type="float">
            <text:p>1.03582</text:p>
          </table:table-cell>
          <table:table-cell table:style-name="ce23"/>
          <table:table-cell office:value-type="float" office:value="1.03582" calcext:value-type="float">
            <text:p>1.03582</text:p>
          </table:table-cell>
          <table:table-cell table:formula="of:=IF([.B49]&gt;[.$G$3];1;0)" office:value-type="float" office:value="0" calcext:value-type="float">
            <text:p>0</text:p>
          </table:table-cell>
          <table:table-cell table:formula="of:=[.C4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350000" calcext:value-type="float">
            <text:p>1477010445350000</text:p>
          </table:table-cell>
          <table:table-cell/>
          <table:table-cell table:number-columns-repeated="2" office:value-type="float" office:value="0.829689" calcext:value-type="float">
            <text:p>0.829689</text:p>
          </table:table-cell>
          <table:table-cell table:formula="of:=IF([.B50]&gt;[.$G$3];1;0)" office:value-type="float" office:value="0" calcext:value-type="float">
            <text:p>0</text:p>
          </table:table-cell>
          <table:table-cell table:formula="of:=[.C5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400000" calcext:value-type="float">
            <text:p>1477010445400000</text:p>
          </table:table-cell>
          <table:table-cell table:style-name="ce16" office:value-type="float" office:value="3.32242" calcext:value-type="float">
            <text:p>3.32242</text:p>
          </table:table-cell>
          <table:table-cell table:style-name="ce23"/>
          <table:table-cell office:value-type="float" office:value="3.32242" calcext:value-type="float">
            <text:p>3.32242</text:p>
          </table:table-cell>
          <table:table-cell table:formula="of:=IF([.B51]&gt;[.$G$3];1;0)" office:value-type="float" office:value="0" calcext:value-type="float">
            <text:p>0</text:p>
          </table:table-cell>
          <table:table-cell table:formula="of:=[.C5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450000" calcext:value-type="float">
            <text:p>1477010445450000</text:p>
          </table:table-cell>
          <table:table-cell/>
          <table:table-cell table:number-columns-repeated="2" office:value-type="float" office:value="3.39906" calcext:value-type="float">
            <text:p>3.39906</text:p>
          </table:table-cell>
          <table:table-cell table:formula="of:=IF([.B52]&gt;[.$G$3];1;0)" office:value-type="float" office:value="0" calcext:value-type="float">
            <text:p>0</text:p>
          </table:table-cell>
          <table:table-cell table:formula="of:=[.C5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500000" calcext:value-type="float">
            <text:p>1477010445500000</text:p>
          </table:table-cell>
          <table:table-cell table:style-name="ce16" office:value-type="float" office:value="2.30993" calcext:value-type="float">
            <text:p>2.30993</text:p>
          </table:table-cell>
          <table:table-cell table:style-name="ce23"/>
          <table:table-cell office:value-type="float" office:value="2.30993" calcext:value-type="float">
            <text:p>2.30993</text:p>
          </table:table-cell>
          <table:table-cell table:formula="of:=IF([.B53]&gt;[.$G$3];1;0)" office:value-type="float" office:value="0" calcext:value-type="float">
            <text:p>0</text:p>
          </table:table-cell>
          <table:table-cell table:formula="of:=[.C5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550000" calcext:value-type="float">
            <text:p>1477010445550000</text:p>
          </table:table-cell>
          <table:table-cell/>
          <table:table-cell table:number-columns-repeated="2" office:value-type="float" office:value="10.3829" calcext:value-type="float">
            <text:p>10.3829</text:p>
          </table:table-cell>
          <table:table-cell table:formula="of:=IF([.B54]&gt;[.$G$3];1;0)" office:value-type="float" office:value="0" calcext:value-type="float">
            <text:p>0</text:p>
          </table:table-cell>
          <table:table-cell table:formula="of:=[.C54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45600000" calcext:value-type="float">
            <text:p>1477010445600000</text:p>
          </table:table-cell>
          <table:table-cell table:style-name="ce16" office:value-type="float" office:value="0.831702" calcext:value-type="float">
            <text:p>0.831702</text:p>
          </table:table-cell>
          <table:table-cell table:style-name="ce23"/>
          <table:table-cell office:value-type="float" office:value="0.831702" calcext:value-type="float">
            <text:p>0.831702</text:p>
          </table:table-cell>
          <table:table-cell table:formula="of:=IF([.B55]&gt;[.$G$3];1;0)" office:value-type="float" office:value="0" calcext:value-type="float">
            <text:p>0</text:p>
          </table:table-cell>
          <table:table-cell table:formula="of:=[.C5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650000" calcext:value-type="float">
            <text:p>1477010445650000</text:p>
          </table:table-cell>
          <table:table-cell/>
          <table:table-cell table:number-columns-repeated="2" office:value-type="float" office:value="0.188286" calcext:value-type="float">
            <text:p>0.188286</text:p>
          </table:table-cell>
          <table:table-cell table:formula="of:=IF([.B56]&gt;[.$G$3];1;0)" office:value-type="float" office:value="0" calcext:value-type="float">
            <text:p>0</text:p>
          </table:table-cell>
          <table:table-cell table:formula="of:=[.C5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700000" calcext:value-type="float">
            <text:p>1477010445700000</text:p>
          </table:table-cell>
          <table:table-cell table:style-name="ce16" office:value-type="float" office:value="0.254768" calcext:value-type="float">
            <text:p>0.254768</text:p>
          </table:table-cell>
          <table:table-cell table:style-name="ce23"/>
          <table:table-cell office:value-type="float" office:value="0.254768" calcext:value-type="float">
            <text:p>0.254768</text:p>
          </table:table-cell>
          <table:table-cell table:formula="of:=IF([.B57]&gt;[.$G$3];1;0)" office:value-type="float" office:value="0" calcext:value-type="float">
            <text:p>0</text:p>
          </table:table-cell>
          <table:table-cell table:formula="of:=[.C5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750000" calcext:value-type="float">
            <text:p>1477010445750000</text:p>
          </table:table-cell>
          <table:table-cell/>
          <table:table-cell table:number-columns-repeated="2" office:value-type="float" office:value="1.76886" calcext:value-type="float">
            <text:p>1.76886</text:p>
          </table:table-cell>
          <table:table-cell table:formula="of:=IF([.B58]&gt;[.$G$3];1;0)" office:value-type="float" office:value="0" calcext:value-type="float">
            <text:p>0</text:p>
          </table:table-cell>
          <table:table-cell table:formula="of:=[.C5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800000" calcext:value-type="float">
            <text:p>1477010445800000</text:p>
          </table:table-cell>
          <table:table-cell table:style-name="ce16" office:value-type="float" office:value="2.59803" calcext:value-type="float">
            <text:p>2.59803</text:p>
          </table:table-cell>
          <table:table-cell table:style-name="ce23"/>
          <table:table-cell office:value-type="float" office:value="2.59803" calcext:value-type="float">
            <text:p>2.59803</text:p>
          </table:table-cell>
          <table:table-cell table:formula="of:=IF([.B59]&gt;[.$G$3];1;0)" office:value-type="float" office:value="0" calcext:value-type="float">
            <text:p>0</text:p>
          </table:table-cell>
          <table:table-cell table:formula="of:=[.C5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850000" calcext:value-type="float">
            <text:p>1477010445850000</text:p>
          </table:table-cell>
          <table:table-cell/>
          <table:table-cell table:number-columns-repeated="2" office:value-type="float" office:value="3.71412" calcext:value-type="float">
            <text:p>3.71412</text:p>
          </table:table-cell>
          <table:table-cell table:formula="of:=IF([.B60]&gt;[.$G$3];1;0)" office:value-type="float" office:value="0" calcext:value-type="float">
            <text:p>0</text:p>
          </table:table-cell>
          <table:table-cell table:formula="of:=[.C6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900000" calcext:value-type="float">
            <text:p>1477010445900000</text:p>
          </table:table-cell>
          <table:table-cell table:style-name="ce16" office:value-type="float" office:value="0.938287" calcext:value-type="float">
            <text:p>0.938287</text:p>
          </table:table-cell>
          <table:table-cell table:style-name="ce23"/>
          <table:table-cell office:value-type="float" office:value="0.938287" calcext:value-type="float">
            <text:p>0.938287</text:p>
          </table:table-cell>
          <table:table-cell table:formula="of:=IF([.B61]&gt;[.$G$3];1;0)" office:value-type="float" office:value="0" calcext:value-type="float">
            <text:p>0</text:p>
          </table:table-cell>
          <table:table-cell table:formula="of:=[.C6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5950000" calcext:value-type="float">
            <text:p>1477010445950000</text:p>
          </table:table-cell>
          <table:table-cell/>
          <table:table-cell table:number-columns-repeated="2" office:value-type="float" office:value="2.30176" calcext:value-type="float">
            <text:p>2.30176</text:p>
          </table:table-cell>
          <table:table-cell table:formula="of:=IF([.B62]&gt;[.$G$3];1;0)" office:value-type="float" office:value="0" calcext:value-type="float">
            <text:p>0</text:p>
          </table:table-cell>
          <table:table-cell table:formula="of:=[.C6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000000" calcext:value-type="float">
            <text:p>1477010446000000</text:p>
          </table:table-cell>
          <table:table-cell table:style-name="ce16" office:value-type="float" office:value="0.553913" calcext:value-type="float">
            <text:p>0.553913</text:p>
          </table:table-cell>
          <table:table-cell table:style-name="ce23"/>
          <table:table-cell office:value-type="float" office:value="0.553913" calcext:value-type="float">
            <text:p>0.553913</text:p>
          </table:table-cell>
          <table:table-cell table:formula="of:=IF([.B63]&gt;[.$G$3];1;0)" office:value-type="float" office:value="0" calcext:value-type="float">
            <text:p>0</text:p>
          </table:table-cell>
          <table:table-cell table:formula="of:=[.C6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050000" calcext:value-type="float">
            <text:p>1477010446050000</text:p>
          </table:table-cell>
          <table:table-cell/>
          <table:table-cell table:number-columns-repeated="2" office:value-type="float" office:value="1.04496" calcext:value-type="float">
            <text:p>1.04496</text:p>
          </table:table-cell>
          <table:table-cell table:formula="of:=IF([.B64]&gt;[.$G$3];1;0)" office:value-type="float" office:value="0" calcext:value-type="float">
            <text:p>0</text:p>
          </table:table-cell>
          <table:table-cell table:formula="of:=[.C6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100000" calcext:value-type="float">
            <text:p>1477010446100000</text:p>
          </table:table-cell>
          <table:table-cell table:style-name="ce16" office:value-type="float" office:value="0.322335" calcext:value-type="float">
            <text:p>0.322335</text:p>
          </table:table-cell>
          <table:table-cell table:style-name="ce23"/>
          <table:table-cell office:value-type="float" office:value="0.322335" calcext:value-type="float">
            <text:p>0.322335</text:p>
          </table:table-cell>
          <table:table-cell table:formula="of:=IF([.B65]&gt;[.$G$3];1;0)" office:value-type="float" office:value="0" calcext:value-type="float">
            <text:p>0</text:p>
          </table:table-cell>
          <table:table-cell table:formula="of:=[.C6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150000" calcext:value-type="float">
            <text:p>1477010446150000</text:p>
          </table:table-cell>
          <table:table-cell/>
          <table:table-cell table:number-columns-repeated="2" office:value-type="float" office:value="1.66621" calcext:value-type="float">
            <text:p>1.66621</text:p>
          </table:table-cell>
          <table:table-cell table:formula="of:=IF([.B66]&gt;[.$G$3];1;0)" office:value-type="float" office:value="0" calcext:value-type="float">
            <text:p>0</text:p>
          </table:table-cell>
          <table:table-cell table:formula="of:=[.C6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200000" calcext:value-type="float">
            <text:p>1477010446200000</text:p>
          </table:table-cell>
          <table:table-cell table:style-name="ce16" office:value-type="float" office:value="0.314881" calcext:value-type="float">
            <text:p>0.314881</text:p>
          </table:table-cell>
          <table:table-cell table:style-name="ce23"/>
          <table:table-cell office:value-type="float" office:value="0.314881" calcext:value-type="float">
            <text:p>0.314881</text:p>
          </table:table-cell>
          <table:table-cell table:formula="of:=IF([.B67]&gt;[.$G$3];1;0)" office:value-type="float" office:value="0" calcext:value-type="float">
            <text:p>0</text:p>
          </table:table-cell>
          <table:table-cell table:formula="of:=[.C6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250000" calcext:value-type="float">
            <text:p>1477010446250000</text:p>
          </table:table-cell>
          <table:table-cell/>
          <table:table-cell table:number-columns-repeated="2" office:value-type="float" office:value="0.773438" calcext:value-type="float">
            <text:p>0.773438</text:p>
          </table:table-cell>
          <table:table-cell table:formula="of:=IF([.B68]&gt;[.$G$3];1;0)" office:value-type="float" office:value="0" calcext:value-type="float">
            <text:p>0</text:p>
          </table:table-cell>
          <table:table-cell table:formula="of:=[.C6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300000" calcext:value-type="float">
            <text:p>1477010446300000</text:p>
          </table:table-cell>
          <table:table-cell table:style-name="ce16" office:value-type="float" office:value="0.392673" calcext:value-type="float">
            <text:p>0.392673</text:p>
          </table:table-cell>
          <table:table-cell table:style-name="ce23"/>
          <table:table-cell office:value-type="float" office:value="0.392673" calcext:value-type="float">
            <text:p>0.392673</text:p>
          </table:table-cell>
          <table:table-cell table:formula="of:=IF([.B69]&gt;[.$G$3];1;0)" office:value-type="float" office:value="0" calcext:value-type="float">
            <text:p>0</text:p>
          </table:table-cell>
          <table:table-cell table:formula="of:=[.C6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350000" calcext:value-type="float">
            <text:p>1477010446350000</text:p>
          </table:table-cell>
          <table:table-cell/>
          <table:table-cell table:number-columns-repeated="2" office:value-type="float" office:value="4.1057" calcext:value-type="float">
            <text:p>4.1057</text:p>
          </table:table-cell>
          <table:table-cell table:formula="of:=IF([.B70]&gt;[.$G$3];1;0)" office:value-type="float" office:value="0" calcext:value-type="float">
            <text:p>0</text:p>
          </table:table-cell>
          <table:table-cell table:formula="of:=[.C7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400000" calcext:value-type="float">
            <text:p>1477010446400000</text:p>
          </table:table-cell>
          <table:table-cell table:style-name="ce16" office:value-type="float" office:value="0.223814" calcext:value-type="float">
            <text:p>0.223814</text:p>
          </table:table-cell>
          <table:table-cell table:style-name="ce23"/>
          <table:table-cell office:value-type="float" office:value="0.223814" calcext:value-type="float">
            <text:p>0.223814</text:p>
          </table:table-cell>
          <table:table-cell table:formula="of:=IF([.B71]&gt;[.$G$3];1;0)" office:value-type="float" office:value="0" calcext:value-type="float">
            <text:p>0</text:p>
          </table:table-cell>
          <table:table-cell table:formula="of:=[.C7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450000" calcext:value-type="float">
            <text:p>1477010446450000</text:p>
          </table:table-cell>
          <table:table-cell/>
          <table:table-cell table:number-columns-repeated="2" office:value-type="float" office:value="1.81857" calcext:value-type="float">
            <text:p>1.81857</text:p>
          </table:table-cell>
          <table:table-cell table:formula="of:=IF([.B72]&gt;[.$G$3];1;0)" office:value-type="float" office:value="0" calcext:value-type="float">
            <text:p>0</text:p>
          </table:table-cell>
          <table:table-cell table:formula="of:=[.C7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500000" calcext:value-type="float">
            <text:p>1477010446500000</text:p>
          </table:table-cell>
          <table:table-cell table:style-name="ce16" office:value-type="float" office:value="0.397264" calcext:value-type="float">
            <text:p>0.397264</text:p>
          </table:table-cell>
          <table:table-cell table:style-name="ce23"/>
          <table:table-cell office:value-type="float" office:value="0.397264" calcext:value-type="float">
            <text:p>0.397264</text:p>
          </table:table-cell>
          <table:table-cell table:formula="of:=IF([.B73]&gt;[.$G$3];1;0)" office:value-type="float" office:value="0" calcext:value-type="float">
            <text:p>0</text:p>
          </table:table-cell>
          <table:table-cell table:formula="of:=[.C7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550000" calcext:value-type="float">
            <text:p>1477010446550000</text:p>
          </table:table-cell>
          <table:table-cell/>
          <table:table-cell table:number-columns-repeated="2" office:value-type="float" office:value="3.41954" calcext:value-type="float">
            <text:p>3.41954</text:p>
          </table:table-cell>
          <table:table-cell table:formula="of:=IF([.B74]&gt;[.$G$3];1;0)" office:value-type="float" office:value="0" calcext:value-type="float">
            <text:p>0</text:p>
          </table:table-cell>
          <table:table-cell table:formula="of:=[.C7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600000" calcext:value-type="float">
            <text:p>1477010446600000</text:p>
          </table:table-cell>
          <table:table-cell table:style-name="ce16" office:value-type="float" office:value="3.31653" calcext:value-type="float">
            <text:p>3.31653</text:p>
          </table:table-cell>
          <table:table-cell table:style-name="ce23"/>
          <table:table-cell office:value-type="float" office:value="3.31653" calcext:value-type="float">
            <text:p>3.31653</text:p>
          </table:table-cell>
          <table:table-cell table:formula="of:=IF([.B75]&gt;[.$G$3];1;0)" office:value-type="float" office:value="0" calcext:value-type="float">
            <text:p>0</text:p>
          </table:table-cell>
          <table:table-cell table:formula="of:=[.C7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650000" calcext:value-type="float">
            <text:p>1477010446650000</text:p>
          </table:table-cell>
          <table:table-cell/>
          <table:table-cell table:number-columns-repeated="2" office:value-type="float" office:value="0.845522" calcext:value-type="float">
            <text:p>0.845522</text:p>
          </table:table-cell>
          <table:table-cell table:formula="of:=IF([.B76]&gt;[.$G$3];1;0)" office:value-type="float" office:value="0" calcext:value-type="float">
            <text:p>0</text:p>
          </table:table-cell>
          <table:table-cell table:formula="of:=[.C7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700000" calcext:value-type="float">
            <text:p>1477010446700000</text:p>
          </table:table-cell>
          <table:table-cell table:style-name="ce16" office:value-type="float" office:value="1.18987" calcext:value-type="float">
            <text:p>1.18987</text:p>
          </table:table-cell>
          <table:table-cell table:style-name="ce23"/>
          <table:table-cell office:value-type="float" office:value="1.18987" calcext:value-type="float">
            <text:p>1.18987</text:p>
          </table:table-cell>
          <table:table-cell table:formula="of:=IF([.B77]&gt;[.$G$3];1;0)" office:value-type="float" office:value="0" calcext:value-type="float">
            <text:p>0</text:p>
          </table:table-cell>
          <table:table-cell table:formula="of:=[.C7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750000" calcext:value-type="float">
            <text:p>1477010446750000</text:p>
          </table:table-cell>
          <table:table-cell/>
          <table:table-cell table:number-columns-repeated="2" office:value-type="float" office:value="0.487329" calcext:value-type="float">
            <text:p>0.487329</text:p>
          </table:table-cell>
          <table:table-cell table:formula="of:=IF([.B78]&gt;[.$G$3];1;0)" office:value-type="float" office:value="0" calcext:value-type="float">
            <text:p>0</text:p>
          </table:table-cell>
          <table:table-cell table:formula="of:=[.C7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800000" calcext:value-type="float">
            <text:p>1477010446800000</text:p>
          </table:table-cell>
          <table:table-cell table:style-name="ce16" office:value-type="float" office:value="0.130064" calcext:value-type="float">
            <text:p>0.130064</text:p>
          </table:table-cell>
          <table:table-cell table:style-name="ce23"/>
          <table:table-cell office:value-type="float" office:value="0.130064" calcext:value-type="float">
            <text:p>0.130064</text:p>
          </table:table-cell>
          <table:table-cell table:formula="of:=IF([.B79]&gt;[.$G$3];1;0)" office:value-type="float" office:value="0" calcext:value-type="float">
            <text:p>0</text:p>
          </table:table-cell>
          <table:table-cell table:formula="of:=[.C7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850000" calcext:value-type="float">
            <text:p>1477010446850000</text:p>
          </table:table-cell>
          <table:table-cell/>
          <table:table-cell table:number-columns-repeated="2" office:value-type="float" office:value="0.0918294" calcext:value-type="float">
            <text:p>0.0918294</text:p>
          </table:table-cell>
          <table:table-cell table:formula="of:=IF([.B80]&gt;[.$G$3];1;0)" office:value-type="float" office:value="0" calcext:value-type="float">
            <text:p>0</text:p>
          </table:table-cell>
          <table:table-cell table:formula="of:=[.C8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900000" calcext:value-type="float">
            <text:p>1477010446900000</text:p>
          </table:table-cell>
          <table:table-cell table:style-name="ce16" office:value-type="float" office:value="4.16825" calcext:value-type="float">
            <text:p>4.16825</text:p>
          </table:table-cell>
          <table:table-cell table:style-name="ce23"/>
          <table:table-cell office:value-type="float" office:value="4.16825" calcext:value-type="float">
            <text:p>4.16825</text:p>
          </table:table-cell>
          <table:table-cell table:formula="of:=IF([.B81]&gt;[.$G$3];1;0)" office:value-type="float" office:value="0" calcext:value-type="float">
            <text:p>0</text:p>
          </table:table-cell>
          <table:table-cell table:formula="of:=[.C8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6950000" calcext:value-type="float">
            <text:p>1477010446950000</text:p>
          </table:table-cell>
          <table:table-cell/>
          <table:table-cell table:number-columns-repeated="2" office:value-type="float" office:value="0.665858" calcext:value-type="float">
            <text:p>0.665858</text:p>
          </table:table-cell>
          <table:table-cell table:formula="of:=IF([.B82]&gt;[.$G$3];1;0)" office:value-type="float" office:value="0" calcext:value-type="float">
            <text:p>0</text:p>
          </table:table-cell>
          <table:table-cell table:formula="of:=[.C8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000000" calcext:value-type="float">
            <text:p>1477010447000000</text:p>
          </table:table-cell>
          <table:table-cell table:style-name="ce16" office:value-type="float" office:value="5.73585" calcext:value-type="float">
            <text:p>5.73585</text:p>
          </table:table-cell>
          <table:table-cell table:style-name="ce23"/>
          <table:table-cell office:value-type="float" office:value="5.73585" calcext:value-type="float">
            <text:p>5.73585</text:p>
          </table:table-cell>
          <table:table-cell table:formula="of:=IF([.B83]&gt;[.$G$3];1;0)" office:value-type="float" office:value="0" calcext:value-type="float">
            <text:p>0</text:p>
          </table:table-cell>
          <table:table-cell table:formula="of:=[.C8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050000" calcext:value-type="float">
            <text:p>1477010447050000</text:p>
          </table:table-cell>
          <table:table-cell/>
          <table:table-cell table:number-columns-repeated="2" office:value-type="float" office:value="4.56367" calcext:value-type="float">
            <text:p>4.56367</text:p>
          </table:table-cell>
          <table:table-cell table:formula="of:=IF([.B84]&gt;[.$G$3];1;0)" office:value-type="float" office:value="0" calcext:value-type="float">
            <text:p>0</text:p>
          </table:table-cell>
          <table:table-cell table:formula="of:=[.C8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100000" calcext:value-type="float">
            <text:p>1477010447100000</text:p>
          </table:table-cell>
          <table:table-cell table:style-name="ce16" office:value-type="float" office:value="0.272335" calcext:value-type="float">
            <text:p>0.272335</text:p>
          </table:table-cell>
          <table:table-cell table:style-name="ce23"/>
          <table:table-cell office:value-type="float" office:value="0.272335" calcext:value-type="float">
            <text:p>0.272335</text:p>
          </table:table-cell>
          <table:table-cell table:formula="of:=IF([.B85]&gt;[.$G$3];1;0)" office:value-type="float" office:value="0" calcext:value-type="float">
            <text:p>0</text:p>
          </table:table-cell>
          <table:table-cell table:formula="of:=[.C8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150000" calcext:value-type="float">
            <text:p>1477010447150000</text:p>
          </table:table-cell>
          <table:table-cell/>
          <table:table-cell table:number-columns-repeated="2" office:value-type="float" office:value="0.524452" calcext:value-type="float">
            <text:p>0.524452</text:p>
          </table:table-cell>
          <table:table-cell table:formula="of:=IF([.B86]&gt;[.$G$3];1;0)" office:value-type="float" office:value="0" calcext:value-type="float">
            <text:p>0</text:p>
          </table:table-cell>
          <table:table-cell table:formula="of:=[.C8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200000" calcext:value-type="float">
            <text:p>1477010447200000</text:p>
          </table:table-cell>
          <table:table-cell table:style-name="ce16" office:value-type="float" office:value="2.0824" calcext:value-type="float">
            <text:p>2.0824</text:p>
          </table:table-cell>
          <table:table-cell table:style-name="ce23"/>
          <table:table-cell office:value-type="float" office:value="2.0824" calcext:value-type="float">
            <text:p>2.0824</text:p>
          </table:table-cell>
          <table:table-cell table:formula="of:=IF([.B87]&gt;[.$G$3];1;0)" office:value-type="float" office:value="0" calcext:value-type="float">
            <text:p>0</text:p>
          </table:table-cell>
          <table:table-cell table:formula="of:=[.C8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250000" calcext:value-type="float">
            <text:p>1477010447250000</text:p>
          </table:table-cell>
          <table:table-cell/>
          <table:table-cell table:number-columns-repeated="2" office:value-type="float" office:value="2.65175" calcext:value-type="float">
            <text:p>2.65175</text:p>
          </table:table-cell>
          <table:table-cell table:formula="of:=IF([.B88]&gt;[.$G$3];1;0)" office:value-type="float" office:value="0" calcext:value-type="float">
            <text:p>0</text:p>
          </table:table-cell>
          <table:table-cell table:formula="of:=[.C8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300000" calcext:value-type="float">
            <text:p>1477010447300000</text:p>
          </table:table-cell>
          <table:table-cell table:style-name="ce16" office:value-type="float" office:value="6.97044" calcext:value-type="float">
            <text:p>6.97044</text:p>
          </table:table-cell>
          <table:table-cell table:style-name="ce23"/>
          <table:table-cell office:value-type="float" office:value="6.97044" calcext:value-type="float">
            <text:p>6.97044</text:p>
          </table:table-cell>
          <table:table-cell table:formula="of:=IF([.B89]&gt;[.$G$3];1;0)" office:value-type="float" office:value="1" calcext:value-type="float">
            <text:p>1</text:p>
          </table:table-cell>
          <table:table-cell table:formula="of:=[.C8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350000" calcext:value-type="float">
            <text:p>1477010447350000</text:p>
          </table:table-cell>
          <table:table-cell/>
          <table:table-cell table:number-columns-repeated="2" office:value-type="float" office:value="0.933258" calcext:value-type="float">
            <text:p>0.933258</text:p>
          </table:table-cell>
          <table:table-cell table:formula="of:=IF([.B90]&gt;[.$G$3];1;0)" office:value-type="float" office:value="0" calcext:value-type="float">
            <text:p>0</text:p>
          </table:table-cell>
          <table:table-cell table:formula="of:=[.C9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400000" calcext:value-type="float">
            <text:p>1477010447400000</text:p>
          </table:table-cell>
          <table:table-cell table:style-name="ce16" office:value-type="float" office:value="5.82398" calcext:value-type="float">
            <text:p>5.82398</text:p>
          </table:table-cell>
          <table:table-cell table:style-name="ce23"/>
          <table:table-cell office:value-type="float" office:value="5.82398" calcext:value-type="float">
            <text:p>5.82398</text:p>
          </table:table-cell>
          <table:table-cell table:formula="of:=IF([.B91]&gt;[.$G$3];1;0)" office:value-type="float" office:value="0" calcext:value-type="float">
            <text:p>0</text:p>
          </table:table-cell>
          <table:table-cell table:formula="of:=[.C9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450000" calcext:value-type="float">
            <text:p>1477010447450000</text:p>
          </table:table-cell>
          <table:table-cell/>
          <table:table-cell table:number-columns-repeated="2" office:value-type="float" office:value="0.976083" calcext:value-type="float">
            <text:p>0.976083</text:p>
          </table:table-cell>
          <table:table-cell table:formula="of:=IF([.B92]&gt;[.$G$3];1;0)" office:value-type="float" office:value="0" calcext:value-type="float">
            <text:p>0</text:p>
          </table:table-cell>
          <table:table-cell table:formula="of:=[.C9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500000" calcext:value-type="float">
            <text:p>1477010447500000</text:p>
          </table:table-cell>
          <table:table-cell table:style-name="ce16" office:value-type="float" office:value="2.91647" calcext:value-type="float">
            <text:p>2.91647</text:p>
          </table:table-cell>
          <table:table-cell table:style-name="ce23"/>
          <table:table-cell office:value-type="float" office:value="2.91647" calcext:value-type="float">
            <text:p>2.91647</text:p>
          </table:table-cell>
          <table:table-cell table:formula="of:=IF([.B93]&gt;[.$G$3];1;0)" office:value-type="float" office:value="0" calcext:value-type="float">
            <text:p>0</text:p>
          </table:table-cell>
          <table:table-cell table:formula="of:=[.C9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550000" calcext:value-type="float">
            <text:p>1477010447550000</text:p>
          </table:table-cell>
          <table:table-cell/>
          <table:table-cell table:number-columns-repeated="2" office:value-type="float" office:value="2.6428" calcext:value-type="float">
            <text:p>2.6428</text:p>
          </table:table-cell>
          <table:table-cell table:formula="of:=IF([.B94]&gt;[.$G$3];1;0)" office:value-type="float" office:value="0" calcext:value-type="float">
            <text:p>0</text:p>
          </table:table-cell>
          <table:table-cell table:formula="of:=[.C9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600000" calcext:value-type="float">
            <text:p>1477010447600000</text:p>
          </table:table-cell>
          <table:table-cell table:style-name="ce16" office:value-type="float" office:value="0.651123" calcext:value-type="float">
            <text:p>0.651123</text:p>
          </table:table-cell>
          <table:table-cell table:style-name="ce23"/>
          <table:table-cell office:value-type="float" office:value="0.651123" calcext:value-type="float">
            <text:p>0.651123</text:p>
          </table:table-cell>
          <table:table-cell table:formula="of:=IF([.B95]&gt;[.$G$3];1;0)" office:value-type="float" office:value="0" calcext:value-type="float">
            <text:p>0</text:p>
          </table:table-cell>
          <table:table-cell table:formula="of:=[.C9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650000" calcext:value-type="float">
            <text:p>1477010447650000</text:p>
          </table:table-cell>
          <table:table-cell/>
          <table:table-cell table:number-columns-repeated="2" office:value-type="float" office:value="6.57261" calcext:value-type="float">
            <text:p>6.57261</text:p>
          </table:table-cell>
          <table:table-cell table:formula="of:=IF([.B96]&gt;[.$G$3];1;0)" office:value-type="float" office:value="0" calcext:value-type="float">
            <text:p>0</text:p>
          </table:table-cell>
          <table:table-cell table:formula="of:=[.C9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700000" calcext:value-type="float">
            <text:p>1477010447700000</text:p>
          </table:table-cell>
          <table:table-cell table:style-name="ce16" office:value-type="float" office:value="0.077944" calcext:value-type="float">
            <text:p>0.077944</text:p>
          </table:table-cell>
          <table:table-cell table:style-name="ce23"/>
          <table:table-cell office:value-type="float" office:value="0.077944" calcext:value-type="float">
            <text:p>0.077944</text:p>
          </table:table-cell>
          <table:table-cell table:formula="of:=IF([.B97]&gt;[.$G$3];1;0)" office:value-type="float" office:value="0" calcext:value-type="float">
            <text:p>0</text:p>
          </table:table-cell>
          <table:table-cell table:formula="of:=[.C9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750000" calcext:value-type="float">
            <text:p>1477010447750000</text:p>
          </table:table-cell>
          <table:table-cell/>
          <table:table-cell table:number-columns-repeated="2" office:value-type="float" office:value="2.61083" calcext:value-type="float">
            <text:p>2.61083</text:p>
          </table:table-cell>
          <table:table-cell table:formula="of:=IF([.B98]&gt;[.$G$3];1;0)" office:value-type="float" office:value="0" calcext:value-type="float">
            <text:p>0</text:p>
          </table:table-cell>
          <table:table-cell table:formula="of:=[.C9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800000" calcext:value-type="float">
            <text:p>1477010447800000</text:p>
          </table:table-cell>
          <table:table-cell table:style-name="ce16" office:value-type="float" office:value="1.30161" calcext:value-type="float">
            <text:p>1.30161</text:p>
          </table:table-cell>
          <table:table-cell table:style-name="ce23"/>
          <table:table-cell office:value-type="float" office:value="1.30161" calcext:value-type="float">
            <text:p>1.30161</text:p>
          </table:table-cell>
          <table:table-cell table:formula="of:=IF([.B99]&gt;[.$G$3];1;0)" office:value-type="float" office:value="0" calcext:value-type="float">
            <text:p>0</text:p>
          </table:table-cell>
          <table:table-cell table:formula="of:=[.C9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850000" calcext:value-type="float">
            <text:p>1477010447850000</text:p>
          </table:table-cell>
          <table:table-cell/>
          <table:table-cell table:number-columns-repeated="2" office:value-type="float" office:value="4.6952" calcext:value-type="float">
            <text:p>4.6952</text:p>
          </table:table-cell>
          <table:table-cell table:formula="of:=IF([.B100]&gt;[.$G$3];1;0)" office:value-type="float" office:value="0" calcext:value-type="float">
            <text:p>0</text:p>
          </table:table-cell>
          <table:table-cell table:formula="of:=[.C10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900000" calcext:value-type="float">
            <text:p>1477010447900000</text:p>
          </table:table-cell>
          <table:table-cell table:style-name="ce16" office:value-type="float" office:value="0.198371" calcext:value-type="float">
            <text:p>0.198371</text:p>
          </table:table-cell>
          <table:table-cell table:style-name="ce23"/>
          <table:table-cell office:value-type="float" office:value="0.198371" calcext:value-type="float">
            <text:p>0.198371</text:p>
          </table:table-cell>
          <table:table-cell table:formula="of:=IF([.B101]&gt;[.$G$3];1;0)" office:value-type="float" office:value="0" calcext:value-type="float">
            <text:p>0</text:p>
          </table:table-cell>
          <table:table-cell table:formula="of:=[.C10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7950000" calcext:value-type="float">
            <text:p>1477010447950000</text:p>
          </table:table-cell>
          <table:table-cell/>
          <table:table-cell table:number-columns-repeated="2" office:value-type="float" office:value="9.37594" calcext:value-type="float">
            <text:p>9.37594</text:p>
          </table:table-cell>
          <table:table-cell table:formula="of:=IF([.B102]&gt;[.$G$3];1;0)" office:value-type="float" office:value="0" calcext:value-type="float">
            <text:p>0</text:p>
          </table:table-cell>
          <table:table-cell table:formula="of:=[.C102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48000000" calcext:value-type="float">
            <text:p>1477010448000000</text:p>
          </table:table-cell>
          <table:table-cell table:style-name="ce16" office:value-type="float" office:value="5.09863" calcext:value-type="float">
            <text:p>5.09863</text:p>
          </table:table-cell>
          <table:table-cell table:style-name="ce23"/>
          <table:table-cell office:value-type="float" office:value="5.09863" calcext:value-type="float">
            <text:p>5.09863</text:p>
          </table:table-cell>
          <table:table-cell table:formula="of:=IF([.B103]&gt;[.$G$3];1;0)" office:value-type="float" office:value="0" calcext:value-type="float">
            <text:p>0</text:p>
          </table:table-cell>
          <table:table-cell table:formula="of:=[.C10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050000" calcext:value-type="float">
            <text:p>1477010448050000</text:p>
          </table:table-cell>
          <table:table-cell/>
          <table:table-cell table:number-columns-repeated="2" office:value-type="float" office:value="4.5669" calcext:value-type="float">
            <text:p>4.5669</text:p>
          </table:table-cell>
          <table:table-cell table:formula="of:=IF([.B104]&gt;[.$G$3];1;0)" office:value-type="float" office:value="0" calcext:value-type="float">
            <text:p>0</text:p>
          </table:table-cell>
          <table:table-cell table:formula="of:=[.C10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100000" calcext:value-type="float">
            <text:p>1477010448100000</text:p>
          </table:table-cell>
          <table:table-cell table:style-name="ce16" office:value-type="float" office:value="0.569098" calcext:value-type="float">
            <text:p>0.569098</text:p>
          </table:table-cell>
          <table:table-cell table:style-name="ce23"/>
          <table:table-cell office:value-type="float" office:value="0.569098" calcext:value-type="float">
            <text:p>0.569098</text:p>
          </table:table-cell>
          <table:table-cell table:formula="of:=IF([.B105]&gt;[.$G$3];1;0)" office:value-type="float" office:value="0" calcext:value-type="float">
            <text:p>0</text:p>
          </table:table-cell>
          <table:table-cell table:formula="of:=[.C10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150000" calcext:value-type="float">
            <text:p>1477010448150000</text:p>
          </table:table-cell>
          <table:table-cell/>
          <table:table-cell table:number-columns-repeated="2" office:value-type="float" office:value="2.75367" calcext:value-type="float">
            <text:p>2.75367</text:p>
          </table:table-cell>
          <table:table-cell table:formula="of:=IF([.B106]&gt;[.$G$3];1;0)" office:value-type="float" office:value="0" calcext:value-type="float">
            <text:p>0</text:p>
          </table:table-cell>
          <table:table-cell table:formula="of:=[.C10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200000" calcext:value-type="float">
            <text:p>1477010448200000</text:p>
          </table:table-cell>
          <table:table-cell table:style-name="ce16" office:value-type="float" office:value="2.02387" calcext:value-type="float">
            <text:p>2.02387</text:p>
          </table:table-cell>
          <table:table-cell table:style-name="ce23"/>
          <table:table-cell office:value-type="float" office:value="2.02387" calcext:value-type="float">
            <text:p>2.02387</text:p>
          </table:table-cell>
          <table:table-cell table:formula="of:=IF([.B107]&gt;[.$G$3];1;0)" office:value-type="float" office:value="0" calcext:value-type="float">
            <text:p>0</text:p>
          </table:table-cell>
          <table:table-cell table:formula="of:=[.C10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250000" calcext:value-type="float">
            <text:p>1477010448250000</text:p>
          </table:table-cell>
          <table:table-cell/>
          <table:table-cell table:number-columns-repeated="2" office:value-type="float" office:value="2.20079" calcext:value-type="float">
            <text:p>2.20079</text:p>
          </table:table-cell>
          <table:table-cell table:formula="of:=IF([.B108]&gt;[.$G$3];1;0)" office:value-type="float" office:value="0" calcext:value-type="float">
            <text:p>0</text:p>
          </table:table-cell>
          <table:table-cell table:formula="of:=[.C10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300000" calcext:value-type="float">
            <text:p>1477010448300000</text:p>
          </table:table-cell>
          <table:table-cell table:style-name="ce16" office:value-type="float" office:value="1.44052" calcext:value-type="float">
            <text:p>1.44052</text:p>
          </table:table-cell>
          <table:table-cell table:style-name="ce23"/>
          <table:table-cell office:value-type="float" office:value="1.44052" calcext:value-type="float">
            <text:p>1.44052</text:p>
          </table:table-cell>
          <table:table-cell table:formula="of:=IF([.B109]&gt;[.$G$3];1;0)" office:value-type="float" office:value="0" calcext:value-type="float">
            <text:p>0</text:p>
          </table:table-cell>
          <table:table-cell table:formula="of:=[.C10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350000" calcext:value-type="float">
            <text:p>1477010448350000</text:p>
          </table:table-cell>
          <table:table-cell/>
          <table:table-cell table:number-columns-repeated="2" office:value-type="float" office:value="1.47232" calcext:value-type="float">
            <text:p>1.47232</text:p>
          </table:table-cell>
          <table:table-cell table:formula="of:=IF([.B110]&gt;[.$G$3];1;0)" office:value-type="float" office:value="0" calcext:value-type="float">
            <text:p>0</text:p>
          </table:table-cell>
          <table:table-cell table:formula="of:=[.C11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400000" calcext:value-type="float">
            <text:p>1477010448400000</text:p>
          </table:table-cell>
          <table:table-cell table:style-name="ce16" office:value-type="float" office:value="1.14651" calcext:value-type="float">
            <text:p>1.14651</text:p>
          </table:table-cell>
          <table:table-cell table:style-name="ce23"/>
          <table:table-cell office:value-type="float" office:value="1.14651" calcext:value-type="float">
            <text:p>1.14651</text:p>
          </table:table-cell>
          <table:table-cell table:formula="of:=IF([.B111]&gt;[.$G$3];1;0)" office:value-type="float" office:value="0" calcext:value-type="float">
            <text:p>0</text:p>
          </table:table-cell>
          <table:table-cell table:formula="of:=[.C11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450000" calcext:value-type="float">
            <text:p>1477010448450000</text:p>
          </table:table-cell>
          <table:table-cell/>
          <table:table-cell table:number-columns-repeated="2" office:value-type="float" office:value="0.846439" calcext:value-type="float">
            <text:p>0.846439</text:p>
          </table:table-cell>
          <table:table-cell table:formula="of:=IF([.B112]&gt;[.$G$3];1;0)" office:value-type="float" office:value="0" calcext:value-type="float">
            <text:p>0</text:p>
          </table:table-cell>
          <table:table-cell table:formula="of:=[.C11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500000" calcext:value-type="float">
            <text:p>1477010448500000</text:p>
          </table:table-cell>
          <table:table-cell table:style-name="ce16" office:value-type="float" office:value="0.188553" calcext:value-type="float">
            <text:p>0.188553</text:p>
          </table:table-cell>
          <table:table-cell table:style-name="ce23"/>
          <table:table-cell office:value-type="float" office:value="0.188553" calcext:value-type="float">
            <text:p>0.188553</text:p>
          </table:table-cell>
          <table:table-cell table:formula="of:=IF([.B113]&gt;[.$G$3];1;0)" office:value-type="float" office:value="0" calcext:value-type="float">
            <text:p>0</text:p>
          </table:table-cell>
          <table:table-cell table:formula="of:=[.C11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550000" calcext:value-type="float">
            <text:p>1477010448550000</text:p>
          </table:table-cell>
          <table:table-cell/>
          <table:table-cell table:number-columns-repeated="2" office:value-type="float" office:value="1.43346" calcext:value-type="float">
            <text:p>1.43346</text:p>
          </table:table-cell>
          <table:table-cell table:formula="of:=IF([.B114]&gt;[.$G$3];1;0)" office:value-type="float" office:value="0" calcext:value-type="float">
            <text:p>0</text:p>
          </table:table-cell>
          <table:table-cell table:formula="of:=[.C11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600000" calcext:value-type="float">
            <text:p>1477010448600000</text:p>
          </table:table-cell>
          <table:table-cell table:style-name="ce16" office:value-type="float" office:value="1.01094" calcext:value-type="float">
            <text:p>1.01094</text:p>
          </table:table-cell>
          <table:table-cell table:style-name="ce23"/>
          <table:table-cell office:value-type="float" office:value="1.01094" calcext:value-type="float">
            <text:p>1.01094</text:p>
          </table:table-cell>
          <table:table-cell table:formula="of:=IF([.B115]&gt;[.$G$3];1;0)" office:value-type="float" office:value="0" calcext:value-type="float">
            <text:p>0</text:p>
          </table:table-cell>
          <table:table-cell table:formula="of:=[.C11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650000" calcext:value-type="float">
            <text:p>1477010448650000</text:p>
          </table:table-cell>
          <table:table-cell/>
          <table:table-cell table:number-columns-repeated="2" office:value-type="float" office:value="3.49789" calcext:value-type="float">
            <text:p>3.49789</text:p>
          </table:table-cell>
          <table:table-cell table:formula="of:=IF([.B116]&gt;[.$G$3];1;0)" office:value-type="float" office:value="0" calcext:value-type="float">
            <text:p>0</text:p>
          </table:table-cell>
          <table:table-cell table:formula="of:=[.C11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700000" calcext:value-type="float">
            <text:p>1477010448700000</text:p>
          </table:table-cell>
          <table:table-cell table:style-name="ce16" office:value-type="float" office:value="2.33119" calcext:value-type="float">
            <text:p>2.33119</text:p>
          </table:table-cell>
          <table:table-cell table:style-name="ce23"/>
          <table:table-cell office:value-type="float" office:value="2.33119" calcext:value-type="float">
            <text:p>2.33119</text:p>
          </table:table-cell>
          <table:table-cell table:formula="of:=IF([.B117]&gt;[.$G$3];1;0)" office:value-type="float" office:value="0" calcext:value-type="float">
            <text:p>0</text:p>
          </table:table-cell>
          <table:table-cell table:formula="of:=[.C11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750000" calcext:value-type="float">
            <text:p>1477010448750000</text:p>
          </table:table-cell>
          <table:table-cell/>
          <table:table-cell table:number-columns-repeated="2" office:value-type="float" office:value="7.17258" calcext:value-type="float">
            <text:p>7.17258</text:p>
          </table:table-cell>
          <table:table-cell table:formula="of:=IF([.B118]&gt;[.$G$3];1;0)" office:value-type="float" office:value="0" calcext:value-type="float">
            <text:p>0</text:p>
          </table:table-cell>
          <table:table-cell table:formula="of:=[.C11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800000" calcext:value-type="float">
            <text:p>1477010448800000</text:p>
          </table:table-cell>
          <table:table-cell table:style-name="ce16" office:value-type="float" office:value="4.38022" calcext:value-type="float">
            <text:p>4.38022</text:p>
          </table:table-cell>
          <table:table-cell table:style-name="ce23"/>
          <table:table-cell office:value-type="float" office:value="4.38022" calcext:value-type="float">
            <text:p>4.38022</text:p>
          </table:table-cell>
          <table:table-cell table:formula="of:=IF([.B119]&gt;[.$G$3];1;0)" office:value-type="float" office:value="0" calcext:value-type="float">
            <text:p>0</text:p>
          </table:table-cell>
          <table:table-cell table:formula="of:=[.C11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850000" calcext:value-type="float">
            <text:p>1477010448850000</text:p>
          </table:table-cell>
          <table:table-cell/>
          <table:table-cell table:number-columns-repeated="2" office:value-type="float" office:value="1.74184" calcext:value-type="float">
            <text:p>1.74184</text:p>
          </table:table-cell>
          <table:table-cell table:formula="of:=IF([.B120]&gt;[.$G$3];1;0)" office:value-type="float" office:value="0" calcext:value-type="float">
            <text:p>0</text:p>
          </table:table-cell>
          <table:table-cell table:formula="of:=[.C12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900000" calcext:value-type="float">
            <text:p>1477010448900000</text:p>
          </table:table-cell>
          <table:table-cell table:style-name="ce16" office:value-type="float" office:value="0.102557" calcext:value-type="float">
            <text:p>0.102557</text:p>
          </table:table-cell>
          <table:table-cell table:style-name="ce23"/>
          <table:table-cell office:value-type="float" office:value="0.102557" calcext:value-type="float">
            <text:p>0.102557</text:p>
          </table:table-cell>
          <table:table-cell table:formula="of:=IF([.B121]&gt;[.$G$3];1;0)" office:value-type="float" office:value="0" calcext:value-type="float">
            <text:p>0</text:p>
          </table:table-cell>
          <table:table-cell table:formula="of:=[.C12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8950000" calcext:value-type="float">
            <text:p>1477010448950000</text:p>
          </table:table-cell>
          <table:table-cell/>
          <table:table-cell table:number-columns-repeated="2" office:value-type="float" office:value="2.16574" calcext:value-type="float">
            <text:p>2.16574</text:p>
          </table:table-cell>
          <table:table-cell table:formula="of:=IF([.B122]&gt;[.$G$3];1;0)" office:value-type="float" office:value="0" calcext:value-type="float">
            <text:p>0</text:p>
          </table:table-cell>
          <table:table-cell table:formula="of:=[.C12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000000" calcext:value-type="float">
            <text:p>1477010449000000</text:p>
          </table:table-cell>
          <table:table-cell table:style-name="ce16" office:value-type="float" office:value="1.31751" calcext:value-type="float">
            <text:p>1.31751</text:p>
          </table:table-cell>
          <table:table-cell table:style-name="ce23"/>
          <table:table-cell office:value-type="float" office:value="1.31751" calcext:value-type="float">
            <text:p>1.31751</text:p>
          </table:table-cell>
          <table:table-cell table:formula="of:=IF([.B123]&gt;[.$G$3];1;0)" office:value-type="float" office:value="0" calcext:value-type="float">
            <text:p>0</text:p>
          </table:table-cell>
          <table:table-cell table:formula="of:=[.C12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050000" calcext:value-type="float">
            <text:p>1477010449050000</text:p>
          </table:table-cell>
          <table:table-cell/>
          <table:table-cell table:number-columns-repeated="2" office:value-type="float" office:value="0.357202" calcext:value-type="float">
            <text:p>0.357202</text:p>
          </table:table-cell>
          <table:table-cell table:formula="of:=IF([.B124]&gt;[.$G$3];1;0)" office:value-type="float" office:value="0" calcext:value-type="float">
            <text:p>0</text:p>
          </table:table-cell>
          <table:table-cell table:formula="of:=[.C12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100000" calcext:value-type="float">
            <text:p>1477010449100000</text:p>
          </table:table-cell>
          <table:table-cell table:style-name="ce16" office:value-type="float" office:value="0.0390755" calcext:value-type="float">
            <text:p>0.0390755</text:p>
          </table:table-cell>
          <table:table-cell table:style-name="ce23"/>
          <table:table-cell office:value-type="float" office:value="0.0390755" calcext:value-type="float">
            <text:p>0.0390755</text:p>
          </table:table-cell>
          <table:table-cell table:formula="of:=IF([.B125]&gt;[.$G$3];1;0)" office:value-type="float" office:value="0" calcext:value-type="float">
            <text:p>0</text:p>
          </table:table-cell>
          <table:table-cell table:formula="of:=[.C12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150000" calcext:value-type="float">
            <text:p>1477010449150000</text:p>
          </table:table-cell>
          <table:table-cell/>
          <table:table-cell table:number-columns-repeated="2" office:value-type="float" office:value="5.73712" calcext:value-type="float">
            <text:p>5.73712</text:p>
          </table:table-cell>
          <table:table-cell table:formula="of:=IF([.B126]&gt;[.$G$3];1;0)" office:value-type="float" office:value="0" calcext:value-type="float">
            <text:p>0</text:p>
          </table:table-cell>
          <table:table-cell table:formula="of:=[.C12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200000" calcext:value-type="float">
            <text:p>1477010449200000</text:p>
          </table:table-cell>
          <table:table-cell table:style-name="ce16" office:value-type="float" office:value="1.29795" calcext:value-type="float">
            <text:p>1.29795</text:p>
          </table:table-cell>
          <table:table-cell table:style-name="ce23"/>
          <table:table-cell office:value-type="float" office:value="1.29795" calcext:value-type="float">
            <text:p>1.29795</text:p>
          </table:table-cell>
          <table:table-cell table:formula="of:=IF([.B127]&gt;[.$G$3];1;0)" office:value-type="float" office:value="0" calcext:value-type="float">
            <text:p>0</text:p>
          </table:table-cell>
          <table:table-cell table:formula="of:=[.C12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250000" calcext:value-type="float">
            <text:p>1477010449250000</text:p>
          </table:table-cell>
          <table:table-cell/>
          <table:table-cell table:number-columns-repeated="2" office:value-type="float" office:value="6.42426" calcext:value-type="float">
            <text:p>6.42426</text:p>
          </table:table-cell>
          <table:table-cell table:formula="of:=IF([.B128]&gt;[.$G$3];1;0)" office:value-type="float" office:value="0" calcext:value-type="float">
            <text:p>0</text:p>
          </table:table-cell>
          <table:table-cell table:formula="of:=[.C12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300000" calcext:value-type="float">
            <text:p>1477010449300000</text:p>
          </table:table-cell>
          <table:table-cell table:style-name="ce16" office:value-type="float" office:value="3.64939" calcext:value-type="float">
            <text:p>3.64939</text:p>
          </table:table-cell>
          <table:table-cell table:style-name="ce23"/>
          <table:table-cell office:value-type="float" office:value="3.64939" calcext:value-type="float">
            <text:p>3.64939</text:p>
          </table:table-cell>
          <table:table-cell table:formula="of:=IF([.B129]&gt;[.$G$3];1;0)" office:value-type="float" office:value="0" calcext:value-type="float">
            <text:p>0</text:p>
          </table:table-cell>
          <table:table-cell table:formula="of:=[.C12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350000" calcext:value-type="float">
            <text:p>1477010449350000</text:p>
          </table:table-cell>
          <table:table-cell/>
          <table:table-cell table:number-columns-repeated="2" office:value-type="float" office:value="1.64579" calcext:value-type="float">
            <text:p>1.64579</text:p>
          </table:table-cell>
          <table:table-cell table:formula="of:=IF([.B130]&gt;[.$G$3];1;0)" office:value-type="float" office:value="0" calcext:value-type="float">
            <text:p>0</text:p>
          </table:table-cell>
          <table:table-cell table:formula="of:=[.C13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400000" calcext:value-type="float">
            <text:p>1477010449400000</text:p>
          </table:table-cell>
          <table:table-cell table:style-name="ce16" office:value-type="float" office:value="0.900074" calcext:value-type="float">
            <text:p>0.900074</text:p>
          </table:table-cell>
          <table:table-cell table:style-name="ce23"/>
          <table:table-cell office:value-type="float" office:value="0.900074" calcext:value-type="float">
            <text:p>0.900074</text:p>
          </table:table-cell>
          <table:table-cell table:formula="of:=IF([.B131]&gt;[.$G$3];1;0)" office:value-type="float" office:value="0" calcext:value-type="float">
            <text:p>0</text:p>
          </table:table-cell>
          <table:table-cell table:formula="of:=[.C13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450000" calcext:value-type="float">
            <text:p>1477010449450000</text:p>
          </table:table-cell>
          <table:table-cell/>
          <table:table-cell table:number-columns-repeated="2" office:value-type="float" office:value="2.73215" calcext:value-type="float">
            <text:p>2.73215</text:p>
          </table:table-cell>
          <table:table-cell table:formula="of:=IF([.B132]&gt;[.$G$3];1;0)" office:value-type="float" office:value="0" calcext:value-type="float">
            <text:p>0</text:p>
          </table:table-cell>
          <table:table-cell table:formula="of:=[.C13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500000" calcext:value-type="float">
            <text:p>1477010449500000</text:p>
          </table:table-cell>
          <table:table-cell table:style-name="ce16" office:value-type="float" office:value="1.49701" calcext:value-type="float">
            <text:p>1.49701</text:p>
          </table:table-cell>
          <table:table-cell table:style-name="ce23"/>
          <table:table-cell office:value-type="float" office:value="1.49701" calcext:value-type="float">
            <text:p>1.49701</text:p>
          </table:table-cell>
          <table:table-cell table:formula="of:=IF([.B133]&gt;[.$G$3];1;0)" office:value-type="float" office:value="0" calcext:value-type="float">
            <text:p>0</text:p>
          </table:table-cell>
          <table:table-cell table:formula="of:=[.C13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550000" calcext:value-type="float">
            <text:p>1477010449550000</text:p>
          </table:table-cell>
          <table:table-cell/>
          <table:table-cell table:number-columns-repeated="2" office:value-type="float" office:value="6.509" calcext:value-type="float">
            <text:p>6.509</text:p>
          </table:table-cell>
          <table:table-cell table:formula="of:=IF([.B134]&gt;[.$G$3];1;0)" office:value-type="float" office:value="0" calcext:value-type="float">
            <text:p>0</text:p>
          </table:table-cell>
          <table:table-cell table:formula="of:=[.C13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600000" calcext:value-type="float">
            <text:p>1477010449600000</text:p>
          </table:table-cell>
          <table:table-cell table:style-name="ce16" office:value-type="float" office:value="0.242968" calcext:value-type="float">
            <text:p>0.242968</text:p>
          </table:table-cell>
          <table:table-cell table:style-name="ce23"/>
          <table:table-cell office:value-type="float" office:value="0.242968" calcext:value-type="float">
            <text:p>0.242968</text:p>
          </table:table-cell>
          <table:table-cell table:formula="of:=IF([.B135]&gt;[.$G$3];1;0)" office:value-type="float" office:value="0" calcext:value-type="float">
            <text:p>0</text:p>
          </table:table-cell>
          <table:table-cell table:formula="of:=[.C13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650000" calcext:value-type="float">
            <text:p>1477010449650000</text:p>
          </table:table-cell>
          <table:table-cell/>
          <table:table-cell table:number-columns-repeated="2" office:value-type="float" office:value="2.06129" calcext:value-type="float">
            <text:p>2.06129</text:p>
          </table:table-cell>
          <table:table-cell table:formula="of:=IF([.B136]&gt;[.$G$3];1;0)" office:value-type="float" office:value="0" calcext:value-type="float">
            <text:p>0</text:p>
          </table:table-cell>
          <table:table-cell table:formula="of:=[.C13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700000" calcext:value-type="float">
            <text:p>1477010449700000</text:p>
          </table:table-cell>
          <table:table-cell table:style-name="ce16" office:value-type="float" office:value="0.626169" calcext:value-type="float">
            <text:p>0.626169</text:p>
          </table:table-cell>
          <table:table-cell table:style-name="ce23"/>
          <table:table-cell office:value-type="float" office:value="0.626169" calcext:value-type="float">
            <text:p>0.626169</text:p>
          </table:table-cell>
          <table:table-cell table:formula="of:=IF([.B137]&gt;[.$G$3];1;0)" office:value-type="float" office:value="0" calcext:value-type="float">
            <text:p>0</text:p>
          </table:table-cell>
          <table:table-cell table:formula="of:=[.C13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750000" calcext:value-type="float">
            <text:p>1477010449750000</text:p>
          </table:table-cell>
          <table:table-cell/>
          <table:table-cell table:number-columns-repeated="2" office:value-type="float" office:value="2.83413" calcext:value-type="float">
            <text:p>2.83413</text:p>
          </table:table-cell>
          <table:table-cell table:formula="of:=IF([.B138]&gt;[.$G$3];1;0)" office:value-type="float" office:value="0" calcext:value-type="float">
            <text:p>0</text:p>
          </table:table-cell>
          <table:table-cell table:formula="of:=[.C13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800000" calcext:value-type="float">
            <text:p>1477010449800000</text:p>
          </table:table-cell>
          <table:table-cell table:style-name="ce16" office:value-type="float" office:value="2.89032" calcext:value-type="float">
            <text:p>2.89032</text:p>
          </table:table-cell>
          <table:table-cell table:style-name="ce23"/>
          <table:table-cell office:value-type="float" office:value="2.89032" calcext:value-type="float">
            <text:p>2.89032</text:p>
          </table:table-cell>
          <table:table-cell table:formula="of:=IF([.B139]&gt;[.$G$3];1;0)" office:value-type="float" office:value="0" calcext:value-type="float">
            <text:p>0</text:p>
          </table:table-cell>
          <table:table-cell table:formula="of:=[.C13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850000" calcext:value-type="float">
            <text:p>1477010449850000</text:p>
          </table:table-cell>
          <table:table-cell/>
          <table:table-cell table:number-columns-repeated="2" office:value-type="float" office:value="3.12342" calcext:value-type="float">
            <text:p>3.12342</text:p>
          </table:table-cell>
          <table:table-cell table:formula="of:=IF([.B140]&gt;[.$G$3];1;0)" office:value-type="float" office:value="0" calcext:value-type="float">
            <text:p>0</text:p>
          </table:table-cell>
          <table:table-cell table:formula="of:=[.C14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900000" calcext:value-type="float">
            <text:p>1477010449900000</text:p>
          </table:table-cell>
          <table:table-cell table:style-name="ce16" office:value-type="float" office:value="0.644897" calcext:value-type="float">
            <text:p>0.644897</text:p>
          </table:table-cell>
          <table:table-cell table:style-name="ce23"/>
          <table:table-cell office:value-type="float" office:value="0.644897" calcext:value-type="float">
            <text:p>0.644897</text:p>
          </table:table-cell>
          <table:table-cell table:formula="of:=IF([.B141]&gt;[.$G$3];1;0)" office:value-type="float" office:value="0" calcext:value-type="float">
            <text:p>0</text:p>
          </table:table-cell>
          <table:table-cell table:formula="of:=[.C14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49950000" calcext:value-type="float">
            <text:p>1477010449950000</text:p>
          </table:table-cell>
          <table:table-cell/>
          <table:table-cell table:number-columns-repeated="2" office:value-type="float" office:value="10.1263" calcext:value-type="float">
            <text:p>10.1263</text:p>
          </table:table-cell>
          <table:table-cell table:formula="of:=IF([.B142]&gt;[.$G$3];1;0)" office:value-type="float" office:value="0" calcext:value-type="float">
            <text:p>0</text:p>
          </table:table-cell>
          <table:table-cell table:formula="of:=[.C142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50000000" calcext:value-type="float">
            <text:p>1477010450000000</text:p>
          </table:table-cell>
          <table:table-cell table:style-name="ce16" office:value-type="float" office:value="0.718373" calcext:value-type="float">
            <text:p>0.718373</text:p>
          </table:table-cell>
          <table:table-cell table:style-name="ce23"/>
          <table:table-cell office:value-type="float" office:value="0.718373" calcext:value-type="float">
            <text:p>0.718373</text:p>
          </table:table-cell>
          <table:table-cell table:formula="of:=IF([.B143]&gt;[.$G$3];1;0)" office:value-type="float" office:value="0" calcext:value-type="float">
            <text:p>0</text:p>
          </table:table-cell>
          <table:table-cell table:formula="of:=[.C14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050000" calcext:value-type="float">
            <text:p>1477010450050000</text:p>
          </table:table-cell>
          <table:table-cell/>
          <table:table-cell table:number-columns-repeated="2" office:value-type="float" office:value="3.25729" calcext:value-type="float">
            <text:p>3.25729</text:p>
          </table:table-cell>
          <table:table-cell table:formula="of:=IF([.B144]&gt;[.$G$3];1;0)" office:value-type="float" office:value="0" calcext:value-type="float">
            <text:p>0</text:p>
          </table:table-cell>
          <table:table-cell table:formula="of:=[.C14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100000" calcext:value-type="float">
            <text:p>1477010450100000</text:p>
          </table:table-cell>
          <table:table-cell table:style-name="ce16" office:value-type="float" office:value="1.2733" calcext:value-type="float">
            <text:p>1.2733</text:p>
          </table:table-cell>
          <table:table-cell table:style-name="ce23"/>
          <table:table-cell office:value-type="float" office:value="1.2733" calcext:value-type="float">
            <text:p>1.2733</text:p>
          </table:table-cell>
          <table:table-cell table:formula="of:=IF([.B145]&gt;[.$G$3];1;0)" office:value-type="float" office:value="0" calcext:value-type="float">
            <text:p>0</text:p>
          </table:table-cell>
          <table:table-cell table:formula="of:=[.C14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150000" calcext:value-type="float">
            <text:p>1477010450150000</text:p>
          </table:table-cell>
          <table:table-cell/>
          <table:table-cell table:number-columns-repeated="2" office:value-type="float" office:value="5.58317" calcext:value-type="float">
            <text:p>5.58317</text:p>
          </table:table-cell>
          <table:table-cell table:formula="of:=IF([.B146]&gt;[.$G$3];1;0)" office:value-type="float" office:value="0" calcext:value-type="float">
            <text:p>0</text:p>
          </table:table-cell>
          <table:table-cell table:formula="of:=[.C14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200000" calcext:value-type="float">
            <text:p>1477010450200000</text:p>
          </table:table-cell>
          <table:table-cell table:style-name="ce16" office:value-type="float" office:value="1.69237" calcext:value-type="float">
            <text:p>1.69237</text:p>
          </table:table-cell>
          <table:table-cell table:style-name="ce23"/>
          <table:table-cell office:value-type="float" office:value="1.69237" calcext:value-type="float">
            <text:p>1.69237</text:p>
          </table:table-cell>
          <table:table-cell table:formula="of:=IF([.B147]&gt;[.$G$3];1;0)" office:value-type="float" office:value="0" calcext:value-type="float">
            <text:p>0</text:p>
          </table:table-cell>
          <table:table-cell table:formula="of:=[.C14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250000" calcext:value-type="float">
            <text:p>1477010450250000</text:p>
          </table:table-cell>
          <table:table-cell/>
          <table:table-cell table:number-columns-repeated="2" office:value-type="float" office:value="2.3419" calcext:value-type="float">
            <text:p>2.3419</text:p>
          </table:table-cell>
          <table:table-cell table:formula="of:=IF([.B148]&gt;[.$G$3];1;0)" office:value-type="float" office:value="0" calcext:value-type="float">
            <text:p>0</text:p>
          </table:table-cell>
          <table:table-cell table:formula="of:=[.C14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300000" calcext:value-type="float">
            <text:p>1477010450300000</text:p>
          </table:table-cell>
          <table:table-cell table:style-name="ce16" office:value-type="float" office:value="0.614442" calcext:value-type="float">
            <text:p>0.614442</text:p>
          </table:table-cell>
          <table:table-cell table:style-name="ce23"/>
          <table:table-cell office:value-type="float" office:value="0.614442" calcext:value-type="float">
            <text:p>0.614442</text:p>
          </table:table-cell>
          <table:table-cell table:formula="of:=IF([.B149]&gt;[.$G$3];1;0)" office:value-type="float" office:value="0" calcext:value-type="float">
            <text:p>0</text:p>
          </table:table-cell>
          <table:table-cell table:formula="of:=[.C14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350000" calcext:value-type="float">
            <text:p>1477010450350000</text:p>
          </table:table-cell>
          <table:table-cell/>
          <table:table-cell table:number-columns-repeated="2" office:value-type="float" office:value="1.35488" calcext:value-type="float">
            <text:p>1.35488</text:p>
          </table:table-cell>
          <table:table-cell table:formula="of:=IF([.B150]&gt;[.$G$3];1;0)" office:value-type="float" office:value="0" calcext:value-type="float">
            <text:p>0</text:p>
          </table:table-cell>
          <table:table-cell table:formula="of:=[.C15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400000" calcext:value-type="float">
            <text:p>1477010450400000</text:p>
          </table:table-cell>
          <table:table-cell table:style-name="ce16" office:value-type="float" office:value="0.854905" calcext:value-type="float">
            <text:p>0.854905</text:p>
          </table:table-cell>
          <table:table-cell table:style-name="ce23"/>
          <table:table-cell office:value-type="float" office:value="0.854905" calcext:value-type="float">
            <text:p>0.854905</text:p>
          </table:table-cell>
          <table:table-cell table:formula="of:=IF([.B151]&gt;[.$G$3];1;0)" office:value-type="float" office:value="0" calcext:value-type="float">
            <text:p>0</text:p>
          </table:table-cell>
          <table:table-cell table:formula="of:=[.C15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450000" calcext:value-type="float">
            <text:p>1477010450450000</text:p>
          </table:table-cell>
          <table:table-cell/>
          <table:table-cell table:number-columns-repeated="2" office:value-type="float" office:value="0.260431" calcext:value-type="float">
            <text:p>0.260431</text:p>
          </table:table-cell>
          <table:table-cell table:formula="of:=IF([.B152]&gt;[.$G$3];1;0)" office:value-type="float" office:value="0" calcext:value-type="float">
            <text:p>0</text:p>
          </table:table-cell>
          <table:table-cell table:formula="of:=[.C15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500000" calcext:value-type="float">
            <text:p>1477010450500000</text:p>
          </table:table-cell>
          <table:table-cell table:style-name="ce16" office:value-type="float" office:value="2.14896" calcext:value-type="float">
            <text:p>2.14896</text:p>
          </table:table-cell>
          <table:table-cell table:style-name="ce23"/>
          <table:table-cell office:value-type="float" office:value="2.14896" calcext:value-type="float">
            <text:p>2.14896</text:p>
          </table:table-cell>
          <table:table-cell table:formula="of:=IF([.B153]&gt;[.$G$3];1;0)" office:value-type="float" office:value="0" calcext:value-type="float">
            <text:p>0</text:p>
          </table:table-cell>
          <table:table-cell table:formula="of:=[.C15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550000" calcext:value-type="float">
            <text:p>1477010450550000</text:p>
          </table:table-cell>
          <table:table-cell/>
          <table:table-cell table:number-columns-repeated="2" office:value-type="float" office:value="1.65916" calcext:value-type="float">
            <text:p>1.65916</text:p>
          </table:table-cell>
          <table:table-cell table:formula="of:=IF([.B154]&gt;[.$G$3];1;0)" office:value-type="float" office:value="0" calcext:value-type="float">
            <text:p>0</text:p>
          </table:table-cell>
          <table:table-cell table:formula="of:=[.C15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600000" calcext:value-type="float">
            <text:p>1477010450600000</text:p>
          </table:table-cell>
          <table:table-cell table:style-name="ce16" office:value-type="float" office:value="0.235426" calcext:value-type="float">
            <text:p>0.235426</text:p>
          </table:table-cell>
          <table:table-cell table:style-name="ce23"/>
          <table:table-cell office:value-type="float" office:value="0.235426" calcext:value-type="float">
            <text:p>0.235426</text:p>
          </table:table-cell>
          <table:table-cell table:formula="of:=IF([.B155]&gt;[.$G$3];1;0)" office:value-type="float" office:value="0" calcext:value-type="float">
            <text:p>0</text:p>
          </table:table-cell>
          <table:table-cell table:formula="of:=[.C15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650000" calcext:value-type="float">
            <text:p>1477010450650000</text:p>
          </table:table-cell>
          <table:table-cell/>
          <table:table-cell table:number-columns-repeated="2" office:value-type="float" office:value="1.96207" calcext:value-type="float">
            <text:p>1.96207</text:p>
          </table:table-cell>
          <table:table-cell table:formula="of:=IF([.B156]&gt;[.$G$3];1;0)" office:value-type="float" office:value="0" calcext:value-type="float">
            <text:p>0</text:p>
          </table:table-cell>
          <table:table-cell table:formula="of:=[.C15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700000" calcext:value-type="float">
            <text:p>1477010450700000</text:p>
          </table:table-cell>
          <table:table-cell table:style-name="ce16" office:value-type="float" office:value="1.61485" calcext:value-type="float">
            <text:p>1.61485</text:p>
          </table:table-cell>
          <table:table-cell table:style-name="ce23"/>
          <table:table-cell office:value-type="float" office:value="1.61485" calcext:value-type="float">
            <text:p>1.61485</text:p>
          </table:table-cell>
          <table:table-cell table:formula="of:=IF([.B157]&gt;[.$G$3];1;0)" office:value-type="float" office:value="0" calcext:value-type="float">
            <text:p>0</text:p>
          </table:table-cell>
          <table:table-cell table:formula="of:=[.C15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750000" calcext:value-type="float">
            <text:p>1477010450750000</text:p>
          </table:table-cell>
          <table:table-cell/>
          <table:table-cell table:number-columns-repeated="2" office:value-type="float" office:value="2.72685" calcext:value-type="float">
            <text:p>2.72685</text:p>
          </table:table-cell>
          <table:table-cell table:formula="of:=IF([.B158]&gt;[.$G$3];1;0)" office:value-type="float" office:value="0" calcext:value-type="float">
            <text:p>0</text:p>
          </table:table-cell>
          <table:table-cell table:formula="of:=[.C15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800000" calcext:value-type="float">
            <text:p>1477010450800000</text:p>
          </table:table-cell>
          <table:table-cell table:style-name="ce16" office:value-type="float" office:value="0.337759" calcext:value-type="float">
            <text:p>0.337759</text:p>
          </table:table-cell>
          <table:table-cell table:style-name="ce23"/>
          <table:table-cell office:value-type="float" office:value="0.337759" calcext:value-type="float">
            <text:p>0.337759</text:p>
          </table:table-cell>
          <table:table-cell table:formula="of:=IF([.B159]&gt;[.$G$3];1;0)" office:value-type="float" office:value="0" calcext:value-type="float">
            <text:p>0</text:p>
          </table:table-cell>
          <table:table-cell table:formula="of:=[.C15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850000" calcext:value-type="float">
            <text:p>1477010450850000</text:p>
          </table:table-cell>
          <table:table-cell/>
          <table:table-cell table:number-columns-repeated="2" office:value-type="float" office:value="0.839062" calcext:value-type="float">
            <text:p>0.839062</text:p>
          </table:table-cell>
          <table:table-cell table:formula="of:=IF([.B160]&gt;[.$G$3];1;0)" office:value-type="float" office:value="0" calcext:value-type="float">
            <text:p>0</text:p>
          </table:table-cell>
          <table:table-cell table:formula="of:=[.C16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900000" calcext:value-type="float">
            <text:p>1477010450900000</text:p>
          </table:table-cell>
          <table:table-cell table:style-name="ce16" office:value-type="float" office:value="1.6694" calcext:value-type="float">
            <text:p>1.6694</text:p>
          </table:table-cell>
          <table:table-cell table:style-name="ce23"/>
          <table:table-cell office:value-type="float" office:value="1.6694" calcext:value-type="float">
            <text:p>1.6694</text:p>
          </table:table-cell>
          <table:table-cell table:formula="of:=IF([.B161]&gt;[.$G$3];1;0)" office:value-type="float" office:value="0" calcext:value-type="float">
            <text:p>0</text:p>
          </table:table-cell>
          <table:table-cell table:formula="of:=[.C16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0950000" calcext:value-type="float">
            <text:p>1477010450950000</text:p>
          </table:table-cell>
          <table:table-cell/>
          <table:table-cell table:number-columns-repeated="2" office:value-type="float" office:value="1.03888" calcext:value-type="float">
            <text:p>1.03888</text:p>
          </table:table-cell>
          <table:table-cell table:formula="of:=IF([.B162]&gt;[.$G$3];1;0)" office:value-type="float" office:value="0" calcext:value-type="float">
            <text:p>0</text:p>
          </table:table-cell>
          <table:table-cell table:formula="of:=[.C16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000000" calcext:value-type="float">
            <text:p>1477010451000000</text:p>
          </table:table-cell>
          <table:table-cell table:style-name="ce16" office:value-type="float" office:value="0.545793" calcext:value-type="float">
            <text:p>0.545793</text:p>
          </table:table-cell>
          <table:table-cell table:style-name="ce23"/>
          <table:table-cell office:value-type="float" office:value="0.545793" calcext:value-type="float">
            <text:p>0.545793</text:p>
          </table:table-cell>
          <table:table-cell table:formula="of:=IF([.B163]&gt;[.$G$3];1;0)" office:value-type="float" office:value="0" calcext:value-type="float">
            <text:p>0</text:p>
          </table:table-cell>
          <table:table-cell table:formula="of:=[.C16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050000" calcext:value-type="float">
            <text:p>1477010451050000</text:p>
          </table:table-cell>
          <table:table-cell/>
          <table:table-cell table:number-columns-repeated="2" office:value-type="float" office:value="4.09455" calcext:value-type="float">
            <text:p>4.09455</text:p>
          </table:table-cell>
          <table:table-cell table:formula="of:=IF([.B164]&gt;[.$G$3];1;0)" office:value-type="float" office:value="0" calcext:value-type="float">
            <text:p>0</text:p>
          </table:table-cell>
          <table:table-cell table:formula="of:=[.C16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100000" calcext:value-type="float">
            <text:p>1477010451100000</text:p>
          </table:table-cell>
          <table:table-cell table:style-name="ce16" office:value-type="float" office:value="0.413109" calcext:value-type="float">
            <text:p>0.413109</text:p>
          </table:table-cell>
          <table:table-cell table:style-name="ce23"/>
          <table:table-cell office:value-type="float" office:value="0.413109" calcext:value-type="float">
            <text:p>0.413109</text:p>
          </table:table-cell>
          <table:table-cell table:formula="of:=IF([.B165]&gt;[.$G$3];1;0)" office:value-type="float" office:value="0" calcext:value-type="float">
            <text:p>0</text:p>
          </table:table-cell>
          <table:table-cell table:formula="of:=[.C16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150000" calcext:value-type="float">
            <text:p>1477010451150000</text:p>
          </table:table-cell>
          <table:table-cell/>
          <table:table-cell table:number-columns-repeated="2" office:value-type="float" office:value="5.69797" calcext:value-type="float">
            <text:p>5.69797</text:p>
          </table:table-cell>
          <table:table-cell table:formula="of:=IF([.B166]&gt;[.$G$3];1;0)" office:value-type="float" office:value="0" calcext:value-type="float">
            <text:p>0</text:p>
          </table:table-cell>
          <table:table-cell table:formula="of:=[.C16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200000" calcext:value-type="float">
            <text:p>1477010451200000</text:p>
          </table:table-cell>
          <table:table-cell table:style-name="ce16" office:value-type="float" office:value="3.60781" calcext:value-type="float">
            <text:p>3.60781</text:p>
          </table:table-cell>
          <table:table-cell table:style-name="ce23"/>
          <table:table-cell office:value-type="float" office:value="3.60781" calcext:value-type="float">
            <text:p>3.60781</text:p>
          </table:table-cell>
          <table:table-cell table:formula="of:=IF([.B167]&gt;[.$G$3];1;0)" office:value-type="float" office:value="0" calcext:value-type="float">
            <text:p>0</text:p>
          </table:table-cell>
          <table:table-cell table:formula="of:=[.C16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250000" calcext:value-type="float">
            <text:p>1477010451250000</text:p>
          </table:table-cell>
          <table:table-cell/>
          <table:table-cell table:number-columns-repeated="2" office:value-type="float" office:value="0.985996" calcext:value-type="float">
            <text:p>0.985996</text:p>
          </table:table-cell>
          <table:table-cell table:formula="of:=IF([.B168]&gt;[.$G$3];1;0)" office:value-type="float" office:value="0" calcext:value-type="float">
            <text:p>0</text:p>
          </table:table-cell>
          <table:table-cell table:formula="of:=[.C16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300000" calcext:value-type="float">
            <text:p>1477010451300000</text:p>
          </table:table-cell>
          <table:table-cell table:style-name="ce16" office:value-type="float" office:value="1.53197" calcext:value-type="float">
            <text:p>1.53197</text:p>
          </table:table-cell>
          <table:table-cell table:style-name="ce23"/>
          <table:table-cell office:value-type="float" office:value="1.53197" calcext:value-type="float">
            <text:p>1.53197</text:p>
          </table:table-cell>
          <table:table-cell table:formula="of:=IF([.B169]&gt;[.$G$3];1;0)" office:value-type="float" office:value="0" calcext:value-type="float">
            <text:p>0</text:p>
          </table:table-cell>
          <table:table-cell table:formula="of:=[.C16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350000" calcext:value-type="float">
            <text:p>1477010451350000</text:p>
          </table:table-cell>
          <table:table-cell/>
          <table:table-cell table:number-columns-repeated="2" office:value-type="float" office:value="1.43669" calcext:value-type="float">
            <text:p>1.43669</text:p>
          </table:table-cell>
          <table:table-cell table:formula="of:=IF([.B170]&gt;[.$G$3];1;0)" office:value-type="float" office:value="0" calcext:value-type="float">
            <text:p>0</text:p>
          </table:table-cell>
          <table:table-cell table:formula="of:=[.C17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400000" calcext:value-type="float">
            <text:p>1477010451400000</text:p>
          </table:table-cell>
          <table:table-cell table:style-name="ce16" office:value-type="float" office:value="1.31314" calcext:value-type="float">
            <text:p>1.31314</text:p>
          </table:table-cell>
          <table:table-cell table:style-name="ce23"/>
          <table:table-cell office:value-type="float" office:value="1.31314" calcext:value-type="float">
            <text:p>1.31314</text:p>
          </table:table-cell>
          <table:table-cell table:formula="of:=IF([.B171]&gt;[.$G$3];1;0)" office:value-type="float" office:value="0" calcext:value-type="float">
            <text:p>0</text:p>
          </table:table-cell>
          <table:table-cell table:formula="of:=[.C17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450000" calcext:value-type="float">
            <text:p>1477010451450000</text:p>
          </table:table-cell>
          <table:table-cell/>
          <table:table-cell table:number-columns-repeated="2" office:value-type="float" office:value="1.6975" calcext:value-type="float">
            <text:p>1.6975</text:p>
          </table:table-cell>
          <table:table-cell table:formula="of:=IF([.B172]&gt;[.$G$3];1;0)" office:value-type="float" office:value="0" calcext:value-type="float">
            <text:p>0</text:p>
          </table:table-cell>
          <table:table-cell table:formula="of:=[.C17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500000" calcext:value-type="float">
            <text:p>1477010451500000</text:p>
          </table:table-cell>
          <table:table-cell table:style-name="ce16" office:value-type="float" office:value="1.74852" calcext:value-type="float">
            <text:p>1.74852</text:p>
          </table:table-cell>
          <table:table-cell table:style-name="ce23"/>
          <table:table-cell office:value-type="float" office:value="1.74852" calcext:value-type="float">
            <text:p>1.74852</text:p>
          </table:table-cell>
          <table:table-cell table:formula="of:=IF([.B173]&gt;[.$G$3];1;0)" office:value-type="float" office:value="0" calcext:value-type="float">
            <text:p>0</text:p>
          </table:table-cell>
          <table:table-cell table:formula="of:=[.C17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550000" calcext:value-type="float">
            <text:p>1477010451550000</text:p>
          </table:table-cell>
          <table:table-cell/>
          <table:table-cell table:number-columns-repeated="2" office:value-type="float" office:value="4.81413" calcext:value-type="float">
            <text:p>4.81413</text:p>
          </table:table-cell>
          <table:table-cell table:formula="of:=IF([.B174]&gt;[.$G$3];1;0)" office:value-type="float" office:value="0" calcext:value-type="float">
            <text:p>0</text:p>
          </table:table-cell>
          <table:table-cell table:formula="of:=[.C17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600000" calcext:value-type="float">
            <text:p>1477010451600000</text:p>
          </table:table-cell>
          <table:table-cell table:style-name="ce16" office:value-type="float" office:value="2.78629" calcext:value-type="float">
            <text:p>2.78629</text:p>
          </table:table-cell>
          <table:table-cell table:style-name="ce23"/>
          <table:table-cell office:value-type="float" office:value="2.78629" calcext:value-type="float">
            <text:p>2.78629</text:p>
          </table:table-cell>
          <table:table-cell table:formula="of:=IF([.B175]&gt;[.$G$3];1;0)" office:value-type="float" office:value="0" calcext:value-type="float">
            <text:p>0</text:p>
          </table:table-cell>
          <table:table-cell table:formula="of:=[.C17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650000" calcext:value-type="float">
            <text:p>1477010451650000</text:p>
          </table:table-cell>
          <table:table-cell/>
          <table:table-cell table:number-columns-repeated="2" office:value-type="float" office:value="0.230141" calcext:value-type="float">
            <text:p>0.230141</text:p>
          </table:table-cell>
          <table:table-cell table:formula="of:=IF([.B176]&gt;[.$G$3];1;0)" office:value-type="float" office:value="0" calcext:value-type="float">
            <text:p>0</text:p>
          </table:table-cell>
          <table:table-cell table:formula="of:=[.C17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700000" calcext:value-type="float">
            <text:p>1477010451700000</text:p>
          </table:table-cell>
          <table:table-cell table:style-name="ce16" office:value-type="float" office:value="0.147976" calcext:value-type="float">
            <text:p>0.147976</text:p>
          </table:table-cell>
          <table:table-cell table:style-name="ce23"/>
          <table:table-cell office:value-type="float" office:value="0.147976" calcext:value-type="float">
            <text:p>0.147976</text:p>
          </table:table-cell>
          <table:table-cell table:formula="of:=IF([.B177]&gt;[.$G$3];1;0)" office:value-type="float" office:value="0" calcext:value-type="float">
            <text:p>0</text:p>
          </table:table-cell>
          <table:table-cell table:formula="of:=[.C17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750000" calcext:value-type="float">
            <text:p>1477010451750000</text:p>
          </table:table-cell>
          <table:table-cell/>
          <table:table-cell table:number-columns-repeated="2" office:value-type="float" office:value="3.51033" calcext:value-type="float">
            <text:p>3.51033</text:p>
          </table:table-cell>
          <table:table-cell table:formula="of:=IF([.B178]&gt;[.$G$3];1;0)" office:value-type="float" office:value="0" calcext:value-type="float">
            <text:p>0</text:p>
          </table:table-cell>
          <table:table-cell table:formula="of:=[.C17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800000" calcext:value-type="float">
            <text:p>1477010451800000</text:p>
          </table:table-cell>
          <table:table-cell table:style-name="ce16" office:value-type="float" office:value="3.94444" calcext:value-type="float">
            <text:p>3.94444</text:p>
          </table:table-cell>
          <table:table-cell table:style-name="ce23"/>
          <table:table-cell office:value-type="float" office:value="3.94444" calcext:value-type="float">
            <text:p>3.94444</text:p>
          </table:table-cell>
          <table:table-cell table:formula="of:=IF([.B179]&gt;[.$G$3];1;0)" office:value-type="float" office:value="0" calcext:value-type="float">
            <text:p>0</text:p>
          </table:table-cell>
          <table:table-cell table:formula="of:=[.C17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850000" calcext:value-type="float">
            <text:p>1477010451850000</text:p>
          </table:table-cell>
          <table:table-cell/>
          <table:table-cell table:number-columns-repeated="2" office:value-type="float" office:value="0.248903" calcext:value-type="float">
            <text:p>0.248903</text:p>
          </table:table-cell>
          <table:table-cell table:formula="of:=IF([.B180]&gt;[.$G$3];1;0)" office:value-type="float" office:value="0" calcext:value-type="float">
            <text:p>0</text:p>
          </table:table-cell>
          <table:table-cell table:formula="of:=[.C18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900000" calcext:value-type="float">
            <text:p>1477010451900000</text:p>
          </table:table-cell>
          <table:table-cell table:style-name="ce16" office:value-type="float" office:value="1.19483" calcext:value-type="float">
            <text:p>1.19483</text:p>
          </table:table-cell>
          <table:table-cell table:style-name="ce23"/>
          <table:table-cell office:value-type="float" office:value="1.19483" calcext:value-type="float">
            <text:p>1.19483</text:p>
          </table:table-cell>
          <table:table-cell table:formula="of:=IF([.B181]&gt;[.$G$3];1;0)" office:value-type="float" office:value="0" calcext:value-type="float">
            <text:p>0</text:p>
          </table:table-cell>
          <table:table-cell table:formula="of:=[.C18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1950000" calcext:value-type="float">
            <text:p>1477010451950000</text:p>
          </table:table-cell>
          <table:table-cell/>
          <table:table-cell table:number-columns-repeated="2" office:value-type="float" office:value="0.351726" calcext:value-type="float">
            <text:p>0.351726</text:p>
          </table:table-cell>
          <table:table-cell table:formula="of:=IF([.B182]&gt;[.$G$3];1;0)" office:value-type="float" office:value="0" calcext:value-type="float">
            <text:p>0</text:p>
          </table:table-cell>
          <table:table-cell table:formula="of:=[.C18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000000" calcext:value-type="float">
            <text:p>1477010452000000</text:p>
          </table:table-cell>
          <table:table-cell table:style-name="ce16" office:value-type="float" office:value="0.682778" calcext:value-type="float">
            <text:p>0.682778</text:p>
          </table:table-cell>
          <table:table-cell table:style-name="ce23"/>
          <table:table-cell office:value-type="float" office:value="0.682778" calcext:value-type="float">
            <text:p>0.682778</text:p>
          </table:table-cell>
          <table:table-cell table:formula="of:=IF([.B183]&gt;[.$G$3];1;0)" office:value-type="float" office:value="0" calcext:value-type="float">
            <text:p>0</text:p>
          </table:table-cell>
          <table:table-cell table:formula="of:=[.C18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050000" calcext:value-type="float">
            <text:p>1477010452050000</text:p>
          </table:table-cell>
          <table:table-cell/>
          <table:table-cell table:number-columns-repeated="2" office:value-type="float" office:value="2.60713" calcext:value-type="float">
            <text:p>2.60713</text:p>
          </table:table-cell>
          <table:table-cell table:formula="of:=IF([.B184]&gt;[.$G$3];1;0)" office:value-type="float" office:value="0" calcext:value-type="float">
            <text:p>0</text:p>
          </table:table-cell>
          <table:table-cell table:formula="of:=[.C18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100000" calcext:value-type="float">
            <text:p>1477010452100000</text:p>
          </table:table-cell>
          <table:table-cell table:style-name="ce16" office:value-type="float" office:value="1.45514" calcext:value-type="float">
            <text:p>1.45514</text:p>
          </table:table-cell>
          <table:table-cell table:style-name="ce23"/>
          <table:table-cell office:value-type="float" office:value="1.45514" calcext:value-type="float">
            <text:p>1.45514</text:p>
          </table:table-cell>
          <table:table-cell table:formula="of:=IF([.B185]&gt;[.$G$3];1;0)" office:value-type="float" office:value="0" calcext:value-type="float">
            <text:p>0</text:p>
          </table:table-cell>
          <table:table-cell table:formula="of:=[.C18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150000" calcext:value-type="float">
            <text:p>1477010452150000</text:p>
          </table:table-cell>
          <table:table-cell/>
          <table:table-cell table:number-columns-repeated="2" office:value-type="float" office:value="2.33674" calcext:value-type="float">
            <text:p>2.33674</text:p>
          </table:table-cell>
          <table:table-cell table:formula="of:=IF([.B186]&gt;[.$G$3];1;0)" office:value-type="float" office:value="0" calcext:value-type="float">
            <text:p>0</text:p>
          </table:table-cell>
          <table:table-cell table:formula="of:=[.C18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200000" calcext:value-type="float">
            <text:p>1477010452200000</text:p>
          </table:table-cell>
          <table:table-cell table:style-name="ce16" office:value-type="float" office:value="0.665031" calcext:value-type="float">
            <text:p>0.665031</text:p>
          </table:table-cell>
          <table:table-cell table:style-name="ce23"/>
          <table:table-cell office:value-type="float" office:value="0.665031" calcext:value-type="float">
            <text:p>0.665031</text:p>
          </table:table-cell>
          <table:table-cell table:formula="of:=IF([.B187]&gt;[.$G$3];1;0)" office:value-type="float" office:value="0" calcext:value-type="float">
            <text:p>0</text:p>
          </table:table-cell>
          <table:table-cell table:formula="of:=[.C18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250000" calcext:value-type="float">
            <text:p>1477010452250000</text:p>
          </table:table-cell>
          <table:table-cell/>
          <table:table-cell table:number-columns-repeated="2" office:value-type="float" office:value="1.59311" calcext:value-type="float">
            <text:p>1.59311</text:p>
          </table:table-cell>
          <table:table-cell table:formula="of:=IF([.B188]&gt;[.$G$3];1;0)" office:value-type="float" office:value="0" calcext:value-type="float">
            <text:p>0</text:p>
          </table:table-cell>
          <table:table-cell table:formula="of:=[.C18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300000" calcext:value-type="float">
            <text:p>1477010452300000</text:p>
          </table:table-cell>
          <table:table-cell table:style-name="ce16" office:value-type="float" office:value="1.91548" calcext:value-type="float">
            <text:p>1.91548</text:p>
          </table:table-cell>
          <table:table-cell table:style-name="ce23"/>
          <table:table-cell office:value-type="float" office:value="1.91548" calcext:value-type="float">
            <text:p>1.91548</text:p>
          </table:table-cell>
          <table:table-cell table:formula="of:=IF([.B189]&gt;[.$G$3];1;0)" office:value-type="float" office:value="0" calcext:value-type="float">
            <text:p>0</text:p>
          </table:table-cell>
          <table:table-cell table:formula="of:=[.C18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350000" calcext:value-type="float">
            <text:p>1477010452350000</text:p>
          </table:table-cell>
          <table:table-cell/>
          <table:table-cell table:number-columns-repeated="2" office:value-type="float" office:value="4.40386" calcext:value-type="float">
            <text:p>4.40386</text:p>
          </table:table-cell>
          <table:table-cell table:formula="of:=IF([.B190]&gt;[.$G$3];1;0)" office:value-type="float" office:value="0" calcext:value-type="float">
            <text:p>0</text:p>
          </table:table-cell>
          <table:table-cell table:formula="of:=[.C19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400000" calcext:value-type="float">
            <text:p>1477010452400000</text:p>
          </table:table-cell>
          <table:table-cell table:style-name="ce16" office:value-type="float" office:value="0.47165" calcext:value-type="float">
            <text:p>0.47165</text:p>
          </table:table-cell>
          <table:table-cell table:style-name="ce23"/>
          <table:table-cell office:value-type="float" office:value="0.47165" calcext:value-type="float">
            <text:p>0.47165</text:p>
          </table:table-cell>
          <table:table-cell table:formula="of:=IF([.B191]&gt;[.$G$3];1;0)" office:value-type="float" office:value="0" calcext:value-type="float">
            <text:p>0</text:p>
          </table:table-cell>
          <table:table-cell table:formula="of:=[.C19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450000" calcext:value-type="float">
            <text:p>1477010452450000</text:p>
          </table:table-cell>
          <table:table-cell/>
          <table:table-cell table:number-columns-repeated="2" office:value-type="float" office:value="1.49756" calcext:value-type="float">
            <text:p>1.49756</text:p>
          </table:table-cell>
          <table:table-cell table:formula="of:=IF([.B192]&gt;[.$G$3];1;0)" office:value-type="float" office:value="0" calcext:value-type="float">
            <text:p>0</text:p>
          </table:table-cell>
          <table:table-cell table:formula="of:=[.C19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500000" calcext:value-type="float">
            <text:p>1477010452500000</text:p>
          </table:table-cell>
          <table:table-cell table:style-name="ce16" office:value-type="float" office:value="0.97533" calcext:value-type="float">
            <text:p>0.97533</text:p>
          </table:table-cell>
          <table:table-cell table:style-name="ce23"/>
          <table:table-cell office:value-type="float" office:value="0.97533" calcext:value-type="float">
            <text:p>0.97533</text:p>
          </table:table-cell>
          <table:table-cell table:formula="of:=IF([.B193]&gt;[.$G$3];1;0)" office:value-type="float" office:value="0" calcext:value-type="float">
            <text:p>0</text:p>
          </table:table-cell>
          <table:table-cell table:formula="of:=[.C19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550000" calcext:value-type="float">
            <text:p>1477010452550000</text:p>
          </table:table-cell>
          <table:table-cell/>
          <table:table-cell table:number-columns-repeated="2" office:value-type="float" office:value="1.3832" calcext:value-type="float">
            <text:p>1.3832</text:p>
          </table:table-cell>
          <table:table-cell table:formula="of:=IF([.B194]&gt;[.$G$3];1;0)" office:value-type="float" office:value="0" calcext:value-type="float">
            <text:p>0</text:p>
          </table:table-cell>
          <table:table-cell table:formula="of:=[.C19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600000" calcext:value-type="float">
            <text:p>1477010452600000</text:p>
          </table:table-cell>
          <table:table-cell table:style-name="ce16" office:value-type="float" office:value="2.19168" calcext:value-type="float">
            <text:p>2.19168</text:p>
          </table:table-cell>
          <table:table-cell table:style-name="ce23"/>
          <table:table-cell office:value-type="float" office:value="2.19168" calcext:value-type="float">
            <text:p>2.19168</text:p>
          </table:table-cell>
          <table:table-cell table:formula="of:=IF([.B195]&gt;[.$G$3];1;0)" office:value-type="float" office:value="0" calcext:value-type="float">
            <text:p>0</text:p>
          </table:table-cell>
          <table:table-cell table:formula="of:=[.C19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650000" calcext:value-type="float">
            <text:p>1477010452650000</text:p>
          </table:table-cell>
          <table:table-cell/>
          <table:table-cell table:number-columns-repeated="2" office:value-type="float" office:value="6.70146" calcext:value-type="float">
            <text:p>6.70146</text:p>
          </table:table-cell>
          <table:table-cell table:formula="of:=IF([.B196]&gt;[.$G$3];1;0)" office:value-type="float" office:value="0" calcext:value-type="float">
            <text:p>0</text:p>
          </table:table-cell>
          <table:table-cell table:formula="of:=[.C19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700000" calcext:value-type="float">
            <text:p>1477010452700000</text:p>
          </table:table-cell>
          <table:table-cell table:style-name="ce16" office:value-type="float" office:value="2.89099" calcext:value-type="float">
            <text:p>2.89099</text:p>
          </table:table-cell>
          <table:table-cell table:style-name="ce23"/>
          <table:table-cell office:value-type="float" office:value="2.89099" calcext:value-type="float">
            <text:p>2.89099</text:p>
          </table:table-cell>
          <table:table-cell table:formula="of:=IF([.B197]&gt;[.$G$3];1;0)" office:value-type="float" office:value="0" calcext:value-type="float">
            <text:p>0</text:p>
          </table:table-cell>
          <table:table-cell table:formula="of:=[.C19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750000" calcext:value-type="float">
            <text:p>1477010452750000</text:p>
          </table:table-cell>
          <table:table-cell/>
          <table:table-cell table:number-columns-repeated="2" office:value-type="float" office:value="3.41721" calcext:value-type="float">
            <text:p>3.41721</text:p>
          </table:table-cell>
          <table:table-cell table:formula="of:=IF([.B198]&gt;[.$G$3];1;0)" office:value-type="float" office:value="0" calcext:value-type="float">
            <text:p>0</text:p>
          </table:table-cell>
          <table:table-cell table:formula="of:=[.C19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800000" calcext:value-type="float">
            <text:p>1477010452800000</text:p>
          </table:table-cell>
          <table:table-cell table:style-name="ce16" office:value-type="float" office:value="1.27414" calcext:value-type="float">
            <text:p>1.27414</text:p>
          </table:table-cell>
          <table:table-cell table:style-name="ce23"/>
          <table:table-cell office:value-type="float" office:value="1.27414" calcext:value-type="float">
            <text:p>1.27414</text:p>
          </table:table-cell>
          <table:table-cell table:formula="of:=IF([.B199]&gt;[.$G$3];1;0)" office:value-type="float" office:value="0" calcext:value-type="float">
            <text:p>0</text:p>
          </table:table-cell>
          <table:table-cell table:formula="of:=[.C19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850000" calcext:value-type="float">
            <text:p>1477010452850000</text:p>
          </table:table-cell>
          <table:table-cell/>
          <table:table-cell table:number-columns-repeated="2" office:value-type="float" office:value="2.50073" calcext:value-type="float">
            <text:p>2.50073</text:p>
          </table:table-cell>
          <table:table-cell table:formula="of:=IF([.B200]&gt;[.$G$3];1;0)" office:value-type="float" office:value="0" calcext:value-type="float">
            <text:p>0</text:p>
          </table:table-cell>
          <table:table-cell table:formula="of:=[.C20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900000" calcext:value-type="float">
            <text:p>1477010452900000</text:p>
          </table:table-cell>
          <table:table-cell table:style-name="ce16" office:value-type="float" office:value="5.98828" calcext:value-type="float">
            <text:p>5.98828</text:p>
          </table:table-cell>
          <table:table-cell table:style-name="ce23"/>
          <table:table-cell office:value-type="float" office:value="5.98828" calcext:value-type="float">
            <text:p>5.98828</text:p>
          </table:table-cell>
          <table:table-cell table:formula="of:=IF([.B201]&gt;[.$G$3];1;0)" office:value-type="float" office:value="0" calcext:value-type="float">
            <text:p>0</text:p>
          </table:table-cell>
          <table:table-cell table:formula="of:=[.C20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2950000" calcext:value-type="float">
            <text:p>1477010452950000</text:p>
          </table:table-cell>
          <table:table-cell/>
          <table:table-cell table:number-columns-repeated="2" office:value-type="float" office:value="2.96002" calcext:value-type="float">
            <text:p>2.96002</text:p>
          </table:table-cell>
          <table:table-cell table:formula="of:=IF([.B202]&gt;[.$G$3];1;0)" office:value-type="float" office:value="0" calcext:value-type="float">
            <text:p>0</text:p>
          </table:table-cell>
          <table:table-cell table:formula="of:=[.C20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000000" calcext:value-type="float">
            <text:p>1477010453000000</text:p>
          </table:table-cell>
          <table:table-cell table:style-name="ce16" office:value-type="float" office:value="0.230297" calcext:value-type="float">
            <text:p>0.230297</text:p>
          </table:table-cell>
          <table:table-cell table:style-name="ce23"/>
          <table:table-cell office:value-type="float" office:value="0.230297" calcext:value-type="float">
            <text:p>0.230297</text:p>
          </table:table-cell>
          <table:table-cell table:formula="of:=IF([.B203]&gt;[.$G$3];1;0)" office:value-type="float" office:value="0" calcext:value-type="float">
            <text:p>0</text:p>
          </table:table-cell>
          <table:table-cell table:formula="of:=[.C20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050000" calcext:value-type="float">
            <text:p>1477010453050000</text:p>
          </table:table-cell>
          <table:table-cell/>
          <table:table-cell table:number-columns-repeated="2" office:value-type="float" office:value="2.25175" calcext:value-type="float">
            <text:p>2.25175</text:p>
          </table:table-cell>
          <table:table-cell table:formula="of:=IF([.B204]&gt;[.$G$3];1;0)" office:value-type="float" office:value="0" calcext:value-type="float">
            <text:p>0</text:p>
          </table:table-cell>
          <table:table-cell table:formula="of:=[.C20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100000" calcext:value-type="float">
            <text:p>1477010453100000</text:p>
          </table:table-cell>
          <table:table-cell table:style-name="ce16" office:value-type="float" office:value="0.51316" calcext:value-type="float">
            <text:p>0.51316</text:p>
          </table:table-cell>
          <table:table-cell table:style-name="ce23"/>
          <table:table-cell office:value-type="float" office:value="0.51316" calcext:value-type="float">
            <text:p>0.51316</text:p>
          </table:table-cell>
          <table:table-cell table:formula="of:=IF([.B205]&gt;[.$G$3];1;0)" office:value-type="float" office:value="0" calcext:value-type="float">
            <text:p>0</text:p>
          </table:table-cell>
          <table:table-cell table:formula="of:=[.C20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150000" calcext:value-type="float">
            <text:p>1477010453150000</text:p>
          </table:table-cell>
          <table:table-cell/>
          <table:table-cell table:number-columns-repeated="2" office:value-type="float" office:value="5.01695" calcext:value-type="float">
            <text:p>5.01695</text:p>
          </table:table-cell>
          <table:table-cell table:formula="of:=IF([.B206]&gt;[.$G$3];1;0)" office:value-type="float" office:value="0" calcext:value-type="float">
            <text:p>0</text:p>
          </table:table-cell>
          <table:table-cell table:formula="of:=[.C20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200000" calcext:value-type="float">
            <text:p>1477010453200000</text:p>
          </table:table-cell>
          <table:table-cell table:style-name="ce16" office:value-type="float" office:value="2.46331" calcext:value-type="float">
            <text:p>2.46331</text:p>
          </table:table-cell>
          <table:table-cell table:style-name="ce23"/>
          <table:table-cell office:value-type="float" office:value="2.46331" calcext:value-type="float">
            <text:p>2.46331</text:p>
          </table:table-cell>
          <table:table-cell table:formula="of:=IF([.B207]&gt;[.$G$3];1;0)" office:value-type="float" office:value="0" calcext:value-type="float">
            <text:p>0</text:p>
          </table:table-cell>
          <table:table-cell table:formula="of:=[.C20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250000" calcext:value-type="float">
            <text:p>1477010453250000</text:p>
          </table:table-cell>
          <table:table-cell/>
          <table:table-cell table:number-columns-repeated="2" office:value-type="float" office:value="0.801403" calcext:value-type="float">
            <text:p>0.801403</text:p>
          </table:table-cell>
          <table:table-cell table:formula="of:=IF([.B208]&gt;[.$G$3];1;0)" office:value-type="float" office:value="0" calcext:value-type="float">
            <text:p>0</text:p>
          </table:table-cell>
          <table:table-cell table:formula="of:=[.C20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300000" calcext:value-type="float">
            <text:p>1477010453300000</text:p>
          </table:table-cell>
          <table:table-cell table:style-name="ce16" office:value-type="float" office:value="1.57384" calcext:value-type="float">
            <text:p>1.57384</text:p>
          </table:table-cell>
          <table:table-cell table:style-name="ce23"/>
          <table:table-cell office:value-type="float" office:value="1.57384" calcext:value-type="float">
            <text:p>1.57384</text:p>
          </table:table-cell>
          <table:table-cell table:formula="of:=IF([.B209]&gt;[.$G$3];1;0)" office:value-type="float" office:value="0" calcext:value-type="float">
            <text:p>0</text:p>
          </table:table-cell>
          <table:table-cell table:formula="of:=[.C20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350000" calcext:value-type="float">
            <text:p>1477010453350000</text:p>
          </table:table-cell>
          <table:table-cell/>
          <table:table-cell table:number-columns-repeated="2" office:value-type="float" office:value="2.6211" calcext:value-type="float">
            <text:p>2.6211</text:p>
          </table:table-cell>
          <table:table-cell table:formula="of:=IF([.B210]&gt;[.$G$3];1;0)" office:value-type="float" office:value="0" calcext:value-type="float">
            <text:p>0</text:p>
          </table:table-cell>
          <table:table-cell table:formula="of:=[.C21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400000" calcext:value-type="float">
            <text:p>1477010453400000</text:p>
          </table:table-cell>
          <table:table-cell table:style-name="ce16" office:value-type="float" office:value="1.16676" calcext:value-type="float">
            <text:p>1.16676</text:p>
          </table:table-cell>
          <table:table-cell table:style-name="ce23"/>
          <table:table-cell office:value-type="float" office:value="1.16676" calcext:value-type="float">
            <text:p>1.16676</text:p>
          </table:table-cell>
          <table:table-cell table:formula="of:=IF([.B211]&gt;[.$G$3];1;0)" office:value-type="float" office:value="0" calcext:value-type="float">
            <text:p>0</text:p>
          </table:table-cell>
          <table:table-cell table:formula="of:=[.C21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450000" calcext:value-type="float">
            <text:p>1477010453450000</text:p>
          </table:table-cell>
          <table:table-cell/>
          <table:table-cell table:number-columns-repeated="2" office:value-type="float" office:value="0.874065" calcext:value-type="float">
            <text:p>0.874065</text:p>
          </table:table-cell>
          <table:table-cell table:formula="of:=IF([.B212]&gt;[.$G$3];1;0)" office:value-type="float" office:value="0" calcext:value-type="float">
            <text:p>0</text:p>
          </table:table-cell>
          <table:table-cell table:formula="of:=[.C21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500000" calcext:value-type="float">
            <text:p>1477010453500000</text:p>
          </table:table-cell>
          <table:table-cell table:style-name="ce16" office:value-type="float" office:value="3.23249" calcext:value-type="float">
            <text:p>3.23249</text:p>
          </table:table-cell>
          <table:table-cell table:style-name="ce23"/>
          <table:table-cell office:value-type="float" office:value="3.23249" calcext:value-type="float">
            <text:p>3.23249</text:p>
          </table:table-cell>
          <table:table-cell table:formula="of:=IF([.B213]&gt;[.$G$3];1;0)" office:value-type="float" office:value="0" calcext:value-type="float">
            <text:p>0</text:p>
          </table:table-cell>
          <table:table-cell table:formula="of:=[.C21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550000" calcext:value-type="float">
            <text:p>1477010453550000</text:p>
          </table:table-cell>
          <table:table-cell/>
          <table:table-cell table:number-columns-repeated="2" office:value-type="float" office:value="1.71989" calcext:value-type="float">
            <text:p>1.71989</text:p>
          </table:table-cell>
          <table:table-cell table:formula="of:=IF([.B214]&gt;[.$G$3];1;0)" office:value-type="float" office:value="0" calcext:value-type="float">
            <text:p>0</text:p>
          </table:table-cell>
          <table:table-cell table:formula="of:=[.C21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600000" calcext:value-type="float">
            <text:p>1477010453600000</text:p>
          </table:table-cell>
          <table:table-cell table:style-name="ce16" office:value-type="float" office:value="0.4079" calcext:value-type="float">
            <text:p>0.4079</text:p>
          </table:table-cell>
          <table:table-cell table:style-name="ce23"/>
          <table:table-cell office:value-type="float" office:value="0.4079" calcext:value-type="float">
            <text:p>0.4079</text:p>
          </table:table-cell>
          <table:table-cell table:formula="of:=IF([.B215]&gt;[.$G$3];1;0)" office:value-type="float" office:value="0" calcext:value-type="float">
            <text:p>0</text:p>
          </table:table-cell>
          <table:table-cell table:formula="of:=[.C21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650000" calcext:value-type="float">
            <text:p>1477010453650000</text:p>
          </table:table-cell>
          <table:table-cell/>
          <table:table-cell table:number-columns-repeated="2" office:value-type="float" office:value="2.18533" calcext:value-type="float">
            <text:p>2.18533</text:p>
          </table:table-cell>
          <table:table-cell table:formula="of:=IF([.B216]&gt;[.$G$3];1;0)" office:value-type="float" office:value="0" calcext:value-type="float">
            <text:p>0</text:p>
          </table:table-cell>
          <table:table-cell table:formula="of:=[.C21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700000" calcext:value-type="float">
            <text:p>1477010453700000</text:p>
          </table:table-cell>
          <table:table-cell table:style-name="ce16" office:value-type="float" office:value="1.37119" calcext:value-type="float">
            <text:p>1.37119</text:p>
          </table:table-cell>
          <table:table-cell table:style-name="ce23"/>
          <table:table-cell office:value-type="float" office:value="1.37119" calcext:value-type="float">
            <text:p>1.37119</text:p>
          </table:table-cell>
          <table:table-cell table:formula="of:=IF([.B217]&gt;[.$G$3];1;0)" office:value-type="float" office:value="0" calcext:value-type="float">
            <text:p>0</text:p>
          </table:table-cell>
          <table:table-cell table:formula="of:=[.C21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750000" calcext:value-type="float">
            <text:p>1477010453750000</text:p>
          </table:table-cell>
          <table:table-cell/>
          <table:table-cell table:number-columns-repeated="2" office:value-type="float" office:value="3.69904" calcext:value-type="float">
            <text:p>3.69904</text:p>
          </table:table-cell>
          <table:table-cell table:formula="of:=IF([.B218]&gt;[.$G$3];1;0)" office:value-type="float" office:value="0" calcext:value-type="float">
            <text:p>0</text:p>
          </table:table-cell>
          <table:table-cell table:formula="of:=[.C21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800000" calcext:value-type="float">
            <text:p>1477010453800000</text:p>
          </table:table-cell>
          <table:table-cell table:style-name="ce16" office:value-type="float" office:value="2.62036" calcext:value-type="float">
            <text:p>2.62036</text:p>
          </table:table-cell>
          <table:table-cell table:style-name="ce23"/>
          <table:table-cell office:value-type="float" office:value="2.62036" calcext:value-type="float">
            <text:p>2.62036</text:p>
          </table:table-cell>
          <table:table-cell table:formula="of:=IF([.B219]&gt;[.$G$3];1;0)" office:value-type="float" office:value="0" calcext:value-type="float">
            <text:p>0</text:p>
          </table:table-cell>
          <table:table-cell table:formula="of:=[.C21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850000" calcext:value-type="float">
            <text:p>1477010453850000</text:p>
          </table:table-cell>
          <table:table-cell/>
          <table:table-cell table:number-columns-repeated="2" office:value-type="float" office:value="0.955958" calcext:value-type="float">
            <text:p>0.955958</text:p>
          </table:table-cell>
          <table:table-cell table:formula="of:=IF([.B220]&gt;[.$G$3];1;0)" office:value-type="float" office:value="0" calcext:value-type="float">
            <text:p>0</text:p>
          </table:table-cell>
          <table:table-cell table:formula="of:=[.C22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900000" calcext:value-type="float">
            <text:p>1477010453900000</text:p>
          </table:table-cell>
          <table:table-cell table:style-name="ce16" office:value-type="float" office:value="2.65671" calcext:value-type="float">
            <text:p>2.65671</text:p>
          </table:table-cell>
          <table:table-cell table:style-name="ce23"/>
          <table:table-cell office:value-type="float" office:value="2.65671" calcext:value-type="float">
            <text:p>2.65671</text:p>
          </table:table-cell>
          <table:table-cell table:formula="of:=IF([.B221]&gt;[.$G$3];1;0)" office:value-type="float" office:value="0" calcext:value-type="float">
            <text:p>0</text:p>
          </table:table-cell>
          <table:table-cell table:formula="of:=[.C22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3950000" calcext:value-type="float">
            <text:p>1477010453950000</text:p>
          </table:table-cell>
          <table:table-cell/>
          <table:table-cell table:number-columns-repeated="2" office:value-type="float" office:value="1.08392" calcext:value-type="float">
            <text:p>1.08392</text:p>
          </table:table-cell>
          <table:table-cell table:formula="of:=IF([.B222]&gt;[.$G$3];1;0)" office:value-type="float" office:value="0" calcext:value-type="float">
            <text:p>0</text:p>
          </table:table-cell>
          <table:table-cell table:formula="of:=[.C22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000000" calcext:value-type="float">
            <text:p>1477010454000000</text:p>
          </table:table-cell>
          <table:table-cell table:style-name="ce16" office:value-type="float" office:value="2.1737" calcext:value-type="float">
            <text:p>2.1737</text:p>
          </table:table-cell>
          <table:table-cell table:style-name="ce23"/>
          <table:table-cell office:value-type="float" office:value="2.1737" calcext:value-type="float">
            <text:p>2.1737</text:p>
          </table:table-cell>
          <table:table-cell table:formula="of:=IF([.B223]&gt;[.$G$3];1;0)" office:value-type="float" office:value="0" calcext:value-type="float">
            <text:p>0</text:p>
          </table:table-cell>
          <table:table-cell table:formula="of:=[.C22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050000" calcext:value-type="float">
            <text:p>1477010454050000</text:p>
          </table:table-cell>
          <table:table-cell/>
          <table:table-cell table:number-columns-repeated="2" office:value-type="float" office:value="4.09672" calcext:value-type="float">
            <text:p>4.09672</text:p>
          </table:table-cell>
          <table:table-cell table:formula="of:=IF([.B224]&gt;[.$G$3];1;0)" office:value-type="float" office:value="0" calcext:value-type="float">
            <text:p>0</text:p>
          </table:table-cell>
          <table:table-cell table:formula="of:=[.C22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100000" calcext:value-type="float">
            <text:p>1477010454100000</text:p>
          </table:table-cell>
          <table:table-cell table:style-name="ce16" office:value-type="float" office:value="0.607284" calcext:value-type="float">
            <text:p>0.607284</text:p>
          </table:table-cell>
          <table:table-cell table:style-name="ce23"/>
          <table:table-cell office:value-type="float" office:value="0.607284" calcext:value-type="float">
            <text:p>0.607284</text:p>
          </table:table-cell>
          <table:table-cell table:formula="of:=IF([.B225]&gt;[.$G$3];1;0)" office:value-type="float" office:value="0" calcext:value-type="float">
            <text:p>0</text:p>
          </table:table-cell>
          <table:table-cell table:formula="of:=[.C22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150000" calcext:value-type="float">
            <text:p>1477010454150000</text:p>
          </table:table-cell>
          <table:table-cell/>
          <table:table-cell table:number-columns-repeated="2" office:value-type="float" office:value="3.62283" calcext:value-type="float">
            <text:p>3.62283</text:p>
          </table:table-cell>
          <table:table-cell table:formula="of:=IF([.B226]&gt;[.$G$3];1;0)" office:value-type="float" office:value="0" calcext:value-type="float">
            <text:p>0</text:p>
          </table:table-cell>
          <table:table-cell table:formula="of:=[.C22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200000" calcext:value-type="float">
            <text:p>1477010454200000</text:p>
          </table:table-cell>
          <table:table-cell table:style-name="ce16" office:value-type="float" office:value="0.405897" calcext:value-type="float">
            <text:p>0.405897</text:p>
          </table:table-cell>
          <table:table-cell table:style-name="ce23"/>
          <table:table-cell office:value-type="float" office:value="0.405897" calcext:value-type="float">
            <text:p>0.405897</text:p>
          </table:table-cell>
          <table:table-cell table:formula="of:=IF([.B227]&gt;[.$G$3];1;0)" office:value-type="float" office:value="0" calcext:value-type="float">
            <text:p>0</text:p>
          </table:table-cell>
          <table:table-cell table:formula="of:=[.C22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250000" calcext:value-type="float">
            <text:p>1477010454250000</text:p>
          </table:table-cell>
          <table:table-cell/>
          <table:table-cell table:number-columns-repeated="2" office:value-type="float" office:value="2.54673" calcext:value-type="float">
            <text:p>2.54673</text:p>
          </table:table-cell>
          <table:table-cell table:formula="of:=IF([.B228]&gt;[.$G$3];1;0)" office:value-type="float" office:value="0" calcext:value-type="float">
            <text:p>0</text:p>
          </table:table-cell>
          <table:table-cell table:formula="of:=[.C22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300000" calcext:value-type="float">
            <text:p>1477010454300000</text:p>
          </table:table-cell>
          <table:table-cell table:style-name="ce16" office:value-type="float" office:value="3.79644" calcext:value-type="float">
            <text:p>3.79644</text:p>
          </table:table-cell>
          <table:table-cell table:style-name="ce23"/>
          <table:table-cell office:value-type="float" office:value="3.79644" calcext:value-type="float">
            <text:p>3.79644</text:p>
          </table:table-cell>
          <table:table-cell table:formula="of:=IF([.B229]&gt;[.$G$3];1;0)" office:value-type="float" office:value="0" calcext:value-type="float">
            <text:p>0</text:p>
          </table:table-cell>
          <table:table-cell table:formula="of:=[.C22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350000" calcext:value-type="float">
            <text:p>1477010454350000</text:p>
          </table:table-cell>
          <table:table-cell/>
          <table:table-cell table:number-columns-repeated="2" office:value-type="float" office:value="2.06171" calcext:value-type="float">
            <text:p>2.06171</text:p>
          </table:table-cell>
          <table:table-cell table:formula="of:=IF([.B230]&gt;[.$G$3];1;0)" office:value-type="float" office:value="0" calcext:value-type="float">
            <text:p>0</text:p>
          </table:table-cell>
          <table:table-cell table:formula="of:=[.C23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400000" calcext:value-type="float">
            <text:p>1477010454400000</text:p>
          </table:table-cell>
          <table:table-cell table:style-name="ce16" office:value-type="float" office:value="1.50957" calcext:value-type="float">
            <text:p>1.50957</text:p>
          </table:table-cell>
          <table:table-cell table:style-name="ce23"/>
          <table:table-cell office:value-type="float" office:value="1.50957" calcext:value-type="float">
            <text:p>1.50957</text:p>
          </table:table-cell>
          <table:table-cell table:formula="of:=IF([.B231]&gt;[.$G$3];1;0)" office:value-type="float" office:value="0" calcext:value-type="float">
            <text:p>0</text:p>
          </table:table-cell>
          <table:table-cell table:formula="of:=[.C23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450000" calcext:value-type="float">
            <text:p>1477010454450000</text:p>
          </table:table-cell>
          <table:table-cell/>
          <table:table-cell table:number-columns-repeated="2" office:value-type="float" office:value="2.57695" calcext:value-type="float">
            <text:p>2.57695</text:p>
          </table:table-cell>
          <table:table-cell table:formula="of:=IF([.B232]&gt;[.$G$3];1;0)" office:value-type="float" office:value="0" calcext:value-type="float">
            <text:p>0</text:p>
          </table:table-cell>
          <table:table-cell table:formula="of:=[.C23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500000" calcext:value-type="float">
            <text:p>1477010454500000</text:p>
          </table:table-cell>
          <table:table-cell table:style-name="ce16" office:value-type="float" office:value="1.17126" calcext:value-type="float">
            <text:p>1.17126</text:p>
          </table:table-cell>
          <table:table-cell table:style-name="ce23"/>
          <table:table-cell office:value-type="float" office:value="1.17126" calcext:value-type="float">
            <text:p>1.17126</text:p>
          </table:table-cell>
          <table:table-cell table:formula="of:=IF([.B233]&gt;[.$G$3];1;0)" office:value-type="float" office:value="0" calcext:value-type="float">
            <text:p>0</text:p>
          </table:table-cell>
          <table:table-cell table:formula="of:=[.C23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550000" calcext:value-type="float">
            <text:p>1477010454550000</text:p>
          </table:table-cell>
          <table:table-cell/>
          <table:table-cell table:number-columns-repeated="2" office:value-type="float" office:value="2.28331" calcext:value-type="float">
            <text:p>2.28331</text:p>
          </table:table-cell>
          <table:table-cell table:formula="of:=IF([.B234]&gt;[.$G$3];1;0)" office:value-type="float" office:value="0" calcext:value-type="float">
            <text:p>0</text:p>
          </table:table-cell>
          <table:table-cell table:formula="of:=[.C23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600000" calcext:value-type="float">
            <text:p>1477010454600000</text:p>
          </table:table-cell>
          <table:table-cell table:style-name="ce16" office:value-type="float" office:value="1.40161" calcext:value-type="float">
            <text:p>1.40161</text:p>
          </table:table-cell>
          <table:table-cell table:style-name="ce23"/>
          <table:table-cell office:value-type="float" office:value="1.40161" calcext:value-type="float">
            <text:p>1.40161</text:p>
          </table:table-cell>
          <table:table-cell table:formula="of:=IF([.B235]&gt;[.$G$3];1;0)" office:value-type="float" office:value="0" calcext:value-type="float">
            <text:p>0</text:p>
          </table:table-cell>
          <table:table-cell table:formula="of:=[.C23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650000" calcext:value-type="float">
            <text:p>1477010454650000</text:p>
          </table:table-cell>
          <table:table-cell/>
          <table:table-cell table:number-columns-repeated="2" office:value-type="float" office:value="0.315317" calcext:value-type="float">
            <text:p>0.315317</text:p>
          </table:table-cell>
          <table:table-cell table:formula="of:=IF([.B236]&gt;[.$G$3];1;0)" office:value-type="float" office:value="0" calcext:value-type="float">
            <text:p>0</text:p>
          </table:table-cell>
          <table:table-cell table:formula="of:=[.C23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700000" calcext:value-type="float">
            <text:p>1477010454700000</text:p>
          </table:table-cell>
          <table:table-cell table:style-name="ce16" office:value-type="float" office:value="0.563434" calcext:value-type="float">
            <text:p>0.563434</text:p>
          </table:table-cell>
          <table:table-cell table:style-name="ce23"/>
          <table:table-cell office:value-type="float" office:value="0.563434" calcext:value-type="float">
            <text:p>0.563434</text:p>
          </table:table-cell>
          <table:table-cell table:formula="of:=IF([.B237]&gt;[.$G$3];1;0)" office:value-type="float" office:value="0" calcext:value-type="float">
            <text:p>0</text:p>
          </table:table-cell>
          <table:table-cell table:formula="of:=[.C23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750000" calcext:value-type="float">
            <text:p>1477010454750000</text:p>
          </table:table-cell>
          <table:table-cell/>
          <table:table-cell table:number-columns-repeated="2" office:value-type="float" office:value="2.67274" calcext:value-type="float">
            <text:p>2.67274</text:p>
          </table:table-cell>
          <table:table-cell table:formula="of:=IF([.B238]&gt;[.$G$3];1;0)" office:value-type="float" office:value="0" calcext:value-type="float">
            <text:p>0</text:p>
          </table:table-cell>
          <table:table-cell table:formula="of:=[.C23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800000" calcext:value-type="float">
            <text:p>1477010454800000</text:p>
          </table:table-cell>
          <table:table-cell table:style-name="ce16" office:value-type="float" office:value="4.8885" calcext:value-type="float">
            <text:p>4.8885</text:p>
          </table:table-cell>
          <table:table-cell table:style-name="ce23"/>
          <table:table-cell office:value-type="float" office:value="4.8885" calcext:value-type="float">
            <text:p>4.8885</text:p>
          </table:table-cell>
          <table:table-cell table:formula="of:=IF([.B239]&gt;[.$G$3];1;0)" office:value-type="float" office:value="0" calcext:value-type="float">
            <text:p>0</text:p>
          </table:table-cell>
          <table:table-cell table:formula="of:=[.C23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850000" calcext:value-type="float">
            <text:p>1477010454850000</text:p>
          </table:table-cell>
          <table:table-cell/>
          <table:table-cell table:number-columns-repeated="2" office:value-type="float" office:value="1.55006" calcext:value-type="float">
            <text:p>1.55006</text:p>
          </table:table-cell>
          <table:table-cell table:formula="of:=IF([.B240]&gt;[.$G$3];1;0)" office:value-type="float" office:value="0" calcext:value-type="float">
            <text:p>0</text:p>
          </table:table-cell>
          <table:table-cell table:formula="of:=[.C24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900000" calcext:value-type="float">
            <text:p>1477010454900000</text:p>
          </table:table-cell>
          <table:table-cell table:style-name="ce16" office:value-type="float" office:value="0.337184" calcext:value-type="float">
            <text:p>0.337184</text:p>
          </table:table-cell>
          <table:table-cell table:style-name="ce23"/>
          <table:table-cell office:value-type="float" office:value="0.337184" calcext:value-type="float">
            <text:p>0.337184</text:p>
          </table:table-cell>
          <table:table-cell table:formula="of:=IF([.B241]&gt;[.$G$3];1;0)" office:value-type="float" office:value="0" calcext:value-type="float">
            <text:p>0</text:p>
          </table:table-cell>
          <table:table-cell table:formula="of:=[.C24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4950000" calcext:value-type="float">
            <text:p>1477010454950000</text:p>
          </table:table-cell>
          <table:table-cell/>
          <table:table-cell table:number-columns-repeated="2" office:value-type="float" office:value="3.16169" calcext:value-type="float">
            <text:p>3.16169</text:p>
          </table:table-cell>
          <table:table-cell table:formula="of:=IF([.B242]&gt;[.$G$3];1;0)" office:value-type="float" office:value="0" calcext:value-type="float">
            <text:p>0</text:p>
          </table:table-cell>
          <table:table-cell table:formula="of:=[.C24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000000" calcext:value-type="float">
            <text:p>1477010455000000</text:p>
          </table:table-cell>
          <table:table-cell table:style-name="ce16" office:value-type="float" office:value="0.488857" calcext:value-type="float">
            <text:p>0.488857</text:p>
          </table:table-cell>
          <table:table-cell table:style-name="ce23"/>
          <table:table-cell office:value-type="float" office:value="0.488857" calcext:value-type="float">
            <text:p>0.488857</text:p>
          </table:table-cell>
          <table:table-cell table:formula="of:=IF([.B243]&gt;[.$G$3];1;0)" office:value-type="float" office:value="0" calcext:value-type="float">
            <text:p>0</text:p>
          </table:table-cell>
          <table:table-cell table:formula="of:=[.C24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050000" calcext:value-type="float">
            <text:p>1477010455050000</text:p>
          </table:table-cell>
          <table:table-cell/>
          <table:table-cell table:number-columns-repeated="2" office:value-type="float" office:value="5.11029" calcext:value-type="float">
            <text:p>5.11029</text:p>
          </table:table-cell>
          <table:table-cell table:formula="of:=IF([.B244]&gt;[.$G$3];1;0)" office:value-type="float" office:value="0" calcext:value-type="float">
            <text:p>0</text:p>
          </table:table-cell>
          <table:table-cell table:formula="of:=[.C24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100000" calcext:value-type="float">
            <text:p>1477010455100000</text:p>
          </table:table-cell>
          <table:table-cell table:style-name="ce16" office:value-type="float" office:value="0.783588" calcext:value-type="float">
            <text:p>0.783588</text:p>
          </table:table-cell>
          <table:table-cell table:style-name="ce23"/>
          <table:table-cell office:value-type="float" office:value="0.783588" calcext:value-type="float">
            <text:p>0.783588</text:p>
          </table:table-cell>
          <table:table-cell table:formula="of:=IF([.B245]&gt;[.$G$3];1;0)" office:value-type="float" office:value="0" calcext:value-type="float">
            <text:p>0</text:p>
          </table:table-cell>
          <table:table-cell table:formula="of:=[.C24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150000" calcext:value-type="float">
            <text:p>1477010455150000</text:p>
          </table:table-cell>
          <table:table-cell/>
          <table:table-cell table:number-columns-repeated="2" office:value-type="float" office:value="5.166" calcext:value-type="float">
            <text:p>5.166</text:p>
          </table:table-cell>
          <table:table-cell table:formula="of:=IF([.B246]&gt;[.$G$3];1;0)" office:value-type="float" office:value="0" calcext:value-type="float">
            <text:p>0</text:p>
          </table:table-cell>
          <table:table-cell table:formula="of:=[.C24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200000" calcext:value-type="float">
            <text:p>1477010455200000</text:p>
          </table:table-cell>
          <table:table-cell table:style-name="ce16" office:value-type="float" office:value="0.556777" calcext:value-type="float">
            <text:p>0.556777</text:p>
          </table:table-cell>
          <table:table-cell table:style-name="ce23"/>
          <table:table-cell office:value-type="float" office:value="0.556777" calcext:value-type="float">
            <text:p>0.556777</text:p>
          </table:table-cell>
          <table:table-cell table:formula="of:=IF([.B247]&gt;[.$G$3];1;0)" office:value-type="float" office:value="0" calcext:value-type="float">
            <text:p>0</text:p>
          </table:table-cell>
          <table:table-cell table:formula="of:=[.C24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250000" calcext:value-type="float">
            <text:p>1477010455250000</text:p>
          </table:table-cell>
          <table:table-cell/>
          <table:table-cell table:number-columns-repeated="2" office:value-type="float" office:value="1.81739" calcext:value-type="float">
            <text:p>1.81739</text:p>
          </table:table-cell>
          <table:table-cell table:formula="of:=IF([.B248]&gt;[.$G$3];1;0)" office:value-type="float" office:value="0" calcext:value-type="float">
            <text:p>0</text:p>
          </table:table-cell>
          <table:table-cell table:formula="of:=[.C24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300000" calcext:value-type="float">
            <text:p>1477010455300000</text:p>
          </table:table-cell>
          <table:table-cell table:style-name="ce16" office:value-type="float" office:value="2.33795" calcext:value-type="float">
            <text:p>2.33795</text:p>
          </table:table-cell>
          <table:table-cell table:style-name="ce23"/>
          <table:table-cell office:value-type="float" office:value="2.33795" calcext:value-type="float">
            <text:p>2.33795</text:p>
          </table:table-cell>
          <table:table-cell table:formula="of:=IF([.B249]&gt;[.$G$3];1;0)" office:value-type="float" office:value="0" calcext:value-type="float">
            <text:p>0</text:p>
          </table:table-cell>
          <table:table-cell table:formula="of:=[.C24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350000" calcext:value-type="float">
            <text:p>1477010455350000</text:p>
          </table:table-cell>
          <table:table-cell/>
          <table:table-cell table:number-columns-repeated="2" office:value-type="float" office:value="4.00331" calcext:value-type="float">
            <text:p>4.00331</text:p>
          </table:table-cell>
          <table:table-cell table:formula="of:=IF([.B250]&gt;[.$G$3];1;0)" office:value-type="float" office:value="0" calcext:value-type="float">
            <text:p>0</text:p>
          </table:table-cell>
          <table:table-cell table:formula="of:=[.C25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400000" calcext:value-type="float">
            <text:p>1477010455400000</text:p>
          </table:table-cell>
          <table:table-cell table:style-name="ce16" office:value-type="float" office:value="0.667762" calcext:value-type="float">
            <text:p>0.667762</text:p>
          </table:table-cell>
          <table:table-cell table:style-name="ce23"/>
          <table:table-cell office:value-type="float" office:value="0.667762" calcext:value-type="float">
            <text:p>0.667762</text:p>
          </table:table-cell>
          <table:table-cell table:formula="of:=IF([.B251]&gt;[.$G$3];1;0)" office:value-type="float" office:value="0" calcext:value-type="float">
            <text:p>0</text:p>
          </table:table-cell>
          <table:table-cell table:formula="of:=[.C25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450000" calcext:value-type="float">
            <text:p>1477010455450000</text:p>
          </table:table-cell>
          <table:table-cell/>
          <table:table-cell table:number-columns-repeated="2" office:value-type="float" office:value="3.03786" calcext:value-type="float">
            <text:p>3.03786</text:p>
          </table:table-cell>
          <table:table-cell table:formula="of:=IF([.B252]&gt;[.$G$3];1;0)" office:value-type="float" office:value="0" calcext:value-type="float">
            <text:p>0</text:p>
          </table:table-cell>
          <table:table-cell table:formula="of:=[.C25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500000" calcext:value-type="float">
            <text:p>1477010455500000</text:p>
          </table:table-cell>
          <table:table-cell table:style-name="ce16" office:value-type="float" office:value="1.74396" calcext:value-type="float">
            <text:p>1.74396</text:p>
          </table:table-cell>
          <table:table-cell table:style-name="ce23"/>
          <table:table-cell office:value-type="float" office:value="1.74396" calcext:value-type="float">
            <text:p>1.74396</text:p>
          </table:table-cell>
          <table:table-cell table:formula="of:=IF([.B253]&gt;[.$G$3];1;0)" office:value-type="float" office:value="0" calcext:value-type="float">
            <text:p>0</text:p>
          </table:table-cell>
          <table:table-cell table:formula="of:=[.C25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550000" calcext:value-type="float">
            <text:p>1477010455550000</text:p>
          </table:table-cell>
          <table:table-cell/>
          <table:table-cell table:number-columns-repeated="2" office:value-type="float" office:value="1.82803" calcext:value-type="float">
            <text:p>1.82803</text:p>
          </table:table-cell>
          <table:table-cell table:formula="of:=IF([.B254]&gt;[.$G$3];1;0)" office:value-type="float" office:value="0" calcext:value-type="float">
            <text:p>0</text:p>
          </table:table-cell>
          <table:table-cell table:formula="of:=[.C25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600000" calcext:value-type="float">
            <text:p>1477010455600000</text:p>
          </table:table-cell>
          <table:table-cell table:style-name="ce16" office:value-type="float" office:value="0.640852" calcext:value-type="float">
            <text:p>0.640852</text:p>
          </table:table-cell>
          <table:table-cell table:style-name="ce23"/>
          <table:table-cell office:value-type="float" office:value="0.640852" calcext:value-type="float">
            <text:p>0.640852</text:p>
          </table:table-cell>
          <table:table-cell table:formula="of:=IF([.B255]&gt;[.$G$3];1;0)" office:value-type="float" office:value="0" calcext:value-type="float">
            <text:p>0</text:p>
          </table:table-cell>
          <table:table-cell table:formula="of:=[.C25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650000" calcext:value-type="float">
            <text:p>1477010455650000</text:p>
          </table:table-cell>
          <table:table-cell/>
          <table:table-cell table:number-columns-repeated="2" office:value-type="float" office:value="0.51467" calcext:value-type="float">
            <text:p>0.51467</text:p>
          </table:table-cell>
          <table:table-cell table:formula="of:=IF([.B256]&gt;[.$G$3];1;0)" office:value-type="float" office:value="0" calcext:value-type="float">
            <text:p>0</text:p>
          </table:table-cell>
          <table:table-cell table:formula="of:=[.C25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700000" calcext:value-type="float">
            <text:p>1477010455700000</text:p>
          </table:table-cell>
          <table:table-cell table:style-name="ce16" office:value-type="float" office:value="2.34727" calcext:value-type="float">
            <text:p>2.34727</text:p>
          </table:table-cell>
          <table:table-cell table:style-name="ce23"/>
          <table:table-cell office:value-type="float" office:value="2.34727" calcext:value-type="float">
            <text:p>2.34727</text:p>
          </table:table-cell>
          <table:table-cell table:formula="of:=IF([.B257]&gt;[.$G$3];1;0)" office:value-type="float" office:value="0" calcext:value-type="float">
            <text:p>0</text:p>
          </table:table-cell>
          <table:table-cell table:formula="of:=[.C25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750000" calcext:value-type="float">
            <text:p>1477010455750000</text:p>
          </table:table-cell>
          <table:table-cell/>
          <table:table-cell table:number-columns-repeated="2" office:value-type="float" office:value="2.00538" calcext:value-type="float">
            <text:p>2.00538</text:p>
          </table:table-cell>
          <table:table-cell table:formula="of:=IF([.B258]&gt;[.$G$3];1;0)" office:value-type="float" office:value="0" calcext:value-type="float">
            <text:p>0</text:p>
          </table:table-cell>
          <table:table-cell table:formula="of:=[.C25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800000" calcext:value-type="float">
            <text:p>1477010455800000</text:p>
          </table:table-cell>
          <table:table-cell table:style-name="ce16" office:value-type="float" office:value="3.05023" calcext:value-type="float">
            <text:p>3.05023</text:p>
          </table:table-cell>
          <table:table-cell table:style-name="ce23"/>
          <table:table-cell office:value-type="float" office:value="3.05023" calcext:value-type="float">
            <text:p>3.05023</text:p>
          </table:table-cell>
          <table:table-cell table:formula="of:=IF([.B259]&gt;[.$G$3];1;0)" office:value-type="float" office:value="0" calcext:value-type="float">
            <text:p>0</text:p>
          </table:table-cell>
          <table:table-cell table:formula="of:=[.C25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850000" calcext:value-type="float">
            <text:p>1477010455850000</text:p>
          </table:table-cell>
          <table:table-cell/>
          <table:table-cell table:number-columns-repeated="2" office:value-type="float" office:value="1.28284" calcext:value-type="float">
            <text:p>1.28284</text:p>
          </table:table-cell>
          <table:table-cell table:formula="of:=IF([.B260]&gt;[.$G$3];1;0)" office:value-type="float" office:value="0" calcext:value-type="float">
            <text:p>0</text:p>
          </table:table-cell>
          <table:table-cell table:formula="of:=[.C26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900000" calcext:value-type="float">
            <text:p>1477010455900000</text:p>
          </table:table-cell>
          <table:table-cell table:style-name="ce16" office:value-type="float" office:value="0.457778" calcext:value-type="float">
            <text:p>0.457778</text:p>
          </table:table-cell>
          <table:table-cell table:style-name="ce23"/>
          <table:table-cell office:value-type="float" office:value="0.457778" calcext:value-type="float">
            <text:p>0.457778</text:p>
          </table:table-cell>
          <table:table-cell table:formula="of:=IF([.B261]&gt;[.$G$3];1;0)" office:value-type="float" office:value="0" calcext:value-type="float">
            <text:p>0</text:p>
          </table:table-cell>
          <table:table-cell table:formula="of:=[.C26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5950000" calcext:value-type="float">
            <text:p>1477010455950000</text:p>
          </table:table-cell>
          <table:table-cell/>
          <table:table-cell table:number-columns-repeated="2" office:value-type="float" office:value="3.6146" calcext:value-type="float">
            <text:p>3.6146</text:p>
          </table:table-cell>
          <table:table-cell table:formula="of:=IF([.B262]&gt;[.$G$3];1;0)" office:value-type="float" office:value="0" calcext:value-type="float">
            <text:p>0</text:p>
          </table:table-cell>
          <table:table-cell table:formula="of:=[.C26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000000" calcext:value-type="float">
            <text:p>1477010456000000</text:p>
          </table:table-cell>
          <table:table-cell table:style-name="ce16" office:value-type="float" office:value="0.0414427" calcext:value-type="float">
            <text:p>0.0414427</text:p>
          </table:table-cell>
          <table:table-cell table:style-name="ce23"/>
          <table:table-cell office:value-type="float" office:value="0.0414427" calcext:value-type="float">
            <text:p>0.0414427</text:p>
          </table:table-cell>
          <table:table-cell table:formula="of:=IF([.B263]&gt;[.$G$3];1;0)" office:value-type="float" office:value="0" calcext:value-type="float">
            <text:p>0</text:p>
          </table:table-cell>
          <table:table-cell table:formula="of:=[.C26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050000" calcext:value-type="float">
            <text:p>1477010456050000</text:p>
          </table:table-cell>
          <table:table-cell/>
          <table:table-cell table:number-columns-repeated="2" office:value-type="float" office:value="0.659017" calcext:value-type="float">
            <text:p>0.659017</text:p>
          </table:table-cell>
          <table:table-cell table:formula="of:=IF([.B264]&gt;[.$G$3];1;0)" office:value-type="float" office:value="0" calcext:value-type="float">
            <text:p>0</text:p>
          </table:table-cell>
          <table:table-cell table:formula="of:=[.C26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100000" calcext:value-type="float">
            <text:p>1477010456100000</text:p>
          </table:table-cell>
          <table:table-cell table:style-name="ce16" office:value-type="float" office:value="1.71792" calcext:value-type="float">
            <text:p>1.71792</text:p>
          </table:table-cell>
          <table:table-cell table:style-name="ce23"/>
          <table:table-cell office:value-type="float" office:value="1.71792" calcext:value-type="float">
            <text:p>1.71792</text:p>
          </table:table-cell>
          <table:table-cell table:formula="of:=IF([.B265]&gt;[.$G$3];1;0)" office:value-type="float" office:value="0" calcext:value-type="float">
            <text:p>0</text:p>
          </table:table-cell>
          <table:table-cell table:formula="of:=[.C26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150000" calcext:value-type="float">
            <text:p>1477010456150000</text:p>
          </table:table-cell>
          <table:table-cell/>
          <table:table-cell table:number-columns-repeated="2" office:value-type="float" office:value="0.364616" calcext:value-type="float">
            <text:p>0.364616</text:p>
          </table:table-cell>
          <table:table-cell table:formula="of:=IF([.B266]&gt;[.$G$3];1;0)" office:value-type="float" office:value="0" calcext:value-type="float">
            <text:p>0</text:p>
          </table:table-cell>
          <table:table-cell table:formula="of:=[.C26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200000" calcext:value-type="float">
            <text:p>1477010456200000</text:p>
          </table:table-cell>
          <table:table-cell table:style-name="ce16" office:value-type="float" office:value="0.973845" calcext:value-type="float">
            <text:p>0.973845</text:p>
          </table:table-cell>
          <table:table-cell table:style-name="ce23"/>
          <table:table-cell office:value-type="float" office:value="0.973845" calcext:value-type="float">
            <text:p>0.973845</text:p>
          </table:table-cell>
          <table:table-cell table:formula="of:=IF([.B267]&gt;[.$G$3];1;0)" office:value-type="float" office:value="0" calcext:value-type="float">
            <text:p>0</text:p>
          </table:table-cell>
          <table:table-cell table:formula="of:=[.C26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250000" calcext:value-type="float">
            <text:p>1477010456250000</text:p>
          </table:table-cell>
          <table:table-cell/>
          <table:table-cell table:number-columns-repeated="2" office:value-type="float" office:value="3.4289" calcext:value-type="float">
            <text:p>3.4289</text:p>
          </table:table-cell>
          <table:table-cell table:formula="of:=IF([.B268]&gt;[.$G$3];1;0)" office:value-type="float" office:value="0" calcext:value-type="float">
            <text:p>0</text:p>
          </table:table-cell>
          <table:table-cell table:formula="of:=[.C26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300000" calcext:value-type="float">
            <text:p>1477010456300000</text:p>
          </table:table-cell>
          <table:table-cell table:style-name="ce16" office:value-type="float" office:value="2.18556" calcext:value-type="float">
            <text:p>2.18556</text:p>
          </table:table-cell>
          <table:table-cell table:style-name="ce23"/>
          <table:table-cell office:value-type="float" office:value="2.18556" calcext:value-type="float">
            <text:p>2.18556</text:p>
          </table:table-cell>
          <table:table-cell table:formula="of:=IF([.B269]&gt;[.$G$3];1;0)" office:value-type="float" office:value="0" calcext:value-type="float">
            <text:p>0</text:p>
          </table:table-cell>
          <table:table-cell table:formula="of:=[.C26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350000" calcext:value-type="float">
            <text:p>1477010456350000</text:p>
          </table:table-cell>
          <table:table-cell/>
          <table:table-cell table:number-columns-repeated="2" office:value-type="float" office:value="0.455827" calcext:value-type="float">
            <text:p>0.455827</text:p>
          </table:table-cell>
          <table:table-cell table:formula="of:=IF([.B270]&gt;[.$G$3];1;0)" office:value-type="float" office:value="0" calcext:value-type="float">
            <text:p>0</text:p>
          </table:table-cell>
          <table:table-cell table:formula="of:=[.C27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400000" calcext:value-type="float">
            <text:p>1477010456400000</text:p>
          </table:table-cell>
          <table:table-cell table:style-name="ce16" office:value-type="float" office:value="4.63623" calcext:value-type="float">
            <text:p>4.63623</text:p>
          </table:table-cell>
          <table:table-cell table:style-name="ce23"/>
          <table:table-cell office:value-type="float" office:value="4.63623" calcext:value-type="float">
            <text:p>4.63623</text:p>
          </table:table-cell>
          <table:table-cell table:formula="of:=IF([.B271]&gt;[.$G$3];1;0)" office:value-type="float" office:value="0" calcext:value-type="float">
            <text:p>0</text:p>
          </table:table-cell>
          <table:table-cell table:formula="of:=[.C27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450000" calcext:value-type="float">
            <text:p>1477010456450000</text:p>
          </table:table-cell>
          <table:table-cell/>
          <table:table-cell table:number-columns-repeated="2" office:value-type="float" office:value="0.995172" calcext:value-type="float">
            <text:p>0.995172</text:p>
          </table:table-cell>
          <table:table-cell table:formula="of:=IF([.B272]&gt;[.$G$3];1;0)" office:value-type="float" office:value="0" calcext:value-type="float">
            <text:p>0</text:p>
          </table:table-cell>
          <table:table-cell table:formula="of:=[.C27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500000" calcext:value-type="float">
            <text:p>1477010456500000</text:p>
          </table:table-cell>
          <table:table-cell table:style-name="ce16" office:value-type="float" office:value="4.01199" calcext:value-type="float">
            <text:p>4.01199</text:p>
          </table:table-cell>
          <table:table-cell table:style-name="ce23"/>
          <table:table-cell office:value-type="float" office:value="4.01199" calcext:value-type="float">
            <text:p>4.01199</text:p>
          </table:table-cell>
          <table:table-cell table:formula="of:=IF([.B273]&gt;[.$G$3];1;0)" office:value-type="float" office:value="0" calcext:value-type="float">
            <text:p>0</text:p>
          </table:table-cell>
          <table:table-cell table:formula="of:=[.C27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550000" calcext:value-type="float">
            <text:p>1477010456550000</text:p>
          </table:table-cell>
          <table:table-cell/>
          <table:table-cell table:number-columns-repeated="2" office:value-type="float" office:value="5.64215" calcext:value-type="float">
            <text:p>5.64215</text:p>
          </table:table-cell>
          <table:table-cell table:formula="of:=IF([.B274]&gt;[.$G$3];1;0)" office:value-type="float" office:value="0" calcext:value-type="float">
            <text:p>0</text:p>
          </table:table-cell>
          <table:table-cell table:formula="of:=[.C27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600000" calcext:value-type="float">
            <text:p>1477010456600000</text:p>
          </table:table-cell>
          <table:table-cell table:style-name="ce16" office:value-type="float" office:value="1.52651" calcext:value-type="float">
            <text:p>1.52651</text:p>
          </table:table-cell>
          <table:table-cell table:style-name="ce23"/>
          <table:table-cell office:value-type="float" office:value="1.52651" calcext:value-type="float">
            <text:p>1.52651</text:p>
          </table:table-cell>
          <table:table-cell table:formula="of:=IF([.B275]&gt;[.$G$3];1;0)" office:value-type="float" office:value="0" calcext:value-type="float">
            <text:p>0</text:p>
          </table:table-cell>
          <table:table-cell table:formula="of:=[.C27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650000" calcext:value-type="float">
            <text:p>1477010456650000</text:p>
          </table:table-cell>
          <table:table-cell/>
          <table:table-cell table:number-columns-repeated="2" office:value-type="float" office:value="5.7721" calcext:value-type="float">
            <text:p>5.7721</text:p>
          </table:table-cell>
          <table:table-cell table:formula="of:=IF([.B276]&gt;[.$G$3];1;0)" office:value-type="float" office:value="0" calcext:value-type="float">
            <text:p>0</text:p>
          </table:table-cell>
          <table:table-cell table:formula="of:=[.C27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700000" calcext:value-type="float">
            <text:p>1477010456700000</text:p>
          </table:table-cell>
          <table:table-cell table:style-name="ce16" office:value-type="float" office:value="1.34025" calcext:value-type="float">
            <text:p>1.34025</text:p>
          </table:table-cell>
          <table:table-cell table:style-name="ce23"/>
          <table:table-cell office:value-type="float" office:value="1.34025" calcext:value-type="float">
            <text:p>1.34025</text:p>
          </table:table-cell>
          <table:table-cell table:formula="of:=IF([.B277]&gt;[.$G$3];1;0)" office:value-type="float" office:value="0" calcext:value-type="float">
            <text:p>0</text:p>
          </table:table-cell>
          <table:table-cell table:formula="of:=[.C27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750000" calcext:value-type="float">
            <text:p>1477010456750000</text:p>
          </table:table-cell>
          <table:table-cell/>
          <table:table-cell table:number-columns-repeated="2" office:value-type="float" office:value="6.28841" calcext:value-type="float">
            <text:p>6.28841</text:p>
          </table:table-cell>
          <table:table-cell table:formula="of:=IF([.B278]&gt;[.$G$3];1;0)" office:value-type="float" office:value="0" calcext:value-type="float">
            <text:p>0</text:p>
          </table:table-cell>
          <table:table-cell table:formula="of:=[.C27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800000" calcext:value-type="float">
            <text:p>1477010456800000</text:p>
          </table:table-cell>
          <table:table-cell table:style-name="ce16" office:value-type="float" office:value="7.47205" calcext:value-type="float">
            <text:p>7.47205</text:p>
          </table:table-cell>
          <table:table-cell table:style-name="ce23"/>
          <table:table-cell office:value-type="float" office:value="7.47205" calcext:value-type="float">
            <text:p>7.47205</text:p>
          </table:table-cell>
          <table:table-cell table:formula="of:=IF([.B279]&gt;[.$G$3];1;0)" office:value-type="float" office:value="1" calcext:value-type="float">
            <text:p>1</text:p>
          </table:table-cell>
          <table:table-cell table:formula="of:=[.C27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850000" calcext:value-type="float">
            <text:p>1477010456850000</text:p>
          </table:table-cell>
          <table:table-cell/>
          <table:table-cell table:number-columns-repeated="2" office:value-type="float" office:value="6.14395" calcext:value-type="float">
            <text:p>6.14395</text:p>
          </table:table-cell>
          <table:table-cell table:formula="of:=IF([.B280]&gt;[.$G$3];1;0)" office:value-type="float" office:value="0" calcext:value-type="float">
            <text:p>0</text:p>
          </table:table-cell>
          <table:table-cell table:formula="of:=[.C28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900000" calcext:value-type="float">
            <text:p>1477010456900000</text:p>
          </table:table-cell>
          <table:table-cell table:style-name="ce16" office:value-type="float" office:value="0.0542935" calcext:value-type="float">
            <text:p>0.0542935</text:p>
          </table:table-cell>
          <table:table-cell table:style-name="ce23"/>
          <table:table-cell office:value-type="float" office:value="0.0542935" calcext:value-type="float">
            <text:p>0.0542935</text:p>
          </table:table-cell>
          <table:table-cell table:formula="of:=IF([.B281]&gt;[.$G$3];1;0)" office:value-type="float" office:value="0" calcext:value-type="float">
            <text:p>0</text:p>
          </table:table-cell>
          <table:table-cell table:formula="of:=[.C28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6950000" calcext:value-type="float">
            <text:p>1477010456950000</text:p>
          </table:table-cell>
          <table:table-cell/>
          <table:table-cell table:number-columns-repeated="2" office:value-type="float" office:value="1.17618" calcext:value-type="float">
            <text:p>1.17618</text:p>
          </table:table-cell>
          <table:table-cell table:formula="of:=IF([.B282]&gt;[.$G$3];1;0)" office:value-type="float" office:value="0" calcext:value-type="float">
            <text:p>0</text:p>
          </table:table-cell>
          <table:table-cell table:formula="of:=[.C28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000000" calcext:value-type="float">
            <text:p>1477010457000000</text:p>
          </table:table-cell>
          <table:table-cell table:style-name="ce16" office:value-type="float" office:value="3.48672" calcext:value-type="float">
            <text:p>3.48672</text:p>
          </table:table-cell>
          <table:table-cell table:style-name="ce23"/>
          <table:table-cell office:value-type="float" office:value="3.48672" calcext:value-type="float">
            <text:p>3.48672</text:p>
          </table:table-cell>
          <table:table-cell table:formula="of:=IF([.B283]&gt;[.$G$3];1;0)" office:value-type="float" office:value="0" calcext:value-type="float">
            <text:p>0</text:p>
          </table:table-cell>
          <table:table-cell table:formula="of:=[.C28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050000" calcext:value-type="float">
            <text:p>1477010457050000</text:p>
          </table:table-cell>
          <table:table-cell/>
          <table:table-cell table:number-columns-repeated="2" office:value-type="float" office:value="2.28093" calcext:value-type="float">
            <text:p>2.28093</text:p>
          </table:table-cell>
          <table:table-cell table:formula="of:=IF([.B284]&gt;[.$G$3];1;0)" office:value-type="float" office:value="0" calcext:value-type="float">
            <text:p>0</text:p>
          </table:table-cell>
          <table:table-cell table:formula="of:=[.C28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100000" calcext:value-type="float">
            <text:p>1477010457100000</text:p>
          </table:table-cell>
          <table:table-cell table:style-name="ce16" office:value-type="float" office:value="0.101525" calcext:value-type="float">
            <text:p>0.101525</text:p>
          </table:table-cell>
          <table:table-cell table:style-name="ce23"/>
          <table:table-cell office:value-type="float" office:value="0.101525" calcext:value-type="float">
            <text:p>0.101525</text:p>
          </table:table-cell>
          <table:table-cell table:formula="of:=IF([.B285]&gt;[.$G$3];1;0)" office:value-type="float" office:value="0" calcext:value-type="float">
            <text:p>0</text:p>
          </table:table-cell>
          <table:table-cell table:formula="of:=[.C28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150000" calcext:value-type="float">
            <text:p>1477010457150000</text:p>
          </table:table-cell>
          <table:table-cell/>
          <table:table-cell table:number-columns-repeated="2" office:value-type="float" office:value="4.43212" calcext:value-type="float">
            <text:p>4.43212</text:p>
          </table:table-cell>
          <table:table-cell table:formula="of:=IF([.B286]&gt;[.$G$3];1;0)" office:value-type="float" office:value="0" calcext:value-type="float">
            <text:p>0</text:p>
          </table:table-cell>
          <table:table-cell table:formula="of:=[.C28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200000" calcext:value-type="float">
            <text:p>1477010457200000</text:p>
          </table:table-cell>
          <table:table-cell table:style-name="ce16" office:value-type="float" office:value="0.69613" calcext:value-type="float">
            <text:p>0.69613</text:p>
          </table:table-cell>
          <table:table-cell table:style-name="ce23"/>
          <table:table-cell office:value-type="float" office:value="0.69613" calcext:value-type="float">
            <text:p>0.69613</text:p>
          </table:table-cell>
          <table:table-cell table:formula="of:=IF([.B287]&gt;[.$G$3];1;0)" office:value-type="float" office:value="0" calcext:value-type="float">
            <text:p>0</text:p>
          </table:table-cell>
          <table:table-cell table:formula="of:=[.C28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250000" calcext:value-type="float">
            <text:p>1477010457250000</text:p>
          </table:table-cell>
          <table:table-cell/>
          <table:table-cell table:number-columns-repeated="2" office:value-type="float" office:value="1.26634" calcext:value-type="float">
            <text:p>1.26634</text:p>
          </table:table-cell>
          <table:table-cell table:formula="of:=IF([.B288]&gt;[.$G$3];1;0)" office:value-type="float" office:value="0" calcext:value-type="float">
            <text:p>0</text:p>
          </table:table-cell>
          <table:table-cell table:formula="of:=[.C28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300000" calcext:value-type="float">
            <text:p>1477010457300000</text:p>
          </table:table-cell>
          <table:table-cell table:style-name="ce16" office:value-type="float" office:value="2.90073" calcext:value-type="float">
            <text:p>2.90073</text:p>
          </table:table-cell>
          <table:table-cell table:style-name="ce23"/>
          <table:table-cell office:value-type="float" office:value="2.90073" calcext:value-type="float">
            <text:p>2.90073</text:p>
          </table:table-cell>
          <table:table-cell table:formula="of:=IF([.B289]&gt;[.$G$3];1;0)" office:value-type="float" office:value="0" calcext:value-type="float">
            <text:p>0</text:p>
          </table:table-cell>
          <table:table-cell table:formula="of:=[.C28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350000" calcext:value-type="float">
            <text:p>1477010457350000</text:p>
          </table:table-cell>
          <table:table-cell/>
          <table:table-cell table:number-columns-repeated="2" office:value-type="float" office:value="0.97279" calcext:value-type="float">
            <text:p>0.97279</text:p>
          </table:table-cell>
          <table:table-cell table:formula="of:=IF([.B290]&gt;[.$G$3];1;0)" office:value-type="float" office:value="0" calcext:value-type="float">
            <text:p>0</text:p>
          </table:table-cell>
          <table:table-cell table:formula="of:=[.C29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400000" calcext:value-type="float">
            <text:p>1477010457400000</text:p>
          </table:table-cell>
          <table:table-cell table:style-name="ce16" office:value-type="float" office:value="1.29536" calcext:value-type="float">
            <text:p>1.29536</text:p>
          </table:table-cell>
          <table:table-cell table:style-name="ce23"/>
          <table:table-cell office:value-type="float" office:value="1.29536" calcext:value-type="float">
            <text:p>1.29536</text:p>
          </table:table-cell>
          <table:table-cell table:formula="of:=IF([.B291]&gt;[.$G$3];1;0)" office:value-type="float" office:value="0" calcext:value-type="float">
            <text:p>0</text:p>
          </table:table-cell>
          <table:table-cell table:formula="of:=[.C29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450000" calcext:value-type="float">
            <text:p>1477010457450000</text:p>
          </table:table-cell>
          <table:table-cell/>
          <table:table-cell table:number-columns-repeated="2" office:value-type="float" office:value="4.844" calcext:value-type="float">
            <text:p>4.844</text:p>
          </table:table-cell>
          <table:table-cell table:formula="of:=IF([.B292]&gt;[.$G$3];1;0)" office:value-type="float" office:value="0" calcext:value-type="float">
            <text:p>0</text:p>
          </table:table-cell>
          <table:table-cell table:formula="of:=[.C29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500000" calcext:value-type="float">
            <text:p>1477010457500000</text:p>
          </table:table-cell>
          <table:table-cell table:style-name="ce16" office:value-type="float" office:value="3.90747" calcext:value-type="float">
            <text:p>3.90747</text:p>
          </table:table-cell>
          <table:table-cell table:style-name="ce23"/>
          <table:table-cell office:value-type="float" office:value="3.90747" calcext:value-type="float">
            <text:p>3.90747</text:p>
          </table:table-cell>
          <table:table-cell table:formula="of:=IF([.B293]&gt;[.$G$3];1;0)" office:value-type="float" office:value="0" calcext:value-type="float">
            <text:p>0</text:p>
          </table:table-cell>
          <table:table-cell table:formula="of:=[.C29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550000" calcext:value-type="float">
            <text:p>1477010457550000</text:p>
          </table:table-cell>
          <table:table-cell/>
          <table:table-cell table:number-columns-repeated="2" office:value-type="float" office:value="0.458747" calcext:value-type="float">
            <text:p>0.458747</text:p>
          </table:table-cell>
          <table:table-cell table:formula="of:=IF([.B294]&gt;[.$G$3];1;0)" office:value-type="float" office:value="0" calcext:value-type="float">
            <text:p>0</text:p>
          </table:table-cell>
          <table:table-cell table:formula="of:=[.C29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600000" calcext:value-type="float">
            <text:p>1477010457600000</text:p>
          </table:table-cell>
          <table:table-cell table:style-name="ce16" office:value-type="float" office:value="0.794706" calcext:value-type="float">
            <text:p>0.794706</text:p>
          </table:table-cell>
          <table:table-cell table:style-name="ce23"/>
          <table:table-cell office:value-type="float" office:value="0.794706" calcext:value-type="float">
            <text:p>0.794706</text:p>
          </table:table-cell>
          <table:table-cell table:formula="of:=IF([.B295]&gt;[.$G$3];1;0)" office:value-type="float" office:value="0" calcext:value-type="float">
            <text:p>0</text:p>
          </table:table-cell>
          <table:table-cell table:formula="of:=[.C29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650000" calcext:value-type="float">
            <text:p>1477010457650000</text:p>
          </table:table-cell>
          <table:table-cell/>
          <table:table-cell table:number-columns-repeated="2" office:value-type="float" office:value="0.565498" calcext:value-type="float">
            <text:p>0.565498</text:p>
          </table:table-cell>
          <table:table-cell table:formula="of:=IF([.B296]&gt;[.$G$3];1;0)" office:value-type="float" office:value="0" calcext:value-type="float">
            <text:p>0</text:p>
          </table:table-cell>
          <table:table-cell table:formula="of:=[.C29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700000" calcext:value-type="float">
            <text:p>1477010457700000</text:p>
          </table:table-cell>
          <table:table-cell table:style-name="ce16" office:value-type="float" office:value="1.75393" calcext:value-type="float">
            <text:p>1.75393</text:p>
          </table:table-cell>
          <table:table-cell table:style-name="ce23"/>
          <table:table-cell office:value-type="float" office:value="1.75393" calcext:value-type="float">
            <text:p>1.75393</text:p>
          </table:table-cell>
          <table:table-cell table:formula="of:=IF([.B297]&gt;[.$G$3];1;0)" office:value-type="float" office:value="0" calcext:value-type="float">
            <text:p>0</text:p>
          </table:table-cell>
          <table:table-cell table:formula="of:=[.C29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750000" calcext:value-type="float">
            <text:p>1477010457750000</text:p>
          </table:table-cell>
          <table:table-cell/>
          <table:table-cell table:number-columns-repeated="2" office:value-type="float" office:value="2.38991" calcext:value-type="float">
            <text:p>2.38991</text:p>
          </table:table-cell>
          <table:table-cell table:formula="of:=IF([.B298]&gt;[.$G$3];1;0)" office:value-type="float" office:value="0" calcext:value-type="float">
            <text:p>0</text:p>
          </table:table-cell>
          <table:table-cell table:formula="of:=[.C29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800000" calcext:value-type="float">
            <text:p>1477010457800000</text:p>
          </table:table-cell>
          <table:table-cell table:style-name="ce16" office:value-type="float" office:value="0.503419" calcext:value-type="float">
            <text:p>0.503419</text:p>
          </table:table-cell>
          <table:table-cell table:style-name="ce23"/>
          <table:table-cell office:value-type="float" office:value="0.503419" calcext:value-type="float">
            <text:p>0.503419</text:p>
          </table:table-cell>
          <table:table-cell table:formula="of:=IF([.B299]&gt;[.$G$3];1;0)" office:value-type="float" office:value="0" calcext:value-type="float">
            <text:p>0</text:p>
          </table:table-cell>
          <table:table-cell table:formula="of:=[.C29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850000" calcext:value-type="float">
            <text:p>1477010457850000</text:p>
          </table:table-cell>
          <table:table-cell/>
          <table:table-cell table:number-columns-repeated="2" office:value-type="float" office:value="3.53553" calcext:value-type="float">
            <text:p>3.53553</text:p>
          </table:table-cell>
          <table:table-cell table:formula="of:=IF([.B300]&gt;[.$G$3];1;0)" office:value-type="float" office:value="0" calcext:value-type="float">
            <text:p>0</text:p>
          </table:table-cell>
          <table:table-cell table:formula="of:=[.C30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900000" calcext:value-type="float">
            <text:p>1477010457900000</text:p>
          </table:table-cell>
          <table:table-cell table:style-name="ce16" office:value-type="float" office:value="1.65844" calcext:value-type="float">
            <text:p>1.65844</text:p>
          </table:table-cell>
          <table:table-cell table:style-name="ce23"/>
          <table:table-cell office:value-type="float" office:value="1.65844" calcext:value-type="float">
            <text:p>1.65844</text:p>
          </table:table-cell>
          <table:table-cell table:formula="of:=IF([.B301]&gt;[.$G$3];1;0)" office:value-type="float" office:value="0" calcext:value-type="float">
            <text:p>0</text:p>
          </table:table-cell>
          <table:table-cell table:formula="of:=[.C30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7950000" calcext:value-type="float">
            <text:p>1477010457950000</text:p>
          </table:table-cell>
          <table:table-cell/>
          <table:table-cell table:number-columns-repeated="2" office:value-type="float" office:value="0.276548" calcext:value-type="float">
            <text:p>0.276548</text:p>
          </table:table-cell>
          <table:table-cell table:formula="of:=IF([.B302]&gt;[.$G$3];1;0)" office:value-type="float" office:value="0" calcext:value-type="float">
            <text:p>0</text:p>
          </table:table-cell>
          <table:table-cell table:formula="of:=[.C30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000000" calcext:value-type="float">
            <text:p>1477010458000000</text:p>
          </table:table-cell>
          <table:table-cell table:style-name="ce16" office:value-type="float" office:value="0.15276" calcext:value-type="float">
            <text:p>0.15276</text:p>
          </table:table-cell>
          <table:table-cell table:style-name="ce23"/>
          <table:table-cell office:value-type="float" office:value="0.15276" calcext:value-type="float">
            <text:p>0.15276</text:p>
          </table:table-cell>
          <table:table-cell table:formula="of:=IF([.B303]&gt;[.$G$3];1;0)" office:value-type="float" office:value="0" calcext:value-type="float">
            <text:p>0</text:p>
          </table:table-cell>
          <table:table-cell table:formula="of:=[.C30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050000" calcext:value-type="float">
            <text:p>1477010458050000</text:p>
          </table:table-cell>
          <table:table-cell/>
          <table:table-cell table:number-columns-repeated="2" office:value-type="float" office:value="6.37115" calcext:value-type="float">
            <text:p>6.37115</text:p>
          </table:table-cell>
          <table:table-cell table:formula="of:=IF([.B304]&gt;[.$G$3];1;0)" office:value-type="float" office:value="0" calcext:value-type="float">
            <text:p>0</text:p>
          </table:table-cell>
          <table:table-cell table:formula="of:=[.C30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100000" calcext:value-type="float">
            <text:p>1477010458100000</text:p>
          </table:table-cell>
          <table:table-cell table:style-name="ce16" office:value-type="float" office:value="6.15588" calcext:value-type="float">
            <text:p>6.15588</text:p>
          </table:table-cell>
          <table:table-cell table:style-name="ce23"/>
          <table:table-cell office:value-type="float" office:value="6.15588" calcext:value-type="float">
            <text:p>6.15588</text:p>
          </table:table-cell>
          <table:table-cell table:formula="of:=IF([.B305]&gt;[.$G$3];1;0)" office:value-type="float" office:value="1" calcext:value-type="float">
            <text:p>1</text:p>
          </table:table-cell>
          <table:table-cell table:formula="of:=[.C30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150000" calcext:value-type="float">
            <text:p>1477010458150000</text:p>
          </table:table-cell>
          <table:table-cell/>
          <table:table-cell table:number-columns-repeated="2" office:value-type="float" office:value="0.843798" calcext:value-type="float">
            <text:p>0.843798</text:p>
          </table:table-cell>
          <table:table-cell table:formula="of:=IF([.B306]&gt;[.$G$3];1;0)" office:value-type="float" office:value="0" calcext:value-type="float">
            <text:p>0</text:p>
          </table:table-cell>
          <table:table-cell table:formula="of:=[.C30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200000" calcext:value-type="float">
            <text:p>1477010458200000</text:p>
          </table:table-cell>
          <table:table-cell table:style-name="ce16" office:value-type="float" office:value="0.245296" calcext:value-type="float">
            <text:p>0.245296</text:p>
          </table:table-cell>
          <table:table-cell table:style-name="ce23"/>
          <table:table-cell office:value-type="float" office:value="0.245296" calcext:value-type="float">
            <text:p>0.245296</text:p>
          </table:table-cell>
          <table:table-cell table:formula="of:=IF([.B307]&gt;[.$G$3];1;0)" office:value-type="float" office:value="0" calcext:value-type="float">
            <text:p>0</text:p>
          </table:table-cell>
          <table:table-cell table:formula="of:=[.C30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250000" calcext:value-type="float">
            <text:p>1477010458250000</text:p>
          </table:table-cell>
          <table:table-cell/>
          <table:table-cell table:number-columns-repeated="2" office:value-type="float" office:value="7.04258" calcext:value-type="float">
            <text:p>7.04258</text:p>
          </table:table-cell>
          <table:table-cell table:formula="of:=IF([.B308]&gt;[.$G$3];1;0)" office:value-type="float" office:value="0" calcext:value-type="float">
            <text:p>0</text:p>
          </table:table-cell>
          <table:table-cell table:formula="of:=[.C30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300000" calcext:value-type="float">
            <text:p>1477010458300000</text:p>
          </table:table-cell>
          <table:table-cell table:style-name="ce16" office:value-type="float" office:value="0.633533" calcext:value-type="float">
            <text:p>0.633533</text:p>
          </table:table-cell>
          <table:table-cell table:style-name="ce23"/>
          <table:table-cell office:value-type="float" office:value="0.633533" calcext:value-type="float">
            <text:p>0.633533</text:p>
          </table:table-cell>
          <table:table-cell table:formula="of:=IF([.B309]&gt;[.$G$3];1;0)" office:value-type="float" office:value="0" calcext:value-type="float">
            <text:p>0</text:p>
          </table:table-cell>
          <table:table-cell table:formula="of:=[.C30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350000" calcext:value-type="float">
            <text:p>1477010458350000</text:p>
          </table:table-cell>
          <table:table-cell/>
          <table:table-cell table:number-columns-repeated="2" office:value-type="float" office:value="1.14824" calcext:value-type="float">
            <text:p>1.14824</text:p>
          </table:table-cell>
          <table:table-cell table:formula="of:=IF([.B310]&gt;[.$G$3];1;0)" office:value-type="float" office:value="0" calcext:value-type="float">
            <text:p>0</text:p>
          </table:table-cell>
          <table:table-cell table:formula="of:=[.C31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400000" calcext:value-type="float">
            <text:p>1477010458400000</text:p>
          </table:table-cell>
          <table:table-cell table:style-name="ce16" office:value-type="float" office:value="3.10551" calcext:value-type="float">
            <text:p>3.10551</text:p>
          </table:table-cell>
          <table:table-cell table:style-name="ce23"/>
          <table:table-cell office:value-type="float" office:value="3.10551" calcext:value-type="float">
            <text:p>3.10551</text:p>
          </table:table-cell>
          <table:table-cell table:formula="of:=IF([.B311]&gt;[.$G$3];1;0)" office:value-type="float" office:value="0" calcext:value-type="float">
            <text:p>0</text:p>
          </table:table-cell>
          <table:table-cell table:formula="of:=[.C31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450000" calcext:value-type="float">
            <text:p>1477010458450000</text:p>
          </table:table-cell>
          <table:table-cell/>
          <table:table-cell table:number-columns-repeated="2" office:value-type="float" office:value="1.95586" calcext:value-type="float">
            <text:p>1.95586</text:p>
          </table:table-cell>
          <table:table-cell table:formula="of:=IF([.B312]&gt;[.$G$3];1;0)" office:value-type="float" office:value="0" calcext:value-type="float">
            <text:p>0</text:p>
          </table:table-cell>
          <table:table-cell table:formula="of:=[.C31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500000" calcext:value-type="float">
            <text:p>1477010458500000</text:p>
          </table:table-cell>
          <table:table-cell table:style-name="ce16" office:value-type="float" office:value="3.11984" calcext:value-type="float">
            <text:p>3.11984</text:p>
          </table:table-cell>
          <table:table-cell table:style-name="ce23"/>
          <table:table-cell office:value-type="float" office:value="3.11984" calcext:value-type="float">
            <text:p>3.11984</text:p>
          </table:table-cell>
          <table:table-cell table:formula="of:=IF([.B313]&gt;[.$G$3];1;0)" office:value-type="float" office:value="0" calcext:value-type="float">
            <text:p>0</text:p>
          </table:table-cell>
          <table:table-cell table:formula="of:=[.C31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550000" calcext:value-type="float">
            <text:p>1477010458550000</text:p>
          </table:table-cell>
          <table:table-cell/>
          <table:table-cell table:number-columns-repeated="2" office:value-type="float" office:value="1.31054" calcext:value-type="float">
            <text:p>1.31054</text:p>
          </table:table-cell>
          <table:table-cell table:formula="of:=IF([.B314]&gt;[.$G$3];1;0)" office:value-type="float" office:value="0" calcext:value-type="float">
            <text:p>0</text:p>
          </table:table-cell>
          <table:table-cell table:formula="of:=[.C31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600000" calcext:value-type="float">
            <text:p>1477010458600000</text:p>
          </table:table-cell>
          <table:table-cell table:style-name="ce16" office:value-type="float" office:value="3.65298" calcext:value-type="float">
            <text:p>3.65298</text:p>
          </table:table-cell>
          <table:table-cell table:style-name="ce23"/>
          <table:table-cell office:value-type="float" office:value="3.65298" calcext:value-type="float">
            <text:p>3.65298</text:p>
          </table:table-cell>
          <table:table-cell table:formula="of:=IF([.B315]&gt;[.$G$3];1;0)" office:value-type="float" office:value="0" calcext:value-type="float">
            <text:p>0</text:p>
          </table:table-cell>
          <table:table-cell table:formula="of:=[.C31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650000" calcext:value-type="float">
            <text:p>1477010458650000</text:p>
          </table:table-cell>
          <table:table-cell/>
          <table:table-cell table:number-columns-repeated="2" office:value-type="float" office:value="2.03519" calcext:value-type="float">
            <text:p>2.03519</text:p>
          </table:table-cell>
          <table:table-cell table:formula="of:=IF([.B316]&gt;[.$G$3];1;0)" office:value-type="float" office:value="0" calcext:value-type="float">
            <text:p>0</text:p>
          </table:table-cell>
          <table:table-cell table:formula="of:=[.C31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700000" calcext:value-type="float">
            <text:p>1477010458700000</text:p>
          </table:table-cell>
          <table:table-cell table:style-name="ce16" office:value-type="float" office:value="3.76643" calcext:value-type="float">
            <text:p>3.76643</text:p>
          </table:table-cell>
          <table:table-cell table:style-name="ce23"/>
          <table:table-cell office:value-type="float" office:value="3.76643" calcext:value-type="float">
            <text:p>3.76643</text:p>
          </table:table-cell>
          <table:table-cell table:formula="of:=IF([.B317]&gt;[.$G$3];1;0)" office:value-type="float" office:value="0" calcext:value-type="float">
            <text:p>0</text:p>
          </table:table-cell>
          <table:table-cell table:formula="of:=[.C31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750000" calcext:value-type="float">
            <text:p>1477010458750000</text:p>
          </table:table-cell>
          <table:table-cell/>
          <table:table-cell table:number-columns-repeated="2" office:value-type="float" office:value="2.64428" calcext:value-type="float">
            <text:p>2.64428</text:p>
          </table:table-cell>
          <table:table-cell table:formula="of:=IF([.B318]&gt;[.$G$3];1;0)" office:value-type="float" office:value="0" calcext:value-type="float">
            <text:p>0</text:p>
          </table:table-cell>
          <table:table-cell table:formula="of:=[.C31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800000" calcext:value-type="float">
            <text:p>1477010458800000</text:p>
          </table:table-cell>
          <table:table-cell table:style-name="ce16" office:value-type="float" office:value="0.956593" calcext:value-type="float">
            <text:p>0.956593</text:p>
          </table:table-cell>
          <table:table-cell table:style-name="ce23"/>
          <table:table-cell office:value-type="float" office:value="0.956593" calcext:value-type="float">
            <text:p>0.956593</text:p>
          </table:table-cell>
          <table:table-cell table:formula="of:=IF([.B319]&gt;[.$G$3];1;0)" office:value-type="float" office:value="0" calcext:value-type="float">
            <text:p>0</text:p>
          </table:table-cell>
          <table:table-cell table:formula="of:=[.C31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850000" calcext:value-type="float">
            <text:p>1477010458850000</text:p>
          </table:table-cell>
          <table:table-cell/>
          <table:table-cell table:number-columns-repeated="2" office:value-type="float" office:value="2.10938" calcext:value-type="float">
            <text:p>2.10938</text:p>
          </table:table-cell>
          <table:table-cell table:formula="of:=IF([.B320]&gt;[.$G$3];1;0)" office:value-type="float" office:value="0" calcext:value-type="float">
            <text:p>0</text:p>
          </table:table-cell>
          <table:table-cell table:formula="of:=[.C32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900000" calcext:value-type="float">
            <text:p>1477010458900000</text:p>
          </table:table-cell>
          <table:table-cell table:style-name="ce16" office:value-type="float" office:value="2.39001" calcext:value-type="float">
            <text:p>2.39001</text:p>
          </table:table-cell>
          <table:table-cell table:style-name="ce23"/>
          <table:table-cell office:value-type="float" office:value="2.39001" calcext:value-type="float">
            <text:p>2.39001</text:p>
          </table:table-cell>
          <table:table-cell table:formula="of:=IF([.B321]&gt;[.$G$3];1;0)" office:value-type="float" office:value="0" calcext:value-type="float">
            <text:p>0</text:p>
          </table:table-cell>
          <table:table-cell table:formula="of:=[.C32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8950000" calcext:value-type="float">
            <text:p>1477010458950000</text:p>
          </table:table-cell>
          <table:table-cell/>
          <table:table-cell table:number-columns-repeated="2" office:value-type="float" office:value="2.19441" calcext:value-type="float">
            <text:p>2.19441</text:p>
          </table:table-cell>
          <table:table-cell table:formula="of:=IF([.B322]&gt;[.$G$3];1;0)" office:value-type="float" office:value="0" calcext:value-type="float">
            <text:p>0</text:p>
          </table:table-cell>
          <table:table-cell table:formula="of:=[.C32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000000" calcext:value-type="float">
            <text:p>1477010459000000</text:p>
          </table:table-cell>
          <table:table-cell table:style-name="ce16" office:value-type="float" office:value="2.73751" calcext:value-type="float">
            <text:p>2.73751</text:p>
          </table:table-cell>
          <table:table-cell table:style-name="ce23"/>
          <table:table-cell office:value-type="float" office:value="2.73751" calcext:value-type="float">
            <text:p>2.73751</text:p>
          </table:table-cell>
          <table:table-cell table:formula="of:=IF([.B323]&gt;[.$G$3];1;0)" office:value-type="float" office:value="0" calcext:value-type="float">
            <text:p>0</text:p>
          </table:table-cell>
          <table:table-cell table:formula="of:=[.C32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050000" calcext:value-type="float">
            <text:p>1477010459050000</text:p>
          </table:table-cell>
          <table:table-cell/>
          <table:table-cell table:number-columns-repeated="2" office:value-type="float" office:value="2.34887" calcext:value-type="float">
            <text:p>2.34887</text:p>
          </table:table-cell>
          <table:table-cell table:formula="of:=IF([.B324]&gt;[.$G$3];1;0)" office:value-type="float" office:value="0" calcext:value-type="float">
            <text:p>0</text:p>
          </table:table-cell>
          <table:table-cell table:formula="of:=[.C32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100000" calcext:value-type="float">
            <text:p>1477010459100000</text:p>
          </table:table-cell>
          <table:table-cell table:style-name="ce16" office:value-type="float" office:value="2.05244" calcext:value-type="float">
            <text:p>2.05244</text:p>
          </table:table-cell>
          <table:table-cell table:style-name="ce23"/>
          <table:table-cell office:value-type="float" office:value="2.05244" calcext:value-type="float">
            <text:p>2.05244</text:p>
          </table:table-cell>
          <table:table-cell table:formula="of:=IF([.B325]&gt;[.$G$3];1;0)" office:value-type="float" office:value="0" calcext:value-type="float">
            <text:p>0</text:p>
          </table:table-cell>
          <table:table-cell table:formula="of:=[.C32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150000" calcext:value-type="float">
            <text:p>1477010459150000</text:p>
          </table:table-cell>
          <table:table-cell/>
          <table:table-cell table:number-columns-repeated="2" office:value-type="float" office:value="3.60329" calcext:value-type="float">
            <text:p>3.60329</text:p>
          </table:table-cell>
          <table:table-cell table:formula="of:=IF([.B326]&gt;[.$G$3];1;0)" office:value-type="float" office:value="0" calcext:value-type="float">
            <text:p>0</text:p>
          </table:table-cell>
          <table:table-cell table:formula="of:=[.C32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200000" calcext:value-type="float">
            <text:p>1477010459200000</text:p>
          </table:table-cell>
          <table:table-cell table:style-name="ce16" office:value-type="float" office:value="1.49812" calcext:value-type="float">
            <text:p>1.49812</text:p>
          </table:table-cell>
          <table:table-cell table:style-name="ce23"/>
          <table:table-cell office:value-type="float" office:value="1.49812" calcext:value-type="float">
            <text:p>1.49812</text:p>
          </table:table-cell>
          <table:table-cell table:formula="of:=IF([.B327]&gt;[.$G$3];1;0)" office:value-type="float" office:value="0" calcext:value-type="float">
            <text:p>0</text:p>
          </table:table-cell>
          <table:table-cell table:formula="of:=[.C32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250000" calcext:value-type="float">
            <text:p>1477010459250000</text:p>
          </table:table-cell>
          <table:table-cell/>
          <table:table-cell table:number-columns-repeated="2" office:value-type="float" office:value="2.8004" calcext:value-type="float">
            <text:p>2.8004</text:p>
          </table:table-cell>
          <table:table-cell table:formula="of:=IF([.B328]&gt;[.$G$3];1;0)" office:value-type="float" office:value="0" calcext:value-type="float">
            <text:p>0</text:p>
          </table:table-cell>
          <table:table-cell table:formula="of:=[.C32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300000" calcext:value-type="float">
            <text:p>1477010459300000</text:p>
          </table:table-cell>
          <table:table-cell table:style-name="ce16" office:value-type="float" office:value="0.912006" calcext:value-type="float">
            <text:p>0.912006</text:p>
          </table:table-cell>
          <table:table-cell table:style-name="ce23"/>
          <table:table-cell office:value-type="float" office:value="0.912006" calcext:value-type="float">
            <text:p>0.912006</text:p>
          </table:table-cell>
          <table:table-cell table:formula="of:=IF([.B329]&gt;[.$G$3];1;0)" office:value-type="float" office:value="0" calcext:value-type="float">
            <text:p>0</text:p>
          </table:table-cell>
          <table:table-cell table:formula="of:=[.C32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350000" calcext:value-type="float">
            <text:p>1477010459350000</text:p>
          </table:table-cell>
          <table:table-cell/>
          <table:table-cell table:number-columns-repeated="2" office:value-type="float" office:value="0.311801" calcext:value-type="float">
            <text:p>0.311801</text:p>
          </table:table-cell>
          <table:table-cell table:formula="of:=IF([.B330]&gt;[.$G$3];1;0)" office:value-type="float" office:value="0" calcext:value-type="float">
            <text:p>0</text:p>
          </table:table-cell>
          <table:table-cell table:formula="of:=[.C33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400000" calcext:value-type="float">
            <text:p>1477010459400000</text:p>
          </table:table-cell>
          <table:table-cell table:style-name="ce16" office:value-type="float" office:value="1.3753" calcext:value-type="float">
            <text:p>1.3753</text:p>
          </table:table-cell>
          <table:table-cell table:style-name="ce23"/>
          <table:table-cell office:value-type="float" office:value="1.3753" calcext:value-type="float">
            <text:p>1.3753</text:p>
          </table:table-cell>
          <table:table-cell table:formula="of:=IF([.B331]&gt;[.$G$3];1;0)" office:value-type="float" office:value="0" calcext:value-type="float">
            <text:p>0</text:p>
          </table:table-cell>
          <table:table-cell table:formula="of:=[.C33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450000" calcext:value-type="float">
            <text:p>1477010459450000</text:p>
          </table:table-cell>
          <table:table-cell/>
          <table:table-cell table:number-columns-repeated="2" office:value-type="float" office:value="4.43669" calcext:value-type="float">
            <text:p>4.43669</text:p>
          </table:table-cell>
          <table:table-cell table:formula="of:=IF([.B332]&gt;[.$G$3];1;0)" office:value-type="float" office:value="0" calcext:value-type="float">
            <text:p>0</text:p>
          </table:table-cell>
          <table:table-cell table:formula="of:=[.C33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500000" calcext:value-type="float">
            <text:p>1477010459500000</text:p>
          </table:table-cell>
          <table:table-cell table:style-name="ce16" office:value-type="float" office:value="5.19588" calcext:value-type="float">
            <text:p>5.19588</text:p>
          </table:table-cell>
          <table:table-cell table:style-name="ce23"/>
          <table:table-cell office:value-type="float" office:value="5.19588" calcext:value-type="float">
            <text:p>5.19588</text:p>
          </table:table-cell>
          <table:table-cell table:formula="of:=IF([.B333]&gt;[.$G$3];1;0)" office:value-type="float" office:value="0" calcext:value-type="float">
            <text:p>0</text:p>
          </table:table-cell>
          <table:table-cell table:formula="of:=[.C33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550000" calcext:value-type="float">
            <text:p>1477010459550000</text:p>
          </table:table-cell>
          <table:table-cell/>
          <table:table-cell table:number-columns-repeated="2" office:value-type="float" office:value="2.02336" calcext:value-type="float">
            <text:p>2.02336</text:p>
          </table:table-cell>
          <table:table-cell table:formula="of:=IF([.B334]&gt;[.$G$3];1;0)" office:value-type="float" office:value="0" calcext:value-type="float">
            <text:p>0</text:p>
          </table:table-cell>
          <table:table-cell table:formula="of:=[.C33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600000" calcext:value-type="float">
            <text:p>1477010459600000</text:p>
          </table:table-cell>
          <table:table-cell table:style-name="ce16" office:value-type="float" office:value="2.0187" calcext:value-type="float">
            <text:p>2.0187</text:p>
          </table:table-cell>
          <table:table-cell table:style-name="ce23"/>
          <table:table-cell office:value-type="float" office:value="2.0187" calcext:value-type="float">
            <text:p>2.0187</text:p>
          </table:table-cell>
          <table:table-cell table:formula="of:=IF([.B335]&gt;[.$G$3];1;0)" office:value-type="float" office:value="0" calcext:value-type="float">
            <text:p>0</text:p>
          </table:table-cell>
          <table:table-cell table:formula="of:=[.C33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650000" calcext:value-type="float">
            <text:p>1477010459650000</text:p>
          </table:table-cell>
          <table:table-cell/>
          <table:table-cell table:number-columns-repeated="2" office:value-type="float" office:value="2.34356" calcext:value-type="float">
            <text:p>2.34356</text:p>
          </table:table-cell>
          <table:table-cell table:formula="of:=IF([.B336]&gt;[.$G$3];1;0)" office:value-type="float" office:value="0" calcext:value-type="float">
            <text:p>0</text:p>
          </table:table-cell>
          <table:table-cell table:formula="of:=[.C33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700000" calcext:value-type="float">
            <text:p>1477010459700000</text:p>
          </table:table-cell>
          <table:table-cell table:style-name="ce16" office:value-type="float" office:value="0.475043" calcext:value-type="float">
            <text:p>0.475043</text:p>
          </table:table-cell>
          <table:table-cell table:style-name="ce23"/>
          <table:table-cell office:value-type="float" office:value="0.475043" calcext:value-type="float">
            <text:p>0.475043</text:p>
          </table:table-cell>
          <table:table-cell table:formula="of:=IF([.B337]&gt;[.$G$3];1;0)" office:value-type="float" office:value="0" calcext:value-type="float">
            <text:p>0</text:p>
          </table:table-cell>
          <table:table-cell table:formula="of:=[.C33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750000" calcext:value-type="float">
            <text:p>1477010459750000</text:p>
          </table:table-cell>
          <table:table-cell/>
          <table:table-cell table:number-columns-repeated="2" office:value-type="float" office:value="5.17038" calcext:value-type="float">
            <text:p>5.17038</text:p>
          </table:table-cell>
          <table:table-cell table:formula="of:=IF([.B338]&gt;[.$G$3];1;0)" office:value-type="float" office:value="0" calcext:value-type="float">
            <text:p>0</text:p>
          </table:table-cell>
          <table:table-cell table:formula="of:=[.C33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800000" calcext:value-type="float">
            <text:p>1477010459800000</text:p>
          </table:table-cell>
          <table:table-cell table:style-name="ce16" office:value-type="float" office:value="1.23563" calcext:value-type="float">
            <text:p>1.23563</text:p>
          </table:table-cell>
          <table:table-cell table:style-name="ce23"/>
          <table:table-cell office:value-type="float" office:value="1.23563" calcext:value-type="float">
            <text:p>1.23563</text:p>
          </table:table-cell>
          <table:table-cell table:formula="of:=IF([.B339]&gt;[.$G$3];1;0)" office:value-type="float" office:value="0" calcext:value-type="float">
            <text:p>0</text:p>
          </table:table-cell>
          <table:table-cell table:formula="of:=[.C33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850000" calcext:value-type="float">
            <text:p>1477010459850000</text:p>
          </table:table-cell>
          <table:table-cell/>
          <table:table-cell table:number-columns-repeated="2" office:value-type="float" office:value="8.11183" calcext:value-type="float">
            <text:p>8.11183</text:p>
          </table:table-cell>
          <table:table-cell table:formula="of:=IF([.B340]&gt;[.$G$3];1;0)" office:value-type="float" office:value="0" calcext:value-type="float">
            <text:p>0</text:p>
          </table:table-cell>
          <table:table-cell table:formula="of:=[.C340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59900000" calcext:value-type="float">
            <text:p>1477010459900000</text:p>
          </table:table-cell>
          <table:table-cell table:style-name="ce16" office:value-type="float" office:value="0.501651" calcext:value-type="float">
            <text:p>0.501651</text:p>
          </table:table-cell>
          <table:table-cell table:style-name="ce23"/>
          <table:table-cell office:value-type="float" office:value="0.501651" calcext:value-type="float">
            <text:p>0.501651</text:p>
          </table:table-cell>
          <table:table-cell table:formula="of:=IF([.B341]&gt;[.$G$3];1;0)" office:value-type="float" office:value="0" calcext:value-type="float">
            <text:p>0</text:p>
          </table:table-cell>
          <table:table-cell table:formula="of:=[.C34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59950000" calcext:value-type="float">
            <text:p>1477010459950000</text:p>
          </table:table-cell>
          <table:table-cell/>
          <table:table-cell table:number-columns-repeated="2" office:value-type="float" office:value="1.68097" calcext:value-type="float">
            <text:p>1.68097</text:p>
          </table:table-cell>
          <table:table-cell table:formula="of:=IF([.B342]&gt;[.$G$3];1;0)" office:value-type="float" office:value="0" calcext:value-type="float">
            <text:p>0</text:p>
          </table:table-cell>
          <table:table-cell table:formula="of:=[.C34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000000" calcext:value-type="float">
            <text:p>1477010460000000</text:p>
          </table:table-cell>
          <table:table-cell table:style-name="ce16" office:value-type="float" office:value="0.172538" calcext:value-type="float">
            <text:p>0.172538</text:p>
          </table:table-cell>
          <table:table-cell table:style-name="ce23"/>
          <table:table-cell office:value-type="float" office:value="0.172538" calcext:value-type="float">
            <text:p>0.172538</text:p>
          </table:table-cell>
          <table:table-cell table:formula="of:=IF([.B343]&gt;[.$G$3];1;0)" office:value-type="float" office:value="0" calcext:value-type="float">
            <text:p>0</text:p>
          </table:table-cell>
          <table:table-cell table:formula="of:=[.C34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050000" calcext:value-type="float">
            <text:p>1477010460050000</text:p>
          </table:table-cell>
          <table:table-cell/>
          <table:table-cell table:number-columns-repeated="2" office:value-type="float" office:value="0.552996" calcext:value-type="float">
            <text:p>0.552996</text:p>
          </table:table-cell>
          <table:table-cell table:formula="of:=IF([.B344]&gt;[.$G$3];1;0)" office:value-type="float" office:value="0" calcext:value-type="float">
            <text:p>0</text:p>
          </table:table-cell>
          <table:table-cell table:formula="of:=[.C34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100000" calcext:value-type="float">
            <text:p>1477010460100000</text:p>
          </table:table-cell>
          <table:table-cell table:style-name="ce16" office:value-type="float" office:value="2.63545" calcext:value-type="float">
            <text:p>2.63545</text:p>
          </table:table-cell>
          <table:table-cell table:style-name="ce23"/>
          <table:table-cell office:value-type="float" office:value="2.63545" calcext:value-type="float">
            <text:p>2.63545</text:p>
          </table:table-cell>
          <table:table-cell table:formula="of:=IF([.B345]&gt;[.$G$3];1;0)" office:value-type="float" office:value="0" calcext:value-type="float">
            <text:p>0</text:p>
          </table:table-cell>
          <table:table-cell table:formula="of:=[.C34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150000" calcext:value-type="float">
            <text:p>1477010460150000</text:p>
          </table:table-cell>
          <table:table-cell/>
          <table:table-cell table:number-columns-repeated="2" office:value-type="float" office:value="1.75661" calcext:value-type="float">
            <text:p>1.75661</text:p>
          </table:table-cell>
          <table:table-cell table:formula="of:=IF([.B346]&gt;[.$G$3];1;0)" office:value-type="float" office:value="0" calcext:value-type="float">
            <text:p>0</text:p>
          </table:table-cell>
          <table:table-cell table:formula="of:=[.C34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200000" calcext:value-type="float">
            <text:p>1477010460200000</text:p>
          </table:table-cell>
          <table:table-cell table:style-name="ce16" office:value-type="float" office:value="0.273117" calcext:value-type="float">
            <text:p>0.273117</text:p>
          </table:table-cell>
          <table:table-cell table:style-name="ce23"/>
          <table:table-cell office:value-type="float" office:value="0.273117" calcext:value-type="float">
            <text:p>0.273117</text:p>
          </table:table-cell>
          <table:table-cell table:formula="of:=IF([.B347]&gt;[.$G$3];1;0)" office:value-type="float" office:value="0" calcext:value-type="float">
            <text:p>0</text:p>
          </table:table-cell>
          <table:table-cell table:formula="of:=[.C34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250000" calcext:value-type="float">
            <text:p>1477010460250000</text:p>
          </table:table-cell>
          <table:table-cell/>
          <table:table-cell table:number-columns-repeated="2" office:value-type="float" office:value="4.01626" calcext:value-type="float">
            <text:p>4.01626</text:p>
          </table:table-cell>
          <table:table-cell table:formula="of:=IF([.B348]&gt;[.$G$3];1;0)" office:value-type="float" office:value="0" calcext:value-type="float">
            <text:p>0</text:p>
          </table:table-cell>
          <table:table-cell table:formula="of:=[.C34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300000" calcext:value-type="float">
            <text:p>1477010460300000</text:p>
          </table:table-cell>
          <table:table-cell table:style-name="ce16" office:value-type="float" office:value="2.87156" calcext:value-type="float">
            <text:p>2.87156</text:p>
          </table:table-cell>
          <table:table-cell table:style-name="ce23"/>
          <table:table-cell office:value-type="float" office:value="2.87156" calcext:value-type="float">
            <text:p>2.87156</text:p>
          </table:table-cell>
          <table:table-cell table:formula="of:=IF([.B349]&gt;[.$G$3];1;0)" office:value-type="float" office:value="0" calcext:value-type="float">
            <text:p>0</text:p>
          </table:table-cell>
          <table:table-cell table:formula="of:=[.C34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350000" calcext:value-type="float">
            <text:p>1477010460350000</text:p>
          </table:table-cell>
          <table:table-cell/>
          <table:table-cell table:number-columns-repeated="2" office:value-type="float" office:value="0.964518" calcext:value-type="float">
            <text:p>0.964518</text:p>
          </table:table-cell>
          <table:table-cell table:formula="of:=IF([.B350]&gt;[.$G$3];1;0)" office:value-type="float" office:value="0" calcext:value-type="float">
            <text:p>0</text:p>
          </table:table-cell>
          <table:table-cell table:formula="of:=[.C35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400000" calcext:value-type="float">
            <text:p>1477010460400000</text:p>
          </table:table-cell>
          <table:table-cell table:style-name="ce16" office:value-type="float" office:value="1.00601" calcext:value-type="float">
            <text:p>1.00601</text:p>
          </table:table-cell>
          <table:table-cell table:style-name="ce23"/>
          <table:table-cell office:value-type="float" office:value="1.00601" calcext:value-type="float">
            <text:p>1.00601</text:p>
          </table:table-cell>
          <table:table-cell table:formula="of:=IF([.B351]&gt;[.$G$3];1;0)" office:value-type="float" office:value="0" calcext:value-type="float">
            <text:p>0</text:p>
          </table:table-cell>
          <table:table-cell table:formula="of:=[.C35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450000" calcext:value-type="float">
            <text:p>1477010460450000</text:p>
          </table:table-cell>
          <table:table-cell/>
          <table:table-cell table:number-columns-repeated="2" office:value-type="float" office:value="4.88931" calcext:value-type="float">
            <text:p>4.88931</text:p>
          </table:table-cell>
          <table:table-cell table:formula="of:=IF([.B352]&gt;[.$G$3];1;0)" office:value-type="float" office:value="0" calcext:value-type="float">
            <text:p>0</text:p>
          </table:table-cell>
          <table:table-cell table:formula="of:=[.C35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500000" calcext:value-type="float">
            <text:p>1477010460500000</text:p>
          </table:table-cell>
          <table:table-cell table:style-name="ce16" office:value-type="float" office:value="16.2812" calcext:value-type="float">
            <text:p>16.2812</text:p>
          </table:table-cell>
          <table:table-cell table:style-name="ce23"/>
          <table:table-cell office:value-type="float" office:value="16.2812" calcext:value-type="float">
            <text:p>16.2812</text:p>
          </table:table-cell>
          <table:table-cell table:formula="of:=IF([.B353]&gt;[.$G$3];1;0)" office:value-type="float" office:value="1" calcext:value-type="float">
            <text:p>1</text:p>
          </table:table-cell>
          <table:table-cell table:formula="of:=[.C35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550000" calcext:value-type="float">
            <text:p>1477010460550000</text:p>
          </table:table-cell>
          <table:table-cell/>
          <table:table-cell table:number-columns-repeated="2" office:value-type="float" office:value="1.53837" calcext:value-type="float">
            <text:p>1.53837</text:p>
          </table:table-cell>
          <table:table-cell table:formula="of:=IF([.B354]&gt;[.$G$3];1;0)" office:value-type="float" office:value="0" calcext:value-type="float">
            <text:p>0</text:p>
          </table:table-cell>
          <table:table-cell table:formula="of:=[.C35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600000" calcext:value-type="float">
            <text:p>1477010460600000</text:p>
          </table:table-cell>
          <table:table-cell table:style-name="ce16" office:value-type="float" office:value="0.785019" calcext:value-type="float">
            <text:p>0.785019</text:p>
          </table:table-cell>
          <table:table-cell table:style-name="ce23"/>
          <table:table-cell office:value-type="float" office:value="0.785019" calcext:value-type="float">
            <text:p>0.785019</text:p>
          </table:table-cell>
          <table:table-cell table:formula="of:=IF([.B355]&gt;[.$G$3];1;0)" office:value-type="float" office:value="0" calcext:value-type="float">
            <text:p>0</text:p>
          </table:table-cell>
          <table:table-cell table:formula="of:=[.C35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650000" calcext:value-type="float">
            <text:p>1477010460650000</text:p>
          </table:table-cell>
          <table:table-cell/>
          <table:table-cell table:number-columns-repeated="2" office:value-type="float" office:value="2.23826" calcext:value-type="float">
            <text:p>2.23826</text:p>
          </table:table-cell>
          <table:table-cell table:formula="of:=IF([.B356]&gt;[.$G$3];1;0)" office:value-type="float" office:value="0" calcext:value-type="float">
            <text:p>0</text:p>
          </table:table-cell>
          <table:table-cell table:formula="of:=[.C35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700000" calcext:value-type="float">
            <text:p>1477010460700000</text:p>
          </table:table-cell>
          <table:table-cell table:style-name="ce16" office:value-type="float" office:value="1.94486" calcext:value-type="float">
            <text:p>1.94486</text:p>
          </table:table-cell>
          <table:table-cell table:style-name="ce23"/>
          <table:table-cell office:value-type="float" office:value="1.94486" calcext:value-type="float">
            <text:p>1.94486</text:p>
          </table:table-cell>
          <table:table-cell table:formula="of:=IF([.B357]&gt;[.$G$3];1;0)" office:value-type="float" office:value="0" calcext:value-type="float">
            <text:p>0</text:p>
          </table:table-cell>
          <table:table-cell table:formula="of:=[.C35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750000" calcext:value-type="float">
            <text:p>1477010460750000</text:p>
          </table:table-cell>
          <table:table-cell/>
          <table:table-cell table:number-columns-repeated="2" office:value-type="float" office:value="1.72175" calcext:value-type="float">
            <text:p>1.72175</text:p>
          </table:table-cell>
          <table:table-cell table:formula="of:=IF([.B358]&gt;[.$G$3];1;0)" office:value-type="float" office:value="0" calcext:value-type="float">
            <text:p>0</text:p>
          </table:table-cell>
          <table:table-cell table:formula="of:=[.C35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800000" calcext:value-type="float">
            <text:p>1477010460800000</text:p>
          </table:table-cell>
          <table:table-cell table:style-name="ce16" office:value-type="float" office:value="3.05098" calcext:value-type="float">
            <text:p>3.05098</text:p>
          </table:table-cell>
          <table:table-cell table:style-name="ce23"/>
          <table:table-cell office:value-type="float" office:value="3.05098" calcext:value-type="float">
            <text:p>3.05098</text:p>
          </table:table-cell>
          <table:table-cell table:formula="of:=IF([.B359]&gt;[.$G$3];1;0)" office:value-type="float" office:value="0" calcext:value-type="float">
            <text:p>0</text:p>
          </table:table-cell>
          <table:table-cell table:formula="of:=[.C35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850000" calcext:value-type="float">
            <text:p>1477010460850000</text:p>
          </table:table-cell>
          <table:table-cell/>
          <table:table-cell table:number-columns-repeated="2" office:value-type="float" office:value="6.04367" calcext:value-type="float">
            <text:p>6.04367</text:p>
          </table:table-cell>
          <table:table-cell table:formula="of:=IF([.B360]&gt;[.$G$3];1;0)" office:value-type="float" office:value="0" calcext:value-type="float">
            <text:p>0</text:p>
          </table:table-cell>
          <table:table-cell table:formula="of:=[.C36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900000" calcext:value-type="float">
            <text:p>1477010460900000</text:p>
          </table:table-cell>
          <table:table-cell table:style-name="ce16" office:value-type="float" office:value="1.05901" calcext:value-type="float">
            <text:p>1.05901</text:p>
          </table:table-cell>
          <table:table-cell table:style-name="ce23"/>
          <table:table-cell office:value-type="float" office:value="1.05901" calcext:value-type="float">
            <text:p>1.05901</text:p>
          </table:table-cell>
          <table:table-cell table:formula="of:=IF([.B361]&gt;[.$G$3];1;0)" office:value-type="float" office:value="0" calcext:value-type="float">
            <text:p>0</text:p>
          </table:table-cell>
          <table:table-cell table:formula="of:=[.C36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0950000" calcext:value-type="float">
            <text:p>1477010460950000</text:p>
          </table:table-cell>
          <table:table-cell/>
          <table:table-cell table:number-columns-repeated="2" office:value-type="float" office:value="2.15816" calcext:value-type="float">
            <text:p>2.15816</text:p>
          </table:table-cell>
          <table:table-cell table:formula="of:=IF([.B362]&gt;[.$G$3];1;0)" office:value-type="float" office:value="0" calcext:value-type="float">
            <text:p>0</text:p>
          </table:table-cell>
          <table:table-cell table:formula="of:=[.C36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000000" calcext:value-type="float">
            <text:p>1477010461000000</text:p>
          </table:table-cell>
          <table:table-cell table:style-name="ce16" office:value-type="float" office:value="1.12586" calcext:value-type="float">
            <text:p>1.12586</text:p>
          </table:table-cell>
          <table:table-cell table:style-name="ce23"/>
          <table:table-cell office:value-type="float" office:value="1.12586" calcext:value-type="float">
            <text:p>1.12586</text:p>
          </table:table-cell>
          <table:table-cell table:formula="of:=IF([.B363]&gt;[.$G$3];1;0)" office:value-type="float" office:value="0" calcext:value-type="float">
            <text:p>0</text:p>
          </table:table-cell>
          <table:table-cell table:formula="of:=[.C36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050000" calcext:value-type="float">
            <text:p>1477010461050000</text:p>
          </table:table-cell>
          <table:table-cell/>
          <table:table-cell table:number-columns-repeated="2" office:value-type="float" office:value="1.04371" calcext:value-type="float">
            <text:p>1.04371</text:p>
          </table:table-cell>
          <table:table-cell table:formula="of:=IF([.B364]&gt;[.$G$3];1;0)" office:value-type="float" office:value="0" calcext:value-type="float">
            <text:p>0</text:p>
          </table:table-cell>
          <table:table-cell table:formula="of:=[.C36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100000" calcext:value-type="float">
            <text:p>1477010461100000</text:p>
          </table:table-cell>
          <table:table-cell table:style-name="ce16" office:value-type="float" office:value="4.01672" calcext:value-type="float">
            <text:p>4.01672</text:p>
          </table:table-cell>
          <table:table-cell table:style-name="ce23"/>
          <table:table-cell office:value-type="float" office:value="4.01672" calcext:value-type="float">
            <text:p>4.01672</text:p>
          </table:table-cell>
          <table:table-cell table:formula="of:=IF([.B365]&gt;[.$G$3];1;0)" office:value-type="float" office:value="0" calcext:value-type="float">
            <text:p>0</text:p>
          </table:table-cell>
          <table:table-cell table:formula="of:=[.C36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150000" calcext:value-type="float">
            <text:p>1477010461150000</text:p>
          </table:table-cell>
          <table:table-cell/>
          <table:table-cell table:number-columns-repeated="2" office:value-type="float" office:value="2.86034" calcext:value-type="float">
            <text:p>2.86034</text:p>
          </table:table-cell>
          <table:table-cell table:formula="of:=IF([.B366]&gt;[.$G$3];1;0)" office:value-type="float" office:value="0" calcext:value-type="float">
            <text:p>0</text:p>
          </table:table-cell>
          <table:table-cell table:formula="of:=[.C36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200000" calcext:value-type="float">
            <text:p>1477010461200000</text:p>
          </table:table-cell>
          <table:table-cell table:style-name="ce16" office:value-type="float" office:value="1.83572" calcext:value-type="float">
            <text:p>1.83572</text:p>
          </table:table-cell>
          <table:table-cell table:style-name="ce23"/>
          <table:table-cell office:value-type="float" office:value="1.83572" calcext:value-type="float">
            <text:p>1.83572</text:p>
          </table:table-cell>
          <table:table-cell table:formula="of:=IF([.B367]&gt;[.$G$3];1;0)" office:value-type="float" office:value="0" calcext:value-type="float">
            <text:p>0</text:p>
          </table:table-cell>
          <table:table-cell table:formula="of:=[.C36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250000" calcext:value-type="float">
            <text:p>1477010461250000</text:p>
          </table:table-cell>
          <table:table-cell/>
          <table:table-cell table:number-columns-repeated="2" office:value-type="float" office:value="2.26398" calcext:value-type="float">
            <text:p>2.26398</text:p>
          </table:table-cell>
          <table:table-cell table:formula="of:=IF([.B368]&gt;[.$G$3];1;0)" office:value-type="float" office:value="0" calcext:value-type="float">
            <text:p>0</text:p>
          </table:table-cell>
          <table:table-cell table:formula="of:=[.C36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300000" calcext:value-type="float">
            <text:p>1477010461300000</text:p>
          </table:table-cell>
          <table:table-cell table:style-name="ce16" office:value-type="float" office:value="0.852662" calcext:value-type="float">
            <text:p>0.852662</text:p>
          </table:table-cell>
          <table:table-cell table:style-name="ce23"/>
          <table:table-cell office:value-type="float" office:value="0.852662" calcext:value-type="float">
            <text:p>0.852662</text:p>
          </table:table-cell>
          <table:table-cell table:formula="of:=IF([.B369]&gt;[.$G$3];1;0)" office:value-type="float" office:value="0" calcext:value-type="float">
            <text:p>0</text:p>
          </table:table-cell>
          <table:table-cell table:formula="of:=[.C36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350000" calcext:value-type="float">
            <text:p>1477010461350000</text:p>
          </table:table-cell>
          <table:table-cell/>
          <table:table-cell table:number-columns-repeated="2" office:value-type="float" office:value="0.90028" calcext:value-type="float">
            <text:p>0.90028</text:p>
          </table:table-cell>
          <table:table-cell table:formula="of:=IF([.B370]&gt;[.$G$3];1;0)" office:value-type="float" office:value="0" calcext:value-type="float">
            <text:p>0</text:p>
          </table:table-cell>
          <table:table-cell table:formula="of:=[.C37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400000" calcext:value-type="float">
            <text:p>1477010461400000</text:p>
          </table:table-cell>
          <table:table-cell table:style-name="ce16" office:value-type="float" office:value="2.79441" calcext:value-type="float">
            <text:p>2.79441</text:p>
          </table:table-cell>
          <table:table-cell table:style-name="ce23"/>
          <table:table-cell office:value-type="float" office:value="2.79441" calcext:value-type="float">
            <text:p>2.79441</text:p>
          </table:table-cell>
          <table:table-cell table:formula="of:=IF([.B371]&gt;[.$G$3];1;0)" office:value-type="float" office:value="0" calcext:value-type="float">
            <text:p>0</text:p>
          </table:table-cell>
          <table:table-cell table:formula="of:=[.C37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450000" calcext:value-type="float">
            <text:p>1477010461450000</text:p>
          </table:table-cell>
          <table:table-cell/>
          <table:table-cell table:number-columns-repeated="2" office:value-type="float" office:value="1.84222" calcext:value-type="float">
            <text:p>1.84222</text:p>
          </table:table-cell>
          <table:table-cell table:formula="of:=IF([.B372]&gt;[.$G$3];1;0)" office:value-type="float" office:value="0" calcext:value-type="float">
            <text:p>0</text:p>
          </table:table-cell>
          <table:table-cell table:formula="of:=[.C37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500000" calcext:value-type="float">
            <text:p>1477010461500000</text:p>
          </table:table-cell>
          <table:table-cell table:style-name="ce16" office:value-type="float" office:value="2.75735" calcext:value-type="float">
            <text:p>2.75735</text:p>
          </table:table-cell>
          <table:table-cell table:style-name="ce23"/>
          <table:table-cell office:value-type="float" office:value="2.75735" calcext:value-type="float">
            <text:p>2.75735</text:p>
          </table:table-cell>
          <table:table-cell table:formula="of:=IF([.B373]&gt;[.$G$3];1;0)" office:value-type="float" office:value="0" calcext:value-type="float">
            <text:p>0</text:p>
          </table:table-cell>
          <table:table-cell table:formula="of:=[.C37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550000" calcext:value-type="float">
            <text:p>1477010461550000</text:p>
          </table:table-cell>
          <table:table-cell/>
          <table:table-cell table:number-columns-repeated="2" office:value-type="float" office:value="3.39244" calcext:value-type="float">
            <text:p>3.39244</text:p>
          </table:table-cell>
          <table:table-cell table:formula="of:=IF([.B374]&gt;[.$G$3];1;0)" office:value-type="float" office:value="0" calcext:value-type="float">
            <text:p>0</text:p>
          </table:table-cell>
          <table:table-cell table:formula="of:=[.C37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600000" calcext:value-type="float">
            <text:p>1477010461600000</text:p>
          </table:table-cell>
          <table:table-cell table:style-name="ce16" office:value-type="float" office:value="5.96596" calcext:value-type="float">
            <text:p>5.96596</text:p>
          </table:table-cell>
          <table:table-cell table:style-name="ce23"/>
          <table:table-cell office:value-type="float" office:value="5.96596" calcext:value-type="float">
            <text:p>5.96596</text:p>
          </table:table-cell>
          <table:table-cell table:formula="of:=IF([.B375]&gt;[.$G$3];1;0)" office:value-type="float" office:value="0" calcext:value-type="float">
            <text:p>0</text:p>
          </table:table-cell>
          <table:table-cell table:formula="of:=[.C37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650000" calcext:value-type="float">
            <text:p>1477010461650000</text:p>
          </table:table-cell>
          <table:table-cell/>
          <table:table-cell table:number-columns-repeated="2" office:value-type="float" office:value="0.337944" calcext:value-type="float">
            <text:p>0.337944</text:p>
          </table:table-cell>
          <table:table-cell table:formula="of:=IF([.B376]&gt;[.$G$3];1;0)" office:value-type="float" office:value="0" calcext:value-type="float">
            <text:p>0</text:p>
          </table:table-cell>
          <table:table-cell table:formula="of:=[.C37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700000" calcext:value-type="float">
            <text:p>1477010461700000</text:p>
          </table:table-cell>
          <table:table-cell table:style-name="ce16" office:value-type="float" office:value="2.39965" calcext:value-type="float">
            <text:p>2.39965</text:p>
          </table:table-cell>
          <table:table-cell table:style-name="ce23"/>
          <table:table-cell office:value-type="float" office:value="2.39965" calcext:value-type="float">
            <text:p>2.39965</text:p>
          </table:table-cell>
          <table:table-cell table:formula="of:=IF([.B377]&gt;[.$G$3];1;0)" office:value-type="float" office:value="0" calcext:value-type="float">
            <text:p>0</text:p>
          </table:table-cell>
          <table:table-cell table:formula="of:=[.C37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750000" calcext:value-type="float">
            <text:p>1477010461750000</text:p>
          </table:table-cell>
          <table:table-cell/>
          <table:table-cell table:number-columns-repeated="2" office:value-type="float" office:value="1.8516" calcext:value-type="float">
            <text:p>1.8516</text:p>
          </table:table-cell>
          <table:table-cell table:formula="of:=IF([.B378]&gt;[.$G$3];1;0)" office:value-type="float" office:value="0" calcext:value-type="float">
            <text:p>0</text:p>
          </table:table-cell>
          <table:table-cell table:formula="of:=[.C37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800000" calcext:value-type="float">
            <text:p>1477010461800000</text:p>
          </table:table-cell>
          <table:table-cell table:style-name="ce16" office:value-type="float" office:value="0.58847" calcext:value-type="float">
            <text:p>0.58847</text:p>
          </table:table-cell>
          <table:table-cell table:style-name="ce23"/>
          <table:table-cell office:value-type="float" office:value="0.58847" calcext:value-type="float">
            <text:p>0.58847</text:p>
          </table:table-cell>
          <table:table-cell table:formula="of:=IF([.B379]&gt;[.$G$3];1;0)" office:value-type="float" office:value="0" calcext:value-type="float">
            <text:p>0</text:p>
          </table:table-cell>
          <table:table-cell table:formula="of:=[.C37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850000" calcext:value-type="float">
            <text:p>1477010461850000</text:p>
          </table:table-cell>
          <table:table-cell/>
          <table:table-cell table:number-columns-repeated="2" office:value-type="float" office:value="1.18298" calcext:value-type="float">
            <text:p>1.18298</text:p>
          </table:table-cell>
          <table:table-cell table:formula="of:=IF([.B380]&gt;[.$G$3];1;0)" office:value-type="float" office:value="0" calcext:value-type="float">
            <text:p>0</text:p>
          </table:table-cell>
          <table:table-cell table:formula="of:=[.C38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900000" calcext:value-type="float">
            <text:p>1477010461900000</text:p>
          </table:table-cell>
          <table:table-cell table:style-name="ce16" office:value-type="float" office:value="0.410857" calcext:value-type="float">
            <text:p>0.410857</text:p>
          </table:table-cell>
          <table:table-cell table:style-name="ce23"/>
          <table:table-cell office:value-type="float" office:value="0.410857" calcext:value-type="float">
            <text:p>0.410857</text:p>
          </table:table-cell>
          <table:table-cell table:formula="of:=IF([.B381]&gt;[.$G$3];1;0)" office:value-type="float" office:value="0" calcext:value-type="float">
            <text:p>0</text:p>
          </table:table-cell>
          <table:table-cell table:formula="of:=[.C38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1950000" calcext:value-type="float">
            <text:p>1477010461950000</text:p>
          </table:table-cell>
          <table:table-cell/>
          <table:table-cell table:number-columns-repeated="2" office:value-type="float" office:value="6.06272" calcext:value-type="float">
            <text:p>6.06272</text:p>
          </table:table-cell>
          <table:table-cell table:formula="of:=IF([.B382]&gt;[.$G$3];1;0)" office:value-type="float" office:value="0" calcext:value-type="float">
            <text:p>0</text:p>
          </table:table-cell>
          <table:table-cell table:formula="of:=[.C38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000000" calcext:value-type="float">
            <text:p>1477010462000000</text:p>
          </table:table-cell>
          <table:table-cell table:style-name="ce16" office:value-type="float" office:value="0.903492" calcext:value-type="float">
            <text:p>0.903492</text:p>
          </table:table-cell>
          <table:table-cell table:style-name="ce23"/>
          <table:table-cell office:value-type="float" office:value="0.903492" calcext:value-type="float">
            <text:p>0.903492</text:p>
          </table:table-cell>
          <table:table-cell table:formula="of:=IF([.B383]&gt;[.$G$3];1;0)" office:value-type="float" office:value="0" calcext:value-type="float">
            <text:p>0</text:p>
          </table:table-cell>
          <table:table-cell table:formula="of:=[.C38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050000" calcext:value-type="float">
            <text:p>1477010462050000</text:p>
          </table:table-cell>
          <table:table-cell/>
          <table:table-cell table:number-columns-repeated="2" office:value-type="float" office:value="0.107265" calcext:value-type="float">
            <text:p>0.107265</text:p>
          </table:table-cell>
          <table:table-cell table:formula="of:=IF([.B384]&gt;[.$G$3];1;0)" office:value-type="float" office:value="0" calcext:value-type="float">
            <text:p>0</text:p>
          </table:table-cell>
          <table:table-cell table:formula="of:=[.C38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100000" calcext:value-type="float">
            <text:p>1477010462100000</text:p>
          </table:table-cell>
          <table:table-cell table:style-name="ce16" office:value-type="float" office:value="0.374952" calcext:value-type="float">
            <text:p>0.374952</text:p>
          </table:table-cell>
          <table:table-cell table:style-name="ce23"/>
          <table:table-cell office:value-type="float" office:value="0.374952" calcext:value-type="float">
            <text:p>0.374952</text:p>
          </table:table-cell>
          <table:table-cell table:formula="of:=IF([.B385]&gt;[.$G$3];1;0)" office:value-type="float" office:value="0" calcext:value-type="float">
            <text:p>0</text:p>
          </table:table-cell>
          <table:table-cell table:formula="of:=[.C38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150000" calcext:value-type="float">
            <text:p>1477010462150000</text:p>
          </table:table-cell>
          <table:table-cell/>
          <table:table-cell table:number-columns-repeated="2" office:value-type="float" office:value="11.4681" calcext:value-type="float">
            <text:p>11.4681</text:p>
          </table:table-cell>
          <table:table-cell table:formula="of:=IF([.B386]&gt;[.$G$3];1;0)" office:value-type="float" office:value="0" calcext:value-type="float">
            <text:p>0</text:p>
          </table:table-cell>
          <table:table-cell table:formula="of:=[.C386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62200000" calcext:value-type="float">
            <text:p>1477010462200000</text:p>
          </table:table-cell>
          <table:table-cell table:style-name="ce16" office:value-type="float" office:value="1.98096" calcext:value-type="float">
            <text:p>1.98096</text:p>
          </table:table-cell>
          <table:table-cell table:style-name="ce23"/>
          <table:table-cell office:value-type="float" office:value="1.98096" calcext:value-type="float">
            <text:p>1.98096</text:p>
          </table:table-cell>
          <table:table-cell table:formula="of:=IF([.B387]&gt;[.$G$3];1;0)" office:value-type="float" office:value="0" calcext:value-type="float">
            <text:p>0</text:p>
          </table:table-cell>
          <table:table-cell table:formula="of:=[.C38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250000" calcext:value-type="float">
            <text:p>1477010462250000</text:p>
          </table:table-cell>
          <table:table-cell/>
          <table:table-cell table:number-columns-repeated="2" office:value-type="float" office:value="3.04096" calcext:value-type="float">
            <text:p>3.04096</text:p>
          </table:table-cell>
          <table:table-cell table:formula="of:=IF([.B388]&gt;[.$G$3];1;0)" office:value-type="float" office:value="0" calcext:value-type="float">
            <text:p>0</text:p>
          </table:table-cell>
          <table:table-cell table:formula="of:=[.C38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300000" calcext:value-type="float">
            <text:p>1477010462300000</text:p>
          </table:table-cell>
          <table:table-cell table:style-name="ce16" office:value-type="float" office:value="4.39416" calcext:value-type="float">
            <text:p>4.39416</text:p>
          </table:table-cell>
          <table:table-cell table:style-name="ce23"/>
          <table:table-cell office:value-type="float" office:value="4.39416" calcext:value-type="float">
            <text:p>4.39416</text:p>
          </table:table-cell>
          <table:table-cell table:formula="of:=IF([.B389]&gt;[.$G$3];1;0)" office:value-type="float" office:value="0" calcext:value-type="float">
            <text:p>0</text:p>
          </table:table-cell>
          <table:table-cell table:formula="of:=[.C38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350000" calcext:value-type="float">
            <text:p>1477010462350000</text:p>
          </table:table-cell>
          <table:table-cell/>
          <table:table-cell table:number-columns-repeated="2" office:value-type="float" office:value="0.110195" calcext:value-type="float">
            <text:p>0.110195</text:p>
          </table:table-cell>
          <table:table-cell table:formula="of:=IF([.B390]&gt;[.$G$3];1;0)" office:value-type="float" office:value="0" calcext:value-type="float">
            <text:p>0</text:p>
          </table:table-cell>
          <table:table-cell table:formula="of:=[.C39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400000" calcext:value-type="float">
            <text:p>1477010462400000</text:p>
          </table:table-cell>
          <table:table-cell table:style-name="ce16" office:value-type="float" office:value="1.26768" calcext:value-type="float">
            <text:p>1.26768</text:p>
          </table:table-cell>
          <table:table-cell table:style-name="ce23"/>
          <table:table-cell office:value-type="float" office:value="1.26768" calcext:value-type="float">
            <text:p>1.26768</text:p>
          </table:table-cell>
          <table:table-cell table:formula="of:=IF([.B391]&gt;[.$G$3];1;0)" office:value-type="float" office:value="0" calcext:value-type="float">
            <text:p>0</text:p>
          </table:table-cell>
          <table:table-cell table:formula="of:=[.C39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450000" calcext:value-type="float">
            <text:p>1477010462450000</text:p>
          </table:table-cell>
          <table:table-cell/>
          <table:table-cell table:number-columns-repeated="2" office:value-type="float" office:value="1.82084" calcext:value-type="float">
            <text:p>1.82084</text:p>
          </table:table-cell>
          <table:table-cell table:formula="of:=IF([.B392]&gt;[.$G$3];1;0)" office:value-type="float" office:value="0" calcext:value-type="float">
            <text:p>0</text:p>
          </table:table-cell>
          <table:table-cell table:formula="of:=[.C39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500000" calcext:value-type="float">
            <text:p>1477010462500000</text:p>
          </table:table-cell>
          <table:table-cell table:style-name="ce16" office:value-type="float" office:value="5.95893" calcext:value-type="float">
            <text:p>5.95893</text:p>
          </table:table-cell>
          <table:table-cell table:style-name="ce23"/>
          <table:table-cell office:value-type="float" office:value="5.95893" calcext:value-type="float">
            <text:p>5.95893</text:p>
          </table:table-cell>
          <table:table-cell table:formula="of:=IF([.B393]&gt;[.$G$3];1;0)" office:value-type="float" office:value="0" calcext:value-type="float">
            <text:p>0</text:p>
          </table:table-cell>
          <table:table-cell table:formula="of:=[.C39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550000" calcext:value-type="float">
            <text:p>1477010462550000</text:p>
          </table:table-cell>
          <table:table-cell/>
          <table:table-cell table:number-columns-repeated="2" office:value-type="float" office:value="1.28997" calcext:value-type="float">
            <text:p>1.28997</text:p>
          </table:table-cell>
          <table:table-cell table:formula="of:=IF([.B394]&gt;[.$G$3];1;0)" office:value-type="float" office:value="0" calcext:value-type="float">
            <text:p>0</text:p>
          </table:table-cell>
          <table:table-cell table:formula="of:=[.C39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600000" calcext:value-type="float">
            <text:p>1477010462600000</text:p>
          </table:table-cell>
          <table:table-cell table:style-name="ce16" office:value-type="float" office:value="1.48989" calcext:value-type="float">
            <text:p>1.48989</text:p>
          </table:table-cell>
          <table:table-cell table:style-name="ce23"/>
          <table:table-cell office:value-type="float" office:value="1.48989" calcext:value-type="float">
            <text:p>1.48989</text:p>
          </table:table-cell>
          <table:table-cell table:formula="of:=IF([.B395]&gt;[.$G$3];1;0)" office:value-type="float" office:value="0" calcext:value-type="float">
            <text:p>0</text:p>
          </table:table-cell>
          <table:table-cell table:formula="of:=[.C39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650000" calcext:value-type="float">
            <text:p>1477010462650000</text:p>
          </table:table-cell>
          <table:table-cell/>
          <table:table-cell table:number-columns-repeated="2" office:value-type="float" office:value="1.96108" calcext:value-type="float">
            <text:p>1.96108</text:p>
          </table:table-cell>
          <table:table-cell table:formula="of:=IF([.B396]&gt;[.$G$3];1;0)" office:value-type="float" office:value="0" calcext:value-type="float">
            <text:p>0</text:p>
          </table:table-cell>
          <table:table-cell table:formula="of:=[.C39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700000" calcext:value-type="float">
            <text:p>1477010462700000</text:p>
          </table:table-cell>
          <table:table-cell table:style-name="ce16" office:value-type="float" office:value="1.0895" calcext:value-type="float">
            <text:p>1.0895</text:p>
          </table:table-cell>
          <table:table-cell table:style-name="ce23"/>
          <table:table-cell office:value-type="float" office:value="1.0895" calcext:value-type="float">
            <text:p>1.0895</text:p>
          </table:table-cell>
          <table:table-cell table:formula="of:=IF([.B397]&gt;[.$G$3];1;0)" office:value-type="float" office:value="0" calcext:value-type="float">
            <text:p>0</text:p>
          </table:table-cell>
          <table:table-cell table:formula="of:=[.C39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750000" calcext:value-type="float">
            <text:p>1477010462750000</text:p>
          </table:table-cell>
          <table:table-cell/>
          <table:table-cell table:number-columns-repeated="2" office:value-type="float" office:value="1.76428" calcext:value-type="float">
            <text:p>1.76428</text:p>
          </table:table-cell>
          <table:table-cell table:formula="of:=IF([.B398]&gt;[.$G$3];1;0)" office:value-type="float" office:value="0" calcext:value-type="float">
            <text:p>0</text:p>
          </table:table-cell>
          <table:table-cell table:formula="of:=[.C39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800000" calcext:value-type="float">
            <text:p>1477010462800000</text:p>
          </table:table-cell>
          <table:table-cell table:style-name="ce16" office:value-type="float" office:value="0.154533" calcext:value-type="float">
            <text:p>0.154533</text:p>
          </table:table-cell>
          <table:table-cell table:style-name="ce23"/>
          <table:table-cell office:value-type="float" office:value="0.154533" calcext:value-type="float">
            <text:p>0.154533</text:p>
          </table:table-cell>
          <table:table-cell table:formula="of:=IF([.B399]&gt;[.$G$3];1;0)" office:value-type="float" office:value="0" calcext:value-type="float">
            <text:p>0</text:p>
          </table:table-cell>
          <table:table-cell table:formula="of:=[.C39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850000" calcext:value-type="float">
            <text:p>1477010462850000</text:p>
          </table:table-cell>
          <table:table-cell/>
          <table:table-cell table:number-columns-repeated="2" office:value-type="float" office:value="5.23962" calcext:value-type="float">
            <text:p>5.23962</text:p>
          </table:table-cell>
          <table:table-cell table:formula="of:=IF([.B400]&gt;[.$G$3];1;0)" office:value-type="float" office:value="0" calcext:value-type="float">
            <text:p>0</text:p>
          </table:table-cell>
          <table:table-cell table:formula="of:=[.C40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900000" calcext:value-type="float">
            <text:p>1477010462900000</text:p>
          </table:table-cell>
          <table:table-cell table:style-name="ce16" office:value-type="float" office:value="0.420068" calcext:value-type="float">
            <text:p>0.420068</text:p>
          </table:table-cell>
          <table:table-cell table:style-name="ce23"/>
          <table:table-cell office:value-type="float" office:value="0.420068" calcext:value-type="float">
            <text:p>0.420068</text:p>
          </table:table-cell>
          <table:table-cell table:formula="of:=IF([.B401]&gt;[.$G$3];1;0)" office:value-type="float" office:value="0" calcext:value-type="float">
            <text:p>0</text:p>
          </table:table-cell>
          <table:table-cell table:formula="of:=[.C40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2950000" calcext:value-type="float">
            <text:p>1477010462950000</text:p>
          </table:table-cell>
          <table:table-cell/>
          <table:table-cell table:number-columns-repeated="2" office:value-type="float" office:value="2.18982" calcext:value-type="float">
            <text:p>2.18982</text:p>
          </table:table-cell>
          <table:table-cell table:formula="of:=IF([.B402]&gt;[.$G$3];1;0)" office:value-type="float" office:value="0" calcext:value-type="float">
            <text:p>0</text:p>
          </table:table-cell>
          <table:table-cell table:formula="of:=[.C40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000000" calcext:value-type="float">
            <text:p>1477010463000000</text:p>
          </table:table-cell>
          <table:table-cell table:style-name="ce16" office:value-type="float" office:value="2.43375" calcext:value-type="float">
            <text:p>2.43375</text:p>
          </table:table-cell>
          <table:table-cell table:style-name="ce23"/>
          <table:table-cell office:value-type="float" office:value="2.43375" calcext:value-type="float">
            <text:p>2.43375</text:p>
          </table:table-cell>
          <table:table-cell table:formula="of:=IF([.B403]&gt;[.$G$3];1;0)" office:value-type="float" office:value="0" calcext:value-type="float">
            <text:p>0</text:p>
          </table:table-cell>
          <table:table-cell table:formula="of:=[.C40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050000" calcext:value-type="float">
            <text:p>1477010463050000</text:p>
          </table:table-cell>
          <table:table-cell/>
          <table:table-cell table:number-columns-repeated="2" office:value-type="float" office:value="1.73388" calcext:value-type="float">
            <text:p>1.73388</text:p>
          </table:table-cell>
          <table:table-cell table:formula="of:=IF([.B404]&gt;[.$G$3];1;0)" office:value-type="float" office:value="0" calcext:value-type="float">
            <text:p>0</text:p>
          </table:table-cell>
          <table:table-cell table:formula="of:=[.C40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100000" calcext:value-type="float">
            <text:p>1477010463100000</text:p>
          </table:table-cell>
          <table:table-cell table:style-name="ce16" office:value-type="float" office:value="1.94142" calcext:value-type="float">
            <text:p>1.94142</text:p>
          </table:table-cell>
          <table:table-cell table:style-name="ce23"/>
          <table:table-cell office:value-type="float" office:value="1.94142" calcext:value-type="float">
            <text:p>1.94142</text:p>
          </table:table-cell>
          <table:table-cell table:formula="of:=IF([.B405]&gt;[.$G$3];1;0)" office:value-type="float" office:value="0" calcext:value-type="float">
            <text:p>0</text:p>
          </table:table-cell>
          <table:table-cell table:formula="of:=[.C40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150000" calcext:value-type="float">
            <text:p>1477010463150000</text:p>
          </table:table-cell>
          <table:table-cell/>
          <table:table-cell table:number-columns-repeated="2" office:value-type="float" office:value="1.73771" calcext:value-type="float">
            <text:p>1.73771</text:p>
          </table:table-cell>
          <table:table-cell table:formula="of:=IF([.B406]&gt;[.$G$3];1;0)" office:value-type="float" office:value="0" calcext:value-type="float">
            <text:p>0</text:p>
          </table:table-cell>
          <table:table-cell table:formula="of:=[.C40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200000" calcext:value-type="float">
            <text:p>1477010463200000</text:p>
          </table:table-cell>
          <table:table-cell table:style-name="ce16" office:value-type="float" office:value="3.39167" calcext:value-type="float">
            <text:p>3.39167</text:p>
          </table:table-cell>
          <table:table-cell table:style-name="ce23"/>
          <table:table-cell office:value-type="float" office:value="3.39167" calcext:value-type="float">
            <text:p>3.39167</text:p>
          </table:table-cell>
          <table:table-cell table:formula="of:=IF([.B407]&gt;[.$G$3];1;0)" office:value-type="float" office:value="0" calcext:value-type="float">
            <text:p>0</text:p>
          </table:table-cell>
          <table:table-cell table:formula="of:=[.C40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250000" calcext:value-type="float">
            <text:p>1477010463250000</text:p>
          </table:table-cell>
          <table:table-cell/>
          <table:table-cell table:number-columns-repeated="2" office:value-type="float" office:value="6.73152" calcext:value-type="float">
            <text:p>6.73152</text:p>
          </table:table-cell>
          <table:table-cell table:formula="of:=IF([.B408]&gt;[.$G$3];1;0)" office:value-type="float" office:value="0" calcext:value-type="float">
            <text:p>0</text:p>
          </table:table-cell>
          <table:table-cell table:formula="of:=[.C40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300000" calcext:value-type="float">
            <text:p>1477010463300000</text:p>
          </table:table-cell>
          <table:table-cell table:style-name="ce16" office:value-type="float" office:value="0.111919" calcext:value-type="float">
            <text:p>0.111919</text:p>
          </table:table-cell>
          <table:table-cell table:style-name="ce23"/>
          <table:table-cell office:value-type="float" office:value="0.111919" calcext:value-type="float">
            <text:p>0.111919</text:p>
          </table:table-cell>
          <table:table-cell table:formula="of:=IF([.B409]&gt;[.$G$3];1;0)" office:value-type="float" office:value="0" calcext:value-type="float">
            <text:p>0</text:p>
          </table:table-cell>
          <table:table-cell table:formula="of:=[.C40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350000" calcext:value-type="float">
            <text:p>1477010463350000</text:p>
          </table:table-cell>
          <table:table-cell/>
          <table:table-cell table:number-columns-repeated="2" office:value-type="float" office:value="7.76598" calcext:value-type="float">
            <text:p>7.76598</text:p>
          </table:table-cell>
          <table:table-cell table:formula="of:=IF([.B410]&gt;[.$G$3];1;0)" office:value-type="float" office:value="0" calcext:value-type="float">
            <text:p>0</text:p>
          </table:table-cell>
          <table:table-cell table:formula="of:=[.C41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400000" calcext:value-type="float">
            <text:p>1477010463400000</text:p>
          </table:table-cell>
          <table:table-cell table:style-name="ce16" office:value-type="float" office:value="0.184434" calcext:value-type="float">
            <text:p>0.184434</text:p>
          </table:table-cell>
          <table:table-cell table:style-name="ce23"/>
          <table:table-cell office:value-type="float" office:value="0.184434" calcext:value-type="float">
            <text:p>0.184434</text:p>
          </table:table-cell>
          <table:table-cell table:formula="of:=IF([.B411]&gt;[.$G$3];1;0)" office:value-type="float" office:value="0" calcext:value-type="float">
            <text:p>0</text:p>
          </table:table-cell>
          <table:table-cell table:formula="of:=[.C41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450000" calcext:value-type="float">
            <text:p>1477010463450000</text:p>
          </table:table-cell>
          <table:table-cell/>
          <table:table-cell table:number-columns-repeated="2" office:value-type="float" office:value="0.49358" calcext:value-type="float">
            <text:p>0.49358</text:p>
          </table:table-cell>
          <table:table-cell table:formula="of:=IF([.B412]&gt;[.$G$3];1;0)" office:value-type="float" office:value="0" calcext:value-type="float">
            <text:p>0</text:p>
          </table:table-cell>
          <table:table-cell table:formula="of:=[.C41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500000" calcext:value-type="float">
            <text:p>1477010463500000</text:p>
          </table:table-cell>
          <table:table-cell table:style-name="ce16" office:value-type="float" office:value="0.67593" calcext:value-type="float">
            <text:p>0.67593</text:p>
          </table:table-cell>
          <table:table-cell table:style-name="ce23"/>
          <table:table-cell office:value-type="float" office:value="0.67593" calcext:value-type="float">
            <text:p>0.67593</text:p>
          </table:table-cell>
          <table:table-cell table:formula="of:=IF([.B413]&gt;[.$G$3];1;0)" office:value-type="float" office:value="0" calcext:value-type="float">
            <text:p>0</text:p>
          </table:table-cell>
          <table:table-cell table:formula="of:=[.C41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550000" calcext:value-type="float">
            <text:p>1477010463550000</text:p>
          </table:table-cell>
          <table:table-cell/>
          <table:table-cell table:number-columns-repeated="2" office:value-type="float" office:value="0.454688" calcext:value-type="float">
            <text:p>0.454688</text:p>
          </table:table-cell>
          <table:table-cell table:formula="of:=IF([.B414]&gt;[.$G$3];1;0)" office:value-type="float" office:value="0" calcext:value-type="float">
            <text:p>0</text:p>
          </table:table-cell>
          <table:table-cell table:formula="of:=[.C41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600000" calcext:value-type="float">
            <text:p>1477010463600000</text:p>
          </table:table-cell>
          <table:table-cell table:style-name="ce16" office:value-type="float" office:value="0.118927" calcext:value-type="float">
            <text:p>0.118927</text:p>
          </table:table-cell>
          <table:table-cell table:style-name="ce23"/>
          <table:table-cell office:value-type="float" office:value="0.118927" calcext:value-type="float">
            <text:p>0.118927</text:p>
          </table:table-cell>
          <table:table-cell table:formula="of:=IF([.B415]&gt;[.$G$3];1;0)" office:value-type="float" office:value="0" calcext:value-type="float">
            <text:p>0</text:p>
          </table:table-cell>
          <table:table-cell table:formula="of:=[.C41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650000" calcext:value-type="float">
            <text:p>1477010463650000</text:p>
          </table:table-cell>
          <table:table-cell/>
          <table:table-cell table:number-columns-repeated="2" office:value-type="float" office:value="3.24147" calcext:value-type="float">
            <text:p>3.24147</text:p>
          </table:table-cell>
          <table:table-cell table:formula="of:=IF([.B416]&gt;[.$G$3];1;0)" office:value-type="float" office:value="0" calcext:value-type="float">
            <text:p>0</text:p>
          </table:table-cell>
          <table:table-cell table:formula="of:=[.C41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700000" calcext:value-type="float">
            <text:p>1477010463700000</text:p>
          </table:table-cell>
          <table:table-cell table:style-name="ce16" office:value-type="float" office:value="1.83523" calcext:value-type="float">
            <text:p>1.83523</text:p>
          </table:table-cell>
          <table:table-cell table:style-name="ce23"/>
          <table:table-cell office:value-type="float" office:value="1.83523" calcext:value-type="float">
            <text:p>1.83523</text:p>
          </table:table-cell>
          <table:table-cell table:formula="of:=IF([.B417]&gt;[.$G$3];1;0)" office:value-type="float" office:value="0" calcext:value-type="float">
            <text:p>0</text:p>
          </table:table-cell>
          <table:table-cell table:formula="of:=[.C41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750000" calcext:value-type="float">
            <text:p>1477010463750000</text:p>
          </table:table-cell>
          <table:table-cell/>
          <table:table-cell table:number-columns-repeated="2" office:value-type="float" office:value="2.10911" calcext:value-type="float">
            <text:p>2.10911</text:p>
          </table:table-cell>
          <table:table-cell table:formula="of:=IF([.B418]&gt;[.$G$3];1;0)" office:value-type="float" office:value="0" calcext:value-type="float">
            <text:p>0</text:p>
          </table:table-cell>
          <table:table-cell table:formula="of:=[.C41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800000" calcext:value-type="float">
            <text:p>1477010463800000</text:p>
          </table:table-cell>
          <table:table-cell table:style-name="ce16" office:value-type="float" office:value="0.119405" calcext:value-type="float">
            <text:p>0.119405</text:p>
          </table:table-cell>
          <table:table-cell table:style-name="ce23"/>
          <table:table-cell office:value-type="float" office:value="0.119405" calcext:value-type="float">
            <text:p>0.119405</text:p>
          </table:table-cell>
          <table:table-cell table:formula="of:=IF([.B419]&gt;[.$G$3];1;0)" office:value-type="float" office:value="0" calcext:value-type="float">
            <text:p>0</text:p>
          </table:table-cell>
          <table:table-cell table:formula="of:=[.C41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850000" calcext:value-type="float">
            <text:p>1477010463850000</text:p>
          </table:table-cell>
          <table:table-cell/>
          <table:table-cell table:number-columns-repeated="2" office:value-type="float" office:value="1.0658" calcext:value-type="float">
            <text:p>1.0658</text:p>
          </table:table-cell>
          <table:table-cell table:formula="of:=IF([.B420]&gt;[.$G$3];1;0)" office:value-type="float" office:value="0" calcext:value-type="float">
            <text:p>0</text:p>
          </table:table-cell>
          <table:table-cell table:formula="of:=[.C42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900000" calcext:value-type="float">
            <text:p>1477010463900000</text:p>
          </table:table-cell>
          <table:table-cell table:style-name="ce16" office:value-type="float" office:value="3.63609" calcext:value-type="float">
            <text:p>3.63609</text:p>
          </table:table-cell>
          <table:table-cell table:style-name="ce23"/>
          <table:table-cell office:value-type="float" office:value="3.63609" calcext:value-type="float">
            <text:p>3.63609</text:p>
          </table:table-cell>
          <table:table-cell table:formula="of:=IF([.B421]&gt;[.$G$3];1;0)" office:value-type="float" office:value="0" calcext:value-type="float">
            <text:p>0</text:p>
          </table:table-cell>
          <table:table-cell table:formula="of:=[.C42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3950000" calcext:value-type="float">
            <text:p>1477010463950000</text:p>
          </table:table-cell>
          <table:table-cell/>
          <table:table-cell table:number-columns-repeated="2" office:value-type="float" office:value="0.600088" calcext:value-type="float">
            <text:p>0.600088</text:p>
          </table:table-cell>
          <table:table-cell table:formula="of:=IF([.B422]&gt;[.$G$3];1;0)" office:value-type="float" office:value="0" calcext:value-type="float">
            <text:p>0</text:p>
          </table:table-cell>
          <table:table-cell table:formula="of:=[.C42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000000" calcext:value-type="float">
            <text:p>1477010464000000</text:p>
          </table:table-cell>
          <table:table-cell table:style-name="ce16" office:value-type="float" office:value="2.04198" calcext:value-type="float">
            <text:p>2.04198</text:p>
          </table:table-cell>
          <table:table-cell table:style-name="ce23"/>
          <table:table-cell office:value-type="float" office:value="2.04198" calcext:value-type="float">
            <text:p>2.04198</text:p>
          </table:table-cell>
          <table:table-cell table:formula="of:=IF([.B423]&gt;[.$G$3];1;0)" office:value-type="float" office:value="0" calcext:value-type="float">
            <text:p>0</text:p>
          </table:table-cell>
          <table:table-cell table:formula="of:=[.C42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050000" calcext:value-type="float">
            <text:p>1477010464050000</text:p>
          </table:table-cell>
          <table:table-cell/>
          <table:table-cell table:number-columns-repeated="2" office:value-type="float" office:value="9.08367" calcext:value-type="float">
            <text:p>9.08367</text:p>
          </table:table-cell>
          <table:table-cell table:formula="of:=IF([.B424]&gt;[.$G$3];1;0)" office:value-type="float" office:value="0" calcext:value-type="float">
            <text:p>0</text:p>
          </table:table-cell>
          <table:table-cell table:formula="of:=[.C424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64100000" calcext:value-type="float">
            <text:p>1477010464100000</text:p>
          </table:table-cell>
          <table:table-cell table:style-name="ce16" office:value-type="float" office:value="0.422578" calcext:value-type="float">
            <text:p>0.422578</text:p>
          </table:table-cell>
          <table:table-cell table:style-name="ce23"/>
          <table:table-cell office:value-type="float" office:value="0.422578" calcext:value-type="float">
            <text:p>0.422578</text:p>
          </table:table-cell>
          <table:table-cell table:formula="of:=IF([.B425]&gt;[.$G$3];1;0)" office:value-type="float" office:value="0" calcext:value-type="float">
            <text:p>0</text:p>
          </table:table-cell>
          <table:table-cell table:formula="of:=[.C42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150000" calcext:value-type="float">
            <text:p>1477010464150000</text:p>
          </table:table-cell>
          <table:table-cell/>
          <table:table-cell table:number-columns-repeated="2" office:value-type="float" office:value="2.31995" calcext:value-type="float">
            <text:p>2.31995</text:p>
          </table:table-cell>
          <table:table-cell table:formula="of:=IF([.B426]&gt;[.$G$3];1;0)" office:value-type="float" office:value="0" calcext:value-type="float">
            <text:p>0</text:p>
          </table:table-cell>
          <table:table-cell table:formula="of:=[.C42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200000" calcext:value-type="float">
            <text:p>1477010464200000</text:p>
          </table:table-cell>
          <table:table-cell table:style-name="ce16" office:value-type="float" office:value="0.959573" calcext:value-type="float">
            <text:p>0.959573</text:p>
          </table:table-cell>
          <table:table-cell table:style-name="ce23"/>
          <table:table-cell office:value-type="float" office:value="0.959573" calcext:value-type="float">
            <text:p>0.959573</text:p>
          </table:table-cell>
          <table:table-cell table:formula="of:=IF([.B427]&gt;[.$G$3];1;0)" office:value-type="float" office:value="0" calcext:value-type="float">
            <text:p>0</text:p>
          </table:table-cell>
          <table:table-cell table:formula="of:=[.C42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250000" calcext:value-type="float">
            <text:p>1477010464250000</text:p>
          </table:table-cell>
          <table:table-cell/>
          <table:table-cell table:number-columns-repeated="2" office:value-type="float" office:value="0.827174" calcext:value-type="float">
            <text:p>0.827174</text:p>
          </table:table-cell>
          <table:table-cell table:formula="of:=IF([.B428]&gt;[.$G$3];1;0)" office:value-type="float" office:value="0" calcext:value-type="float">
            <text:p>0</text:p>
          </table:table-cell>
          <table:table-cell table:formula="of:=[.C42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300000" calcext:value-type="float">
            <text:p>1477010464300000</text:p>
          </table:table-cell>
          <table:table-cell table:style-name="ce16" office:value-type="float" office:value="1.20569" calcext:value-type="float">
            <text:p>1.20569</text:p>
          </table:table-cell>
          <table:table-cell table:style-name="ce23"/>
          <table:table-cell office:value-type="float" office:value="1.20569" calcext:value-type="float">
            <text:p>1.20569</text:p>
          </table:table-cell>
          <table:table-cell table:formula="of:=IF([.B429]&gt;[.$G$3];1;0)" office:value-type="float" office:value="0" calcext:value-type="float">
            <text:p>0</text:p>
          </table:table-cell>
          <table:table-cell table:formula="of:=[.C42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350000" calcext:value-type="float">
            <text:p>1477010464350000</text:p>
          </table:table-cell>
          <table:table-cell/>
          <table:table-cell table:number-columns-repeated="2" office:value-type="float" office:value="2.99933" calcext:value-type="float">
            <text:p>2.99933</text:p>
          </table:table-cell>
          <table:table-cell table:formula="of:=IF([.B430]&gt;[.$G$3];1;0)" office:value-type="float" office:value="0" calcext:value-type="float">
            <text:p>0</text:p>
          </table:table-cell>
          <table:table-cell table:formula="of:=[.C43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400000" calcext:value-type="float">
            <text:p>1477010464400000</text:p>
          </table:table-cell>
          <table:table-cell table:style-name="ce16" office:value-type="float" office:value="0.0224847" calcext:value-type="float">
            <text:p>0.0224847</text:p>
          </table:table-cell>
          <table:table-cell table:style-name="ce23"/>
          <table:table-cell office:value-type="float" office:value="0.0224847" calcext:value-type="float">
            <text:p>0.0224847</text:p>
          </table:table-cell>
          <table:table-cell table:formula="of:=IF([.B431]&gt;[.$G$3];1;0)" office:value-type="float" office:value="0" calcext:value-type="float">
            <text:p>0</text:p>
          </table:table-cell>
          <table:table-cell table:formula="of:=[.C43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450000" calcext:value-type="float">
            <text:p>1477010464450000</text:p>
          </table:table-cell>
          <table:table-cell/>
          <table:table-cell table:number-columns-repeated="2" office:value-type="float" office:value="4.93308" calcext:value-type="float">
            <text:p>4.93308</text:p>
          </table:table-cell>
          <table:table-cell table:formula="of:=IF([.B432]&gt;[.$G$3];1;0)" office:value-type="float" office:value="0" calcext:value-type="float">
            <text:p>0</text:p>
          </table:table-cell>
          <table:table-cell table:formula="of:=[.C43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500000" calcext:value-type="float">
            <text:p>1477010464500000</text:p>
          </table:table-cell>
          <table:table-cell table:style-name="ce16" office:value-type="float" office:value="0.12168" calcext:value-type="float">
            <text:p>0.12168</text:p>
          </table:table-cell>
          <table:table-cell table:style-name="ce23"/>
          <table:table-cell office:value-type="float" office:value="0.12168" calcext:value-type="float">
            <text:p>0.12168</text:p>
          </table:table-cell>
          <table:table-cell table:formula="of:=IF([.B433]&gt;[.$G$3];1;0)" office:value-type="float" office:value="0" calcext:value-type="float">
            <text:p>0</text:p>
          </table:table-cell>
          <table:table-cell table:formula="of:=[.C43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550000" calcext:value-type="float">
            <text:p>1477010464550000</text:p>
          </table:table-cell>
          <table:table-cell/>
          <table:table-cell table:number-columns-repeated="2" office:value-type="float" office:value="1.47268" calcext:value-type="float">
            <text:p>1.47268</text:p>
          </table:table-cell>
          <table:table-cell table:formula="of:=IF([.B434]&gt;[.$G$3];1;0)" office:value-type="float" office:value="0" calcext:value-type="float">
            <text:p>0</text:p>
          </table:table-cell>
          <table:table-cell table:formula="of:=[.C43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600000" calcext:value-type="float">
            <text:p>1477010464600000</text:p>
          </table:table-cell>
          <table:table-cell table:style-name="ce16" office:value-type="float" office:value="4.24773" calcext:value-type="float">
            <text:p>4.24773</text:p>
          </table:table-cell>
          <table:table-cell table:style-name="ce23"/>
          <table:table-cell office:value-type="float" office:value="4.24773" calcext:value-type="float">
            <text:p>4.24773</text:p>
          </table:table-cell>
          <table:table-cell table:formula="of:=IF([.B435]&gt;[.$G$3];1;0)" office:value-type="float" office:value="0" calcext:value-type="float">
            <text:p>0</text:p>
          </table:table-cell>
          <table:table-cell table:formula="of:=[.C43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650000" calcext:value-type="float">
            <text:p>1477010464650000</text:p>
          </table:table-cell>
          <table:table-cell/>
          <table:table-cell table:number-columns-repeated="2" office:value-type="float" office:value="5.46322" calcext:value-type="float">
            <text:p>5.46322</text:p>
          </table:table-cell>
          <table:table-cell table:formula="of:=IF([.B436]&gt;[.$G$3];1;0)" office:value-type="float" office:value="0" calcext:value-type="float">
            <text:p>0</text:p>
          </table:table-cell>
          <table:table-cell table:formula="of:=[.C43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700000" calcext:value-type="float">
            <text:p>1477010464700000</text:p>
          </table:table-cell>
          <table:table-cell table:style-name="ce16" office:value-type="float" office:value="1.18775" calcext:value-type="float">
            <text:p>1.18775</text:p>
          </table:table-cell>
          <table:table-cell table:style-name="ce23"/>
          <table:table-cell office:value-type="float" office:value="1.18775" calcext:value-type="float">
            <text:p>1.18775</text:p>
          </table:table-cell>
          <table:table-cell table:formula="of:=IF([.B437]&gt;[.$G$3];1;0)" office:value-type="float" office:value="0" calcext:value-type="float">
            <text:p>0</text:p>
          </table:table-cell>
          <table:table-cell table:formula="of:=[.C43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750000" calcext:value-type="float">
            <text:p>1477010464750000</text:p>
          </table:table-cell>
          <table:table-cell/>
          <table:table-cell table:number-columns-repeated="2" office:value-type="float" office:value="1.86902" calcext:value-type="float">
            <text:p>1.86902</text:p>
          </table:table-cell>
          <table:table-cell table:formula="of:=IF([.B438]&gt;[.$G$3];1;0)" office:value-type="float" office:value="0" calcext:value-type="float">
            <text:p>0</text:p>
          </table:table-cell>
          <table:table-cell table:formula="of:=[.C43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800000" calcext:value-type="float">
            <text:p>1477010464800000</text:p>
          </table:table-cell>
          <table:table-cell table:style-name="ce16" office:value-type="float" office:value="0.233307" calcext:value-type="float">
            <text:p>0.233307</text:p>
          </table:table-cell>
          <table:table-cell table:style-name="ce23"/>
          <table:table-cell office:value-type="float" office:value="0.233307" calcext:value-type="float">
            <text:p>0.233307</text:p>
          </table:table-cell>
          <table:table-cell table:formula="of:=IF([.B439]&gt;[.$G$3];1;0)" office:value-type="float" office:value="0" calcext:value-type="float">
            <text:p>0</text:p>
          </table:table-cell>
          <table:table-cell table:formula="of:=[.C43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850000" calcext:value-type="float">
            <text:p>1477010464850000</text:p>
          </table:table-cell>
          <table:table-cell/>
          <table:table-cell table:number-columns-repeated="2" office:value-type="float" office:value="2.80695" calcext:value-type="float">
            <text:p>2.80695</text:p>
          </table:table-cell>
          <table:table-cell table:formula="of:=IF([.B440]&gt;[.$G$3];1;0)" office:value-type="float" office:value="0" calcext:value-type="float">
            <text:p>0</text:p>
          </table:table-cell>
          <table:table-cell table:formula="of:=[.C44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900000" calcext:value-type="float">
            <text:p>1477010464900000</text:p>
          </table:table-cell>
          <table:table-cell table:style-name="ce16" office:value-type="float" office:value="2.1635" calcext:value-type="float">
            <text:p>2.1635</text:p>
          </table:table-cell>
          <table:table-cell table:style-name="ce23"/>
          <table:table-cell office:value-type="float" office:value="2.1635" calcext:value-type="float">
            <text:p>2.1635</text:p>
          </table:table-cell>
          <table:table-cell table:formula="of:=IF([.B441]&gt;[.$G$3];1;0)" office:value-type="float" office:value="0" calcext:value-type="float">
            <text:p>0</text:p>
          </table:table-cell>
          <table:table-cell table:formula="of:=[.C44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4950000" calcext:value-type="float">
            <text:p>1477010464950000</text:p>
          </table:table-cell>
          <table:table-cell/>
          <table:table-cell table:number-columns-repeated="2" office:value-type="float" office:value="5.72704" calcext:value-type="float">
            <text:p>5.72704</text:p>
          </table:table-cell>
          <table:table-cell table:formula="of:=IF([.B442]&gt;[.$G$3];1;0)" office:value-type="float" office:value="0" calcext:value-type="float">
            <text:p>0</text:p>
          </table:table-cell>
          <table:table-cell table:formula="of:=[.C44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000000" calcext:value-type="float">
            <text:p>1477010465000000</text:p>
          </table:table-cell>
          <table:table-cell table:style-name="ce16" office:value-type="float" office:value="0.145037" calcext:value-type="float">
            <text:p>0.145037</text:p>
          </table:table-cell>
          <table:table-cell table:style-name="ce23"/>
          <table:table-cell office:value-type="float" office:value="0.145037" calcext:value-type="float">
            <text:p>0.145037</text:p>
          </table:table-cell>
          <table:table-cell table:formula="of:=IF([.B443]&gt;[.$G$3];1;0)" office:value-type="float" office:value="0" calcext:value-type="float">
            <text:p>0</text:p>
          </table:table-cell>
          <table:table-cell table:formula="of:=[.C44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050000" calcext:value-type="float">
            <text:p>1477010465050000</text:p>
          </table:table-cell>
          <table:table-cell/>
          <table:table-cell table:number-columns-repeated="2" office:value-type="float" office:value="1.41482" calcext:value-type="float">
            <text:p>1.41482</text:p>
          </table:table-cell>
          <table:table-cell table:formula="of:=IF([.B444]&gt;[.$G$3];1;0)" office:value-type="float" office:value="0" calcext:value-type="float">
            <text:p>0</text:p>
          </table:table-cell>
          <table:table-cell table:formula="of:=[.C44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100000" calcext:value-type="float">
            <text:p>1477010465100000</text:p>
          </table:table-cell>
          <table:table-cell table:style-name="ce16" office:value-type="float" office:value="4.52019" calcext:value-type="float">
            <text:p>4.52019</text:p>
          </table:table-cell>
          <table:table-cell table:style-name="ce23"/>
          <table:table-cell office:value-type="float" office:value="4.52019" calcext:value-type="float">
            <text:p>4.52019</text:p>
          </table:table-cell>
          <table:table-cell table:formula="of:=IF([.B445]&gt;[.$G$3];1;0)" office:value-type="float" office:value="0" calcext:value-type="float">
            <text:p>0</text:p>
          </table:table-cell>
          <table:table-cell table:formula="of:=[.C44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150000" calcext:value-type="float">
            <text:p>1477010465150000</text:p>
          </table:table-cell>
          <table:table-cell/>
          <table:table-cell table:number-columns-repeated="2" office:value-type="float" office:value="5.61585" calcext:value-type="float">
            <text:p>5.61585</text:p>
          </table:table-cell>
          <table:table-cell table:formula="of:=IF([.B446]&gt;[.$G$3];1;0)" office:value-type="float" office:value="0" calcext:value-type="float">
            <text:p>0</text:p>
          </table:table-cell>
          <table:table-cell table:formula="of:=[.C44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200000" calcext:value-type="float">
            <text:p>1477010465200000</text:p>
          </table:table-cell>
          <table:table-cell table:style-name="ce16" office:value-type="float" office:value="2.76253" calcext:value-type="float">
            <text:p>2.76253</text:p>
          </table:table-cell>
          <table:table-cell table:style-name="ce23"/>
          <table:table-cell office:value-type="float" office:value="2.76253" calcext:value-type="float">
            <text:p>2.76253</text:p>
          </table:table-cell>
          <table:table-cell table:formula="of:=IF([.B447]&gt;[.$G$3];1;0)" office:value-type="float" office:value="0" calcext:value-type="float">
            <text:p>0</text:p>
          </table:table-cell>
          <table:table-cell table:formula="of:=[.C44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250000" calcext:value-type="float">
            <text:p>1477010465250000</text:p>
          </table:table-cell>
          <table:table-cell/>
          <table:table-cell table:number-columns-repeated="2" office:value-type="float" office:value="5.03088" calcext:value-type="float">
            <text:p>5.03088</text:p>
          </table:table-cell>
          <table:table-cell table:formula="of:=IF([.B448]&gt;[.$G$3];1;0)" office:value-type="float" office:value="0" calcext:value-type="float">
            <text:p>0</text:p>
          </table:table-cell>
          <table:table-cell table:formula="of:=[.C44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300000" calcext:value-type="float">
            <text:p>1477010465300000</text:p>
          </table:table-cell>
          <table:table-cell table:style-name="ce16" office:value-type="float" office:value="1.50935" calcext:value-type="float">
            <text:p>1.50935</text:p>
          </table:table-cell>
          <table:table-cell table:style-name="ce23"/>
          <table:table-cell office:value-type="float" office:value="1.50935" calcext:value-type="float">
            <text:p>1.50935</text:p>
          </table:table-cell>
          <table:table-cell table:formula="of:=IF([.B449]&gt;[.$G$3];1;0)" office:value-type="float" office:value="0" calcext:value-type="float">
            <text:p>0</text:p>
          </table:table-cell>
          <table:table-cell table:formula="of:=[.C44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350000" calcext:value-type="float">
            <text:p>1477010465350000</text:p>
          </table:table-cell>
          <table:table-cell/>
          <table:table-cell table:number-columns-repeated="2" office:value-type="float" office:value="1.19423" calcext:value-type="float">
            <text:p>1.19423</text:p>
          </table:table-cell>
          <table:table-cell table:formula="of:=IF([.B450]&gt;[.$G$3];1;0)" office:value-type="float" office:value="0" calcext:value-type="float">
            <text:p>0</text:p>
          </table:table-cell>
          <table:table-cell table:formula="of:=[.C45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400000" calcext:value-type="float">
            <text:p>1477010465400000</text:p>
          </table:table-cell>
          <table:table-cell table:style-name="ce16" office:value-type="float" office:value="0.489774" calcext:value-type="float">
            <text:p>0.489774</text:p>
          </table:table-cell>
          <table:table-cell table:style-name="ce23"/>
          <table:table-cell office:value-type="float" office:value="0.489774" calcext:value-type="float">
            <text:p>0.489774</text:p>
          </table:table-cell>
          <table:table-cell table:formula="of:=IF([.B451]&gt;[.$G$3];1;0)" office:value-type="float" office:value="0" calcext:value-type="float">
            <text:p>0</text:p>
          </table:table-cell>
          <table:table-cell table:formula="of:=[.C45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450000" calcext:value-type="float">
            <text:p>1477010465450000</text:p>
          </table:table-cell>
          <table:table-cell/>
          <table:table-cell table:number-columns-repeated="2" office:value-type="float" office:value="0.740716" calcext:value-type="float">
            <text:p>0.740716</text:p>
          </table:table-cell>
          <table:table-cell table:formula="of:=IF([.B452]&gt;[.$G$3];1;0)" office:value-type="float" office:value="0" calcext:value-type="float">
            <text:p>0</text:p>
          </table:table-cell>
          <table:table-cell table:formula="of:=[.C45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500000" calcext:value-type="float">
            <text:p>1477010465500000</text:p>
          </table:table-cell>
          <table:table-cell table:style-name="ce16" office:value-type="float" office:value="0.949763" calcext:value-type="float">
            <text:p>0.949763</text:p>
          </table:table-cell>
          <table:table-cell table:style-name="ce23"/>
          <table:table-cell office:value-type="float" office:value="0.949763" calcext:value-type="float">
            <text:p>0.949763</text:p>
          </table:table-cell>
          <table:table-cell table:formula="of:=IF([.B453]&gt;[.$G$3];1;0)" office:value-type="float" office:value="0" calcext:value-type="float">
            <text:p>0</text:p>
          </table:table-cell>
          <table:table-cell table:formula="of:=[.C45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550000" calcext:value-type="float">
            <text:p>1477010465550000</text:p>
          </table:table-cell>
          <table:table-cell/>
          <table:table-cell table:number-columns-repeated="2" office:value-type="float" office:value="4.68756" calcext:value-type="float">
            <text:p>4.68756</text:p>
          </table:table-cell>
          <table:table-cell table:formula="of:=IF([.B454]&gt;[.$G$3];1;0)" office:value-type="float" office:value="0" calcext:value-type="float">
            <text:p>0</text:p>
          </table:table-cell>
          <table:table-cell table:formula="of:=[.C45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600000" calcext:value-type="float">
            <text:p>1477010465600000</text:p>
          </table:table-cell>
          <table:table-cell table:style-name="ce16" office:value-type="float" office:value="6.33011" calcext:value-type="float">
            <text:p>6.33011</text:p>
          </table:table-cell>
          <table:table-cell table:style-name="ce23"/>
          <table:table-cell office:value-type="float" office:value="6.33011" calcext:value-type="float">
            <text:p>6.33011</text:p>
          </table:table-cell>
          <table:table-cell table:formula="of:=IF([.B455]&gt;[.$G$3];1;0)" office:value-type="float" office:value="1" calcext:value-type="float">
            <text:p>1</text:p>
          </table:table-cell>
          <table:table-cell table:formula="of:=[.C45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650000" calcext:value-type="float">
            <text:p>1477010465650000</text:p>
          </table:table-cell>
          <table:table-cell/>
          <table:table-cell table:number-columns-repeated="2" office:value-type="float" office:value="1.6861" calcext:value-type="float">
            <text:p>1.6861</text:p>
          </table:table-cell>
          <table:table-cell table:formula="of:=IF([.B456]&gt;[.$G$3];1;0)" office:value-type="float" office:value="0" calcext:value-type="float">
            <text:p>0</text:p>
          </table:table-cell>
          <table:table-cell table:formula="of:=[.C45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700000" calcext:value-type="float">
            <text:p>1477010465700000</text:p>
          </table:table-cell>
          <table:table-cell table:style-name="ce16" office:value-type="float" office:value="0.875672" calcext:value-type="float">
            <text:p>0.875672</text:p>
          </table:table-cell>
          <table:table-cell table:style-name="ce23"/>
          <table:table-cell office:value-type="float" office:value="0.875672" calcext:value-type="float">
            <text:p>0.875672</text:p>
          </table:table-cell>
          <table:table-cell table:formula="of:=IF([.B457]&gt;[.$G$3];1;0)" office:value-type="float" office:value="0" calcext:value-type="float">
            <text:p>0</text:p>
          </table:table-cell>
          <table:table-cell table:formula="of:=[.C45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750000" calcext:value-type="float">
            <text:p>1477010465750000</text:p>
          </table:table-cell>
          <table:table-cell/>
          <table:table-cell table:number-columns-repeated="2" office:value-type="float" office:value="5.88318" calcext:value-type="float">
            <text:p>5.88318</text:p>
          </table:table-cell>
          <table:table-cell table:formula="of:=IF([.B458]&gt;[.$G$3];1;0)" office:value-type="float" office:value="0" calcext:value-type="float">
            <text:p>0</text:p>
          </table:table-cell>
          <table:table-cell table:formula="of:=[.C45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800000" calcext:value-type="float">
            <text:p>1477010465800000</text:p>
          </table:table-cell>
          <table:table-cell table:style-name="ce16" office:value-type="float" office:value="4.31984" calcext:value-type="float">
            <text:p>4.31984</text:p>
          </table:table-cell>
          <table:table-cell table:style-name="ce23"/>
          <table:table-cell office:value-type="float" office:value="4.31984" calcext:value-type="float">
            <text:p>4.31984</text:p>
          </table:table-cell>
          <table:table-cell table:formula="of:=IF([.B459]&gt;[.$G$3];1;0)" office:value-type="float" office:value="0" calcext:value-type="float">
            <text:p>0</text:p>
          </table:table-cell>
          <table:table-cell table:formula="of:=[.C45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850000" calcext:value-type="float">
            <text:p>1477010465850000</text:p>
          </table:table-cell>
          <table:table-cell/>
          <table:table-cell table:number-columns-repeated="2" office:value-type="float" office:value="3.17875" calcext:value-type="float">
            <text:p>3.17875</text:p>
          </table:table-cell>
          <table:table-cell table:formula="of:=IF([.B460]&gt;[.$G$3];1;0)" office:value-type="float" office:value="0" calcext:value-type="float">
            <text:p>0</text:p>
          </table:table-cell>
          <table:table-cell table:formula="of:=[.C46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900000" calcext:value-type="float">
            <text:p>1477010465900000</text:p>
          </table:table-cell>
          <table:table-cell table:style-name="ce16" office:value-type="float" office:value="2.20078" calcext:value-type="float">
            <text:p>2.20078</text:p>
          </table:table-cell>
          <table:table-cell table:style-name="ce23"/>
          <table:table-cell office:value-type="float" office:value="2.20078" calcext:value-type="float">
            <text:p>2.20078</text:p>
          </table:table-cell>
          <table:table-cell table:formula="of:=IF([.B461]&gt;[.$G$3];1;0)" office:value-type="float" office:value="0" calcext:value-type="float">
            <text:p>0</text:p>
          </table:table-cell>
          <table:table-cell table:formula="of:=[.C46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5950000" calcext:value-type="float">
            <text:p>1477010465950000</text:p>
          </table:table-cell>
          <table:table-cell/>
          <table:table-cell table:number-columns-repeated="2" office:value-type="float" office:value="0.549629" calcext:value-type="float">
            <text:p>0.549629</text:p>
          </table:table-cell>
          <table:table-cell table:formula="of:=IF([.B462]&gt;[.$G$3];1;0)" office:value-type="float" office:value="0" calcext:value-type="float">
            <text:p>0</text:p>
          </table:table-cell>
          <table:table-cell table:formula="of:=[.C46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000000" calcext:value-type="float">
            <text:p>1477010466000000</text:p>
          </table:table-cell>
          <table:table-cell table:style-name="ce16" office:value-type="float" office:value="2.84607" calcext:value-type="float">
            <text:p>2.84607</text:p>
          </table:table-cell>
          <table:table-cell table:style-name="ce23"/>
          <table:table-cell office:value-type="float" office:value="2.84607" calcext:value-type="float">
            <text:p>2.84607</text:p>
          </table:table-cell>
          <table:table-cell table:formula="of:=IF([.B463]&gt;[.$G$3];1;0)" office:value-type="float" office:value="0" calcext:value-type="float">
            <text:p>0</text:p>
          </table:table-cell>
          <table:table-cell table:formula="of:=[.C46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050000" calcext:value-type="float">
            <text:p>1477010466050000</text:p>
          </table:table-cell>
          <table:table-cell/>
          <table:table-cell table:number-columns-repeated="2" office:value-type="float" office:value="0.176442" calcext:value-type="float">
            <text:p>0.176442</text:p>
          </table:table-cell>
          <table:table-cell table:formula="of:=IF([.B464]&gt;[.$G$3];1;0)" office:value-type="float" office:value="0" calcext:value-type="float">
            <text:p>0</text:p>
          </table:table-cell>
          <table:table-cell table:formula="of:=[.C46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100000" calcext:value-type="float">
            <text:p>1477010466100000</text:p>
          </table:table-cell>
          <table:table-cell table:style-name="ce16" office:value-type="float" office:value="1.9688" calcext:value-type="float">
            <text:p>1.9688</text:p>
          </table:table-cell>
          <table:table-cell table:style-name="ce23"/>
          <table:table-cell office:value-type="float" office:value="1.9688" calcext:value-type="float">
            <text:p>1.9688</text:p>
          </table:table-cell>
          <table:table-cell table:formula="of:=IF([.B465]&gt;[.$G$3];1;0)" office:value-type="float" office:value="0" calcext:value-type="float">
            <text:p>0</text:p>
          </table:table-cell>
          <table:table-cell table:formula="of:=[.C46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150000" calcext:value-type="float">
            <text:p>1477010466150000</text:p>
          </table:table-cell>
          <table:table-cell/>
          <table:table-cell table:number-columns-repeated="2" office:value-type="float" office:value="0.746228" calcext:value-type="float">
            <text:p>0.746228</text:p>
          </table:table-cell>
          <table:table-cell table:formula="of:=IF([.B466]&gt;[.$G$3];1;0)" office:value-type="float" office:value="0" calcext:value-type="float">
            <text:p>0</text:p>
          </table:table-cell>
          <table:table-cell table:formula="of:=[.C46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200000" calcext:value-type="float">
            <text:p>1477010466200000</text:p>
          </table:table-cell>
          <table:table-cell table:style-name="ce16" office:value-type="float" office:value="0.0944456" calcext:value-type="float">
            <text:p>0.0944456</text:p>
          </table:table-cell>
          <table:table-cell table:style-name="ce23"/>
          <table:table-cell office:value-type="float" office:value="0.0944456" calcext:value-type="float">
            <text:p>0.0944456</text:p>
          </table:table-cell>
          <table:table-cell table:formula="of:=IF([.B467]&gt;[.$G$3];1;0)" office:value-type="float" office:value="0" calcext:value-type="float">
            <text:p>0</text:p>
          </table:table-cell>
          <table:table-cell table:formula="of:=[.C46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250000" calcext:value-type="float">
            <text:p>1477010466250000</text:p>
          </table:table-cell>
          <table:table-cell/>
          <table:table-cell table:number-columns-repeated="2" office:value-type="float" office:value="0.242841" calcext:value-type="float">
            <text:p>0.242841</text:p>
          </table:table-cell>
          <table:table-cell table:formula="of:=IF([.B468]&gt;[.$G$3];1;0)" office:value-type="float" office:value="0" calcext:value-type="float">
            <text:p>0</text:p>
          </table:table-cell>
          <table:table-cell table:formula="of:=[.C46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300000" calcext:value-type="float">
            <text:p>1477010466300000</text:p>
          </table:table-cell>
          <table:table-cell table:style-name="ce16" office:value-type="float" office:value="0.853473" calcext:value-type="float">
            <text:p>0.853473</text:p>
          </table:table-cell>
          <table:table-cell table:style-name="ce23"/>
          <table:table-cell office:value-type="float" office:value="0.853473" calcext:value-type="float">
            <text:p>0.853473</text:p>
          </table:table-cell>
          <table:table-cell table:formula="of:=IF([.B469]&gt;[.$G$3];1;0)" office:value-type="float" office:value="0" calcext:value-type="float">
            <text:p>0</text:p>
          </table:table-cell>
          <table:table-cell table:formula="of:=[.C46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350000" calcext:value-type="float">
            <text:p>1477010466350000</text:p>
          </table:table-cell>
          <table:table-cell/>
          <table:table-cell table:number-columns-repeated="2" office:value-type="float" office:value="8.2474" calcext:value-type="float">
            <text:p>8.2474</text:p>
          </table:table-cell>
          <table:table-cell table:formula="of:=IF([.B470]&gt;[.$G$3];1;0)" office:value-type="float" office:value="0" calcext:value-type="float">
            <text:p>0</text:p>
          </table:table-cell>
          <table:table-cell table:formula="of:=[.C470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66400000" calcext:value-type="float">
            <text:p>1477010466400000</text:p>
          </table:table-cell>
          <table:table-cell table:style-name="ce16" office:value-type="float" office:value="0.796155" calcext:value-type="float">
            <text:p>0.796155</text:p>
          </table:table-cell>
          <table:table-cell table:style-name="ce23"/>
          <table:table-cell office:value-type="float" office:value="0.796155" calcext:value-type="float">
            <text:p>0.796155</text:p>
          </table:table-cell>
          <table:table-cell table:formula="of:=IF([.B471]&gt;[.$G$3];1;0)" office:value-type="float" office:value="0" calcext:value-type="float">
            <text:p>0</text:p>
          </table:table-cell>
          <table:table-cell table:formula="of:=[.C47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450000" calcext:value-type="float">
            <text:p>1477010466450000</text:p>
          </table:table-cell>
          <table:table-cell/>
          <table:table-cell table:number-columns-repeated="2" office:value-type="float" office:value="6.53522" calcext:value-type="float">
            <text:p>6.53522</text:p>
          </table:table-cell>
          <table:table-cell table:formula="of:=IF([.B472]&gt;[.$G$3];1;0)" office:value-type="float" office:value="0" calcext:value-type="float">
            <text:p>0</text:p>
          </table:table-cell>
          <table:table-cell table:formula="of:=[.C47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500000" calcext:value-type="float">
            <text:p>1477010466500000</text:p>
          </table:table-cell>
          <table:table-cell table:style-name="ce16" office:value-type="float" office:value="1.75986" calcext:value-type="float">
            <text:p>1.75986</text:p>
          </table:table-cell>
          <table:table-cell table:style-name="ce23"/>
          <table:table-cell office:value-type="float" office:value="1.75986" calcext:value-type="float">
            <text:p>1.75986</text:p>
          </table:table-cell>
          <table:table-cell table:formula="of:=IF([.B473]&gt;[.$G$3];1;0)" office:value-type="float" office:value="0" calcext:value-type="float">
            <text:p>0</text:p>
          </table:table-cell>
          <table:table-cell table:formula="of:=[.C47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550000" calcext:value-type="float">
            <text:p>1477010466550000</text:p>
          </table:table-cell>
          <table:table-cell/>
          <table:table-cell table:number-columns-repeated="2" office:value-type="float" office:value="0.70986" calcext:value-type="float">
            <text:p>0.70986</text:p>
          </table:table-cell>
          <table:table-cell table:formula="of:=IF([.B474]&gt;[.$G$3];1;0)" office:value-type="float" office:value="0" calcext:value-type="float">
            <text:p>0</text:p>
          </table:table-cell>
          <table:table-cell table:formula="of:=[.C47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600000" calcext:value-type="float">
            <text:p>1477010466600000</text:p>
          </table:table-cell>
          <table:table-cell table:style-name="ce16" office:value-type="float" office:value="9.3776" calcext:value-type="float">
            <text:p>9.3776</text:p>
          </table:table-cell>
          <table:table-cell table:style-name="ce23"/>
          <table:table-cell office:value-type="float" office:value="9.3776" calcext:value-type="float">
            <text:p>9.3776</text:p>
          </table:table-cell>
          <table:table-cell table:formula="of:=IF([.B475]&gt;[.$G$3];1;0)" office:value-type="float" office:value="1" calcext:value-type="float">
            <text:p>1</text:p>
          </table:table-cell>
          <table:table-cell table:formula="of:=[.C47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650000" calcext:value-type="float">
            <text:p>1477010466650000</text:p>
          </table:table-cell>
          <table:table-cell/>
          <table:table-cell table:number-columns-repeated="2" office:value-type="float" office:value="1.50653" calcext:value-type="float">
            <text:p>1.50653</text:p>
          </table:table-cell>
          <table:table-cell table:formula="of:=IF([.B476]&gt;[.$G$3];1;0)" office:value-type="float" office:value="0" calcext:value-type="float">
            <text:p>0</text:p>
          </table:table-cell>
          <table:table-cell table:formula="of:=[.C47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700000" calcext:value-type="float">
            <text:p>1477010466700000</text:p>
          </table:table-cell>
          <table:table-cell table:style-name="ce16" office:value-type="float" office:value="0.556487" calcext:value-type="float">
            <text:p>0.556487</text:p>
          </table:table-cell>
          <table:table-cell table:style-name="ce23"/>
          <table:table-cell office:value-type="float" office:value="0.556487" calcext:value-type="float">
            <text:p>0.556487</text:p>
          </table:table-cell>
          <table:table-cell table:formula="of:=IF([.B477]&gt;[.$G$3];1;0)" office:value-type="float" office:value="0" calcext:value-type="float">
            <text:p>0</text:p>
          </table:table-cell>
          <table:table-cell table:formula="of:=[.C47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750000" calcext:value-type="float">
            <text:p>1477010466750000</text:p>
          </table:table-cell>
          <table:table-cell/>
          <table:table-cell table:number-columns-repeated="2" office:value-type="float" office:value="0.524037" calcext:value-type="float">
            <text:p>0.524037</text:p>
          </table:table-cell>
          <table:table-cell table:formula="of:=IF([.B478]&gt;[.$G$3];1;0)" office:value-type="float" office:value="0" calcext:value-type="float">
            <text:p>0</text:p>
          </table:table-cell>
          <table:table-cell table:formula="of:=[.C47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800000" calcext:value-type="float">
            <text:p>1477010466800000</text:p>
          </table:table-cell>
          <table:table-cell table:style-name="ce16" office:value-type="float" office:value="3.85189" calcext:value-type="float">
            <text:p>3.85189</text:p>
          </table:table-cell>
          <table:table-cell table:style-name="ce23"/>
          <table:table-cell office:value-type="float" office:value="3.85189" calcext:value-type="float">
            <text:p>3.85189</text:p>
          </table:table-cell>
          <table:table-cell table:formula="of:=IF([.B479]&gt;[.$G$3];1;0)" office:value-type="float" office:value="0" calcext:value-type="float">
            <text:p>0</text:p>
          </table:table-cell>
          <table:table-cell table:formula="of:=[.C47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850000" calcext:value-type="float">
            <text:p>1477010466850000</text:p>
          </table:table-cell>
          <table:table-cell/>
          <table:table-cell table:number-columns-repeated="2" office:value-type="float" office:value="1.40044" calcext:value-type="float">
            <text:p>1.40044</text:p>
          </table:table-cell>
          <table:table-cell table:formula="of:=IF([.B480]&gt;[.$G$3];1;0)" office:value-type="float" office:value="0" calcext:value-type="float">
            <text:p>0</text:p>
          </table:table-cell>
          <table:table-cell table:formula="of:=[.C48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900000" calcext:value-type="float">
            <text:p>1477010466900000</text:p>
          </table:table-cell>
          <table:table-cell table:style-name="ce16" office:value-type="float" office:value="1.80882" calcext:value-type="float">
            <text:p>1.80882</text:p>
          </table:table-cell>
          <table:table-cell table:style-name="ce23"/>
          <table:table-cell office:value-type="float" office:value="1.80882" calcext:value-type="float">
            <text:p>1.80882</text:p>
          </table:table-cell>
          <table:table-cell table:formula="of:=IF([.B481]&gt;[.$G$3];1;0)" office:value-type="float" office:value="0" calcext:value-type="float">
            <text:p>0</text:p>
          </table:table-cell>
          <table:table-cell table:formula="of:=[.C48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6950000" calcext:value-type="float">
            <text:p>1477010466950000</text:p>
          </table:table-cell>
          <table:table-cell/>
          <table:table-cell table:number-columns-repeated="2" office:value-type="float" office:value="0.353675" calcext:value-type="float">
            <text:p>0.353675</text:p>
          </table:table-cell>
          <table:table-cell table:formula="of:=IF([.B482]&gt;[.$G$3];1;0)" office:value-type="float" office:value="0" calcext:value-type="float">
            <text:p>0</text:p>
          </table:table-cell>
          <table:table-cell table:formula="of:=[.C48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000000" calcext:value-type="float">
            <text:p>1477010467000000</text:p>
          </table:table-cell>
          <table:table-cell table:style-name="ce16" office:value-type="float" office:value="1.66141" calcext:value-type="float">
            <text:p>1.66141</text:p>
          </table:table-cell>
          <table:table-cell table:style-name="ce23"/>
          <table:table-cell office:value-type="float" office:value="1.66141" calcext:value-type="float">
            <text:p>1.66141</text:p>
          </table:table-cell>
          <table:table-cell table:formula="of:=IF([.B483]&gt;[.$G$3];1;0)" office:value-type="float" office:value="0" calcext:value-type="float">
            <text:p>0</text:p>
          </table:table-cell>
          <table:table-cell table:formula="of:=[.C48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050000" calcext:value-type="float">
            <text:p>1477010467050000</text:p>
          </table:table-cell>
          <table:table-cell/>
          <table:table-cell table:number-columns-repeated="2" office:value-type="float" office:value="3.0978" calcext:value-type="float">
            <text:p>3.0978</text:p>
          </table:table-cell>
          <table:table-cell table:formula="of:=IF([.B484]&gt;[.$G$3];1;0)" office:value-type="float" office:value="0" calcext:value-type="float">
            <text:p>0</text:p>
          </table:table-cell>
          <table:table-cell table:formula="of:=[.C48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100000" calcext:value-type="float">
            <text:p>1477010467100000</text:p>
          </table:table-cell>
          <table:table-cell table:style-name="ce16" office:value-type="float" office:value="0.52704" calcext:value-type="float">
            <text:p>0.52704</text:p>
          </table:table-cell>
          <table:table-cell table:style-name="ce23"/>
          <table:table-cell office:value-type="float" office:value="0.52704" calcext:value-type="float">
            <text:p>0.52704</text:p>
          </table:table-cell>
          <table:table-cell table:formula="of:=IF([.B485]&gt;[.$G$3];1;0)" office:value-type="float" office:value="0" calcext:value-type="float">
            <text:p>0</text:p>
          </table:table-cell>
          <table:table-cell table:formula="of:=[.C48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150000" calcext:value-type="float">
            <text:p>1477010467150000</text:p>
          </table:table-cell>
          <table:table-cell/>
          <table:table-cell table:number-columns-repeated="2" office:value-type="float" office:value="9.58109" calcext:value-type="float">
            <text:p>9.58109</text:p>
          </table:table-cell>
          <table:table-cell table:formula="of:=IF([.B486]&gt;[.$G$3];1;0)" office:value-type="float" office:value="0" calcext:value-type="float">
            <text:p>0</text:p>
          </table:table-cell>
          <table:table-cell table:formula="of:=[.C486]&gt;[.$H$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3">
          <table:table-cell office:value-type="float" office:value="1477010467200000" calcext:value-type="float">
            <text:p>1477010467200000</text:p>
          </table:table-cell>
          <table:table-cell table:style-name="ce16" office:value-type="float" office:value="3.09128" calcext:value-type="float">
            <text:p>3.09128</text:p>
          </table:table-cell>
          <table:table-cell table:style-name="ce23"/>
          <table:table-cell office:value-type="float" office:value="3.09128" calcext:value-type="float">
            <text:p>3.09128</text:p>
          </table:table-cell>
          <table:table-cell table:formula="of:=IF([.B487]&gt;[.$G$3];1;0)" office:value-type="float" office:value="0" calcext:value-type="float">
            <text:p>0</text:p>
          </table:table-cell>
          <table:table-cell table:formula="of:=[.C48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250000" calcext:value-type="float">
            <text:p>1477010467250000</text:p>
          </table:table-cell>
          <table:table-cell/>
          <table:table-cell table:number-columns-repeated="2" office:value-type="float" office:value="0.267526" calcext:value-type="float">
            <text:p>0.267526</text:p>
          </table:table-cell>
          <table:table-cell table:formula="of:=IF([.B488]&gt;[.$G$3];1;0)" office:value-type="float" office:value="0" calcext:value-type="float">
            <text:p>0</text:p>
          </table:table-cell>
          <table:table-cell table:formula="of:=[.C48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300000" calcext:value-type="float">
            <text:p>1477010467300000</text:p>
          </table:table-cell>
          <table:table-cell table:style-name="ce16" office:value-type="float" office:value="0.810343" calcext:value-type="float">
            <text:p>0.810343</text:p>
          </table:table-cell>
          <table:table-cell table:style-name="ce23"/>
          <table:table-cell office:value-type="float" office:value="0.810343" calcext:value-type="float">
            <text:p>0.810343</text:p>
          </table:table-cell>
          <table:table-cell table:formula="of:=IF([.B489]&gt;[.$G$3];1;0)" office:value-type="float" office:value="0" calcext:value-type="float">
            <text:p>0</text:p>
          </table:table-cell>
          <table:table-cell table:formula="of:=[.C48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350000" calcext:value-type="float">
            <text:p>1477010467350000</text:p>
          </table:table-cell>
          <table:table-cell/>
          <table:table-cell table:number-columns-repeated="2" office:value-type="float" office:value="7.31187" calcext:value-type="float">
            <text:p>7.31187</text:p>
          </table:table-cell>
          <table:table-cell table:formula="of:=IF([.B490]&gt;[.$G$3];1;0)" office:value-type="float" office:value="0" calcext:value-type="float">
            <text:p>0</text:p>
          </table:table-cell>
          <table:table-cell table:formula="of:=[.C49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400000" calcext:value-type="float">
            <text:p>1477010467400000</text:p>
          </table:table-cell>
          <table:table-cell table:style-name="ce16" office:value-type="float" office:value="1.81123" calcext:value-type="float">
            <text:p>1.81123</text:p>
          </table:table-cell>
          <table:table-cell table:style-name="ce23"/>
          <table:table-cell office:value-type="float" office:value="1.81123" calcext:value-type="float">
            <text:p>1.81123</text:p>
          </table:table-cell>
          <table:table-cell table:formula="of:=IF([.B491]&gt;[.$G$3];1;0)" office:value-type="float" office:value="0" calcext:value-type="float">
            <text:p>0</text:p>
          </table:table-cell>
          <table:table-cell table:formula="of:=[.C49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450000" calcext:value-type="float">
            <text:p>1477010467450000</text:p>
          </table:table-cell>
          <table:table-cell/>
          <table:table-cell table:number-columns-repeated="2" office:value-type="float" office:value="4.02175" calcext:value-type="float">
            <text:p>4.02175</text:p>
          </table:table-cell>
          <table:table-cell table:formula="of:=IF([.B492]&gt;[.$G$3];1;0)" office:value-type="float" office:value="0" calcext:value-type="float">
            <text:p>0</text:p>
          </table:table-cell>
          <table:table-cell table:formula="of:=[.C49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500000" calcext:value-type="float">
            <text:p>1477010467500000</text:p>
          </table:table-cell>
          <table:table-cell table:style-name="ce16" office:value-type="float" office:value="0.514105" calcext:value-type="float">
            <text:p>0.514105</text:p>
          </table:table-cell>
          <table:table-cell table:style-name="ce23"/>
          <table:table-cell office:value-type="float" office:value="0.514105" calcext:value-type="float">
            <text:p>0.514105</text:p>
          </table:table-cell>
          <table:table-cell table:formula="of:=IF([.B493]&gt;[.$G$3];1;0)" office:value-type="float" office:value="0" calcext:value-type="float">
            <text:p>0</text:p>
          </table:table-cell>
          <table:table-cell table:formula="of:=[.C493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550000" calcext:value-type="float">
            <text:p>1477010467550000</text:p>
          </table:table-cell>
          <table:table-cell/>
          <table:table-cell table:number-columns-repeated="2" office:value-type="float" office:value="2.71047" calcext:value-type="float">
            <text:p>2.71047</text:p>
          </table:table-cell>
          <table:table-cell table:formula="of:=IF([.B494]&gt;[.$G$3];1;0)" office:value-type="float" office:value="0" calcext:value-type="float">
            <text:p>0</text:p>
          </table:table-cell>
          <table:table-cell table:formula="of:=[.C494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600000" calcext:value-type="float">
            <text:p>1477010467600000</text:p>
          </table:table-cell>
          <table:table-cell table:style-name="ce16" office:value-type="float" office:value="0.761955" calcext:value-type="float">
            <text:p>0.761955</text:p>
          </table:table-cell>
          <table:table-cell table:style-name="ce23"/>
          <table:table-cell office:value-type="float" office:value="0.761955" calcext:value-type="float">
            <text:p>0.761955</text:p>
          </table:table-cell>
          <table:table-cell table:formula="of:=IF([.B495]&gt;[.$G$3];1;0)" office:value-type="float" office:value="0" calcext:value-type="float">
            <text:p>0</text:p>
          </table:table-cell>
          <table:table-cell table:formula="of:=[.C495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650000" calcext:value-type="float">
            <text:p>1477010467650000</text:p>
          </table:table-cell>
          <table:table-cell/>
          <table:table-cell table:number-columns-repeated="2" office:value-type="float" office:value="6.74424" calcext:value-type="float">
            <text:p>6.74424</text:p>
          </table:table-cell>
          <table:table-cell table:formula="of:=IF([.B496]&gt;[.$G$3];1;0)" office:value-type="float" office:value="0" calcext:value-type="float">
            <text:p>0</text:p>
          </table:table-cell>
          <table:table-cell table:formula="of:=[.C496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700000" calcext:value-type="float">
            <text:p>1477010467700000</text:p>
          </table:table-cell>
          <table:table-cell table:style-name="ce16" office:value-type="float" office:value="6.87833" calcext:value-type="float">
            <text:p>6.87833</text:p>
          </table:table-cell>
          <table:table-cell table:style-name="ce23"/>
          <table:table-cell office:value-type="float" office:value="6.87833" calcext:value-type="float">
            <text:p>6.87833</text:p>
          </table:table-cell>
          <table:table-cell table:formula="of:=IF([.B497]&gt;[.$G$3];1;0)" office:value-type="float" office:value="1" calcext:value-type="float">
            <text:p>1</text:p>
          </table:table-cell>
          <table:table-cell table:formula="of:=[.C497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750000" calcext:value-type="float">
            <text:p>1477010467750000</text:p>
          </table:table-cell>
          <table:table-cell/>
          <table:table-cell table:number-columns-repeated="2" office:value-type="float" office:value="1.05314" calcext:value-type="float">
            <text:p>1.05314</text:p>
          </table:table-cell>
          <table:table-cell table:formula="of:=IF([.B498]&gt;[.$G$3];1;0)" office:value-type="float" office:value="0" calcext:value-type="float">
            <text:p>0</text:p>
          </table:table-cell>
          <table:table-cell table:formula="of:=[.C498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800000" calcext:value-type="float">
            <text:p>1477010467800000</text:p>
          </table:table-cell>
          <table:table-cell table:style-name="ce16" office:value-type="float" office:value="3.80868" calcext:value-type="float">
            <text:p>3.80868</text:p>
          </table:table-cell>
          <table:table-cell table:style-name="ce23"/>
          <table:table-cell office:value-type="float" office:value="3.80868" calcext:value-type="float">
            <text:p>3.80868</text:p>
          </table:table-cell>
          <table:table-cell table:formula="of:=IF([.B499]&gt;[.$G$3];1;0)" office:value-type="float" office:value="0" calcext:value-type="float">
            <text:p>0</text:p>
          </table:table-cell>
          <table:table-cell table:formula="of:=[.C499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850000" calcext:value-type="float">
            <text:p>1477010467850000</text:p>
          </table:table-cell>
          <table:table-cell/>
          <table:table-cell table:number-columns-repeated="2" office:value-type="float" office:value="1.66843" calcext:value-type="float">
            <text:p>1.66843</text:p>
          </table:table-cell>
          <table:table-cell table:formula="of:=IF([.B500]&gt;[.$G$3];1;0)" office:value-type="float" office:value="0" calcext:value-type="float">
            <text:p>0</text:p>
          </table:table-cell>
          <table:table-cell table:formula="of:=[.C500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900000" calcext:value-type="float">
            <text:p>1477010467900000</text:p>
          </table:table-cell>
          <table:table-cell table:style-name="ce16" office:value-type="float" office:value="0.550346" calcext:value-type="float">
            <text:p>0.550346</text:p>
          </table:table-cell>
          <table:table-cell table:style-name="ce23"/>
          <table:table-cell office:value-type="float" office:value="0.550346" calcext:value-type="float">
            <text:p>0.550346</text:p>
          </table:table-cell>
          <table:table-cell table:formula="of:=IF([.B501]&gt;[.$G$3];1;0)" office:value-type="float" office:value="0" calcext:value-type="float">
            <text:p>0</text:p>
          </table:table-cell>
          <table:table-cell table:formula="of:=[.C501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office:value-type="float" office:value="1477010467950000" calcext:value-type="float">
            <text:p>1477010467950000</text:p>
          </table:table-cell>
          <table:table-cell table:style-name="ce17"/>
          <table:table-cell table:style-name="ce24" office:value-type="float" office:value="2.74031" calcext:value-type="float">
            <text:p>2.74031</text:p>
          </table:table-cell>
          <table:table-cell table:style-name="ce30" office:value-type="float" office:value="2.74031" calcext:value-type="float">
            <text:p>2.74031</text:p>
          </table:table-cell>
          <table:table-cell table:formula="of:=IF([.B502]&gt;[.$G$3];1;0)" office:value-type="float" office:value="0" calcext:value-type="float">
            <text:p>0</text:p>
          </table:table-cell>
          <table:table-cell table:formula="of:=[.C502]&gt;[.$H$3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3">
          <table:table-cell table:style-name="ce11" office:value-type="string" calcext:value-type="string">
            <text:p>Total Result</text:p>
          </table:table-cell>
          <table:table-cell table:style-name="ce18" office:value-type="float" office:value="465.087517" calcext:value-type="float">
            <text:p>465.087517</text:p>
          </table:table-cell>
          <table:table-cell table:style-name="ce25" office:value-type="float" office:value="889.5938744" calcext:value-type="float">
            <text:p>889.5938744</text:p>
          </table:table-cell>
          <table:table-cell table:style-name="ce31" office:value-type="float" office:value="1354.6813914" calcext:value-type="float">
            <text:p>1354.6813914</text:p>
          </table:table-cell>
          <table:table-cell/>
          <table:table-cell table:style-name="ce32"/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Analysis.A1:Analysis.D503" table:buttons="Analysis.A2 Analysis.B1" table:show-filter-button="false" table:drill-down-on-double-click="false">
          <table:source-cell-range table:cell-range-address="'Raw Data'.A1:'Raw Data'.N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nsor_type" table:orientation="column" table:used-hierarchy="0" table:function="auto">
            <table:data-pilot-level table:show-empty="false" calcext:repeat-item-labels="false">
              <table:data-pilot-members>
                <table:data-pilot-member table:name="lidar" table:display="true" table:show-details="true"/>
                <table:data-pilot-member table:name="rada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_stamp" table:orientation="row" table:used-hierarchy="0" table:function="auto">
            <table:data-pilot-level table:show-empty="false" calcext:repeat-item-labels="false">
              <table:data-pilot-members>
                <table:data-pilot-member table:name="1477010443000000" table:display="true" table:show-details="true"/>
                <table:data-pilot-member table:name="1477010443050000" table:display="true" table:show-details="true"/>
                <table:data-pilot-member table:name="1477010443100000" table:display="true" table:show-details="true"/>
                <table:data-pilot-member table:name="1477010443150000" table:display="true" table:show-details="true"/>
                <table:data-pilot-member table:name="1477010443200000" table:display="true" table:show-details="true"/>
                <table:data-pilot-member table:name="1477010443250000" table:display="true" table:show-details="true"/>
                <table:data-pilot-member table:name="1477010443300000" table:display="true" table:show-details="true"/>
                <table:data-pilot-member table:name="1477010443350000" table:display="true" table:show-details="true"/>
                <table:data-pilot-member table:name="1477010443400000" table:display="true" table:show-details="true"/>
                <table:data-pilot-member table:name="1477010443450000" table:display="true" table:show-details="true"/>
                <table:data-pilot-member table:name="1477010443500000" table:display="true" table:show-details="true"/>
                <table:data-pilot-member table:name="1477010443550000" table:display="true" table:show-details="true"/>
                <table:data-pilot-member table:name="1477010443600000" table:display="true" table:show-details="true"/>
                <table:data-pilot-member table:name="1477010443650000" table:display="true" table:show-details="true"/>
                <table:data-pilot-member table:name="1477010443700000" table:display="true" table:show-details="true"/>
                <table:data-pilot-member table:name="1477010443750000" table:display="true" table:show-details="true"/>
                <table:data-pilot-member table:name="1477010443800000" table:display="true" table:show-details="true"/>
                <table:data-pilot-member table:name="1477010443850000" table:display="true" table:show-details="true"/>
                <table:data-pilot-member table:name="1477010443900000" table:display="true" table:show-details="true"/>
                <table:data-pilot-member table:name="1477010443950000" table:display="true" table:show-details="true"/>
                <table:data-pilot-member table:name="1477010444000000" table:display="true" table:show-details="true"/>
                <table:data-pilot-member table:name="1477010444050000" table:display="true" table:show-details="true"/>
                <table:data-pilot-member table:name="1477010444100000" table:display="true" table:show-details="true"/>
                <table:data-pilot-member table:name="1477010444150000" table:display="true" table:show-details="true"/>
                <table:data-pilot-member table:name="1477010444200000" table:display="true" table:show-details="true"/>
                <table:data-pilot-member table:name="1477010444250000" table:display="true" table:show-details="true"/>
                <table:data-pilot-member table:name="1477010444300000" table:display="true" table:show-details="true"/>
                <table:data-pilot-member table:name="1477010444350000" table:display="true" table:show-details="true"/>
                <table:data-pilot-member table:name="1477010444400000" table:display="true" table:show-details="true"/>
                <table:data-pilot-member table:name="1477010444450000" table:display="true" table:show-details="true"/>
                <table:data-pilot-member table:name="1477010444500000" table:display="true" table:show-details="true"/>
                <table:data-pilot-member table:name="1477010444550000" table:display="true" table:show-details="true"/>
                <table:data-pilot-member table:name="1477010444600000" table:display="true" table:show-details="true"/>
                <table:data-pilot-member table:name="1477010444650000" table:display="true" table:show-details="true"/>
                <table:data-pilot-member table:name="1477010444700000" table:display="true" table:show-details="true"/>
                <table:data-pilot-member table:name="1477010444750000" table:display="true" table:show-details="true"/>
                <table:data-pilot-member table:name="1477010444800000" table:display="true" table:show-details="true"/>
                <table:data-pilot-member table:name="1477010444850000" table:display="true" table:show-details="true"/>
                <table:data-pilot-member table:name="1477010444900000" table:display="true" table:show-details="true"/>
                <table:data-pilot-member table:name="1477010444950000" table:display="true" table:show-details="true"/>
                <table:data-pilot-member table:name="1477010445000000" table:display="true" table:show-details="true"/>
                <table:data-pilot-member table:name="1477010445050000" table:display="true" table:show-details="true"/>
                <table:data-pilot-member table:name="1477010445100000" table:display="true" table:show-details="true"/>
                <table:data-pilot-member table:name="1477010445150000" table:display="true" table:show-details="true"/>
                <table:data-pilot-member table:name="1477010445200000" table:display="true" table:show-details="true"/>
                <table:data-pilot-member table:name="1477010445250000" table:display="true" table:show-details="true"/>
                <table:data-pilot-member table:name="1477010445300000" table:display="true" table:show-details="true"/>
                <table:data-pilot-member table:name="1477010445350000" table:display="true" table:show-details="true"/>
                <table:data-pilot-member table:name="1477010445400000" table:display="true" table:show-details="true"/>
                <table:data-pilot-member table:name="1477010445450000" table:display="true" table:show-details="true"/>
                <table:data-pilot-member table:name="1477010445500000" table:display="true" table:show-details="true"/>
                <table:data-pilot-member table:name="1477010445550000" table:display="true" table:show-details="true"/>
                <table:data-pilot-member table:name="1477010445600000" table:display="true" table:show-details="true"/>
                <table:data-pilot-member table:name="1477010445650000" table:display="true" table:show-details="true"/>
                <table:data-pilot-member table:name="1477010445700000" table:display="true" table:show-details="true"/>
                <table:data-pilot-member table:name="1477010445750000" table:display="true" table:show-details="true"/>
                <table:data-pilot-member table:name="1477010445800000" table:display="true" table:show-details="true"/>
                <table:data-pilot-member table:name="1477010445850000" table:display="true" table:show-details="true"/>
                <table:data-pilot-member table:name="1477010445900000" table:display="true" table:show-details="true"/>
                <table:data-pilot-member table:name="1477010445950000" table:display="true" table:show-details="true"/>
                <table:data-pilot-member table:name="1477010446000000" table:display="true" table:show-details="true"/>
                <table:data-pilot-member table:name="1477010446050000" table:display="true" table:show-details="true"/>
                <table:data-pilot-member table:name="1477010446100000" table:display="true" table:show-details="true"/>
                <table:data-pilot-member table:name="1477010446150000" table:display="true" table:show-details="true"/>
                <table:data-pilot-member table:name="1477010446200000" table:display="true" table:show-details="true"/>
                <table:data-pilot-member table:name="1477010446250000" table:display="true" table:show-details="true"/>
                <table:data-pilot-member table:name="1477010446300000" table:display="true" table:show-details="true"/>
                <table:data-pilot-member table:name="1477010446350000" table:display="true" table:show-details="true"/>
                <table:data-pilot-member table:name="1477010446400000" table:display="true" table:show-details="true"/>
                <table:data-pilot-member table:name="1477010446450000" table:display="true" table:show-details="true"/>
                <table:data-pilot-member table:name="1477010446500000" table:display="true" table:show-details="true"/>
                <table:data-pilot-member table:name="1477010446550000" table:display="true" table:show-details="true"/>
                <table:data-pilot-member table:name="1477010446600000" table:display="true" table:show-details="true"/>
                <table:data-pilot-member table:name="1477010446650000" table:display="true" table:show-details="true"/>
                <table:data-pilot-member table:name="1477010446700000" table:display="true" table:show-details="true"/>
                <table:data-pilot-member table:name="1477010446750000" table:display="true" table:show-details="true"/>
                <table:data-pilot-member table:name="1477010446800000" table:display="true" table:show-details="true"/>
                <table:data-pilot-member table:name="1477010446850000" table:display="true" table:show-details="true"/>
                <table:data-pilot-member table:name="1477010446900000" table:display="true" table:show-details="true"/>
                <table:data-pilot-member table:name="1477010446950000" table:display="true" table:show-details="true"/>
                <table:data-pilot-member table:name="1477010447000000" table:display="true" table:show-details="true"/>
                <table:data-pilot-member table:name="1477010447050000" table:display="true" table:show-details="true"/>
                <table:data-pilot-member table:name="1477010447100000" table:display="true" table:show-details="true"/>
                <table:data-pilot-member table:name="1477010447150000" table:display="true" table:show-details="true"/>
                <table:data-pilot-member table:name="1477010447200000" table:display="true" table:show-details="true"/>
                <table:data-pilot-member table:name="1477010447250000" table:display="true" table:show-details="true"/>
                <table:data-pilot-member table:name="1477010447300000" table:display="true" table:show-details="true"/>
                <table:data-pilot-member table:name="1477010447350000" table:display="true" table:show-details="true"/>
                <table:data-pilot-member table:name="1477010447400000" table:display="true" table:show-details="true"/>
                <table:data-pilot-member table:name="1477010447450000" table:display="true" table:show-details="true"/>
                <table:data-pilot-member table:name="1477010447500000" table:display="true" table:show-details="true"/>
                <table:data-pilot-member table:name="1477010447550000" table:display="true" table:show-details="true"/>
                <table:data-pilot-member table:name="1477010447600000" table:display="true" table:show-details="true"/>
                <table:data-pilot-member table:name="1477010447650000" table:display="true" table:show-details="true"/>
                <table:data-pilot-member table:name="1477010447700000" table:display="true" table:show-details="true"/>
                <table:data-pilot-member table:name="1477010447750000" table:display="true" table:show-details="true"/>
                <table:data-pilot-member table:name="1477010447800000" table:display="true" table:show-details="true"/>
                <table:data-pilot-member table:name="1477010447850000" table:display="true" table:show-details="true"/>
                <table:data-pilot-member table:name="1477010447900000" table:display="true" table:show-details="true"/>
                <table:data-pilot-member table:name="1477010447950000" table:display="true" table:show-details="true"/>
                <table:data-pilot-member table:name="1477010448000000" table:display="true" table:show-details="true"/>
                <table:data-pilot-member table:name="1477010448050000" table:display="true" table:show-details="true"/>
                <table:data-pilot-member table:name="1477010448100000" table:display="true" table:show-details="true"/>
                <table:data-pilot-member table:name="1477010448150000" table:display="true" table:show-details="true"/>
                <table:data-pilot-member table:name="1477010448200000" table:display="true" table:show-details="true"/>
                <table:data-pilot-member table:name="1477010448250000" table:display="true" table:show-details="true"/>
                <table:data-pilot-member table:name="1477010448300000" table:display="true" table:show-details="true"/>
                <table:data-pilot-member table:name="1477010448350000" table:display="true" table:show-details="true"/>
                <table:data-pilot-member table:name="1477010448400000" table:display="true" table:show-details="true"/>
                <table:data-pilot-member table:name="1477010448450000" table:display="true" table:show-details="true"/>
                <table:data-pilot-member table:name="1477010448500000" table:display="true" table:show-details="true"/>
                <table:data-pilot-member table:name="1477010448550000" table:display="true" table:show-details="true"/>
                <table:data-pilot-member table:name="1477010448600000" table:display="true" table:show-details="true"/>
                <table:data-pilot-member table:name="1477010448650000" table:display="true" table:show-details="true"/>
                <table:data-pilot-member table:name="1477010448700000" table:display="true" table:show-details="true"/>
                <table:data-pilot-member table:name="1477010448750000" table:display="true" table:show-details="true"/>
                <table:data-pilot-member table:name="1477010448800000" table:display="true" table:show-details="true"/>
                <table:data-pilot-member table:name="1477010448850000" table:display="true" table:show-details="true"/>
                <table:data-pilot-member table:name="1477010448900000" table:display="true" table:show-details="true"/>
                <table:data-pilot-member table:name="1477010448950000" table:display="true" table:show-details="true"/>
                <table:data-pilot-member table:name="1477010449000000" table:display="true" table:show-details="true"/>
                <table:data-pilot-member table:name="1477010449050000" table:display="true" table:show-details="true"/>
                <table:data-pilot-member table:name="1477010449100000" table:display="true" table:show-details="true"/>
                <table:data-pilot-member table:name="1477010449150000" table:display="true" table:show-details="true"/>
                <table:data-pilot-member table:name="1477010449200000" table:display="true" table:show-details="true"/>
                <table:data-pilot-member table:name="1477010449250000" table:display="true" table:show-details="true"/>
                <table:data-pilot-member table:name="1477010449300000" table:display="true" table:show-details="true"/>
                <table:data-pilot-member table:name="1477010449350000" table:display="true" table:show-details="true"/>
                <table:data-pilot-member table:name="1477010449400000" table:display="true" table:show-details="true"/>
                <table:data-pilot-member table:name="1477010449450000" table:display="true" table:show-details="true"/>
                <table:data-pilot-member table:name="1477010449500000" table:display="true" table:show-details="true"/>
                <table:data-pilot-member table:name="1477010449550000" table:display="true" table:show-details="true"/>
                <table:data-pilot-member table:name="1477010449600000" table:display="true" table:show-details="true"/>
                <table:data-pilot-member table:name="1477010449650000" table:display="true" table:show-details="true"/>
                <table:data-pilot-member table:name="1477010449700000" table:display="true" table:show-details="true"/>
                <table:data-pilot-member table:name="1477010449750000" table:display="true" table:show-details="true"/>
                <table:data-pilot-member table:name="1477010449800000" table:display="true" table:show-details="true"/>
                <table:data-pilot-member table:name="1477010449850000" table:display="true" table:show-details="true"/>
                <table:data-pilot-member table:name="1477010449900000" table:display="true" table:show-details="true"/>
                <table:data-pilot-member table:name="1477010449950000" table:display="true" table:show-details="true"/>
                <table:data-pilot-member table:name="1477010450000000" table:display="true" table:show-details="true"/>
                <table:data-pilot-member table:name="1477010450050000" table:display="true" table:show-details="true"/>
                <table:data-pilot-member table:name="1477010450100000" table:display="true" table:show-details="true"/>
                <table:data-pilot-member table:name="1477010450150000" table:display="true" table:show-details="true"/>
                <table:data-pilot-member table:name="1477010450200000" table:display="true" table:show-details="true"/>
                <table:data-pilot-member table:name="1477010450250000" table:display="true" table:show-details="true"/>
                <table:data-pilot-member table:name="1477010450300000" table:display="true" table:show-details="true"/>
                <table:data-pilot-member table:name="1477010450350000" table:display="true" table:show-details="true"/>
                <table:data-pilot-member table:name="1477010450400000" table:display="true" table:show-details="true"/>
                <table:data-pilot-member table:name="1477010450450000" table:display="true" table:show-details="true"/>
                <table:data-pilot-member table:name="1477010450500000" table:display="true" table:show-details="true"/>
                <table:data-pilot-member table:name="1477010450550000" table:display="true" table:show-details="true"/>
                <table:data-pilot-member table:name="1477010450600000" table:display="true" table:show-details="true"/>
                <table:data-pilot-member table:name="1477010450650000" table:display="true" table:show-details="true"/>
                <table:data-pilot-member table:name="1477010450700000" table:display="true" table:show-details="true"/>
                <table:data-pilot-member table:name="1477010450750000" table:display="true" table:show-details="true"/>
                <table:data-pilot-member table:name="1477010450800000" table:display="true" table:show-details="true"/>
                <table:data-pilot-member table:name="1477010450850000" table:display="true" table:show-details="true"/>
                <table:data-pilot-member table:name="1477010450900000" table:display="true" table:show-details="true"/>
                <table:data-pilot-member table:name="1477010450950000" table:display="true" table:show-details="true"/>
                <table:data-pilot-member table:name="1477010451000000" table:display="true" table:show-details="true"/>
                <table:data-pilot-member table:name="1477010451050000" table:display="true" table:show-details="true"/>
                <table:data-pilot-member table:name="1477010451100000" table:display="true" table:show-details="true"/>
                <table:data-pilot-member table:name="1477010451150000" table:display="true" table:show-details="true"/>
                <table:data-pilot-member table:name="1477010451200000" table:display="true" table:show-details="true"/>
                <table:data-pilot-member table:name="1477010451250000" table:display="true" table:show-details="true"/>
                <table:data-pilot-member table:name="1477010451300000" table:display="true" table:show-details="true"/>
                <table:data-pilot-member table:name="1477010451350000" table:display="true" table:show-details="true"/>
                <table:data-pilot-member table:name="1477010451400000" table:display="true" table:show-details="true"/>
                <table:data-pilot-member table:name="1477010451450000" table:display="true" table:show-details="true"/>
                <table:data-pilot-member table:name="1477010451500000" table:display="true" table:show-details="true"/>
                <table:data-pilot-member table:name="1477010451550000" table:display="true" table:show-details="true"/>
                <table:data-pilot-member table:name="1477010451600000" table:display="true" table:show-details="true"/>
                <table:data-pilot-member table:name="1477010451650000" table:display="true" table:show-details="true"/>
                <table:data-pilot-member table:name="1477010451700000" table:display="true" table:show-details="true"/>
                <table:data-pilot-member table:name="1477010451750000" table:display="true" table:show-details="true"/>
                <table:data-pilot-member table:name="1477010451800000" table:display="true" table:show-details="true"/>
                <table:data-pilot-member table:name="1477010451850000" table:display="true" table:show-details="true"/>
                <table:data-pilot-member table:name="1477010451900000" table:display="true" table:show-details="true"/>
                <table:data-pilot-member table:name="1477010451950000" table:display="true" table:show-details="true"/>
                <table:data-pilot-member table:name="1477010452000000" table:display="true" table:show-details="true"/>
                <table:data-pilot-member table:name="1477010452050000" table:display="true" table:show-details="true"/>
                <table:data-pilot-member table:name="1477010452100000" table:display="true" table:show-details="true"/>
                <table:data-pilot-member table:name="1477010452150000" table:display="true" table:show-details="true"/>
                <table:data-pilot-member table:name="1477010452200000" table:display="true" table:show-details="true"/>
                <table:data-pilot-member table:name="1477010452250000" table:display="true" table:show-details="true"/>
                <table:data-pilot-member table:name="1477010452300000" table:display="true" table:show-details="true"/>
                <table:data-pilot-member table:name="1477010452350000" table:display="true" table:show-details="true"/>
                <table:data-pilot-member table:name="1477010452400000" table:display="true" table:show-details="true"/>
                <table:data-pilot-member table:name="1477010452450000" table:display="true" table:show-details="true"/>
                <table:data-pilot-member table:name="1477010452500000" table:display="true" table:show-details="true"/>
                <table:data-pilot-member table:name="1477010452550000" table:display="true" table:show-details="true"/>
                <table:data-pilot-member table:name="1477010452600000" table:display="true" table:show-details="true"/>
                <table:data-pilot-member table:name="1477010452650000" table:display="true" table:show-details="true"/>
                <table:data-pilot-member table:name="1477010452700000" table:display="true" table:show-details="true"/>
                <table:data-pilot-member table:name="1477010452750000" table:display="true" table:show-details="true"/>
                <table:data-pilot-member table:name="1477010452800000" table:display="true" table:show-details="true"/>
                <table:data-pilot-member table:name="1477010452850000" table:display="true" table:show-details="true"/>
                <table:data-pilot-member table:name="1477010452900000" table:display="true" table:show-details="true"/>
                <table:data-pilot-member table:name="1477010452950000" table:display="true" table:show-details="true"/>
                <table:data-pilot-member table:name="1477010453000000" table:display="true" table:show-details="true"/>
                <table:data-pilot-member table:name="1477010453050000" table:display="true" table:show-details="true"/>
                <table:data-pilot-member table:name="1477010453100000" table:display="true" table:show-details="true"/>
                <table:data-pilot-member table:name="1477010453150000" table:display="true" table:show-details="true"/>
                <table:data-pilot-member table:name="1477010453200000" table:display="true" table:show-details="true"/>
                <table:data-pilot-member table:name="1477010453250000" table:display="true" table:show-details="true"/>
                <table:data-pilot-member table:name="1477010453300000" table:display="true" table:show-details="true"/>
                <table:data-pilot-member table:name="1477010453350000" table:display="true" table:show-details="true"/>
                <table:data-pilot-member table:name="1477010453400000" table:display="true" table:show-details="true"/>
                <table:data-pilot-member table:name="1477010453450000" table:display="true" table:show-details="true"/>
                <table:data-pilot-member table:name="1477010453500000" table:display="true" table:show-details="true"/>
                <table:data-pilot-member table:name="1477010453550000" table:display="true" table:show-details="true"/>
                <table:data-pilot-member table:name="1477010453600000" table:display="true" table:show-details="true"/>
                <table:data-pilot-member table:name="1477010453650000" table:display="true" table:show-details="true"/>
                <table:data-pilot-member table:name="1477010453700000" table:display="true" table:show-details="true"/>
                <table:data-pilot-member table:name="1477010453750000" table:display="true" table:show-details="true"/>
                <table:data-pilot-member table:name="1477010453800000" table:display="true" table:show-details="true"/>
                <table:data-pilot-member table:name="1477010453850000" table:display="true" table:show-details="true"/>
                <table:data-pilot-member table:name="1477010453900000" table:display="true" table:show-details="true"/>
                <table:data-pilot-member table:name="1477010453950000" table:display="true" table:show-details="true"/>
                <table:data-pilot-member table:name="1477010454000000" table:display="true" table:show-details="true"/>
                <table:data-pilot-member table:name="1477010454050000" table:display="true" table:show-details="true"/>
                <table:data-pilot-member table:name="1477010454100000" table:display="true" table:show-details="true"/>
                <table:data-pilot-member table:name="1477010454150000" table:display="true" table:show-details="true"/>
                <table:data-pilot-member table:name="1477010454200000" table:display="true" table:show-details="true"/>
                <table:data-pilot-member table:name="1477010454250000" table:display="true" table:show-details="true"/>
                <table:data-pilot-member table:name="1477010454300000" table:display="true" table:show-details="true"/>
                <table:data-pilot-member table:name="1477010454350000" table:display="true" table:show-details="true"/>
                <table:data-pilot-member table:name="1477010454400000" table:display="true" table:show-details="true"/>
                <table:data-pilot-member table:name="1477010454450000" table:display="true" table:show-details="true"/>
                <table:data-pilot-member table:name="1477010454500000" table:display="true" table:show-details="true"/>
                <table:data-pilot-member table:name="1477010454550000" table:display="true" table:show-details="true"/>
                <table:data-pilot-member table:name="1477010454600000" table:display="true" table:show-details="true"/>
                <table:data-pilot-member table:name="1477010454650000" table:display="true" table:show-details="true"/>
                <table:data-pilot-member table:name="1477010454700000" table:display="true" table:show-details="true"/>
                <table:data-pilot-member table:name="1477010454750000" table:display="true" table:show-details="true"/>
                <table:data-pilot-member table:name="1477010454800000" table:display="true" table:show-details="true"/>
                <table:data-pilot-member table:name="1477010454850000" table:display="true" table:show-details="true"/>
                <table:data-pilot-member table:name="1477010454900000" table:display="true" table:show-details="true"/>
                <table:data-pilot-member table:name="1477010454950000" table:display="true" table:show-details="true"/>
                <table:data-pilot-member table:name="1477010455000000" table:display="true" table:show-details="true"/>
                <table:data-pilot-member table:name="1477010455050000" table:display="true" table:show-details="true"/>
                <table:data-pilot-member table:name="1477010455100000" table:display="true" table:show-details="true"/>
                <table:data-pilot-member table:name="1477010455150000" table:display="true" table:show-details="true"/>
                <table:data-pilot-member table:name="1477010455200000" table:display="true" table:show-details="true"/>
                <table:data-pilot-member table:name="1477010455250000" table:display="true" table:show-details="true"/>
                <table:data-pilot-member table:name="1477010455300000" table:display="true" table:show-details="true"/>
                <table:data-pilot-member table:name="1477010455350000" table:display="true" table:show-details="true"/>
                <table:data-pilot-member table:name="1477010455400000" table:display="true" table:show-details="true"/>
                <table:data-pilot-member table:name="1477010455450000" table:display="true" table:show-details="true"/>
                <table:data-pilot-member table:name="1477010455500000" table:display="true" table:show-details="true"/>
                <table:data-pilot-member table:name="1477010455550000" table:display="true" table:show-details="true"/>
                <table:data-pilot-member table:name="1477010455600000" table:display="true" table:show-details="true"/>
                <table:data-pilot-member table:name="1477010455650000" table:display="true" table:show-details="true"/>
                <table:data-pilot-member table:name="1477010455700000" table:display="true" table:show-details="true"/>
                <table:data-pilot-member table:name="1477010455750000" table:display="true" table:show-details="true"/>
                <table:data-pilot-member table:name="1477010455800000" table:display="true" table:show-details="true"/>
                <table:data-pilot-member table:name="1477010455850000" table:display="true" table:show-details="true"/>
                <table:data-pilot-member table:name="1477010455900000" table:display="true" table:show-details="true"/>
                <table:data-pilot-member table:name="1477010455950000" table:display="true" table:show-details="true"/>
                <table:data-pilot-member table:name="1477010456000000" table:display="true" table:show-details="true"/>
                <table:data-pilot-member table:name="1477010456050000" table:display="true" table:show-details="true"/>
                <table:data-pilot-member table:name="1477010456100000" table:display="true" table:show-details="true"/>
                <table:data-pilot-member table:name="1477010456150000" table:display="true" table:show-details="true"/>
                <table:data-pilot-member table:name="1477010456200000" table:display="true" table:show-details="true"/>
                <table:data-pilot-member table:name="1477010456250000" table:display="true" table:show-details="true"/>
                <table:data-pilot-member table:name="1477010456300000" table:display="true" table:show-details="true"/>
                <table:data-pilot-member table:name="1477010456350000" table:display="true" table:show-details="true"/>
                <table:data-pilot-member table:name="1477010456400000" table:display="true" table:show-details="true"/>
                <table:data-pilot-member table:name="1477010456450000" table:display="true" table:show-details="true"/>
                <table:data-pilot-member table:name="1477010456500000" table:display="true" table:show-details="true"/>
                <table:data-pilot-member table:name="1477010456550000" table:display="true" table:show-details="true"/>
                <table:data-pilot-member table:name="1477010456600000" table:display="true" table:show-details="true"/>
                <table:data-pilot-member table:name="1477010456650000" table:display="true" table:show-details="true"/>
                <table:data-pilot-member table:name="1477010456700000" table:display="true" table:show-details="true"/>
                <table:data-pilot-member table:name="1477010456750000" table:display="true" table:show-details="true"/>
                <table:data-pilot-member table:name="1477010456800000" table:display="true" table:show-details="true"/>
                <table:data-pilot-member table:name="1477010456850000" table:display="true" table:show-details="true"/>
                <table:data-pilot-member table:name="1477010456900000" table:display="true" table:show-details="true"/>
                <table:data-pilot-member table:name="1477010456950000" table:display="true" table:show-details="true"/>
                <table:data-pilot-member table:name="1477010457000000" table:display="true" table:show-details="true"/>
                <table:data-pilot-member table:name="1477010457050000" table:display="true" table:show-details="true"/>
                <table:data-pilot-member table:name="1477010457100000" table:display="true" table:show-details="true"/>
                <table:data-pilot-member table:name="1477010457150000" table:display="true" table:show-details="true"/>
                <table:data-pilot-member table:name="1477010457200000" table:display="true" table:show-details="true"/>
                <table:data-pilot-member table:name="1477010457250000" table:display="true" table:show-details="true"/>
                <table:data-pilot-member table:name="1477010457300000" table:display="true" table:show-details="true"/>
                <table:data-pilot-member table:name="1477010457350000" table:display="true" table:show-details="true"/>
                <table:data-pilot-member table:name="1477010457400000" table:display="true" table:show-details="true"/>
                <table:data-pilot-member table:name="1477010457450000" table:display="true" table:show-details="true"/>
                <table:data-pilot-member table:name="1477010457500000" table:display="true" table:show-details="true"/>
                <table:data-pilot-member table:name="1477010457550000" table:display="true" table:show-details="true"/>
                <table:data-pilot-member table:name="1477010457600000" table:display="true" table:show-details="true"/>
                <table:data-pilot-member table:name="1477010457650000" table:display="true" table:show-details="true"/>
                <table:data-pilot-member table:name="1477010457700000" table:display="true" table:show-details="true"/>
                <table:data-pilot-member table:name="1477010457750000" table:display="true" table:show-details="true"/>
                <table:data-pilot-member table:name="1477010457800000" table:display="true" table:show-details="true"/>
                <table:data-pilot-member table:name="1477010457850000" table:display="true" table:show-details="true"/>
                <table:data-pilot-member table:name="1477010457900000" table:display="true" table:show-details="true"/>
                <table:data-pilot-member table:name="1477010457950000" table:display="true" table:show-details="true"/>
                <table:data-pilot-member table:name="1477010458000000" table:display="true" table:show-details="true"/>
                <table:data-pilot-member table:name="1477010458050000" table:display="true" table:show-details="true"/>
                <table:data-pilot-member table:name="1477010458100000" table:display="true" table:show-details="true"/>
                <table:data-pilot-member table:name="1477010458150000" table:display="true" table:show-details="true"/>
                <table:data-pilot-member table:name="1477010458200000" table:display="true" table:show-details="true"/>
                <table:data-pilot-member table:name="1477010458250000" table:display="true" table:show-details="true"/>
                <table:data-pilot-member table:name="1477010458300000" table:display="true" table:show-details="true"/>
                <table:data-pilot-member table:name="1477010458350000" table:display="true" table:show-details="true"/>
                <table:data-pilot-member table:name="1477010458400000" table:display="true" table:show-details="true"/>
                <table:data-pilot-member table:name="1477010458450000" table:display="true" table:show-details="true"/>
                <table:data-pilot-member table:name="1477010458500000" table:display="true" table:show-details="true"/>
                <table:data-pilot-member table:name="1477010458550000" table:display="true" table:show-details="true"/>
                <table:data-pilot-member table:name="1477010458600000" table:display="true" table:show-details="true"/>
                <table:data-pilot-member table:name="1477010458650000" table:display="true" table:show-details="true"/>
                <table:data-pilot-member table:name="1477010458700000" table:display="true" table:show-details="true"/>
                <table:data-pilot-member table:name="1477010458750000" table:display="true" table:show-details="true"/>
                <table:data-pilot-member table:name="1477010458800000" table:display="true" table:show-details="true"/>
                <table:data-pilot-member table:name="1477010458850000" table:display="true" table:show-details="true"/>
                <table:data-pilot-member table:name="1477010458900000" table:display="true" table:show-details="true"/>
                <table:data-pilot-member table:name="1477010458950000" table:display="true" table:show-details="true"/>
                <table:data-pilot-member table:name="1477010459000000" table:display="true" table:show-details="true"/>
                <table:data-pilot-member table:name="1477010459050000" table:display="true" table:show-details="true"/>
                <table:data-pilot-member table:name="1477010459100000" table:display="true" table:show-details="true"/>
                <table:data-pilot-member table:name="1477010459150000" table:display="true" table:show-details="true"/>
                <table:data-pilot-member table:name="1477010459200000" table:display="true" table:show-details="true"/>
                <table:data-pilot-member table:name="1477010459250000" table:display="true" table:show-details="true"/>
                <table:data-pilot-member table:name="1477010459300000" table:display="true" table:show-details="true"/>
                <table:data-pilot-member table:name="1477010459350000" table:display="true" table:show-details="true"/>
                <table:data-pilot-member table:name="1477010459400000" table:display="true" table:show-details="true"/>
                <table:data-pilot-member table:name="1477010459450000" table:display="true" table:show-details="true"/>
                <table:data-pilot-member table:name="1477010459500000" table:display="true" table:show-details="true"/>
                <table:data-pilot-member table:name="1477010459550000" table:display="true" table:show-details="true"/>
                <table:data-pilot-member table:name="1477010459600000" table:display="true" table:show-details="true"/>
                <table:data-pilot-member table:name="1477010459650000" table:display="true" table:show-details="true"/>
                <table:data-pilot-member table:name="1477010459700000" table:display="true" table:show-details="true"/>
                <table:data-pilot-member table:name="1477010459750000" table:display="true" table:show-details="true"/>
                <table:data-pilot-member table:name="1477010459800000" table:display="true" table:show-details="true"/>
                <table:data-pilot-member table:name="1477010459850000" table:display="true" table:show-details="true"/>
                <table:data-pilot-member table:name="1477010459900000" table:display="true" table:show-details="true"/>
                <table:data-pilot-member table:name="1477010459950000" table:display="true" table:show-details="true"/>
                <table:data-pilot-member table:name="1477010460000000" table:display="true" table:show-details="true"/>
                <table:data-pilot-member table:name="1477010460050000" table:display="true" table:show-details="true"/>
                <table:data-pilot-member table:name="1477010460100000" table:display="true" table:show-details="true"/>
                <table:data-pilot-member table:name="1477010460150000" table:display="true" table:show-details="true"/>
                <table:data-pilot-member table:name="1477010460200000" table:display="true" table:show-details="true"/>
                <table:data-pilot-member table:name="1477010460250000" table:display="true" table:show-details="true"/>
                <table:data-pilot-member table:name="1477010460300000" table:display="true" table:show-details="true"/>
                <table:data-pilot-member table:name="1477010460350000" table:display="true" table:show-details="true"/>
                <table:data-pilot-member table:name="1477010460400000" table:display="true" table:show-details="true"/>
                <table:data-pilot-member table:name="1477010460450000" table:display="true" table:show-details="true"/>
                <table:data-pilot-member table:name="1477010460500000" table:display="true" table:show-details="true"/>
                <table:data-pilot-member table:name="1477010460550000" table:display="true" table:show-details="true"/>
                <table:data-pilot-member table:name="1477010460600000" table:display="true" table:show-details="true"/>
                <table:data-pilot-member table:name="1477010460650000" table:display="true" table:show-details="true"/>
                <table:data-pilot-member table:name="1477010460700000" table:display="true" table:show-details="true"/>
                <table:data-pilot-member table:name="1477010460750000" table:display="true" table:show-details="true"/>
                <table:data-pilot-member table:name="1477010460800000" table:display="true" table:show-details="true"/>
                <table:data-pilot-member table:name="1477010460850000" table:display="true" table:show-details="true"/>
                <table:data-pilot-member table:name="1477010460900000" table:display="true" table:show-details="true"/>
                <table:data-pilot-member table:name="1477010460950000" table:display="true" table:show-details="true"/>
                <table:data-pilot-member table:name="1477010461000000" table:display="true" table:show-details="true"/>
                <table:data-pilot-member table:name="1477010461050000" table:display="true" table:show-details="true"/>
                <table:data-pilot-member table:name="1477010461100000" table:display="true" table:show-details="true"/>
                <table:data-pilot-member table:name="1477010461150000" table:display="true" table:show-details="true"/>
                <table:data-pilot-member table:name="1477010461200000" table:display="true" table:show-details="true"/>
                <table:data-pilot-member table:name="1477010461250000" table:display="true" table:show-details="true"/>
                <table:data-pilot-member table:name="1477010461300000" table:display="true" table:show-details="true"/>
                <table:data-pilot-member table:name="1477010461350000" table:display="true" table:show-details="true"/>
                <table:data-pilot-member table:name="1477010461400000" table:display="true" table:show-details="true"/>
                <table:data-pilot-member table:name="1477010461450000" table:display="true" table:show-details="true"/>
                <table:data-pilot-member table:name="1477010461500000" table:display="true" table:show-details="true"/>
                <table:data-pilot-member table:name="1477010461550000" table:display="true" table:show-details="true"/>
                <table:data-pilot-member table:name="1477010461600000" table:display="true" table:show-details="true"/>
                <table:data-pilot-member table:name="1477010461650000" table:display="true" table:show-details="true"/>
                <table:data-pilot-member table:name="1477010461700000" table:display="true" table:show-details="true"/>
                <table:data-pilot-member table:name="1477010461750000" table:display="true" table:show-details="true"/>
                <table:data-pilot-member table:name="1477010461800000" table:display="true" table:show-details="true"/>
                <table:data-pilot-member table:name="1477010461850000" table:display="true" table:show-details="true"/>
                <table:data-pilot-member table:name="1477010461900000" table:display="true" table:show-details="true"/>
                <table:data-pilot-member table:name="1477010461950000" table:display="true" table:show-details="true"/>
                <table:data-pilot-member table:name="1477010462000000" table:display="true" table:show-details="true"/>
                <table:data-pilot-member table:name="1477010462050000" table:display="true" table:show-details="true"/>
                <table:data-pilot-member table:name="1477010462100000" table:display="true" table:show-details="true"/>
                <table:data-pilot-member table:name="1477010462150000" table:display="true" table:show-details="true"/>
                <table:data-pilot-member table:name="1477010462200000" table:display="true" table:show-details="true"/>
                <table:data-pilot-member table:name="1477010462250000" table:display="true" table:show-details="true"/>
                <table:data-pilot-member table:name="1477010462300000" table:display="true" table:show-details="true"/>
                <table:data-pilot-member table:name="1477010462350000" table:display="true" table:show-details="true"/>
                <table:data-pilot-member table:name="1477010462400000" table:display="true" table:show-details="true"/>
                <table:data-pilot-member table:name="1477010462450000" table:display="true" table:show-details="true"/>
                <table:data-pilot-member table:name="1477010462500000" table:display="true" table:show-details="true"/>
                <table:data-pilot-member table:name="1477010462550000" table:display="true" table:show-details="true"/>
                <table:data-pilot-member table:name="1477010462600000" table:display="true" table:show-details="true"/>
                <table:data-pilot-member table:name="1477010462650000" table:display="true" table:show-details="true"/>
                <table:data-pilot-member table:name="1477010462700000" table:display="true" table:show-details="true"/>
                <table:data-pilot-member table:name="1477010462750000" table:display="true" table:show-details="true"/>
                <table:data-pilot-member table:name="1477010462800000" table:display="true" table:show-details="true"/>
                <table:data-pilot-member table:name="1477010462850000" table:display="true" table:show-details="true"/>
                <table:data-pilot-member table:name="1477010462900000" table:display="true" table:show-details="true"/>
                <table:data-pilot-member table:name="1477010462950000" table:display="true" table:show-details="true"/>
                <table:data-pilot-member table:name="1477010463000000" table:display="true" table:show-details="true"/>
                <table:data-pilot-member table:name="1477010463050000" table:display="true" table:show-details="true"/>
                <table:data-pilot-member table:name="1477010463100000" table:display="true" table:show-details="true"/>
                <table:data-pilot-member table:name="1477010463150000" table:display="true" table:show-details="true"/>
                <table:data-pilot-member table:name="1477010463200000" table:display="true" table:show-details="true"/>
                <table:data-pilot-member table:name="1477010463250000" table:display="true" table:show-details="true"/>
                <table:data-pilot-member table:name="1477010463300000" table:display="true" table:show-details="true"/>
                <table:data-pilot-member table:name="1477010463350000" table:display="true" table:show-details="true"/>
                <table:data-pilot-member table:name="1477010463400000" table:display="true" table:show-details="true"/>
                <table:data-pilot-member table:name="1477010463450000" table:display="true" table:show-details="true"/>
                <table:data-pilot-member table:name="1477010463500000" table:display="true" table:show-details="true"/>
                <table:data-pilot-member table:name="1477010463550000" table:display="true" table:show-details="true"/>
                <table:data-pilot-member table:name="1477010463600000" table:display="true" table:show-details="true"/>
                <table:data-pilot-member table:name="1477010463650000" table:display="true" table:show-details="true"/>
                <table:data-pilot-member table:name="1477010463700000" table:display="true" table:show-details="true"/>
                <table:data-pilot-member table:name="1477010463750000" table:display="true" table:show-details="true"/>
                <table:data-pilot-member table:name="1477010463800000" table:display="true" table:show-details="true"/>
                <table:data-pilot-member table:name="1477010463850000" table:display="true" table:show-details="true"/>
                <table:data-pilot-member table:name="1477010463900000" table:display="true" table:show-details="true"/>
                <table:data-pilot-member table:name="1477010463950000" table:display="true" table:show-details="true"/>
                <table:data-pilot-member table:name="1477010464000000" table:display="true" table:show-details="true"/>
                <table:data-pilot-member table:name="1477010464050000" table:display="true" table:show-details="true"/>
                <table:data-pilot-member table:name="1477010464100000" table:display="true" table:show-details="true"/>
                <table:data-pilot-member table:name="1477010464150000" table:display="true" table:show-details="true"/>
                <table:data-pilot-member table:name="1477010464200000" table:display="true" table:show-details="true"/>
                <table:data-pilot-member table:name="1477010464250000" table:display="true" table:show-details="true"/>
                <table:data-pilot-member table:name="1477010464300000" table:display="true" table:show-details="true"/>
                <table:data-pilot-member table:name="1477010464350000" table:display="true" table:show-details="true"/>
                <table:data-pilot-member table:name="1477010464400000" table:display="true" table:show-details="true"/>
                <table:data-pilot-member table:name="1477010464450000" table:display="true" table:show-details="true"/>
                <table:data-pilot-member table:name="1477010464500000" table:display="true" table:show-details="true"/>
                <table:data-pilot-member table:name="1477010464550000" table:display="true" table:show-details="true"/>
                <table:data-pilot-member table:name="1477010464600000" table:display="true" table:show-details="true"/>
                <table:data-pilot-member table:name="1477010464650000" table:display="true" table:show-details="true"/>
                <table:data-pilot-member table:name="1477010464700000" table:display="true" table:show-details="true"/>
                <table:data-pilot-member table:name="1477010464750000" table:display="true" table:show-details="true"/>
                <table:data-pilot-member table:name="1477010464800000" table:display="true" table:show-details="true"/>
                <table:data-pilot-member table:name="1477010464850000" table:display="true" table:show-details="true"/>
                <table:data-pilot-member table:name="1477010464900000" table:display="true" table:show-details="true"/>
                <table:data-pilot-member table:name="1477010464950000" table:display="true" table:show-details="true"/>
                <table:data-pilot-member table:name="1477010465000000" table:display="true" table:show-details="true"/>
                <table:data-pilot-member table:name="1477010465050000" table:display="true" table:show-details="true"/>
                <table:data-pilot-member table:name="1477010465100000" table:display="true" table:show-details="true"/>
                <table:data-pilot-member table:name="1477010465150000" table:display="true" table:show-details="true"/>
                <table:data-pilot-member table:name="1477010465200000" table:display="true" table:show-details="true"/>
                <table:data-pilot-member table:name="1477010465250000" table:display="true" table:show-details="true"/>
                <table:data-pilot-member table:name="1477010465300000" table:display="true" table:show-details="true"/>
                <table:data-pilot-member table:name="1477010465350000" table:display="true" table:show-details="true"/>
                <table:data-pilot-member table:name="1477010465400000" table:display="true" table:show-details="true"/>
                <table:data-pilot-member table:name="1477010465450000" table:display="true" table:show-details="true"/>
                <table:data-pilot-member table:name="1477010465500000" table:display="true" table:show-details="true"/>
                <table:data-pilot-member table:name="1477010465550000" table:display="true" table:show-details="true"/>
                <table:data-pilot-member table:name="1477010465600000" table:display="true" table:show-details="true"/>
                <table:data-pilot-member table:name="1477010465650000" table:display="true" table:show-details="true"/>
                <table:data-pilot-member table:name="1477010465700000" table:display="true" table:show-details="true"/>
                <table:data-pilot-member table:name="1477010465750000" table:display="true" table:show-details="true"/>
                <table:data-pilot-member table:name="1477010465800000" table:display="true" table:show-details="true"/>
                <table:data-pilot-member table:name="1477010465850000" table:display="true" table:show-details="true"/>
                <table:data-pilot-member table:name="1477010465900000" table:display="true" table:show-details="true"/>
                <table:data-pilot-member table:name="1477010465950000" table:display="true" table:show-details="true"/>
                <table:data-pilot-member table:name="1477010466000000" table:display="true" table:show-details="true"/>
                <table:data-pilot-member table:name="1477010466050000" table:display="true" table:show-details="true"/>
                <table:data-pilot-member table:name="1477010466100000" table:display="true" table:show-details="true"/>
                <table:data-pilot-member table:name="1477010466150000" table:display="true" table:show-details="true"/>
                <table:data-pilot-member table:name="1477010466200000" table:display="true" table:show-details="true"/>
                <table:data-pilot-member table:name="1477010466250000" table:display="true" table:show-details="true"/>
                <table:data-pilot-member table:name="1477010466300000" table:display="true" table:show-details="true"/>
                <table:data-pilot-member table:name="1477010466350000" table:display="true" table:show-details="true"/>
                <table:data-pilot-member table:name="1477010466400000" table:display="true" table:show-details="true"/>
                <table:data-pilot-member table:name="1477010466450000" table:display="true" table:show-details="true"/>
                <table:data-pilot-member table:name="1477010466500000" table:display="true" table:show-details="true"/>
                <table:data-pilot-member table:name="1477010466550000" table:display="true" table:show-details="true"/>
                <table:data-pilot-member table:name="1477010466600000" table:display="true" table:show-details="true"/>
                <table:data-pilot-member table:name="1477010466650000" table:display="true" table:show-details="true"/>
                <table:data-pilot-member table:name="1477010466700000" table:display="true" table:show-details="true"/>
                <table:data-pilot-member table:name="1477010466750000" table:display="true" table:show-details="true"/>
                <table:data-pilot-member table:name="1477010466800000" table:display="true" table:show-details="true"/>
                <table:data-pilot-member table:name="1477010466850000" table:display="true" table:show-details="true"/>
                <table:data-pilot-member table:name="1477010466900000" table:display="true" table:show-details="true"/>
                <table:data-pilot-member table:name="1477010466950000" table:display="true" table:show-details="true"/>
                <table:data-pilot-member table:name="1477010467000000" table:display="true" table:show-details="true"/>
                <table:data-pilot-member table:name="1477010467050000" table:display="true" table:show-details="true"/>
                <table:data-pilot-member table:name="1477010467100000" table:display="true" table:show-details="true"/>
                <table:data-pilot-member table:name="1477010467150000" table:display="true" table:show-details="true"/>
                <table:data-pilot-member table:name="1477010467200000" table:display="true" table:show-details="true"/>
                <table:data-pilot-member table:name="1477010467250000" table:display="true" table:show-details="true"/>
                <table:data-pilot-member table:name="1477010467300000" table:display="true" table:show-details="true"/>
                <table:data-pilot-member table:name="1477010467350000" table:display="true" table:show-details="true"/>
                <table:data-pilot-member table:name="1477010467400000" table:display="true" table:show-details="true"/>
                <table:data-pilot-member table:name="1477010467450000" table:display="true" table:show-details="true"/>
                <table:data-pilot-member table:name="1477010467500000" table:display="true" table:show-details="true"/>
                <table:data-pilot-member table:name="1477010467550000" table:display="true" table:show-details="true"/>
                <table:data-pilot-member table:name="1477010467600000" table:display="true" table:show-details="true"/>
                <table:data-pilot-member table:name="1477010467650000" table:display="true" table:show-details="true"/>
                <table:data-pilot-member table:name="1477010467700000" table:display="true" table:show-details="true"/>
                <table:data-pilot-member table:name="1477010467750000" table:display="true" table:show-details="true"/>
                <table:data-pilot-member table:name="1477010467800000" table:display="true" table:show-details="true"/>
                <table:data-pilot-member table:name="1477010467850000" table:display="true" table:show-details="true"/>
                <table:data-pilot-member table:name="1477010467900000" table:display="true" table:show-details="true"/>
                <table:data-pilot-member table:name="147701046795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IS" table:orientation="data" table:used-hierarchy="0" table:function="sum">
            <table:data-pilot-level table:show-empty="false" calcext:repeat-item-labels="false">
              <table:data-pilot-members>
                <table:data-pilot-member table:name="176.8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21:44:49.331873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6:48:22.219197643</meta:creation-date>
    <dc:date>2017-05-13T21:46:35.900207752</dc:date>
    <meta:editing-duration>PT1H34M56S</meta:editing-duration>
    <meta:editing-cycles>6</meta:editing-cycles>
    <meta:generator>LibreOffice/5.1.6.2$Linux_X86_64 LibreOffice_project/10m0$Build-2</meta:generator>
    <meta:document-statistic meta:table-count="3" meta:cell-count="1003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15cm" chart:symbol-height="0.15cm" chart:link-data-style-to-source="true"/>
      <style:graphic-properties draw:stroke="dash" draw:stroke-dash="Ultrafine_20_Dashed" svg:stroke-width="0.051cm" svg:stroke-color="#dd4814" draw:fill-color="#dd481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15cm" chart:symbol-height="0.15cm" chart:link-data-style-to-source="true"/>
      <style:graphic-properties draw:stroke="dash" draw:stroke-dash="Ultrafine_20_Dashed" svg:stroke-width="0.051cm" svg:stroke-color="#660066" draw:fill-color="#6600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46cm" svg:y="0.316cm" chart:style-name="ch2">
          <text:p>NIS</text:p>
        </chart:title>
        <chart:subtitle svg:x="5.271cm" svg:y="1.275cm" chart:style-name="ch3">
          <text:p>std_a = .355 std_yawdd = 1.35</text:p>
        </chart:subtitle>
        <chart:legend chart:legend-position="end" svg:x="12.004cm" svg:y="3.454cm" style:legend-expansion="high" chart:style-name="ch4"/>
        <chart:plot-area chart:style-name="ch5" table:cell-range-address="Analysis.B2:Analysis.C2 Analysis.H2:Analysis.I3 Analysis.C3:Analysis.C502 Analysis.G1:Analysis.G3 Analysis.B2:Analysis.B502 Analysis.H1:Analysis.H1" chart:data-source-has-labels="both" svg:x="0.32cm" svg:y="2.138cm" svg:width="11.364cm" svg:height="6.682cm">
          <chartooo:coordinate-region svg:x="0.756cm" svg:y="2.337cm" svg:width="10.463cm" svg:height="5.836cm"/>
          <chart:axis chart:dimension="x" chart:name="primary-x" chart:style-name="ch6" chartooo:axis-type="auto">
            <chart:categories table:cell-range-address="Analysis.B2:Analysis.B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C3:Analysis.C502" chart:label-cell-address="Analysis.C2:Analysis.C2" chart:class="chart:scatter">
            <chart:data-point chart:repeated="500"/>
          </chart:series>
          <chart:series chart:style-name="ch10" chart:values-cell-range-address="Analysis.G2:Analysis.G3" chart:label-cell-address="Analysis.G1:Analysis.G1" chart:class="chart:scatter">
            <chart:domain table:cell-range-address="Analysis.I2:Analysis.I3"/>
            <chart:data-point chart:repeated="2"/>
          </chart:series>
          <chart:series chart:style-name="ch11" chart:values-cell-range-address="Analysis.B2:Analysis.B502" chart:label-cell-address="Analysis.B2:Analysis.B2" chart:class="chart:scatter">
            <chart:domain table:cell-range-address=""/>
            <chart:data-point chart:repeated="501"/>
          </chart:series>
          <chart:series chart:style-name="ch12" chart:values-cell-range-address="Analysis.H2:Analysis.H3" chart:label-cell-address="Analysis.H1:Analysis.H1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ar</text:p>
                <draw:g>
                  <svg:desc>Analysis.C2:Analysis.C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hi 95 lidar</text:p>
                <draw:g>
                  <svg:desc>Analysis.G1:Analysis.G1</svg:desc>
                </draw:g>
              </table:table-cell>
              <table:table-cell office:value-type="string">
                <text:p/>
              </table:table-cell>
              <table:table-cell office:value-type="string">
                <text:p>lidar</text:p>
                <draw:g>
                  <svg:desc>Analysis.B2:Analysis.B2</svg:desc>
                </draw:g>
              </table:table-cell>
              <table:table-cell office:value-type="string">
                <text:p>Chi 95 radar</text:p>
                <draw:g>
                  <svg:desc>Analysis.H1:Analysi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dar</text:p>
                <draw:g>
                  <svg:desc>Analysis.B2:Analysis.B2</svg:desc>
                </draw:g>
              </table:table-cell>
              <table:table-cell office:value-type="float" office:value="NaN">
                <text:p>NaN</text:p>
                <draw:g>
                  <svg:desc>Analysis.C3:Analysis.C502</svg:desc>
                </draw:g>
              </table:table-cell>
              <table:table-cell office:value-type="float" office:value="0">
                <text:p>0</text:p>
                <draw:g>
                  <svg:desc>Analysis.I2:Analysis.I3</svg:desc>
                </draw:g>
              </table:table-cell>
              <table:table-cell office:value-type="float" office:value="5.99">
                <text:p>5.99</text:p>
                <draw:g>
                  <svg:desc>Analysis.G2:Analysis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  <draw:g>
                  <svg:desc>Analysis.B2:Analysis.B502</svg:desc>
                </draw:g>
              </table:table-cell>
              <table:table-cell office:value-type="float" office:value="7.82">
                <text:p>7.82</text:p>
                <draw:g>
                  <svg:desc>Analysis.H2:Analysis.H3</svg:desc>
                </draw:g>
              </table:table-cell>
            </table:table-row>
            <table:table-row>
              <table:table-cell office:value-type="string"/>
              <table:table-cell office:value-type="float" office:value="176.886">
                <text:p>176.886</text:p>
              </table:table-cell>
              <table:table-cell office:value-type="float" office:value="500">
                <text:p>500</text:p>
              </table:table-cell>
              <table:table-cell office:value-type="float" office:value="5.99">
                <text:p>5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02541">
                <text:p>7.0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761">
                <text:p>1.83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627">
                <text:p>10.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25">
                <text:p>1.3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084">
                <text:p>3.09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4">
                <text:p>1.0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456">
                <text:p>1.9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562">
                <text:p>0.57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979">
                <text:p>4.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283">
                <text:p>0.18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7726">
                <text:p>3.8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551">
                <text:p>5.7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114">
                <text:p>0.67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75">
                <text:p>0.556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2194">
                <text:p>1.8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084">
                <text:p>7.8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519">
                <text:p>1.7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584">
                <text:p>4.60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6626">
                <text:p>3.8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794">
                <text:p>2.9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7256">
                <text:p>0.40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223">
                <text:p>2.90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0533">
                <text:p>3.80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53">
                <text:p>0.2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7322">
                <text:p>4.4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454">
                <text:p>2.0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3229">
                <text:p>2.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952">
                <text:p>0.77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08521">
                <text:p>6.0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272">
                <text:p>0.30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04907">
                <text:p>7.0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894">
                <text:p>0.402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421">
                <text:p>4.50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401">
                <text:p>0.533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8009">
                <text:p>4.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886">
                <text:p>2.6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868">
                <text:p>3.9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878">
                <text:p>0.779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5161">
                <text:p>2.1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013">
                <text:p>2.27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4532">
                <text:p>1.2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155">
                <text:p>2.4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7191">
                <text:p>0.97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48">
                <text:p>0.539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689">
                <text:p>0.82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582">
                <text:p>1.03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906">
                <text:p>3.3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242">
                <text:p>3.3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3829">
                <text:p>10.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993">
                <text:p>2.3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8286">
                <text:p>0.18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702">
                <text:p>0.83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6886">
                <text:p>1.7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768">
                <text:p>0.25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1412">
                <text:p>3.7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9803">
                <text:p>2.59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0176">
                <text:p>2.3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287">
                <text:p>0.938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496">
                <text:p>1.0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913">
                <text:p>0.55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621">
                <text:p>1.6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335">
                <text:p>0.32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3438">
                <text:p>0.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881">
                <text:p>0.314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057">
                <text:p>4.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673">
                <text:p>0.39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857">
                <text:p>1.8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814">
                <text:p>0.22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1954">
                <text:p>3.4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264">
                <text:p>0.39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5522">
                <text:p>0.84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653">
                <text:p>3.3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7329">
                <text:p>0.48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987">
                <text:p>1.18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8294">
                <text:p>0.091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064">
                <text:p>0.13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5858">
                <text:p>0.6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825">
                <text:p>4.16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67">
                <text:p>4.5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585">
                <text:p>5.73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452">
                <text:p>0.52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335">
                <text:p>0.27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5175">
                <text:p>2.6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24">
                <text:p>2.0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3258">
                <text:p>0.93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044">
                <text:p>6.97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6083">
                <text:p>0.97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398">
                <text:p>5.8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28">
                <text:p>2.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1647">
                <text:p>2.9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7261">
                <text:p>6.5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123">
                <text:p>0.65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083">
                <text:p>2.6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944">
                <text:p>0.07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952">
                <text:p>4.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161">
                <text:p>1.30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7594">
                <text:p>9.3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371">
                <text:p>0.198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69">
                <text:p>4.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863">
                <text:p>5.0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5367">
                <text:p>2.7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098">
                <text:p>0.569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0079">
                <text:p>2.2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387">
                <text:p>2.0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7232">
                <text:p>1.4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052">
                <text:p>1.4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6439">
                <text:p>0.84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651">
                <text:p>1.14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3346">
                <text:p>1.4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553">
                <text:p>0.18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9789">
                <text:p>3.4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94">
                <text:p>1.0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17258">
                <text:p>7.17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119">
                <text:p>2.3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184">
                <text:p>1.7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022">
                <text:p>4.3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6574">
                <text:p>2.1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557">
                <text:p>0.102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202">
                <text:p>0.35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751">
                <text:p>1.3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3712">
                <text:p>5.7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755">
                <text:p>0.039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42426">
                <text:p>6.4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795">
                <text:p>1.29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4579">
                <text:p>1.6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939">
                <text:p>3.6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3215">
                <text:p>2.7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074">
                <text:p>0.90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09">
                <text:p>6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701">
                <text:p>1.4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6129">
                <text:p>2.0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968">
                <text:p>0.242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3413">
                <text:p>2.8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169">
                <text:p>0.626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342">
                <text:p>3.1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032">
                <text:p>2.8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263">
                <text:p>10.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897">
                <text:p>0.644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729">
                <text:p>3.2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373">
                <text:p>0.71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8317">
                <text:p>5.5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33">
                <text:p>1.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419">
                <text:p>2.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237">
                <text:p>1.6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488">
                <text:p>1.3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442">
                <text:p>0.61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0431">
                <text:p>0.26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4905">
                <text:p>0.854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5916">
                <text:p>1.6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896">
                <text:p>2.1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07">
                <text:p>1.9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426">
                <text:p>0.235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2685">
                <text:p>2.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485">
                <text:p>1.6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9062">
                <text:p>0.8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759">
                <text:p>0.337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3888">
                <text:p>1.0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94">
                <text:p>1.6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455">
                <text:p>4.0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793">
                <text:p>0.545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9797">
                <text:p>5.69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109">
                <text:p>0.413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5996">
                <text:p>0.98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781">
                <text:p>3.60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3669">
                <text:p>1.4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97">
                <text:p>1.53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75">
                <text:p>1.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314">
                <text:p>1.3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1413">
                <text:p>4.8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852">
                <text:p>1.74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0141">
                <text:p>0.23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629">
                <text:p>2.7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1033">
                <text:p>3.5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976">
                <text:p>0.14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8903">
                <text:p>0.248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444">
                <text:p>3.9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726">
                <text:p>0.35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483">
                <text:p>1.1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0713">
                <text:p>2.6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778">
                <text:p>0.68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674">
                <text:p>2.3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514">
                <text:p>1.45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311">
                <text:p>1.5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031">
                <text:p>0.66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0386">
                <text:p>4.4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548">
                <text:p>1.9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9756">
                <text:p>1.4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65">
                <text:p>0.47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32">
                <text:p>1.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33">
                <text:p>0.97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0146">
                <text:p>6.7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168">
                <text:p>2.1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1721">
                <text:p>3.4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099">
                <text:p>2.89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0073">
                <text:p>2.5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414">
                <text:p>1.2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6002">
                <text:p>2.9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828">
                <text:p>5.9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5175">
                <text:p>2.2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297">
                <text:p>0.23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1695">
                <text:p>5.0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16">
                <text:p>0.5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1403">
                <text:p>0.80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331">
                <text:p>2.4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211">
                <text:p>2.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84">
                <text:p>1.57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4065">
                <text:p>0.87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76">
                <text:p>1.16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1989">
                <text:p>1.7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249">
                <text:p>3.23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8533">
                <text:p>2.1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9">
                <text:p>0.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9904">
                <text:p>3.6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19">
                <text:p>1.37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5958">
                <text:p>0.95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036">
                <text:p>2.6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392">
                <text:p>1.0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671">
                <text:p>2.65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672">
                <text:p>4.0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37">
                <text:p>2.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2283">
                <text:p>3.6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284">
                <text:p>0.60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4673">
                <text:p>2.5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897">
                <text:p>0.405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6171">
                <text:p>2.0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44">
                <text:p>3.79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7695">
                <text:p>2.5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957">
                <text:p>1.50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8331">
                <text:p>2.2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126">
                <text:p>1.17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5317">
                <text:p>0.31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161">
                <text:p>1.40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7274">
                <text:p>2.6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434">
                <text:p>0.563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5006">
                <text:p>1.5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85">
                <text:p>4.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169">
                <text:p>3.16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184">
                <text:p>0.33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1029">
                <text:p>5.1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857">
                <text:p>0.48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66">
                <text:p>5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3588">
                <text:p>0.783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739">
                <text:p>1.8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777">
                <text:p>0.556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0331">
                <text:p>4.0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795">
                <text:p>2.33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3786">
                <text:p>3.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762">
                <text:p>0.66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2803">
                <text:p>1.8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396">
                <text:p>1.7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467">
                <text:p>0.5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852">
                <text:p>0.64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538">
                <text:p>2.0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727">
                <text:p>2.34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8284">
                <text:p>1.2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023">
                <text:p>3.05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146">
                <text:p>3.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778">
                <text:p>0.45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9017">
                <text:p>0.659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4427">
                <text:p>0.0414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4616">
                <text:p>0.36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792">
                <text:p>1.7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9">
                <text:p>3.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845">
                <text:p>0.97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5827">
                <text:p>0.45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556">
                <text:p>2.18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172">
                <text:p>0.99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623">
                <text:p>4.6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4215">
                <text:p>5.6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199">
                <text:p>4.0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21">
                <text:p>5.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651">
                <text:p>1.5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8841">
                <text:p>6.2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025">
                <text:p>1.3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4395">
                <text:p>6.1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205">
                <text:p>7.4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7618">
                <text:p>1.1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2935">
                <text:p>0.0542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8093">
                <text:p>2.2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672">
                <text:p>3.4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3212">
                <text:p>4.4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525">
                <text:p>0.10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634">
                <text:p>1.2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13">
                <text:p>0.6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279">
                <text:p>0.9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073">
                <text:p>2.90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44">
                <text:p>4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36">
                <text:p>1.2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747">
                <text:p>0.45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747">
                <text:p>3.9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5498">
                <text:p>0.56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706">
                <text:p>0.79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91">
                <text:p>2.3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393">
                <text:p>1.75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3553">
                <text:p>3.5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419">
                <text:p>0.50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548">
                <text:p>0.27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844">
                <text:p>1.65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7115">
                <text:p>6.3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6">
                <text:p>0.15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3798">
                <text:p>0.84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5588">
                <text:p>6.1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04258">
                <text:p>7.0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296">
                <text:p>0.24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824">
                <text:p>1.1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33">
                <text:p>0.63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586">
                <text:p>1.9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551">
                <text:p>3.1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1054">
                <text:p>1.3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984">
                <text:p>3.1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3519">
                <text:p>2.0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298">
                <text:p>3.6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428">
                <text:p>2.6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643">
                <text:p>3.76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0938">
                <text:p>2.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593">
                <text:p>0.95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9441">
                <text:p>2.1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001">
                <text:p>2.39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4887">
                <text:p>2.3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751">
                <text:p>2.73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0329">
                <text:p>3.6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244">
                <text:p>2.05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004">
                <text:p>2.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12">
                <text:p>1.4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801">
                <text:p>0.31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2006">
                <text:p>0.91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3669">
                <text:p>4.4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3">
                <text:p>1.3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336">
                <text:p>2.0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588">
                <text:p>5.19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4356">
                <text:p>2.3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87">
                <text:p>2.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038">
                <text:p>5.1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043">
                <text:p>0.475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1183">
                <text:p>8.1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563">
                <text:p>1.23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8097">
                <text:p>1.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651">
                <text:p>0.50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2996">
                <text:p>0.55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538">
                <text:p>0.172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5661">
                <text:p>1.7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545">
                <text:p>2.6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1626">
                <text:p>4.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117">
                <text:p>0.27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4518">
                <text:p>0.96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56">
                <text:p>2.8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8931">
                <text:p>4.8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01">
                <text:p>1.0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837">
                <text:p>1.5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12">
                <text:p>16.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3826">
                <text:p>2.2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019">
                <text:p>0.785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2175">
                <text:p>1.7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486">
                <text:p>1.9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04367">
                <text:p>6.0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098">
                <text:p>3.05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5816">
                <text:p>2.15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01">
                <text:p>1.05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371">
                <text:p>1.0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86">
                <text:p>1.1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6034">
                <text:p>2.8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672">
                <text:p>4.0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6398">
                <text:p>2.2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572">
                <text:p>1.8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028">
                <text:p>0.9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662">
                <text:p>0.85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4222">
                <text:p>1.8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441">
                <text:p>2.79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244">
                <text:p>3.3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735">
                <text:p>2.7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944">
                <text:p>0.33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596">
                <text:p>5.96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16">
                <text:p>1.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965">
                <text:p>2.3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8298">
                <text:p>1.1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47">
                <text:p>0.58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06272">
                <text:p>6.0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857">
                <text:p>0.41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7265">
                <text:p>0.10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3492">
                <text:p>0.90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4681">
                <text:p>11.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952">
                <text:p>0.374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4096">
                <text:p>3.0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096">
                <text:p>1.9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0195">
                <text:p>0.11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416">
                <text:p>4.3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2084">
                <text:p>1.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68">
                <text:p>1.2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8997">
                <text:p>1.2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893">
                <text:p>5.9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108">
                <text:p>1.9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989">
                <text:p>1.4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6428">
                <text:p>1.7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95">
                <text:p>1.0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3962">
                <text:p>5.2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533">
                <text:p>0.154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8982">
                <text:p>2.1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068">
                <text:p>0.42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3388">
                <text:p>1.7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375">
                <text:p>2.4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3771">
                <text:p>1.7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142">
                <text:p>1.9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3152">
                <text:p>6.7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167">
                <text:p>3.3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76598">
                <text:p>7.7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19">
                <text:p>0.111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358">
                <text:p>0.4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434">
                <text:p>0.184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4688">
                <text:p>0.4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93">
                <text:p>0.67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4147">
                <text:p>3.2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927">
                <text:p>0.11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0911">
                <text:p>2.1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523">
                <text:p>1.83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658">
                <text:p>1.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405">
                <text:p>0.11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0088">
                <text:p>0.6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09">
                <text:p>3.63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8367">
                <text:p>9.0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198">
                <text:p>2.04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1995">
                <text:p>2.3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578">
                <text:p>0.42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7174">
                <text:p>0.82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573">
                <text:p>0.959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933">
                <text:p>2.9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569">
                <text:p>1.20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3308">
                <text:p>4.9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847">
                <text:p>0.0224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7268">
                <text:p>1.4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68">
                <text:p>0.1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6322">
                <text:p>5.4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773">
                <text:p>4.2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6902">
                <text:p>1.8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0695">
                <text:p>2.8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307">
                <text:p>0.23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2704">
                <text:p>5.7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35">
                <text:p>2.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82">
                <text:p>1.4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037">
                <text:p>0.145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1585">
                <text:p>5.6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019">
                <text:p>4.5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088">
                <text:p>5.0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253">
                <text:p>2.7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9423">
                <text:p>1.1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935">
                <text:p>1.50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0716">
                <text:p>0.74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774">
                <text:p>0.48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8756">
                <text:p>4.6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763">
                <text:p>0.94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861">
                <text:p>1.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011">
                <text:p>6.33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8318">
                <text:p>5.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672">
                <text:p>0.87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7875">
                <text:p>3.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984">
                <text:p>4.3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9629">
                <text:p>0.5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078">
                <text:p>2.20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6442">
                <text:p>0.17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607">
                <text:p>2.84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6228">
                <text:p>0.74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88">
                <text:p>1.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841">
                <text:p>0.24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4456">
                <text:p>0.094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2474">
                <text:p>8.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473">
                <text:p>0.853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3522">
                <text:p>6.5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155">
                <text:p>0.796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986">
                <text:p>0.7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986">
                <text:p>1.7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0653">
                <text:p>1.5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76">
                <text:p>9.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037">
                <text:p>0.52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487">
                <text:p>0.55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0044">
                <text:p>1.4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189">
                <text:p>3.85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675">
                <text:p>0.3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882">
                <text:p>1.8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78">
                <text:p>3.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141">
                <text:p>1.6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8109">
                <text:p>9.5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04">
                <text:p>0.5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7526">
                <text:p>0.26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128">
                <text:p>3.0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1187">
                <text:p>7.3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343">
                <text:p>0.81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175">
                <text:p>4.0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123">
                <text:p>1.8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1047">
                <text:p>2.7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105">
                <text:p>0.51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4424">
                <text:p>6.7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1955">
                <text:p>0.76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314">
                <text:p>1.05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7833">
                <text:p>6.87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843">
                <text:p>1.6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868">
                <text:p>3.80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4031">
                <text:p>2.7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346">
                <text:p>0.550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